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Arial"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Cordia New" svg:font-family="'Cordia New'" style:font-family-generic="swiss" style:font-pitch="variable"/>
    <style:font-face style:name="Courier New2" svg:font-family="'Courier New'" style:font-family-generic="swiss" style:font-pitch="variable"/>
    <style:font-face style:name="DejaVu Sans Mono" svg:font-family="'DejaVu Sans Mon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70" style:family="table">
      <style:table-properties style:width="6.6979in" table:align="left"/>
    </style:style>
    <style:style style:name="Table70.A" style:family="table-column">
      <style:table-column-properties style:column-width="1.2188in"/>
    </style:style>
    <style:style style:name="Table70.B" style:family="table-column">
      <style:table-column-properties style:column-width="5.4792in"/>
    </style:style>
    <style:style style:name="Table70.A1" style:family="table-cell">
      <style:table-cell-properties fo:padding="0.0382in" fo:border="none"/>
    </style:style>
    <style:style style:name="Table70.A3" style:family="table-cell">
      <style:table-cell-properties style:vertical-align="middle" fo:padding="0.0382in" fo:border="none"/>
    </style:style>
    <style:style style:name="Table71" style:family="table">
      <style:table-properties style:width="6.6979in" table:align="left"/>
    </style:style>
    <style:style style:name="Table71.A" style:family="table-column">
      <style:table-column-properties style:column-width="1.6354in"/>
    </style:style>
    <style:style style:name="Table71.B" style:family="table-column">
      <style:table-column-properties style:column-width="0.5938in"/>
    </style:style>
    <style:style style:name="Table71.C" style:family="table-column">
      <style:table-column-properties style:column-width="0.4688in"/>
    </style:style>
    <style:style style:name="Table71.D" style:family="table-column">
      <style:table-column-properties style:column-width="4in"/>
    </style:style>
    <style:style style:name="Table71.A1" style:family="table-cell">
      <style:table-cell-properties fo:padding="0.0382in" fo:border-left="none" fo:border-right="none" fo:border-top="none" fo:border-bottom="0.0007in solid #000000"/>
    </style:style>
    <style:style style:name="Table71.A2" style:family="table-cell">
      <style:table-cell-properties fo:padding="0.0382in" fo:border-left="0.0007in solid #000000" fo:border-right="none" fo:border-top="none" fo:border-bottom="0.0007in solid #000000"/>
    </style:style>
    <style:style style:name="Table71.D2" style:family="table-cell">
      <style:table-cell-properties fo:padding="0.0382in" fo:border-left="0.0007in solid #000000" fo:border-right="0.0007in solid #000000" fo:border-top="none" fo:border-bottom="0.0007in solid #000000"/>
    </style:style>
    <style:style style:name="Table5" style:family="table">
      <style:table-properties style:width="6.6917in" fo:margin-left="0in" fo:margin-right="0.0083in" table:align="margins" style:may-break-between-rows="false"/>
    </style:style>
    <style:style style:name="Table5.A" style:family="table-column">
      <style:table-column-properties style:column-width="6.6917in" style:rel-column-width="65535*"/>
    </style:style>
    <style:style style:name="Table5.A1" style:family="table-cell">
      <style:table-cell-properties fo:padding="0.0382in" fo:border="none"/>
    </style:style>
    <style:style style:name="Table1" style:family="table">
      <style:table-properties style:width="5.7743in" fo:margin-left="0.4625in" fo:margin-right="0.4632in" table:align="margins" style:may-break-between-rows="false"/>
    </style:style>
    <style:style style:name="Table1.A" style:family="table-column">
      <style:table-column-properties style:column-width="5.7743in" style:rel-column-width="65535*"/>
    </style:style>
    <style:style style:name="Table1.1" style:family="table-row">
      <style:table-row-properties style:min-row-height="3.6042in"/>
    </style:style>
    <style:style style:name="Table1.A1" style:family="table-cell">
      <style:table-cell-properties fo:padding="0.0382in" fo:border="none"/>
    </style:style>
    <style:style style:name="Table7" style:family="table">
      <style:table-properties style:width="5.7799in" table:align="center" style:may-break-between-rows="false"/>
    </style:style>
    <style:style style:name="Table7.A" style:family="table-column">
      <style:table-column-properties style:column-width="5.7799in"/>
    </style:style>
    <style:style style:name="Table7.1" style:family="table-row">
      <style:table-row-properties style:min-row-height="3.2292in"/>
    </style:style>
    <style:style style:name="Table7.A1" style:family="table-cell">
      <style:table-cell-properties fo:padding="0.0382in" fo:border="none"/>
    </style:style>
    <style:style style:name="Table7.2" style:family="table-row">
      <style:table-row-properties style:min-row-height="0.0521in"/>
    </style:style>
    <style:style style:name="Table2" style:family="table">
      <style:table-properties style:width="5.5597in" table:align="center" fo:keep-with-next="always"/>
    </style:style>
    <style:style style:name="Table2.A" style:family="table-column">
      <style:table-column-properties style:column-width="1.1868in"/>
    </style:style>
    <style:style style:name="Table2.B" style:family="table-column">
      <style:table-column-properties style:column-width="4.3729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6979in" fo:margin-left="0in" fo:margin-right="0.0021in" table:align="margins" fo:keep-with-next="always"/>
    </style:style>
    <style:style style:name="Table4.A" style:family="table-column">
      <style:table-column-properties style:column-width="0.2319in" style:rel-column-width="2269*"/>
    </style:style>
    <style:style style:name="Table4.B" style:family="table-column">
      <style:table-column-properties style:column-width="0.2326in" style:rel-column-width="2276*"/>
    </style:style>
    <style:style style:name="Table4.D" style:family="table-column">
      <style:table-column-properties style:column-width="0.0875in" style:rel-column-width="856*"/>
    </style:style>
    <style:style style:name="Table4.H" style:family="table-column">
      <style:table-column-properties style:column-width="1.5917in" style:rel-column-width="15573*"/>
    </style:style>
    <style:style style:name="Table4.I" style:family="table-column">
      <style:table-column-properties style:column-width="3.625in" style:rel-column-width="35471*"/>
    </style:style>
    <style:style style:name="Table4.A1" style:family="table-cell">
      <style:table-cell-properties fo:padding="0.0382in" fo:border-left="none" fo:border-right="none" fo:border-top="none" fo:border-bottom="0.0007in solid #000000"/>
    </style:style>
    <style:style style:name="Table4.A2" style:family="table-cell">
      <style:table-cell-properties fo:padding="0.0382in" fo:border-left="0.0007in solid #000000" fo:border-right="none" fo:border-top="none" fo:border-bottom="0.0007in solid #000000"/>
    </style:style>
    <style:style style:name="Table4.I2" style:family="table-cell">
      <style:table-cell-properties fo:padding="0.0382in" fo:border-left="0.0007in solid #000000" fo:border-right="0.0007in solid #000000" fo:border-top="none" fo:border-bottom="0.0007in solid #000000"/>
    </style:style>
    <style:style style:name="Table4.D3" style:family="table-cell">
      <style:table-cell-properties fo:padding="0.0382in" fo:border-left="0.0007in solid #000000" fo:border-right="0.0007in solid #000000" fo:border-top="none" fo:border-bottom="none"/>
    </style:style>
    <style:style style:name="Table3" style:family="table">
      <style:table-properties style:width="6.6979in" fo:margin-left="0in" fo:margin-right="0.0021in" table:align="margins"/>
    </style:style>
    <style:style style:name="Table3.A" style:family="table-column">
      <style:table-column-properties style:column-width="0.2313in" style:rel-column-width="2262*"/>
    </style:style>
    <style:style style:name="Table3.B" style:family="table-column">
      <style:table-column-properties style:column-width="0.2326in" style:rel-column-width="2276*"/>
    </style:style>
    <style:style style:name="Table3.D" style:family="table-column">
      <style:table-column-properties style:column-width="0.2701in" style:rel-column-width="2643*"/>
    </style:style>
    <style:style style:name="Table3.E" style:family="table-column">
      <style:table-column-properties style:column-width="0.2021in" style:rel-column-width="1977*"/>
    </style:style>
    <style:style style:name="Table3.F" style:family="table-column">
      <style:table-column-properties style:column-width="0.191in" style:rel-column-width="1868*"/>
    </style:style>
    <style:style style:name="Table3.G" style:family="table-column">
      <style:table-column-properties style:column-width="0.1917in" style:rel-column-width="1875*"/>
    </style:style>
    <style:style style:name="Table3.H" style:family="table-column">
      <style:table-column-properties style:column-width="1.7403in" style:rel-column-width="17027*"/>
    </style:style>
    <style:style style:name="Table3.I" style:family="table-column">
      <style:table-column-properties style:column-width="3.4063in" style:rel-column-width="33331*"/>
    </style:style>
    <style:style style:name="Table3.A1" style:family="table-cell">
      <style:table-cell-properties fo:padding="0.0382in" fo:border-left="none" fo:border-right="none" fo:border-top="none" fo:border-bottom="0.0007in solid #000000"/>
    </style:style>
    <style:style style:name="Table3.A2" style:family="table-cell">
      <style:table-cell-properties fo:padding="0.0382in" fo:border-left="0.0007in solid #000000" fo:border-right="none" fo:border-top="none" fo:border-bottom="0.0007in solid #000000"/>
    </style:style>
    <style:style style:name="Table3.I2" style:family="table-cell">
      <style:table-cell-properties fo:padding="0.0382in" fo:border-left="0.0007in solid #000000" fo:border-right="0.0007in solid #000000" fo:border-top="none" fo:border-bottom="0.0007in solid #000000"/>
    </style:style>
    <style:style style:name="Table3.D3" style:family="table-cell">
      <style:table-cell-properties fo:padding="0.0382in" fo:border-left="0.0007in solid #000000" fo:border-right="0.0007in solid #000000" fo:border-top="none" fo:border-bottom="none"/>
    </style:style>
    <style:style style:name="Table6" style:family="table">
      <style:table-properties style:width="6.6979in" fo:margin-left="0in" fo:margin-right="0.0021in" table:align="margins"/>
    </style:style>
    <style:style style:name="Table6.A" style:family="table-column">
      <style:table-column-properties style:column-width="0.3542in" style:rel-column-width="3465*"/>
    </style:style>
    <style:style style:name="Table6.B" style:family="table-column">
      <style:table-column-properties style:column-width="0.3438in" style:rel-column-width="3363*"/>
    </style:style>
    <style:style style:name="Table6.D" style:family="table-column">
      <style:table-column-properties style:column-width="0.4896in" style:rel-column-width="4790*"/>
    </style:style>
    <style:style style:name="Table6.E" style:family="table-column">
      <style:table-column-properties style:column-width="0.3333in" style:rel-column-width="3261*"/>
    </style:style>
    <style:style style:name="Table6.F" style:family="table-column">
      <style:table-column-properties style:column-width="0.4792in" style:rel-column-width="4688*"/>
    </style:style>
    <style:style style:name="Table6.G" style:family="table-column">
      <style:table-column-properties style:column-width="0.5in" style:rel-column-width="4892*"/>
    </style:style>
    <style:style style:name="Table6.H" style:family="table-column">
      <style:table-column-properties style:column-width="0.4479in" style:rel-column-width="4382*"/>
    </style:style>
    <style:style style:name="Table6.I" style:family="table-column">
      <style:table-column-properties style:column-width="0.3535in" style:rel-column-width="3458*"/>
    </style:style>
    <style:style style:name="Table6.J" style:family="table-column">
      <style:table-column-properties style:column-width="3.0424in" style:rel-column-width="29771*"/>
    </style:style>
    <style:style style:name="Table6.A1" style:family="table-cell">
      <style:table-cell-properties fo:padding="0.0382in" fo:border-left="none" fo:border-right="none" fo:border-top="none" fo:border-bottom="0.0007in solid #000000"/>
    </style:style>
    <style:style style:name="Table6.A2" style:family="table-cell">
      <style:table-cell-properties fo:padding="0.0382in" fo:border-left="0.0007in solid #000000" fo:border-right="none" fo:border-top="none" fo:border-bottom="0.0007in solid #000000"/>
    </style:style>
    <style:style style:name="Table6.J2" style:family="table-cell">
      <style:table-cell-properties fo:padding="0.0382in" fo:border-left="0.0007in solid #000000" fo:border-right="0.0007in solid #000000" fo:border-top="none" fo:border-bottom="0.0007in solid #000000"/>
    </style:style>
    <style:style style:name="Table8" style:family="table">
      <style:table-properties style:width="6.6979in" fo:margin-left="0in" fo:margin-right="0.0021in" table:align="margins"/>
    </style:style>
    <style:style style:name="Table8.A" style:family="table-column">
      <style:table-column-properties style:column-width="0.2917in" style:rel-column-width="2853*"/>
    </style:style>
    <style:style style:name="Table8.B" style:family="table-column">
      <style:table-column-properties style:column-width="0.3542in" style:rel-column-width="3465*"/>
    </style:style>
    <style:style style:name="Table8.C" style:family="table-column">
      <style:table-column-properties style:column-width="0.3785in" style:rel-column-width="3703*"/>
    </style:style>
    <style:style style:name="Table8.D" style:family="table-column">
      <style:table-column-properties style:column-width="0.4639in" style:rel-column-width="4538*"/>
    </style:style>
    <style:style style:name="Table8.E" style:family="table-column">
      <style:table-column-properties style:column-width="0.416in" style:rel-column-width="4070*"/>
    </style:style>
    <style:style style:name="Table8.F" style:family="table-column">
      <style:table-column-properties style:column-width="0.4833in" style:rel-column-width="4729*"/>
    </style:style>
    <style:style style:name="Table8.G" style:family="table-column">
      <style:table-column-properties style:column-width="0.5396in" style:rel-column-width="5279*"/>
    </style:style>
    <style:style style:name="Table8.H" style:family="table-column">
      <style:table-column-properties style:column-width="0.4688in" style:rel-column-width="4586*"/>
    </style:style>
    <style:style style:name="Table8.I" style:family="table-column">
      <style:table-column-properties style:column-width="0.3958in" style:rel-column-width="3872*"/>
    </style:style>
    <style:style style:name="Table8.J" style:family="table-column">
      <style:table-column-properties style:column-width="2.9069in" style:rel-column-width="28440*"/>
    </style:style>
    <style:style style:name="Table8.A1" style:family="table-cell">
      <style:table-cell-properties fo:padding="0.0382in" fo:border-left="none" fo:border-right="none" fo:border-top="none" fo:border-bottom="0.0007in solid #000000"/>
    </style:style>
    <style:style style:name="Table8.A2" style:family="table-cell">
      <style:table-cell-properties fo:padding="0.0382in" fo:border-left="0.0007in solid #000000" fo:border-right="none" fo:border-top="none" fo:border-bottom="0.0007in solid #000000"/>
    </style:style>
    <style:style style:name="Table8.J2" style:family="table-cell">
      <style:table-cell-properties fo:padding="0.0382in" fo:border-left="0.0007in solid #000000" fo:border-right="0.0007in solid #000000" fo:border-top="none" fo:border-bottom="0.0007in solid #000000"/>
    </style:style>
    <style:style style:name="Table9" style:family="table">
      <style:table-properties style:width="5.9597in" table:align="center" style:may-break-between-rows="false"/>
    </style:style>
    <style:style style:name="Table9.A" style:family="table-column">
      <style:table-column-properties style:column-width="0.2493in"/>
    </style:style>
    <style:style style:name="Table9.B" style:family="table-column">
      <style:table-column-properties style:column-width="0.3507in"/>
    </style:style>
    <style:style style:name="Table9.C" style:family="table-column">
      <style:table-column-properties style:column-width="0.25in"/>
    </style:style>
    <style:style style:name="Table9.D" style:family="table-column">
      <style:table-column-properties style:column-width="1.8792in"/>
    </style:style>
    <style:style style:name="Table9.E" style:family="table-column">
      <style:table-column-properties style:column-width="3.2306in"/>
    </style:style>
    <style:style style:name="Table9.A1" style:family="table-cell">
      <style:table-cell-properties fo:padding="0.0382in" fo:border-left="none" fo:border-right="none" fo:border-top="none" fo:border-bottom="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none"/>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fo:padding="0.0382in" fo:border-left="0.0007in solid #000000" fo:border-right="none" fo:border-top="0.0007in solid #000000" fo:border-bottom="0.0007in solid #000000"/>
    </style:style>
    <style:style style:name="Table9.B3" style:family="table-cell">
      <style:table-cell-properties fo:padding="0.0382in" fo:border-left="none" fo:border-right="none" fo:border-top="0.0007in solid #000000" fo:border-bottom="0.0007in solid #000000"/>
    </style:style>
    <style:style style:name="Table9.C3" style:family="table-cell">
      <style:table-cell-properties fo:padding="0.0382in" fo:border-left="none" fo:border-right="0.0007in solid #000000" fo:border-top="0.0007in solid #000000" fo:border-bottom="0.0007in solid #000000"/>
    </style:style>
    <style:style style:name="Table10" style:family="table">
      <style:table-properties style:width="5.8799in" table:align="center"/>
    </style:style>
    <style:style style:name="Table10.A" style:family="table-column">
      <style:table-column-properties style:column-width="0.6146in"/>
    </style:style>
    <style:style style:name="Table10.B" style:family="table-column">
      <style:table-column-properties style:column-width="1.7938in"/>
    </style:style>
    <style:style style:name="Table10.C" style:family="table-column">
      <style:table-column-properties style:column-width="2.3465in"/>
    </style:style>
    <style:style style:name="Table10.D" style:family="table-column">
      <style:table-column-properties style:column-width="1.125in"/>
    </style:style>
    <style:style style:name="Table10.A1" style:family="table-cell">
      <style:table-cell-properties fo:padding="0.0382in" fo:border-left="none" fo:border-right="none" fo:border-top="none" fo:border-bottom="0.0007in solid #000000"/>
    </style:style>
    <style:style style:name="Table10.A2" style:family="table-cell">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Table21-1" style:family="table">
      <style:table-properties style:width="6.1063in" fo:margin-left="0.3632in" fo:margin-right="0.2306in" table:align="margins"/>
    </style:style>
    <style:style style:name="Table21-1.A" style:family="table-column">
      <style:table-column-properties style:column-width="0.5424in" style:rel-column-width="5820*"/>
    </style:style>
    <style:style style:name="Table21-1.B" style:family="table-column">
      <style:table-column-properties style:column-width="2.2201in" style:rel-column-width="23828*"/>
    </style:style>
    <style:style style:name="Table21-1.C" style:family="table-column">
      <style:table-column-properties style:column-width="3.3438in" style:rel-column-width="35887*"/>
    </style:style>
    <style:style style:name="Table21-1.A1" style:family="table-cell">
      <style:table-cell-properties fo:background-color="transparent" fo:padding="0.0382in" fo:border-left="none" fo:border-right="none" fo:border-top="none" fo:border-bottom="0.0007in solid #000000">
        <style:background-image/>
      </style:table-cell-properties>
    </style:style>
    <style:style style:name="Table21-1.A2" style:family="table-cell">
      <style:table-cell-properties fo:background-color="transparent" fo:padding="0.0382in" fo:border-left="0.0007in solid #000000" fo:border-right="none" fo:border-top="none" fo:border-bottom="0.0007in solid #000000">
        <style:background-image/>
      </style:table-cell-properties>
    </style:style>
    <style:style style:name="Table21-1.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3458in" fo:margin-left="0.1785in" fo:margin-right="0.1757in" table:align="margins" style:may-break-between-rows="false"/>
    </style:style>
    <style:style style:name="Table11.A" style:family="table-column">
      <style:table-column-properties style:column-width="0.9444in" style:rel-column-width="9755*"/>
    </style:style>
    <style:style style:name="Table11.B" style:family="table-column">
      <style:table-column-properties style:column-width="3.1472in" style:rel-column-width="32500*"/>
    </style:style>
    <style:style style:name="Table11.C" style:family="table-column">
      <style:table-column-properties style:column-width="2.2542in" style:rel-column-width="23280*"/>
    </style:style>
    <style:style style:name="Table11.A1" style:family="table-cell">
      <style:table-cell-properties fo:padding="0.0382in" fo:border-left="none" fo:border-right="none" fo:border-top="none" fo:border-bottom="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5438in" fo:margin-left="0.1236in" fo:margin-right="0.0326in" table:align="margins"/>
    </style:style>
    <style:style style:name="Table12.A" style:family="table-column">
      <style:table-column-properties style:column-width="0.959in" style:rel-column-width="9603*"/>
    </style:style>
    <style:style style:name="Table12.B" style:family="table-column">
      <style:table-column-properties style:column-width="3.1083in" style:rel-column-width="31131*"/>
    </style:style>
    <style:style style:name="Table12.C" style:family="table-column">
      <style:table-column-properties style:column-width="2.4764in" style:rel-column-width="24801*"/>
    </style:style>
    <style:style style:name="Table12.A1" style:family="table-cell">
      <style:table-cell-properties fo:padding="0.0382in" fo:border-left="none" fo:border-right="none" fo:border-top="none" fo:border-bottom="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6896in" fo:margin-left="0.0076in" fo:margin-right="0.0028in" table:align="margins" style:may-break-between-rows="false"/>
    </style:style>
    <style:style style:name="Table13.A" style:family="table-column">
      <style:table-column-properties style:column-width="0.7688in" style:rel-column-width="7533*"/>
    </style:style>
    <style:style style:name="Table13.B" style:family="table-column">
      <style:table-column-properties style:column-width="2.084in" style:rel-column-width="20413*"/>
    </style:style>
    <style:style style:name="Table13.C" style:family="table-column">
      <style:table-column-properties style:column-width="3.8368in" style:rel-column-width="37589*"/>
    </style:style>
    <style:style style:name="Table13.A1" style:family="table-cell">
      <style:table-cell-properties fo:padding="0.0382in" fo:border-left="none" fo:border-right="none" fo:border-top="none" fo:border-bottom="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6979in" table:align="left"/>
    </style:style>
    <style:style style:name="Table14.A" style:family="table-column">
      <style:table-column-properties style:column-width="0.75in"/>
    </style:style>
    <style:style style:name="Table14.B" style:family="table-column">
      <style:table-column-properties style:column-width="1.8854in"/>
    </style:style>
    <style:style style:name="Table14.C" style:family="table-column">
      <style:table-column-properties style:column-width="4.0625in"/>
    </style:style>
    <style:style style:name="Table14.A1" style:family="table-cell">
      <style:table-cell-properties fo:padding="0.0382in" fo:border-left="none" fo:border-right="none" fo:border-top="none" fo:border-bottom="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3.6403in" table:align="center"/>
    </style:style>
    <style:style style:name="Table15.A" style:family="table-column">
      <style:table-column-properties style:column-width="0.9694in"/>
    </style:style>
    <style:style style:name="Table15.B" style:family="table-column">
      <style:table-column-properties style:column-width="2.6708in"/>
    </style:style>
    <style:style style:name="Table15.A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000080"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5.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6" style:family="table">
      <style:table-properties style:width="6.6896in" fo:margin-left="-0.0014in" fo:margin-right="0.0118in" table:align="margins"/>
    </style:style>
    <style:style style:name="Table16.A" style:family="table-column">
      <style:table-column-properties style:column-width="0.8444in" style:rel-column-width="8270*"/>
    </style:style>
    <style:style style:name="Table16.B" style:family="table-column">
      <style:table-column-properties style:column-width="1.8632in" style:rel-column-width="18253*"/>
    </style:style>
    <style:style style:name="Table16.C" style:family="table-column">
      <style:table-column-properties style:column-width="3.9819in" style:rel-column-width="39012*"/>
    </style:style>
    <style:style style:name="Table16.A1" style:family="table-cell">
      <style:table-cell-properties fo:padding="0.0382in" fo:border-left="none" fo:border-right="none" fo:border-top="none" fo:border-bottom="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3.7403in" table:align="center"/>
    </style:style>
    <style:style style:name="Table17.A" style:family="table-column">
      <style:table-column-properties style:column-width="1.1354in"/>
    </style:style>
    <style:style style:name="Table17.B" style:family="table-column">
      <style:table-column-properties style:column-width="2.6049in"/>
    </style:style>
    <style:style style:name="Table17.A1" style:family="table-cell">
      <style:table-cell-properties fo:background-color="#0000ff" fo:padding="0.0382in" fo:border-left="0.0007in solid #000000" fo:border-right="none" fo:border-top="0.0007in solid #000000" fo:border-bottom="0.0007in solid #000000">
        <style:background-image/>
      </style:table-cell-properties>
    </style:style>
    <style:style style:name="Table17.B1" style:family="table-cell">
      <style:table-cell-properties fo:background-color="#0000ff"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8" style:family="table">
      <style:table-properties style:width="6.1771in" fo:margin-left="0.3188in" fo:margin-right="0.2042in" table:align="margins"/>
    </style:style>
    <style:style style:name="Table18.A" style:family="table-column">
      <style:table-column-properties style:column-width="0.8125in" style:rel-column-width="8620*"/>
    </style:style>
    <style:style style:name="Table18.B" style:family="table-column">
      <style:table-column-properties style:column-width="1.875in" style:rel-column-width="19892*"/>
    </style:style>
    <style:style style:name="Table18.C" style:family="table-column">
      <style:table-column-properties style:column-width="3.4896in" style:rel-column-width="37023*"/>
    </style:style>
    <style:style style:name="Table18.A1" style:family="table-cell">
      <style:table-cell-properties fo:padding="0.0382in" fo:border-left="none" fo:border-right="none" fo:border-top="none" fo:border-bottom="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8.C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2" style:family="table">
      <style:table-properties style:width="6.7in" table:align="margins" style:may-break-between-rows="false"/>
    </style:style>
    <style:style style:name="Table22.A" style:family="table-column">
      <style:table-column-properties style:column-width="0.9368in" style:rel-column-width="9163*"/>
    </style:style>
    <style:style style:name="Table22.B" style:family="table-column">
      <style:table-column-properties style:column-width="2.15in" style:rel-column-width="21027*"/>
    </style:style>
    <style:style style:name="Table22.C" style:family="table-column">
      <style:table-column-properties style:column-width="3.6132in" style:rel-column-width="35345*"/>
    </style:style>
    <style:style style:name="Table22.A1" style:family="table-cell">
      <style:table-cell-properties fo:padding="0.0382in" fo:border-left="none" fo:border-right="none" fo:border-top="none" fo:border-bottom="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19" style:family="table">
      <style:table-properties style:width="6.0854in" fo:margin-left="0.2in" fo:margin-right="0.4146in" table:align="margins" style:may-break-between-rows="false"/>
    </style:style>
    <style:style style:name="Table19.A" style:family="table-column">
      <style:table-column-properties style:column-width="0.8396in" style:rel-column-width="9040*"/>
    </style:style>
    <style:style style:name="Table19.B" style:family="table-column">
      <style:table-column-properties style:column-width="1.175in" style:rel-column-width="12652*"/>
    </style:style>
    <style:style style:name="Table19.C" style:family="table-column">
      <style:table-column-properties style:column-width="4.0708in" style:rel-column-width="43843*"/>
    </style:style>
    <style:style style:name="Table19.A1" style:family="table-cell">
      <style:table-cell-properties fo:padding="0.0382in" fo:border="none"/>
    </style:style>
    <style:style style:name="Table19.A2" style:family="table-cell">
      <style:table-cell-properties fo:padding="0.0382in" fo:border-left="0.0007in solid #000000" fo:border-right="none" fo:border-top="0.0007in solid #000000" fo:border-bottom="0.0007in solid #000000"/>
    </style:style>
    <style:style style:name="Table19.B2" style:family="table-cell">
      <style:table-cell-properties fo:padding="0.0382in" fo:border="0.0007in solid #000000"/>
    </style:style>
    <style:style style:name="Table19.A3" style:family="table-cell">
      <style:table-cell-properties fo:padding="0.0382in" fo:border-left="0.0007in solid #000000" fo:border-right="none" fo:border-top="none" fo:border-bottom="0.0007in solid #000000"/>
    </style:style>
    <style:style style:name="Table19.B3" style:family="table-cell">
      <style:table-cell-properties fo:padding="0.0382in" fo:border-left="0.0007in solid #000000" fo:border-right="0.0007in solid #000000" fo:border-top="none" fo:border-bottom="0.0007in solid #000000"/>
    </style:style>
    <style:style style:name="Table20" style:family="table">
      <style:table-properties style:width="6.7in" table:align="margins" fo:keep-with-next="auto"/>
    </style:style>
    <style:style style:name="Table20.A" style:family="table-column">
      <style:table-column-properties style:column-width="0.9799in" style:rel-column-width="9582*"/>
    </style:style>
    <style:style style:name="Table20.B" style:family="table-column">
      <style:table-column-properties style:column-width="2.1424in" style:rel-column-width="20958*"/>
    </style:style>
    <style:style style:name="Table20.C" style:family="table-column">
      <style:table-column-properties style:column-width="3.5778in" style:rel-column-width="34995*"/>
    </style:style>
    <style:style style:name="Table20.A1" style:family="table-cell">
      <style:table-cell-properties fo:padding="0.0382in" fo:border-left="none" fo:border-right="none" fo:border-top="none" fo:border-bottom="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23" style:family="table">
      <style:table-properties style:width="5.2299in" table:align="center" fo:keep-with-next="always"/>
    </style:style>
    <style:style style:name="Table23.A" style:family="table-column">
      <style:table-column-properties style:column-width="0.6667in"/>
    </style:style>
    <style:style style:name="Table23.B" style:family="table-column">
      <style:table-column-properties style:column-width="1.0521in"/>
    </style:style>
    <style:style style:name="Table23.C" style:family="table-column">
      <style:table-column-properties style:column-width="0.3438in"/>
    </style:style>
    <style:style style:name="Table23.D" style:family="table-column">
      <style:table-column-properties style:column-width="1.2604in"/>
    </style:style>
    <style:style style:name="Table23.E" style:family="table-column">
      <style:table-column-properties style:column-width="1.9069in"/>
    </style:style>
    <style:style style:name="Table23.1" style:family="table-row">
      <style:table-row-properties style:min-row-height="0.2569in"/>
    </style:style>
    <style:style style:name="Table23.A1" style:family="table-cell">
      <style:table-cell-properties fo:padding="0.0382in" fo:border-left="none" fo:border-right="none" fo:border-top="none" fo:border-bottom="0.0007in solid #000000"/>
    </style:style>
    <style:style style:name="Table23.A2" style:family="table-cell">
      <style:table-cell-properties fo:padding="0.0382in" fo:border-left="0.0007in solid #000000" fo:border-right="none" fo:border-top="none" fo:border-bottom="0.0007in solid #000000"/>
    </style:style>
    <style:style style:name="Table23.D2" style:family="table-cell">
      <style:table-cell-properties fo:padding="0.0382in" fo:border-left="none" fo:border-right="0.0007in solid #000000" fo:border-top="none" fo:border-bottom="0.0007in solid #000000"/>
    </style:style>
    <style:style style:name="Table23.E2" style:family="table-cell">
      <style:table-cell-properties fo:padding="0.0382in" fo:border-left="0.0007in solid #000000" fo:border-right="0.0007in solid #000000" fo:border-top="none" fo:border-bottom="0.0007in solid #000000"/>
    </style:style>
    <style:style style:name="Table23.A3" style:family="table-cell" style:data-style-name="N100">
      <style:table-cell-properties fo:padding="0.0382in" fo:border-left="0.0007in solid #000000" fo:border-right="none" fo:border-top="none" fo:border-bottom="0.0007in solid #000000"/>
    </style:style>
    <style:style style:name="Table23.C3" style:family="table-cell">
      <style:table-cell-properties fo:padding="0.0382in" fo:border="none"/>
    </style:style>
    <style:style style:name="Table23.C4" style:family="table-cell">
      <style:table-cell-properties fo:padding="0.0382in" fo:border-left="none" fo:border-right="none" fo:border-top="0.0007in solid #000000" fo:border-bottom="0.0007in solid #000000"/>
    </style:style>
    <style:style style:name="Table24" style:family="table">
      <style:table-properties style:width="5.2938in" fo:margin-left="0.7333in" fo:margin-right="0.6729in" table:align="margins"/>
    </style:style>
    <style:style style:name="Table24.A" style:family="table-column">
      <style:table-column-properties style:column-width="0.6292in" style:rel-column-width="7787*"/>
    </style:style>
    <style:style style:name="Table24.B" style:family="table-column">
      <style:table-column-properties style:column-width="2.15in" style:rel-column-width="26615*"/>
    </style:style>
    <style:style style:name="Table24.C" style:family="table-column">
      <style:table-column-properties style:column-width="2.5146in" style:rel-column-width="31133*"/>
    </style:style>
    <style:style style:name="Table24.A1" style:family="table-cell">
      <style:table-cell-properties fo:padding="0.0382in" fo:border-left="none" fo:border-right="none" fo:border-top="none" fo:border-bottom="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6.5285in" fo:margin-left="0.1042in" fo:margin-right="0.0674in" table:align="margins"/>
    </style:style>
    <style:style style:name="Table25.A" style:family="table-column">
      <style:table-column-properties style:column-width="0.5903in" style:rel-column-width="5923*"/>
    </style:style>
    <style:style style:name="Table25.B" style:family="table-column">
      <style:table-column-properties style:column-width="2.1708in" style:rel-column-width="21790*"/>
    </style:style>
    <style:style style:name="Table25.C" style:family="table-column">
      <style:table-column-properties style:column-width="3.7681in" style:rel-column-width="37822*"/>
    </style:style>
    <style:style style:name="Table25.A1" style:family="table-cell">
      <style:table-cell-properties fo:padding="0.0382in" fo:border-left="none" fo:border-right="none" fo:border-top="none" fo:border-bottom="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table-cell-properties fo:padding="0.0382in" fo:border-left="0.0007in solid #000000" fo:border-right="0.0007in solid #000000" fo:border-top="none" fo:border-bottom="0.0007in solid #000000"/>
    </style:style>
    <style:style style:name="Table26" style:family="table">
      <style:table-properties style:width="6.6063in" fo:margin-left="0.0521in" fo:margin-right="0.0417in" table:align="margins"/>
    </style:style>
    <style:style style:name="Table26.A" style:family="table-column">
      <style:table-column-properties style:column-width="0.9694in" style:rel-column-width="9615*"/>
    </style:style>
    <style:style style:name="Table26.B" style:family="table-column">
      <style:table-column-properties style:column-width="2.1069in" style:rel-column-width="20904*"/>
    </style:style>
    <style:style style:name="Table26.C" style:family="table-column">
      <style:table-column-properties style:column-width="3.5299in" style:rel-column-width="35016*"/>
    </style:style>
    <style:style style:name="Table26.A1" style:family="table-cell">
      <style:table-cell-properties fo:padding="0.0382in" fo:border-left="none" fo:border-right="none" fo:border-top="none" fo:border-bottom="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29" style:family="table">
      <style:table-properties style:width="5.7597in" table:align="center"/>
    </style:style>
    <style:style style:name="Table29.A" style:family="table-column">
      <style:table-column-properties style:column-width="0.916in"/>
    </style:style>
    <style:style style:name="Table29.B" style:family="table-column">
      <style:table-column-properties style:column-width="2.1361in"/>
    </style:style>
    <style:style style:name="Table29.C" style:family="table-column">
      <style:table-column-properties style:column-width="2.7076in"/>
    </style:style>
    <style:style style:name="Table29.A1" style:family="table-cell">
      <style:table-cell-properties fo:padding="0.0382in" fo:border-left="none" fo:border-right="none" fo:border-top="none" fo:border-bottom="0.0007in solid #000000"/>
    </style:style>
    <style:style style:name="Table29.A2" style:family="table-cell">
      <style:table-cell-properties fo:padding="0.0382in" fo:border-left="0.0007in solid #000000" fo:border-right="none" fo:border-top="none" fo:border-bottom="0.0007in solid #000000"/>
    </style:style>
    <style:style style:name="Table29.C2" style:family="table-cell">
      <style:table-cell-properties fo:padding="0.0382in" fo:border-left="0.0007in solid #000000" fo:border-right="0.0007in solid #000000" fo:border-top="none" fo:border-bottom="0.0007in solid #000000"/>
    </style:style>
    <style:style style:name="Table27" style:family="table">
      <style:table-properties style:width="5.0097in" table:align="center"/>
    </style:style>
    <style:style style:name="Table27.A" style:family="table-column">
      <style:table-column-properties style:column-width="1.1451in"/>
    </style:style>
    <style:style style:name="Table27.B" style:family="table-column">
      <style:table-column-properties style:column-width="3.8646in"/>
    </style:style>
    <style:style style:name="Table27.A1" style:family="table-cell">
      <style:table-cell-properties fo:padding="0.0382in" fo:border="none"/>
    </style:style>
    <style:style style:name="Table28" style:family="table">
      <style:table-properties style:width="5.2299in" table:align="center"/>
    </style:style>
    <style:style style:name="Table28.A" style:family="table-column">
      <style:table-column-properties style:column-width="1.4479in"/>
    </style:style>
    <style:style style:name="Table28.B" style:family="table-column">
      <style:table-column-properties style:column-width="3.7819in"/>
    </style:style>
    <style:style style:name="Table28.A1" style:family="table-cell">
      <style:table-cell-properties fo:padding="0.0382in" fo:border="none"/>
    </style:style>
    <style:style style:name="Table31" style:family="table">
      <style:table-properties style:width="6.7097in" table:align="center"/>
    </style:style>
    <style:style style:name="Table31.A" style:family="table-column">
      <style:table-column-properties style:column-width="0.9688in"/>
    </style:style>
    <style:style style:name="Table31.B" style:family="table-column">
      <style:table-column-properties style:column-width="0.9792in"/>
    </style:style>
    <style:style style:name="Table31.C" style:family="table-column">
      <style:table-column-properties style:column-width="4.7618in"/>
    </style:style>
    <style:style style:name="Table31.A1" style:family="table-cell">
      <style:table-cell-properties fo:padding="0.0382in" fo:border-left="none" fo:border-right="none" fo:border-top="none" fo:border-bottom="0.0007in solid #000000"/>
    </style:style>
    <style:style style:name="Table31.A2" style:family="table-cell">
      <style:table-cell-properties fo:padding="0.0382in" fo:border-left="0.0007in solid #000000" fo:border-right="none" fo:border-top="none" fo:border-bottom="0.0007in solid #000000"/>
    </style:style>
    <style:style style:name="Table31.C2" style:family="table-cell">
      <style:table-cell-properties fo:padding="0.0382in" fo:border-left="0.0007in solid #000000" fo:border-right="0.0007in solid #000000" fo:border-top="none" fo:border-bottom="0.0007in solid #000000"/>
    </style:style>
    <style:style style:name="Table30" style:family="table">
      <style:table-properties style:width="5.2299in" table:align="center"/>
    </style:style>
    <style:style style:name="Table30.A" style:family="table-column">
      <style:table-column-properties style:column-width="0.6667in"/>
    </style:style>
    <style:style style:name="Table30.B" style:family="table-column">
      <style:table-column-properties style:column-width="1.0521in"/>
    </style:style>
    <style:style style:name="Table30.C" style:family="table-column">
      <style:table-column-properties style:column-width="0.3438in"/>
    </style:style>
    <style:style style:name="Table30.D" style:family="table-column">
      <style:table-column-properties style:column-width="1.2604in"/>
    </style:style>
    <style:style style:name="Table30.E" style:family="table-column">
      <style:table-column-properties style:column-width="1.9069in"/>
    </style:style>
    <style:style style:name="Table30.1" style:family="table-row">
      <style:table-row-properties style:min-row-height="0.1285in"/>
    </style:style>
    <style:style style:name="Table30.A1" style:family="table-cell">
      <style:table-cell-properties fo:padding="0.0382in" fo:border-left="none" fo:border-right="none" fo:border-top="none" fo:border-bottom="0.0007in solid #000000"/>
    </style:style>
    <style:style style:name="Table30.A2" style:family="table-cell">
      <style:table-cell-properties fo:padding="0.0382in" fo:border-left="0.0007in solid #000000" fo:border-right="none" fo:border-top="none" fo:border-bottom="0.0007in solid #000000"/>
    </style:style>
    <style:style style:name="Table30.D2" style:family="table-cell">
      <style:table-cell-properties fo:padding="0.0382in" fo:border-left="none" fo:border-right="0.0007in solid #000000" fo:border-top="none" fo:border-bottom="0.0007in solid #000000"/>
    </style:style>
    <style:style style:name="Table30.E2" style:family="table-cell">
      <style:table-cell-properties fo:padding="0.0382in" fo:border-left="0.0007in solid #000000" fo:border-right="0.0007in solid #000000" fo:border-top="none" fo:border-bottom="0.0007in solid #000000"/>
    </style:style>
    <style:style style:name="Table30.3" style:family="table-row">
      <style:table-row-properties style:min-row-height="0.2569in"/>
    </style:style>
    <style:style style:name="Table30.A4" style:family="table-cell" style:data-style-name="N100">
      <style:table-cell-properties fo:padding="0.0382in" fo:border-left="0.0007in solid #000000" fo:border-right="none" fo:border-top="none" fo:border-bottom="0.0007in solid #000000"/>
    </style:style>
    <style:style style:name="Table30.C4" style:family="table-cell">
      <style:table-cell-properties fo:padding="0.0382in" fo:border="none"/>
    </style:style>
    <style:style style:name="Table30.C5" style:family="table-cell">
      <style:table-cell-properties fo:padding="0.0382in" fo:border-left="none" fo:border-right="none" fo:border-top="0.0007in solid #000000" fo:border-bottom="0.0007in solid #000000"/>
    </style:style>
    <style:style style:name="Table32" style:family="table">
      <style:table-properties style:width="5.6in" table:align="center"/>
    </style:style>
    <style:style style:name="Table32.A" style:family="table-column">
      <style:table-column-properties style:column-width="0.9882in"/>
    </style:style>
    <style:style style:name="Table32.B" style:family="table-column">
      <style:table-column-properties style:column-width="1.0722in"/>
    </style:style>
    <style:style style:name="Table32.C" style:family="table-column">
      <style:table-column-properties style:column-width="3.5396in"/>
    </style:style>
    <style:style style:name="Table32.A1" style:family="table-cell">
      <style:table-cell-properties fo:padding="0.0382in" fo:border-left="none" fo:border-right="none" fo:border-top="none" fo:border-bottom="0.0007in solid #000000"/>
    </style:style>
    <style:style style:name="Table32.A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6.0097in" table:align="center"/>
    </style:style>
    <style:style style:name="Table33.A" style:family="table-column">
      <style:table-column-properties style:column-width="0.5201in"/>
    </style:style>
    <style:style style:name="Table33.B" style:family="table-column">
      <style:table-column-properties style:column-width="1.8958in"/>
    </style:style>
    <style:style style:name="Table33.C" style:family="table-column">
      <style:table-column-properties style:column-width="3.5938in"/>
    </style:style>
    <style:style style:name="Table33.A1" style:family="table-cell">
      <style:table-cell-properties fo:padding="0.0382in" fo:border="none"/>
    </style:style>
    <style:style style:name="Table34" style:family="table">
      <style:table-properties style:width="6.6979in" table:align="left"/>
    </style:style>
    <style:style style:name="Table34.A" style:family="table-column">
      <style:table-column-properties style:column-width="0.6042in"/>
    </style:style>
    <style:style style:name="Table34.B" style:family="table-column">
      <style:table-column-properties style:column-width="6.0938in"/>
    </style:style>
    <style:style style:name="Table34.A1" style:family="table-cell">
      <style:table-cell-properties fo:padding="0.0382in" fo:border="none"/>
    </style:style>
    <style:style style:name="Table34.A2" style:family="table-cell" style:data-style-name="N100">
      <style:table-cell-properties fo:padding="0.0382in" fo:border="none"/>
    </style:style>
    <style:style style:name="Table36" style:family="table">
      <style:table-properties style:width="6.2799in" table:align="center" style:may-break-between-rows="false"/>
    </style:style>
    <style:style style:name="Table36.A" style:family="table-column">
      <style:table-column-properties style:column-width="2.8431in"/>
    </style:style>
    <style:style style:name="Table36.B" style:family="table-column">
      <style:table-column-properties style:column-width="3.4368in"/>
    </style:style>
    <style:style style:name="Table36.A1" style:family="table-cell">
      <style:table-cell-properties fo:padding="0.0382in" fo:border-left="none" fo:border-right="none" fo:border-top="none" fo:border-bottom="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5" style:family="table">
      <style:table-properties style:width="5.5625in" fo:margin-left="0.6681in" fo:margin-right="0.4694in" table:align="margins"/>
    </style:style>
    <style:style style:name="Table35.A" style:family="table-column">
      <style:table-column-properties style:column-width="0.959in" style:rel-column-width="11298*"/>
    </style:style>
    <style:style style:name="Table35.B" style:family="table-column">
      <style:table-column-properties style:column-width="1.9368in" style:rel-column-width="22818*"/>
    </style:style>
    <style:style style:name="Table35.C" style:family="table-column">
      <style:table-column-properties style:column-width="2.6667in" style:rel-column-width="31419*"/>
    </style:style>
    <style:style style:name="Table35.A1" style:family="table-cell">
      <style:table-cell-properties fo:padding="0.0382in" fo:border-left="none" fo:border-right="none" fo:border-top="none" fo:border-bottom="0.0007in solid #000000"/>
    </style:style>
    <style:style style:name="Table35.A2" style:family="table-cell">
      <style:table-cell-properties fo:padding="0.0382in" fo:border-left="0.0007in solid #000000" fo:border-right="none" fo:border-top="none" fo:border-bottom="0.0007in solid #000000"/>
    </style:style>
    <style:style style:name="Table35.C2" style:family="table-cell">
      <style:table-cell-properties fo:padding="0.0382in" fo:border-left="0.0007in solid #000000" fo:border-right="0.0007in solid #000000" fo:border-top="none" fo:border-bottom="0.0007in solid #000000"/>
    </style:style>
    <style:style style:name="Table37" style:family="table">
      <style:table-properties style:width="6.1903in" table:align="center"/>
    </style:style>
    <style:style style:name="Table37.A" style:family="table-column">
      <style:table-column-properties style:column-width="0.9479in"/>
    </style:style>
    <style:style style:name="Table37.B" style:family="table-column">
      <style:table-column-properties style:column-width="3.3972in"/>
    </style:style>
    <style:style style:name="Table37.C" style:family="table-column">
      <style:table-column-properties style:column-width="1.8451in"/>
    </style:style>
    <style:style style:name="Table37.A1" style:family="table-cell">
      <style:table-cell-properties fo:padding="0.0382in" fo:border-left="none" fo:border-right="none" fo:border-top="none" fo:border-bottom="0.0007in solid #000000"/>
    </style:style>
    <style:style style:name="Table37.A2" style:family="table-cell">
      <style:table-cell-properties fo:padding="0.0382in" fo:border-left="0.0007in solid #000000" fo:border-right="none" fo:border-top="none" fo:border-bottom="0.0007in solid #000000"/>
    </style:style>
    <style:style style:name="Table37.C2" style:family="table-cell">
      <style:table-cell-properties fo:padding="0.0382in" fo:border-left="0.0007in solid #000000" fo:border-right="0.0007in solid #000000" fo:border-top="none" fo:border-bottom="0.0007in solid #000000"/>
    </style:style>
    <style:style style:name="Table38" style:family="table">
      <style:table-properties style:width="5.8563in" fo:margin-left="0.3181in" fo:margin-right="0.5257in" table:align="margins"/>
    </style:style>
    <style:style style:name="Table38.A" style:family="table-column">
      <style:table-column-properties style:column-width="1.0021in" style:rel-column-width="11214*"/>
    </style:style>
    <style:style style:name="Table38.B" style:family="table-column">
      <style:table-column-properties style:column-width="3.0694in" style:rel-column-width="34346*"/>
    </style:style>
    <style:style style:name="Table38.C" style:family="table-column">
      <style:table-column-properties style:column-width="1.7847in" style:rel-column-width="19975*"/>
    </style:style>
    <style:style style:name="Table38.A1" style:family="table-cell">
      <style:table-cell-properties fo:padding="0.0382in" fo:border-left="none" fo:border-right="none" fo:border-top="none" fo:border-bottom="0.0007in solid #000000"/>
    </style:style>
    <style:style style:name="Table38.A2" style:family="table-cell">
      <style:table-cell-properties fo:padding="0.0382in" fo:border-left="0.0007in solid #000000" fo:border-right="none" fo:border-top="none" fo:border-bottom="0.0007in solid #000000"/>
    </style:style>
    <style:style style:name="Table38.C2" style:family="table-cell">
      <style:table-cell-properties fo:padding="0.0382in" fo:border-left="0.0007in solid #000000" fo:border-right="0.0007in solid #000000" fo:border-top="none" fo:border-bottom="0.0007in solid #000000"/>
    </style:style>
    <style:style style:name="Table39" style:family="table">
      <style:table-properties style:width="6.7in" table:align="margins"/>
    </style:style>
    <style:style style:name="Table39.A" style:family="table-column">
      <style:table-column-properties style:column-width="0.8465in" style:rel-column-width="8278*"/>
    </style:style>
    <style:style style:name="Table39.B" style:family="table-column">
      <style:table-column-properties style:column-width="3.4056in" style:rel-column-width="33309*"/>
    </style:style>
    <style:style style:name="Table39.C" style:family="table-column">
      <style:table-column-properties style:column-width="2.4486in" style:rel-column-width="23948*"/>
    </style:style>
    <style:style style:name="Table39.A1" style:family="table-cell">
      <style:table-cell-properties fo:padding="0.0382in" fo:border-left="none" fo:border-right="none" fo:border-top="none" fo:border-bottom="0.0007in solid #000000"/>
    </style:style>
    <style:style style:name="Table39.A2" style:family="table-cell">
      <style:table-cell-properties fo:padding="0.0382in" fo:border-left="0.0007in solid #000000" fo:border-right="none" fo:border-top="none" fo:border-bottom="0.0007in solid #000000"/>
    </style:style>
    <style:style style:name="Table39.C2" style:family="table-cell">
      <style:table-cell-properties fo:padding="0.0382in" fo:border-left="0.0007in solid #000000" fo:border-right="0.0007in solid #000000" fo:border-top="none" fo:border-bottom="0.0007in solid #000000"/>
    </style:style>
    <style:style style:name="Table40" style:family="table">
      <style:table-properties style:width="6.5in" table:align="center"/>
    </style:style>
    <style:style style:name="Table40.A" style:family="table-column">
      <style:table-column-properties style:column-width="1.2083in"/>
    </style:style>
    <style:style style:name="Table40.B" style:family="table-column">
      <style:table-column-properties style:column-width="5.2917in"/>
    </style:style>
    <style:style style:name="Table40.A1" style:family="table-cell">
      <style:table-cell-properties fo:padding="0.0382in" fo:border-left="none" fo:border-right="none" fo:border-top="none" fo:border-bottom="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53" style:family="table">
      <style:table-properties style:width="6.7in" table:align="margins"/>
    </style:style>
    <style:style style:name="Table53.A" style:family="table-column">
      <style:table-column-properties style:column-width="0.8215in" style:rel-column-width="8037*"/>
    </style:style>
    <style:style style:name="Table53.B" style:family="table-column">
      <style:table-column-properties style:column-width="2.3278in" style:rel-column-width="22772*"/>
    </style:style>
    <style:style style:name="Table53.C" style:family="table-column">
      <style:table-column-properties style:column-width="3.55in" style:rel-column-width="34726*"/>
    </style:style>
    <style:style style:name="Table53.A1" style:family="table-cell">
      <style:table-cell-properties fo:padding="0.0382in" fo:border-left="none" fo:border-right="none" fo:border-top="none" fo:border-bottom="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41" style:family="table">
      <style:table-properties style:width="4.0903in" table:align="center" fo:keep-with-next="always"/>
    </style:style>
    <style:style style:name="Table41.A" style:family="table-column">
      <style:table-column-properties style:column-width="1.384in"/>
    </style:style>
    <style:style style:name="Table41.B" style:family="table-column">
      <style:table-column-properties style:column-width="0.5826in"/>
    </style:style>
    <style:style style:name="Table41.C" style:family="table-column">
      <style:table-column-properties style:column-width="0.6243in"/>
    </style:style>
    <style:style style:name="Table41.D" style:family="table-column">
      <style:table-column-properties style:column-width="0.6042in"/>
    </style:style>
    <style:style style:name="Table41.E" style:family="table-column">
      <style:table-column-properties style:column-width="0.8951in"/>
    </style:style>
    <style:style style:name="Table41.A1" style:family="table-cell">
      <style:table-cell-properties fo:padding="0.0382in" fo:border-left="0.0007in solid #000000" fo:border-right="none" fo:border-top="0.0007in solid #000000" fo:border-bottom="0.0007in solid #000000"/>
    </style:style>
    <style:style style:name="Table41.E1" style:family="table-cell">
      <style:table-cell-properties fo:padding="0.0382in" fo:border="0.0007in solid #000000"/>
    </style:style>
    <style:style style:name="Table41.A2" style:family="table-cell">
      <style:table-cell-properties fo:padding="0.0382in" fo:border-left="0.0007in solid #000000" fo:border-right="none" fo:border-top="none" fo:border-bottom="none"/>
    </style:style>
    <style:style style:name="Table41.C2" style:family="table-cell">
      <style:table-cell-properties fo:padding="0.0382in" fo:border="none"/>
    </style:style>
    <style:style style:name="Table41.E2" style:family="table-cell">
      <style:table-cell-properties fo:padding="0.0382in" fo:border-left="0.0007in solid #000000" fo:border-right="0.0007in solid #000000" fo:border-top="none" fo:border-bottom="none"/>
    </style:style>
    <style:style style:name="Table41.D3" style:family="table-cell" style:data-style-name="N0">
      <style:table-cell-properties fo:padding="0.0382in" fo:border="none"/>
    </style:style>
    <style:style style:name="Table41.A6" style:family="table-cell">
      <style:table-cell-properties fo:padding="0.0382in" fo:border-left="0.0007in solid #000000" fo:border-right="none" fo:border-top="none" fo:border-bottom="0.0007in solid #000000"/>
    </style:style>
    <style:style style:name="Table41.C6" style:family="table-cell">
      <style:table-cell-properties fo:padding="0.0382in" fo:border-left="none" fo:border-right="none" fo:border-top="none" fo:border-bottom="0.0007in solid #000000"/>
    </style:style>
    <style:style style:name="Table41.D6" style:family="table-cell" style:data-style-name="N0">
      <style:table-cell-properties fo:padding="0.0382in" fo:border-left="none" fo:border-right="none" fo:border-top="none" fo:border-bottom="0.0007in solid #000000"/>
    </style:style>
    <style:style style:name="Table41.E6" style:family="table-cell">
      <style:table-cell-properties fo:padding="0.0382in" fo:border-left="0.0007in solid #000000" fo:border-right="0.0007in solid #000000" fo:border-top="none" fo:border-bottom="0.0007in solid #000000"/>
    </style:style>
    <style:style style:name="Table42" style:family="table">
      <style:table-properties style:width="4.0903in" table:align="center" fo:keep-with-next="always"/>
    </style:style>
    <style:style style:name="Table42.A" style:family="table-column">
      <style:table-column-properties style:column-width="1.384in"/>
    </style:style>
    <style:style style:name="Table42.B" style:family="table-column">
      <style:table-column-properties style:column-width="0.5826in"/>
    </style:style>
    <style:style style:name="Table42.C" style:family="table-column">
      <style:table-column-properties style:column-width="0.6243in"/>
    </style:style>
    <style:style style:name="Table42.D" style:family="table-column">
      <style:table-column-properties style:column-width="0.6042in"/>
    </style:style>
    <style:style style:name="Table42.E" style:family="table-column">
      <style:table-column-properties style:column-width="0.8951in"/>
    </style:style>
    <style:style style:name="Table42.A1" style:family="table-cell">
      <style:table-cell-properties fo:padding="0.0382in" fo:border-left="0.0007in solid #000000" fo:border-right="none" fo:border-top="0.0007in solid #000000" fo:border-bottom="0.0007in solid #000000"/>
    </style:style>
    <style:style style:name="Table42.E1" style:family="table-cell">
      <style:table-cell-properties fo:padding="0.0382in" fo:border="0.0007in solid #000000"/>
    </style:style>
    <style:style style:name="Table42.A2" style:family="table-cell">
      <style:table-cell-properties fo:padding="0.0382in" fo:border-left="0.0007in solid #000000" fo:border-right="none" fo:border-top="none" fo:border-bottom="none"/>
    </style:style>
    <style:style style:name="Table42.C2" style:family="table-cell">
      <style:table-cell-properties fo:padding="0.0382in" fo:border="none"/>
    </style:style>
    <style:style style:name="Table42.E2" style:family="table-cell">
      <style:table-cell-properties fo:padding="0.0382in" fo:border-left="0.0007in solid #000000" fo:border-right="0.0007in solid #000000" fo:border-top="none" fo:border-bottom="none"/>
    </style:style>
    <style:style style:name="Table42.D3" style:family="table-cell" style:data-style-name="N0">
      <style:table-cell-properties fo:padding="0.0382in" fo:border="none"/>
    </style:style>
    <style:style style:name="Table42.A6" style:family="table-cell">
      <style:table-cell-properties fo:padding="0.0382in" fo:border-left="0.0007in solid #000000" fo:border-right="none" fo:border-top="none" fo:border-bottom="0.0007in solid #000000"/>
    </style:style>
    <style:style style:name="Table42.C6" style:family="table-cell">
      <style:table-cell-properties fo:padding="0.0382in" fo:border-left="none" fo:border-right="none" fo:border-top="none" fo:border-bottom="0.0007in solid #000000"/>
    </style:style>
    <style:style style:name="Table42.D6" style:family="table-cell" style:data-style-name="N0">
      <style:table-cell-properties fo:padding="0.0382in" fo:border-left="none" fo:border-right="none" fo:border-top="none" fo:border-bottom="0.0007in solid #000000"/>
    </style:style>
    <style:style style:name="Table42.E6" style:family="table-cell">
      <style:table-cell-properties fo:padding="0.0382in" fo:border-left="0.0007in solid #000000" fo:border-right="0.0007in solid #000000" fo:border-top="none" fo:border-bottom="0.0007in solid #000000"/>
    </style:style>
    <style:style style:name="Table43" style:family="table">
      <style:table-properties style:width="4.0903in" table:align="center" fo:keep-with-next="always"/>
    </style:style>
    <style:style style:name="Table43.A" style:family="table-column">
      <style:table-column-properties style:column-width="1.384in"/>
    </style:style>
    <style:style style:name="Table43.B" style:family="table-column">
      <style:table-column-properties style:column-width="0.5826in"/>
    </style:style>
    <style:style style:name="Table43.C" style:family="table-column">
      <style:table-column-properties style:column-width="0.6243in"/>
    </style:style>
    <style:style style:name="Table43.D" style:family="table-column">
      <style:table-column-properties style:column-width="0.6042in"/>
    </style:style>
    <style:style style:name="Table43.E" style:family="table-column">
      <style:table-column-properties style:column-width="0.8951in"/>
    </style:style>
    <style:style style:name="Table43.A1" style:family="table-cell">
      <style:table-cell-properties fo:padding="0.0382in" fo:border-left="0.0007in solid #000000" fo:border-right="none" fo:border-top="0.0007in solid #000000" fo:border-bottom="0.0007in solid #000000"/>
    </style:style>
    <style:style style:name="Table43.E1" style:family="table-cell">
      <style:table-cell-properties fo:padding="0.0382in" fo:border="0.0007in solid #000000"/>
    </style:style>
    <style:style style:name="Table43.A2" style:family="table-cell">
      <style:table-cell-properties fo:padding="0.0382in" fo:border-left="0.0007in solid #000000" fo:border-right="none" fo:border-top="none" fo:border-bottom="none"/>
    </style:style>
    <style:style style:name="Table43.C2" style:family="table-cell">
      <style:table-cell-properties fo:padding="0.0382in" fo:border="none"/>
    </style:style>
    <style:style style:name="Table43.E2" style:family="table-cell">
      <style:table-cell-properties fo:padding="0.0382in" fo:border-left="0.0007in solid #000000" fo:border-right="0.0007in solid #000000" fo:border-top="none" fo:border-bottom="none"/>
    </style:style>
    <style:style style:name="Table43.D3" style:family="table-cell" style:data-style-name="N0">
      <style:table-cell-properties fo:padding="0.0382in" fo:border="none"/>
    </style:style>
    <style:style style:name="Table43.A4" style:family="table-cell">
      <style:table-cell-properties fo:padding="0.0382in" fo:border-left="0.0007in solid #000000" fo:border-right="none" fo:border-top="none" fo:border-bottom="0.0007in solid #000000"/>
    </style:style>
    <style:style style:name="Table43.C4" style:family="table-cell">
      <style:table-cell-properties fo:padding="0.0382in" fo:border-left="none" fo:border-right="none" fo:border-top="none" fo:border-bottom="0.0007in solid #000000"/>
    </style:style>
    <style:style style:name="Table43.D4" style:family="table-cell" style:data-style-name="N0">
      <style:table-cell-properties fo:padding="0.0382in" fo:border-left="none" fo:border-right="none" fo:border-top="none" fo:border-bottom="0.0007in solid #000000"/>
    </style:style>
    <style:style style:name="Table43.E4" style:family="table-cell">
      <style:table-cell-properties fo:padding="0.0382in" fo:border-left="0.0007in solid #000000" fo:border-right="0.0007in solid #000000" fo:border-top="none" fo:border-bottom="0.0007in solid #000000"/>
    </style:style>
    <style:style style:name="Table44" style:family="table">
      <style:table-properties style:width="4.0903in" table:align="center" fo:keep-with-next="always"/>
    </style:style>
    <style:style style:name="Table44.A" style:family="table-column">
      <style:table-column-properties style:column-width="1.384in"/>
    </style:style>
    <style:style style:name="Table44.B" style:family="table-column">
      <style:table-column-properties style:column-width="0.5826in"/>
    </style:style>
    <style:style style:name="Table44.C" style:family="table-column">
      <style:table-column-properties style:column-width="0.6243in"/>
    </style:style>
    <style:style style:name="Table44.D" style:family="table-column">
      <style:table-column-properties style:column-width="0.6042in"/>
    </style:style>
    <style:style style:name="Table44.E" style:family="table-column">
      <style:table-column-properties style:column-width="0.8951in"/>
    </style:style>
    <style:style style:name="Table44.A1" style:family="table-cell">
      <style:table-cell-properties fo:padding="0.0382in" fo:border-left="0.0007in solid #000000" fo:border-right="none" fo:border-top="0.0007in solid #000000" fo:border-bottom="0.0007in solid #000000"/>
    </style:style>
    <style:style style:name="Table44.E1" style:family="table-cell">
      <style:table-cell-properties fo:padding="0.0382in" fo:border="0.0007in solid #000000"/>
    </style:style>
    <style:style style:name="Table44.A2" style:family="table-cell">
      <style:table-cell-properties fo:padding="0.0382in" fo:border-left="0.0007in solid #000000" fo:border-right="none" fo:border-top="none" fo:border-bottom="none"/>
    </style:style>
    <style:style style:name="Table44.C2" style:family="table-cell">
      <style:table-cell-properties fo:padding="0.0382in" fo:border="none"/>
    </style:style>
    <style:style style:name="Table44.E2" style:family="table-cell">
      <style:table-cell-properties fo:padding="0.0382in" fo:border-left="0.0007in solid #000000" fo:border-right="0.0007in solid #000000" fo:border-top="none" fo:border-bottom="none"/>
    </style:style>
    <style:style style:name="Table44.D3" style:family="table-cell" style:data-style-name="N0">
      <style:table-cell-properties fo:padding="0.0382in" fo:border="none"/>
    </style:style>
    <style:style style:name="Table44.A4" style:family="table-cell">
      <style:table-cell-properties fo:padding="0.0382in" fo:border-left="0.0007in solid #000000" fo:border-right="none" fo:border-top="none" fo:border-bottom="0.0007in solid #000000"/>
    </style:style>
    <style:style style:name="Table44.C4" style:family="table-cell">
      <style:table-cell-properties fo:padding="0.0382in" fo:border-left="none" fo:border-right="none" fo:border-top="none" fo:border-bottom="0.0007in solid #000000"/>
    </style:style>
    <style:style style:name="Table44.D4" style:family="table-cell" style:data-style-name="N0">
      <style:table-cell-properties fo:padding="0.0382in" fo:border-left="none" fo:border-right="none" fo:border-top="none" fo:border-bottom="0.0007in solid #000000"/>
    </style:style>
    <style:style style:name="Table44.E4" style:family="table-cell">
      <style:table-cell-properties fo:padding="0.0382in" fo:border-left="0.0007in solid #000000" fo:border-right="0.0007in solid #000000" fo:border-top="none" fo:border-bottom="0.0007in solid #000000"/>
    </style:style>
    <style:style style:name="Table45" style:family="table">
      <style:table-properties style:width="3.8667in" fo:margin-left="1.4181in" fo:margin-right="1.4153in" table:align="margins" fo:keep-with-next="always"/>
    </style:style>
    <style:style style:name="Table45.A" style:family="table-column">
      <style:table-column-properties style:column-width="1.3069in" style:rel-column-width="22156*"/>
    </style:style>
    <style:style style:name="Table45.B" style:family="table-column">
      <style:table-column-properties style:column-width="0.55in" style:rel-column-width="9327*"/>
    </style:style>
    <style:style style:name="Table45.C" style:family="table-column">
      <style:table-column-properties style:column-width="0.5896in" style:rel-column-width="9994*"/>
    </style:style>
    <style:style style:name="Table45.D" style:family="table-column">
      <style:table-column-properties style:column-width="0.5708in" style:rel-column-width="9671*"/>
    </style:style>
    <style:style style:name="Table45.E" style:family="table-column">
      <style:table-column-properties style:column-width="0.8486in" style:rel-column-width="14387*"/>
    </style:style>
    <style:style style:name="Table45.A1" style:family="table-cell">
      <style:table-cell-properties fo:padding="0.0382in" fo:border-left="0.0007in solid #000000" fo:border-right="none" fo:border-top="0.0007in solid #000000" fo:border-bottom="0.0007in solid #000000"/>
    </style:style>
    <style:style style:name="Table45.E1" style:family="table-cell">
      <style:table-cell-properties fo:padding="0.0382in" fo:border="0.0007in solid #000000"/>
    </style:style>
    <style:style style:name="Table45.A2" style:family="table-cell">
      <style:table-cell-properties fo:padding="0.0382in" fo:border-left="0.0007in solid #000000" fo:border-right="none" fo:border-top="none" fo:border-bottom="none"/>
    </style:style>
    <style:style style:name="Table45.C2" style:family="table-cell">
      <style:table-cell-properties fo:padding="0.0382in" fo:border="none"/>
    </style:style>
    <style:style style:name="Table45.E2" style:family="table-cell">
      <style:table-cell-properties fo:padding="0.0382in" fo:border-left="0.0007in solid #000000" fo:border-right="0.0007in solid #000000" fo:border-top="none" fo:border-bottom="none"/>
    </style:style>
    <style:style style:name="Table45.D3" style:family="table-cell" style:data-style-name="N0">
      <style:table-cell-properties fo:padding="0.0382in" fo:border="none"/>
    </style:style>
    <style:style style:name="Table45.A7" style:family="table-cell">
      <style:table-cell-properties fo:padding="0.0382in" fo:border-left="0.0007in solid #000000" fo:border-right="none" fo:border-top="none" fo:border-bottom="0.0007in solid #000000"/>
    </style:style>
    <style:style style:name="Table45.C7" style:family="table-cell">
      <style:table-cell-properties fo:padding="0.0382in" fo:border-left="none" fo:border-right="none" fo:border-top="none" fo:border-bottom="0.0007in solid #000000"/>
    </style:style>
    <style:style style:name="Table45.D7" style:family="table-cell" style:data-style-name="N0">
      <style:table-cell-properties fo:padding="0.0382in" fo:border-left="none" fo:border-right="none" fo:border-top="none" fo:border-bottom="0.0007in solid #000000"/>
    </style:style>
    <style:style style:name="Table45.E7" style:family="table-cell">
      <style:table-cell-properties fo:padding="0.0382in" fo:border-left="0.0007in solid #000000" fo:border-right="0.0007in solid #000000" fo:border-top="none" fo:border-bottom="0.0007in solid #000000"/>
    </style:style>
    <style:style style:name="Table46" style:family="table">
      <style:table-properties style:width="3.8667in" fo:margin-left="1.4181in" fo:margin-right="1.4153in" table:align="margins" fo:keep-with-next="always"/>
    </style:style>
    <style:style style:name="Table46.A" style:family="table-column">
      <style:table-column-properties style:column-width="1.3069in" style:rel-column-width="22156*"/>
    </style:style>
    <style:style style:name="Table46.B" style:family="table-column">
      <style:table-column-properties style:column-width="0.55in" style:rel-column-width="9327*"/>
    </style:style>
    <style:style style:name="Table46.C" style:family="table-column">
      <style:table-column-properties style:column-width="0.5896in" style:rel-column-width="9994*"/>
    </style:style>
    <style:style style:name="Table46.D" style:family="table-column">
      <style:table-column-properties style:column-width="0.5708in" style:rel-column-width="9671*"/>
    </style:style>
    <style:style style:name="Table46.E" style:family="table-column">
      <style:table-column-properties style:column-width="0.8486in" style:rel-column-width="14387*"/>
    </style:style>
    <style:style style:name="Table46.A1" style:family="table-cell">
      <style:table-cell-properties fo:padding="0.0382in" fo:border-left="0.0007in solid #000000" fo:border-right="none" fo:border-top="0.0007in solid #000000" fo:border-bottom="0.0007in solid #000000"/>
    </style:style>
    <style:style style:name="Table46.E1" style:family="table-cell">
      <style:table-cell-properties fo:padding="0.0382in" fo:border="0.0007in solid #000000"/>
    </style:style>
    <style:style style:name="Table46.A2" style:family="table-cell">
      <style:table-cell-properties fo:padding="0.0382in" fo:border-left="0.0007in solid #000000" fo:border-right="none" fo:border-top="none" fo:border-bottom="none"/>
    </style:style>
    <style:style style:name="Table46.C2" style:family="table-cell">
      <style:table-cell-properties fo:padding="0.0382in" fo:border="none"/>
    </style:style>
    <style:style style:name="Table46.E2" style:family="table-cell">
      <style:table-cell-properties fo:padding="0.0382in" fo:border-left="0.0007in solid #000000" fo:border-right="0.0007in solid #000000" fo:border-top="none" fo:border-bottom="none"/>
    </style:style>
    <style:style style:name="Table46.D3" style:family="table-cell" style:data-style-name="N0">
      <style:table-cell-properties fo:padding="0.0382in" fo:border="none"/>
    </style:style>
    <style:style style:name="Table46.A7" style:family="table-cell">
      <style:table-cell-properties fo:padding="0.0382in" fo:border-left="0.0007in solid #000000" fo:border-right="none" fo:border-top="none" fo:border-bottom="0.0007in solid #000000"/>
    </style:style>
    <style:style style:name="Table46.C7" style:family="table-cell">
      <style:table-cell-properties fo:padding="0.0382in" fo:border-left="none" fo:border-right="none" fo:border-top="none" fo:border-bottom="0.0007in solid #000000"/>
    </style:style>
    <style:style style:name="Table46.D7" style:family="table-cell" style:data-style-name="N0">
      <style:table-cell-properties fo:padding="0.0382in" fo:border-left="none" fo:border-right="none" fo:border-top="none" fo:border-bottom="0.0007in solid #000000"/>
    </style:style>
    <style:style style:name="Table46.E7" style:family="table-cell">
      <style:table-cell-properties fo:padding="0.0382in" fo:border-left="0.0007in solid #000000" fo:border-right="0.0007in solid #000000" fo:border-top="none" fo:border-bottom="0.0007in solid #000000"/>
    </style:style>
    <style:style style:name="Table47" style:family="table">
      <style:table-properties style:width="3.8667in" fo:margin-left="1.4181in" fo:margin-right="1.4153in" table:align="margins" fo:keep-with-next="always"/>
    </style:style>
    <style:style style:name="Table47.A" style:family="table-column">
      <style:table-column-properties style:column-width="1.3069in" style:rel-column-width="22156*"/>
    </style:style>
    <style:style style:name="Table47.B" style:family="table-column">
      <style:table-column-properties style:column-width="0.55in" style:rel-column-width="9327*"/>
    </style:style>
    <style:style style:name="Table47.C" style:family="table-column">
      <style:table-column-properties style:column-width="0.5896in" style:rel-column-width="9994*"/>
    </style:style>
    <style:style style:name="Table47.D" style:family="table-column">
      <style:table-column-properties style:column-width="0.5708in" style:rel-column-width="9671*"/>
    </style:style>
    <style:style style:name="Table47.E" style:family="table-column">
      <style:table-column-properties style:column-width="0.8486in" style:rel-column-width="14387*"/>
    </style:style>
    <style:style style:name="Table47.A1" style:family="table-cell">
      <style:table-cell-properties fo:padding="0.0382in" fo:border-left="0.0007in solid #000000" fo:border-right="none" fo:border-top="0.0007in solid #000000" fo:border-bottom="0.0007in solid #000000"/>
    </style:style>
    <style:style style:name="Table47.E1" style:family="table-cell">
      <style:table-cell-properties fo:padding="0.0382in" fo:border="0.0007in solid #000000"/>
    </style:style>
    <style:style style:name="Table47.A2" style:family="table-cell">
      <style:table-cell-properties fo:padding="0.0382in" fo:border-left="0.0007in solid #000000" fo:border-right="none" fo:border-top="none" fo:border-bottom="none"/>
    </style:style>
    <style:style style:name="Table47.C2" style:family="table-cell">
      <style:table-cell-properties fo:padding="0.0382in" fo:border="none"/>
    </style:style>
    <style:style style:name="Table47.E2" style:family="table-cell">
      <style:table-cell-properties fo:padding="0.0382in" fo:border-left="0.0007in solid #000000" fo:border-right="0.0007in solid #000000" fo:border-top="none" fo:border-bottom="none"/>
    </style:style>
    <style:style style:name="Table47.D3" style:family="table-cell" style:data-style-name="N0">
      <style:table-cell-properties fo:padding="0.0382in" fo:border="none"/>
    </style:style>
    <style:style style:name="Table47.A9" style:family="table-cell">
      <style:table-cell-properties fo:padding="0.0382in" fo:border-left="0.0007in solid #000000" fo:border-right="none" fo:border-top="none" fo:border-bottom="0.0007in solid #000000"/>
    </style:style>
    <style:style style:name="Table47.C9" style:family="table-cell">
      <style:table-cell-properties fo:padding="0.0382in" fo:border-left="none" fo:border-right="none" fo:border-top="none" fo:border-bottom="0.0007in solid #000000"/>
    </style:style>
    <style:style style:name="Table47.D9" style:family="table-cell" style:data-style-name="N0">
      <style:table-cell-properties fo:padding="0.0382in" fo:border-left="none" fo:border-right="none" fo:border-top="none" fo:border-bottom="0.0007in solid #000000"/>
    </style:style>
    <style:style style:name="Table47.E9" style:family="table-cell">
      <style:table-cell-properties fo:padding="0.0382in" fo:border-left="0.0007in solid #000000" fo:border-right="0.0007in solid #000000" fo:border-top="none" fo:border-bottom="0.0007in solid #000000"/>
    </style:style>
    <style:style style:name="Table48" style:family="table">
      <style:table-properties style:width="3.8667in" fo:margin-left="1.4181in" fo:margin-right="1.4153in" table:align="margins" fo:keep-with-next="always"/>
    </style:style>
    <style:style style:name="Table48.A" style:family="table-column">
      <style:table-column-properties style:column-width="1.3069in" style:rel-column-width="22156*"/>
    </style:style>
    <style:style style:name="Table48.B" style:family="table-column">
      <style:table-column-properties style:column-width="0.55in" style:rel-column-width="9327*"/>
    </style:style>
    <style:style style:name="Table48.C" style:family="table-column">
      <style:table-column-properties style:column-width="0.5896in" style:rel-column-width="9994*"/>
    </style:style>
    <style:style style:name="Table48.D" style:family="table-column">
      <style:table-column-properties style:column-width="0.5708in" style:rel-column-width="9671*"/>
    </style:style>
    <style:style style:name="Table48.E" style:family="table-column">
      <style:table-column-properties style:column-width="0.8486in" style:rel-column-width="14387*"/>
    </style:style>
    <style:style style:name="Table48.A1" style:family="table-cell">
      <style:table-cell-properties fo:padding="0.0382in" fo:border-left="0.0007in solid #000000" fo:border-right="none" fo:border-top="0.0007in solid #000000" fo:border-bottom="0.0007in solid #000000"/>
    </style:style>
    <style:style style:name="Table48.E1" style:family="table-cell">
      <style:table-cell-properties fo:padding="0.0382in" fo:border="0.0007in solid #000000"/>
    </style:style>
    <style:style style:name="Table48.A2" style:family="table-cell">
      <style:table-cell-properties fo:padding="0.0382in" fo:border-left="0.0007in solid #000000" fo:border-right="none" fo:border-top="none" fo:border-bottom="none"/>
    </style:style>
    <style:style style:name="Table48.C2" style:family="table-cell">
      <style:table-cell-properties fo:padding="0.0382in" fo:border="none"/>
    </style:style>
    <style:style style:name="Table48.E2" style:family="table-cell">
      <style:table-cell-properties fo:padding="0.0382in" fo:border-left="0.0007in solid #000000" fo:border-right="0.0007in solid #000000" fo:border-top="none" fo:border-bottom="none"/>
    </style:style>
    <style:style style:name="Table48.D3" style:family="table-cell" style:data-style-name="N0">
      <style:table-cell-properties fo:padding="0.0382in" fo:border="none"/>
    </style:style>
    <style:style style:name="Table48.A9" style:family="table-cell">
      <style:table-cell-properties fo:padding="0.0382in" fo:border-left="0.0007in solid #000000" fo:border-right="none" fo:border-top="none" fo:border-bottom="0.0007in solid #000000"/>
    </style:style>
    <style:style style:name="Table48.C9" style:family="table-cell">
      <style:table-cell-properties fo:padding="0.0382in" fo:border-left="none" fo:border-right="none" fo:border-top="none" fo:border-bottom="0.0007in solid #000000"/>
    </style:style>
    <style:style style:name="Table48.D9" style:family="table-cell" style:data-style-name="N0">
      <style:table-cell-properties fo:padding="0.0382in" fo:border-left="none" fo:border-right="none" fo:border-top="none" fo:border-bottom="0.0007in solid #000000"/>
    </style:style>
    <style:style style:name="Table48.E9" style:family="table-cell">
      <style:table-cell-properties fo:padding="0.0382in" fo:border-left="0.0007in solid #000000" fo:border-right="0.0007in solid #000000" fo:border-top="none" fo:border-bottom="0.0007in solid #000000"/>
    </style:style>
    <style:style style:name="Table49" style:family="table">
      <style:table-properties style:width="3.8667in" fo:margin-left="1.4181in" fo:margin-right="1.4153in" table:align="margins" fo:keep-with-next="always"/>
    </style:style>
    <style:style style:name="Table49.A" style:family="table-column">
      <style:table-column-properties style:column-width="1.3069in" style:rel-column-width="22156*"/>
    </style:style>
    <style:style style:name="Table49.B" style:family="table-column">
      <style:table-column-properties style:column-width="0.55in" style:rel-column-width="9327*"/>
    </style:style>
    <style:style style:name="Table49.C" style:family="table-column">
      <style:table-column-properties style:column-width="0.5896in" style:rel-column-width="9994*"/>
    </style:style>
    <style:style style:name="Table49.D" style:family="table-column">
      <style:table-column-properties style:column-width="0.5708in" style:rel-column-width="9671*"/>
    </style:style>
    <style:style style:name="Table49.E" style:family="table-column">
      <style:table-column-properties style:column-width="0.8486in" style:rel-column-width="14387*"/>
    </style:style>
    <style:style style:name="Table49.A1" style:family="table-cell">
      <style:table-cell-properties fo:padding="0.0382in" fo:border-left="0.0007in solid #000000" fo:border-right="none" fo:border-top="0.0007in solid #000000" fo:border-bottom="0.0007in solid #000000"/>
    </style:style>
    <style:style style:name="Table49.E1" style:family="table-cell">
      <style:table-cell-properties fo:padding="0.0382in" fo:border="0.0007in solid #000000"/>
    </style:style>
    <style:style style:name="Table49.A2" style:family="table-cell">
      <style:table-cell-properties fo:padding="0.0382in" fo:border-left="0.0007in solid #000000" fo:border-right="none" fo:border-top="none" fo:border-bottom="none"/>
    </style:style>
    <style:style style:name="Table49.C2" style:family="table-cell">
      <style:table-cell-properties fo:padding="0.0382in" fo:border="none"/>
    </style:style>
    <style:style style:name="Table49.E2" style:family="table-cell">
      <style:table-cell-properties fo:padding="0.0382in" fo:border-left="0.0007in solid #000000" fo:border-right="0.0007in solid #000000" fo:border-top="none" fo:border-bottom="none"/>
    </style:style>
    <style:style style:name="Table49.D3" style:family="table-cell" style:data-style-name="N0">
      <style:table-cell-properties fo:padding="0.0382in" fo:border="none"/>
    </style:style>
    <style:style style:name="Table49.A5" style:family="table-cell">
      <style:table-cell-properties fo:padding="0.0382in" fo:border-left="0.0007in solid #000000" fo:border-right="none" fo:border-top="none" fo:border-bottom="0.0007in solid #000000"/>
    </style:style>
    <style:style style:name="Table49.C5" style:family="table-cell">
      <style:table-cell-properties fo:padding="0.0382in" fo:border-left="none" fo:border-right="none" fo:border-top="none" fo:border-bottom="0.0007in solid #000000"/>
    </style:style>
    <style:style style:name="Table49.D5" style:family="table-cell" style:data-style-name="N0">
      <style:table-cell-properties fo:padding="0.0382in" fo:border-left="none" fo:border-right="none" fo:border-top="none" fo:border-bottom="0.0007in solid #000000"/>
    </style:style>
    <style:style style:name="Table49.E5" style:family="table-cell">
      <style:table-cell-properties fo:padding="0.0382in" fo:border-left="0.0007in solid #000000" fo:border-right="0.0007in solid #000000" fo:border-top="none" fo:border-bottom="0.0007in solid #000000"/>
    </style:style>
    <style:style style:name="Table50" style:family="table">
      <style:table-properties style:width="3.8667in" fo:margin-left="1.4181in" fo:margin-right="1.4153in" table:align="margins" fo:keep-with-next="always"/>
    </style:style>
    <style:style style:name="Table50.A" style:family="table-column">
      <style:table-column-properties style:column-width="1.3069in" style:rel-column-width="22156*"/>
    </style:style>
    <style:style style:name="Table50.B" style:family="table-column">
      <style:table-column-properties style:column-width="0.55in" style:rel-column-width="9327*"/>
    </style:style>
    <style:style style:name="Table50.C" style:family="table-column">
      <style:table-column-properties style:column-width="0.5896in" style:rel-column-width="9994*"/>
    </style:style>
    <style:style style:name="Table50.D" style:family="table-column">
      <style:table-column-properties style:column-width="0.5708in" style:rel-column-width="9671*"/>
    </style:style>
    <style:style style:name="Table50.E" style:family="table-column">
      <style:table-column-properties style:column-width="0.8486in" style:rel-column-width="14387*"/>
    </style:style>
    <style:style style:name="Table50.A1" style:family="table-cell">
      <style:table-cell-properties fo:padding="0.0382in" fo:border-left="0.0007in solid #000000" fo:border-right="none" fo:border-top="0.0007in solid #000000" fo:border-bottom="0.0007in solid #000000"/>
    </style:style>
    <style:style style:name="Table50.E1" style:family="table-cell">
      <style:table-cell-properties fo:padding="0.0382in" fo:border="0.0007in solid #000000"/>
    </style:style>
    <style:style style:name="Table50.A2" style:family="table-cell">
      <style:table-cell-properties fo:padding="0.0382in" fo:border-left="0.0007in solid #000000" fo:border-right="none" fo:border-top="none" fo:border-bottom="none"/>
    </style:style>
    <style:style style:name="Table50.C2" style:family="table-cell">
      <style:table-cell-properties fo:padding="0.0382in" fo:border="none"/>
    </style:style>
    <style:style style:name="Table50.E2" style:family="table-cell">
      <style:table-cell-properties fo:padding="0.0382in" fo:border-left="0.0007in solid #000000" fo:border-right="0.0007in solid #000000" fo:border-top="none" fo:border-bottom="none"/>
    </style:style>
    <style:style style:name="Table50.D3" style:family="table-cell" style:data-style-name="N0">
      <style:table-cell-properties fo:padding="0.0382in" fo:border="none"/>
    </style:style>
    <style:style style:name="Table50.A5" style:family="table-cell">
      <style:table-cell-properties fo:padding="0.0382in" fo:border-left="0.0007in solid #000000" fo:border-right="none" fo:border-top="none" fo:border-bottom="0.0007in solid #000000"/>
    </style:style>
    <style:style style:name="Table50.C5" style:family="table-cell">
      <style:table-cell-properties fo:padding="0.0382in" fo:border-left="none" fo:border-right="none" fo:border-top="none" fo:border-bottom="0.0007in solid #000000"/>
    </style:style>
    <style:style style:name="Table50.D5" style:family="table-cell" style:data-style-name="N0">
      <style:table-cell-properties fo:padding="0.0382in" fo:border-left="none" fo:border-right="none" fo:border-top="none" fo:border-bottom="0.0007in solid #000000"/>
    </style:style>
    <style:style style:name="Table50.E5" style:family="table-cell">
      <style:table-cell-properties fo:padding="0.0382in" fo:border-left="0.0007in solid #000000" fo:border-right="0.0007in solid #000000" fo:border-top="none" fo:border-bottom="0.0007in solid #000000"/>
    </style:style>
    <style:style style:name="Table51" style:family="table">
      <style:table-properties style:width="3.8667in" fo:margin-left="1.4181in" fo:margin-right="1.4153in" table:align="margins" fo:keep-with-next="always"/>
    </style:style>
    <style:style style:name="Table51.A" style:family="table-column">
      <style:table-column-properties style:column-width="1.3069in" style:rel-column-width="22156*"/>
    </style:style>
    <style:style style:name="Table51.B" style:family="table-column">
      <style:table-column-properties style:column-width="0.55in" style:rel-column-width="9327*"/>
    </style:style>
    <style:style style:name="Table51.C" style:family="table-column">
      <style:table-column-properties style:column-width="0.5896in" style:rel-column-width="9994*"/>
    </style:style>
    <style:style style:name="Table51.D" style:family="table-column">
      <style:table-column-properties style:column-width="0.5708in" style:rel-column-width="9671*"/>
    </style:style>
    <style:style style:name="Table51.E" style:family="table-column">
      <style:table-column-properties style:column-width="0.8486in" style:rel-column-width="14387*"/>
    </style:style>
    <style:style style:name="Table51.A1" style:family="table-cell">
      <style:table-cell-properties fo:padding="0.0382in" fo:border-left="0.0007in solid #000000" fo:border-right="none" fo:border-top="0.0007in solid #000000" fo:border-bottom="0.0007in solid #000000"/>
    </style:style>
    <style:style style:name="Table51.E1" style:family="table-cell">
      <style:table-cell-properties fo:padding="0.0382in" fo:border="0.0007in solid #000000"/>
    </style:style>
    <style:style style:name="Table51.A2" style:family="table-cell">
      <style:table-cell-properties fo:padding="0.0382in" fo:border-left="0.0007in solid #000000" fo:border-right="none" fo:border-top="none" fo:border-bottom="none"/>
    </style:style>
    <style:style style:name="Table51.C2" style:family="table-cell">
      <style:table-cell-properties fo:padding="0.0382in" fo:border="none"/>
    </style:style>
    <style:style style:name="Table51.E2" style:family="table-cell">
      <style:table-cell-properties fo:padding="0.0382in" fo:border-left="0.0007in solid #000000" fo:border-right="0.0007in solid #000000" fo:border-top="none" fo:border-bottom="none"/>
    </style:style>
    <style:style style:name="Table51.D3" style:family="table-cell" style:data-style-name="N0">
      <style:table-cell-properties fo:padding="0.0382in" fo:border="none"/>
    </style:style>
    <style:style style:name="Table51.A11" style:family="table-cell">
      <style:table-cell-properties fo:padding="0.0382in" fo:border-left="0.0007in solid #000000" fo:border-right="none" fo:border-top="none" fo:border-bottom="0.0007in solid #000000"/>
    </style:style>
    <style:style style:name="Table51.C11" style:family="table-cell">
      <style:table-cell-properties fo:padding="0.0382in" fo:border-left="none" fo:border-right="none" fo:border-top="none" fo:border-bottom="0.0007in solid #000000"/>
    </style:style>
    <style:style style:name="Table51.D11" style:family="table-cell" style:data-style-name="N0">
      <style:table-cell-properties fo:padding="0.0382in" fo:border-left="none" fo:border-right="none" fo:border-top="none" fo:border-bottom="0.0007in solid #000000"/>
    </style:style>
    <style:style style:name="Table51.E11" style:family="table-cell">
      <style:table-cell-properties fo:padding="0.0382in" fo:border-left="0.0007in solid #000000" fo:border-right="0.0007in solid #000000" fo:border-top="none" fo:border-bottom="0.0007in solid #000000"/>
    </style:style>
    <style:style style:name="Table52" style:family="table">
      <style:table-properties style:width="3.8743in" fo:margin-left="1.4104in" fo:margin-right="1.4153in" table:align="margins" fo:keep-with-next="always"/>
    </style:style>
    <style:style style:name="Table52.A" style:family="table-column">
      <style:table-column-properties style:column-width="1.3188in" style:rel-column-width="22303*"/>
    </style:style>
    <style:style style:name="Table52.B" style:family="table-column">
      <style:table-column-properties style:column-width="0.5507in" style:rel-column-width="9320*"/>
    </style:style>
    <style:style style:name="Table52.C" style:family="table-column">
      <style:table-column-properties style:column-width="0.5903in" style:rel-column-width="9986*"/>
    </style:style>
    <style:style style:name="Table52.D" style:family="table-column">
      <style:table-column-properties style:column-width="0.5708in" style:rel-column-width="9653*"/>
    </style:style>
    <style:style style:name="Table52.E" style:family="table-column">
      <style:table-column-properties style:column-width="0.8438in" style:rel-column-width="14273*"/>
    </style:style>
    <style:style style:name="Table52.A1" style:family="table-cell">
      <style:table-cell-properties fo:padding="0.0382in" fo:border-left="0.0007in solid #000000" fo:border-right="none" fo:border-top="0.0007in solid #000000" fo:border-bottom="none"/>
    </style:style>
    <style:style style:name="Table52.E1" style:family="table-cell">
      <style:table-cell-properties fo:padding="0.0382in" fo:border-left="0.0007in solid #000000" fo:border-right="0.0007in solid #000000" fo:border-top="0.0007in solid #000000" fo:border-bottom="none"/>
    </style:style>
    <style:style style:name="Table52.A2" style:family="table-cell">
      <style:table-cell-properties fo:padding="0.0382in" fo:border-left="0.0007in solid #000000" fo:border-right="none" fo:border-top="none" fo:border-bottom="none"/>
    </style:style>
    <style:style style:name="Table52.C2" style:family="table-cell">
      <style:table-cell-properties fo:padding="0.0382in" fo:border="none"/>
    </style:style>
    <style:style style:name="Table52.E2" style:family="table-cell">
      <style:table-cell-properties fo:padding="0.0382in" fo:border-left="0.0007in solid #000000" fo:border-right="0.0007in solid #000000" fo:border-top="none" fo:border-bottom="none"/>
    </style:style>
    <style:style style:name="Table52.D3" style:family="table-cell" style:data-style-name="N0">
      <style:table-cell-properties fo:padding="0.0382in" fo:border="none"/>
    </style:style>
    <style:style style:name="Table52.A11" style:family="table-cell">
      <style:table-cell-properties fo:padding="0.0382in" fo:border-left="0.0007in solid #000000" fo:border-right="none" fo:border-top="none" fo:border-bottom="0.0007in solid #000000"/>
    </style:style>
    <style:style style:name="Table52.C11" style:family="table-cell">
      <style:table-cell-properties fo:padding="0.0382in" fo:border-left="none" fo:border-right="none" fo:border-top="none" fo:border-bottom="0.0007in solid #000000"/>
    </style:style>
    <style:style style:name="Table52.D11" style:family="table-cell" style:data-style-name="N0">
      <style:table-cell-properties fo:padding="0.0382in" fo:border-left="none" fo:border-right="none" fo:border-top="none" fo:border-bottom="0.0007in solid #000000"/>
    </style:style>
    <style:style style:name="Table52.E11" style:family="table-cell">
      <style:table-cell-properties fo:padding="0.0382in" fo:border-left="0.0007in solid #000000" fo:border-right="0.0007in solid #000000" fo:border-top="none" fo:border-bottom="0.0007in solid #000000"/>
    </style:style>
    <style:style style:name="Table54" style:family="table">
      <style:table-properties style:width="6.7708in" fo:margin-left="-0.0701in" fo:margin-right="-0.0007in" table:align="margins"/>
    </style:style>
    <style:style style:name="Table54.A" style:family="table-column">
      <style:table-column-properties style:column-width="1.1972in" style:rel-column-width="11587*"/>
    </style:style>
    <style:style style:name="Table54.B" style:family="table-column">
      <style:table-column-properties style:column-width="2.0403in" style:rel-column-width="19747*"/>
    </style:style>
    <style:style style:name="Table54.C" style:family="table-column">
      <style:table-column-properties style:column-width="3.5333in" style:rel-column-width="34201*"/>
    </style:style>
    <style:style style:name="Table54.A1" style:family="table-cell">
      <style:table-cell-properties fo:padding="0.0382in" fo:border-left="none" fo:border-right="none" fo:border-top="none" fo:border-bottom="0.0007in solid #000000"/>
    </style:style>
    <style:style style:name="Table54.A2" style:family="table-cell">
      <style:table-cell-properties fo:padding="0.0382in" fo:border-left="0.0007in solid #000000" fo:border-right="none" fo:border-top="none" fo:border-bottom="0.0007in solid #000000"/>
    </style:style>
    <style:style style:name="Table54.C2" style:family="table-cell">
      <style:table-cell-properties fo:padding="0.0382in" fo:border-left="0.0007in solid #000000" fo:border-right="0.0007in solid #000000" fo:border-top="none" fo:border-bottom="0.0007in solid #000000"/>
    </style:style>
    <style:style style:name="Table55" style:family="table">
      <style:table-properties style:width="6.7in" table:align="margins"/>
    </style:style>
    <style:style style:name="Table55.A" style:family="table-column">
      <style:table-column-properties style:column-width="1.2007in" style:rel-column-width="11746*"/>
    </style:style>
    <style:style style:name="Table55.B" style:family="table-column">
      <style:table-column-properties style:column-width="1.6431in" style:rel-column-width="16074*"/>
    </style:style>
    <style:style style:name="Table55.C" style:family="table-column">
      <style:table-column-properties style:column-width="3.8556in" style:rel-column-width="37715*"/>
    </style:style>
    <style:style style:name="Table55.A1" style:family="table-cell">
      <style:table-cell-properties fo:padding="0.0382in" fo:border-left="none" fo:border-right="none" fo:border-top="none" fo:border-bottom="0.0007in solid #000000"/>
    </style:style>
    <style:style style:name="Table55.A2" style:family="table-cell">
      <style:table-cell-properties fo:padding="0.0382in" fo:border-left="0.0007in solid #000000" fo:border-right="none" fo:border-top="none" fo:border-bottom="0.0007in solid #000000"/>
    </style:style>
    <style:style style:name="Table55.C2" style:family="table-cell">
      <style:table-cell-properties fo:padding="0.0382in" fo:border-left="0.0007in solid #000000" fo:border-right="0.0007in solid #000000" fo:border-top="none" fo:border-bottom="0.0007in solid #000000"/>
    </style:style>
    <style:style style:name="Table57" style:family="table">
      <style:table-properties style:width="6.7in" table:align="margins"/>
    </style:style>
    <style:style style:name="Table57.A" style:family="table-column">
      <style:table-column-properties style:column-width="1.0639in" style:rel-column-width="10407*"/>
    </style:style>
    <style:style style:name="Table57.B" style:family="table-column">
      <style:table-column-properties style:column-width="1.8542in" style:rel-column-width="18135*"/>
    </style:style>
    <style:style style:name="Table57.C" style:family="table-column">
      <style:table-column-properties style:column-width="3.7819in" style:rel-column-width="36993*"/>
    </style:style>
    <style:style style:name="Table57.A1" style:family="table-cell">
      <style:table-cell-properties fo:padding="0.0382in" fo:border-left="none" fo:border-right="none" fo:border-top="none" fo:border-bottom="0.0007in solid #000000"/>
    </style:style>
    <style:style style:name="Table57.A2" style:family="table-cell">
      <style:table-cell-properties fo:padding="0.0382in" fo:border-left="0.0007in solid #000000" fo:border-right="none" fo:border-top="none" fo:border-bottom="0.0007in solid #000000"/>
    </style:style>
    <style:style style:name="Table57.C2" style:family="table-cell">
      <style:table-cell-properties fo:padding="0.0382in" fo:border-left="0.0007in solid #000000" fo:border-right="0.0007in solid #000000" fo:border-top="none" fo:border-bottom="0.0007in solid #000000"/>
    </style:style>
    <style:style style:name="Table56" style:family="table">
      <style:table-properties style:width="6.7in" table:align="margins"/>
    </style:style>
    <style:style style:name="Table56.A" style:family="table-column">
      <style:table-column-properties style:column-width="1.0326in" style:rel-column-width="10098*"/>
    </style:style>
    <style:style style:name="Table56.B" style:family="table-column">
      <style:table-column-properties style:column-width="1.1799in" style:rel-column-width="11540*"/>
    </style:style>
    <style:style style:name="Table56.C" style:family="table-column">
      <style:table-column-properties style:column-width="4.4875in" style:rel-column-width="43897*"/>
    </style:style>
    <style:style style:name="Table56.A1" style:family="table-cell">
      <style:table-cell-properties fo:padding="0.0382in" fo:border-left="none" fo:border-right="none" fo:border-top="none" fo:border-bottom="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73" style:family="table">
      <style:table-properties style:width="5.3125in" fo:margin-left="0.1938in" fo:margin-right="1.1938in" table:align="margins"/>
    </style:style>
    <style:style style:name="Table73.A" style:family="table-column">
      <style:table-column-properties style:column-width="1.2285in" style:rel-column-width="15154*"/>
    </style:style>
    <style:style style:name="Table73.B" style:family="table-column">
      <style:table-column-properties style:column-width="4.084in" style:rel-column-width="50381*"/>
    </style:style>
    <style:style style:name="Table73.1" style:family="table-row">
      <style:table-row-properties style:keep-together="false" fo:keep-together="always"/>
    </style:style>
    <style:style style:name="Table73.A1" style:family="table-cell">
      <style:table-cell-properties fo:padding="0.0382in" fo:border="none"/>
    </style:style>
    <style:style style:name="Table74" style:family="table">
      <style:table-properties style:width="5.5667in" fo:margin-left="0.2146in" fo:margin-right="0.9188in" table:align="margins"/>
    </style:style>
    <style:style style:name="Table74.A" style:family="table-column">
      <style:table-column-properties style:column-width="0.7708in" style:rel-column-width="9074*"/>
    </style:style>
    <style:style style:name="Table74.B" style:family="table-column">
      <style:table-column-properties style:column-width="4.7958in" style:rel-column-width="56461*"/>
    </style:style>
    <style:style style:name="Table74.A1" style:family="table-cell">
      <style:table-cell-properties fo:padding="0.0382in" fo:border="none"/>
    </style:style>
    <style:style style:name="Table75" style:family="table">
      <style:table-properties style:width="6.2813in" fo:margin-left="0.2097in" fo:margin-right="0.209in" table:align="margins" fo:keep-with-next="always"/>
    </style:style>
    <style:style style:name="Table75.A" style:family="table-column">
      <style:table-column-properties style:column-width="0.75in" style:rel-column-width="7825*"/>
    </style:style>
    <style:style style:name="Table75.B" style:family="table-column">
      <style:table-column-properties style:column-width="1.7292in" style:rel-column-width="18041*"/>
    </style:style>
    <style:style style:name="Table75.C" style:family="table-column">
      <style:table-column-properties style:column-width="3.8021in" style:rel-column-width="39669*"/>
    </style:style>
    <style:style style:name="Table75.A1" style:family="table-cell">
      <style:table-cell-properties fo:padding="0.0382in" fo:border-left="none" fo:border-right="none" fo:border-top="none" fo:border-bottom="0.0007in solid #000000"/>
    </style:style>
    <style:style style:name="Table75.A2" style:family="table-cell">
      <style:table-cell-properties fo:padding="0.0382in" fo:border-left="0.0007in solid #000000" fo:border-right="none" fo:border-top="none" fo:border-bottom="0.0007in solid #000000"/>
    </style:style>
    <style:style style:name="Table75.C2" style:family="table-cell">
      <style:table-cell-properties fo:padding="0.0382in" fo:border-left="0.0007in solid #000000" fo:border-right="0.0007in solid #000000" fo:border-top="none" fo:border-bottom="0.0007in solid #000000"/>
    </style:style>
    <style:style style:name="Table76" style:family="table">
      <style:table-properties style:width="3.7in" table:align="center"/>
    </style:style>
    <style:style style:name="Table76.A" style:family="table-column">
      <style:table-column-properties style:column-width="0.8854in"/>
    </style:style>
    <style:style style:name="Table76.B" style:family="table-column">
      <style:table-column-properties style:column-width="2.8146in"/>
    </style:style>
    <style:style style:name="Table76.A1" style:family="table-cell">
      <style:table-cell-properties fo:background-color="#0000ff" fo:padding="0.0382in" fo:border="0.0007in solid #000000">
        <style:background-image/>
      </style:table-cell-properties>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4.9701in" table:align="center" fo:keep-with-next="always" style:may-break-between-rows="false"/>
    </style:style>
    <style:style style:name="Table77.A" style:family="table-column">
      <style:table-column-properties style:column-width="1.0417in"/>
    </style:style>
    <style:style style:name="Table77.B" style:family="table-column">
      <style:table-column-properties style:column-width="0.9063in"/>
    </style:style>
    <style:style style:name="Table77.C" style:family="table-column">
      <style:table-column-properties style:column-width="3.0222in"/>
    </style:style>
    <style:style style:name="Table77.A1" style:family="table-cell">
      <style:table-cell-properties fo:padding="0.0382in" fo:border-left="none" fo:border-right="none" fo:border-top="none" fo:border-bottom="0.0007in solid #000000"/>
    </style:style>
    <style:style style:name="Table77.A2" style:family="table-cell">
      <style:table-cell-properties fo:padding="0.0382in" fo:border-left="0.0007in solid #000000" fo:border-right="none" fo:border-top="none" fo:border-bottom="0.0007in solid #000000"/>
    </style:style>
    <style:style style:name="Table77.C2" style:family="table-cell">
      <style:table-cell-properties fo:padding="0.0382in" fo:border-left="0.0007in solid #000000" fo:border-right="0.0007in solid #000000" fo:border-top="none" fo:border-bottom="0.0007in solid #000000"/>
    </style:style>
    <style:style style:name="Table78" style:family="table">
      <style:table-properties style:width="2.6299in" table:align="center" fo:keep-with-next="always" style:may-break-between-rows="false"/>
    </style:style>
    <style:style style:name="Table78.A" style:family="table-column">
      <style:table-column-properties style:column-width="1.0333in"/>
    </style:style>
    <style:style style:name="Table78.B" style:family="table-column">
      <style:table-column-properties style:column-width="1.5965in"/>
    </style:style>
    <style:style style:name="Table78.A1" style:family="table-cell">
      <style:table-cell-properties fo:padding="0.0382in" fo:border-left="none" fo:border-right="none" fo:border-top="none" fo:border-bottom="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6.6979in" table:align="left" fo:keep-with-next="always" style:may-break-between-rows="false"/>
    </style:style>
    <style:style style:name="Table79.A" style:family="table-column">
      <style:table-column-properties style:column-width="1.0104in"/>
    </style:style>
    <style:style style:name="Table79.B" style:family="table-column">
      <style:table-column-properties style:column-width="2.1771in"/>
    </style:style>
    <style:style style:name="Table79.C" style:family="table-column">
      <style:table-column-properties style:column-width="3.5104in"/>
    </style:style>
    <style:style style:name="Table79.A1" style:family="table-cell">
      <style:table-cell-properties fo:padding="0.0382in" fo:border-left="none" fo:border-right="none" fo:border-top="none" fo:border-bottom="0.0007in solid #000000"/>
    </style:style>
    <style:style style:name="Table79.A2" style:family="table-cell">
      <style:table-cell-properties fo:padding="0.0382in" fo:border-left="0.0007in solid #000000" fo:border-right="none" fo:border-top="none" fo:border-bottom="0.0007in solid #000000"/>
    </style:style>
    <style:style style:name="Table79.C2" style:family="table-cell">
      <style:table-cell-properties fo:padding="0.0382in" fo:border-left="0.0007in solid #000000" fo:border-right="0.0007in solid #000000" fo:border-top="none" fo:border-bottom="0.0007in solid #000000"/>
    </style:style>
    <style:style style:name="Table60" style:family="table">
      <style:table-properties style:width="6.5in" table:align="center" fo:keep-with-next="always"/>
    </style:style>
    <style:style style:name="Table60.A" style:family="table-column">
      <style:table-column-properties style:column-width="1.1479in"/>
    </style:style>
    <style:style style:name="Table60.B" style:family="table-column">
      <style:table-column-properties style:column-width="0.5743in"/>
    </style:style>
    <style:style style:name="Table60.C" style:family="table-column">
      <style:table-column-properties style:column-width="2.8701in"/>
    </style:style>
    <style:style style:name="Table60.D" style:family="table-column">
      <style:table-column-properties style:column-width="1.9076in"/>
    </style:style>
    <style:style style:name="Table60.A1" style:family="table-cell" style:data-style-name="N100">
      <style:table-cell-properties fo:padding="0.0382in" fo:border="none"/>
    </style:style>
    <style:style style:name="Table60.B1" style:family="table-cell">
      <style:table-cell-properties fo:padding="0.0382in" fo:border="none"/>
    </style:style>
    <style:style style:name="Table61" style:family="table">
      <style:table-properties style:width="6.5007in" table:align="center" fo:keep-with-next="always"/>
    </style:style>
    <style:style style:name="Table61.A" style:family="table-column">
      <style:table-column-properties style:column-width="1.1479in"/>
    </style:style>
    <style:style style:name="Table61.B" style:family="table-column">
      <style:table-column-properties style:column-width="0.5743in"/>
    </style:style>
    <style:style style:name="Table61.C" style:family="table-column">
      <style:table-column-properties style:column-width="2.559in"/>
    </style:style>
    <style:style style:name="Table61.D" style:family="table-column">
      <style:table-column-properties style:column-width="2.2194in"/>
    </style:style>
    <style:style style:name="Table61.A1" style:family="table-cell" style:data-style-name="N100">
      <style:table-cell-properties fo:padding="0.0382in" fo:border="none"/>
    </style:style>
    <style:style style:name="Table61.B1" style:family="table-cell">
      <style:table-cell-properties fo:padding="0.0382in" fo:border="none"/>
    </style:style>
    <style:style style:name="Table59" style:family="table">
      <style:table-properties style:width="6.5403in" table:align="center" fo:keep-with-next="auto"/>
    </style:style>
    <style:style style:name="Table59.A" style:family="table-column">
      <style:table-column-properties style:column-width="0.791in"/>
    </style:style>
    <style:style style:name="Table59.B" style:family="table-column">
      <style:table-column-properties style:column-width="2.125in"/>
    </style:style>
    <style:style style:name="Table59.C" style:family="table-column">
      <style:table-column-properties style:column-width="1.0722in"/>
    </style:style>
    <style:style style:name="Table59.D" style:family="table-column">
      <style:table-column-properties style:column-width="0.6875in"/>
    </style:style>
    <style:style style:name="Table59.E" style:family="table-column">
      <style:table-column-properties style:column-width="1.8646in"/>
    </style:style>
    <style:style style:name="Table59.A1" style:family="table-cell">
      <style:table-cell-properties fo:padding="0.0382in" fo:border-left="none" fo:border-right="none" fo:border-top="none" fo:border-bottom="0.0007in solid #000000"/>
    </style:style>
    <style:style style:name="Table59.A2" style:family="table-cell">
      <style:table-cell-properties fo:padding="0.0382in" fo:border-left="0.0007in solid #000000" fo:border-right="none" fo:border-top="none" fo:border-bottom="0.0007in solid #000000"/>
    </style:style>
    <style:style style:name="Table59.E2" style:family="table-cell">
      <style:table-cell-properties fo:padding="0.0382in" fo:border-left="0.0007in solid #000000" fo:border-right="0.0007in solid #000000" fo:border-top="none" fo:border-bottom="0.0007in solid #000000"/>
    </style:style>
    <style:style style:name="Table59.A3" style:family="table-cell" style:data-style-name="N99">
      <style:table-cell-properties fo:padding="0.0382in" fo:border-left="0.0007in solid #000000" fo:border-right="none" fo:border-top="none" fo:border-bottom="0.0007in solid #000000"/>
    </style:style>
    <style:style style:name="Table59.A15" style:family="table-cell" style:data-style-name="N0">
      <style:table-cell-properties fo:padding="0.0382in" fo:border-left="0.0007in solid #000000" fo:border-right="none" fo:border-top="none" fo:border-bottom="0.0007in solid #000000"/>
    </style:style>
    <style:style style:name="Table62" style:family="table">
      <style:table-properties style:width="5.4167in" table:align="left"/>
    </style:style>
    <style:style style:name="Table62.A" style:family="table-column">
      <style:table-column-properties style:column-width="0.9479in"/>
    </style:style>
    <style:style style:name="Table62.B" style:family="table-column">
      <style:table-column-properties style:column-width="4.4688in"/>
    </style:style>
    <style:style style:name="Table62.A1" style:family="table-cell">
      <style:table-cell-properties fo:padding="0.0382in" fo:border="none"/>
    </style:style>
    <style:style style:name="Table63" style:family="table">
      <style:table-properties style:width="6.5597in" table:align="center" style:may-break-between-rows="false"/>
    </style:style>
    <style:style style:name="Table63.A" style:family="table-column">
      <style:table-column-properties style:column-width="0.7597in"/>
    </style:style>
    <style:style style:name="Table63.B" style:family="table-column">
      <style:table-column-properties style:column-width="1.6347in"/>
    </style:style>
    <style:style style:name="Table63.C" style:family="table-column">
      <style:table-column-properties style:column-width="0.875in"/>
    </style:style>
    <style:style style:name="Table63.D" style:family="table-column">
      <style:table-column-properties style:column-width="0.6139in"/>
    </style:style>
    <style:style style:name="Table63.E" style:family="table-column">
      <style:table-column-properties style:column-width="2.6764in"/>
    </style:style>
    <style:style style:name="Table63.1" style:family="table-row">
      <style:table-row-properties style:min-row-height="0.2917in" style:keep-together="false" fo:keep-together="always"/>
    </style:style>
    <style:style style:name="Table63.A1" style:family="table-cell">
      <style:table-cell-properties fo:padding="0.0382in" fo:border-left="none" fo:border-right="none" fo:border-top="none" fo:border-bottom="0.0007in solid #000000"/>
    </style:style>
    <style:style style:name="Table63.2" style:family="table-row">
      <style:table-row-properties style:keep-together="false" fo:keep-together="always"/>
    </style:style>
    <style:style style:name="Table63.A2" style:family="table-cell">
      <style:table-cell-properties fo:padding="0.0382in" fo:border-left="0.0007in solid #000000" fo:border-right="none" fo:border-top="none" fo:border-bottom="0.0007in solid #000000"/>
    </style:style>
    <style:style style:name="Table63.E2" style:family="table-cell">
      <style:table-cell-properties fo:padding="0.0382in" fo:border-left="0.0007in solid #000000" fo:border-right="0.0007in solid #000000" fo:border-top="none" fo:border-bottom="0.0007in solid #000000"/>
    </style:style>
    <style:style style:name="Table63.A3" style:family="table-cell" style:data-style-name="N100">
      <style:table-cell-properties fo:padding="0.0382in" fo:border-left="0.0007in solid #000000" fo:border-right="none" fo:border-top="none" fo:border-bottom="0.0007in solid #000000"/>
    </style:style>
    <style:style style:name="Table64" style:family="table">
      <style:table-properties style:width="5.4167in" table:align="left"/>
    </style:style>
    <style:style style:name="Table64.A" style:family="table-column">
      <style:table-column-properties style:column-width="0.9479in"/>
    </style:style>
    <style:style style:name="Table64.B" style:family="table-column">
      <style:table-column-properties style:column-width="4.4688in"/>
    </style:style>
    <style:style style:name="Table64.A1" style:family="table-cell">
      <style:table-cell-properties fo:padding="0.0382in" fo:border="none"/>
    </style:style>
    <style:style style:name="Table65" style:family="table">
      <style:table-properties style:width="4.0097in" table:align="center" fo:keep-with-next="always"/>
    </style:style>
    <style:style style:name="Table65.A" style:family="table-column">
      <style:table-column-properties style:column-width="0.7583in"/>
    </style:style>
    <style:style style:name="Table65.B" style:family="table-column">
      <style:table-column-properties style:column-width="2.2722in"/>
    </style:style>
    <style:style style:name="Table65.C" style:family="table-column">
      <style:table-column-properties style:column-width="0.9792in"/>
    </style:style>
    <style:style style:name="Table65.A1" style:family="table-cell">
      <style:table-cell-properties fo:padding="0.0382in" fo:border-left="none" fo:border-right="none" fo:border-top="none" fo:border-bottom="0.0007in solid #000000"/>
    </style:style>
    <style:style style:name="Table65.A2" style:family="table-cell">
      <style:table-cell-properties fo:padding="0.0382in" fo:border-left="0.0007in solid #000000" fo:border-right="none" fo:border-top="none" fo:border-bottom="0.0007in solid #000000"/>
    </style:style>
    <style:style style:name="Table65.C2" style:family="table-cell">
      <style:table-cell-properties fo:padding="0.0382in" fo:border-left="0.0007in solid #000000" fo:border-right="0.0007in solid #000000" fo:border-top="none" fo:border-bottom="0.0007in solid #000000"/>
    </style:style>
    <style:style style:name="Table65.A3" style:family="table-cell" style:data-style-name="N100">
      <style:table-cell-properties fo:padding="0.0382in" fo:border-left="0.0007in solid #000000" fo:border-right="none" fo:border-top="none" fo:border-bottom="0.0007in solid #000000"/>
    </style:style>
    <style:style style:name="Table65.C3" style:family="table-cell" style:data-style-name="N100">
      <style:table-cell-properties fo:padding="0.0382in" fo:border-left="0.0007in solid #000000" fo:border-right="0.0007in solid #000000" fo:border-top="none" fo:border-bottom="0.0007in solid #000000"/>
    </style:style>
    <style:style style:name="Table66" style:family="table">
      <style:table-properties style:width="5.4167in" table:align="left"/>
    </style:style>
    <style:style style:name="Table66.A" style:family="table-column">
      <style:table-column-properties style:column-width="0.9479in"/>
    </style:style>
    <style:style style:name="Table66.B" style:family="table-column">
      <style:table-column-properties style:column-width="4.4688in"/>
    </style:style>
    <style:style style:name="Table66.A1" style:family="table-cell">
      <style:table-cell-properties fo:padding="0.0382in" fo:border="none"/>
    </style:style>
    <style:style style:name="Table67" style:family="table">
      <style:table-properties style:width="6.7188in" table:align="left"/>
    </style:style>
    <style:style style:name="Table67.A" style:family="table-column">
      <style:table-column-properties style:column-width="1.4583in"/>
    </style:style>
    <style:style style:name="Table67.B" style:family="table-column">
      <style:table-column-properties style:column-width="5.2604in"/>
    </style:style>
    <style:style style:name="Table67.A1" style:family="table-cell">
      <style:table-cell-properties fo:padding="0.0382in" fo:border="none"/>
    </style:style>
    <style:style style:name="Table68" style:family="table">
      <style:table-properties style:width="6.6979in" table:align="left"/>
    </style:style>
    <style:style style:name="Table68.A" style:family="table-column">
      <style:table-column-properties style:column-width="2.6042in"/>
    </style:style>
    <style:style style:name="Table68.B" style:family="table-column">
      <style:table-column-properties style:column-width="4.0938in"/>
    </style:style>
    <style:style style:name="Table68.A1" style:family="table-cell">
      <style:table-cell-properties fo:padding="0.0382in" fo:border-left="none" fo:border-right="none" fo:border-top="none" fo:border-bottom="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6.6979in" fo:margin-left="-0.0146in" fo:margin-right="0.0167in" table:align="margins" fo:keep-with-next="auto"/>
    </style:style>
    <style:style style:name="Table69.A" style:family="table-column">
      <style:table-column-properties style:column-width="0.9583in" style:rel-column-width="9376*"/>
    </style:style>
    <style:style style:name="Table69.B" style:family="table-column">
      <style:table-column-properties style:column-width="3.4271in" style:rel-column-width="33531*"/>
    </style:style>
    <style:style style:name="Table69.C" style:family="table-column">
      <style:table-column-properties style:column-width="2.3125in" style:rel-column-width="22628*"/>
    </style:style>
    <style:style style:name="Table69.A1" style:family="table-cell">
      <style:table-cell-properties fo:padding="0.0382in" fo:border-left="none" fo:border-right="none" fo:border-top="none" fo:border-bottom="0.0007in solid #000000"/>
    </style:style>
    <style:style style:name="Table69.A2" style:family="table-cell">
      <style:table-cell-properties fo:padding="0.0382in" fo:border-left="0.0007in solid #000000" fo:border-right="none" fo:border-top="none" fo:border-bottom="0.0007in solid #000000"/>
    </style:style>
    <style:style style:name="Table69.C2" style:family="table-cell">
      <style:table-cell-properties fo:padding="0.0382in" fo:border-left="0.0007in solid #000000" fo:border-right="0.0007in solid #000000" fo:border-top="none" fo:border-bottom="0.0007in solid #000000"/>
    </style:style>
    <style:style style:name="Table58" style:family="table">
      <style:table-properties style:width="6.6299in" table:align="center"/>
    </style:style>
    <style:style style:name="Table58.A" style:family="table-column">
      <style:table-column-properties style:column-width="1.1979in"/>
    </style:style>
    <style:style style:name="Table58.B" style:family="table-column">
      <style:table-column-properties style:column-width="3.3917in"/>
    </style:style>
    <style:style style:name="Table58.C" style:family="table-column">
      <style:table-column-properties style:column-width="0.2903in"/>
    </style:style>
    <style:style style:name="Table58.F" style:family="table-column">
      <style:table-column-properties style:column-width="0.3597in"/>
    </style:style>
    <style:style style:name="Table58.G" style:family="table-column">
      <style:table-column-properties style:column-width="0.35in"/>
    </style:style>
    <style:style style:name="Table58.H" style:family="table-column">
      <style:table-column-properties style:column-width="0.4597in"/>
    </style:style>
    <style:style style:name="Table58.A1" style:family="table-cell">
      <style:table-cell-properties fo:padding="0.0382in" fo:border="none"/>
    </style:style>
    <style:style style:name="Table58.C2" style:family="table-cell">
      <style:table-cell-properties fo:padding="0.0382in" fo:border-left="0.0007in solid #000000" fo:border-right="none" fo:border-top="0.0007in solid #000000" fo:border-bottom="0.0007in solid #000000"/>
    </style:style>
    <style:style style:name="Table58.H2" style:family="table-cell">
      <style:table-cell-properties fo:padding="0.0382in" fo:border="0.0007in solid #000000"/>
    </style:style>
    <style:style style:name="Table58.C3" style:family="table-cell">
      <style:table-cell-properties fo:padding="0.0382in" fo:border-left="0.0007in solid #000000" fo:border-right="none" fo:border-top="none" fo:border-bottom="0.0007in solid #000000"/>
    </style:style>
    <style:style style:name="Table58.H3" style:family="table-cell">
      <style:table-cell-properties fo:padding="0.0382in" fo:border-left="0.0007in solid #000000" fo:border-right="0.0007in solid #000000" fo:border-top="none" fo:border-bottom="0.0007in solid #000000"/>
    </style:style>
    <style:style style:name="Table72" style:family="table">
      <style:table-properties style:width="6.6979in" fo:margin-left="-0.0146in" fo:margin-right="0.0167in" table:align="margins" fo:keep-with-next="always"/>
    </style:style>
    <style:style style:name="Table72.A" style:family="table-column">
      <style:table-column-properties style:column-width="0.9576in" style:rel-column-width="9369*"/>
    </style:style>
    <style:style style:name="Table72.B" style:family="table-column">
      <style:table-column-properties style:column-width="3.4271in" style:rel-column-width="33531*"/>
    </style:style>
    <style:style style:name="Table72.C" style:family="table-column">
      <style:table-column-properties style:column-width="2.3132in" style:rel-column-width="22635*"/>
    </style:style>
    <style:style style:name="Table72.A1" style:family="table-cell">
      <style:table-cell-properties fo:padding="0.0382in" fo:border="none"/>
    </style:style>
    <style:style style:name="Table72.A2" style:family="table-cell">
      <style:table-cell-properties fo:padding="0.0382in" fo:border-left="none" fo:border-right="none" fo:border-top="none" fo:border-bottom="0.0007in solid #000000"/>
    </style:style>
    <style:style style:name="Table72.A3" style:family="table-cell">
      <style:table-cell-properties fo:padding="0.0382in" fo:border-left="0.0007in solid #000000" fo:border-right="none" fo:border-top="none" fo:border-bottom="0.0007in solid #000000"/>
    </style:style>
    <style:style style:name="Table72.C3" style:family="table-cell">
      <style:table-cell-properties fo:padding="0.0382in" fo:border-left="0.0007in solid #000000" fo:border-right="0.0007in solid #000000" fo:border-top="none" fo:border-bottom="0.0007in solid #000000"/>
    </style:style>
    <style:style style:name="Table80" style:family="table">
      <style:table-properties style:width="4.7813in" fo:margin-left="0.2in" fo:margin-right="1.7188in" table:align="margins"/>
    </style:style>
    <style:style style:name="Table80.A" style:family="table-column">
      <style:table-column-properties style:column-width="0.8854in" style:rel-column-width="12136*"/>
    </style:style>
    <style:style style:name="Table80.B" style:family="table-column">
      <style:table-column-properties style:column-width="3.8958in" style:rel-column-width="53399*"/>
    </style:style>
    <style:style style:name="Table80.A1" style:family="table-cell">
      <style:table-cell-properties fo:padding="0.0382in" fo:border="none"/>
    </style:style>
    <style:style style:name="Table81" style:family="table">
      <style:table-properties style:width="5.0201in" table:align="center" fo:keep-with-next="always"/>
    </style:style>
    <style:style style:name="Table81.A" style:family="table-column">
      <style:table-column-properties style:column-width="0.7701in"/>
    </style:style>
    <style:style style:name="Table81.B" style:family="table-column">
      <style:table-column-properties style:column-width="4.25in"/>
    </style:style>
    <style:style style:name="Table81.A1" style:family="table-cell">
      <style:table-cell-properties fo:padding="0.0382in" fo:border-left="none" fo:border-right="none" fo:border-top="none" fo:border-bottom="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1.4" style:family="table-row">
      <style:table-row-properties style:min-row-height="0.2472in"/>
    </style:style>
    <style:style style:name="P1" style:family="paragraph" style:parent-style-name="Header">
      <style:paragraph-properties style:shadow="none"/>
    </style:style>
    <style:style style:name="P2" style:family="paragraph" style:parent-style-name="Header">
      <style:paragraph-properties fo:text-align="start" style:justify-single-word="false" style:shadow="none"/>
    </style:style>
    <style:style style:name="P3" style:family="paragraph" style:parent-style-name="Preformatted_20_Text">
      <style:paragraph-properties fo:text-align="center" style:justify-single-word="false" style:shadow="none"/>
      <style:text-properties style:font-name="Times New Roman" fo:font-size="16pt" fo:language="en" fo:country="US" fo:font-weight="bold" style:font-size-asian="16pt" style:font-weight-asian="bold" style:font-size-complex="16pt" style:font-weight-complex="bold"/>
    </style:style>
    <style:style style:name="P4" style:family="paragraph" style:parent-style-name="Footer">
      <style:paragraph-properties fo:text-align="center" style:justify-single-word="false"/>
    </style:style>
    <style:style style:name="P5" style:family="paragraph" style:parent-style-name="SLIPParagraph" style:master-page-name="">
      <style:paragraph-properties style:page-number="auto"/>
    </style:style>
    <style:style style:name="P6" style:family="paragraph" style:parent-style-name="SLIPParagraph" style:master-page-name="">
      <style:paragraph-properties fo:keep-together="always" style:page-number="auto"/>
    </style:style>
    <style:style style:name="P7" style:family="paragraph" style:parent-style-name="SLIPParagraph" style:master-page-name="">
      <style:paragraph-properties style:page-number="auto" fo:keep-with-next="always"/>
    </style:style>
    <style:style style:name="P8" style:family="paragraph" style:parent-style-name="SLIPParagraph" style:master-page-name="">
      <style:paragraph-properties style:page-number="auto" fo:keep-with-next="always"/>
      <style:text-properties fo:language="en" fo:country="US"/>
    </style:style>
    <style:style style:name="P9" style:family="paragraph" style:parent-style-name="SLIPParagraph" style:master-page-name="">
      <style:paragraph-properties fo:orphans="2" fo:widows="2" style:page-number="auto" fo:keep-with-next="always"/>
      <style:text-properties fo:language="en" fo:country="US"/>
    </style:style>
    <style:style style:name="P10" style:family="paragraph" style:parent-style-name="SLIPParagraph" style:master-page-name="">
      <style:paragraph-properties style:page-number="auto" fo:keep-with-next="always"/>
      <style:text-properties fo:language="en" fo:country="US" fo:font-weight="normal" style:font-weight-asian="normal" style:font-weight-complex="normal"/>
    </style:style>
    <style:style style:name="P11" style:family="paragraph" style:parent-style-name="SLIPParagraph" style:master-page-name="">
      <style:paragraph-properties style:page-number="auto" fo:keep-with-next="always"/>
      <style:text-properties fo:font-style="normal" fo:font-weight="bold" style:font-style-asian="normal" style:font-weight-asian="bold" style:font-style-complex="normal" style:font-weight-complex="bold"/>
    </style:style>
    <style:style style:name="P12" style:family="paragraph" style:parent-style-name="SLIPParagraph" style:master-page-name="">
      <style:paragraph-properties fo:text-align="start" style:justify-single-word="false" style:page-number="auto" fo:keep-with-next="always">
        <style:tab-stops/>
      </style:paragraph-properties>
      <style:text-properties fo:font-weight="normal" style:font-weight-asian="normal" style:font-weight-complex="normal"/>
    </style:style>
    <style:style style:name="P13" style:family="paragraph" style:parent-style-name="Example" style:master-page-name="">
      <style:paragraph-properties fo:text-align="center" style:justify-single-word="false" style:page-number="auto" fo:keep-with-next="always"/>
      <style:text-properties fo:font-style="normal" fo:font-weight="bold" style:font-style-asian="normal" style:font-weight-asian="bold" style:font-style-complex="normal" style:font-weight-complex="bold"/>
    </style:style>
    <style:style style:name="P14" style:family="paragraph" style:parent-style-name="SLIPParagraph" style:master-page-name="">
      <style:paragraph-properties style:page-number="auto" fo:keep-with-next="auto"/>
    </style:style>
    <style:style style:name="P15" style:family="paragraph" style:parent-style-name="SLIPParagraph" style:master-page-name="">
      <style:paragraph-properties style:page-number="auto" fo:keep-with-next="auto"/>
      <style:text-properties style:font-name="Courier New" fo:font-size="10pt" style:font-size-asian="10pt" style:font-size-complex="10pt"/>
    </style:style>
    <style:style style:name="P16" style:family="paragraph" style:parent-style-name="SLIPParagraph" style:master-page-name="">
      <style:paragraph-properties style:page-number="auto" style:shadow="none" fo:keep-with-next="always"/>
    </style:style>
    <style:style style:name="P17" style:family="paragraph" style:parent-style-name="Text_20_body" style:master-page-name="">
      <style:paragraph-properties fo:orphans="2" fo:widows="2" style:page-number="auto" style:shadow="none"/>
    </style:style>
    <style:style style:name="P18" style:family="paragraph" style:parent-style-name="Text_20_body" style:master-page-name="">
      <style:paragraph-properties fo:orphans="2" fo:widows="2" style:page-number="auto"/>
    </style:style>
    <style:style style:name="P19" style:family="paragraph" style:parent-style-name="Text_20_body">
      <style:paragraph-properties fo:text-align="start" style:justify-single-word="false"/>
      <style:text-properties fo:font-size="20pt" fo:language="en" fo:country="US" style:font-size-asian="20pt" style:font-size-complex="20pt"/>
    </style:style>
    <style:style style:name="P20" style:family="paragraph" style:parent-style-name="Text_20_body">
      <style:paragraph-properties fo:text-align="center" style:justify-single-word="false"/>
      <style:text-properties fo:font-size="20pt" fo:language="en" fo:country="US" style:font-size-asian="20pt" style:font-size-complex="20pt"/>
    </style:style>
    <style:style style:name="P21" style:family="paragraph" style:parent-style-name="Text_20_body">
      <style:paragraph-properties fo:text-align="center" style:justify-single-word="false"/>
      <style:text-properties fo:font-size="22pt" fo:language="en" fo:country="US" style:font-size-asian="22pt" style:font-size-complex="22pt"/>
    </style:style>
    <style:style style:name="P22" style:family="paragraph" style:parent-style-name="Text_20_body">
      <style:paragraph-properties fo:orphans="2" fo:widows="2"/>
    </style:style>
    <style:style style:name="P23" style:family="paragraph" style:parent-style-name="SLIPParagraph">
      <style:text-properties fo:language="en" fo:country="US"/>
    </style:style>
    <style:style style:name="P24" style:family="paragraph" style:parent-style-name="SLIPParagraph">
      <style:paragraph-properties fo:orphans="2" fo:widows="2"/>
      <style:text-properties fo:language="en" fo:country="US"/>
    </style:style>
    <style:style style:name="P25" style:family="paragraph" style:parent-style-name="SLIPParagraph">
      <style:text-properties fo:language="en" fo:country="US" fo:font-weight="normal" style:font-weight-asian="normal" style:font-weight-complex="normal"/>
    </style:style>
    <style:style style:name="P26" style:family="paragraph" style:parent-style-name="SLIPParagraph">
      <style:text-properties fo:language="en" fo:country="US" fo:background-color="#ffffff"/>
    </style:style>
    <style:style style:name="P27" style:family="paragraph" style:parent-style-name="SLIPParagraph">
      <style:paragraph-properties fo:text-align="start" style:justify-single-word="false"/>
    </style:style>
    <style:style style:name="P28" style:family="paragraph" style:parent-style-name="SLIPParagraph">
      <style:text-properties style:font-name="Times New Roman3"/>
    </style:style>
    <style:style style:name="P29" style:family="paragraph" style:parent-style-name="SLIPParagraph">
      <style:paragraph-properties fo:text-align="center" style:justify-single-word="false"/>
    </style:style>
    <style:style style:name="P30" style:family="paragraph" style:parent-style-name="SLIPParagraph">
      <style:text-properties fo:font-weight="normal" style:font-weight-asian="normal" style:font-weight-complex="normal"/>
    </style:style>
    <style:style style:name="P31" style:family="paragraph" style:parent-style-name="SLIPParagraph">
      <style:paragraph-properties fo:text-align="start" style:justify-single-word="false"/>
      <style:text-properties fo:font-weight="normal" style:font-weight-asian="normal" style:font-weight-complex="normal"/>
    </style:style>
    <style:style style:name="P32" style:family="paragraph" style:parent-style-name="SLIPParagraph">
      <style:paragraph-properties>
        <style:tab-stops>
          <style:tab-stop style:position="0.8228in"/>
        </style:tab-stops>
      </style:paragraph-properties>
      <style:text-properties fo:font-weight="normal" style:font-weight-asian="normal" style:font-weight-complex="normal"/>
    </style:style>
    <style:style style:name="P33" style:family="paragraph" style:parent-style-name="SLIPParagraph">
      <style:text-properties style:font-name="Times New Roman2" fo:language="en" fo:country="US" fo:font-weight="normal" style:font-weight-asian="normal" style:font-weight-complex="normal"/>
    </style:style>
    <style:style style:name="P34" style:family="paragraph" style:parent-style-name="SLIPParagraph">
      <style:paragraph-properties fo:text-align="start" style:justify-single-word="false">
        <style:tab-stops>
          <style:tab-stop style:position="1.9791in"/>
        </style:tab-stops>
      </style:paragraph-properties>
      <style:text-properties style:font-name="Times New Roman2" fo:font-style="normal" fo:font-weight="bold"/>
    </style:style>
    <style:style style:name="P35" style:family="paragraph" style:parent-style-name="SLIPParagraph">
      <style:text-properties style:font-name-asian="HG Mincho Light J" style:font-name-complex="Arial Unicode MS"/>
    </style:style>
    <style:style style:name="P36" style:family="paragraph" style:parent-style-name="SLIPParagraph">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7" style:family="paragraph" style:parent-style-name="SLIPParagraph">
      <style:text-properties style:font-name="Courier New" fo:font-size="12pt" style:font-size-asian="12pt" style:font-size-complex="12pt"/>
    </style:style>
    <style:style style:name="P38" style:family="paragraph" style:parent-style-name="SLIPParagraph">
      <style:paragraph-properties>
        <style:tab-stops>
          <style:tab-stop style:position="0.5in"/>
        </style:tab-stops>
      </style:paragraph-properties>
    </style:style>
    <style:style style:name="P39" style:family="paragraph" style:parent-style-name="SLIPParagraph">
      <style:paragraph-properties fo:text-align="start" style:justify-single-word="false"/>
      <style:text-properties fo:font-style="normal" fo:font-weight="normal" style:font-style-asian="normal" style:font-weight-asian="normal" style:font-style-complex="normal" style:font-weight-complex="normal"/>
    </style:style>
    <style:style style:name="P40" style:family="paragraph" style:parent-style-name="SLIPParagraph">
      <style:paragraph-properties fo:text-align="center" style:justify-single-word="false">
        <style:tab-stops/>
      </style:paragraph-properties>
      <style:text-properties fo:font-style="normal" style:font-style-asian="normal" style:font-style-complex="normal"/>
    </style:style>
    <style:style style:name="P41" style:family="paragraph" style:parent-style-name="SLIPParagraph">
      <style:paragraph-properties fo:text-align="center" style:justify-single-word="false"/>
      <style:text-properties fo:font-style="normal" fo:font-weight="bold" style:font-style-asian="normal" style:font-weight-asian="bold" style:font-style-complex="normal" style:font-weight-complex="bold"/>
    </style:style>
    <style:style style:name="P42" style:family="paragraph" style:parent-style-name="SLIPParagraph">
      <style:text-properties fo:font-weight="bold" style:font-weight-asian="bold" style:font-weight-complex="bold"/>
    </style:style>
    <style:style style:name="P43" style:family="paragraph" style:parent-style-name="SLIPParagraph">
      <style:paragraph-properties fo:text-align="center" style:justify-single-word="false"/>
      <style:text-properties fo:font-weight="bold" style:font-weight-asian="bold" style:font-weight-complex="bold"/>
    </style:style>
    <style:style style:name="P44" style:family="paragraph" style:parent-style-name="SLIPParagraph">
      <style:paragraph-properties>
        <style:tab-stops>
          <style:tab-stop style:position="0.8228in"/>
        </style:tab-stops>
      </style:paragraph-properties>
      <style:text-properties fo:font-weight="bold" style:font-weight-asian="bold" style:font-weight-complex="bold"/>
    </style:style>
    <style:style style:name="P45" style:family="paragraph" style:parent-style-name="SLIPParagraph">
      <style:paragraph-properties>
        <style:tab-stops>
          <style:tab-stop style:position="0.7083in"/>
        </style:tab-stops>
      </style:paragraph-properties>
    </style:style>
    <style:style style:name="P46" style:family="paragraph" style:parent-style-name="SLIPParagraph">
      <style:paragraph-properties>
        <style:tab-stops>
          <style:tab-stop style:position="0.7811in"/>
        </style:tab-stops>
      </style:paragraph-properties>
    </style:style>
    <style:style style:name="P47" style:family="paragraph" style:parent-style-name="SLIPParagraph">
      <style:text-properties style:font-name="Times New Roman"/>
    </style:style>
    <style:style style:name="P48" style:family="paragraph" style:parent-style-name="SLIPParagraph">
      <style:text-properties style:font-name="Times New Roman" fo:font-size="12pt" style:font-size-asian="12pt" style:font-size-complex="12pt"/>
    </style:style>
    <style:style style:name="P49" style:family="paragraph" style:parent-style-name="SLIPParagraph">
      <style:paragraph-properties>
        <style:tab-stops>
          <style:tab-stop style:position="0.7811in"/>
        </style:tab-stops>
      </style:paragraph-properties>
      <style:text-properties style:font-name="Times New Roman" fo:font-size="12pt" style:font-size-asian="12pt" style:font-size-complex="12pt"/>
    </style:style>
    <style:style style:name="P50" style:family="paragraph" style:parent-style-name="SLIPParagraph">
      <style:paragraph-properties>
        <style:tab-stops>
          <style:tab-stop style:position="0.8228in"/>
        </style:tab-stops>
      </style:paragraph-properties>
      <style:text-properties style:font-name="Times New Roman" fo:font-size="12pt" fo:font-weight="normal" style:font-size-asian="12pt" style:font-weight-asian="normal" style:font-size-complex="12pt" style:font-weight-complex="normal"/>
    </style:style>
    <style:style style:name="P51" style:family="paragraph" style:parent-style-name="SLIPParagraph">
      <style:paragraph-properties fo:text-align="center" style:justify-single-word="false"/>
      <style:text-properties style:font-name="Times New Roman" fo:language="en" fo:country="US" fo:font-weight="bold" style:font-weight-asian="bold" style:font-weight-complex="bold"/>
    </style:style>
    <style:style style:name="P52" style:family="paragraph" style:parent-style-name="SLIPParagraph">
      <style:paragraph-properties>
        <style:tab-stops>
          <style:tab-stop style:position="0.3126in"/>
        </style:tab-stops>
      </style:paragraph-properties>
    </style:style>
    <style:style style:name="P53" style:family="paragraph" style:parent-style-name="SLIPParagraph">
      <style:paragraph-properties>
        <style:tab-stops>
          <style:tab-stop style:position="0.1874in"/>
        </style:tab-stops>
      </style:paragraph-properties>
    </style:style>
    <style:style style:name="P54" style:family="paragraph" style:parent-style-name="SLIPParagraph">
      <style:paragraph-properties>
        <style:tab-stops>
          <style:tab-stop style:position="0.4063in"/>
        </style:tab-stops>
      </style:paragraph-properties>
      <style:text-properties fo:font-size="11pt" fo:language="en" fo:country="US" style:font-size-asian="11pt" style:font-size-complex="11pt"/>
    </style:style>
    <style:style style:name="P55" style:family="paragraph" style:parent-style-name="SLIPParagraph">
      <style:paragraph-properties fo:margin-left="0in" fo:margin-right="0in" fo:text-indent="0in" style:auto-text-indent="false"/>
    </style:style>
    <style:style style:name="P56" style:family="paragraph" style:parent-style-name="SLIPParagraph">
      <style:paragraph-properties fo:margin-left="0in" fo:margin-right="0in" fo:text-align="center" style:justify-single-word="false" fo:text-indent="0in" style:auto-text-indent="false"/>
    </style:style>
    <style:style style:name="P57" style:family="paragraph" style:parent-style-name="SLIPParagraph">
      <style:paragraph-properties fo:margin-left="0in" fo:margin-right="0in" fo:text-align="center" style:justify-single-word="false" fo:text-indent="0in" style:auto-text-indent="false"/>
      <style:text-properties fo:font-size="18pt" fo:language="en" fo:country="US" style:font-size-asian="18pt" style:font-size-complex="18pt"/>
    </style:style>
    <style:style style:name="P58" style:family="paragraph" style:parent-style-name="SLIPParagraph">
      <style:paragraph-properties fo:margin-left="0in" fo:margin-right="0in" fo:text-align="center" style:justify-single-word="false" fo:text-indent="0in" style:auto-text-indent="false"/>
      <style:text-properties fo:font-size="18pt" fo:language="en" fo:country="US" fo:font-style="normal" fo:font-weight="bold" style:font-size-asian="18pt" style:font-style-asian="normal" style:font-weight-asian="bold" style:font-size-complex="18pt" style:font-style-complex="normal" style:font-weight-complex="bold"/>
    </style:style>
    <style:style style:name="P59" style:family="paragraph" style:parent-style-name="SLIPParagraph">
      <style:paragraph-properties fo:margin-left="0in" fo:margin-right="0in" fo:margin-top="0in" fo:margin-bottom="0in" fo:text-indent="0in" style:auto-text-indent="false"/>
    </style:style>
    <style:style style:name="P60" style:family="paragraph" style:parent-style-name="SLIPParagraph">
      <style:paragraph-properties fo:margin-left="0in" fo:margin-right="0in" fo:margin-top="0in" fo:margin-bottom="0in" fo:text-indent="0in" style:auto-text-indent="false"/>
      <style:text-properties fo:language="en" fo:country="US"/>
    </style:style>
    <style:style style:name="P61" style:family="paragraph" style:parent-style-name="SLIPParagraph">
      <style:paragraph-properties fo:margin-left="0in" fo:margin-right="0in" fo:margin-top="0in" fo:margin-bottom="0in" fo:text-align="center" style:justify-single-word="false" fo:text-indent="0in" style:auto-text-indent="false"/>
      <style:text-properties fo:language="en" fo:country="US" fo:font-weight="bold" style:font-weight-asian="bold" style:font-weight-complex="bold"/>
    </style:style>
    <style:style style:name="P62" style:family="paragraph" style:parent-style-name="SLIPParagraph">
      <style:paragraph-properties fo:margin-left="0in" fo:margin-right="0in" fo:margin-top="0in" fo:margin-bottom="0in" fo:text-indent="0in" style:auto-text-indent="false"/>
      <style:text-properties fo:font-weight="bold" style:font-weight-asian="bold" style:font-weight-complex="bold"/>
    </style:style>
    <style:style style:name="P63" style:family="paragraph" style:parent-style-name="SLIPParagraph">
      <style:paragraph-properties fo:margin-left="0in" fo:margin-right="0in" fo:margin-top="0in" fo:margin-bottom="0in" fo:text-align="center" style:justify-single-word="false" fo:text-indent="0in" style:auto-text-indent="false"/>
      <style:text-properties fo:font-weight="bold" style:font-weight-asian="bold" style:font-weight-complex="bold"/>
    </style:style>
    <style:style style:name="P64" style:family="paragraph" style:parent-style-name="SLIPParagraph">
      <style:paragraph-properties fo:margin-left="0in" fo:margin-right="0in" fo:margin-top="0in" fo:margin-bottom="0in" fo:text-align="center" style:justify-single-word="false" fo:text-indent="0in" style:auto-text-indent="false"/>
      <style:text-properties style:use-window-font-color="true" style:font-name="Times New Roman" style:text-underline-style="none" fo:font-weight="bold" style:font-weight-asian="bold" style:font-weight-complex="bold"/>
    </style:style>
    <style:style style:name="P65" style:family="paragraph" style:parent-style-name="Table">
      <style:paragraph-properties fo:margin-left="0in" fo:margin-right="0in" fo:margin-top="0in" fo:margin-bottom="0in" fo:text-align="center" style:justify-single-word="false" fo:text-indent="0in" style:auto-text-indent="false" fo:keep-with-next="always"/>
      <style:text-properties fo:font-weight="bold" style:font-weight-asian="bold" style:font-weight-complex="bold"/>
    </style:style>
    <style:style style:name="P66" style:family="paragraph" style:parent-style-name="Table">
      <style:paragraph-properties fo:margin-left="0in" fo:margin-right="0in" fo:margin-top="0in" fo:margin-bottom="0in" fo:text-align="center" style:justify-single-word="false" fo:text-indent="0in" style:auto-text-indent="false" fo:keep-with-next="always"/>
      <style:text-properties fo:font-style="normal" fo:font-weight="normal" style:font-style-asian="normal" style:font-weight-asian="normal" style:font-style-complex="normal" style:font-weight-complex="normal"/>
    </style:style>
    <style:style style:name="P67" style:family="paragraph" style:parent-style-name="Frame_20_contents" style:master-page-name="">
      <style:paragraph-properties fo:margin-left="0in" fo:margin-right="0in" fo:margin-top="0in" fo:margin-bottom="0in" fo:text-align="center" style:justify-single-word="false" fo:text-indent="0in" style:auto-text-indent="false" style:page-number="auto" fo:padding="0in" fo:border="none" style:shadow="none">
        <style:tab-stops>
          <style:tab-stop style:position="0.3126in"/>
          <style:tab-stop style:position="0.5417in"/>
        </style:tab-stops>
      </style:paragraph-properties>
      <style:text-properties style:font-name="Courier New" fo:font-size="10pt" style:font-size-asian="10pt" style:font-size-complex="10pt"/>
    </style:style>
    <style:style style:name="P68" style:family="paragraph" style:parent-style-name="Standard">
      <style:paragraph-properties fo:margin-left="0in" fo:margin-right="0in" fo:text-indent="0in" style:auto-text-indent="false"/>
      <style:text-properties fo:language="en" fo:country="US"/>
    </style:style>
    <style:style style:name="P69" style:family="paragraph" style:parent-style-name="Text_20_body">
      <style:paragraph-properties fo:margin-left="0in" fo:margin-right="0in" fo:text-align="start" style:justify-single-word="false" fo:text-indent="0in" style:auto-text-indent="false"/>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70" style:family="paragraph" style:parent-style-name="Figure">
      <style:paragraph-properties fo:text-align="center" style:justify-single-word="false"/>
    </style:style>
    <style:style style:name="P71" style:family="paragraph" style:parent-style-name="Figure">
      <style:text-properties fo:font-style="normal" fo:font-weight="bold" style:font-style-asian="normal" style:font-weight-asian="bold" style:font-style-complex="normal" style:font-weight-complex="bold"/>
    </style:style>
    <style:style style:name="P72" style:family="paragraph" style:parent-style-name="Figure">
      <style:paragraph-properties fo:text-align="center" style:justify-single-word="false"/>
      <style:text-properties fo:font-style="normal" fo:font-weight="bold" style:font-style-asian="normal" style:font-weight-asian="bold" style:font-style-complex="normal" style:font-weight-complex="bold"/>
    </style:style>
    <style:style style:name="P73" style:family="paragraph" style:parent-style-name="Figure">
      <style:paragraph-properties fo:text-align="center" style:justify-single-word="false"/>
      <style:text-properties fo:font-style="normal" style:font-style-asian="normal" style:font-style-complex="normal"/>
    </style:style>
    <style:style style:name="P74" style:family="paragraph" style:parent-style-name="Figure">
      <style:paragraph-properties fo:text-align="center" style:justify-single-word="false"/>
      <style:text-properties fo:font-style="normal" style:text-underline-style="none" fo:font-weight="bold" style:font-style-asian="normal" style:font-weight-asian="bold" style:font-style-complex="normal" style:font-weight-complex="bold"/>
    </style:style>
    <style:style style:name="P75" style:family="paragraph" style:parent-style-name="Figure">
      <style:paragraph-properties fo:text-align="center" style:justify-single-word="false"/>
      <style:text-properties fo:font-weight="bold" style:font-weight-asian="bold" style:font-weight-complex="bold"/>
    </style:style>
    <style:style style:name="P76" style:family="paragraph" style:parent-style-name="Figure">
      <style:paragraph-properties fo:text-align="start" style:justify-single-word="false"/>
    </style:style>
    <style:style style:name="P77" style:family="paragraph" style:parent-style-name="Table_20_Contents">
      <style:paragraph-properties fo:margin-top="0in" fo:margin-bottom="0in"/>
    </style:style>
    <style:style style:name="P78" style:family="paragraph" style:parent-style-name="Table_20_Contents">
      <style:paragraph-properties fo:margin-top="0in" fo:margin-bottom="0in" fo:text-align="center" style:justify-single-word="false"/>
    </style:style>
    <style:style style:name="P79" style:family="paragraph" style:parent-style-name="Table_20_Contents">
      <style:paragraph-properties fo:margin-top="0in" fo:margin-bottom="0in" fo:text-align="start" style:justify-single-word="false"/>
    </style:style>
    <style:style style:name="P80" style:family="paragraph" style:parent-style-name="Table_20_Contents">
      <style:paragraph-properties fo:margin-top="0in" fo:margin-bottom="0in"/>
      <style:text-properties fo:font-weight="normal" style:font-weight-asian="normal" style:font-weight-complex="normal"/>
    </style:style>
    <style:style style:name="P81" style:family="paragraph" style:parent-style-name="Table_20_Contents">
      <style:paragraph-properties fo:margin-top="0in" fo:margin-bottom="0in" fo:text-align="start" style:justify-single-word="false"/>
      <style:text-properties fo:font-weight="normal" style:font-weight-asian="normal" style:font-weight-complex="normal"/>
    </style:style>
    <style:style style:name="P82" style:family="paragraph" style:parent-style-name="Table_20_Contents">
      <style:paragraph-properties fo:margin-top="0in" fo:margin-bottom="0in"/>
      <style:text-properties fo:font-weight="bold" style:font-weight-asian="bold" style:font-weight-complex="bold"/>
    </style:style>
    <style:style style:name="P83"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84" style:family="paragraph" style:parent-style-name="Table_20_Contents">
      <style:paragraph-properties fo:margin-top="0in" fo:margin-bottom="0in" fo:text-align="start" style:justify-single-word="false"/>
      <style:text-properties fo:font-weight="bold" style:font-weight-asian="bold" style:font-weight-complex="bold"/>
    </style:style>
    <style:style style:name="P85" style:family="paragraph" style:parent-style-name="Table_20_Contents">
      <style:paragraph-properties fo:margin-top="0in" fo:margin-bottom="0in"/>
      <style:text-properties style:font-name="Times New Roman1" style:font-name-asian="Times New Roman1" style:font-name-complex="Times New Roman1"/>
    </style:style>
    <style:style style:name="P86" style:family="paragraph" style:parent-style-name="Table_20_Contents">
      <style:paragraph-properties fo:margin-top="0in" fo:margin-bottom="0in" fo:text-align="center" style:justify-single-word="false"/>
      <style:text-properties fo:color="#ffffff" fo:font-weight="bold" style:font-weight-asian="bold" style:font-weight-complex="bold"/>
    </style:style>
    <style:style style:name="P87" style:family="paragraph" style:parent-style-name="Table_20_Contents">
      <style:paragraph-properties fo:margin-top="0in" fo:margin-bottom="0in"/>
      <style:text-properties fo:color="#000080" style:font-name="Courier New" fo:font-size="10pt" fo:background-color="#cfe7f5" style:font-size-asian="10pt" style:font-size-complex="10pt"/>
    </style:style>
    <style:style style:name="P88" style:family="paragraph" style:parent-style-name="Table_20_Contents">
      <style:paragraph-properties fo:margin-top="0in" fo:margin-bottom="0in"/>
      <style:text-properties fo:font-style="italic" style:font-style-asian="italic" style:font-style-complex="italic"/>
    </style:style>
    <style:style style:name="P89" style:family="paragraph" style:parent-style-name="Table_20_Contents">
      <style:paragraph-properties fo:margin-top="0in" fo:margin-bottom="0in" fo:text-align="center" style:justify-single-word="false"/>
      <style:text-properties fo:font-style="italic" style:font-style-asian="italic" style:font-style-complex="italic"/>
    </style:style>
    <style:style style:name="P90" style:family="paragraph" style:parent-style-name="Table_20_Contents">
      <style:paragraph-properties fo:margin-top="0in" fo:margin-bottom="0in" fo:text-align="start" style:justify-single-word="false"/>
      <style:text-properties fo:font-style="italic" style:font-style-asian="italic" style:font-style-complex="italic"/>
    </style:style>
    <style:style style:name="P91" style:family="paragraph" style:parent-style-name="Table_20_Contents">
      <style:paragraph-properties fo:margin-top="0in" fo:margin-bottom="0in" fo:text-align="justify" style:justify-single-word="false"/>
      <style:text-properties fo:font-style="italic" style:font-style-asian="italic" style:font-style-complex="italic"/>
    </style:style>
    <style:style style:name="P92" style:family="paragraph" style:parent-style-name="Table_20_Contents">
      <style:paragraph-properties fo:margin-top="0in" fo:margin-bottom="0in" fo:text-align="end" style:justify-single-word="false"/>
    </style:style>
    <style:style style:name="P93" style:family="paragraph" style:parent-style-name="Table_20_Contents">
      <style:paragraph-properties fo:margin-top="0in" fo:margin-bottom="0in"/>
      <style:text-properties style:text-underline-style="solid" style:text-underline-width="auto" style:text-underline-color="font-color"/>
    </style:style>
    <style:style style:name="P94" style:family="paragraph" style:parent-style-name="Table_20_Heading">
      <style:paragraph-properties fo:margin-top="0in" fo:margin-bottom="0in"/>
    </style:style>
    <style:style style:name="P95" style:family="paragraph" style:parent-style-name="Table_20_Heading">
      <style:paragraph-properties fo:margin-top="0in" fo:margin-bottom="0in" fo:text-align="center" style:justify-single-word="false"/>
    </style:style>
    <style:style style:name="P96" style:family="paragraph" style:parent-style-name="Table_20_Heading">
      <style:paragraph-properties fo:margin-top="0in" fo:margin-bottom="0in"/>
      <style:text-properties fo:font-size="10pt" style:font-size-asian="10pt" style:font-size-complex="10pt"/>
    </style:style>
    <style:style style:name="P97" style:family="paragraph" style:parent-style-name="Table_20_Heading">
      <style:paragraph-properties fo:margin-top="0in" fo:margin-bottom="0in" fo:text-align="center" style:justify-single-word="false"/>
      <style:text-properties fo:font-size="10pt" style:font-size-asian="10pt" style:font-size-complex="10pt"/>
    </style:style>
    <style:style style:name="P98" style:family="paragraph" style:parent-style-name="Table_20_Heading">
      <style:paragraph-properties fo:margin-top="0in" fo:margin-bottom="0in" fo:text-align="center" style:justify-single-word="false"/>
      <style:text-properties fo:font-weight="bold" style:font-weight-asian="bold" style:font-weight-complex="bold"/>
    </style:style>
    <style:style style:name="P99" style:family="paragraph" style:parent-style-name="Table_20_Heading">
      <style:paragraph-properties fo:margin-top="0in" fo:margin-bottom="0in" fo:text-align="start" style:justify-single-word="false"/>
      <style:text-properties fo:font-weight="normal" style:font-weight-asian="normal" style:font-weight-complex="normal"/>
    </style:style>
    <style:style style:name="P100" style:family="paragraph" style:parent-style-name="Standard">
      <style:paragraph-properties fo:margin-top="0in" fo:margin-bottom="0in"/>
    </style:style>
    <style:style style:name="P101" style:family="paragraph" style:parent-style-name="Standard">
      <style:paragraph-properties fo:margin-top="0in" fo:margin-bottom="0in" fo:text-align="center" style:justify-single-word="false"/>
    </style:style>
    <style:style style:name="P102" style:family="paragraph" style:parent-style-name="Table_20_Contents">
      <style:paragraph-properties fo:margin-top="0in" fo:margin-bottom="0in" fo:background-color="transparent" style:shadow="none">
        <style:background-image/>
      </style:paragraph-properties>
    </style:style>
    <style:style style:name="P103" style:family="paragraph" style:parent-style-name="Table_20_Contents">
      <style:paragraph-properties fo:margin-top="0in" fo:margin-bottom="0in" fo:background-color="transparent" style:shadow="none">
        <style:background-image/>
      </style:paragraph-properties>
      <style:text-properties fo:font-style="italic" style:font-style-asian="italic" style:font-style-complex="italic"/>
    </style:style>
    <style:style style:name="P104" style:family="paragraph" style:parent-style-name="Table_20_Contents">
      <style:paragraph-properties fo:margin-top="0in" fo:margin-bottom="0in" fo:background-color="transparent">
        <style:background-image/>
      </style:paragraph-properties>
    </style:style>
    <style:style style:name="P105" style:family="paragraph" style:parent-style-name="Table_20_Contents">
      <style:paragraph-properties fo:margin-top="0in" fo:margin-bottom="0in" fo:background-color="transparent">
        <style:background-image/>
      </style:paragraph-properties>
      <style:text-properties fo:font-style="normal" style:font-style-asian="normal" style:font-style-complex="normal"/>
    </style:style>
    <style:style style:name="P106" style:family="paragraph" style:parent-style-name="Table_20_Contents">
      <style:paragraph-properties fo:margin-top="0in" fo:margin-bottom="0in" fo:background-color="transparent">
        <style:background-image/>
      </style:paragraph-properties>
      <style:text-properties fo:font-style="italic" style:font-style-asian="italic" style:font-style-complex="italic"/>
    </style:style>
    <style:style style:name="P107" style:family="paragraph" style:parent-style-name="Table_20_Contents">
      <style:paragraph-properties fo:margin-top="0in" fo:margin-bottom="0in" fo:text-align="start" style:justify-single-word="false" fo:background-color="transparent">
        <style:background-image/>
      </style:paragraph-properties>
    </style:style>
    <style:style style:name="P108" style:family="paragraph" style:parent-style-name="Table_20_Contents">
      <style:paragraph-properties fo:margin-top="0in" fo:margin-bottom="0in" fo:text-align="start" style:justify-single-word="false" fo:background-color="transparent">
        <style:background-image/>
      </style:paragraph-properties>
      <style:text-properties fo:font-weight="normal" style:font-weight-asian="normal" style:font-weight-complex="normal"/>
    </style:style>
    <style:style style:name="P109" style:family="paragraph" style:parent-style-name="Table_20_Contents">
      <style:paragraph-properties fo:margin-top="0in" fo:margin-bottom="0in" fo:background-color="transparent">
        <style:background-image/>
      </style:paragraph-properties>
      <style:text-properties style:font-name="Times New Roman1" fo:font-style="normal" style:font-style-asian="normal" style:font-style-complex="normal"/>
    </style:style>
    <style:style style:name="P110" style:family="paragraph" style:parent-style-name="Table_20_Contents">
      <style:paragraph-properties fo:margin-top="0in" fo:margin-bottom="0in" fo:background-color="transparent">
        <style:background-image/>
      </style:paragraph-properties>
      <style:text-properties style:font-name="Times New Roman1" fo:font-style="italic" style:font-style-asian="italic" style:font-style-complex="italic"/>
    </style:style>
    <style:style style:name="P111" style:family="paragraph" style:parent-style-name="Table_20_Heading">
      <style:paragraph-properties fo:margin-top="0in" fo:margin-bottom="0in" fo:background-color="transparent">
        <style:background-image/>
      </style:paragraph-properties>
    </style:style>
    <style:style style:name="P112" style:family="paragraph" style:parent-style-name="Table">
      <style:paragraph-properties fo:margin-top="0in" fo:margin-bottom="0in" fo:text-align="center" style:justify-single-word="false" fo:background-color="transparent" fo:keep-with-next="always">
        <style:background-image/>
      </style:paragraph-properties>
      <style:text-properties fo:font-style="normal" style:font-style-asian="normal" style:font-style-complex="normal"/>
    </style:style>
    <style:style style:name="P113" style:family="paragraph" style:parent-style-name="SLIPParagraph">
      <style:paragraph-properties fo:margin-top="0in" fo:margin-bottom="0in"/>
    </style:style>
    <style:style style:name="P114" style:family="paragraph" style:parent-style-name="SLIPParagraph">
      <style:paragraph-properties fo:margin-top="0in" fo:margin-bottom="0in"/>
      <style:text-properties fo:language="en" fo:country="US"/>
    </style:style>
    <style:style style:name="P115" style:family="paragraph" style:parent-style-name="SLIPParagraph">
      <style:paragraph-properties fo:margin-top="0in" fo:margin-bottom="0in" fo:text-align="center" style:justify-single-word="false"/>
      <style:text-properties fo:language="en" fo:country="US" fo:font-weight="bold" style:font-weight-asian="bold" style:font-weight-complex="bold"/>
    </style:style>
    <style:style style:name="P116" style:family="paragraph" style:parent-style-name="SLIPParagraph">
      <style:paragraph-properties fo:margin-top="0in" fo:margin-bottom="0in" fo:text-align="center" style:justify-single-word="false"/>
    </style:style>
    <style:style style:name="P117" style:family="paragraph" style:parent-style-name="SLIPParagraph">
      <style:paragraph-properties fo:margin-top="0in" fo:margin-bottom="0in" fo:text-align="start" style:justify-single-word="false"/>
    </style:style>
    <style:style style:name="P118" style:family="paragraph" style:parent-style-name="SLIPParagraph">
      <style:paragraph-properties fo:margin-top="0in" fo:margin-bottom="0in"/>
      <style:text-properties fo:font-weight="bold" style:font-weight-asian="bold" style:font-weight-complex="bold"/>
    </style:style>
    <style:style style:name="P119" style:family="paragraph" style:parent-style-name="SLIPParagraph">
      <style:paragraph-properties fo:margin-top="0in" fo:margin-bottom="0in" fo:text-align="start" style:justify-single-word="false"/>
      <style:text-properties fo:font-weight="bold" style:font-weight-asian="bold" style:font-weight-complex="bold"/>
    </style:style>
    <style:style style:name="P120" style:family="paragraph" style:parent-style-name="SLIPParagraph">
      <style:paragraph-properties fo:margin-top="0in" fo:margin-bottom="0in" fo:text-align="center" style:justify-single-word="false"/>
      <style:text-properties fo:font-weight="bold" style:font-name-asian="HG Mincho Light J" style:font-weight-asian="bold" style:font-name-complex="Arial Unicode MS" style:font-weight-complex="bold"/>
    </style:style>
    <style:style style:name="P121" style:family="paragraph" style:parent-style-name="SLIPParagraph">
      <style:paragraph-properties fo:margin-top="0in" fo:margin-bottom="0in"/>
      <style:text-properties fo:font-weight="normal" style:font-name-asian="HG Mincho Light J" style:font-weight-asian="normal" style:font-name-complex="Arial Unicode MS" style:font-weight-complex="normal"/>
    </style:style>
    <style:style style:name="P122" style:family="paragraph" style:parent-style-name="SLIPParagraph">
      <style:paragraph-properties fo:margin-top="0in" fo:margin-bottom="0in" fo:text-align="center" style:justify-single-word="false"/>
      <style:text-properties fo:font-weight="normal" style:font-name-asian="HG Mincho Light J" style:font-weight-asian="normal" style:font-name-complex="Arial Unicode MS" style:font-weight-complex="normal"/>
    </style:style>
    <style:style style:name="P123" style:family="paragraph" style:parent-style-name="SLIPParagraph">
      <style:paragraph-properties fo:margin-top="0in" fo:margin-bottom="0in" fo:text-align="center" style:justify-single-word="false"/>
      <style:text-properties style:font-name="Courier New1" fo:language="en" fo:country="US" fo:font-weight="bold" style:font-weight-asian="bold" style:font-weight-complex="bold"/>
    </style:style>
    <style:style style:name="P124" style:family="paragraph" style:parent-style-name="SLIPParagraph" style:master-page-name="">
      <style:paragraph-properties fo:margin-top="0in" fo:margin-bottom="0in" style:page-number="auto"/>
    </style:style>
    <style:style style:name="P125" style:family="paragraph" style:parent-style-name="SLIPParagraph" style:master-page-name="">
      <style:paragraph-properties fo:margin-top="0in" fo:margin-bottom="0in" style:page-number="auto" fo:keep-with-next="always"/>
    </style:style>
    <style:style style:name="P126" style:family="paragraph" style:parent-style-name="SLIPParagraph" style:master-page-name="">
      <style:paragraph-properties fo:margin-top="0in" fo:margin-bottom="0in" style:page-number="auto" fo:keep-with-next="always"/>
      <style:text-properties fo:font-weight="bold" style:font-weight-asian="bold" style:font-weight-complex="bold"/>
    </style:style>
    <style:style style:name="P127" style:family="paragraph" style:parent-style-name="SLIPParagraph" style:master-page-name="">
      <style:paragraph-properties fo:margin-top="0in" fo:margin-bottom="0in" style:page-number="auto" fo:keep-with-next="always"/>
      <style:text-properties fo:font-weight="bold" style:font-name-asian="HG Mincho Light J" style:font-weight-asian="bold" style:font-name-complex="Arial Unicode MS" style:font-weight-complex="bold"/>
    </style:style>
    <style:style style:name="P128" style:family="paragraph" style:parent-style-name="Example" style:master-page-name="">
      <style:paragraph-properties fo:margin-top="0in" fo:margin-bottom="0in" fo:text-align="center" style:justify-single-word="false" style:page-number="auto" fo:keep-with-next="always"/>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129" style:family="paragraph" style:parent-style-name="Example" style:master-page-name="">
      <style:paragraph-properties fo:margin-top="0in" fo:margin-bottom="0in" fo:text-align="center" style:justify-single-word="false" style:page-number="auto"/>
      <style:text-properties fo:font-style="normal" fo:font-weight="bold" style:font-style-asian="normal" style:font-weight-asian="bold" style:font-style-complex="normal" style:font-weight-complex="bold"/>
    </style:style>
    <style:style style:name="P130" style:family="paragraph" style:parent-style-name="Example" style:master-page-name="">
      <style:paragraph-properties fo:margin-top="0in" fo:margin-bottom="0in" fo:text-align="center" style:justify-single-word="false" style:page-number="auto"/>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131" style:family="paragraph" style:parent-style-name="Frame_20_contents" style:master-page-name="">
      <style:paragraph-properties fo:margin-top="0in" fo:margin-bottom="0in" style:page-number="auto" fo:padding="0.0201in" fo:border-left="0.0008in solid #000000" fo:border-right="0.0008in solid #000000" fo:border-top="0.0008in solid #000000" fo:border-bottom="none" style:shadow="none"/>
      <style:text-properties style:font-name="Courier New" fo:font-size="10pt" style:font-size-asian="10pt" style:font-size-complex="10pt"/>
    </style:style>
    <style:style style:name="P132" style:family="paragraph" style:parent-style-name="Frame_20_contents" style:master-page-name="">
      <style:paragraph-properties fo:margin-top="0in" fo:margin-bottom="0in" fo:text-align="start" style:justify-single-word="false" style:page-number="auto" fo:padding="0.0201in" fo:border-left="0.0008in solid #000000" fo:border-right="0.0008in solid #000000" fo:border-top="0.0008in solid #000000" fo:border-bottom="none" style:shadow="none"/>
      <style:text-properties style:font-name="Courier New" fo:font-size="10pt" style:font-size-asian="10pt" style:font-size-complex="10pt"/>
    </style:style>
    <style:style style:name="P133" style:family="paragraph" style:parent-style-name="Frame_20_contents" style:master-page-name="">
      <style:paragraph-properties fo:margin-top="0in" fo:margin-bottom="0in" style:page-number="auto" fo:padding="0.0201in" fo:border-left="0.0008in solid #000000" fo:border-right="0.0008in solid #000000" fo:border-top="0.0008in solid #000000" fo:border-bottom="none" style:shadow="none"/>
      <style:text-properties style:font-name="Courier New1" fo:font-size="10pt"/>
    </style:style>
    <style:style style:name="P134" style:family="paragraph" style:parent-style-name="Table_20_Contents">
      <style:paragraph-properties fo:margin-top="0in" fo:margin-bottom="0in" fo:keep-together="always" fo:keep-with-next="always"/>
    </style:style>
    <style:style style:name="P135" style:family="paragraph" style:parent-style-name="Table_20_Contents">
      <style:paragraph-properties fo:margin-top="0in" fo:margin-bottom="0in" fo:text-align="start" style:justify-single-word="false" fo:keep-with-next="always"/>
      <style:text-properties style:font-name="Courier New1" fo:font-size="10pt"/>
    </style:style>
    <style:style style:name="P136" style:family="paragraph" style:parent-style-name="Table_20_Contents">
      <style:paragraph-properties fo:margin-top="0in" fo:margin-bottom="0in" fo:text-align="center" style:justify-single-word="false" fo:keep-with-next="always"/>
      <style:text-properties style:font-name="Courier New1" fo:font-size="10pt"/>
    </style:style>
    <style:style style:name="P137" style:family="paragraph" style:parent-style-name="Table_20_Contents">
      <style:paragraph-properties fo:margin-top="0in" fo:margin-bottom="0in" fo:text-align="start" style:justify-single-word="false" fo:keep-together="always" fo:keep-with-next="always"/>
      <style:text-properties fo:font-weight="bold" style:font-weight-asian="bold" style:font-weight-complex="bold"/>
    </style:style>
    <style:style style:name="P138" style:family="paragraph" style:parent-style-name="Table_20_Contents">
      <style:paragraph-properties fo:margin-top="0in" fo:margin-bottom="0in" fo:text-align="center" style:justify-single-word="false" fo:keep-together="always" fo:keep-with-next="always"/>
      <style:text-properties fo:font-weight="bold" style:font-weight-asian="bold" style:font-weight-complex="bold"/>
    </style:style>
    <style:style style:name="P139" style:family="paragraph" style:parent-style-name="Table_20_Heading">
      <style:paragraph-properties fo:margin-top="0in" fo:margin-bottom="0in" fo:text-align="start" style:justify-single-word="false" fo:keep-with-next="always"/>
      <style:text-properties style:font-name="Courier New1" fo:font-size="10pt"/>
    </style:style>
    <style:style style:name="P140" style:family="paragraph" style:parent-style-name="Table_20_Heading">
      <style:paragraph-properties fo:margin-top="0in" fo:margin-bottom="0in" fo:text-align="start" style:justify-single-word="false" fo:keep-with-next="always"/>
      <style:text-properties style:font-name="Courier New1" fo:font-size="10pt" style:font-name-asian="Courier New1" style:font-name-complex="Courier New1"/>
    </style:style>
    <style:style style:name="P141" style:family="paragraph" style:parent-style-name="SLIPParagraph">
      <style:paragraph-properties fo:margin-top="0in" fo:margin-bottom="0in" fo:keep-with-next="always"/>
    </style:style>
    <style:style style:name="P142" style:family="paragraph" style:parent-style-name="SLIPParagraph">
      <style:paragraph-properties fo:margin-top="0in" fo:margin-bottom="0in" fo:keep-with-next="always"/>
      <style:text-properties fo:font-weight="bold" style:font-weight-asian="bold" style:font-weight-complex="bold"/>
    </style:style>
    <style:style style:name="P143" style:family="paragraph" style:parent-style-name="Table">
      <style:paragraph-properties fo:margin-top="0in" fo:margin-bottom="0in" fo:text-align="center" style:justify-single-word="false" fo:keep-with-next="always"/>
      <style:text-properties fo:font-style="normal" style:font-style-asian="normal" style:font-style-complex="normal"/>
    </style:style>
    <style:style style:name="P144" style:family="paragraph" style:parent-style-name="Table">
      <style:paragraph-properties fo:margin-top="0in" fo:margin-bottom="0in" fo:keep-with-next="always"/>
      <style:text-properties fo:font-style="normal" fo:font-weight="bold" style:font-style-asian="normal" style:font-weight-asian="bold" style:font-style-complex="normal" style:font-weight-complex="bold"/>
    </style:style>
    <style:style style:name="P145" style:family="paragraph" style:parent-style-name="Table">
      <style:paragraph-properties fo:margin-top="0in" fo:margin-bottom="0in" fo:text-align="center" style:justify-single-word="false" fo:keep-with-next="always"/>
      <style:text-properties fo:font-style="normal" fo:font-weight="bold" style:font-style-asian="normal" style:font-weight-asian="bold" style:font-style-complex="normal" style:font-weight-complex="bold"/>
    </style:style>
    <style:style style:name="P146" style:family="paragraph" style:parent-style-name="Table">
      <style:paragraph-properties fo:margin-top="0in" fo:margin-bottom="0in" fo:text-align="center" style:justify-single-word="false" fo:keep-together="always" fo:keep-with-next="always"/>
      <style:text-properties fo:font-style="normal" fo:font-weight="bold" style:font-weight-asian="bold" style:font-weight-complex="bold"/>
    </style:style>
    <style:style style:name="P147" style:family="paragraph" style:parent-style-name="Table">
      <style:paragraph-properties fo:margin-top="0in" fo:margin-bottom="0in" fo:text-align="center" style:justify-single-word="false" fo:keep-with-next="always"/>
      <style:text-properties fo:font-style="normal"/>
    </style:style>
    <style:style style:name="P148" style:family="paragraph" style:parent-style-name="Table">
      <style:paragraph-properties fo:margin-top="0in" fo:margin-bottom="0in" fo:text-align="center" style:justify-single-word="false" fo:keep-with-next="always"/>
      <style:text-properties fo:font-style="normal" fo:font-weight="normal" style:font-weight-asian="bold" style:font-weight-complex="bold"/>
    </style:style>
    <style:style style:name="P149" style:family="paragraph" style:parent-style-name="Table">
      <style:paragraph-properties fo:margin-top="0in" fo:margin-bottom="0in" fo:text-align="center" style:justify-single-word="false" fo:keep-with-next="always"/>
      <style:text-properties fo:font-style="normal" fo:font-weight="normal" style:font-style-asian="normal" style:font-weight-asian="normal" style:font-style-complex="normal" style:font-weight-complex="normal"/>
    </style:style>
    <style:style style:name="P150" style:family="paragraph" style:parent-style-name="Table">
      <style:paragraph-properties fo:margin-top="0in" fo:margin-bottom="0in" fo:text-align="center" style:justify-single-word="false" fo:keep-with-next="always"/>
    </style:style>
    <style:style style:name="P151" style:family="paragraph" style:parent-style-name="Table">
      <style:paragraph-properties fo:margin-top="0in" fo:margin-bottom="0in" fo:text-align="center" style:justify-single-word="false" fo:keep-with-next="always"/>
      <style:text-properties fo:font-weight="bold" style:font-weight-asian="bold" style:font-weight-complex="bold"/>
    </style:style>
    <style:style style:name="P152" style:family="paragraph" style:parent-style-name="Text_20_body">
      <style:paragraph-properties fo:margin-top="0in" fo:margin-bottom="0in"/>
      <style:text-properties fo:font-weight="bold"/>
    </style:style>
    <style:style style:name="P153" style:family="paragraph" style:parent-style-name="Table_20_Contents">
      <style:paragraph-properties fo:margin-top="0in" fo:margin-bottom="0in" fo:keep-with-next="auto"/>
    </style:style>
    <style:style style:name="P154" style:family="paragraph" style:parent-style-name="Table_20_Contents">
      <style:paragraph-properties fo:margin-top="0in" fo:margin-bottom="0in" fo:text-align="start" style:justify-single-word="false" fo:keep-with-next="auto"/>
      <style:text-properties fo:font-weight="bold" style:font-weight-asian="bold" style:font-weight-complex="bold"/>
    </style:style>
    <style:style style:name="P155" style:family="paragraph" style:parent-style-name="Table_20_Contents">
      <style:paragraph-properties fo:margin-top="0in" fo:margin-bottom="0in" fo:text-align="center" style:justify-single-word="false" fo:keep-with-next="auto"/>
      <style:text-properties fo:font-weight="bold" style:font-weight-asian="bold" style:font-weight-complex="bold"/>
    </style:style>
    <style:style style:name="P156" style:family="paragraph" style:parent-style-name="Table_20_Contents">
      <style:paragraph-properties fo:margin-top="0in" fo:margin-bottom="0in" fo:keep-with-next="auto"/>
      <style:text-properties style:font-name="Courier New" fo:font-size="10pt" style:font-size-asian="10pt" style:font-size-complex="10pt"/>
    </style:style>
    <style:style style:name="P157" style:family="paragraph" style:parent-style-name="Table_20_Contents">
      <style:paragraph-properties fo:margin-top="0in" fo:margin-bottom="0in" fo:keep-together="always" fo:keep-with-next="auto"/>
      <style:text-properties style:font-name="Courier New" fo:font-size="10pt" style:font-size-asian="10pt" style:font-size-complex="10pt"/>
    </style:style>
    <style:style style:name="P158" style:family="paragraph" style:parent-style-name="Table_20_Contents">
      <style:paragraph-properties fo:margin-top="0in" fo:margin-bottom="0in" fo:keep-together="always" fo:keep-with-next="auto"/>
    </style:style>
    <style:style style:name="P159" style:family="paragraph" style:parent-style-name="Table">
      <style:paragraph-properties fo:margin-top="0in" fo:margin-bottom="0in" fo:text-align="center" style:justify-single-word="false" fo:keep-with-next="auto"/>
      <style:text-properties fo:font-weight="bold" style:font-weight-asian="bold" style:font-weight-complex="bold"/>
    </style:style>
    <style:style style:name="P160" style:family="paragraph" style:parent-style-name="Figure">
      <style:paragraph-properties fo:margin-top="0in" fo:margin-bottom="0in" fo:text-align="center" style:justify-single-word="false"/>
      <style:text-properties fo:font-style="normal" style:font-style-asian="normal" style:font-style-complex="normal"/>
    </style:style>
    <style:style style:name="P161" style:family="paragraph" style:parent-style-name="Figure">
      <style:paragraph-properties fo:margin-top="0in" fo:margin-bottom="0in" fo:text-align="center" style:justify-single-word="false"/>
      <style:text-properties fo:font-style="normal" fo:font-weight="bold" style:font-style-asian="normal" style:font-weight-asian="bold" style:font-style-complex="normal" style:font-weight-complex="bold"/>
    </style:style>
    <style:style style:name="P162" style:family="paragraph" style:parent-style-name="Frame_20_contents">
      <style:paragraph-properties fo:margin-top="0in" fo:margin-bottom="0in" fo:padding="0.0201in" fo:border-left="0.0008in solid #000000" fo:border-right="0.0008in solid #000000" fo:border-top="none" fo:border-bottom="none" style:shadow="none"/>
    </style:style>
    <style:style style:name="P163" style:family="paragraph" style:parent-style-name="Frame_20_contents">
      <style:paragraph-properties fo:margin-top="0in" fo:margin-bottom="0in" fo:padding="0.0201in" fo:border-left="0.0008in solid #000000" fo:border-right="0.0008in solid #000000" fo:border-top="none" fo:border-bottom="none" style:shadow="none"/>
      <style:text-properties style:font-name="Courier New"/>
    </style:style>
    <style:style style:name="P164" style:family="paragraph" style:parent-style-name="Frame_20_contents">
      <style:paragraph-properties fo:margin-top="0in" fo:margin-bottom="0in" fo:padding="0.0201in" fo:border-left="0.0008in solid #000000" fo:border-right="0.0008in solid #000000" fo:border-top="none" fo:border-bottom="none" style:shadow="none"/>
      <style:text-properties style:font-name="Courier New" fo:font-size="10pt"/>
    </style:style>
    <style:style style:name="P165" style:family="paragraph" style:parent-style-name="Frame_20_contents">
      <style:paragraph-properties fo:margin-top="0in" fo:margin-bottom="0in" fo:padding="0.0201in" fo:border-left="0.0008in solid #000000" fo:border-right="0.0008in solid #000000" fo:border-top="none" fo:border-bottom="none" style:shadow="none"/>
      <style:text-properties style:font-name="Courier New" fo:font-size="10pt" style:font-size-asian="10pt" style:font-size-complex="10pt"/>
    </style:style>
    <style:style style:name="P166" style:family="paragraph" style:parent-style-name="Frame_20_contents">
      <style:paragraph-properties fo:margin-top="0in" fo:margin-bottom="0in" fo:text-align="start" style:justify-single-word="false" fo:padding="0.0201in" fo:border-left="0.0008in solid #000000" fo:border-right="0.0008in solid #000000" fo:border-top="none" fo:border-bottom="none" style:shadow="none"/>
      <style:text-properties style:font-name="Courier New" fo:font-size="10pt" style:font-size-asian="10pt" style:font-size-complex="10pt"/>
    </style:style>
    <style:style style:name="P167" style:family="paragraph" style:parent-style-name="Frame_20_contents">
      <style:paragraph-properties fo:margin-top="0in" fo:margin-bottom="0in" fo:padding="0.0201in" fo:border-left="0.0008in solid #000000" fo:border-right="0.0008in solid #000000" fo:border-top="none" fo:border-bottom="none" style:shadow="non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68" style:family="paragraph" style:parent-style-name="Frame_20_contents">
      <style:paragraph-properties fo:margin-top="0in" fo:margin-bottom="0in" fo:padding="0.0201in" fo:border-left="0.0008in solid #000000" fo:border-right="0.0008in solid #000000" fo:border-top="none" fo:border-bottom="none" style:shadow="none"/>
      <style:text-properties style:font-name="Courier New"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169" style:family="paragraph" style:parent-style-name="Frame_20_contents">
      <style:paragraph-properties fo:margin-top="0in" fo:margin-bottom="0in" fo:padding="0.0201in" fo:border-left="0.0008in solid #000000" fo:border-right="0.0008in solid #000000" fo:border-top="none" fo:border-bottom="none" style:shadow="none"/>
      <style:text-properties style:font-name="Courier New1" fo:font-size="10pt"/>
    </style:style>
    <style:style style:name="P170" style:family="paragraph" style:parent-style-name="Frame_20_contents">
      <style:paragraph-properties fo:margin-top="0in" fo:margin-bottom="0in" fo:text-align="start" style:justify-single-word="false" fo:padding="0.0201in" fo:border-left="0.0008in solid #000000" fo:border-right="0.0008in solid #000000" fo:border-top="none" fo:border-bottom="none" style:shadow="none"/>
    </style:style>
    <style:style style:name="P171" style:family="paragraph" style:parent-style-name="SLIPParagraph">
      <style:paragraph-properties fo:margin-top="0in" fo:margin-bottom="0in" fo:padding="0.0201in" fo:border-left="0.0008in solid #000000" fo:border-right="0.0008in solid #000000" fo:border-top="none" fo:border-bottom="none" style:shadow="none"/>
      <style:text-properties style:font-name="Courier New1" fo:language="en" fo:country="US"/>
    </style:style>
    <style:style style:name="P172" style:family="paragraph" style:parent-style-name="Text">
      <style:paragraph-properties fo:margin-top="0in" fo:margin-bottom="0in" fo:padding="0.0201in" fo:border-left="0.0008in solid #000000" fo:border-right="0.0008in solid #000000" fo:border-top="none" fo:border-bottom="none" style:shadow="none"/>
      <style:text-properties style:font-name="Courier New" fo:font-size="10pt" fo:font-style="normal" style:font-size-asian="10pt" style:font-style-asian="normal" style:font-size-complex="10pt" style:font-style-complex="normal"/>
    </style:style>
    <style:style style:name="P173" style:family="paragraph" style:parent-style-name="Example">
      <style:paragraph-properties fo:margin-top="0in" fo:margin-bottom="0in" fo:padding="0.0201in" fo:border-left="0.0008in solid #000000" fo:border-right="0.0008in solid #000000" fo:border-top="none" fo:border-bottom="none" style:shadow="none"/>
      <style:text-properties style:font-name="Courier New" fo:font-size="10pt" fo:font-style="normal" style:font-style-asian="normal" style:font-style-complex="normal"/>
    </style:style>
    <style:style style:name="P174" style:family="paragraph" style:parent-style-name="Frame_20_contents">
      <style:paragraph-properties fo:margin-top="0in" fo:margin-bottom="0in" fo:padding="0.0201in" fo:border-left="0.0008in solid #000000" fo:border-right="0.0008in solid #000000" fo:border-top="none" fo:border-bottom="none"/>
      <style:text-properties style:font-name="Courier New" fo:font-size="10pt"/>
    </style:style>
    <style:style style:name="P175" style:family="paragraph" style:parent-style-name="Frame_20_contents">
      <style:paragraph-properties fo:margin-top="0in" fo:margin-bottom="0in" fo:padding="0.0201in" fo:border-left="0.0008in solid #000000" fo:border-right="0.0008in solid #000000" fo:border-top="none" fo:border-bottom="non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76" style:family="paragraph" style:parent-style-name="Frame_20_contents">
      <style:paragraph-properties fo:margin-top="0in" fo:margin-bottom="0in" fo:padding="0.0201in" fo:border-left="0.0008in solid #000000" fo:border-right="0.0008in solid #000000" fo:border-top="none" fo:border-bottom="none"/>
      <style:text-properties style:font-name="Courier New"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177" style:family="paragraph" style:parent-style-name="Example">
      <style:paragraph-properties fo:margin-top="0in" fo:margin-bottom="0in" fo:padding="0.0201in" fo:border-left="0.0008in solid #000000" fo:border-right="0.0008in solid #000000" fo:border-top="none" fo:border-bottom="none"/>
      <style:text-properties style:font-name="Courier New" fo:font-size="10pt" fo:font-style="normal" style:font-style-asian="normal" style:font-style-complex="normal"/>
    </style:style>
    <style:style style:name="P178" style:family="paragraph" style:parent-style-name="Example">
      <style:paragraph-properties fo:margin-top="0in" fo:margin-bottom="0in" fo:padding="0.0201in" fo:border-left="0.0008in solid #000000" fo:border-right="0.0008in solid #000000" fo:border-top="none" fo:border-bottom="none"/>
      <style:text-properties style:font-name="Cordia New" fo:font-size="10pt"/>
    </style:style>
    <style:style style:name="P179" style:family="paragraph" style:parent-style-name="Frame_20_contents">
      <style:paragraph-properties fo:margin-top="0in" fo:margin-bottom="0in" fo:padding="0.0201in" fo:border-left="0.0008in solid #000000" fo:border-right="0.0008in solid #000000" fo:border-top="0.0008in solid #000000" fo:border-bottom="none" style:shadow="none"/>
      <style:text-properties style:font-name="Courier New"/>
    </style:style>
    <style:style style:name="P180" style:family="paragraph" style:parent-style-name="Frame_20_contents">
      <style:paragraph-properties fo:margin-top="0in" fo:margin-bottom="0in" fo:padding="0.0201in" fo:border-left="0.0008in solid #000000" fo:border-right="0.0008in solid #000000" fo:border-top="0.0008in solid #000000" fo:border-bottom="none" style:shadow="none"/>
      <style:text-properties style:font-name="Courier New" fo:font-size="10pt"/>
    </style:style>
    <style:style style:name="P181" style:family="paragraph" style:parent-style-name="Frame_20_contents">
      <style:paragraph-properties fo:margin-top="0in" fo:margin-bottom="0in" fo:padding="0.0201in" fo:border-left="0.0008in solid #000000" fo:border-right="0.0008in solid #000000" fo:border-top="0.0008in solid #000000" fo:border-bottom="none" style:shadow="none"/>
      <style:text-properties style:font-name="Courier New" fo:font-size="10pt" style:font-size-asian="10pt" style:font-size-complex="10pt"/>
    </style:style>
    <style:style style:name="P182" style:family="paragraph" style:parent-style-name="Frame_20_contents">
      <style:paragraph-properties fo:margin-top="0in" fo:margin-bottom="0in" fo:text-align="start" style:justify-single-word="false" fo:padding="0.0201in" fo:border-left="0.0008in solid #000000" fo:border-right="0.0008in solid #000000" fo:border-top="0.0008in solid #000000" fo:border-bottom="none" style:shadow="none"/>
      <style:text-properties style:font-name="Courier New" fo:font-size="10pt" style:font-size-asian="10pt" style:font-size-complex="10pt"/>
    </style:style>
    <style:style style:name="P183" style:family="paragraph" style:parent-style-name="Frame_20_contents">
      <style:paragraph-properties fo:margin-top="0in" fo:margin-bottom="0in" fo:padding="0.0201in" fo:border-left="0.0008in solid #000000" fo:border-right="0.0008in solid #000000" fo:border-top="0.0008in solid #000000" fo:border-bottom="none" style:shadow="non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84" style:family="paragraph" style:parent-style-name="Frame_20_contents">
      <style:paragraph-properties fo:margin-top="0in" fo:margin-bottom="0in" fo:padding="0.0201in" fo:border-left="0.0008in solid #000000" fo:border-right="0.0008in solid #000000" fo:border-top="0.0008in solid #000000" fo:border-bottom="none" style:shadow="none"/>
      <style:text-properties style:font-name="Courier New1" fo:font-size="10pt"/>
    </style:style>
    <style:style style:name="P185" style:family="paragraph" style:parent-style-name="Frame_20_contents">
      <style:paragraph-properties fo:margin-top="0in" fo:margin-bottom="0in" fo:text-align="start" style:justify-single-word="false" fo:padding="0.0201in" fo:border-left="0.0008in solid #000000" fo:border-right="0.0008in solid #000000" fo:border-top="0.0008in solid #000000" fo:border-bottom="none" style:shadow="none"/>
    </style:style>
    <style:style style:name="P186" style:family="paragraph" style:parent-style-name="SLIPParagraph">
      <style:paragraph-properties fo:margin-top="0in" fo:margin-bottom="0in" fo:padding="0.0201in" fo:border-left="0.0008in solid #000000" fo:border-right="0.0008in solid #000000" fo:border-top="0.0008in solid #000000" fo:border-bottom="none" style:shadow="none"/>
      <style:text-properties style:font-name="Courier New1" fo:language="en" fo:country="US"/>
    </style:style>
    <style:style style:name="P187" style:family="paragraph" style:parent-style-name="Text">
      <style:paragraph-properties fo:margin-top="0in" fo:margin-bottom="0in" fo:padding="0.0201in" fo:border-left="0.0008in solid #000000" fo:border-right="0.0008in solid #000000" fo:border-top="0.0008in solid #000000" fo:border-bottom="none" style:shadow="none"/>
      <style:text-properties style:font-name="Courier New" fo:font-size="10pt" fo:font-style="normal" style:font-size-asian="10pt" style:font-style-asian="normal" style:font-size-complex="10pt" style:font-style-complex="normal"/>
    </style:style>
    <style:style style:name="P188" style:family="paragraph" style:parent-style-name="Frame_20_contents">
      <style:paragraph-properties fo:margin-top="0in" fo:margin-bottom="0in" fo:padding="0.0201in" fo:border-left="0.0008in solid #000000" fo:border-right="0.0008in solid #000000" fo:border-top="none" fo:border-bottom="0.0008in solid #000000" style:shadow="none"/>
      <style:text-properties style:font-name="Courier New"/>
    </style:style>
    <style:style style:name="P189" style:family="paragraph" style:parent-style-name="Frame_20_contents">
      <style:paragraph-properties fo:margin-top="0in" fo:margin-bottom="0in" fo:padding="0.0201in" fo:border-left="0.0008in solid #000000" fo:border-right="0.0008in solid #000000" fo:border-top="none" fo:border-bottom="0.0008in solid #000000" style:shadow="none"/>
      <style:text-properties style:font-name="Courier New" fo:font-size="10pt" style:font-size-asian="10pt" style:font-size-complex="10pt"/>
    </style:style>
    <style:style style:name="P190" style:family="paragraph" style:parent-style-name="Frame_20_contents">
      <style:paragraph-properties fo:margin-top="0in" fo:margin-bottom="0in" fo:text-align="start" style:justify-single-word="false" fo:padding="0.0201in" fo:border-left="0.0008in solid #000000" fo:border-right="0.0008in solid #000000" fo:border-top="none" fo:border-bottom="0.0008in solid #000000" style:shadow="none"/>
      <style:text-properties style:font-name="Courier New" fo:font-size="10pt" style:font-size-asian="10pt" style:font-size-complex="10pt"/>
    </style:style>
    <style:style style:name="P191" style:family="paragraph" style:parent-style-name="Frame_20_contents">
      <style:paragraph-properties fo:margin-top="0in" fo:margin-bottom="0in" fo:padding="0.0201in" fo:border-left="0.0008in solid #000000" fo:border-right="0.0008in solid #000000" fo:border-top="none" fo:border-bottom="0.0008in solid #000000" style:shadow="non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92" style:family="paragraph" style:parent-style-name="Frame_20_contents">
      <style:paragraph-properties fo:margin-top="0in" fo:margin-bottom="0in" fo:padding="0.0201in" fo:border-left="0.0008in solid #000000" fo:border-right="0.0008in solid #000000" fo:border-top="none" fo:border-bottom="0.0008in solid #000000" style:shadow="none"/>
      <style:text-properties style:font-name="Courier New1" fo:font-size="10pt"/>
    </style:style>
    <style:style style:name="P193" style:family="paragraph" style:parent-style-name="SLIPParagraph">
      <style:paragraph-properties fo:margin-top="0in" fo:margin-bottom="0in" fo:padding="0.0201in" fo:border-left="0.0008in solid #000000" fo:border-right="0.0008in solid #000000" fo:border-top="none" fo:border-bottom="0.0008in solid #000000" style:shadow="none"/>
      <style:text-properties style:font-name="Courier New1" fo:language="en" fo:country="US"/>
    </style:style>
    <style:style style:name="P194" style:family="paragraph" style:parent-style-name="Text">
      <style:paragraph-properties fo:margin-top="0in" fo:margin-bottom="0in" fo:padding="0.0201in" fo:border-left="0.0008in solid #000000" fo:border-right="0.0008in solid #000000" fo:border-top="none" fo:border-bottom="0.0008in solid #000000" style:shadow="none"/>
      <style:text-properties style:font-name="Courier New" fo:font-size="10pt" fo:font-style="normal" style:font-size-asian="10pt" style:font-style-asian="normal" style:font-size-complex="10pt" style:font-style-complex="normal"/>
    </style:style>
    <style:style style:name="P195" style:family="paragraph" style:parent-style-name="Example">
      <style:paragraph-properties fo:margin-top="0in" fo:margin-bottom="0in" fo:padding="0.0201in" fo:border-left="0.0008in solid #000000" fo:border-right="0.0008in solid #000000" fo:border-top="none" fo:border-bottom="0.0008in solid #000000" style:shadow="none"/>
      <style:text-properties style:font-name="Courier New" fo:font-size="10pt" fo:font-style="normal" style:font-style-asian="normal" style:font-style-complex="normal"/>
    </style:style>
    <style:style style:name="P196" style:family="paragraph" style:parent-style-name="SLIPParagraph">
      <style:paragraph-properties fo:margin-top="0in" fo:margin-bottom="0in" fo:text-align="center" style:justify-single-word="false" fo:padding="0in" fo:border="none" style:shadow="none"/>
      <style:text-properties style:font-name="Times New Roman" fo:font-size="12pt" fo:font-style="normal" style:font-size-asian="12pt" style:font-style-asian="normal" style:font-size-complex="12pt" style:font-style-complex="normal"/>
    </style:style>
    <style:style style:name="P197" style:family="paragraph" style:parent-style-name="SLIPParagraph">
      <style:paragraph-properties fo:margin-top="0in" fo:margin-bottom="0in" fo:text-align="center" style:justify-single-word="false" fo:padding="0in" fo:border="none" style:shadow="non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198" style:family="paragraph" style:parent-style-name="Example">
      <style:paragraph-properties fo:margin-top="0in" fo:margin-bottom="0in" fo:text-align="center" style:justify-single-word="false" fo:padding="0in" fo:border="none" style:shadow="none">
        <style:tab-stops>
          <style:tab-stop style:position="0.8228in"/>
        </style:tab-stops>
      </style:paragraph-properties>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99" style:family="paragraph" style:parent-style-name="Example">
      <style:paragraph-properties fo:margin-top="0in" fo:margin-bottom="0in" fo:text-align="center" style:justify-single-word="false" fo:padding="0in" fo:border="none" style:shadow="non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200" style:family="paragraph" style:parent-style-name="SlipFigure">
      <style:paragraph-properties fo:margin-top="0in" fo:margin-bottom="0in" fo:text-align="center" style:justify-single-word="false" text:number-lines="false" text:line-number="0"/>
      <style:text-properties style:font-name="Times New Roman" fo:font-style="normal" fo:font-weight="bold" style:font-style-asian="normal" style:font-name-complex="Mangal1" style:font-style-complex="normal"/>
    </style:style>
    <style:style style:name="P201" style:family="paragraph" style:parent-style-name="SlipFigure">
      <style:paragraph-properties fo:margin-top="0in" fo:margin-bottom="0in" text:number-lines="false" text:line-number="0"/>
      <style:text-properties style:font-name="Times New Roman" fo:font-size="12pt" fo:font-style="normal" fo:font-weight="bold" style:font-size-asian="12pt" style:font-style-asian="italic" style:font-weight-asian="bold" style:font-name-complex="Mangal1" style:font-size-complex="12pt" style:font-style-complex="italic" style:font-weight-complex="bold"/>
    </style:style>
    <style:style style:name="P202" style:family="paragraph" style:parent-style-name="SlipFigure">
      <style:paragraph-properties fo:margin-top="0in" fo:margin-bottom="0in" fo:text-align="center" style:justify-single-word="false" text:number-lines="false" text:line-number="0"/>
      <style:text-properties fo:font-size="12pt" fo:font-style="normal" fo:font-weight="bold" style:font-size-asian="12pt" style:font-style-asian="normal" style:font-name-complex="Mangal1" style:font-size-complex="12pt" style:font-style-complex="normal"/>
    </style:style>
    <style:style style:name="P203" style:family="paragraph" style:parent-style-name="Example">
      <style:paragraph-properties fo:margin-top="0in" fo:margin-bottom="0in" fo:text-align="center" style:justify-single-word="false"/>
      <style:text-properties style:font-name="Courier New" fo:font-size="10pt" fo:font-style="normal" style:font-style-asian="normal" style:font-style-complex="normal"/>
    </style:style>
    <style:style style:name="P204" style:family="paragraph" style:parent-style-name="Example">
      <style:paragraph-properties fo:margin-top="0in" fo:margin-bottom="0in" fo:text-align="center" style:justify-single-word="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205" style:family="paragraph" style:parent-style-name="Example">
      <style:paragraph-properties fo:margin-top="0in" fo:margin-bottom="0in" fo:text-align="center" style:justify-single-word="false">
        <style:tab-stops>
          <style:tab-stop style:position="0.8228in"/>
        </style:tab-stops>
      </style:paragraph-properties>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206" style:family="paragraph" style:parent-style-name="Example">
      <style:paragraph-properties fo:margin-top="0in" fo:margin-bottom="0in" fo:text-align="center" style:justify-single-word="false"/>
      <style:text-properties style:font-name="Times New Roman" fo:font-size="12pt" fo:language="en" fo:country="US" style:font-size-asian="12pt" style:font-size-complex="12pt"/>
    </style:style>
    <style:style style:name="P207" style:family="paragraph" style:parent-style-name="Example">
      <style:paragraph-properties fo:margin-top="0in" fo:margin-bottom="0in" fo:text-align="center" style:justify-single-word="false">
        <style:tab-stops>
          <style:tab-stop style:position="0.8228in"/>
        </style:tab-stops>
      </style:paragraph-properties>
      <style:text-properties fo:font-style="normal" fo:font-weight="bold" style:font-style-asian="normal" style:font-weight-asian="bold" style:font-style-complex="normal" style:font-weight-complex="bold"/>
    </style:style>
    <style:style style:name="P208" style:family="paragraph" style:parent-style-name="Frame_20_contents">
      <style:paragraph-properties fo:margin-top="0in" fo:margin-bottom="0in" style:shadow="non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209" style:family="paragraph" style:parent-style-name="Frame_20_contents">
      <style:paragraph-properties fo:margin-top="0in" fo:margin-bottom="0in" style:border-line-width-bottom="0.0008in 0.0138in 0.0008in" fo:padding="0.0201in" fo:border-left="0.0008in solid #000000" fo:border-right="0.0008in solid #000000" fo:border-top="none" fo:border-bottom="0.0154in double #000000" style:shadow="non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210" style:family="paragraph" style:parent-style-name="Table">
      <style:paragraph-properties fo:margin-top="0in" fo:margin-bottom="0in"/>
      <style:text-properties fo:font-style="normal" fo:font-weight="bold" style:font-style-asian="normal" style:font-weight-asian="bold" style:font-style-complex="normal" style:font-weight-complex="bold"/>
    </style:style>
    <style:style style:name="P211" style:family="paragraph" style:parent-style-name="Table">
      <style:paragraph-properties fo:margin-top="0in" fo:margin-bottom="0in" fo:text-align="center" style:justify-single-word="false"/>
      <style:text-properties fo:font-style="normal" fo:font-weight="bold" style:font-style-asian="normal" style:font-weight-asian="bold" style:font-style-complex="normal" style:font-weight-complex="bold"/>
    </style:style>
    <style:style style:name="P212" style:family="paragraph" style:parent-style-name="Table">
      <style:paragraph-properties fo:margin-top="0in" fo:margin-bottom="0in">
        <style:tab-stops>
          <style:tab-stop style:position="6.0728in"/>
        </style:tab-stops>
      </style:paragraph-properties>
    </style:style>
    <style:style style:name="P213" style:family="paragraph" style:parent-style-name="Frame_20_contents">
      <style:paragraph-properties fo:margin-top="0in" fo:margin-bottom="0in" fo:text-align="start" style:justify-single-word="false"/>
      <style:text-properties style:font-name="Courier New" fo:font-size="9pt" style:font-size-asian="9pt" style:font-size-complex="9pt"/>
    </style:style>
    <style:style style:name="P214" style:family="paragraph" style:parent-style-name="Text">
      <style:paragraph-properties fo:margin-top="0in" fo:margin-bottom="0in"/>
      <style:text-properties style:font-name="Courier New" fo:font-size="9pt" fo:font-style="normal" fo:font-weight="bold" style:font-size-asian="9pt" style:font-style-asian="normal" style:font-weight-asian="bold" style:font-size-complex="9pt" style:font-style-complex="normal" style:font-weight-complex="bold"/>
    </style:style>
    <style:style style:name="P215" style:family="paragraph" style:parent-style-name="Frame_20_contents">
      <style:paragraph-properties fo:text-align="center" style:justify-single-word="false"/>
    </style:style>
    <style:style style:name="P216" style:family="paragraph" style:parent-style-name="Frame_20_contents">
      <style:paragraph-properties fo:text-align="start" style:justify-single-word="false"/>
      <style:text-properties style:font-name="Courier New" fo:font-size="10pt" style:font-size-asian="10pt" style:font-size-complex="10pt"/>
    </style:style>
    <style:style style:name="P217" style:family="paragraph" style:parent-style-name="Frame_20_contents">
      <style:text-properties style:font-name="Courier New" fo:font-size="9pt" style:font-size-asian="9pt" style:font-size-complex="9pt"/>
    </style:style>
    <style:style style:name="P218" style:family="paragraph" style:parent-style-name="Frame_20_contents">
      <style:paragraph-properties fo:text-align="start" style:justify-single-word="false"/>
    </style:style>
    <style:style style:name="P219" style:family="paragraph" style:parent-style-name="Frame_20_contents">
      <style:text-properties fo:font-style="normal" style:font-style-asian="normal" style:font-style-complex="normal"/>
    </style:style>
    <style:style style:name="P220" style:family="paragraph" style:parent-style-name="SLIPParagraph" style:master-page-name="">
      <style:paragraph-properties fo:margin-left="0.5417in" fo:margin-right="0in" fo:margin-top="0in" fo:margin-bottom="0.2in" fo:text-indent="0in" style:auto-text-indent="false" style:page-number="auto">
        <style:tab-stops>
          <style:tab-stop style:position="0in"/>
        </style:tab-stops>
      </style:paragraph-properties>
      <style:text-properties style:font-name="Courier New1" fo:language="en" fo:country="US" fo:font-weight="normal" style:font-weight-asian="normal" style:font-weight-complex="normal"/>
    </style:style>
    <style:style style:name="P221" style:family="paragraph" style:parent-style-name="Standard">
      <style:paragraph-properties fo:text-align="center" style:justify-single-word="false"/>
    </style:style>
    <style:style style:name="P222" style:family="paragraph" style:parent-style-name="Standard">
      <style:paragraph-properties fo:orphans="2" fo:widows="2"/>
      <style:text-properties fo:font-style="normal" style:font-style-asian="normal" style:font-style-complex="normal"/>
    </style:style>
    <style:style style:name="P223" style:family="paragraph" style:parent-style-name="SLIPParagraph">
      <style:paragraph-properties fo:margin-left="0.0102in" fo:margin-right="0in" fo:margin-top="0in" fo:margin-bottom="0.1in" fo:orphans="2" fo:widows="2" fo:text-indent="0in" style:auto-text-indent="false" fo:keep-with-next="always">
        <style:tab-stops>
          <style:tab-stop style:position="0in"/>
        </style:tab-stops>
      </style:paragraph-properties>
      <style:text-properties fo:language="en" fo:country="US" fo:font-weight="normal" style:font-weight-asian="normal" style:font-weight-complex="normal"/>
    </style:style>
    <style:style style:name="P224" style:family="paragraph" style:parent-style-name="SLIPParagraph">
      <style:paragraph-properties fo:margin-top="0in" fo:margin-bottom="0.2in"/>
    </style:style>
    <style:style style:name="P225" style:family="paragraph" style:parent-style-name="SLIPParagraph">
      <style:paragraph-properties fo:margin-top="0in" fo:margin-bottom="0.2in" style:shadow="none"/>
    </style:style>
    <style:style style:name="P226" style:family="paragraph" style:parent-style-name="SLIPParagraph">
      <style:paragraph-properties fo:margin-top="0in" fo:margin-bottom="0.2in" fo:keep-with-next="always"/>
      <style:text-properties fo:language="en" fo:country="US"/>
    </style:style>
    <style:style style:name="P227" style:family="paragraph" style:parent-style-name="SLIPParagraph">
      <style:paragraph-properties fo:margin-left="0.2398in" fo:margin-right="0in" fo:margin-top="0in" fo:margin-bottom="0in" fo:text-align="start" style:justify-single-word="false" fo:orphans="2" fo:widows="2" fo:text-indent="0in" style:auto-text-indent="false">
        <style:tab-stops>
          <style:tab-stop style:position="0in"/>
        </style:tab-stops>
      </style:paragraph-properties>
      <style:text-properties fo:language="en" fo:country="US" fo:font-weight="normal" style:font-weight-asian="normal" style:font-weight-complex="normal"/>
    </style:style>
    <style:style style:name="P228" style:family="paragraph" style:parent-style-name="SLIPParagraph">
      <style:paragraph-properties fo:margin-left="0.2398in" fo:margin-right="0in" fo:margin-top="0in" fo:margin-bottom="0in" fo:text-align="center" style:justify-single-word="false" fo:orphans="2" fo:widows="2" fo:text-indent="0in" style:auto-text-indent="false">
        <style:tab-stops>
          <style:tab-stop style:position="0in"/>
        </style:tab-stops>
      </style:paragraph-properties>
      <style:text-properties fo:language="en" fo:country="US" fo:font-weight="normal" style:font-weight-asian="normal" style:font-weight-complex="normal"/>
    </style:style>
    <style:style style:name="P229" style:family="paragraph" style:parent-style-name="SLIPParagraph">
      <style:paragraph-properties fo:margin-left="0.2398in" fo:margin-right="0in" fo:margin-top="0in" fo:margin-bottom="0in" fo:text-align="center" style:justify-single-word="false" fo:orphans="2" fo:widows="2" fo:text-indent="0in" style:auto-text-indent="false">
        <style:tab-stops>
          <style:tab-stop style:position="0in"/>
        </style:tab-stops>
      </style:paragraph-properties>
      <style:text-properties fo:language="en" fo:country="US" fo:font-style="normal" fo:font-weight="bold" style:font-style-asian="normal" style:font-weight-asian="bold" style:font-style-complex="normal" style:font-weight-complex="bold"/>
    </style:style>
    <style:style style:name="P230" style:family="paragraph" style:parent-style-name="SLIPParagraph">
      <style:paragraph-properties fo:margin-left="0.2398in" fo:margin-right="0in" fo:margin-top="0in" fo:margin-bottom="0in" fo:text-align="center" style:justify-single-word="false" fo:orphans="2" fo:widows="2" fo:text-indent="0in" style:auto-text-indent="false">
        <style:tab-stops>
          <style:tab-stop style:position="0in"/>
        </style:tab-stops>
      </style:paragraph-properties>
      <style:text-properties style:font-name="Times New Roman" fo:font-size="12pt" fo:language="en" fo:country="US" fo:font-weight="bold" style:font-size-asian="12pt" style:font-weight-asian="bold" style:font-size-complex="12pt" style:font-weight-complex="bold"/>
    </style:style>
    <style:style style:name="P231" style:family="paragraph" style:parent-style-name="SLIPParagraph" style:master-page-name="">
      <style:paragraph-properties fo:margin-left="0.2398in" fo:margin-right="0in" fo:margin-top="0in" fo:margin-bottom="0in" fo:text-align="start" style:justify-single-word="false" fo:orphans="2" fo:widows="2" fo:text-indent="0in" style:auto-text-indent="false" style:page-number="auto" fo:keep-with-next="always">
        <style:tab-stops>
          <style:tab-stop style:position="0in"/>
        </style:tab-stops>
      </style:paragraph-properties>
      <style:text-properties fo:language="en" fo:country="US" fo:font-weight="normal" style:font-weight-asian="normal" style:font-weight-complex="normal"/>
    </style:style>
    <style:style style:name="P232" style:family="paragraph" style:parent-style-name="SLIPParagraph">
      <style:paragraph-properties fo:margin-left="0.2398in" fo:margin-right="0in" fo:margin-top="0in" fo:margin-bottom="0.2in" fo:orphans="2" fo:widows="2" fo:text-indent="0in" style:auto-text-indent="false">
        <style:tab-stops>
          <style:tab-stop style:position="0in"/>
        </style:tab-stops>
      </style:paragraph-properties>
      <style:text-properties fo:language="en" fo:country="US" fo:font-weight="normal" style:font-weight-asian="normal" style:font-weight-complex="normal"/>
    </style:style>
    <style:style style:name="P233" style:family="paragraph" style:parent-style-name="SLIPParagraph" style:master-page-name="">
      <style:paragraph-properties fo:margin-left="0.2398in" fo:margin-right="0in" fo:margin-top="0in" fo:margin-bottom="0.1in" fo:orphans="2" fo:widows="2" fo:text-indent="0in" style:auto-text-indent="false" style:page-number="auto" fo:keep-with-next="always">
        <style:tab-stops>
          <style:tab-stop style:position="0in"/>
        </style:tab-stops>
      </style:paragraph-properties>
      <style:text-properties fo:language="en" fo:country="US" fo:font-weight="bold" style:font-weight-asian="bold" style:font-weight-complex="bold"/>
    </style:style>
    <style:style style:name="P234" style:family="paragraph" style:parent-style-name="Table">
      <style:text-properties fo:language="en" fo:country="US" fo:font-weight="normal" style:font-weight-asian="normal" style:font-weight-complex="normal"/>
    </style:style>
    <style:style style:name="P235" style:family="paragraph" style:parent-style-name="Table">
      <style:text-properties fo:font-style="normal" fo:font-weight="bold" style:font-style-asian="normal" style:font-weight-asian="bold" style:font-style-complex="normal" style:font-weight-complex="bold"/>
    </style:style>
    <style:style style:name="P236" style:family="paragraph" style:parent-style-name="Table">
      <style:paragraph-properties fo:text-align="center" style:justify-single-word="false"/>
      <style:text-properties fo:font-style="normal" fo:font-weight="bold" style:font-style-asian="normal" style:font-weight-asian="bold" style:font-style-complex="normal" style:font-weight-complex="bold"/>
    </style:style>
    <style:style style:name="P237" style:family="paragraph" style:parent-style-name="SLIPParagraph">
      <style:paragraph-properties fo:margin-top="0in" fo:margin-bottom="0.1201in" fo:text-align="start" style:justify-single-word="false"/>
    </style:style>
    <style:style style:name="P238" style:family="paragraph" style:parent-style-name="Text_20_body">
      <style:paragraph-properties fo:margin-top="0in" fo:margin-bottom="0.1in"/>
    </style:style>
    <style:style style:name="P239" style:family="paragraph" style:parent-style-name="Table_20_Contents">
      <style:paragraph-properties fo:margin-top="0in" fo:margin-bottom="0.1in"/>
    </style:style>
    <style:style style:name="P240" style:family="paragraph" style:parent-style-name="SLIPParagraph">
      <style:paragraph-properties fo:margin-top="0in" fo:margin-bottom="0.1in"/>
    </style:style>
    <style:style style:name="P241" style:family="paragraph" style:parent-style-name="SLIPParagraph">
      <style:paragraph-properties fo:margin-top="0in" fo:margin-bottom="0.1in"/>
      <style:text-properties fo:language="en" fo:country="US" fo:background-color="#ffffff"/>
    </style:style>
    <style:style style:name="P242" style:family="paragraph" style:parent-style-name="SLIPParagraph">
      <style:paragraph-properties fo:margin-top="0in" fo:margin-bottom="0.1in"/>
      <style:text-properties fo:language="en" fo:country="US" fo:font-weight="normal" style:font-weight-asian="normal" style:font-weight-complex="normal"/>
    </style:style>
    <style:style style:name="P243" style:family="paragraph" style:parent-style-name="SLIPParagraph">
      <style:paragraph-properties fo:margin-top="0in" fo:margin-bottom="0.1in">
        <style:tab-stops>
          <style:tab-stop style:position="0.6354in"/>
        </style:tab-stops>
      </style:paragraph-properties>
    </style:style>
    <style:style style:name="P244" style:family="paragraph" style:parent-style-name="SLIPParagraph">
      <style:paragraph-properties fo:margin-top="0in" fo:margin-bottom="0.1in">
        <style:tab-stops/>
      </style:paragraph-properties>
      <style:text-properties fo:font-weight="normal" style:font-weight-asian="normal" style:font-weight-complex="normal"/>
    </style:style>
    <style:style style:name="P245" style:family="paragraph" style:parent-style-name="SLIPParagraph">
      <style:paragraph-properties fo:margin-top="0in" fo:margin-bottom="0.1in">
        <style:tab-stops>
          <style:tab-stop style:position="0.8228in"/>
        </style:tab-stops>
      </style:paragraph-properties>
      <style:text-properties fo:font-weight="normal" style:font-weight-asian="normal" style:font-weight-complex="normal"/>
    </style:style>
    <style:style style:name="P246" style:family="paragraph" style:parent-style-name="SLIPParagraph">
      <style:paragraph-properties fo:margin-top="0in" fo:margin-bottom="0.1in"/>
      <style:text-properties fo:font-weight="bold" style:font-weight-asian="bold" style:font-weight-complex="bold"/>
    </style:style>
    <style:style style:name="P247" style:family="paragraph" style:parent-style-name="SLIPParagraph">
      <style:paragraph-properties fo:margin-top="0in" fo:margin-bottom="0.1in" fo:text-align="center" style:justify-single-word="false"/>
      <style:text-properties fo:font-weight="bold" style:font-weight-asian="bold" style:font-weight-complex="bold"/>
    </style:style>
    <style:style style:name="P248" style:family="paragraph" style:parent-style-name="SLIPParagraph">
      <style:paragraph-properties fo:margin-top="0in" fo:margin-bottom="0.1in" fo:text-align="center" style:justify-single-word="false"/>
      <style:text-properties style:font-name="Times New Roman" fo:font-size="12pt" style:font-size-asian="12pt" style:font-size-complex="12pt"/>
    </style:style>
    <style:style style:name="P249" style:family="paragraph" style:parent-style-name="SLIPParagraph" style:master-page-name="">
      <style:paragraph-properties fo:margin-top="0in" fo:margin-bottom="0.1in" style:page-number="auto"/>
    </style:style>
    <style:style style:name="P250" style:family="paragraph" style:parent-style-name="SLIPParagraph" style:master-page-name="">
      <style:paragraph-properties fo:margin-top="0in" fo:margin-bottom="0.1in" fo:text-align="start" style:justify-single-word="false" style:page-number="auto"/>
    </style:style>
    <style:style style:name="P251" style:family="paragraph" style:parent-style-name="SLIPParagraph" style:master-page-name="">
      <style:paragraph-properties fo:margin-top="0in" fo:margin-bottom="0.1in" style:page-number="auto">
        <style:tab-stops>
          <style:tab-stop style:position="0.8228in"/>
        </style:tab-stops>
      </style:paragraph-properties>
      <style:text-properties style:font-name="Times New Roman" fo:font-size="12pt" fo:font-weight="normal" style:font-size-asian="12pt" style:font-weight-asian="normal" style:font-size-complex="12pt" style:font-weight-complex="normal"/>
    </style:style>
    <style:style style:name="P252" style:family="paragraph" style:parent-style-name="SLIPParagraph" style:master-page-name="">
      <style:paragraph-properties fo:margin-top="0in" fo:margin-bottom="0.1in" style:page-number="auto" fo:keep-with-next="always"/>
    </style:style>
    <style:style style:name="P253" style:family="paragraph" style:parent-style-name="SLIPParagraph">
      <style:paragraph-properties fo:margin-top="0in" fo:margin-bottom="0.1in" style:shadow="none"/>
    </style:style>
    <style:style style:name="P254" style:family="paragraph" style:parent-style-name="SLIPParagraph">
      <style:paragraph-properties fo:margin-top="0in" fo:margin-bottom="0.1in" fo:keep-with-next="always"/>
    </style:style>
    <style:style style:name="P255" style:family="paragraph" style:parent-style-name="SLIPParagraph">
      <style:paragraph-properties fo:margin-left="0.5102in" fo:margin-right="0in" fo:margin-top="0in" fo:margin-bottom="0.2in" fo:text-align="start" style:justify-single-word="false" fo:orphans="2" fo:widows="2" fo:text-indent="0in" style:auto-text-indent="false">
        <style:tab-stops>
          <style:tab-stop style:position="0in"/>
        </style:tab-stops>
      </style:paragraph-properties>
      <style:text-properties style:font-name="Courier New" fo:font-size="10pt" fo:font-weight="normal" style:font-size-asian="10pt" style:font-weight-asian="normal" style:font-size-complex="10pt" style:font-weight-complex="normal"/>
    </style:style>
    <style:style style:name="P256" style:family="paragraph" style:parent-style-name="SLIPParagraph" style:master-page-name="">
      <style:paragraph-properties fo:margin-left="0.5102in" fo:margin-right="0in" fo:margin-top="0in" fo:margin-bottom="0in" fo:text-align="start" style:justify-single-word="false" fo:orphans="2" fo:widows="2" fo:text-indent="0in" style:auto-text-indent="false" style:page-number="auto">
        <style:tab-stops>
          <style:tab-stop style:position="0in"/>
        </style:tab-stops>
      </style:paragraph-properties>
      <style:text-properties style:font-name="Courier New" fo:font-size="10pt" fo:font-weight="normal" style:font-size-asian="10pt" style:font-weight-asian="normal" style:font-size-complex="10pt" style:font-weight-complex="normal"/>
    </style:style>
    <style:style style:name="P257" style:family="paragraph" style:parent-style-name="SLIPParagraph">
      <style:paragraph-properties fo:margin-left="0.5102in" fo:margin-right="0in" fo:margin-top="0in" fo:margin-bottom="0in" fo:text-align="start" style:justify-single-word="false" fo:orphans="2" fo:widows="2" fo:text-indent="0in" style:auto-text-indent="false">
        <style:tab-stops>
          <style:tab-stop style:position="0in"/>
        </style:tab-stops>
      </style:paragraph-properties>
      <style:text-properties style:font-name="Courier New" fo:font-size="10pt" fo:font-weight="normal" style:font-size-asian="10pt" style:font-weight-asian="normal" style:font-size-complex="10pt" style:font-weight-complex="normal"/>
    </style:style>
    <style:style style:name="P258" style:family="paragraph" style:parent-style-name="SLIPParagraph" style:master-page-name="">
      <style:paragraph-properties fo:margin-left="0in" fo:margin-right="0.0417in" fo:margin-top="0in" fo:margin-bottom="0in" fo:text-align="center" style:justify-single-word="false" fo:orphans="2" fo:widows="2" fo:text-indent="0in" style:auto-text-indent="false" style:page-number="auto" fo:keep-with-next="always">
        <style:tab-stops>
          <style:tab-stop style:position="0in"/>
        </style:tab-stops>
      </style:paragraph-properties>
      <style:text-properties fo:font-weight="bold" style:font-weight-asian="bold" style:font-weight-complex="bold"/>
    </style:style>
    <style:style style:name="P259" style:family="paragraph" style:parent-style-name="SLIPParagraph">
      <style:paragraph-properties fo:margin-left="0.2in" fo:margin-right="0in" fo:text-align="center" style:justify-single-word="false" fo:text-indent="0in" style:auto-text-indent="false"/>
    </style:style>
    <style:style style:name="P260" style:family="paragraph" style:parent-style-name="SLIPParagraph">
      <style:paragraph-properties fo:margin-left="0.2in" fo:margin-right="0in" fo:margin-top="0in" fo:margin-bottom="0.1in" fo:text-indent="0in" style:auto-text-indent="false"/>
    </style:style>
    <style:style style:name="P261" style:family="paragraph" style:parent-style-name="SLIPParagraph" style:master-page-name="">
      <style:paragraph-properties fo:margin-left="0.5in" fo:margin-right="0in" fo:margin-top="0in" fo:margin-bottom="0.2in" fo:orphans="2" fo:widows="2" fo:text-indent="0in" style:auto-text-indent="false" style:page-number="auto"/>
    </style:style>
    <style:style style:name="P262" style:family="paragraph" style:parent-style-name="SLIPParagraph">
      <style:paragraph-properties fo:margin-left="0.2083in" fo:margin-right="0in" fo:margin-top="0in" fo:margin-bottom="0.2in" fo:orphans="2" fo:widows="2" fo:text-indent="0in" style:auto-text-indent="false"/>
    </style:style>
    <style:style style:name="P263" style:family="paragraph" style:parent-style-name="SLIPParagraph" style:master-page-name="">
      <style:paragraph-properties fo:margin-left="0.2083in" fo:margin-right="0in" fo:margin-top="0in" fo:margin-bottom="0.2in" fo:orphans="2" fo:widows="2" fo:text-indent="0in" style:auto-text-indent="false" style:page-number="auto"/>
    </style:style>
    <style:style style:name="P264" style:family="paragraph" style:parent-style-name="SLIPParagraph">
      <style:paragraph-properties fo:margin-top="0in" fo:margin-bottom="0.05in"/>
    </style:style>
    <style:style style:name="P265" style:family="paragraph" style:parent-style-name="SLIPParagraph" style:master-page-name="">
      <style:paragraph-properties fo:margin-left="0.3957in" fo:margin-right="0in" fo:margin-top="0in" fo:margin-bottom="0.2in" fo:orphans="2" fo:widows="2" fo:text-indent="0in" style:auto-text-indent="false" style:page-number="auto"/>
    </style:style>
    <style:style style:name="P266" style:family="paragraph" style:parent-style-name="SLIPParagraph">
      <style:paragraph-properties fo:keep-with-next="always"/>
    </style:style>
    <style:style style:name="P267" style:family="paragraph" style:parent-style-name="SLIPParagraph">
      <style:paragraph-properties fo:keep-with-next="always"/>
      <style:text-properties style:font-name="Courier New"/>
    </style:style>
    <style:style style:name="P268" style:family="paragraph" style:parent-style-name="Table">
      <style:paragraph-properties fo:text-align="center" style:justify-single-word="false" fo:keep-with-next="always"/>
      <style:text-properties fo:font-style="normal" style:font-style-asian="normal" style:font-style-complex="normal"/>
    </style:style>
    <style:style style:name="P269" style:family="paragraph" style:parent-style-name="Table">
      <style:paragraph-properties fo:keep-with-next="always"/>
      <style:text-properties fo:font-style="normal" fo:font-weight="bold" style:font-style-asian="normal" style:font-weight-asian="bold" style:font-style-complex="normal" style:font-weight-complex="bold"/>
    </style:style>
    <style:style style:name="P270" style:family="paragraph" style:parent-style-name="Table">
      <style:paragraph-properties fo:text-align="center" style:justify-single-word="false" fo:keep-with-next="always"/>
    </style:style>
    <style:style style:name="P271" style:family="paragraph" style:parent-style-name="SLIPParagraph" style:master-page-name="">
      <style:paragraph-properties fo:margin-left="0.4063in" fo:margin-right="0in" fo:margin-top="0in" fo:margin-bottom="0.2in" fo:orphans="2" fo:widows="2" fo:text-indent="0in" style:auto-text-indent="false" style:page-number="auto"/>
    </style:style>
    <style:style style:name="P272" style:family="paragraph" style:parent-style-name="Preformatted_20_Text">
      <style:text-properties fo:language="en" fo:country="US"/>
    </style:style>
    <style:style style:name="P273" style:family="paragraph" style:parent-style-name="Preformatted_20_Text">
      <style:paragraph-properties fo:text-align="center" style:justify-single-word="false"/>
      <style:text-properties style:font-name="Times New Roman" fo:font-size="16pt" fo:language="en" fo:country="US" fo:font-weight="bold" style:font-size-asian="16pt" style:font-weight-asian="bold" style:font-size-complex="16pt" style:font-weight-complex="bold"/>
    </style:style>
    <style:style style:name="P274" style:family="paragraph" style:parent-style-name="Preformatted_20_Text">
      <style:paragraph-properties fo:break-before="page"/>
      <style:text-properties fo:language="en" fo:country="US"/>
    </style:style>
    <style:style style:name="P275" style:family="paragraph" style:parent-style-name="Preformatted_20_Text">
      <style:paragraph-properties fo:text-align="center" style:justify-single-word="false" fo:break-before="page"/>
      <style:text-properties style:font-name="Times New Roman" fo:font-size="16pt" fo:language="en" fo:country="US" fo:font-weight="bold" style:font-size-asian="16pt" style:font-weight-asian="bold" style:font-size-complex="16pt" style:font-weight-complex="bold"/>
    </style:style>
    <style:style style:name="P276" style:family="paragraph" style:parent-style-name="SLIPParagraph">
      <style:paragraph-properties fo:break-before="page"/>
    </style:style>
    <style:style style:name="P277" style:family="paragraph" style:parent-style-name="Contents_20_Heading">
      <style:paragraph-properties fo:break-before="page"/>
    </style:style>
    <style:style style:name="P278" style:family="paragraph" style:parent-style-name="Example">
      <style:paragraph-properties fo:text-align="center" style:justify-single-word="false"/>
      <style:text-properties fo:font-style="normal" style:font-style-asian="normal" style:font-style-complex="normal"/>
    </style:style>
    <style:style style:name="P279" style:family="paragraph" style:parent-style-name="Example">
      <style:paragraph-properties fo:text-align="center" style:justify-single-word="false"/>
      <style:text-properties fo:font-style="normal" fo:font-weight="bold" style:font-style-asian="normal" style:font-weight-asian="bold" style:font-style-complex="normal" style:font-weight-complex="bold"/>
    </style:style>
    <style:style style:name="P280" style:family="paragraph" style:parent-style-name="Example">
      <style:paragraph-properties fo:text-align="center" style:justify-single-word="false">
        <style:tab-stops>
          <style:tab-stop style:position="0.8228in"/>
        </style:tab-stops>
      </style:paragraph-properties>
      <style:text-properties fo:font-style="normal" fo:font-weight="bold" style:font-style-asian="normal" style:font-weight-asian="bold" style:font-style-complex="normal" style:font-weight-complex="bold"/>
    </style:style>
    <style:style style:name="P281" style:family="paragraph" style:parent-style-name="Example">
      <style:paragraph-properties fo:text-align="start" style:justify-single-word="false"/>
      <style:text-properties fo:font-style="normal" fo:font-weight="bold" style:font-style-asian="normal" style:font-weight-asian="bold" style:font-style-complex="normal" style:font-weight-complex="bold"/>
    </style:style>
    <style:style style:name="P282" style:family="paragraph" style:parent-style-name="Example">
      <style:paragraph-properties fo:text-align="center" style:justify-single-word="false"/>
      <style:text-properties fo:font-weight="bold" style:font-weight-asian="bold" style:font-weight-complex="bold"/>
    </style:style>
    <style:style style:name="P283" style:family="paragraph" style:parent-style-name="Example">
      <style:paragraph-properties fo:text-align="center" style:justify-single-word="false"/>
    </style:style>
    <style:style style:name="P284" style:family="paragraph" style:parent-style-name="Example">
      <style:paragraph-properties fo:text-align="center" style:justify-single-word="false"/>
      <style:text-properties fo:language="en" fo:country="US" fo:font-style="normal" fo:font-weight="bold" style:font-style-asian="normal" style:font-weight-asian="bold" style:font-style-complex="normal" style:font-weight-complex="bold"/>
    </style:style>
    <style:style style:name="P285" style:family="paragraph" style:parent-style-name="Example">
      <style:paragraph-properties fo:text-align="center" style:justify-single-word="false">
        <style:tab-stops>
          <style:tab-stop style:position="0.8228in"/>
        </style:tab-stops>
      </style:paragraph-properties>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286" style:family="paragraph" style:parent-style-name="SLIPParagraph" style:master-page-name="">
      <style:paragraph-properties fo:margin-left="0.1874in" fo:margin-right="0in" fo:margin-top="0in" fo:margin-bottom="0.1in" fo:orphans="2" fo:widows="2" fo:text-indent="0in" style:auto-text-indent="false" style:page-number="auto">
        <style:tab-stops>
          <style:tab-stop style:position="0in"/>
        </style:tab-stops>
      </style:paragraph-properties>
      <style:text-properties fo:language="en" fo:country="US" fo:font-weight="bold" style:font-weight-asian="bold" style:font-weight-complex="bold"/>
    </style:style>
    <style:style style:name="P287" style:family="paragraph" style:parent-style-name="SLIPParagraph" style:master-page-name="">
      <style:paragraph-properties fo:margin-left="0.198in" fo:margin-right="0in" fo:margin-top="0in" fo:margin-bottom="0in" fo:orphans="2" fo:widows="2" fo:text-indent="0in" style:auto-text-indent="false" style:page-number="auto">
        <style:tab-stops>
          <style:tab-stop style:position="0in"/>
        </style:tab-stops>
      </style:paragraph-properties>
      <style:text-properties fo:font-weight="bold" style:font-weight-asian="bold" style:font-weight-complex="bold"/>
    </style:style>
    <style:style style:name="P288" style:family="paragraph" style:parent-style-name="Example">
      <style:paragraph-properties fo:margin-left="0.198in" fo:margin-right="0in" fo:margin-top="0in" fo:margin-bottom="0in" fo:text-align="center" style:justify-single-word="false" fo:orphans="2" fo:widows="2" fo:text-indent="0in" style:auto-text-indent="false">
        <style:tab-stops/>
      </style:paragraph-properties>
      <style:text-properties fo:language="en" fo:country="US" fo:font-style="normal" fo:font-weight="bold" style:font-style-asian="normal" style:font-weight-asian="bold" style:font-style-complex="normal" style:font-weight-complex="bold"/>
    </style:style>
    <style:style style:name="P289" style:family="paragraph" style:parent-style-name="Example">
      <style:paragraph-properties fo:margin-left="0.198in" fo:margin-right="0in" fo:margin-top="0in" fo:margin-bottom="0in" fo:text-align="center" style:justify-single-word="false" fo:orphans="2" fo:widows="2" fo:text-indent="0in" style:auto-text-indent="false" fo:padding="0in" fo:border="none" style:shadow="none">
        <style:tab-stops/>
      </style:paragraph-properties>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290" style:family="paragraph" style:parent-style-name="SLIPParagraph">
      <style:paragraph-properties fo:margin-left="0.198in" fo:margin-right="0in" fo:margin-top="0in" fo:margin-bottom="0.2in" fo:orphans="2" fo:widows="2" fo:text-indent="0in" style:auto-text-indent="false">
        <style:tab-stops/>
      </style:paragraph-properties>
      <style:text-properties fo:language="en" fo:country="US"/>
    </style:style>
    <style:style style:name="P291" style:family="paragraph" style:parent-style-name="SlipFigure">
      <style:paragraph-properties fo:text-align="center" style:justify-single-word="false" text:number-lines="false" text:line-number="0"/>
      <style:text-properties fo:font-size="12pt" fo:font-style="normal" fo:font-weight="bold" style:font-size-asian="12pt" style:font-style-asian="italic" style:font-name-complex="Mangal1" style:font-size-complex="12pt" style:font-style-complex="italic"/>
    </style:style>
    <style:style style:name="P292" style:family="paragraph" style:parent-style-name="Frame_20_contents" style:master-page-name="">
      <style:paragraph-properties fo:margin-left="0in" fo:margin-right="0in" fo:margin-top="0in" fo:margin-bottom="0.1in" fo:text-indent="0.05in" style:auto-text-indent="false" style:page-number="auto"/>
      <style:text-properties style:font-name="Courier New" fo:font-size="10pt" style:font-size-asian="10pt" style:font-size-complex="10pt"/>
    </style:style>
    <style:style style:name="P293" style:family="paragraph" style:parent-style-name="Frame_20_contents">
      <style:paragraph-properties fo:margin-left="0in" fo:margin-right="0in" fo:margin-top="0in" fo:margin-bottom="0in" fo:text-indent="0.05in" style:auto-text-indent="false" fo:padding="0.0201in" fo:border-left="0.0008in solid #000000" fo:border-right="0.0008in solid #000000" fo:border-top="none" fo:border-bottom="none" style:shadow="none"/>
      <style:text-properties style:font-name="Courier New" fo:font-size="10pt" style:font-size-asian="10pt" style:font-size-complex="10pt"/>
    </style:style>
    <style:style style:name="P294" style:family="paragraph" style:parent-style-name="Frame_20_contents" style:master-page-name="">
      <style:paragraph-properties fo:margin-left="0in" fo:margin-right="0in" fo:margin-top="0in" fo:margin-bottom="0in" fo:text-indent="0.05in" style:auto-text-indent="false" style:page-number="auto" fo:padding="0.0201in" fo:border-left="0.0008in solid #000000" fo:border-right="0.0008in solid #000000" fo:border-top="0.0008in solid #000000" fo:border-bottom="none" style:shadow="none"/>
      <style:text-properties style:font-name="Courier New" fo:font-size="10pt" style:font-size-asian="10pt" style:font-size-complex="10pt"/>
    </style:style>
    <style:style style:name="P295" style:family="paragraph" style:parent-style-name="Frame_20_contents">
      <style:paragraph-properties fo:margin-left="0in" fo:margin-right="0in" fo:margin-top="0in" fo:margin-bottom="0in" fo:text-indent="0.05in" style:auto-text-indent="false" fo:padding="0.0201in" fo:border-left="0.0008in solid #000000" fo:border-right="0.0008in solid #000000" fo:border-top="none" fo:border-bottom="0.0008in solid #000000" style:shadow="none"/>
      <style:text-properties style:font-name="Courier New" fo:font-size="10pt" style:font-size-asian="10pt" style:font-size-complex="10pt"/>
    </style:style>
    <style:style style:name="P296" style:family="paragraph" style:parent-style-name="Example">
      <style:paragraph-properties fo:margin-left="0in" fo:margin-right="0in" fo:margin-top="0in" fo:margin-bottom="0in" fo:text-align="center" style:justify-single-word="false" fo:text-indent="0.05in" style:auto-text-indent="false" fo:padding="0in" fo:border="none" style:shadow="none" fo:keep-with-next="always"/>
      <style:text-properties style:font-name="Times New Roman" fo:font-size="12pt" style:font-size-asian="12pt" style:font-size-complex="12pt"/>
    </style:style>
    <style:style style:name="P297" style:family="paragraph" style:parent-style-name="Frame_20_contents">
      <style:paragraph-properties fo:margin-left="0.1in" fo:margin-right="0in" fo:margin-top="0.1in" fo:margin-bottom="0in" fo:text-indent="0in" style:auto-text-indent="false" fo:padding="0.0201in" fo:border-left="0.0008in solid #000000" fo:border-right="0.0008in solid #000000" fo:border-top="none" fo:border-bottom="none" style:shadow="none"/>
      <style:text-properties style:font-name="Courier New" fo:font-size="10pt" style:font-size-asian="10pt" style:font-size-complex="10pt"/>
    </style:style>
    <style:style style:name="P298" style:family="paragraph" style:parent-style-name="Frame_20_contents" style:master-page-name="">
      <style:paragraph-properties fo:margin-left="0.1in" fo:margin-right="0in" fo:margin-top="0.1in" fo:margin-bottom="0in" fo:text-indent="0in" style:auto-text-indent="false" style:page-number="auto" fo:padding="0.0201in" fo:border-left="0.0008in solid #000000" fo:border-right="0.0008in solid #000000" fo:border-top="0.0008in solid #000000" fo:border-bottom="none" style:shadow="none"/>
      <style:text-properties style:font-name="Courier New" fo:font-size="10pt" style:font-size-asian="10pt" style:font-size-complex="10pt"/>
    </style:style>
    <style:style style:name="P299" style:family="paragraph" style:parent-style-name="Frame_20_contents">
      <style:paragraph-properties fo:margin-left="0.1in" fo:margin-right="0in" fo:margin-top="0.1in" fo:margin-bottom="0in" fo:text-indent="0in" style:auto-text-indent="false" fo:padding="0.0201in" fo:border-left="0.0008in solid #000000" fo:border-right="0.0008in solid #000000" fo:border-top="none" fo:border-bottom="0.0008in solid #000000" style:shadow="none"/>
      <style:text-properties style:font-name="Courier New" fo:font-size="10pt" style:font-size-asian="10pt" style:font-size-complex="10pt"/>
    </style:style>
    <style:style style:name="P300" style:family="paragraph" style:parent-style-name="SLIPParagraph">
      <style:paragraph-properties fo:margin-left="0.1in" fo:margin-right="0in" fo:margin-top="0.1in" fo:margin-bottom="0in" fo:text-align="center" style:justify-single-word="false" fo:text-indent="0in" style:auto-text-indent="false"/>
      <style:text-properties style:font-name="Times New Roman" fo:font-size="12pt" style:font-size-asian="12pt" style:font-size-complex="12pt"/>
    </style:style>
    <style:style style:name="P301" style:family="paragraph" style:parent-style-name="Frame_20_contents">
      <style:paragraph-properties fo:margin-left="0.1in" fo:margin-right="0in" fo:margin-top="0in" fo:margin-bottom="0in" fo:text-indent="0in" style:auto-text-indent="false" fo:padding="0.0201in" fo:border-left="0.0008in solid #000000" fo:border-right="0.0008in solid #000000" fo:border-top="none" fo:border-bottom="none" style:shadow="none"/>
      <style:text-properties style:font-name="Courier New" fo:font-size="10pt" style:font-size-asian="10pt" style:font-size-complex="10pt"/>
    </style:style>
    <style:style style:name="P302" style:family="paragraph" style:parent-style-name="Frame_20_contents">
      <style:paragraph-properties fo:margin-left="0in" fo:margin-right="0in" fo:margin-top="0in" fo:margin-bottom="0in" fo:text-align="start" style:justify-single-word="false" fo:text-indent="0.2in" style:auto-text-indent="false" fo:padding="0.0201in" fo:border="0.0008in solid #000000" style:shadow="none">
        <style:tab-stops>
          <style:tab-stop style:position="0.3126in"/>
          <style:tab-stop style:position="0.5417in"/>
        </style:tab-stops>
      </style:paragraph-properties>
      <style:text-properties style:font-name="Courier New" fo:font-size="10pt" style:font-size-asian="10pt" style:font-size-complex="10pt"/>
    </style:style>
    <style:style style:name="P303" style:family="paragraph" style:parent-style-name="SLIPParagraph">
      <style:paragraph-properties fo:margin-left="0.1563in" fo:margin-right="0in" fo:margin-top="0.0835in" fo:margin-bottom="0.0835in" fo:text-align="center" style:justify-single-word="false" fo:text-indent="0in" style:auto-text-indent="false" text:number-lines="false" text:line-number="0">
        <style:tab-stops/>
      </style:paragraph-properties>
      <style:text-properties style:font-name="Times New Roman" fo:font-size="12pt" fo:font-style="normal" style:font-size-asian="12pt" style:font-size-complex="12pt"/>
    </style:style>
    <style:style style:name="P304" style:family="paragraph" style:parent-style-name="Figure" style:master-page-name="">
      <style:paragraph-properties fo:margin-left="0.1563in" fo:margin-right="0in" fo:margin-top="0in" fo:margin-bottom="0in" fo:text-indent="0in" style:auto-text-indent="false" style:page-number="auto" fo:padding="0.0201in" fo:border-left="0.0008in solid #000000" fo:border-right="0.0008in solid #000000" fo:border-top="0.0008in solid #000000" fo:border-bottom="none" style:shadow="none" text:number-lines="false" text:line-number="0"/>
      <style:text-properties style:font-name="Courier New2" fo:font-size="11pt" fo:font-style="normal"/>
    </style:style>
    <style:style style:name="P305" style:family="paragraph" style:parent-style-name="Figure">
      <style:paragraph-properties fo:margin-left="0.1563in" fo:margin-right="0in" fo:margin-top="0in" fo:margin-bottom="0in" fo:text-indent="0in" style:auto-text-indent="false" fo:padding="0.0201in" fo:border-left="0.0008in solid #000000" fo:border-right="0.0008in solid #000000" fo:border-top="none" fo:border-bottom="none" style:shadow="none" text:number-lines="false" text:line-number="0"/>
      <style:text-properties style:font-name="Courier New2" fo:font-size="11pt" fo:font-style="normal"/>
    </style:style>
    <style:style style:name="P306" style:family="paragraph" style:parent-style-name="Figure">
      <style:paragraph-properties fo:margin-left="0.1563in" fo:margin-right="0in" fo:margin-top="0in" fo:margin-bottom="0in" fo:text-indent="0in" style:auto-text-indent="false" fo:padding="0.0201in" fo:border-left="0.0008in solid #000000" fo:border-right="0.0008in solid #000000" fo:border-top="none" fo:border-bottom="0.0008in solid #000000" style:shadow="none" text:number-lines="false" text:line-number="0"/>
      <style:text-properties style:font-name="Courier New2" fo:font-size="11pt" fo:font-style="normal"/>
    </style:style>
    <style:style style:name="P307" style:family="paragraph" style:parent-style-name="SlipFigure">
      <style:text-properties fo:font-style="normal" style:font-style-asian="normal" style:font-style-complex="normal"/>
    </style:style>
    <style:style style:name="P308" style:family="paragraph" style:parent-style-name="SlipFigure">
      <style:text-properties fo:font-weight="bold" style:font-weight-asian="bold" style:font-weight-complex="bold"/>
    </style:style>
    <style:style style:name="P309" style:family="paragraph" style:parent-style-name="Table_20_Contents">
      <style:paragraph-properties fo:margin-left="0.0626in" fo:margin-right="0.0835in" fo:margin-top="0in" fo:margin-bottom="0in" fo:text-align="start" style:justify-single-word="false" fo:keep-together="always" fo:text-indent="0in" style:auto-text-indent="false" fo:keep-with-next="auto"/>
      <style:text-properties fo:font-weight="bold" style:font-weight-asian="bold" style:font-weight-complex="bold"/>
    </style:style>
    <style:style style:name="P310" style:family="paragraph" style:parent-style-name="Table_20_Contents">
      <style:paragraph-properties fo:margin-left="0.0626in" fo:margin-right="0.0835in" fo:margin-top="0in" fo:margin-bottom="0in" fo:text-align="start" style:justify-single-word="false" fo:keep-together="always" fo:text-indent="0in" style:auto-text-indent="false" fo:keep-with-next="auto"/>
      <style:text-properties fo:font-weight="normal" style:font-weight-asian="normal" style:font-weight-complex="normal"/>
    </style:style>
    <style:style style:name="P311" style:family="paragraph" style:parent-style-name="Table_20_Heading">
      <style:paragraph-properties fo:margin-left="0.0626in" fo:margin-right="0.0835in" fo:margin-top="0in" fo:margin-bottom="0in" fo:text-align="start" style:justify-single-word="false" fo:keep-together="always" fo:text-indent="0in" style:auto-text-indent="false" fo:keep-with-next="auto"/>
      <style:text-properties fo:font-weight="bold" style:font-weight-asian="bold" style:font-weight-complex="bold"/>
    </style:style>
    <style:style style:name="P312" style:family="paragraph" style:parent-style-name="Table_20_Heading">
      <style:paragraph-properties fo:margin-left="0.0626in" fo:margin-right="0.0835in" fo:margin-top="0in" fo:margin-bottom="0in" fo:text-align="start" style:justify-single-word="false" fo:keep-together="always" fo:text-indent="0in" style:auto-text-indent="false" fo:keep-with-next="auto"/>
      <style:text-properties fo:font-weight="normal" style:font-weight-asian="normal" style:font-weight-complex="normal"/>
    </style:style>
    <style:style style:name="P313" style:family="paragraph" style:parent-style-name="Frame_20_contents" style:master-page-name="">
      <style:paragraph-properties fo:margin-left="0.1146in" fo:margin-right="0in" fo:margin-top="0in" fo:margin-bottom="0.1965in" fo:text-indent="0in" style:auto-text-indent="false" style:page-number="auto"/>
      <style:text-properties style:font-name="Courier New" fo:font-size="10pt" style:font-size-asian="10pt" style:font-size-complex="10pt"/>
    </style:style>
    <style:style style:name="P314" style:family="paragraph" style:parent-style-name="Frame_20_contents">
      <style:paragraph-properties fo:margin-left="0.1146in" fo:margin-right="0in" fo:margin-top="0in" fo:margin-bottom="0.1965in" fo:text-indent="0in" style:auto-text-indent="false"/>
      <style:text-properties style:font-name="Courier New" fo:font-size="10pt" style:font-size-asian="10pt" style:font-size-complex="10pt"/>
    </style:style>
    <style:style style:name="P315" style:family="paragraph" style:parent-style-name="Contents_20_1">
      <style:paragraph-properties>
        <style:tab-stops>
          <style:tab-stop style:position="6.7in" style:type="right" style:leader-style="dotted" style:leader-text="."/>
        </style:tab-stops>
      </style:paragraph-properties>
    </style:style>
    <style:style style:name="P316" style:family="paragraph" style:parent-style-name="Contents_20_3">
      <style:paragraph-properties>
        <style:tab-stops>
          <style:tab-stop style:position="6.3071in" style:type="right" style:leader-style="dotted" style:leader-text="."/>
        </style:tab-stops>
      </style:paragraph-properties>
    </style:style>
    <style:style style:name="P317" style:family="paragraph" style:parent-style-name="Table_20_index_20_1">
      <style:paragraph-properties>
        <style:tab-stops>
          <style:tab-stop style:position="0.5in"/>
          <style:tab-stop style:position="6.7in" style:type="right" style:leader-style="dotted" style:leader-text="."/>
        </style:tab-stops>
      </style:paragraph-properties>
    </style:style>
    <style:style style:name="P318" style:family="paragraph" style:parent-style-name="Contents_20_4">
      <style:paragraph-properties>
        <style:tab-stops>
          <style:tab-stop style:position="6.1102in" style:type="right" style:leader-style="dotted" style:leader-text="."/>
        </style:tab-stops>
      </style:paragraph-properties>
    </style:style>
    <style:style style:name="P319" style:family="paragraph" style:parent-style-name="Illustration_20_Index_20_1">
      <style:paragraph-properties>
        <style:tab-stops>
          <style:tab-stop style:position="0.5in"/>
          <style:tab-stop style:position="6.7in" style:type="right" style:leader-style="dotted" style:leader-text="."/>
        </style:tab-stops>
      </style:paragraph-properties>
    </style:style>
    <style:style style:name="P320" style:family="paragraph" style:parent-style-name="Contents_20_2">
      <style:paragraph-properties>
        <style:tab-stops>
          <style:tab-stop style:position="6.5035in" style:type="right" style:leader-style="dotted" style:leader-text="."/>
        </style:tab-stops>
      </style:paragraph-properties>
    </style:style>
    <style:style style:name="P321" style:family="paragraph" style:parent-style-name="Standard" style:list-style-name="L37" style:master-page-name="">
      <style:paragraph-properties fo:keep-together="always" style:page-number="auto"/>
      <style:text-properties fo:language="en" fo:country="US"/>
    </style:style>
    <style:style style:name="P322" style:family="paragraph" style:parent-style-name="Table_20_Contents" style:list-style-name="L16">
      <style:paragraph-properties fo:margin-top="0in" fo:margin-bottom="0in"/>
    </style:style>
    <style:style style:name="P323" style:family="paragraph" style:parent-style-name="Heading_20_1" style:list-style-name="">
      <style:paragraph-properties fo:text-align="center" style:justify-single-word="false"/>
      <style:text-properties fo:font-size="18pt" style:font-size-asian="18pt" style:font-size-complex="18pt"/>
    </style:style>
    <style:style style:name="P324" style:family="paragraph" style:parent-style-name="Heading_20_1">
      <style:paragraph-properties fo:margin-left="0.2in" fo:margin-right="0in" fo:text-indent="-0.2in" style:auto-text-indent="false" fo:break-before="page"/>
      <style:text-properties fo:language="en" fo:country="US" fo:background-color="#ffffff"/>
    </style:style>
    <style:style style:name="P325" style:family="paragraph" style:parent-style-name="Heading_20_1">
      <style:paragraph-properties fo:margin-left="0.2in" fo:margin-right="0in" fo:text-indent="-0.2in" style:auto-text-indent="false"/>
      <style:text-properties fo:language="en" fo:country="US"/>
    </style:style>
    <style:style style:name="P326" style:family="paragraph" style:parent-style-name="Heading_20_1">
      <style:paragraph-properties fo:margin-left="0in" fo:margin-right="0in" fo:text-indent="0in" style:auto-text-indent="true"/>
      <style:text-properties fo:language="en" fo:country="US"/>
    </style:style>
    <style:style style:name="P327" style:family="paragraph" style:parent-style-name="Heading_20_1" style:list-style-name="">
      <style:paragraph-properties fo:margin-left="0in" fo:margin-right="0in" fo:text-align="center" style:justify-single-word="false" fo:text-indent="0in" style:auto-text-indent="false"/>
      <style:text-properties fo:font-size="18pt" fo:language="en" fo:country="US" style:font-size-asian="18pt" style:font-size-complex="18pt"/>
    </style:style>
    <style:style style:name="P328" style:family="paragraph" style:parent-style-name="Heading_20_1" style:list-style-name="">
      <style:paragraph-properties fo:margin-left="0in" fo:margin-right="0in" fo:text-align="center" style:justify-single-word="false" fo:text-indent="0in" style:auto-text-indent="false"/>
      <style:text-properties fo:font-size="18pt" fo:language="en" fo:country="US" fo:font-style="normal" fo:font-weight="bold" style:font-size-asian="18pt" style:font-style-asian="normal" style:font-weight-asian="bold" style:font-size-complex="18pt" style:font-style-complex="normal" style:font-weight-complex="bold"/>
    </style:style>
    <style:style style:name="P329" style:family="paragraph" style:parent-style-name="Preformatted_20_Text" style:master-page-name="Appendix">
      <style:paragraph-properties fo:text-align="center" style:justify-single-word="false" style:page-number="auto" fo:break-before="page"/>
      <style:text-properties style:font-name="Times New Roman" fo:font-size="16pt" fo:language="en" fo:country="US" fo:font-weight="bold" style:font-size-asian="16pt" style:font-weight-asian="bold" style:font-size-complex="16pt" style:font-weight-complex="bold"/>
    </style:style>
    <style:style style:name="P330" style:family="paragraph" style:parent-style-name="Heading_20_2">
      <style:text-properties fo:language="en" fo:country="US"/>
    </style:style>
    <style:style style:name="P331" style:family="paragraph" style:parent-style-name="Heading_20_2">
      <style:text-properties fo:language="en" fo:country="US" fo:background-color="#ffffff"/>
    </style:style>
    <style:style style:name="P332" style:family="paragraph" style:parent-style-name="Heading_20_2">
      <style:text-properties style:font-name-asian="HG Mincho Light J" style:font-name-complex="Arial Unicode MS"/>
    </style:style>
    <style:style style:name="P333" style:family="paragraph" style:parent-style-name="Heading_20_2">
      <style:text-properties style:font-name="Times New Roman2" fo:language="en" fo:country="US" fo:font-weight="bold" style:font-weight-asian="bold" style:font-weight-complex="bold"/>
    </style:style>
    <style:style style:name="P334" style:family="paragraph" style:parent-style-name="Heading_20_2">
      <style:paragraph-properties fo:keep-with-next="always"/>
      <style:text-properties style:font-name-asian="HG Mincho Light J" style:font-name-complex="Arial Unicode MS"/>
    </style:style>
    <style:style style:name="P335" style:family="paragraph" style:parent-style-name="Heading_20_3">
      <style:paragraph-properties>
        <style:tab-stops>
          <style:tab-stop style:position="0.5in"/>
        </style:tab-stops>
      </style:paragraph-properties>
    </style:style>
    <style:style style:name="P336" style:family="paragraph" style:parent-style-name="Heading_20_3">
      <style:paragraph-properties fo:margin-left="0.3437in" fo:margin-right="0in" fo:margin-top="0.1701in" fo:margin-bottom="0.2in" fo:text-indent="-0.3in" style:auto-text-indent="false" fo:keep-with-next="always">
        <style:tab-stops>
          <style:tab-stop style:position="0.4in"/>
        </style:tab-stops>
      </style:paragraph-properties>
    </style:style>
    <style:style style:name="P337" style:family="paragraph" style:parent-style-name="Heading_20_3" style:master-page-name="">
      <style:paragraph-properties style:page-number="auto"/>
    </style:style>
    <style:style style:name="P338" style:family="paragraph" style:parent-style-name="Frame_20_contents" style:list-style-name="L34">
      <style:paragraph-properties fo:margin-top="0in" fo:margin-bottom="0.1in"/>
      <style:text-properties style:font-name="Times New Roman" fo:font-size="12pt" style:font-size-asian="12pt" style:font-size-complex="12pt"/>
    </style:style>
    <style:style style:name="P339" style:family="paragraph" style:parent-style-name="Frame_20_contents" style:list-style-name="L34">
      <style:paragraph-properties fo:margin-top="0in" fo:margin-bottom="0.1in"/>
      <style:text-properties style:font-name="Courier New" fo:font-size="10pt" style:font-size-asian="10pt" style:font-size-complex="10pt"/>
    </style:style>
    <style:style style:name="P340" style:family="paragraph" style:parent-style-name="Frame_20_contents" style:list-style-name="L34">
      <style:paragraph-properties fo:margin-top="0in" fo:margin-bottom="0.05in"/>
      <style:text-properties style:font-name="Times New Roman" fo:font-size="12pt" style:font-size-asian="12pt" style:font-size-complex="12pt"/>
    </style:style>
    <style:style style:name="P341" style:family="paragraph" style:parent-style-name="Frame_20_contents" style:list-style-name="L34">
      <style:paragraph-properties fo:margin-top="0in" fo:margin-bottom="0.2in"/>
      <style:text-properties style:font-name="Times New Roman" fo:font-size="12pt" style:font-size-asian="12pt" style:font-size-complex="12pt"/>
    </style:style>
    <style:style style:name="P342" style:family="paragraph" style:parent-style-name="SLIPParagraph" style:list-style-name="L1">
      <style:text-properties fo:language="en" fo:country="US" fo:background-color="#ffffff"/>
    </style:style>
    <style:style style:name="P343" style:family="paragraph" style:parent-style-name="SLIPParagraph" style:list-style-name="L11">
      <style:text-properties fo:language="en" fo:country="US" fo:font-weight="normal" style:font-weight-asian="normal" style:font-weight-complex="normal"/>
    </style:style>
    <style:style style:name="P344" style:family="paragraph" style:parent-style-name="SLIPParagraph" style:list-style-name="L2">
      <style:paragraph-properties>
        <style:tab-stops>
          <style:tab-stop style:position="0.8437in"/>
        </style:tab-stops>
      </style:paragraph-properties>
    </style:style>
    <style:style style:name="P345" style:family="paragraph" style:parent-style-name="SLIPParagraph" style:list-style-name="L6">
      <style:text-properties fo:font-weight="normal" style:font-name-asian="HG Mincho Light J" style:font-weight-asian="normal" style:font-name-complex="Arial Unicode MS" style:font-weight-complex="normal"/>
    </style:style>
    <style:style style:name="P346" style:family="paragraph" style:parent-style-name="SLIPParagraph" style:list-style-name="L33">
      <style:paragraph-properties>
        <style:tab-stops>
          <style:tab-stop style:position="0.8228in"/>
        </style:tab-stops>
      </style:paragraph-properties>
      <style:text-properties fo:font-weight="normal" style:font-weight-asian="normal" style:font-weight-complex="normal"/>
    </style:style>
    <style:style style:name="P347" style:family="paragraph" style:parent-style-name="SLIPParagraph" style:list-style-name="L17"/>
    <style:style style:name="P348" style:family="paragraph" style:parent-style-name="SLIPParagraph" style:list-style-name="L18"/>
    <style:style style:name="P349" style:family="paragraph" style:parent-style-name="SLIPParagraph" style:list-style-name="L19"/>
    <style:style style:name="P350" style:family="paragraph" style:parent-style-name="SLIPParagraph" style:list-style-name="L19">
      <style:text-properties style:font-name="Courier New1"/>
    </style:style>
    <style:style style:name="P351" style:family="paragraph" style:parent-style-name="SLIPParagraph" style:list-style-name="L20"/>
    <style:style style:name="P352" style:family="paragraph" style:parent-style-name="SLIPParagraph" style:list-style-name="L20">
      <style:paragraph-properties>
        <style:tab-stops>
          <style:tab-stop style:position="0.2709in"/>
        </style:tab-stops>
      </style:paragraph-properties>
    </style:style>
    <style:style style:name="P353" style:family="paragraph" style:parent-style-name="SLIPParagraph" style:list-style-name="L21">
      <style:paragraph-properties>
        <style:tab-stops>
          <style:tab-stop style:position="0.5in"/>
        </style:tab-stops>
      </style:paragraph-properties>
    </style:style>
    <style:style style:name="P354" style:family="paragraph" style:parent-style-name="SLIPParagraph" style:list-style-name="L22"/>
    <style:style style:name="P355" style:family="paragraph" style:parent-style-name="SLIPParagraph" style:list-style-name="L23"/>
    <style:style style:name="P356" style:family="paragraph" style:parent-style-name="SLIPParagraph" style:list-style-name="L24"/>
    <style:style style:name="P357" style:family="paragraph" style:parent-style-name="SLIPParagraph" style:list-style-name="L25">
      <style:paragraph-properties fo:text-align="start" style:justify-single-word="false"/>
    </style:style>
    <style:style style:name="P358" style:family="paragraph" style:parent-style-name="SLIPParagraph" style:list-style-name="L26">
      <style:paragraph-properties>
        <style:tab-stops>
          <style:tab-stop style:position="0.5835in"/>
        </style:tab-stops>
      </style:paragraph-properties>
    </style:style>
    <style:style style:name="P359" style:family="paragraph" style:parent-style-name="SLIPParagraph" style:list-style-name="L32"/>
    <style:style style:name="P360" style:family="paragraph" style:parent-style-name="SLIPParagraph" style:list-style-name="L35"/>
    <style:style style:name="P361" style:family="paragraph" style:parent-style-name="SLIPParagraph" style:list-style-name="L36"/>
    <style:style style:name="P362" style:family="paragraph" style:parent-style-name="SLIPParagraph" style:list-style-name="L39"/>
    <style:style style:name="P363" style:family="paragraph" style:parent-style-name="SLIPParagraph" style:list-style-name="L40"/>
    <style:style style:name="P364" style:family="paragraph" style:parent-style-name="SLIPParagraph" style:list-style-name="L40">
      <style:text-properties fo:font-weight="bold" style:font-weight-asian="bold" style:font-weight-complex="bold"/>
    </style:style>
    <style:style style:name="P365" style:family="paragraph" style:parent-style-name="SLIPParagraph" style:list-style-name="L42">
      <style:text-properties fo:font-weight="bold" style:font-weight-asian="bold" style:font-weight-complex="bold"/>
    </style:style>
    <style:style style:name="P366" style:family="paragraph" style:parent-style-name="SLIPParagraph" style:list-style-name="L1">
      <style:paragraph-properties fo:margin-top="0in" fo:margin-bottom="0.1in"/>
      <style:text-properties fo:language="en" fo:country="US" fo:background-color="#ffffff"/>
    </style:style>
    <style:style style:name="P367" style:family="paragraph" style:parent-style-name="SLIPParagraph" style:list-style-name="L11">
      <style:paragraph-properties fo:margin-top="0in" fo:margin-bottom="0.1in"/>
      <style:text-properties fo:language="en" fo:country="US" fo:font-weight="normal" style:font-weight-asian="normal" style:font-weight-complex="normal"/>
    </style:style>
    <style:style style:name="P368" style:family="paragraph" style:parent-style-name="SLIPParagraph" style:list-style-name="L2">
      <style:paragraph-properties fo:margin-top="0in" fo:margin-bottom="0.1in">
        <style:tab-stops>
          <style:tab-stop style:position="0.8437in"/>
        </style:tab-stops>
      </style:paragraph-properties>
    </style:style>
    <style:style style:name="P369" style:family="paragraph" style:parent-style-name="SLIPParagraph" style:list-style-name="L11">
      <style:paragraph-properties fo:margin-top="0in" fo:margin-bottom="0.1in"/>
    </style:style>
    <style:style style:name="P370" style:family="paragraph" style:parent-style-name="SLIPParagraph" style:list-style-name="L15">
      <style:paragraph-properties fo:margin-top="0in" fo:margin-bottom="0.1in"/>
      <style:text-properties fo:font-weight="normal" style:font-weight-asian="normal" style:font-weight-complex="normal"/>
    </style:style>
    <style:style style:name="P371" style:family="paragraph" style:parent-style-name="SLIPParagraph" style:list-style-name="L30">
      <style:paragraph-properties fo:margin-top="0in" fo:margin-bottom="0.1in">
        <style:tab-stops>
          <style:tab-stop style:position="0.8228in"/>
        </style:tab-stops>
      </style:paragraph-properties>
      <style:text-properties fo:font-weight="normal" style:font-weight-asian="normal" style:font-weight-complex="normal"/>
    </style:style>
    <style:style style:name="P372" style:family="paragraph" style:parent-style-name="SLIPParagraph" style:list-style-name="L33">
      <style:paragraph-properties fo:margin-top="0in" fo:margin-bottom="0.1in">
        <style:tab-stops>
          <style:tab-stop style:position="0.8228in"/>
        </style:tab-stops>
      </style:paragraph-properties>
      <style:text-properties fo:font-weight="normal" style:font-weight-asian="normal" style:font-weight-complex="normal"/>
    </style:style>
    <style:style style:name="P373" style:family="paragraph" style:parent-style-name="SLIPParagraph" style:list-style-name="L15">
      <style:paragraph-properties fo:margin-top="0in" fo:margin-bottom="0.1in"/>
    </style:style>
    <style:style style:name="P374" style:family="paragraph" style:parent-style-name="SLIPParagraph" style:list-style-name="L15">
      <style:paragraph-properties fo:margin-top="0in" fo:margin-bottom="0.1in"/>
      <style:text-properties fo:font-weight="bold" style:font-weight-asian="bold" style:font-weight-complex="bold"/>
    </style:style>
    <style:style style:name="P375" style:family="paragraph" style:parent-style-name="SLIPParagraph" style:list-style-name="L17">
      <style:paragraph-properties fo:margin-top="0in" fo:margin-bottom="0.1in"/>
    </style:style>
    <style:style style:name="P376" style:family="paragraph" style:parent-style-name="SLIPParagraph" style:list-style-name="L18">
      <style:paragraph-properties fo:margin-top="0in" fo:margin-bottom="0.1in"/>
    </style:style>
    <style:style style:name="P377" style:family="paragraph" style:parent-style-name="SLIPParagraph" style:list-style-name="L18">
      <style:paragraph-properties fo:margin-top="0in" fo:margin-bottom="0.1in"/>
      <style:text-properties style:font-name="Courier New" fo:font-size="10pt" style:font-size-asian="10pt" style:font-size-complex="10pt"/>
    </style:style>
    <style:style style:name="P378" style:family="paragraph" style:parent-style-name="SLIPParagraph" style:list-style-name="L22">
      <style:paragraph-properties fo:margin-top="0in" fo:margin-bottom="0.1in"/>
    </style:style>
    <style:style style:name="P379" style:family="paragraph" style:parent-style-name="SLIPParagraph" style:list-style-name="L24">
      <style:paragraph-properties fo:margin-top="0in" fo:margin-bottom="0.1in"/>
    </style:style>
    <style:style style:name="P380" style:family="paragraph" style:parent-style-name="SLIPParagraph" style:list-style-name="L25">
      <style:paragraph-properties fo:margin-top="0in" fo:margin-bottom="0.1in" fo:text-align="start" style:justify-single-word="false"/>
    </style:style>
    <style:style style:name="P381" style:family="paragraph" style:parent-style-name="SLIPParagraph" style:list-style-name="L27">
      <style:paragraph-properties fo:margin-top="0in" fo:margin-bottom="0.1in"/>
    </style:style>
    <style:style style:name="P382" style:family="paragraph" style:parent-style-name="SLIPParagraph" style:list-style-name="L29">
      <style:paragraph-properties fo:margin-top="0in" fo:margin-bottom="0.1in"/>
    </style:style>
    <style:style style:name="P383" style:family="paragraph" style:parent-style-name="SLIPParagraph" style:list-style-name="L31">
      <style:paragraph-properties fo:margin-top="0in" fo:margin-bottom="0.1in"/>
    </style:style>
    <style:style style:name="P384" style:family="paragraph" style:parent-style-name="SLIPParagraph" style:list-style-name="L32">
      <style:paragraph-properties fo:margin-top="0in" fo:margin-bottom="0.1in"/>
    </style:style>
    <style:style style:name="P385" style:family="paragraph" style:parent-style-name="SLIPParagraph" style:list-style-name="L36">
      <style:paragraph-properties fo:margin-top="0in" fo:margin-bottom="0.1in"/>
    </style:style>
    <style:style style:name="P386" style:family="paragraph" style:parent-style-name="SLIPParagraph" style:list-style-name="L38">
      <style:paragraph-properties fo:margin-top="0in" fo:margin-bottom="0.1in"/>
    </style:style>
    <style:style style:name="P387" style:family="paragraph" style:parent-style-name="SLIPParagraph" style:list-style-name="L39">
      <style:paragraph-properties fo:margin-top="0in" fo:margin-bottom="0.1in"/>
    </style:style>
    <style:style style:name="P388" style:family="paragraph" style:parent-style-name="SLIPParagraph" style:list-style-name="L26">
      <style:paragraph-properties fo:margin-top="0in" fo:margin-bottom="0.1in" fo:keep-with-next="always">
        <style:tab-stops>
          <style:tab-stop style:position="0.6354in"/>
        </style:tab-stops>
      </style:paragraph-properties>
    </style:style>
    <style:style style:name="P389" style:family="paragraph" style:parent-style-name="SLIPParagraph" style:list-style-name="L26">
      <style:paragraph-properties fo:margin-top="0in" fo:margin-bottom="0.1in" fo:keep-with-next="always">
        <style:tab-stops>
          <style:tab-stop style:position="0.6457in"/>
        </style:tab-stops>
      </style:paragraph-properties>
    </style:style>
    <style:style style:name="P390" style:family="paragraph" style:parent-style-name="SLIPParagraph" style:list-style-name="L26">
      <style:paragraph-properties fo:margin-top="0in" fo:margin-bottom="0.1in" fo:keep-with-next="always">
        <style:tab-stops>
          <style:tab-stop style:position="0.5937in"/>
        </style:tab-stops>
      </style:paragraph-properties>
    </style:style>
    <style:style style:name="P391" style:family="paragraph" style:parent-style-name="SLIPParagraph" style:list-style-name="L28">
      <style:paragraph-properties fo:margin-top="0in" fo:margin-bottom="0.1in" style:shadow="none"/>
    </style:style>
    <style:style style:name="P392" style:family="paragraph" style:parent-style-name="SLIPParagraph" style:list-style-name="L28">
      <style:paragraph-properties fo:margin-top="0in" fo:margin-bottom="0.1in" style:shadow="none"/>
      <style:text-properties fo:font-weight="normal" style:font-weight-asian="normal" style:font-weight-complex="normal"/>
    </style:style>
    <style:style style:name="P393" style:family="paragraph" style:parent-style-name="SLIPParagraph" style:list-style-name="L35">
      <style:paragraph-properties fo:margin-top="0in" fo:margin-bottom="0.1in" style:shadow="none"/>
    </style:style>
    <style:style style:name="P394" style:family="paragraph" style:parent-style-name="SLIPParagraph" style:list-style-name="L3">
      <style:paragraph-properties fo:margin-top="0in" fo:margin-bottom="0.1402in"/>
    </style:style>
    <style:style style:name="P395" style:family="paragraph" style:parent-style-name="SLIPParagraph" style:list-style-name="L3">
      <style:paragraph-properties fo:margin-top="0in" fo:margin-bottom="0.0799in"/>
    </style:style>
    <style:style style:name="P396" style:family="paragraph" style:parent-style-name="SLIPParagraph" style:list-style-name="L3" style:master-page-name="">
      <style:paragraph-properties fo:margin-left="0.1772in" fo:margin-right="0in" fo:margin-top="0in" fo:margin-bottom="0.2in" fo:text-indent="0in" style:auto-text-indent="false" style:page-number="auto">
        <style:tab-stops>
          <style:tab-stop style:position="0in"/>
        </style:tab-stops>
      </style:paragraph-properties>
    </style:style>
    <style:style style:name="P397" style:family="paragraph" style:parent-style-name="SLIPParagraph" style:list-style-name="Numbering_20_1" style:master-page-name="">
      <style:paragraph-properties fo:margin-left="0.1772in" fo:margin-right="0in" fo:margin-top="0in" fo:margin-bottom="0.2in" fo:orphans="2" fo:widows="2" fo:text-indent="0in" style:auto-text-indent="false" style:page-number="auto">
        <style:tab-stops>
          <style:tab-stop style:position="0in"/>
        </style:tab-stops>
      </style:paragraph-properties>
      <style:text-properties fo:font-style="normal" style:font-style-asian="normal" style:font-style-complex="normal"/>
    </style:style>
    <style:style style:name="P398" style:family="paragraph" style:parent-style-name="SLIPParagraph" style:list-style-name="L4">
      <style:paragraph-properties fo:margin-top="0in" fo:margin-bottom="0.1201in" fo:text-align="start" style:justify-single-word="false"/>
    </style:style>
    <style:style style:name="P399" style:family="paragraph" style:parent-style-name="SLIPParagraph" style:list-style-name="L5" style:master-page-name="">
      <style:paragraph-properties fo:margin-left="0.2398in" fo:margin-right="0in" fo:margin-top="0in" fo:margin-bottom="0in" fo:orphans="2" fo:widows="2" fo:text-indent="0in" style:auto-text-indent="false" style:page-number="auto">
        <style:tab-stops>
          <style:tab-stop style:position="0in"/>
        </style:tab-stops>
      </style:paragraph-properties>
      <style:text-properties fo:language="en" fo:country="US" fo:font-weight="normal" style:font-weight-asian="normal" style:font-weight-complex="normal"/>
    </style:style>
    <style:style style:name="P400" style:family="paragraph" style:parent-style-name="SLIPParagraph" style:list-style-name="L5">
      <style:paragraph-properties fo:margin-left="0.2398in" fo:margin-right="0in" fo:margin-top="0in" fo:margin-bottom="0in" fo:orphans="2" fo:widows="2" fo:text-indent="0in" style:auto-text-indent="false">
        <style:tab-stops>
          <style:tab-stop style:position="0in"/>
        </style:tab-stops>
      </style:paragraph-properties>
      <style:text-properties fo:language="en" fo:country="US" fo:font-weight="normal" style:font-weight-asian="normal" style:font-weight-complex="normal"/>
    </style:style>
    <style:style style:name="P401" style:family="paragraph" style:parent-style-name="SLIPParagraph" style:list-style-name="L5">
      <style:paragraph-properties fo:margin-left="0.2398in" fo:margin-right="0in" fo:margin-top="0in" fo:margin-bottom="0.2in" fo:orphans="2" fo:widows="2" fo:text-indent="0in" style:auto-text-indent="false">
        <style:tab-stops>
          <style:tab-stop style:position="0in"/>
        </style:tab-stops>
      </style:paragraph-properties>
      <style:text-properties fo:language="en" fo:country="US" fo:font-weight="normal" style:font-weight-asian="normal" style:font-weight-complex="normal"/>
    </style:style>
    <style:style style:name="P402" style:family="paragraph" style:parent-style-name="SLIPParagraph" style:list-style-name="L7" style:master-page-name="">
      <style:paragraph-properties fo:margin-left="0.2398in" fo:margin-right="0in" fo:margin-top="0in" fo:margin-bottom="0.2in" fo:text-align="start" style:justify-single-word="false" fo:orphans="2" fo:widows="2" fo:text-indent="0in" style:auto-text-indent="false" style:page-number="auto">
        <style:tab-stops>
          <style:tab-stop style:position="0in"/>
        </style:tab-stops>
      </style:paragraph-properties>
    </style:style>
    <style:style style:name="P403" style:family="paragraph" style:parent-style-name="SLIPParagraph" style:list-style-name="L5" style:master-page-name="">
      <style:paragraph-properties fo:margin-left="0.1874in" fo:margin-right="0in" fo:margin-top="0in" fo:margin-bottom="0in" fo:orphans="2" fo:widows="2" fo:text-indent="0in" style:auto-text-indent="false" style:page-number="auto">
        <style:tab-stops>
          <style:tab-stop style:position="0in"/>
        </style:tab-stops>
      </style:paragraph-properties>
      <style:text-properties fo:language="en" fo:country="US" fo:font-weight="normal" style:font-weight-asian="normal" style:font-weight-complex="normal"/>
    </style:style>
    <style:style style:name="P404" style:family="paragraph" style:parent-style-name="SLIPParagraph" style:list-style-name="L5">
      <style:paragraph-properties fo:margin-left="0.1874in" fo:margin-right="0in" fo:margin-top="0in" fo:margin-bottom="0in" fo:orphans="2" fo:widows="2" fo:text-indent="0in" style:auto-text-indent="false">
        <style:tab-stops>
          <style:tab-stop style:position="0in"/>
        </style:tab-stops>
      </style:paragraph-properties>
      <style:text-properties fo:language="en" fo:country="US" fo:font-weight="normal" style:font-weight-asian="normal" style:font-weight-complex="normal"/>
    </style:style>
    <style:style style:name="P405" style:family="paragraph" style:parent-style-name="SLIPParagraph" style:list-style-name="Numbering_20_1" style:master-page-name="">
      <style:paragraph-properties fo:margin-left="0.1874in" fo:margin-right="0in" fo:margin-top="0in" fo:margin-bottom="0.2in" fo:orphans="2" fo:widows="2" fo:text-indent="0in" style:auto-text-indent="false" style:page-number="auto">
        <style:tab-stops>
          <style:tab-stop style:position="0in"/>
        </style:tab-stops>
      </style:paragraph-properties>
    </style:style>
    <style:style style:name="P406" style:family="paragraph" style:parent-style-name="SLIPParagraph" style:list-style-name="Numbering_20_1">
      <style:paragraph-properties fo:margin-left="0.1874in" fo:margin-right="0in" fo:margin-top="0in" fo:margin-bottom="0.2in" fo:orphans="2" fo:widows="2" fo:text-indent="0in" style:auto-text-indent="false">
        <style:tab-stops>
          <style:tab-stop style:position="0in"/>
        </style:tab-stops>
      </style:paragraph-properties>
      <style:text-properties fo:font-style="normal" style:font-style-asian="normal" style:font-style-complex="normal"/>
    </style:style>
    <style:style style:name="P407" style:family="paragraph" style:parent-style-name="SLIPParagraph" style:list-style-name="L6" style:master-page-name="">
      <style:paragraph-properties fo:margin-top="0in" fo:margin-bottom="0in" style:page-number="auto"/>
    </style:style>
    <style:style style:name="P408" style:family="paragraph" style:parent-style-name="SLIPParagraph" style:list-style-name="L6">
      <style:paragraph-properties fo:margin-top="0in" fo:margin-bottom="0in"/>
    </style:style>
    <style:style style:name="P409" style:family="paragraph" style:parent-style-name="SLIPParagraph" style:list-style-name="L6">
      <style:paragraph-properties fo:margin-top="0in" fo:margin-bottom="0in"/>
      <style:text-properties fo:font-weight="normal" style:font-name-asian="HG Mincho Light J" style:font-weight-asian="normal" style:font-name-complex="Arial Unicode MS" style:font-weight-complex="normal"/>
    </style:style>
    <style:style style:name="P410" style:family="paragraph" style:parent-style-name="SLIPParagraph" style:list-style-name="L8">
      <style:paragraph-properties fo:margin-top="0in" fo:margin-bottom="0in" fo:text-align="start" style:justify-single-word="false">
        <style:tab-stops>
          <style:tab-stop style:position="0.7811in"/>
        </style:tab-stops>
      </style:paragraph-properties>
    </style:style>
    <style:style style:name="P411" style:family="paragraph" style:parent-style-name="SLIPParagraph" style:list-style-name="L13">
      <style:paragraph-properties fo:margin-top="0in" fo:margin-bottom="0in" fo:text-align="start" style:justify-single-word="false"/>
    </style:style>
    <style:style style:name="P412" style:family="paragraph" style:parent-style-name="SLIPParagraph" style:list-style-name="L9">
      <style:paragraph-properties fo:margin-top="0in" fo:margin-bottom="0in"/>
      <style:text-properties fo:language="en" fo:country="US"/>
    </style:style>
    <style:style style:name="P413" style:family="paragraph" style:parent-style-name="SLIPParagraph" style:list-style-name="L10">
      <style:paragraph-properties fo:margin-top="0in" fo:margin-bottom="0in"/>
      <style:text-properties fo:language="en" fo:country="US"/>
    </style:style>
    <style:style style:name="P414" style:family="paragraph" style:parent-style-name="SLIPParagraph" style:list-style-name="L14">
      <style:paragraph-properties fo:margin-top="0in" fo:margin-bottom="0in"/>
    </style:style>
    <style:style style:name="P415" style:family="paragraph" style:parent-style-name="SLIPParagraph" style:list-style-name="Numbering_20_1" style:master-page-name="">
      <style:paragraph-properties fo:margin-left="0in" fo:margin-right="0in" fo:margin-top="0in" fo:margin-bottom="0in" fo:text-indent="0in" style:auto-text-indent="false" style:page-number="auto"/>
    </style:style>
    <style:style style:name="P416" style:family="paragraph" style:parent-style-name="SLIPParagraph" style:list-style-name="L7" style:master-page-name="">
      <style:paragraph-properties fo:margin-left="0.25in" fo:margin-right="0in" fo:margin-top="0in" fo:margin-bottom="0in" fo:text-align="start" style:justify-single-word="false" fo:orphans="2" fo:widows="2" fo:text-indent="0in" style:auto-text-indent="true" style:page-number="auto">
        <style:tab-stops/>
      </style:paragraph-properties>
    </style:style>
    <style:style style:name="P417" style:family="paragraph" style:parent-style-name="SLIPParagraph" style:list-style-name="L8">
      <style:paragraph-properties fo:margin-top="0in" fo:margin-bottom="0.2in" fo:text-align="start" style:justify-single-word="false">
        <style:tab-stops>
          <style:tab-stop style:position="0.7811in"/>
        </style:tab-stops>
      </style:paragraph-properties>
    </style:style>
    <style:style style:name="P418" style:family="paragraph" style:parent-style-name="SLIPParagraph" style:list-style-name="L10">
      <style:paragraph-properties fo:margin-top="0in" fo:margin-bottom="0.2in"/>
      <style:text-properties fo:language="en" fo:country="US"/>
    </style:style>
    <style:style style:name="P419" style:family="paragraph" style:parent-style-name="SLIPParagraph" style:list-style-name="L14">
      <style:paragraph-properties fo:margin-top="0in" fo:margin-bottom="0.2in"/>
    </style:style>
    <style:style style:name="P420" style:family="paragraph" style:parent-style-name="SLIPParagraph" style:list-style-name="L27">
      <style:paragraph-properties fo:margin-top="0in" fo:margin-bottom="0.2in"/>
    </style:style>
    <style:style style:name="P421" style:family="paragraph" style:parent-style-name="SLIPParagraph" style:list-style-name="L30">
      <style:paragraph-properties fo:margin-top="0in" fo:margin-bottom="0.2in">
        <style:tab-stops>
          <style:tab-stop style:position="0.8228in"/>
        </style:tab-stops>
      </style:paragraph-properties>
      <style:text-properties fo:font-weight="normal" style:font-weight-asian="normal" style:font-weight-complex="normal"/>
    </style:style>
    <style:style style:name="P422" style:family="paragraph" style:parent-style-name="SLIPParagraph" style:list-style-name="L31">
      <style:paragraph-properties fo:margin-top="0in" fo:margin-bottom="0.2in"/>
    </style:style>
    <style:style style:name="P423" style:family="paragraph" style:parent-style-name="SLIPParagraph" style:list-style-name="L28">
      <style:paragraph-properties fo:margin-top="0in" fo:margin-bottom="0.2in" style:shadow="none"/>
    </style:style>
    <style:style style:name="P424" style:family="paragraph" style:parent-style-name="SLIPParagraph" style:list-style-name="L15">
      <style:paragraph-properties fo:margin-top="0in" fo:margin-bottom="0.05in"/>
      <style:text-properties fo:font-weight="normal" style:font-weight-asian="normal" style:font-weight-complex="normal"/>
    </style:style>
    <style:style style:name="P425" style:family="paragraph" style:parent-style-name="SLIPParagraph" style:list-style-name="L15">
      <style:paragraph-properties fo:margin-top="0in" fo:margin-bottom="0.05in"/>
      <style:text-properties fo:font-weight="bold" style:font-weight-asian="bold" style:font-weight-complex="bold"/>
    </style:style>
    <style:style style:name="P426" style:family="paragraph" style:parent-style-name="SLIPParagraph" style:list-style-name="L17">
      <style:paragraph-properties fo:margin-top="0in" fo:margin-bottom="0.05in"/>
    </style:style>
    <style:style style:name="P427" style:family="paragraph" style:parent-style-name="SLIPParagraph" style:list-style-name="L18">
      <style:paragraph-properties fo:margin-top="0in" fo:margin-bottom="0.05in"/>
    </style:style>
    <style:style style:name="P428" style:family="paragraph" style:parent-style-name="SLIPParagraph" style:list-style-name="L27">
      <style:paragraph-properties fo:margin-top="0in" fo:margin-bottom="0.05in"/>
    </style:style>
    <style:style style:name="P429" style:family="paragraph" style:parent-style-name="SLIPParagraph" style:list-style-name="L38">
      <style:paragraph-properties fo:margin-top="0in" fo:margin-bottom="0.05in"/>
    </style:style>
    <style:style style:name="P430" style:family="paragraph" style:parent-style-name="SLIPParagraph" style:list-style-name="L27" style:master-page-name="">
      <style:paragraph-properties fo:margin-top="0in" fo:margin-bottom="0.05in" style:page-number="auto"/>
    </style:style>
    <style:style style:name="P431" style:family="paragraph" style:parent-style-name="SLIPParagraph" style:list-style-name="L15" style:master-page-name="">
      <style:paragraph-properties fo:margin-left="0.4898in" fo:margin-right="0in" fo:margin-top="0in" fo:margin-bottom="0.1in" fo:orphans="2" fo:widows="2" fo:text-indent="0in" style:auto-text-indent="false" style:page-number="auto">
        <style:tab-stops>
          <style:tab-stop style:position="0in"/>
        </style:tab-stops>
      </style:paragraph-properties>
      <style:text-properties fo:font-weight="normal" style:font-weight-asian="normal" style:font-weight-complex="normal"/>
    </style:style>
    <style:style style:name="P432" style:family="paragraph" style:parent-style-name="SLIPParagraph" style:list-style-name="Numbering_20_1" style:master-page-name="">
      <style:paragraph-properties fo:margin-left="0.198in" fo:margin-right="0in" fo:margin-top="0in" fo:margin-bottom="0.2in" fo:orphans="2" fo:widows="2" fo:text-indent="0in" style:auto-text-indent="false" style:page-number="auto">
        <style:tab-stops>
          <style:tab-stop style:position="0in"/>
        </style:tab-stops>
      </style:paragraph-properties>
    </style:style>
    <style:style style:name="P433" style:family="paragraph" style:parent-style-name="SLIPParagraph" style:list-style-name="L22">
      <style:paragraph-properties fo:margin-left="0.2in" fo:margin-right="0in" fo:text-indent="0in" style:auto-text-indent="false"/>
    </style:style>
    <style:style style:name="P434" style:family="paragraph" style:parent-style-name="SLIPParagraph" style:list-style-name="L29" style:master-page-name="">
      <style:paragraph-properties style:page-number="auto"/>
    </style:style>
    <style:style style:name="P435" style:family="paragraph" style:parent-style-name="SLIPParagraph" style:list-style-name="L40" style:master-page-name="">
      <style:paragraph-properties style:page-number="auto" fo:keep-with-next="always"/>
      <style:text-properties fo:font-weight="bold" style:font-weight-asian="bold" style:font-weight-complex="bold"/>
    </style:style>
    <style:style style:name="P436" style:family="paragraph" style:parent-style-name="SLIPParagraph" style:list-style-name="L38">
      <style:paragraph-properties fo:margin-top="0in" fo:margin-bottom="0.0201in"/>
    </style:style>
    <style:style style:name="P437" style:family="paragraph" style:parent-style-name="SLIPParagraph" style:list-style-name="L40" style:master-page-name="Standard">
      <style:paragraph-properties style:page-number="auto"/>
      <style:text-properties fo:font-weight="bold" style:font-weight-asian="bold" style:font-weight-complex="bold"/>
    </style:style>
    <style:style style:name="P438" style:family="paragraph" style:parent-style-name="Text_20_body" style:master-page-name="First_20_Page">
      <style:paragraph-properties style:page-number="auto"/>
    </style:style>
    <style:style style:name="P439" style:family="paragraph" style:parent-style-name="Text_20_body" style:list-style-name="L41"/>
    <style:style style:name="P440" style:family="paragraph" style:parent-style-name="Text_20_body" style:list-style-name="L12">
      <style:paragraph-properties fo:margin-top="0in" fo:margin-bottom="0in"/>
    </style:style>
    <style:style style:name="P441" style:family="paragraph" style:parent-style-name="Text_20_body" style:list-style-name="L41">
      <style:paragraph-properties fo:margin-top="0in" fo:margin-bottom="0in"/>
    </style:style>
    <style:style style:name="P442" style:family="paragraph" style:parent-style-name="Text_20_body" style:list-style-name="L41" style:master-page-name="">
      <style:paragraph-properties fo:margin-top="0in" fo:margin-bottom="0in" fo:orphans="2" fo:widows="2" style:page-number="auto"/>
    </style:style>
    <style:style style:name="P443" style:family="paragraph" style:parent-style-name="Text_20_body" style:list-style-name="L12" style:master-page-name="">
      <style:paragraph-properties fo:margin-top="0in" fo:margin-bottom="0.2in" fo:orphans="2" fo:widows="2" style:page-number="auto"/>
    </style:style>
    <style:style style:name="P444" style:family="paragraph" style:parent-style-name="Table" style:master-page-name="Appendix">
      <style:paragraph-properties style:page-number="auto"/>
      <style:text-properties fo:font-style="normal" fo:font-weight="bold" style:font-style-asian="normal" style:font-weight-asian="bold" style:font-style-complex="normal" style:font-weight-complex="bold"/>
    </style:style>
    <style:style style:name="P4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46" style:family="paragraph">
      <style:paragraph-properties fo:margin-left="0in" fo:margin-right="0in" fo:margin-top="0in" fo:margin-bottom="0in" fo:line-height="100%" fo:text-align="center" fo:text-indent="0in"/>
    </style:style>
    <style:style style:name="P44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4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44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1pt" fo:font-style="normal" fo:text-shadow="none" style:text-underline-style="none" fo:font-weight="bold" style:letter-kerning="true" style:font-name-asian="Microsoft YaHei" style:font-size-asian="11pt" style:font-style-asian="normal" style:font-weight-asian="bold" style:font-name-complex="Mangal" style:font-size-complex="11pt" style:font-style-complex="normal" style:font-weight-complex="bold" style:text-emphasize="none" style:font-relief="none" style:text-overline-style="none" style:text-overline-color="font-color"/>
    </style:style>
    <style:style style:name="P450" style:family="paragraph">
      <style:paragraph-properties fo:text-align="center"/>
    </style:style>
    <style:style style:name="P4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P45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8pt" fo:font-weight="bold" style:font-size-asian="8pt" style:font-weight-asian="bold" style:font-size-complex="8pt" style:font-weight-complex="bold"/>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style:font-name-asian="HG Mincho Light J" style:font-weight-asian="bold" style:font-name-complex="Arial Unicode MS" style:font-weight-complex="bold"/>
    </style:style>
    <style:style style:name="T8" style:family="text">
      <style:text-properties fo:font-weight="bold" style:font-style-asian="normal" style:font-weight-asian="bold" style:font-style-complex="normal" style:font-weight-complex="bold"/>
    </style:style>
    <style:style style:name="T9" style:family="text">
      <style:text-properties fo:font-size="20pt" style:font-size-asian="20pt" style:font-size-complex="20pt"/>
    </style:style>
    <style:style style:name="T10" style:family="text">
      <style:text-properties style:text-position="super 58%"/>
    </style:style>
    <style:style style:name="T11" style:family="text">
      <style:text-properties style:text-position="super 58%" fo:language="en" fo:country="US"/>
    </style:style>
    <style:style style:name="T12" style:family="text">
      <style:text-properties style:text-position="super 58%" fo:font-size="11pt"/>
    </style:style>
    <style:style style:name="T13" style:family="text">
      <style:text-properties style:text-position="super 58%" style:font-name="Times New Roman1" fo:font-style="normal" style:font-style-asian="normal" style:font-style-complex="normal"/>
    </style:style>
    <style:style style:name="T14" style:family="text">
      <style:text-properties fo:language="en" fo:country="US"/>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style="italic" style:font-style-asian="italic" style:font-style-complex="italic"/>
    </style:style>
    <style:style style:name="T18" style:family="text">
      <style:text-properties fo:language="en" fo:country="US" fo:font-style="italic" fo:font-weight="normal" style:font-style-asian="italic" style:font-weight-asian="normal" style:font-style-complex="italic" style:font-weight-complex="normal"/>
    </style:style>
    <style:style style:name="T19" style:family="text">
      <style:text-properties fo:language="en" fo:country="US" fo:font-style="normal" style:font-style-asian="normal" style:font-style-complex="normal"/>
    </style:style>
    <style:style style:name="T20" style:family="text">
      <style:text-properties fo:language="en" fo:country="US" fo:font-style="normal" fo:font-weight="bold" style:font-style-asian="normal" style:font-weight-asian="bold" style:font-style-complex="normal" style:font-weight-complex="bold"/>
    </style:style>
    <style:style style:name="T21" style:family="text">
      <style:text-properties style:font-name="DejaVu Sans Mono" fo:font-size="10pt" fo:language="en" fo:country="US" fo:font-weight="bold" style:font-size-asian="10pt" style:font-weight-asian="bold" style:font-size-complex="10pt" style:font-weight-complex="bold"/>
    </style:style>
    <style:style style:name="T22" style:family="text">
      <style:text-properties style:font-name="DejaVu Sans Mono" fo:font-size="10pt" fo:font-weight="bold" style:font-size-asian="10pt" style:font-weight-asian="bold" style:font-size-complex="10pt" style:font-weight-complex="bold"/>
    </style:style>
    <style:style style:name="T23" style:family="text">
      <style:text-properties style:font-name="Times New Roman1"/>
    </style:style>
    <style:style style:name="T24" style:family="text">
      <style:text-properties style:font-name="Times New Roman1" style:font-name-asian="Times New Roman1" style:font-name-complex="Times New Roman1"/>
    </style:style>
    <style:style style:name="T25" style:family="text">
      <style:text-properties style:font-name="Times New Roman1" fo:font-weight="normal" style:font-name-asian="Times New Roman1" style:font-weight-asian="normal" style:font-name-complex="Times New Roman1" style:font-weight-complex="normal"/>
    </style:style>
    <style:style style:name="T26" style:family="text">
      <style:text-properties style:font-name="Times New Roman1" fo:font-style="italic" style:font-style-asian="italic" style:font-style-complex="italic"/>
    </style:style>
    <style:style style:name="T27" style:family="text">
      <style:text-properties fo:font-weight="normal" style:font-weight-asian="normal" style:font-weight-complex="normal"/>
    </style:style>
    <style:style style:name="T28" style:family="text">
      <style:text-properties fo:font-weight="normal" style:font-name-asian="HG Mincho Light J" style:font-weight-asian="normal" style:font-name-complex="Arial Unicode MS" style:font-weight-complex="normal"/>
    </style:style>
    <style:style style:name="T29" style:family="text">
      <style:text-properties style:font-name="Times New Roman2" fo:language="en" fo:country="US"/>
    </style:style>
    <style:style style:name="T30" style:family="text">
      <style:text-properties style:font-name="Times New Roman2" fo:language="en" fo:country="US" fo:font-weight="bold" style:font-weight-asian="bold" style:font-weight-complex="bold"/>
    </style:style>
    <style:style style:name="T31" style:family="text">
      <style:text-properties style:font-name="Times New Roman2" fo:language="en" fo:country="U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style:font-name-asian="HG Mincho Light J" style:font-style-asian="italic" style:font-weight-asian="normal" style:font-name-complex="Arial Unicode MS" style:font-style-complex="italic" style:font-weight-complex="normal"/>
    </style:style>
    <style:style style:name="T35" style:family="text">
      <style:text-properties fo:font-style="italic" style:font-name-asian="HG Mincho Light J" style:font-style-asian="italic" style:font-name-complex="Arial Unicode MS"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normal"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style:font-name-asian="HG Mincho Light J" style:font-style-asian="normal" style:font-name-complex="Arial Unicode MS" style:font-style-complex="normal"/>
    </style:style>
    <style:style style:name="T40" style:family="text">
      <style:text-properties fo:font-style="normal" fo:font-weight="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style:text-underline-style="solid" style:text-underline-type="double" style:text-underline-width="auto" style:text-underline-color="font-color"/>
    </style:style>
    <style:style style:name="T43" style:family="text">
      <style:text-properties style:font-name-asian="HG Mincho Light J" style:font-name-complex="Arial Unicode MS"/>
    </style:style>
    <style:style style:name="T44" style:family="text">
      <style:text-properties style:font-name="Times New Roman"/>
    </style:style>
    <style:style style:name="T45" style:family="text">
      <style:text-properties style:font-name="Times New Roman" style:font-name-asian="SimSun" style:font-name-complex="Mangal"/>
    </style:style>
    <style:style style:name="T46" style:family="text">
      <style:text-properties style:font-name="Times New Roman" fo:font-weight="normal" style:font-weight-asian="normal" style:font-weight-complex="normal"/>
    </style:style>
    <style:style style:name="T47" style:family="text">
      <style:text-properties style:font-name="Times New Roman" fo:font-size="12pt" style:font-size-asian="12pt" style:font-size-complex="12pt"/>
    </style:style>
    <style:style style:name="T48" style:family="text">
      <style:text-properties style:font-name="Times New Roman" fo:font-size="12pt" fo:font-weight="bold" style:font-size-asian="12pt" style:font-weight-asian="bold" style:font-size-complex="12pt" style:font-weight-complex="bold"/>
    </style:style>
    <style:style style:name="T49" style:family="text">
      <style:text-properties style:font-name="Times New Roman" fo:font-size="12pt" fo:font-style="italic" style:font-size-asian="12pt" style:font-style-asian="italic" style:font-size-complex="12pt" style:font-style-complex="italic"/>
    </style:style>
    <style:style style:name="T50" style:family="text">
      <style:text-properties style:font-name="Times New Roman" fo:font-size="12pt" fo:font-style="normal" style:font-size-asian="12pt" style:font-style-asian="normal" style:font-size-complex="12pt" style:font-style-complex="normal"/>
    </style:style>
    <style:style style:name="T51"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52" style:family="text">
      <style:text-properties style:font-name="Times New Roman" fo:font-size="12pt" fo:language="en" fo:country="US" fo:font-weight="normal" style:font-size-asian="12pt" style:font-weight-asian="normal" style:font-size-complex="12pt" style:font-weight-complex="normal"/>
    </style:style>
    <style:style style:name="T53" style:family="text">
      <style:text-properties style:font-name="Courier New"/>
    </style:style>
    <style:style style:name="T54" style:family="text">
      <style:text-properties style:font-name="Courier New" fo:font-size="10pt" style:font-size-asian="10pt" style:font-size-complex="10pt"/>
    </style:style>
    <style:style style:name="T55" style:family="text">
      <style:text-properties style:font-name="Courier New" fo:font-size="10pt" fo:font-style="italic" style:font-size-asian="10pt" style:font-style-asian="italic" style:font-size-complex="10pt" style:font-style-complex="italic"/>
    </style:style>
    <style:style style:name="T56" style:family="text">
      <style:text-properties style:font-name="Courier New" fo:font-size="10pt" fo:font-weight="bold" style:font-size-asian="10pt" style:font-weight-asian="bold" style:font-size-complex="10pt" style:font-weight-complex="bold"/>
    </style:style>
    <style:style style:name="T57" style:family="text">
      <style:text-properties style:font-name="Courier New" fo:font-size="10pt" fo:font-style="normal" style:font-size-asian="10pt" style:font-style-asian="normal" style:font-size-complex="10pt" style:font-style-complex="normal"/>
    </style:style>
    <style:style style:name="T58" style:family="text">
      <style:text-properties style:font-name="Courier New" fo:font-style="normal" style:font-style-asian="normal" style:font-style-complex="normal"/>
    </style:style>
    <style:style style:name="T59" style:family="text">
      <style:text-properties style:font-name-asian="Courier New" style:font-name-complex="Courier New"/>
    </style:style>
    <style:style style:name="T60" style:family="text">
      <style:text-properties style:use-window-font-color="true" style:text-underline-style="none" fo:font-weight="bold" style:font-weight-asian="bold" style:font-weight-complex="bold"/>
    </style:style>
    <style:style style:name="T61" style:family="text">
      <style:text-properties style:use-window-font-color="true" style:text-underline-style="none" fo:font-weight="bold" fo:background-color="transparent" style:font-weight-asian="bold" style:font-weight-complex="bold"/>
    </style:style>
    <style:style style:name="T62" style:family="text">
      <style:text-properties style:use-window-font-color="true" style:text-underline-style="none" fo:font-weight="normal" style:font-weight-asian="normal" style:font-weight-complex="normal"/>
    </style:style>
    <style:style style:name="T63" style:family="text">
      <style:text-properties style:use-window-font-color="true" fo:font-style="normal" style:text-underline-style="none" fo:font-weight="bold" style:font-style-asian="normal" style:font-weight-asian="bold" style:font-style-complex="normal" style:font-weight-complex="bold"/>
    </style:style>
    <style:style style:name="T64" style:family="text">
      <style:text-properties style:use-window-font-color="true" fo:font-style="normal" style:text-underline-style="none" style:font-style-asian="normal" style:font-style-complex="normal"/>
    </style:style>
    <style:style style:name="T65" style:family="text">
      <style:text-properties style:use-window-font-color="true" fo:font-size="10pt" style:font-name-asian="Lucida Console" style:font-size-asian="10pt" style:font-name-complex="Lucida Console" style:font-size-complex="10pt"/>
    </style:style>
    <style:style style:name="T66" style:family="text">
      <style:text-properties style:text-position="sub 75%"/>
    </style:style>
    <style:style style:name="T67" style:family="text">
      <style:text-properties style:text-position="sub 75%" style:font-name="Times New Roman" style:font-name-asian="SimSun" style:font-name-complex="Mangal"/>
    </style:style>
    <style:style style:name="T68" style:family="text">
      <style:text-properties style:text-position="0% 100%" style:font-name="Times New Roman" style:font-name-asian="SimSun" style:font-name-complex="Mangal"/>
    </style:style>
    <style:style style:name="T69" style:family="text">
      <style:text-properties style:text-position="0% 100%" style:font-name="Times New Roman" fo:font-style="italic" style:font-name-asian="SimSun" style:font-style-asian="italic" style:font-name-complex="Mangal" style:font-style-complex="italic"/>
    </style:style>
    <style:style style:name="T70" style:family="text">
      <style:text-properties style:text-position="0% 100%" style:font-name="Times New Roman" fo:font-weight="bold" style:font-name-asian="SimSun" style:font-weight-asian="bold" style:font-name-complex="Mangal" style:font-weight-complex="bold"/>
    </style:style>
    <style:style style:name="T71" style:family="text">
      <style:text-properties style:text-position="33% 80%"/>
    </style:style>
    <style:style style:name="T72" style:family="text">
      <style:text-properties style:text-position="33% 80%" fo:font-style="italic"/>
    </style:style>
    <style:style style:name="T73" style:family="text">
      <style:text-properties style:font-style-asian="normal" style:font-style-complex="normal"/>
    </style:style>
    <style:style style:name="T74" style:family="text">
      <style:text-properties fo:font-size="11pt" style:font-size-asian="11pt" style:font-size-complex="11pt"/>
    </style:style>
    <style:style style:name="T75" style:family="text">
      <style:text-properties fo:font-size="14pt" style:font-size-asian="14pt" style:font-size-complex="14pt"/>
    </style:style>
    <style:style style:name="T76"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77"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78" style:family="text">
      <style:text-properties style:use-window-font-color="true" style:text-outline="false" style:text-line-through-style="none" style:font-name="Arial" fo:font-size="11pt" fo:font-style="normal" fo:text-shadow="none" style:text-underline-style="none" fo:font-weight="bold" style:letter-kerning="true" style:font-name-asian="Microsoft YaHei" style:font-size-asian="11pt" style:font-style-asian="normal" style:font-weight-asian="bold" style:font-name-complex="Mangal" style:font-size-complex="11pt" style:font-style-complex="normal" style:font-weight-complex="bold" style:text-emphasize="none" style:font-relief="none" style:text-overline-style="none" style:text-overline-color="font-color"/>
    </style:style>
    <style:style style:name="T79" style:family="text">
      <style:text-properties style:use-window-font-color="true" style:text-outline="false" style:text-line-through-style="none" style:font-name="Arial"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80"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middle" style:vertical-rel="page" style:horizontal-pos="center" style:horizontal-rel="page" fo:background-color="#e6e6e6" style:background-transparency="0%" style:shadow="none" style:flow-with-text="false">
        <style:background-image/>
      </style:graphic-properties>
    </style:style>
    <style:style style:name="fr2" style:family="graphic" style:parent-style-name="Frame">
      <style:graphic-properties style:vertical-pos="middle" style:vertical-rel="paragraph" style:horizontal-pos="center" style:horizontal-rel="paragraph" fo:background-color="transparent" style:background-transparency="100%" fo:padding="0.0201in" fo:border="0.0008in solid #000000" style:shadow="none">
        <style:background-image/>
        <style:columns fo:column-count="1" fo:column-gap="0in"/>
      </style:graphic-properties>
    </style:style>
    <style:style style:name="fr3" style:family="graphic" style:parent-style-name="Frame">
      <style:graphic-properties style:vertical-pos="from-top" style:vertical-rel="paragraph" style:horizontal-pos="center" style:horizontal-rel="paragraph" fo:padding="0in" fo:border="0.0008in solid #000000" style:shadow="none"/>
    </style:style>
    <style:style style:name="fr4" style:family="graphic" style:parent-style-name="Frame">
      <style:graphic-properties style:vertical-pos="from-top" style:vertical-rel="page-content" style:horizontal-pos="from-left" style:horizontal-rel="paragraph-content" fo:padding="0.0201in" fo:border="0.0008in solid #000000" style:shadow="none"/>
    </style:style>
    <style:style style:name="fr5" style:family="graphic" style:parent-style-name="Frame">
      <style:graphic-properties style:vertical-pos="from-top" style:vertical-rel="paragraph" style:horizontal-pos="center" style:horizontal-rel="paragraph" fo:padding="0.0201in" fo:border="0.0008in solid #000000" style:shadow="none"/>
    </style:style>
    <style:style style:name="fr6" style:family="graphic" style:parent-style-name="Frame">
      <style:graphic-properties style:run-through="foreground" style:vertical-pos="from-top" style:vertical-rel="paragraph" style:horizontal-pos="center" style:horizontal-rel="paragraph" fo:padding="0.0201in" fo:border="0.0008in solid #000000" style:shadow="none"/>
    </style:style>
    <style:style style:name="fr7" style:family="graphic" style:parent-style-name="Frame">
      <style:graphic-properties fo:margin-left="0in" fo:margin-right="0in" style:vertical-pos="top" style:vertical-rel="line" style:horizontal-pos="center" style:horizontal-rel="paragraph-content" fo:background-color="transparent" style:background-transparency="100%" fo:padding="0.0193in" fo:border="none" style:shadow="none">
        <style:background-image/>
        <style:columns fo:column-count="1" fo:column-gap="0in"/>
      </style:graphic-properties>
    </style:style>
    <style:style style:name="fr8" style:family="graphic" style:parent-style-name="Frame">
      <style:graphic-properties style:vertical-pos="top" style:vertical-rel="line" style:horizontal-pos="center" style:horizontal-rel="paragraph-content" fo:padding="0in" fo:border="none"/>
    </style:style>
    <style:style style:name="fr9" style:family="graphic" style:parent-style-name="Frame">
      <style:graphic-properties style:vertical-pos="from-top" style:vertical-rel="paragraph" style:horizontal-pos="center" style:horizontal-rel="paragraph" fo:padding="0.0193in" fo:border="none"/>
    </style:style>
    <style:style style:name="fr10" style:family="graphic" style:parent-style-name="Frame">
      <style:graphic-properties style:vertical-pos="top" style:vertical-rel="line" style:horizontal-pos="center" style:horizontal-rel="paragraph-content" fo:background-color="transparent" style:background-transparency="100%" fo:padding="0.0193in" fo:border="none" style:shadow="none">
        <style:background-image/>
        <style:columns fo:column-count="1" fo:column-gap="0in"/>
      </style:graphic-properties>
    </style:style>
    <style:style style:name="fr11" style:family="graphic" style:parent-style-name="Frame">
      <style:graphic-properties style:vertical-pos="top" style:vertical-rel="line" style:horizontal-pos="center" style:horizontal-rel="paragraph-content" fo:padding="0.0193in" fo:border="none"/>
    </style:style>
    <style:style style:name="fr12" style:family="graphic" style:parent-style-name="Frame">
      <style:graphic-properties style:vertical-pos="from-top" style:vertical-rel="line" style:horizontal-pos="center" style:horizontal-rel="paragraph-content" fo:background-color="transparent" style:background-transparency="100%" fo:padding="0in" fo:border="none" style:shadow="none">
        <style:background-image/>
        <style:columns fo:column-count="1" fo:column-gap="0in"/>
      </style:graphic-properties>
    </style:style>
    <style:style style:name="fr13" style:family="graphic" style:parent-style-name="Frame">
      <style:graphic-properties style:vertical-pos="top" style:vertical-rel="line" style:horizontal-pos="from-left" style:horizontal-rel="paragraph-content" fo:padding="0.0193in" fo:border="none"/>
    </style:style>
    <style:style style:name="fr14" style:family="graphic" style:parent-style-name="Frame">
      <style:graphic-properties style:vertical-pos="from-top" style:vertical-rel="paragraph" style:horizontal-pos="center" style:horizontal-rel="paragraph" fo:padding="0.0193in" fo:border="none" style:shadow="none"/>
    </style:style>
    <style:style style:name="fr15" style:family="graphic" style:parent-style-name="Frame">
      <style:graphic-properties style:vertical-pos="from-top" style:vertical-rel="paragraph" style:horizontal-pos="from-left" style:horizontal-rel="paragraph" fo:padding="0.0193in" fo:border="none"/>
    </style:style>
    <style:style style:name="fr16" style:family="graphic" style:parent-style-name="Frame">
      <style:graphic-properties style:vertical-pos="top" style:vertical-rel="line" style:horizontal-pos="center" style:horizontal-rel="paragraph-content" fo:padding="0.0201in" fo:border="none" style:shadow="none"/>
    </style:style>
    <style:style style:name="fr17" style:family="graphic" style:parent-style-name="Frame">
      <style:graphic-properties style:vertical-pos="top" style:vertical-rel="paragraph" style:horizontal-pos="center" style:horizontal-rel="paragraph-content" fo:padding="0.0201in" fo:border="none" style:shadow="none"/>
    </style:style>
    <style:style style:name="fr18" style:family="graphic" style:parent-style-name="Frame">
      <style:graphic-properties fo:margin-left="0in" fo:margin-right="0in" style:vertical-pos="middle" style:vertical-rel="line" style:horizontal-pos="center" style:horizontal-rel="paragraph-content" fo:padding="0in" fo:border="none" style:shadow="none">
        <style:columns fo:column-count="1" fo:column-gap="0in"/>
      </style:graphic-properties>
    </style:style>
    <style:style style:name="fr19" style:family="graphic" style:parent-style-name="Frame">
      <style:graphic-properties style:vertical-pos="top" style:vertical-rel="paragraph" style:horizontal-pos="center" style:horizontal-rel="paragraph" fo:padding="0.0201in" fo:border="none" style:shadow="none"/>
    </style:style>
    <style:style style:name="fr20" style:family="graphic" style:parent-style-name="Frame">
      <style:graphic-properties style:vertical-pos="top" style:vertical-rel="paragraph" style:horizontal-pos="center" style:horizontal-rel="paragraph" fo:padding="0in" fo:border="none" style:shadow="none"/>
    </style:style>
    <style:style style:name="fr21" style:family="graphic" style:parent-style-name="Frame">
      <style:graphic-properties style:vertical-pos="top" style:vertical-rel="paragraph" style:horizontal-pos="center" style:horizontal-rel="paragraph-content" fo:padding="0in" fo:border="none" style:shadow="none"/>
    </style:style>
    <style:style style:name="fr22" style:family="graphic" style:parent-style-name="Frame">
      <style:graphic-properties style:vertical-pos="top" style:vertical-rel="paragraph" style:horizontal-pos="center" style:horizontal-rel="paragraph" fo:padding="0.0193in" fo:border="none"/>
    </style:style>
    <style:style style:name="fr23" style:family="graphic" style:parent-style-name="Frame">
      <style:graphic-properties style:vertical-pos="top" style:vertical-rel="paragraph" style:horizontal-pos="center" style:horizontal-rel="paragraph"/>
    </style:style>
    <style:style style:name="fr24" style:family="graphic" style:parent-style-name="Frame">
      <style:graphic-properties style:vertical-pos="from-top" style:vertical-rel="paragraph" style:horizontal-pos="center" style:horizontal-rel="paragraph"/>
    </style:style>
    <style:style style:name="fr25" style:family="graphic" style:parent-style-name="SlipFrame">
      <style:graphic-properties style:vertical-pos="from-top" style:vertical-rel="paragraph" style:horizontal-pos="center" style:horizontal-rel="paragraph">
        <style:columns fo:column-count="1" fo:column-gap="0in"/>
      </style:graphic-properties>
    </style:style>
    <style:style style:name="fr26" style:family="graphic" style:parent-style-name="SlipFrame">
      <style:graphic-properties style:vertical-pos="middle" style:vertical-rel="line" style:horizontal-pos="from-left" style:horizontal-rel="paragraph-content"/>
    </style:style>
    <style:style style:name="fr27" style:family="graphic" style:parent-style-name="SlipFrame">
      <style:graphic-properties style:vertical-pos="from-top" style:vertical-rel="paragraph" style:horizontal-pos="from-left" style:horizontal-rel="paragraph">
        <style:columns fo:column-count="1" fo:column-gap="0in"/>
      </style:graphic-properties>
    </style:style>
    <style:style style:name="fr28" style:family="graphic" style:parent-style-name="SlipFrame">
      <style:graphic-properties style:vertical-pos="from-top" style:vertical-rel="paragraph" style:horizontal-pos="center" style:horizontal-rel="paragraph"/>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in" fo:text-indent="-0.25in" fo:margin-left="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in" fo:text-indent="-0.25in" fo:margin-left="0.9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in" fo:text-indent="-0.25in" fo:margin-left="1.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in" fo:text-indent="-0.25in" fo:margin-left="1.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in" fo:text-indent="-0.25in" fo:margin-left="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in" fo:text-indent="-0.25in" fo:margin-left="1.9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in" fo:text-indent="-0.25in" fo:margin-left="2.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in" fo:text-indent="-0.25in" fo:margin-left="2.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in" fo:text-indent="-0.25in" fo:margin-left="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in" fo:text-indent="-0.25in" fo:margin-left="2.95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4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9">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number text:level="1" text:style-name="Numbering_20_Symbols" style:num-prefix=" " style:num-suffix=" .0" style:num-format="1">
        <style:list-level-properties text:list-level-position-and-space-mode="label-alignment">
          <style:list-level-label-alignment text:label-followed-by="listtab" text:list-tab-stop-position="0.7902in" fo:text-indent="-0.3in" fo:margin-left="0.3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902in" fo:text-indent="-0.3in" fo:margin-left="0.3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7902in" fo:text-indent="-0.3in" fo:margin-left="0.3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902in" fo:text-indent="-0.3in" fo:margin-left="0.3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number text:level="1" text:style-name="Numbering_20_Symbols" style:num-prefix=" " style:num-suffix=" " style:num-format="1">
        <style:list-level-properties text:list-level-position-and-space-mode="label-alignment">
          <style:list-level-label-alignment text:label-followed-by="listtab" text:list-tab-stop-position="0.7902in" fo:text-indent="-0.3in" fo:margin-left="0.3in"/>
        </style:list-level-properties>
      </text:list-level-style-number>
      <text:list-level-style-number text:level="2" text:style-name="Numbering_20_Symbols" style:num-prefix=" " style:num-suffix=" " style:num-format="1" text:start-value="6" text:display-levels="2">
        <style:list-level-properties text:list-level-position-and-space-mode="label-alignment">
          <style:list-level-label-alignment text:label-followed-by="listtab" text:list-tab-stop-position="0.7902in" fo:text-indent="-0.3in" fo:margin-left="0.3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7902in" fo:text-indent="-0.3in" fo:margin-left="0.3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902in" fo:text-indent="-0.3in" fo:margin-left="0.3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7902in" fo:text-indent="-1.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dash" draw:stroke-dash="Dash_20_5" svg:stroke-width="0in" svg:stroke-color="#000000" draw:marker-start="" draw:marker-start-width="0.0783in" draw:marker-start-center="false" draw:marker-end="Arrow" draw:marker-end-width="0.0799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ashed_20__28_var_29_" svg:stroke-width="0in" svg:stroke-color="#000000" draw:marker-start="" draw:marker-start-width="0.0783in" draw:marker-start-center="false" draw:marker-end="Arrow" draw:marker-end-width="0.0799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808080" draw:marker-start="Symmetric_20_Arrow" draw:marker-start-width="0.0799in" draw:marker-start-center="false" draw:marker-end="Symmetric_20_Arrow" draw:marker-end-width="0.0799in" draw:marker-end-center="false" draw:fill="solid" draw:fill-color="#cfe7f5"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808080" draw:marker-start="" draw:marker-start-width="0.1in" draw:marker-start-center="false" draw:marker-end="" draw:marker-end-width="0.1in" draw:marker-end-center="false" draw:fill="solid" draw:fill-color="#cfe7f5"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808080" draw:marker-start="Symmetric_20_Arrow" draw:marker-start-width="0.1in" draw:marker-start-center="false" draw:marker-end="Symmetric_20_Arrow" draw:marker-end-width="0.1in" draw:marker-end-center="false" draw:fill="solid" draw:fill-color="#cfe7f5"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Symmetric_20_Arrow" draw:marker-start-width="0.0799in" draw:marker-start-center="false" draw:marker-end="Symmetric_20_Arrow" draw:marker-end-width="0.0799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Arrow" draw:marker-start-width="0.0799in" draw:marker-start-center="false" draw:marker-end="Arrow" draw:marker-end-width="0.0799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000000" draw:marker-start="" draw:marker-start-width="0.0799in" draw:marker-start-center="false" draw:marker-end="Symmetric_20_Arrow" draw:marker-end-width="0.0799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dash" draw:stroke-dash="Fine_20_Dashed_20__28_var_29_" svg:stroke-width="0in" svg:stroke-color="#000000" draw:marker-start="" draw:marker-start-width="0.0783in" draw:marker-start-center="false" draw:marker-end="Arrow" draw:marker-end-width="0.0799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in" svg:stroke-color="#000000" draw:marker-start="" draw:marker-start-width="0.0783in" draw:marker-start-center="false" draw:marker-end="Arrow" draw:marker-end-width="0.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style:run-through="foreground" style:vertical-pos="from-top" style:vertical-rel="paragraph" style:horizontal-pos="from-left" style:horizontal-rel="paragraph" draw:wrap-influence-on-position="once-concurrent" style:flow-with-text="false"/>
    </style:style>
    <style:style style:name="gr17" style:family="graphic">
      <style:graphic-properties draw:fill="none" draw:textarea-horizontal-align="center" draw:textarea-vertical-align="middle" style:run-through="foreground"/>
    </style:style>
    <style:style style:name="gr18" style:family="graphic">
      <style:graphic-properties draw:stroke="solid" svg:stroke-width="0in" svg:stroke-color="#808080" draw:marker-start="" draw:marker-start-width="0.0783in" draw:marker-start-center="false" draw:marker-end="Arrow" draw:marker-end-width="0.1in" draw:marker-end-center="false" draw:fill="solid" draw:fill-color="#cfe7f5"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808080" draw:marker-start="" draw:marker-start-width="0.0783in" draw:marker-start-center="false" draw:marker-end="" draw:marker-end-width="0.0783in" draw:marker-end-center="false" draw:fill="solid" draw:fill-color="#e6e6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7" svg:stroke-width="0in" svg:stroke-color="#000000" draw:marker-start="" draw:marker-start-width="0.0783in" draw:marker-start-center="false" draw:marker-end="Arrow" draw:marker-end-width="0.1181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8" svg:stroke-width="0in" svg:stroke-color="#000000" draw:marker-start="" draw:marker-start-width="0.0783in" draw:marker-start-center="false" draw:marker-end="Arrow" draw:marker-end-width="0.1181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dash" draw:stroke-dash="Ultrafine_20_Dashed" svg:stroke-width="0in" svg:stroke-color="#000080" draw:marker-start="" draw:marker-start-width="0.0783in" draw:marker-start-center="false" draw:marker-end="Arrow" draw:marker-end-width="0.1181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solid" draw:fill-color="#cfe7f5"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dash" draw:stroke-dash="Dash_20_10" svg:stroke-width="0.0201in" svg:stroke-color="#000000" draw:marker-start="" draw:marker-start-width="0.1398in" draw:marker-start-center="false" draw:marker-end="Arrow" draw:marker-end-width="0.0799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26" style:family="graphic">
      <style:graphic-properties draw:stroke="dash" draw:stroke-dash="Fine_20_Dashed" svg:stroke-width="0in" svg:stroke-color="#000000" draw:marker-start="" draw:marker-start-width="0.0783in" draw:marker-start-center="false" draw:marker-end="Arrow" draw:marker-end-width="0.0799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Dash_20_3" svg:stroke-width="0in" svg:stroke-color="#000000" draw:marker-start="" draw:marker-start-width="0.0783in" draw:marker-start-center="false" draw:marker-end="Arrow" draw:marker-end-width="0.0799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number:boolean-style style:name="N99">
      <number:boolean/>
    </number:boolean-style>
    <number:text-style style:name="N100">
      <number:text-content/>
    </number:text-style>
  </office:automatic-styles>
  <office:body>
    <office:text text:use-soft-page-breaks="true">
      <text:sequence-decls>
        <text:sequence-decl text:display-outline-level="0" text:name="Illustration"/>
        <text:sequence-decl text:display-outline-level="3" text:separation-character="-" text:name="Table"/>
        <text:sequence-decl text:display-outline-level="3" text:separation-character="." text:name="Text"/>
        <text:sequence-decl text:display-outline-level="0" text:name="Drawing"/>
        <text:sequence-decl text:display-outline-level="3" text:separation-character="-" text:name="Figure"/>
        <text:sequence-decl text:display-outline-level="3" text:separation-character="-" text:name="Example"/>
      </text:sequence-decls>
      <draw:frame draw:style-name="fr1" draw:name="Book Title" text:anchor-type="page" text:anchor-page-number="1" svg:width="3.1075in" draw:z-index="1">
        <draw:text-box fo:min-height="1.3827in">
          <text:p text:style-name="P21">C++<text:line-break/><text:span text:style-name="T9">Symmetric List Processor<text:line-break/>(Gnu SLIP)<text:line-break/></text:span>Users Manual</text:p>
        </draw:text-box>
      </draw:frame>
      <text:p text:style-name="P438"/>
      <text:p text:style-name="P20"/>
      <text:p text:style-name="Text_20_body"/>
      <text:p text:style-name="P276"/>
      <text:p text:style-name="SLIPParagraph">Copyright <text:s/><text:span text:style-name="T23">©</text:span> 2014 Arthur I. Schwarz</text:p>
      <text:p text:style-name="SLIPParagraph">Permission is granted to copy, distribute and/or modify this document under the terms of the GNU Free Documentation License, Version 1.3 or any later version published by the Free Software Foundation; with no Invariant Sections, with the Front-Cover texts being “C++ Symmetric List Processor (Gnu SLILP) Users <text:s/>Manual,” and with the Back-Cover Texts as in (a) below. </text:p>
      <text:p text:style-name="SLIPParagraph">A copy of the license is included in the section entitled </text:p>
      <text:p text:style-name="SLIPParagraph">“GNU Free Documentation License.”</text:p>
      <text:p text:style-name="P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2" text:name="Table of Contents1_Head">
            <text:p text:style-name="P277">Table of Contents</text:p>
          </text:index-title>
          <text:p text:style-name="P315"><text:s/>1 .0Overview<text:tab/><text:a xlink:type="simple" xlink:href="#__RefHeading__4496_490911158" text:style-name="Internet_20_link" text:visited-style-name="Internet_20_link">8</text:a></text:p>
          <text:p text:style-name="P320"><text:s/>1.1 History<text:tab/><text:a xlink:type="simple" xlink:href="#__RefHeading__3237_937128604" text:style-name="Internet_20_link" text:visited-style-name="Internet_20_link">9</text:a></text:p>
          <text:p text:style-name="P320"><text:s/>1.2 Features<text:tab/><text:a xlink:type="simple" xlink:href="#__RefHeading__19582_529845513" text:style-name="Internet_20_link" text:visited-style-name="Internet_20_link">10</text:a></text:p>
          <text:p text:style-name="P320"><text:s/>1.3 SLIP vs STL List <text:s/>Containers<text:tab/><text:a xlink:type="simple" xlink:href="#__RefHeading__19584_529845513" text:style-name="Internet_20_link" text:visited-style-name="Internet_20_link">11</text:a></text:p>
          <text:p text:style-name="P320"><text:s/>1.4 Theory of Operation<text:tab/><text:a xlink:type="simple" xlink:href="#__RefHeading__19586_529845513" text:style-name="Internet_20_link" text:visited-style-name="Internet_20_link">12</text:a></text:p>
          <text:p text:style-name="P320"><text:s/>1.5 C++ Implementation<text:tab/><text:a xlink:type="simple" xlink:href="#__RefHeading__3239_937128604" text:style-name="Internet_20_link" text:visited-style-name="Internet_20_link">13</text:a></text:p>
          <text:p text:style-name="P320"><text:s/>1.6 Class Architecture<text:tab/><text:a xlink:type="simple" xlink:href="#__RefHeading__5542_606150511" text:style-name="Internet_20_link" text:visited-style-name="Internet_20_link">19</text:a></text:p>
          <text:p text:style-name="P315"><text:s/>2 .0Data<text:tab/><text:a xlink:type="simple" xlink:href="#__RefHeading__3587_1156219741" text:style-name="Internet_20_link" text:visited-style-name="Internet_20_link">22</text:a></text:p>
          <text:p text:style-name="P320"><text:s/>2.1 Data Types<text:tab/><text:a xlink:type="simple" xlink:href="#__RefHeading__2146_808234950" text:style-name="Internet_20_link" text:visited-style-name="Internet_20_link">22</text:a></text:p>
          <text:p text:style-name="P320"><text:s/>2.2 Data Operations<text:tab/><text:a xlink:type="simple" xlink:href="#__RefHeading__2148_808234950" text:style-name="Internet_20_link" text:visited-style-name="Internet_20_link">24</text:a></text:p>
          <text:p text:style-name="P320"><text:s/>2.3 Simple Assignment<text:tab/><text:a xlink:type="simple" xlink:href="#__RefHeading__3591_1156219741" text:style-name="Internet_20_link" text:visited-style-name="Internet_20_link">24</text:a></text:p>
          <text:p text:style-name="P320"><text:s/>2.4 Relational Operators<text:tab/><text:a xlink:type="simple" xlink:href="#__RefHeading__2150_808234950" text:style-name="Internet_20_link" text:visited-style-name="Internet_20_link">26</text:a></text:p>
          <text:p text:style-name="P320"><text:s/>2.5 Casting<text:tab/><text:a xlink:type="simple" xlink:href="#__RefHeading__2152_808234950" text:style-name="Internet_20_link" text:visited-style-name="Internet_20_link">28</text:a></text:p>
          <text:p text:style-name="P320"><text:s/>2.6 Unary Operations<text:tab/><text:a xlink:type="simple" xlink:href="#__RefHeading__5396_776323178" text:style-name="Internet_20_link" text:visited-style-name="Internet_20_link">29</text:a></text:p>
          <text:p text:style-name="P320"><text:s/>2.7 Binary Operations<text:tab/><text:a xlink:type="simple" xlink:href="#__RefHeading__5398_776323178" text:style-name="Internet_20_link" text:visited-style-name="Internet_20_link">30</text:a></text:p>
          <text:p text:style-name="P320"><text:s/>2.8 Bit and Shift Operations<text:tab/><text:a xlink:type="simple" xlink:href="#__RefHeading__3938_573343604" text:style-name="Internet_20_link" text:visited-style-name="Internet_20_link">31</text:a></text:p>
          <text:p text:style-name="P320"><text:s/>2.9 Complex Assignments<text:tab/><text:a xlink:type="simple" xlink:href="#__RefHeading__2154_808234950" text:style-name="Internet_20_link" text:visited-style-name="Internet_20_link">32</text:a></text:p>
          <text:p text:style-name="P315"><text:s/>3 .0Common Operations<text:tab/><text:a xlink:type="simple" xlink:href="#__RefHeading__3798_1156219741" text:style-name="Internet_20_link" text:visited-style-name="Internet_20_link">33</text:a></text:p>
          <text:p text:style-name="P320"><text:s/>3.1 Interrogatories<text:tab/><text:a xlink:type="simple" xlink:href="#__RefHeading__3589_1156219741" text:style-name="Internet_20_link" text:visited-style-name="Internet_20_link">33</text:a></text:p>
          <text:p text:style-name="P320"><text:s/>3.2 Replacement<text:tab/><text:a xlink:type="simple" xlink:href="#__RefHeading__3593_1156219741" text:style-name="Internet_20_link" text:visited-style-name="Internet_20_link">35</text:a></text:p>
          <text:p text:style-name="P320"><text:s/>3.3 Insert Operations<text:tab/><text:a xlink:type="simple" xlink:href="#__RefHeading__3942_573343604" text:style-name="Internet_20_link" text:visited-style-name="Internet_20_link">37</text:a></text:p>
          <text:p text:style-name="P320"><text:s/>3.4 Move Operations<text:tab/><text:a xlink:type="simple" xlink:href="#__RefHeading__3944_573343604" text:style-name="Internet_20_link" text:visited-style-name="Internet_20_link">40</text:a></text:p>
          <text:p text:style-name="P320"><text:s/>3.5 Debug Tools<text:tab/><text:a xlink:type="simple" xlink:href="#__RefHeading__5546_606150511" text:style-name="Internet_20_link" text:visited-style-name="Internet_20_link">42</text:a></text:p>
          <text:p text:style-name="P320"><text:s/>3.6 Miscellaneous<text:tab/><text:a xlink:type="simple" xlink:href="#__RefHeading__3597_1156219741" text:style-name="Internet_20_link" text:visited-style-name="Internet_20_link">46</text:a></text:p>
          <text:p text:style-name="P315"><text:s/>4 .0SlipCells<text:tab/><text:a xlink:type="simple" xlink:href="#__RefHeading__4980_397353182" text:style-name="Internet_20_link" text:visited-style-name="Internet_20_link">48</text:a></text:p>
          <text:p text:style-name="P320"><text:s/>4.1 SlipHeader<text:tab/><text:a xlink:type="simple" xlink:href="#__RefHeading__4498_490911158" text:style-name="Internet_20_link" text:visited-style-name="Internet_20_link">48</text:a></text:p>
          <text:p text:style-name="P316"><text:soft-page-break/><text:s/>4.1.1 SlipHeader Methods<text:tab/><text:a xlink:type="simple" xlink:href="#__RefHeading__7044_639758177" text:style-name="Internet_20_link" text:visited-style-name="Internet_20_link">50</text:a></text:p>
          <text:p text:style-name="P316"><text:s/>4.1.2 Description List<text:tab/><text:a xlink:type="simple" xlink:href="#__RefHeading__4498_4909111581" text:style-name="Internet_20_link" text:visited-style-name="Internet_20_link">59</text:a></text:p>
          <text:p text:style-name="P320"><text:s/>4.2 SlipSublist<text:tab/><text:a xlink:type="simple" xlink:href="#__RefHeading__4500_490911158" text:style-name="Internet_20_link" text:visited-style-name="Internet_20_link">61</text:a></text:p>
          <text:p text:style-name="P316"><text:s/>4.2.1 SlipSublist – SlipHeader Methods<text:tab/><text:a xlink:type="simple" xlink:href="#__RefHeading__7892_778192536" text:style-name="Internet_20_link" text:visited-style-name="Internet_20_link">62</text:a></text:p>
          <text:p text:style-name="P316"><text:s/>4.2.2 SlipSublist Methods<text:tab/><text:a xlink:type="simple" xlink:href="#__RefHeading__7894_778192536" text:style-name="Internet_20_link" text:visited-style-name="Internet_20_link">64</text:a></text:p>
          <text:p text:style-name="P320"><text:s/>4.3 SlipDatum<text:tab/><text:a xlink:type="simple" xlink:href="#__RefHeading__4502_490911158" text:style-name="Internet_20_link" text:visited-style-name="Internet_20_link">66</text:a></text:p>
          <text:p text:style-name="P320"><text:s/>4.4 Application Data Types<text:tab/><text:a xlink:type="simple" xlink:href="#__RefHeading__4504_490911158" text:style-name="Internet_20_link" text:visited-style-name="Internet_20_link">68</text:a></text:p>
          <text:p text:style-name="P316"><text:s/>4.4.1 Strings<text:tab/><text:a xlink:type="simple" xlink:href="#__RefHeading__8980_1714746240" text:style-name="Internet_20_link" text:visited-style-name="Internet_20_link">72</text:a></text:p>
          <text:p text:style-name="P316"><text:s/>4.4.2 Application Data Type<text:tab/><text:a xlink:type="simple" xlink:href="#__RefHeading__9386_2014201197" text:style-name="Internet_20_link" text:visited-style-name="Internet_20_link">74</text:a></text:p>
          <text:p text:style-name="P315"><text:s/>5 .0Iterators<text:tab/><text:a xlink:type="simple" xlink:href="#__RefHeading__4506_490911158" text:style-name="Internet_20_link" text:visited-style-name="Internet_20_link">77</text:a></text:p>
          <text:p text:style-name="P320"><text:s/>5.1 SlipSequencer<text:tab/><text:a xlink:type="simple" xlink:href="#__RefHeading__4508_490911158" text:style-name="Internet_20_link" text:visited-style-name="Internet_20_link">89</text:a></text:p>
          <text:p text:style-name="P320"><text:s/>5.2 SlipReader<text:tab/><text:a xlink:type="simple" xlink:href="#__RefHeading__4510_490911158" text:style-name="Internet_20_link" text:visited-style-name="Internet_20_link">90</text:a></text:p>
          <text:p text:style-name="P315"><text:s/>6 .0Errors<text:tab/><text:a xlink:type="simple" xlink:href="#__RefHeading__42392_423448821" text:style-name="Internet_20_link" text:visited-style-name="Internet_20_link">92</text:a></text:p>
          <text:p text:style-name="P320"><text:s/>6.1 Theory of Operation<text:tab/><text:a xlink:type="simple" xlink:href="#__RefHeading__24501_2046446616" text:style-name="Internet_20_link" text:visited-style-name="Internet_20_link">92</text:a></text:p>
          <text:p text:style-name="P320"><text:s/>6.2 Error Message Format<text:tab/><text:a xlink:type="simple" xlink:href="#__RefHeading__42394_423448821" text:style-name="Internet_20_link" text:visited-style-name="Internet_20_link">93</text:a></text:p>
          <text:p text:style-name="P320"><text:s/>6.3 Application Callback function<text:tab/><text:a xlink:type="simple" xlink:href="#__RefHeading__24503_2046446616" text:style-name="Internet_20_link" text:visited-style-name="Internet_20_link">94</text:a></text:p>
          <text:p text:style-name="P320"><text:s/>6.4 Message Object Format (SlipErr)<text:tab/><text:a xlink:type="simple" xlink:href="#__RefHeading__24505_2046446616" text:style-name="Internet_20_link" text:visited-style-name="Internet_20_link">94</text:a></text:p>
          <text:p text:style-name="P320"><text:s/>6.5 SlipException<text:tab/><text:a xlink:type="simple" xlink:href="#__RefHeading__20583_1349877776" text:style-name="Internet_20_link" text:visited-style-name="Internet_20_link">95</text:a></text:p>
          <text:p text:style-name="P315"><text:s/>7 .0Slip.h<text:tab/><text:a xlink:type="simple" xlink:href="#__RefHeading__20587_1349877776" text:style-name="Internet_20_link" text:visited-style-name="Internet_20_link">96</text:a></text:p>
          <text:p text:style-name="P315"><text:s/>8 .0List Input / Output<text:tab/><text:a xlink:type="simple" xlink:href="#__RefHeading__4512_490911158" text:style-name="Internet_20_link" text:visited-style-name="Internet_20_link">97</text:a></text:p>
          <text:p text:style-name="P320"><text:s/>8.1 Lexical Elements<text:tab/><text:a xlink:type="simple" xlink:href="#__RefHeading__17203_1188877695" text:style-name="Internet_20_link" text:visited-style-name="Internet_20_link">98</text:a></text:p>
          <text:p text:style-name="P316"><text:s/>8.1.1 Character Set<text:tab/><text:a xlink:type="simple" xlink:href="#__RefHeading__17205_1188877695" text:style-name="Internet_20_link" text:visited-style-name="Internet_20_link">98</text:a></text:p>
          <text:p text:style-name="P316"><text:s/>8.1.2 Whitespace <text:tab/><text:a xlink:type="simple" xlink:href="#__RefHeading__17207_1188877695" text:style-name="Internet_20_link" text:visited-style-name="Internet_20_link">99</text:a></text:p>
          <text:p text:style-name="P316"><text:s/>8.1.3 Comments<text:tab/><text:a xlink:type="simple" xlink:href="#__RefHeading__17209_1188877695" text:style-name="Internet_20_link" text:visited-style-name="Internet_20_link">99</text:a></text:p>
          <text:p text:style-name="P316"><text:s/>8.1.4 Tokens<text:tab/><text:a xlink:type="simple" xlink:href="#__RefHeading__17211_1188877695" text:style-name="Internet_20_link" text:visited-style-name="Internet_20_link">100</text:a></text:p>
          <text:p text:style-name="P318"><text:s/>8.1.4.1 Separators<text:tab/><text:a xlink:type="simple" xlink:href="#__RefHeading__17213_1188877695" text:style-name="Internet_20_link" text:visited-style-name="Internet_20_link">100</text:a></text:p>
          <text:p text:style-name="P318"><text:s/>8.1.4.2 Identifiers<text:tab/><text:a xlink:type="simple" xlink:href="#__RefHeading__17215_1188877695" text:style-name="Internet_20_link" text:visited-style-name="Internet_20_link">100</text:a></text:p>
          <text:p text:style-name="P318"><text:s/>8.1.4.3 Keywords<text:tab/><text:a xlink:type="simple" xlink:href="#__RefHeading__17217_1188877695" text:style-name="Internet_20_link" text:visited-style-name="Internet_20_link">101</text:a></text:p>
          <text:p text:style-name="P318"><text:s/>8.1.4.4 Constants<text:tab/><text:a xlink:type="simple" xlink:href="#__RefHeading__17219_1188877695" text:style-name="Internet_20_link" text:visited-style-name="Internet_20_link">101</text:a></text:p>
          <text:p text:style-name="P320"><text:s/>8.2 List Language<text:tab/><text:a xlink:type="simple" xlink:href="#__RefHeading__22471_1866240769" text:style-name="Internet_20_link" text:visited-style-name="Internet_20_link">108</text:a></text:p>
          <text:p text:style-name="P316"><text:s/>8.2.1 Include File Syntax<text:tab/><text:a xlink:type="simple" xlink:href="#__RefHeading__18114_1188877695" text:style-name="Internet_20_link" text:visited-style-name="Internet_20_link">111</text:a></text:p>
          <text:p text:style-name="P316"><text:s/>8.2.2 Application Data Syntax<text:tab/><text:a xlink:type="simple" xlink:href="#__RefHeading__21193_40702874" text:style-name="Internet_20_link" text:visited-style-name="Internet_20_link">113</text:a></text:p>
          <text:p text:style-name="P316"><text:soft-page-break/><text:s/>8.2.3 Named List Syntax<text:tab/><text:a xlink:type="simple" xlink:href="#__RefHeading__18116_1188877695" text:style-name="Internet_20_link" text:visited-style-name="Internet_20_link">114</text:a></text:p>
          <text:p text:style-name="P316"><text:s/>8.2.4 List Syntax<text:tab/><text:a xlink:type="simple" xlink:href="#__RefHeading__18118_1188877695" text:style-name="Internet_20_link" text:visited-style-name="Internet_20_link">116</text:a></text:p>
          <text:p text:style-name="P318"><text:s/>8.2.4.1 Description List<text:tab/><text:a xlink:type="simple" xlink:href="#__RefHeading__21029_897442368" text:style-name="Internet_20_link" text:visited-style-name="Internet_20_link">116</text:a></text:p>
          <text:p text:style-name="P316"><text:s/>8.2.5 Parser Syntax Equations<text:tab/><text:a xlink:type="simple" xlink:href="#__RefHeading__21031_897442368" text:style-name="Internet_20_link" text:visited-style-name="Internet_20_link">118</text:a></text:p>
          <text:p text:style-name="P320"><text:s/>8.3 Output<text:tab/><text:a xlink:type="simple" xlink:href="#__RefHeading__17225_1188877695" text:style-name="Internet_20_link" text:visited-style-name="Internet_20_link">119</text:a></text:p>
          <text:p text:style-name="P320"><text:s/>8.4 Input from a List File<text:tab/><text:a xlink:type="simple" xlink:href="#__RefHeading__17227_1188877695" text:style-name="Internet_20_link" text:visited-style-name="Internet_20_link">122</text:a></text:p>
          <text:p text:style-name="P315">References<text:tab/><text:a xlink:type="simple" xlink:href="#__RefHeading__3050_1069340112" text:style-name="Internet_20_link" text:visited-style-name="Internet_20_link">125</text:a></text:p>
          <text:p text:style-name="P315">Appendix I Alphabetic Method List<text:tab/><text:a xlink:type="simple" xlink:href="#__RefHeading__18835_1188877695" text:style-name="Internet_20_link" text:visited-style-name="Internet_20_link">128</text:a></text:p>
          <text:p text:style-name="P315">Appendix II SlipCell Dump Styles<text:tab/><text:a xlink:type="simple" xlink:href="#__RefHeading__18835_11888776951" text:style-name="Internet_20_link" text:visited-style-name="Internet_20_link">139</text:a></text:p>
          <text:p text:style-name="P315">Copying<text:tab/><text:a xlink:type="simple" xlink:href="#__RefHeading__43071_1745656895" text:style-name="Internet_20_link" text:visited-style-name="Internet_20_link">143</text:a></text:p>
        </text:index-body>
      </text:table-of-content>
      <text:table-index text:style-name="Sect2" text:protected="true" text:name="Index of Tables1">
        <text:table-index-source text:caption-sequence-name="Table" text:caption-sequence-format="text">
          <text:index-title-template text:style-name="Table_20_index_20_heading">Tables</text:index-title-template>
          <text:table-index-entry-template text:style-name="Table_20_index_20_1">
            <text:index-entry-tab-stop style:type="left" style:position="0.5in" style:leader-char=" "/>
            <text:index-entry-text/>
            <text:index-entry-tab-stop style:type="right" style:leader-char="."/>
            <text:index-entry-page-number/>
          </text:table-index-entry-template>
        </text:table-index-source>
        <text:index-body>
          <text:index-title text:style-name="Sect2" text:name="Index of Tables1_Head">
            <text:p text:style-name="Table_20_index_20_heading">Tables</text:p>
          </text:index-title>
          <text:p text:style-name="P317"><text:tab/>Table 1.3-1: SLIP vs STL List / Queue Containers<text:tab/>12</text:p>
          <text:p text:style-name="P317"><text:tab/>Table 2.1-1 <text:s/>Data Types <text:tab/>22</text:p>
          <text:p text:style-name="P317"><text:tab/>Table 2.3-1 Assignment Operations<text:tab/>25</text:p>
          <text:p text:style-name="P317"><text:tab/>Table 2.4-1 <text:s/>Relational Operators<text:tab/>27</text:p>
          <text:p text:style-name="P317"><text:tab/>Table 2.6-1 Unary Operators<text:tab/>29</text:p>
          <text:p text:style-name="P317"><text:tab/>Table 2.7-1 Binary Operators<text:tab/>30</text:p>
          <text:p text:style-name="P317"><text:tab/>Table 2.8-1 Bit and Shift Operators<text:tab/>32</text:p>
          <text:p text:style-name="P317"><text:tab/>Table 2.9-1 Complex Assignments<text:tab/>32</text:p>
          <text:p text:style-name="P317"><text:tab/>Table 3.1-1 Interrogatories<text:tab/>34</text:p>
          <text:p text:style-name="P317"><text:tab/>Table 3.2-1 Replace Methods<text:tab/>36</text:p>
          <text:p text:style-name="P317"><text:tab/>Table 3.3-1 Insert Methods<text:tab/>38</text:p>
          <text:p text:style-name="P317"><text:tab/>Table 3.4-1 Move Methods<text:tab/>41</text:p>
          <text:p text:style-name="P317"><text:tab/>Table 3.5-1 Debug Methods <text:tab/>42</text:p>
          <text:p text:style-name="P317"><text:tab/>Table 3.6-1 Miscellaneous Methods<text:tab/>47</text:p>
          <text:p text:style-name="P317"><text:tab/>Table 4-1 SlipCell Methods<text:tab/>48</text:p>
          <text:p text:style-name="P317"><text:tab/>Table 4.1-1 SlipHeader Constructors and Destructors<text:tab/>49</text:p>
          <text:p text:style-name="P317"><text:tab/>Table 4.1.1-1 SlipHeader General Methods<text:tab/>51</text:p>
          <text:p text:style-name="P317"><text:tab/>Table 4.1.1-2 SlipHeader Relational Operators<text:tab/>56</text:p>
          <text:p text:style-name="P317"><text:tab/>Table 4.1.1-3 Interrogatories<text:tab/>57</text:p>
          <text:p text:style-name="P317"><text:tab/>Table 4.1.1-4 Miscellaneous<text:tab/>57</text:p>
          <text:p text:style-name="P317"><text:tab/>Table 4.1.2-1 Descriptor List Methods<text:tab/>60</text:p>
          <text:p text:style-name="P317"><text:tab/>Table 4.2-1 SlipSublist Constructors and Destructors<text:tab/>62</text:p>
          <text:p text:style-name="P317"><text:tab/>Table 4.2.2-1 Assignment<text:tab/>65</text:p>
          <text:p text:style-name="P317"><text:tab/>Table 4.2.2-2 Relational Operators<text:tab/>65</text:p>
          <text:p text:style-name="P317"><text:tab/>Table 4.2.2-3 Miscellaneous Methods<text:tab/>66</text:p>
          <text:p text:style-name="P317"><text:tab/>Table 4.4-1 SlipPointer Constructors/Destructors<text:tab/>70</text:p>
          <text:p text:style-name="P317"><text:soft-page-break/><text:tab/>Table 4.4-2 Application Data Type Operations<text:tab/>70</text:p>
          <text:p text:style-name="P317"><text:tab/>Table 4.4.1-1 Application Data Type string Creation<text:tab/>73</text:p>
          <text:p text:style-name="P317"><text:tab/>Table 4.4.2-1 Application Data Object Creation<text:tab/>76</text:p>
          <text:p text:style-name="P317"><text:tab/>Table 4.4.2-2 Anti-commutative Methods<text:tab/>77</text:p>
          <text:p text:style-name="P317"><text:tab/>Table 5-1 Advance Methods<text:tab/>79</text:p>
          <text:p text:style-name="P317"><text:tab/>Table 5-2 Miscellaneous Iterator Methods<text:tab/>80</text:p>
          <text:p text:style-name="P317"><text:tab/>Table 5.1-1 Constructors and Destructors<text:tab/>90</text:p>
          <text:p text:style-name="P317"><text:tab/>Table 5.1-2 Unique Selector Methods<text:tab/>90</text:p>
          <text:p text:style-name="P317"><text:tab/>Table 5.2-1 SlipReader Constructor/Destructors<text:tab/>91</text:p>
          <text:p text:style-name="P317"><text:tab/>Table 5.2-2 Unique SlipReader Methods<text:tab/>92</text:p>
          <text:p text:style-name="P317"><text:tab/>Table 6.4-1: Message Object Table<text:tab/>95</text:p>
          <text:p text:style-name="P317"><text:tab/>Table 6.5-1: SlipException Constructor<text:tab/>96</text:p>
          <text:p text:style-name="P317"><text:tab/>Table 6.5-2: SlipException Methods<text:tab/>96</text:p>
          <text:p text:style-name="P317"><text:tab/>Table 7-1: slip.h Utility Functions<text:tab/>97</text:p>
          <text:p text:style-name="P317"><text:tab/>Table 8.1.4-1 Integer Constant Equivalences<text:tab/>105</text:p>
          <text:p text:style-name="P317"><text:tab/>Table 8.1.4-2: Floating Point Equivalences<text:tab/>107</text:p>
          <text:p text:style-name="P317"><text:tab/>Table 8.1.4-3 <text:s/>String Equivalencies<text:tab/>108</text:p>
          <text:p text:style-name="P317"><text:tab/>Table 8.4-1: SlipRead Constructors<text:tab/>123</text:p>
          <text:p text:style-name="P317"><text:tab/>Table 8.4-2: SlipRead Methods<text:tab/>124</text:p>
          <text:p text:style-name="P317"><text:tab/>Table A.I-1: Alphabetic Method List<text:tab/>130</text:p>
          <text:p text:style-name="P317"><text:tab/>Table A.I-2: SlipReader Alphabetic Method List<text:tab/>138</text:p>
          <text:p text:style-name="P317"><text:tab/>Table A.II-1: SlipDatum Dump Values <text:s/><text:tab/>142</text:p>
        </text:index-body>
      </text:table-index>
      <text:p text:style-name="P19"/>
      <text:illustration-index text:style-name="Sect1" text:protected="true" text:name="Illustration Index1">
        <text:illustration-index-source text:caption-sequence-name="Example" text:caption-sequence-format="text">
          <text:index-title-template text:style-name="Illustration_20_Index_20_Heading">Examples</text:index-title-template>
          <text:illustration-index-entry-template text:style-name="Illustration_20_Index_20_1">
            <text:index-entry-tab-stop style:type="left" style:position="0.5in" style:leader-char=" "/>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Examples</text:p>
          </text:index-title>
          <text:p text:style-name="P319"><text:tab/>Example 2.1-1 <text:s/>Data Types<text:tab/>23</text:p>
          <text:p text:style-name="P319"><text:tab/>Example 2.3-1 <text:s/>Assignments<text:tab/>26</text:p>
          <text:p text:style-name="P319"><text:tab/>Example 2.5-1 <text:s/>Casting<text:tab/>29</text:p>
          <text:p text:style-name="P319"><text:tab/>Example 2.7-1 <text:s/>Binary Operation<text:tab/>31</text:p>
          <text:p text:style-name="P319"><text:tab/>Example 3.2-1: Replacement<text:tab/>37</text:p>
          <text:p text:style-name="P319"><text:tab/>Example 3.3-1 Insert Operations<text:tab/>39</text:p>
          <text:p text:style-name="P319"><text:tab/>Example 3.4-1 Move Operations<text:tab/>41</text:p>
          <text:p text:style-name="P319"><text:tab/>Example 4.1.1-1 SlipHeader<text:tab/>58</text:p>
          <text:p text:style-name="P319"><text:tab/>Example 4.3-1 Assignment<text:tab/>66</text:p>
          <text:p text:style-name="P319"><text:tab/>Example 4.3-2 SlipDatum<text:tab/>67</text:p>
          <text:p text:style-name="P319"><text:tab/>Example 5-1 Iterator Example<text:tab/>84</text:p>
          <text:p text:style-name="P319"><text:tab/>Example 5-2 advanceLER<text:tab/>85</text:p>
          <text:p text:style-name="P319"><text:tab/>Example 5-3 advanceLEL<text:tab/>86</text:p>
          <text:p text:style-name="P319"><text:tab/>Example 5-4 advanceLNR<text:tab/>86</text:p>
          <text:p text:style-name="P319"><text:soft-page-break/><text:tab/>Example 5-5 advanceLNL<text:tab/>86</text:p>
          <text:p text:style-name="P319"><text:tab/>Example 5-6 advanceLWR<text:tab/>86</text:p>
          <text:p text:style-name="P319"><text:tab/>Example 5-7 advanceLWL<text:tab/>87</text:p>
          <text:p text:style-name="P319"><text:tab/>Example 5-8 advanceSER<text:tab/>87</text:p>
          <text:p text:style-name="P319"><text:tab/>Example 5-9 advanceSEL<text:tab/>88</text:p>
          <text:p text:style-name="P319"><text:tab/>Example 5-10 advanceSNR<text:tab/>88</text:p>
          <text:p text:style-name="P319"><text:tab/>Example 5-11 advanceSNL<text:tab/>88</text:p>
          <text:p text:style-name="P319"><text:tab/>Example 5-12 advanceSWR<text:tab/>89</text:p>
          <text:p text:style-name="P319"><text:tab/>Example 5-13 advanceSWL<text:tab/>89</text:p>
          <text:p text:style-name="P319"><text:tab/>Example 8.1.3-1 Comment Example<text:tab/>99</text:p>
          <text:p text:style-name="P319"><text:tab/>Example 8.1.4-1: Legal / Illegal Names<text:tab/>101</text:p>
          <text:p text:style-name="P319"><text:tab/>Example 8.1.4-2 <text:s/>Integral Constructions<text:tab/>103</text:p>
          <text:p text:style-name="P319"><text:tab/>Example 8.1.4-3 <text:s/>Real Number Constructions<text:tab/>104</text:p>
          <text:p text:style-name="P319"><text:tab/>Example 8.1.4-4 <text:s/>Character/String Input/Output<text:tab/>105</text:p>
          <text:p text:style-name="P319"><text:tab/>Example 8.2-1 List File<text:tab/>110</text:p>
          <text:p text:style-name="P319"><text:tab/> Example 8.2.1-1: Include Syntax<text:tab/>111</text:p>
          <text:p text:style-name="P319"><text:tab/>Example 8.2.1-2: Include Syntax Errors<text:tab/>112</text:p>
          <text:p text:style-name="P319"><text:tab/>Example 8.2.2-1: Application Data Syntax<text:tab/>113</text:p>
          <text:p text:style-name="P319"><text:tab/>Example 8.2.3-1 Named List<text:tab/>115</text:p>
          <text:p text:style-name="P319"><text:tab/>Example 8.2.4-1 Lists<text:tab/>116</text:p>
          <text:p text:style-name="P319"><text:tab/>Example 8.2.4-2: Description List<text:tab/>117</text:p>
          <text:p text:style-name="P319"><text:tab/>Example 8.3-1: Output<text:tab/>121</text:p>
          <text:p text:style-name="P319"><text:tab/>Example 8.4-1 Reading a File without User Data<text:tab/>124</text:p>
          <text:p text:style-name="P319"><text:tab/>Example 1: Reading a File with User Data<text:tab/>125</text:p>
        </text:index-body>
      </text:illustration-index>
      <text:p text:style-name="P19"/>
      <text:illustration-index text:style-name="Sect2" text:protected="true" text:name="Illustration Index2">
        <text:illustration-index-source text:caption-sequence-name="Figure" text:caption-sequence-format="text">
          <text:index-title-template text:style-name="Illustration_20_Index_20_Heading">Figures</text:index-title-template>
          <text:illustration-index-entry-template text:style-name="Illustration_20_Index_20_1">
            <text:index-entry-tab-stop style:type="left" style:position="0.5in" style:leader-char=" "/>
            <text:index-entry-text/>
            <text:index-entry-tab-stop style:type="right" style:leader-char="."/>
            <text:index-entry-page-number/>
          </text:illustration-index-entry-template>
        </text:illustration-index-source>
        <text:index-body>
          <text:index-title text:style-name="Sect2" text:name="Illustration Index2_Head">
            <text:p text:style-name="Illustration_20_Index_20_Heading">Figures</text:p>
          </text:index-title>
          <text:p text:style-name="P319"><text:tab/>Figure 1.5-1 <text:s/>Functional List Representation<text:tab/>16</text:p>
          <text:p text:style-name="P319"><text:tab/>Figure 1.5-2 <text:s/>Reader Iterator<text:tab/>17</text:p>
          <text:p text:style-name="P319"><text:tab/>Figure 1.5-3 <text:s/>Sequencer Iterator<text:tab/>18</text:p>
          <text:p text:style-name="P319"><text:tab/>Figure 1.6-1 <text:s/>SLIP Cell Architecture<text:tab/>19</text:p>
          <text:p text:style-name="P319"><text:tab/>Figure 1.6-2 <text:s/>User Defined Data<text:tab/>21</text:p>
          <text:p text:style-name="P319"><text:tab/>Figure 4.4-1: Application Data Type Base Class<text:tab/>72</text:p>
          <text:p text:style-name="P319"><text:tab/>Figure 4.4.1-1: SlilpString Inheritance<text:tab/>73</text:p>
          <text:p text:style-name="P319"><text:tab/>Figure 4.4.2-1: Application Framework<text:tab/>75</text:p>
        </text:index-body>
      </text:illustration-index>
      <text:p text:style-name="SLIPParagraph"/>
      <text:h text:style-name="P324" text:outline-level="1"><text:bookmark-start text:name="__RefHeading__5142_4909111581"/><text:bookmark-start text:name="__RefHeading__4496_490911158"/><text:alphabetical-index-mark-start text:id="IMark130165864"/><text:alphabetical-index-mark-start text:id="IMark130165912"/>Overview<text:bookmark-end text:name="__RefHeading__5142_4909111581"/><text:bookmark-end text:name="__RefHeading__4496_490911158"/><text:alphabetical-index-mark-end text:id="IMark130165912"/><text:alphabetical-index-mark-end text:id="IMark130165864"/></text:h>
      <text:p text:style-name="P26"><text:alphabetical-index-mark-start text:id="IMark130165864"/><text:alphabetical-index-mark-start text:id="IMark130165912"/>In this document the name SLIP refers to the C++ SLIP implementation unless context or terminology dictate otherwise.<text:alphabetical-index-mark-end text:id="IMark130165912"/><text:alphabetical-index-mark-end text:id="IMark130165864"/></text:p>
      <text:p text:style-name="P26">SLIP is a suitable replacement for the C++ Standard Template Library (STL) List container, &lt;list&gt; or the Queue container &lt;queue&gt;, template when the memory usage in the container is unsuitable for the application or the container's functionality is too limited. The STL List container should be the API of choice otherwise.</text:p>
      <text:p text:style-name="P26">SLIP is an API which supports manipulation of complex graphs, trees, and lists. It provides the capability to iterate over a structure and to create and insert lists or other structures, aka sublists, within a list in order to create graphs and trees. It uses its own space management utilities and uses the heap retrieve large globs of memory, does not have garbage collection, and is developed with performance as an issue. Its goal is to provide extensive graph-centric capability and to be suitable in both embedded and desktop systems. It is fit for use.</text:p>
      <text:p text:style-name="P26">Where <text:s/>possible, the method names and method semantics conform to <text:s/>normal software development and C++, vocabularies. Operations available should be familiar to C++ developers and Software Engineers.</text:p>
      <text:p text:style-name="P26">Primitives required to manipulate lists, delete and move lists and cells, insert new cells into lists and other required list operations are included. List referencing ability is included and allows multiple list references to the same list. The set of operations is meant to be comprehensive and extensible, allowing application driven extensions of basic capabilities.</text:p>
      <text:p text:style-name="P26">Using cells as a fundamental data type allows the user to write expressions such as X = Y, X == Y, X += Y and so on, where X and/or Y can be a SLIP cell or a C++ literal or variable. Computations with SLIP cells yield the same results on 32/64-bit architectures. </text:p>
      <text:p text:style-name="P26">Within the API framework an application can create its own data types dynamically. These application defined data types are first class types which can participate in all operations, including assignment, arithmetic, bit, and logical, as well as those specific to list manipulation.</text:p>
      <text:p text:style-name="P241">No fuss, no muss, and no bother. The API is:</text:p>
      <text:list xml:id="list985584207351997173" text:style-name="L1">
        <text:list-item>
          <text:p text:style-name="P366">Performance-centric. Attention is paid to short call sequences.</text:p>
        </text:list-item>
        <text:list-item>
          <text:p text:style-name="P366">Space-centric: SLIP dynamic space is defined by the user and there is no garbage collection.</text:p>
        </text:list-item>
        <text:list-item>
          <text:p text:style-name="P366">Application-centric: SLIP data types are treated as primitive C++ types.</text:p>
        </text:list-item>
        <text:list-item>
          <text:p text:style-name="P342"><text:soft-page-break/>Lists, trees, and graphs are supported.</text:p>
        </text:list-item>
      </text:list>
      <text:p text:style-name="P26">Is it good? Depends on who 'you' are. It's liability is that with the richness in vocabulary there is a stiff learning curve.</text:p>
      <text:h text:style-name="P331" text:outline-level="2"><text:bookmark-start text:name="__RefHeading__3237_937128604"/>History<text:bookmark-end text:name="__RefHeading__3237_937128604"/></text:h>
      <text:p text:style-name="SLIPParagraph">The Symmetric List Processor (SLIP) <text:span text:style-name="T10">(1)(3)</text:span> was developed by Dr. J. Weizenbaum in 1963 as an application programming interface (API) in FORTRAN II. SLIP can support acyclic graphs, trees and lists but it can not correctly delete cyclic graphs (recursive lists). Previous work by Weizenbaum<text:span text:style-name="T10">(2)</text:span> lead him to create SLIP. SLIP is a Symmetric List Processor in the sense that links are bi-directional, <text:s/>allowing list traversal in a 'forward' or 'backwards' direction with equal <text:s/>facility. </text:p>
      <text:p text:style-name="SLIPParagraph">The FORTRAN II SLIP<text:span text:style-name="T10">(3)</text:span> code was used as a vehicle for a number of implementations on different computers<text:span text:style-name="T10">(5)(6)(11)(12)</text:span> with generally good results, SLIP, performing the role as a symbolic processing language, was used in non-mathematical implementations as a transactional psychoanalyst, ELIZA<text:span text:style-name="T10">(13)</text:span>, to perform symbolic solutions to systems of ordinary differential equations<text:span text:style-name="T10">(14)</text:span>, and to perform symbolic list operations<text:span text:style-name="T10">(17)</text:span>. <text:s/></text:p>
      <text:p text:style-name="SLIPParagraph">One early issue was the inability of SLIP to recover cells from a cyclic graph<text:span text:style-name="T10">(4)</text:span>. This issue was addressed by Weizenbaum<text:span text:style-name="T10">(6)</text:span> as seldom occurring and needing little attention. Recovery of space for cyclic graphs remains a pressing issue. Proposals to use garbage collection (mark and sweep algorithms) were variously proposed as a solution<text:span text:style-name="T10">(15)(19)</text:span>. SLIP is an API<text:span text:style-name="T10">(8)</text:span>. <text:s/>Weizenbaum proposed a solution to recovering the space in a cyclic graph by requiring the user to provide information on when a list is being used<text:span text:style-name="T10">(16)</text:span> and then performing a garbage collection sweep when space is exhausted by recognizing when a list is in active use, and can not be recovered, from when a list is not in active use, and can be recovered. </text:p>
      <text:p text:style-name="SLIPParagraph">SLIP uses constant sized cells. This aids in memory recapture but inhibits the generalized notion of a list processor able to use any sized cell for any operation. A paper which addressed using variable sized cells and the elaboration of garbage collection to accommodate this was proposed<text:span text:style-name="T10">(18).</text:span> Other than the authors work there apparently was no traction to the concept and no other documented efforts. This version of SLIP provides a means for an application to create variable sized data items within a standard SLIP cell, but requires that data creation and deletion operations be supported by the application.</text:p>
      <text:h text:style-name="Heading_20_2" text:outline-level="2"><text:bookmark-start text:name="__RefHeading__19582_529845513"/><text:soft-page-break/>Features<text:bookmark-end text:name="__RefHeading__19582_529845513"/></text:h>
      <text:p text:style-name="SLIPParagraph">SLIP data cells are heterogeneous (they can changed dynamically, and they can be any one of <text:line-break/>C++ types bool, char, unsigned char, long, unsigned long, string or double, and SLIP types sublist reference (<text:span text:style-name="T6">SlipSublist</text:span>) or a user defined data type.</text:p>
      <text:p text:style-name="SLIPParagraph">SLIP data cells can participate in operations as if they were C++ variables. That is, if X is a SLIP data cell, and Y is a Slip data cell or a C++ literal or variable, then all the below operations are legal:</text:p>
      <table:table table:name="Table70" table:style-name="Table70">
        <table:table-column table:style-name="Table70.A"/>
        <table:table-column table:style-name="Table70.B"/>
        <table:table-header-rows>
          <table:table-row>
            <table:table-cell table:style-name="Table70.A1" office:value-type="string">
              <text:p text:style-name="P83">X op Y<text:line-break/>Y op X</text:p>
            </table:table-cell>
            <table:table-cell table:style-name="Table70.A1" office:value-type="string">
              <text:p text:style-name="P77">Where op = {+ - * / % &lt;&lt; &gt;&gt; | &amp; &lt; &lt;= == =&gt; &gt; }<text:line-break/>Casting is done as required and in conformance to C++</text:p>
            </table:table-cell>
          </table:table-row>
        </table:table-header-rows>
        <table:table-row>
          <table:table-cell table:style-name="Table70.A1" office:value-type="string">
            <text:p text:style-name="P83">X op= Y<text:line-break/>Y op= X</text:p>
          </table:table-cell>
          <table:table-cell table:style-name="Table70.A1" office:value-type="string">
            <text:p text:style-name="P79">Where 'op=' = { = += -= *= /= %= &lt;&lt;= &gt;&gt;= |= &amp;= ^= }</text:p>
            <text:p text:style-name="P79">Casting is done as required and in conformance to C++</text:p>
          </table:table-cell>
        </table:table-row>
        <table:table-row>
          <table:table-cell table:style-name="Table70.A3" office:value-type="string">
            <text:p text:style-name="P83">(cast)Y</text:p>
          </table:table-cell>
          <table:table-cell table:style-name="Table70.A1" office:value-type="string">
            <text:p text:style-name="P79">A Slip cell can be cast in any one of the defined C++ types according the C++ casting rules.</text:p>
          </table:table-cell>
        </table:table-row>
        <table:table-row>
          <table:table-cell table:style-name="Table70.A1" office:value-type="string">
            <text:p text:style-name="P83">op Y</text:p>
          </table:table-cell>
          <table:table-cell table:style-name="Table70.A1" office:value-type="string">
            <text:p text:style-name="P79">Unary operations are supported {! ~ + -}.</text:p>
          </table:table-cell>
        </table:table-row>
      </table:table>
      <text:p text:style-name="SLIPParagraph"/>
      <text:p text:style-name="SLIPParagraph">The legality of the operation depends on the semantics of the data type of the SLIP cell.</text:p>
      <text:p text:style-name="SLIPParagraph">An application can create a data type and SLIP will manage it. The application data type can be configured to take part in C++ operations in a way determined by the application. All of the C++ unary, binary, and casting operations are available for redefinition.</text:p>
      <text:p text:style-name="SLIPParagraph">Input / Output is round-trip. Input of a <text:s/>graph will recreate the original graph and data exactly. This includes the graph topology and all SLIP data (bool, char, unsigned char, long, unsigned long, string, double, and user data types). This allows retention of data between applications and/or storage of intermediate values in ASCII.</text:p>
      <text:p text:style-name="SLIPParagraph">Input and Output is ASCII. The user can create a graph in an editor for input into a SLIP defined application. This allows the creation of configuration files, the construction of partial results, and the incorporation of externally created acyclic graphs.</text:p>
      <text:p text:style-name="SLIPParagraph">If () is a list, then so is (()). This allows construction of trees and graphs. For example, a 3 deep binary tree can be represented as: ( (()) (()) ). There is no inherent limit to the depth of trees or graphs.</text:p>
      <text:p text:style-name="SLIPParagraph">Lists can be shared. A list created for one purpose can be shared in other lists.</text:p>
      <text:p text:style-name="SLIPParagraph"><text:soft-page-break/>Lists can be act as a stack, a queue, or a list. Primitives are provided for stack operations (pop, push), for queue operations (enqueue, dequeue), and for iteration. SLIP does not impose a use and a list can be used in all modes during an application.</text:p>
      <text:p text:style-name="P240">List operations are time bounded:</text:p>
      <text:list xml:id="list6619677952719757866" text:style-name="L2">
        <text:list-item>
          <text:p text:style-name="P368">Movement: <text:tab/>O(1).</text:p>
        </text:list-item>
        <text:list-item>
          <text:p text:style-name="P368">Delete: <text:tab/>O(1).</text:p>
        </text:list-item>
        <text:list-item>
          <text:p text:style-name="P368">Flush: <text:tab/>O(1).</text:p>
        </text:list-item>
        <text:list-item>
          <text:p text:style-name="P368">Copy: <text:tab/>O(n).</text:p>
        </text:list-item>
        <text:list-item>
          <text:p text:style-name="P344">Insertion: <text:tab/>O(1).</text:p>
        </text:list-item>
      </text:list>
      <text:p text:style-name="SLIPParagraph">Lists can have an associative list (called a Descriptor List). Each list can have an associative list containing &lt;key value&gt; pairs, with operations to return a value based on a key.</text:p>
      <text:p text:style-name="SLIPParagraph">Iterators are available for list traversal. The iterators can optimally traverse a list and sublists, or can traverse a list and return from sublists. The later facility allows non-recursive entry into complex graphs.</text:p>
      <text:p text:style-name="SLIPParagraph">Memory is managed by the SLIP systems. There is no fragmentation and there is no garbage collector. </text:p>
      <text:p text:style-name="SLIPParagraph">Memory size used for SLIP cells is not limited and can grow dynamically. If the application requires more SLIP cells than initially allocated the allocation amount will increase dynamically.</text:p>
      <text:h text:style-name="Heading_20_2" text:outline-level="2"><text:bookmark-start text:name="__RefHeading__19584_529845513"/>SLIP vs STL List <text:s/>Containers<text:bookmark-end text:name="__RefHeading__19584_529845513"/></text:h>
      <text:p text:style-name="SLIPParagraph">This comparison is fair. <text:s/>The intent is not to promote SLIP but to allow software engineers a standard for judging suitability for use in a given application. </text:p>
      <text:p text:style-name="SLIPParagraph">Most SLIP functionality can be hosted onto STL Lists. But each such effort comprises some labor. The table presents SLIP functionality in comparison to basic STL List functionality without considering any transformations of the STL List to yield the same results as SLIP. STL is considered as it is and not as it might be.</text:p>
      <table:table table:name="Table71" table:style-name="Table71">
        <table:table-column table:style-name="Table71.A"/>
        <table:table-column table:style-name="Table71.B"/>
        <table:table-column table:style-name="Table71.C"/>
        <table:table-column table:style-name="Table71.D"/>
        <table:table-header-rows>
          <text:soft-page-break/>
          <table:table-row>
            <table:table-cell table:style-name="Table71.A1" table:number-columns-spanned="4" office:value-type="string">
              <text:p text:style-name="P145">Table <text:sequence text:ref-name="refTable0" text:name="Table" text:formula="ooow:Table+1" style:num-format="1">1.3-1</text:sequence>: SLIP vs STL List / Queue Containers</text:p>
            </table:table-cell>
            <table:covered-table-cell/>
            <table:covered-table-cell/>
            <table:covered-table-cell/>
          </table:table-row>
          <table:table-row>
            <table:table-cell table:style-name="Table71.A2" office:value-type="string">
              <text:p text:style-name="P77">Criteria</text:p>
            </table:table-cell>
            <table:table-cell table:style-name="Table71.A2" office:value-type="string">
              <text:p text:style-name="P77">SLIP</text:p>
            </table:table-cell>
            <table:table-cell table:style-name="Table71.A2" office:value-type="string">
              <text:p text:style-name="P77">STL</text:p>
            </table:table-cell>
            <table:table-cell table:style-name="Table71.D2" office:value-type="string">
              <text:p text:style-name="P83">Description</text:p>
            </table:table-cell>
          </table:table-row>
        </table:table-header-rows>
        <table:table-row>
          <table:table-cell table:style-name="Table71.A2" office:value-type="string">
            <text:p text:style-name="P77">Learning Curve</text:p>
          </table:table-cell>
          <table:table-cell table:style-name="Table71.A2" office:value-type="string">
            <text:p text:style-name="P77">long</text:p>
          </table:table-cell>
          <table:table-cell table:style-name="Table71.A2" office:value-type="string">
            <text:p text:style-name="P77">short</text:p>
          </table:table-cell>
          <table:table-cell table:style-name="Table71.D2" office:value-type="string">
            <text:p text:style-name="P77">Time to learn methods and use</text:p>
          </table:table-cell>
        </table:table-row>
        <table:table-row>
          <table:table-cell table:style-name="Table71.A2" office:value-type="string">
            <text:p text:style-name="P77">Memory fragmentation</text:p>
          </table:table-cell>
          <table:table-cell table:style-name="Table71.A2" office:value-type="string">
            <text:p text:style-name="P77">no</text:p>
          </table:table-cell>
          <table:table-cell table:style-name="Table71.A2" office:value-type="string">
            <text:p text:style-name="P77">yes</text:p>
          </table:table-cell>
          <table:table-cell table:style-name="Table71.D2" office:value-type="string">
            <text:p text:style-name="P77">Can memory be fragmented over time</text:p>
          </table:table-cell>
        </table:table-row>
        <table:table-row>
          <table:table-cell table:style-name="Table71.A2" office:value-type="string">
            <text:p text:style-name="P77">Embedded system use</text:p>
          </table:table-cell>
          <table:table-cell table:style-name="Table71.A2" office:value-type="string">
            <text:p text:style-name="P77">yes</text:p>
          </table:table-cell>
          <table:table-cell table:style-name="Table71.A2" office:value-type="string">
            <text:p text:style-name="P77">no</text:p>
          </table:table-cell>
          <table:table-cell table:style-name="Table71.D2" office:value-type="string">
            <text:p text:style-name="P77">Use of heap in STL precludes use in embedded systems</text:p>
          </table:table-cell>
        </table:table-row>
        <table:table-row>
          <table:table-cell table:style-name="Table71.A2" office:value-type="string">
            <text:p text:style-name="P77">I/O</text:p>
          </table:table-cell>
          <table:table-cell table:style-name="Table71.A2" office:value-type="string">
            <text:p text:style-name="P77">yes<text:span text:style-name="T10">2</text:span></text:p>
          </table:table-cell>
          <table:table-cell table:style-name="Table71.A2" office:value-type="string">
            <text:p text:style-name="P77">no</text:p>
          </table:table-cell>
          <table:table-cell table:style-name="Table71.D2" office:value-type="string">
            <text:p text:style-name="P77">STL provides no I/O functionality</text:p>
          </table:table-cell>
        </table:table-row>
        <table:table-row>
          <table:table-cell table:style-name="Table71.A2" office:value-type="string">
            <text:p text:style-name="P77">Graphs/Trees</text:p>
          </table:table-cell>
          <table:table-cell table:style-name="Table71.A2" office:value-type="string">
            <text:p text:style-name="P77">yes</text:p>
          </table:table-cell>
          <table:table-cell table:style-name="Table71.A2" office:value-type="string">
            <text:p text:style-name="P77">no</text:p>
          </table:table-cell>
          <table:table-cell table:style-name="Table71.D2" office:value-type="string">
            <text:p text:style-name="P77">STL supports lists, SLIP supports graphs</text:p>
          </table:table-cell>
        </table:table-row>
        <table:table-row>
          <table:table-cell table:style-name="Table71.A2" office:value-type="string">
            <text:p text:style-name="P77">List sharing</text:p>
          </table:table-cell>
          <table:table-cell table:style-name="Table71.A2" office:value-type="string">
            <text:p text:style-name="P77">yes</text:p>
          </table:table-cell>
          <table:table-cell table:style-name="Table71.A2" office:value-type="string">
            <text:p text:style-name="P77">no</text:p>
          </table:table-cell>
          <table:table-cell table:style-name="Table71.D2" office:value-type="string">
            <text:p text:style-name="P77">STL supports lists and does not support embedded lists</text:p>
          </table:table-cell>
        </table:table-row>
        <table:table-row>
          <table:table-cell table:style-name="Table71.A2" office:value-type="string">
            <text:p text:style-name="P77">Utility functions</text:p>
          </table:table-cell>
          <table:table-cell table:style-name="Table71.A2" office:value-type="string">
            <text:p text:style-name="P77">no</text:p>
          </table:table-cell>
          <table:table-cell table:style-name="Table71.A2" office:value-type="string">
            <text:p text:style-name="P77">yes</text:p>
          </table:table-cell>
          <table:table-cell table:style-name="Table71.D2" office:value-type="string">
            <text:p text:style-name="P77">STL provides sort, remove_if, etc.</text:p>
          </table:table-cell>
        </table:table-row>
        <table:table-row>
          <table:table-cell table:style-name="Table71.A2" office:value-type="string">
            <text:p text:style-name="P77">Heterogeneous data </text:p>
          </table:table-cell>
          <table:table-cell table:style-name="Table71.A2" office:value-type="string">
            <text:p text:style-name="P77">yes</text:p>
          </table:table-cell>
          <table:table-cell table:style-name="Table71.A2" office:value-type="string">
            <text:p text:style-name="P77">no</text:p>
          </table:table-cell>
          <table:table-cell table:style-name="Table71.D2" office:value-type="string">
            <text:p text:style-name="P77">STL is not designed for dynamically changing data types</text:p>
          </table:table-cell>
        </table:table-row>
        <table:table-row>
          <table:table-cell table:style-name="Table71.A2" office:value-type="string">
            <text:p text:style-name="P77">C++ operations native</text:p>
          </table:table-cell>
          <table:table-cell table:style-name="Table71.A2" office:value-type="string">
            <text:p text:style-name="P77">yes</text:p>
          </table:table-cell>
          <table:table-cell table:style-name="Table71.A2" office:value-type="string">
            <text:p text:style-name="P77">no</text:p>
          </table:table-cell>
          <table:table-cell table:style-name="Table71.D2" office:value-type="string">
            <text:p text:style-name="P77">STL has no mechanism for data to participate in op's</text:p>
          </table:table-cell>
        </table:table-row>
      </table:table>
      <text:p text:style-name="SLIPParagraph"/>
      <text:p text:style-name="P113"><text:span text:style-name="T10">1</text:span> SLIP allows creation of SLIP data cells in a method and allows non-anonymous lists to be created. If they are not deleted a hole will be created in SLIP managed space.</text:p>
      <text:p text:style-name="SLIPParagraph"><text:span text:style-name="T10">2</text:span> SLIP I/O should not be used in embedded systems. Output uses recursion and the stack, input is iterative and uses the heap.</text:p>
      <text:p text:style-name="SLIPParagraph">Although SLIP has more functionality than STL containers, that functionality comes at a cost in learning, discipline in using, and an increased memory footprint. If that functionality is not needed then it is better to use the STL containers, or if the project is simple enough, to build <text:s/>your own. </text:p>
      <text:h text:style-name="Heading_20_2" text:outline-level="2"><text:bookmark-start text:name="__RefHeading__19586_529845513"/>Theory of Operation<text:bookmark-end text:name="__RefHeading__19586_529845513"/></text:h>
      <text:p text:style-name="SLIPParagraph">Include <text:span text:style-name="T44">“slip.h” in each file where SLIP operations are being performed. </text:span></text:p>
      <text:p text:style-name="P47">Before any SLIP operation is done, a slipInit should be executed. This acquires memory from the heap and initializes it. If slipInit is not executed, then at the first SLIP operation requiring memory, SLIP uses default values.</text:p>
      <text:p text:style-name="P47">After all SLIP operations are completed, a deleteSlip should be executed. This returns all memory to the heap. In order to continue after a deleteSlip, the application must execute a slipInit.</text:p>
      <text:p text:style-name="P47"><text:soft-page-break/>There is no concept of a SLIP object and there is no need to support a global object or function parameter containing such an object. Once SLIP is initialized, SLIP can be used.</text:p>
      <text:p text:style-name="P267"><text:span text:style-name="T3"># include slip.h</text:span><text:span text:style-name="T3"><text:line-break/>m</text:span><text:span text:style-name="T3">ain() {<text:line-break/> <text:s/></text:span><text:span text:style-name="T65">SlipCellBase::slipInit(INITIALALLOCATION, DELTAALLOCATION);<text:line-break/> <text:s/>… your code …<text:line-break/> <text:s/>SlipCellBase.deleteSlip();</text:span><text:span text:style-name="T3"><text:line-break/>}</text:span></text:p>
      <text:p text:style-name="P48">or</text:p>
      <text:p text:style-name="P37"><text:span text:style-name="T3"># include slip.h</text:span><text:span text:style-name="T3"><text:line-break/>m</text:span><text:span text:style-name="T3">ain() {<text:line-break/></text:span><text:span text:style-name="T65"> <text:s/>… your code …<text:line-break/> <text:s/>SlipCellBase.deleteSlip();</text:span><text:span text:style-name="T3"><text:line-break/>}</text:span></text:p>
      <text:p text:style-name="P48">and in each file using a SLIP method:</text:p>
      <text:p text:style-name="P37"><text:span text:style-name="T3"># include slip.h<text:line-break/>func() {<text:line-break/></text:span><text:span text:style-name="T65"> <text:s/>… your code …</text:span><text:span text:style-name="T3"><text:line-break/>}</text:span></text:p>
      <text:h text:style-name="Heading_20_2" text:outline-level="2"><text:bookmark-start text:name="__RefHeading__3239_937128604"/>C++ Implementation<text:bookmark-end text:name="__RefHeading__3239_937128604"/></text:h>
      <text:p text:style-name="SLIPParagraph">This is a re-imagining of SLIP using C++. The basic structure and architecture is retained and the changes are in keeping with current method operations and names. The original SLIP is expressive and complete, and this is unchanged. The superficial differences are more a factor of a new language and removal of archaic features then a matter of substance. In broad terms, the organization of this implementation is the same as the original, FORTRAN II program.</text:p>
      <text:p text:style-name="P6">FORTRAN II/IV/66/77 have a 6 character restriction on names. This has been removed and name changes have been made to make underlying functionality clearer. These changes do not change the underlying method semantics. In addition, names have been supplied to methods for concepts in common use which were not common during the initial implementation. These names, such as <text:span text:style-name="T6">push()</text:span> and <text:span text:style-name="T6">pop()</text:span>, use existing functionality, only giving a different name with known and common semantics.</text:p>
      <text:p text:style-name="P6"><text:soft-page-break/>SLIP is a symmetric list API. Each SLIP cell contains a pointer to the preceding and succeeding cell, hence the list is “symmetric”. The <text:span text:style-name="T6">SlipHeader</text:span> cell is the list header and is a unique cell with special properties. The preceding cell <text:s/>to the <text:span text:style-name="T6">SlipHeader</text:span> is the list tail (last cell in the list) and the succeeding cell is the list top (the first cell in the list). For a null list, the list top and tail is the <text:span text:style-name="T6">SlipHeader</text:span>. For a list with a single item, the list top and tail are the same and this is the item.</text:p>
      <text:p text:style-name="SLIPParagraph">A prime concern of the implementation has been to provide an API “friendly” to embedded applications, both in terms of space utilization and in performance. The performance related issues are not interface concerns and do not alter the interface or method functionality. The specifics of the changes are contained in the underlying code and are presented in the SLIP Reference Manual. The general nature of the optimization is to reduce the calling depth to implement a given method, and to increase the use of inline code and/or to duplicate code as required. Note that inline code is not available in the produced DLL's. To get the full functionality and speed of inline code, SLIP must be compiled with the application.</text:p>
      <text:p text:style-name="SLIPParagraph">This implementation (like the original) uses internal space management to <text:s/>control space usage. The implementation focus is to provide required <text:s/>deterministic and space conserving functionality for embedded systems and at <text:s/>the same time not limit usage to embedded frameworks. This notion is built <text:s/>on the concept of using fixed size SLIP cells, allowing uniform and straight-forward memory management, and provided a non-limited, dynamic expansion of this space as required. The space grows dynamically.</text:p>
      <text:p text:style-name="SLIPParagraph">Lists must be acyclic graphs. A cyclic graph is not recoverable to the free space list, called the available space list (AVSL). With no loss in generality, acyclic graphs, trees, and (simple) lists are all be handled by SLIP in a uniform and consistent manner.</text:p>
      <text:p text:style-name="P5">Archaic features, such as saving the current state in preparation for recursion, have been removed. The current implementation language (C++) contains the required mechanisms to support recursion and other features in C++ make some features redundant or intrusive or unnecessary.</text:p>
      <text:p text:style-name="SLIPParagraph">Other features have been removed both to enable good programming practices and to allow the application to focus on the problem rather than list handling mechanics. Prime amongst these features is the removal of all requirements for the application to construct, remove, or change cell link pointers. The provided API performs these operations and the application is prohibited from doing them.</text:p>
      <text:p text:style-name="SLIPParagraph">One augmentation not found in the original implementation is the use of datum. The original SLIP was not aware of the type of datum in a SLIP cell. The user was required to extract the <text:soft-page-break/>datum and use application specific knowledge to infer the type and <text:s/>perform operations on the extracted data. The current implementation is aware of the type of datum stored into a cell, and will perform data type operations based on the known type. A SLIP cell containing data is considered as an atomic type with respect to usage. That is, without extraction of the datum in a SLIP cell, the datum is allowed to participate in logical, bit and arithmetic operations. Simply, cell<text:span text:style-name="T66">1</text:span> + cell<text:span text:style-name="T66">2</text:span> makes sense.</text:p>
      <text:p text:style-name="SLIPParagraph">The application is allowed to put data into a SLIP data cell of the applications devising. The mechanism separates the application management of data and operations from SLIP and allows the application to provide data of any type and any size, subject to application provided space management. That is, space management is an application and not a SLIP responsibility. In a similar way, the application can override the SLIP provided operations to allow the application data to participate in operations, such as cell<text:span text:style-name="T66">1</text:span> + cell<text:span text:style-name="T66">2</text:span>, or the application can provide any convenient class mechanism to augment the standard operations. If the election is to override existing SLIP operations, then the SLIP kernel will perform operations, such as cell<text:span text:style-name="T66">1</text:span> + cell<text:span text:style-name="T66">2</text:span>, on the applications behalf. Otherwise in a manner analogous to the original SLIP API, the application must extract the data and/provide specific application defined data operations.</text:p>
      <text:p text:style-name="P6">The implementation uses three Slip Cell classes, SlipHeader, SlipSublist, and SlipDatum, and two iterators, the SlipReader and SlipSequencer. The SlipHeader distinguishes a list header, the SlipSublist is a reference to a list, and the SlipDatum contains application specified data. The SlipReader is a structural reader which contains a memory of entered sublists, and the SlipSequencer is a structural reader which does not contain a memory of entered sublists. </text:p>
      <text:p text:style-name="SLIPParagraph">The representation of <text:s/>“<text:span text:style-name="T6">(1 2 (3 4) (5 ))</text:span>” is given in <text:reference-ref text:reference-format="text" text:ref-name="Figure 1.5-1">Figure 1.5-1  Functional List Representation</text:reference-ref>.</text:p>
      <table:table table:name="Table5" table:style-name="Table5">
        <table:table-column table:style-name="Table5.A"/>
        <text:soft-page-break/>
        <table:table-row>
          <table:table-cell table:style-name="Table5.A1" office:value-type="string">
            <text:p text:style-name="P75"><draw:frame draw:style-name="fr2" draw:name="Frame1" text:anchor-type="paragraph" fo:min-width="4.9874in" draw:z-index="2"><draw:text-box fo:min-height="2.9591in"><text:p text:style-name="P76"><draw:g text:anchor-type="paragraph" draw:z-index="41" draw:style-name="gr14"><draw:rect draw:style-name="gr5" draw:text-style-name="P447" xml:id="id15" draw:id="id15" svg:width="0.9378in" svg:height="0.3039in" draw:transform="skewX (-0.0389208423194662) translate (0in 0.0840277777777778in)"><text:p text:style-name="P446"><text:span text:style-name="T76">SlipHeader</text:span></text:p></draw:rect><draw:rect draw:style-name="gr6" draw:text-style-name="P447" xml:id="id18" draw:id="id18" svg:width="0.874in" svg:height="0.3134in" draw:transform="skewX (-0.028797932657901) rotate (-0.0118682389147458) translate (2.03541666666667in 0.860416666666667in)" draw:corner-radius="0.1in"><text:p text:style-name="P446"><text:span text:style-name="T76">SlipSublist</text:span></text:p></draw:rect><draw:ellipse draw:style-name="gr7" draw:text-style-name="P447" xml:id="id17" draw:id="id17" svg:width="0.5224in" svg:height="0.3134in" svg:x="1.1457in" svg:y="0.8665in"><text:p text:style-name="P446"><text:span text:style-name="T76">2</text:span></text:p></draw:ellipse><draw:ellipse draw:style-name="gr8" draw:text-style-name="P447" xml:id="id16" draw:id="id16" svg:width="0.5232in" svg:height="0.3134in" svg:x="0.2126in" svg:y="0.8665in"><text:p text:style-name="P446"><text:span text:style-name="T76">1</text:span></text:p></draw:ellipse><draw:ellipse draw:style-name="gr6" draw:text-style-name="P447" xml:id="id20" draw:id="id20" svg:width="0.5224in" svg:height="0.3169in" svg:x="2.2134in" svg:y="2.422in"><text:p text:style-name="P446"><text:span text:style-name="T76">3</text:span></text:p></draw:ellipse><draw:ellipse draw:style-name="gr6" draw:text-style-name="P447" xml:id="id13" draw:id="id13" svg:width="0.5217in" svg:height="0.3169in" svg:x="3.1181in" svg:y="2.422in"><text:p text:style-name="P446"><text:span text:style-name="T76">4</text:span></text:p></draw:ellipse><draw:ellipse draw:style-name="gr6" draw:text-style-name="P447" xml:id="id11" draw:id="id11" svg:width="0.5248in" svg:height="0.3177in" svg:x="3.9118in" svg:y="2.4173in"><text:p text:style-name="P446"><text:span text:style-name="T76">5</text:span></text:p></draw:ellipse><draw:rect draw:style-name="gr6" draw:text-style-name="P447" xml:id="id12" draw:id="id12" svg:width="0.9394in" svg:height="0.3043in" draw:transform="skewX (-0.0387463093942668) translate (3.69791666666667in 1.63402777777778in)"><text:p text:style-name="P446"><text:span text:style-name="T76">SlipHeader</text:span></text:p></draw:rect><draw:rect draw:style-name="gr6" draw:text-style-name="P447" xml:id="id14" draw:id="id14" svg:width="0.9378in" svg:height="0.3043in" draw:transform="skewX (-0.0387463093942668) translate (2in 1.63402777777778in)"><text:p text:style-name="P446"><text:span text:style-name="T76">SlipHeader</text:span></text:p></draw:rect><draw:rect draw:style-name="gr6" draw:text-style-name="P447" xml:id="id19" draw:id="id19" svg:width="0.8752in" svg:height="0.3134in" draw:transform="skewX (-0.028797932657901) rotate (-0.0118682389147458) translate (3.73333333333333in 0.860416666666667in)" draw:corner-radius="0.1in"><text:p text:style-name="P446"><text:span text:style-name="T76">SlipSublist</text:span></text:p></draw:rect><draw:connector draw:style-name="gr9" draw:text-style-name="P445" svg:x1="4.4362in" svg:y1="2.5752in" svg:x2="4.6425in" svg:y2="1.7858in" draw:start-shape="id11" draw:start-glue-point="1" draw:end-shape="id12" draw:end-glue-point="1" svg:d="M11268 6541h1040v-2005h-516"><text:p/></draw:connector><draw:connector draw:style-name="gr9" draw:text-style-name="P445" svg:x1="3.3783in" svg:y1="2.4217in" svg:x2="2.9429in" svg:y2="1.7858in" draw:start-shape="id13" draw:end-shape="id14" draw:end-glue-point="1" svg:d="M8581 6151v-1615h-1106"><text:p/></draw:connector><draw:connector draw:style-name="gr10" draw:text-style-name="P445" svg:x1="0.4807in" svg:y1="0.3874in" svg:x2="0.4736in" svg:y2="0.8665in" draw:start-shape="id15" draw:end-shape="id16" draw:end-glue-point="0" svg:d="M1221 984v609h-18v608"><text:p/></draw:connector><draw:connector draw:style-name="gr10" draw:text-style-name="P445" svg:x1="0.7354in" svg:y1="1.0228in" svg:x2="1.1457in" svg:y2="1.0228in" draw:start-shape="id16" draw:start-glue-point="1" draw:end-shape="id17" draw:end-glue-point="3" svg:d="M1868 2598h1042"><text:p/></draw:connector><draw:connector draw:style-name="gr10" draw:text-style-name="P445" svg:x1="1.6681in" svg:y1="1.0228in" svg:x2="2.0374in" svg:y2="1.0165in" draw:start-shape="id17" draw:start-glue-point="1" draw:end-shape="id18" draw:end-glue-point="3" svg:d="M4237 2598h469v-16h469"><text:p/></draw:connector><draw:connector draw:style-name="gr9" draw:text-style-name="P445" svg:x1="2.911in" svg:y1="1.0272in" svg:x2="3.7354in" svg:y2="1.0165in" draw:start-shape="id18" draw:end-shape="id19" draw:end-glue-point="3" svg:d="M7394 2609h1048v-27h1046"><text:p/></draw:connector><draw:connector draw:style-name="gr11" draw:text-style-name="P445" draw:type="line" svg:x1="2.478in" svg:y1="1.1791in" svg:x2="2.4689in" svg:y2="1.6339in" draw:start-shape="id18" draw:start-glue-point="2" draw:end-shape="id14" draw:end-glue-point="0" svg:d="M6294 2995l-23 1155"><text:p/></draw:connector><draw:connector draw:style-name="gr11" draw:text-style-name="P445" draw:type="line" svg:x1="4.1764in" svg:y1="1.1791in" svg:x2="4.1673in" svg:y2="1.6339in" draw:start-shape="id19" draw:start-glue-point="2" draw:end-shape="id12" draw:end-glue-point="0" svg:d="M10608 2995l-23 1155"><text:p/></draw:connector><draw:connector draw:style-name="gr9" draw:text-style-name="P445" svg:x1="2.4807in" svg:y1="1.9382in" svg:x2="2.4744in" svg:y2="2.422in" draw:start-shape="id14" draw:start-glue-point="2" draw:end-shape="id20" draw:end-glue-point="0" svg:d="M6301 4923v616h-16v613"><text:p/></draw:connector><draw:connector draw:style-name="gr9" draw:text-style-name="P445" svg:x1="2.7354in" svg:y1="2.5803in" svg:x2="3.1181in" svg:y2="2.5803in" draw:start-shape="id20" draw:start-glue-point="1" draw:end-shape="id13" draw:end-glue-point="3" svg:d="M6948 6554h972"><text:p/></draw:connector><draw:connector draw:style-name="gr9" draw:text-style-name="P445" svg:x1="4.1791in" svg:y1="1.9382in" svg:x2="4.1736in" svg:y2="2.4173in" draw:start-shape="id12" draw:start-glue-point="2" draw:end-shape="id11" svg:d="M10615 4923v609h-14v608"><text:p/></draw:connector><draw:connector draw:style-name="gr10" draw:text-style-name="P445" svg:x1="0.9429in" svg:y1="0.2354in" svg:x2="4.6102in" svg:y2="1.0272in" draw:start-shape="id15" draw:start-glue-point="1" draw:end-shape="id19" draw:end-glue-point="1" svg:d="M2395 598h9820v2011h-505"><text:p/></draw:connector></draw:g> </text:p></draw:text-box></draw:frame><text:reference-mark-start text:name="Figure 1.5-1"/><text:span text:style-name="T37">Figure </text:span><text:span text:style-name="T37"><text:sequence text:ref-name="refFigure0" text:name="Figure" text:formula="ooow:Figure+1" style:num-format="1">1.5-1</text:sequence></text:span><text:span text:style-name="T37"> <text:s/>Functional List Representation</text:span><text:reference-mark-end text:name="Figure 1.5-1"/></text:p>
          </table:table-cell>
        </table:table-row>
        <table:table-row>
          <table:table-cell table:style-name="Table5.A1" office:value-type="string">
            <text:p text:style-name="P291"/>
          </table:table-cell>
        </table:table-row>
      </table:table>
      <text:p text:style-name="SLIPParagraph">What is noted here is that each list ”<text:span text:style-name="T6">(1 2 (3 4) (5)), (3 4), and (5)</text:span>” is prefixed by a SlipHeader and that a reference to a list by another list is effected by a SlipSublist. All SLIP cells at the same list level have symmetric pointers and the SlipSublist reference to a list has a one-directional pointer. The effect of this is that from any one SLIP cell the application can go to the preceding or next cell but from a nested list the application can not return to the referencing SlipSublist cell. Once in a list you stay in a list, except when a SlipReader is used as a list iterator.</text:p>
      <text:p text:style-name="SLIPParagraph"><text:reference-ref text:reference-format="text" text:ref-name="Figure 1.5-2">Figure 1.5-2  Reader Iterator</text:reference-ref> is a functional representation of a SlipReader initialized to the outermost SlipHeader and advanced to the data cell containing '<text:span text:style-name="T6">3</text:span>'.</text:p>
      <table:table table:name="Table1" table:style-name="Table1">
        <table:table-column table:style-name="Table1.A"/>
        <text:soft-page-break/>
        <table:table-row table:style-name="Table1.1">
          <table:table-cell table:style-name="Table1.A1" office:value-type="string">
            <text:p text:style-name="P72"><draw:frame draw:style-name="fr3" draw:name="Frame3" text:anchor-type="paragraph" svg:y="0in" svg:width="5.6291in" draw:z-index="7"><draw:text-box fo:min-height="3.4429in"><text:p text:style-name="P219"><draw:g text:anchor-type="paragraph" draw:z-index="42" draw:style-name="gr14"><draw:custom-shape draw:style-name="gr12" draw:text-style-name="P448" svg:width="0.9504in" svg:height="0.3012in" svg:x="0in" svg:y="1.5008in"><text:p text:style-name="P446"><text:span text:style-name="T77">SlipReader1</text:span></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rect draw:style-name="gr5" draw:text-style-name="P447" xml:id="id25" draw:id="id25" svg:width="0.9386in" svg:height="0.3039in" draw:transform="skewX (-0.0411897703470584) translate (0.647916666666667in 0.000694444444444444in)"><text:p text:style-name="P446"><text:span text:style-name="T76">SlipHeader</text:span></text:p></draw:rect><draw:rect draw:style-name="gr6" draw:text-style-name="P447" xml:id="id28" draw:id="id28" svg:width="0.8732in" svg:height="0.313in" draw:transform="skewX (-0.0267035375555082) rotate (-0.0111701072139481) translate (2.68472222222222in 0.777777777777778in)" draw:corner-radius="0.1in"><text:p text:style-name="P446"><text:span text:style-name="T76">SlipSublist</text:span></text:p></draw:rect><draw:ellipse draw:style-name="gr7" draw:text-style-name="P447" xml:id="id27" draw:id="id27" svg:width="0.5213in" svg:height="0.3134in" svg:x="1.7972in" svg:y="0.7835in"><text:p text:style-name="P446"><text:span text:style-name="T76">2</text:span></text:p></draw:ellipse><draw:ellipse draw:style-name="gr8" draw:text-style-name="P447" xml:id="id26" draw:id="id26" svg:width="0.5217in" svg:height="0.3134in" svg:x="0.8646in" svg:y="0.7835in"><text:p text:style-name="P446"><text:span text:style-name="T76">1</text:span></text:p></draw:ellipse><draw:ellipse draw:style-name="gr6" draw:text-style-name="P447" xml:id="id30" draw:id="id30" svg:width="0.5224in" svg:height="0.3161in" svg:x="2.8646in" svg:y="2.339in"><text:p text:style-name="P446"><text:span text:style-name="T76">3</text:span></text:p></draw:ellipse><draw:ellipse draw:style-name="gr6" draw:text-style-name="P447" xml:id="id23" draw:id="id23" svg:width="0.5217in" svg:height="0.3161in" svg:x="3.7689in" svg:y="2.339in"><text:p text:style-name="P446"><text:span text:style-name="T76">4</text:span></text:p></draw:ellipse><draw:ellipse draw:style-name="gr6" draw:text-style-name="P447" xml:id="id21" draw:id="id21" svg:width="0.524in" svg:height="0.3185in" svg:x="4.5626in" svg:y="2.3335in"><text:p text:style-name="P446"><text:span text:style-name="T76">5</text:span></text:p></draw:ellipse><draw:rect draw:style-name="gr6" draw:text-style-name="P447" xml:id="id22" draw:id="id22" svg:width="0.9394in" svg:height="0.3043in" draw:transform="skewX (-0.041015237421859) translate (4.34791666666667in 1.55069444444444in)"><text:p text:style-name="P446"><text:span text:style-name="T76">SlipHeader</text:span></text:p></draw:rect><draw:rect draw:style-name="gr6" draw:text-style-name="P447" xml:id="id24" draw:id="id24" svg:width="0.9394in" svg:height="0.3043in" draw:transform="skewX (-0.041015237421859) translate (2.64791666666667in 1.55069444444444in)"><text:p text:style-name="P446"><text:span text:style-name="T76">SlipHeader</text:span></text:p></draw:rect><draw:rect draw:style-name="gr6" draw:text-style-name="P447" xml:id="id29" draw:id="id29" svg:width="0.8748in" svg:height="0.313in" draw:transform="skewX (-0.0267035375555082) rotate (-0.0111701072139481) translate (4.38472222222222in 0.777777777777778in)" draw:corner-radius="0.1in"><text:p text:style-name="P446"><text:span text:style-name="T76">SlipSublist</text:span></text:p></draw:rect><draw:connector draw:style-name="gr9" draw:text-style-name="P445" svg:x1="5.0862in" svg:y1="2.4925in" svg:x2="5.2929in" svg:y2="1.7028in" draw:start-shape="id21" draw:start-glue-point="1" draw:end-shape="id22" draw:end-glue-point="1" svg:d="M12919 6331h1042v-2006h-517"><text:p/></draw:connector><draw:connector draw:style-name="gr9" draw:text-style-name="P445" svg:x1="4.0291in" svg:y1="2.339in" svg:x2="3.5929in" svg:y2="1.7028in" draw:start-shape="id23" draw:end-shape="id24" draw:end-glue-point="1" svg:d="M10234 5941v-1616h-1108"><text:p/></draw:connector><draw:connector draw:style-name="gr10" draw:text-style-name="P445" svg:x1="1.1291in" svg:y1="0.3043in" svg:x2="1.1252in" svg:y2="0.7835in" draw:start-shape="id25" draw:end-shape="id26" draw:end-glue-point="0" svg:d="M2868 773v608h-10v609"><text:p/></draw:connector><draw:connector draw:style-name="gr10" draw:text-style-name="P445" svg:x1="1.3862in" svg:y1="0.9398in" svg:x2="1.7972in" svg:y2="0.9398in" draw:start-shape="id26" draw:start-glue-point="1" draw:end-shape="id27" draw:end-glue-point="3" svg:d="M3521 2387h1044"><text:p/></draw:connector><draw:connector draw:style-name="gr10" draw:text-style-name="P445" svg:x1="2.3181in" svg:y1="0.9402in" svg:x2="2.6866in" svg:y2="0.9343in" draw:start-shape="id27" draw:start-glue-point="1" draw:end-shape="id28" draw:end-glue-point="3" svg:d="M5888 2388h467v-15h469"><text:p/></draw:connector><draw:connector draw:style-name="gr9" draw:text-style-name="P445" svg:x1="3.5598in" svg:y1="0.9441in" svg:x2="4.3866in" svg:y2="0.9343in" draw:start-shape="id28" draw:end-shape="id29" draw:end-glue-point="3" svg:d="M9042 2398h1051v-25h1049"><text:p/></draw:connector><draw:connector draw:style-name="gr11" draw:text-style-name="P445" draw:type="line" svg:x1="3.1256in" svg:y1="1.0953in" svg:x2="3.1173in" svg:y2="1.5508in" draw:start-shape="id28" draw:start-glue-point="2" draw:end-shape="id24" draw:end-glue-point="0" svg:d="M7939 2782l-21 1157"><text:p/></draw:connector><draw:connector draw:style-name="gr11" draw:text-style-name="P445" draw:type="line" svg:x1="4.8264in" svg:y1="1.0953in" svg:x2="4.8173in" svg:y2="1.5508in" draw:start-shape="id29" draw:start-glue-point="2" draw:end-shape="id22" draw:end-glue-point="0" svg:d="M12259 2782l-23 1157"><text:p/></draw:connector><draw:connector draw:style-name="gr9" draw:text-style-name="P445" svg:x1="3.1299in" svg:y1="1.8551in" svg:x2="3.1256in" svg:y2="2.3394in" draw:start-shape="id24" draw:start-glue-point="2" draw:end-shape="id30" draw:end-glue-point="0" svg:d="M7950 4712v616h-11v614"><text:p/></draw:connector><draw:connector draw:style-name="gr9" draw:text-style-name="P445" svg:x1="3.3866in" svg:y1="2.4965in" svg:x2="3.7689in" svg:y2="2.4965in" draw:start-shape="id30" draw:start-glue-point="1" draw:end-shape="id23" draw:end-glue-point="3" svg:d="M8602 6341h971"><text:p/></draw:connector><draw:connector draw:style-name="gr9" draw:text-style-name="P445" svg:x1="4.8299in" svg:y1="1.8551in" svg:x2="4.8244in" svg:y2="2.3339in" draw:start-shape="id22" draw:start-glue-point="2" draw:end-shape="id21" svg:d="M12268 4712v609h-14v607"><text:p/></draw:connector><draw:connector draw:style-name="gr10" draw:text-style-name="P445" svg:x1="1.5925in" svg:y1="0.1524in" svg:x2="5.261in" svg:y2="0.9441in" draw:start-shape="id25" draw:start-glue-point="1" draw:end-shape="id29" draw:end-glue-point="1" svg:d="M4045 387h9823v2011h-505"><text:p/></draw:connector><draw:rect draw:style-name="gr5" draw:text-style-name="P447" svg:width="0.9378in" svg:height="0.3039in" draw:transform="skewX (-0.0389208423194662) translate (0.650694444444444in 0.000694444444444444in)"><text:p text:style-name="P446"><text:span text:style-name="T76">SlipHeader</text:span></text:p></draw:rect><draw:custom-shape draw:style-name="gr12" draw:text-style-name="P448" svg:width="0.9512in" svg:height="0.3012in" svg:x="1.45in" svg:y="2.6008in"><text:p text:style-name="P446"><text:span text:style-name="T77">SlipReader2</text:span></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line draw:style-name="gr25" draw:text-style-name="P445" svg:x1="1.8484in" svg:y1="2.598in" svg:x2="0.7484in" svg:y2="1.798in"><text:p/></draw:line><draw:line draw:style-name="gr13" draw:text-style-name="P445" svg:x1="2.3984in" svg:y1="2.748in" svg:x2="2.9484in" svg:y2="2.598in"><text:p/></draw:line><draw:line draw:style-name="gr26" draw:text-style-name="P445" svg:x1="2.1484in" svg:y1="2.598in" svg:x2="2.6984in" svg:y2="1.848in"><text:p/></draw:line><draw:line draw:style-name="gr13" draw:text-style-name="P445" svg:x1="0.9484in" svg:y1="1.648in" svg:x2="2.7484in" svg:y2="1.098in"><text:p/></draw:line><draw:line draw:style-name="gr27" draw:text-style-name="P445" svg:x1="0.6984in" svg:y1="1.4984in" svg:x2="0.7484in" svg:y2="0.298in"><text:p/></draw:line></draw:g></text:p></draw:text-box></draw:frame><text:reference-mark-start text:name="Figure 1.5-2"/><text:span text:style-name="T37">Figure </text:span><text:span text:style-name="T37"><text:sequence text:ref-name="refFigure1" text:name="Figure" text:formula="ooow:Figure+1" style:num-format="1">1.5-2</text:sequence></text:span><text:span text:style-name="T37"> <text:s/>Reader Iterator</text:span><text:reference-mark-end text:name="Figure 1.5-2"/></text:p>
          </table:table-cell>
        </table:table-row>
      </table:table>
      <text:p text:style-name="SLIPParagraph"/>
      <text:p text:style-name="SLIPParagraph"><text:span text:style-name="T37">Figure 1.2-2 Reader Iterator </text:span>represents:</text:p>
      <text:list xml:id="list7715708394322662430" text:style-name="L3">
        <text:list-item>
          <text:p text:style-name="P394">SlipReader1: created when the SlipReader is created.</text:p>
          <text:list>
            <text:list-item>
              <text:p text:style-name="P395"><draw:line text:anchor-type="paragraph" draw:z-index="3" draw:style-name="gr1" draw:text-style-name="P445" svg:x1="3.6949in" svg:y1="0.2in" svg:x2="4.3449in" svg:y2="0.2in"><text:p/></draw:line>The SlipHeader reference is to SlipHeader1 </text:p>
            </text:list-item>
            <text:list-item>
              <text:p text:style-name="P395"><draw:line text:anchor-type="paragraph" draw:z-index="4" draw:style-name="gr2" draw:text-style-name="P445" svg:x1="3.565in" svg:y1="0.2in" svg:x2="4.215in" svg:y2="0.2in"><text:p/></draw:line>The SLIP cell reference is to SlipHeader1</text:p>
            </text:list-item>
          </text:list>
        </text:list-item>
        <text:list-item>
          <text:p text:style-name="P394">Iterating through each cell until SlipSublist1 <text:s/>is reached causes the SLIP cell reference in the SlipReader to change. The SlipHeader reference remains on SlipHeader1.</text:p>
        </text:list-item>
        <text:list-item>
          <text:p text:style-name="P394">On reaching <text:s/>SlipSublist1 a structural advance is made into the list represented by SlipHeader2, “<text:span text:style-name="T6">(3 4)</text:span>”, whereupon:</text:p>
          <text:list>
            <text:list-item>
              <text:p text:style-name="P395">SlipReader2 is created.</text:p>
            </text:list-item>
            <text:list-item>
              <text:p text:style-name="P395">The SlipHeader reference in SlipReader2 is initialized to SlipHeader2.</text:p>
            </text:list-item>
            <text:list-item>
              <text:p text:style-name="P395">The SLIP cell reference is initialized to SlipHeader2.</text:p>
            </text:list-item>
            <text:list-item>
              <text:p text:style-name="P395">The SlipReader backpointer references SlipReader1.</text:p>
            </text:list-item>
          </text:list>
        </text:list-item>
        <text:list-item>
          <text:p text:style-name="P394">Advancing to <text:s/>“<text:span text:style-name="T6">3</text:span>” causes:</text:p>
          <text:list>
            <text:list-item>
              <text:p text:style-name="P395"><text:soft-page-break/>The SLIP reference pointer to reference the SLIP cell containing “<text:span text:style-name="T6">3</text:span>”.</text:p>
            </text:list-item>
          </text:list>
        </text:list-item>
      </text:list>
      <text:p text:style-name="SLIPParagraph">At this point there is sufficient information for SlipReader2 to return to the previous list by deleting SlipReader2 and restoring SlipReader1 as the current iterator. Not to fear, this is all done behind the curtain without application interaction.</text:p>
      <text:p text:style-name="SLIPParagraph">We have an iterator that can enter lists and return from lists, and that avoids the overhead of a recursive entry.</text:p>
      <text:p text:style-name="P27"><text:reference-ref text:reference-format="text" text:ref-name="Figure 1.5-3">Figure 1.5-3  Sequencer Iterator</text:reference-ref> shows the same sequence of events when a SlipSequencer iterator is used.</text:p>
      <table:table table:name="Table7" table:style-name="Table7">
        <table:table-column table:style-name="Table7.A"/>
        <table:table-row table:style-name="Table7.1">
          <table:table-cell table:style-name="Table7.A1" office:value-type="string">
            <text:p text:style-name="P160"><draw:frame draw:style-name="fr4" draw:name="Frame2" text:anchor-type="paragraph" svg:x="0.0701in" svg:y="0in" fo:min-width="5.5634in" draw:z-index="5"><draw:text-box fo:min-height="3.1882in"><text:p text:style-name="P215"><draw:g text:anchor-type="as-char" svg:y="0.1661in" draw:z-index="6" draw:style-name="gr3"><draw:g draw:style-name="gr4"><draw:rect draw:style-name="gr5" draw:text-style-name="P447" xml:id="id5" draw:id="id5" svg:width="0.9378in" svg:height="0.3039in" draw:transform="skewX (-0.0389208423194662) translate (0in -0.00016951006124234in)"><text:p text:style-name="P446"><text:span text:style-name="T76">SlipHeader</text:span></text:p></draw:rect><draw:rect draw:style-name="gr6" draw:text-style-name="P447" xml:id="id8" draw:id="id8" svg:width="0.874in" svg:height="0.3122in" draw:transform="skewX (-0.0289724655831004) rotate (-0.0118682389147458) translate (2.03541666666667in 0.777608267716535in)" draw:corner-radius="0.1in"><text:p text:style-name="P446"><text:span text:style-name="T76">SlipSublist</text:span></text:p></draw:rect><draw:ellipse draw:style-name="gr7" draw:text-style-name="P447" xml:id="id7" draw:id="id7" svg:width="0.5217in" svg:height="0.3134in" svg:x="1.1465in" svg:y="0.7827in"><text:p text:style-name="P446"><text:span text:style-name="T76">2</text:span></text:p></draw:ellipse><draw:ellipse draw:style-name="gr8" draw:text-style-name="P447" xml:id="id6" draw:id="id6" svg:width="0.5217in" svg:height="0.3134in" svg:x="0.2138in" svg:y="0.7827in"><text:p text:style-name="P446"><text:span text:style-name="T76">1</text:span></text:p></draw:ellipse><draw:ellipse draw:style-name="gr6" draw:text-style-name="P447" xml:id="id10" draw:id="id10" svg:width="0.5217in" svg:height="0.3161in" svg:x="2.2138in" svg:y="2.3382in"><text:p text:style-name="P446"><text:span text:style-name="T76">3</text:span></text:p></draw:ellipse><draw:ellipse draw:style-name="gr6" draw:text-style-name="P447" xml:id="id3" draw:id="id3" svg:width="0.5217in" svg:height="0.3161in" svg:x="3.1181in" svg:y="2.3382in"><text:p text:style-name="P446"><text:span text:style-name="T76">4</text:span></text:p></draw:ellipse><draw:ellipse draw:style-name="gr6" draw:text-style-name="P447" xml:id="id1" draw:id="id1" svg:width="0.524in" svg:height="0.3177in" svg:x="3.9118in" svg:y="2.3327in"><text:p text:style-name="P446"><text:span text:style-name="T76">5</text:span></text:p></draw:ellipse><draw:rect draw:style-name="gr6" draw:text-style-name="P447" xml:id="id2" draw:id="id2" svg:width="0.9378in" svg:height="0.3039in" draw:transform="skewX (-0.0389208423194662) translate (3.69861111111111in 1.54983048993876in)"><text:p text:style-name="P446"><text:span text:style-name="T76">SlipHeader</text:span></text:p></draw:rect><draw:rect draw:style-name="gr6" draw:text-style-name="P447" xml:id="id4" draw:id="id4" svg:width="0.9378in" svg:height="0.3039in" draw:transform="skewX (-0.0389208423194662) translate (2in 1.54983048993876in)"><text:p text:style-name="P446"><text:span text:style-name="T76">SlipHeader</text:span></text:p></draw:rect><draw:rect draw:style-name="gr6" draw:text-style-name="P447" xml:id="id9" draw:id="id9" svg:width="0.874in" svg:height="0.3122in" draw:transform="skewX (-0.0289724655831004) rotate (-0.0118682389147458) translate (3.73402777777778in 0.777608267716535in)" draw:corner-radius="0.1in"><text:p text:style-name="P446"><text:span text:style-name="T76">SlipSublist</text:span></text:p></draw:rect><draw:connector draw:style-name="gr9" draw:text-style-name="P445" svg:x1="4.4354in" svg:y1="2.4913in" svg:x2="4.6417in" svg:y2="1.7016in" draw:start-shape="id1" draw:start-glue-point="1" draw:end-shape="id2" draw:end-glue-point="1" svg:d="M11266 6750h1041v-2006h-517"><text:p/></draw:connector><draw:connector draw:style-name="gr9" draw:text-style-name="P445" svg:x1="3.3783in" svg:y1="2.3386in" svg:x2="2.9429in" svg:y2="1.7016in" draw:start-shape="id3" draw:end-shape="id4" draw:end-glue-point="1" svg:d="M8581 6362v-1618h-1106"><text:p/></draw:connector><draw:connector draw:style-name="gr10" draw:text-style-name="P445" svg:x1="0.4807in" svg:y1="0.3035in" svg:x2="0.4744in" svg:y2="0.7827in" draw:start-shape="id5" draw:end-shape="id6" draw:end-glue-point="0" svg:d="M1221 1193v609h-16v608"><text:p/></draw:connector><draw:connector draw:style-name="gr10" draw:text-style-name="P445" svg:x1="0.7354in" svg:y1="0.939in" svg:x2="1.1465in" svg:y2="0.939in" draw:start-shape="id6" draw:start-glue-point="1" draw:end-shape="id7" draw:end-glue-point="3" svg:d="M1868 2807h1044"><text:p/></draw:connector><draw:connector draw:style-name="gr10" draw:text-style-name="P445" svg:x1="1.6681in" svg:y1="0.939in" svg:x2="2.0374in" svg:y2="0.9335in" draw:start-shape="id7" draw:start-glue-point="1" draw:end-shape="id8" draw:end-glue-point="3" svg:d="M4237 2807h469v-14h469"><text:p/></draw:connector><draw:connector draw:style-name="gr9" draw:text-style-name="P445" svg:x1="2.911in" svg:y1="0.9441in" svg:x2="3.7362in" svg:y2="0.9335in" draw:start-shape="id8" draw:end-shape="id9" draw:end-glue-point="3" svg:d="M7394 2820h1050v-27h1046"><text:p/></draw:connector><draw:connector draw:style-name="gr11" draw:text-style-name="P445" draw:type="line" svg:x1="2.478in" svg:y1="1.0953in" svg:x2="2.4689in" svg:y2="1.5504in" draw:start-shape="id8" draw:start-glue-point="2" draw:end-shape="id4" draw:end-glue-point="0" svg:d="M6294 3204l-23 1156"><text:p/></draw:connector><draw:connector draw:style-name="gr11" draw:text-style-name="P445" draw:type="line" svg:x1="4.1764in" svg:y1="1.0953in" svg:x2="4.1673in" svg:y2="1.5504in" draw:start-shape="id9" draw:start-glue-point="2" draw:end-shape="id2" draw:end-glue-point="0" svg:d="M10608 3204l-23 1156"><text:p/></draw:connector><draw:connector draw:style-name="gr9" draw:text-style-name="P445" svg:x1="2.4807in" svg:y1="1.8535in" svg:x2="2.4744in" svg:y2="2.3386in" draw:start-shape="id4" draw:start-glue-point="2" draw:end-shape="id10" draw:end-glue-point="0" svg:d="M6301 5130v616h-16v616"><text:p/></draw:connector><draw:connector draw:style-name="gr9" draw:text-style-name="P445" svg:x1="2.7354in" svg:y1="2.4957in" svg:x2="3.1181in" svg:y2="2.4957in" draw:start-shape="id10" draw:start-glue-point="1" draw:end-shape="id3" draw:end-glue-point="3" svg:d="M6948 6761h972"><text:p/></draw:connector><draw:connector draw:style-name="gr9" draw:text-style-name="P445" svg:x1="4.1791in" svg:y1="1.8535in" svg:x2="4.1736in" svg:y2="2.3327in" draw:start-shape="id2" draw:start-glue-point="2" draw:end-shape="id1" svg:d="M10615 5130v609h-14v608"><text:p/></draw:connector><draw:connector draw:style-name="gr10" draw:text-style-name="P445" svg:x1="0.9429in" svg:y1="0.1516in" svg:x2="4.6098in" svg:y2="0.9441in" draw:start-shape="id5" draw:start-glue-point="1" draw:end-shape="id9" draw:end-glue-point="1" svg:d="M2395 807h9818v2013h-504"><text:p/></draw:connector><draw:rect draw:style-name="gr5" draw:text-style-name="P447" svg:width="0.9386in" svg:height="0.3039in" draw:transform="skewX (-0.0411897703470584) translate (0in -0.00016951006124234in)"><text:p text:style-name="P446"><text:span text:style-name="T76">SlipHeader</text:span></text:p></draw:rect><draw:custom-shape draw:style-name="gr12" draw:text-style-name="P448" svg:width="0.9504in" svg:height="0.3004in" svg:x="0.8in" svg:y="2.6in"><text:p text:style-name="P446"><text:span text:style-name="T77">SlipSequencer</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line draw:style-name="gr13" draw:text-style-name="P445" svg:x1="1.7496in" svg:y1="2.7496in" svg:x2="2.2996in" svg:y2="2.5996in"><text:p/></draw:line></draw:g></draw:g></text:p><text:p text:style-name="P73"/></draw:text-box></draw:frame><text:reference-mark-start text:name="Figure 1.5-3"/><text:span text:style-name="T6">Figure </text:span><text:span text:style-name="T6"><text:sequence text:ref-name="refFigure2" text:name="Figure" text:formula="ooow:Figure+1" style:num-format="1">1.5-3</text:sequence></text:span><text:span text:style-name="T6"> <text:s/>Sequencer Iterat</text:span>or<text:reference-mark-end text:name="Figure 1.5-3"/></text:p>
          </table:table-cell>
        </table:table-row>
        <table:table-row table:style-name="Table7.2">
          <table:table-cell table:style-name="Table7.A1" office:value-type="string">
            <text:p text:style-name="SlipFigure"/>
          </table:table-cell>
        </table:table-row>
      </table:table>
      <text:p text:style-name="Standard"/>
      <text:list xml:id="list25289773" text:continue-numbering="true" text:style-name="L3">
        <text:list-header>
          <text:p text:style-name="P396">Iterating over the list used for Figure 1.2-3 we get.</text:p>
        </text:list-header>
        <text:list-item text:start-value="1">
          <text:p text:style-name="P394">SlipSequencer: created when the SlipSequencer is created.</text:p>
          <text:list>
            <text:list-item>
              <text:p text:style-name="P395">There is no SlipHeader reference.</text:p>
            </text:list-item>
            <text:list-item>
              <text:p text:style-name="P395">The SLIP cell reference is to SlipHeader1.</text:p>
            </text:list-item>
          </text:list>
        </text:list-item>
        <text:list-item>
          <text:p text:style-name="P394"><text:soft-page-break/>Iterating through each cell until SlipSublist1 <text:s/>is reached causes the SLIP cell reference in the SlipSequencer to change. </text:p>
        </text:list-item>
        <text:list-item>
          <text:p text:style-name="P394">On reaching <text:s/>SlipSublist1 a structural advance is made into the list represented by SlipHeader2, “<text:span text:style-name="T6">(3 4)</text:span>”, whereupon:</text:p>
          <text:list>
            <text:list-item>
              <text:p text:style-name="P395">The SLIP cell reference is modified to reference SlipHeader2.</text:p>
            </text:list-item>
          </text:list>
        </text:list-item>
        <text:list-item>
          <text:p text:style-name="P394">Advancing to <text:s/>“<text:span text:style-name="T6">3</text:span>” causes:</text:p>
          <text:list>
            <text:list-item>
              <text:p text:style-name="P395">The SLIP cell reference <text:s/>to be modified ro reference the SLIP cell containing “<text:span text:style-name="T6">3</text:span>”.</text:p>
            </text:list-item>
          </text:list>
        </text:list-item>
      </text:list>
      <text:p text:style-name="SLIPParagraph">The SlipSequencer does not have a memory. Although somewhat faster in execution, there is no way for the iterator to know that it has entered a nested list or to return to the containing list.</text:p>
      <text:p text:style-name="SLIPParagraph">In a word, the SlipReader has memory and the SlipSequencer does not.</text:p>
      <text:h text:style-name="Heading_20_2" text:outline-level="2"><text:bookmark-start text:name="__RefHeading__5542_606150511"/>Class Architecture<text:bookmark-end text:name="__RefHeading__5542_606150511"/></text:h>
      <text:p text:style-name="SLIPParagraph">The class hierarchy forms the framework for discussion and revelation. The classes show the logical structure of objects and the relation between objects. The description of methods and the overarching reach of each method is given with respect to the class architecture.</text:p>
      <text:p text:style-name="SLIPParagraph"><text:reference-ref text:reference-format="text" text:ref-name="Figure 1.6-1">Figure 1.6-1  SLIP Cell Architecture</text:reference-ref> shows the class hierarchy of a list cell. The penultimate class, the SlipCellBase, is the base class for all objects extracted from the available space list (AVSL).</text:p>
      <text:p text:style-name="P161"><draw:frame draw:style-name="fr5" draw:name="Frame9" text:anchor-type="paragraph" svg:y="0in" svg:width="5.2047in" draw:z-index="13"><draw:text-box fo:min-height="2.3465in"><text:p text:style-name="P215"/><text:p text:style-name="P73"/></draw:text-box></draw:frame><draw:g text:anchor-type="paragraph" draw:z-index="14" draw:style-name="gr14"><draw:g draw:style-name="gr4"><draw:custom-shape draw:style-name="gr12" draw:text-style-name="P451" svg:width="1.3134in" svg:height="0.4177in" svg:x="0.9618in" svg:y="1.7783in"><text:p text:style-name="P446"><text:span text:style-name="T79">SlipHe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 draw:text-style-name="P451" svg:width="1.3134in" svg:height="0.4177in" svg:x="4.4126in" svg:y="1.7783in"><text:p text:style-name="P446"><text:span text:style-name="T79">SlipDatu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style-name="gr12" draw:text-style-name="P451" svg:width="1.3134in" svg:height="0.4169in" svg:x="2.7091in" svg:y="1.7528in"><text:p text:style-name="P446"><text:span text:style-name="T79">SlipSubl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 draw:text-style-name="P451" svg:width="1.3134in" svg:height="0.4177in" svg:x="2.7091in" svg:y="0.1799in"><text:p text:style-name="P446"><text:span text:style-name="T79">SlipCellBa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 draw:text-style-name="P451" svg:width="1.3134in" svg:height="0.4169in" svg:x="2.7091in" svg:y="0.961in"><text:p text:style-name="P446"><text:span text:style-name="T79">SlipCel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8" draw:text-style-name="P452" svg:x1="3.365in" svg:y1="0.961in" svg:x2="3.365in" svg:y2="0.5965in"><text:p/></draw:line><draw:line draw:style-name="gr18" draw:text-style-name="P452" svg:x1="3.365in" svg:y1="1.7429in" svg:x2="3.365in" svg:y2="1.3783in"><text:p/></draw:line></draw:g></draw:g><draw:line draw:style-name="gr15" draw:text-style-name="P445" svg:x1="1.6307in" svg:y1="1.8091in" svg:x2="3.3807in" svg:y2="1.4091in"><text:p/></draw:line><draw:line draw:style-name="gr15" draw:text-style-name="P445" svg:x1="5.0307in" svg:y1="1.7591in" svg:x2="3.3807in" svg:y2="1.4091in"><text:p/></draw:line></draw:g><text:reference-mark-start text:name="Figure 1.6-1"/>Figure <text:sequence text:ref-name="refFigure3" text:name="Figure" text:formula="ooow:Figure+1" style:num-format="1">1.6-1</text:sequence> <text:s/>SLIP Cell Architecture<text:reference-mark-end text:name="Figure 1.6-1"/></text:p>
      <text:p text:style-name="SlipFigure"/>
      <text:p text:style-name="P27"><text:soft-page-break/>Methods contained in SlipCellBase deal with object properties and initialization and debug facilities for the AVSL. In SLIP there is no use of space other than the AVSL and hence, all SLIP objects use the SlipCellBase as a root class.</text:p>
      <text:p text:style-name="P27">There are three SLIP list cells, the SlipHeader, the SlipSublist and the SlipDatum. The direct parent of these classes, the SlipCell, provides common functionality for list objects. Each list cell <text:s/>tailors the functionality, as required, for its own use and makes this tailored functionality available to the application.</text:p>
      <text:p text:style-name="P237">Both the SlipCellBase and the SlipCell are pure abstract data types (ADT) and can not be instantiated. The Slip classes SlipHeader, SlipSublist, and SlipDatum are concrete classes available for instantiation. </text:p>
      <text:list xml:id="list4749175288159035755" text:style-name="L4">
        <text:list-item>
          <text:p text:style-name="P398">A SlipHeader object is a list header. Each list has one and only one SlipHeader and all functionality associated with list manipulation and handling as a list are contained in this class. The API includes some conveniences, some unique list functions, and maintenance and control over a unique associative list called the Descriptor List.</text:p>
        </text:list-item>
        <text:list-item>
          <text:p text:style-name="P398">A SlipSublist object contains a reference to a list. Although there is one and only one SlipHeader, hence all lists are unique, there may be many references to this list. Methods are provided to support maintenance and reasonable questions involving the referenced SlipHeader object.</text:p>
          <text:p text:style-name="P398">All instances of a SlipSublist object are unique. Where the same list (defined by its SlipHeader) can be on different lists or can be on the same list more than one time, each reference has a unique SlipSublist object.</text:p>
        </text:list-item>
        <text:list-item>
          <text:p text:style-name="P398">A SlipDatum object contains data. The data can be either C++ typed data (<text:span text:style-name="T32">bool</text:span>, <text:span text:style-name="T32">char</text:span>, <text:span text:style-name="T32">unsigned char</text:span>, <text:span text:style-name="T32">long</text:span>, <text:span text:style-name="T32">unsigned long</text:span>, and <text:span text:style-name="T32">double</text:span>) or application defined data (<text:span text:style-name="T32">string</text:span> and <text:span text:style-name="T32">PTR</text:span>). Methods to manipulate, cast, perform logical, arithmetic, bit, and unary operations are all contained here in a manner analogous to C++ operations on variables and literals. That is, “D + X is sufficient to specify addition involving a SlipDatum object and another SlipDatum object or a C++ object (literal or variable)..</text:p>
        </text:list-item>
      </text:list>
      <text:p text:style-name="P237">Each SlipDatum object is unique. Where the same data type and value is needed more than once on the same list, or must appear on more than one list, each instance is a unique SlipDatum object.</text:p>
      <text:p text:style-name="SLIPParagraph">All cells on a list must be from the AVSL. SlipHeader object and SlipSublist objects must be from the AVSL. But temporary SlipDatum objects may be on the runtime stack, either at application selection or created during expression evaluation by the SLIP system. No SLIP object can ever be created or used from the heap. None. Nada. Never. No.</text:p>
      <text:p text:style-name="SLIPParagraph"><text:soft-page-break/>Application defined data is a distinct data type with an associated data value contained in a SlipDatum object. A SlipDatum object is a carrier for all application defined data. Application defined data inherits from the class SlipPointer. There are two SLIP defined application data classes, SlipStringConst and SlipStringNonConst. The remaining class, Pointer, is for application use in defining application specific data to be inserted into lists.</text:p>
      <text:p text:style-name="P27">The data in application defined data objects do not come from the AVSL. The application is required to acquire space for the data object, and to manage this space. SLIP will not manage application defined data space but defers all management to application provided methods. SLIP data deletion or creation of space for application defined data is done by using these call back methods. </text:p>
      <text:p text:style-name="P27"><draw:frame draw:style-name="fr6" draw:name="Frame10" text:anchor-type="paragraph" svg:y="1.1425in" svg:width="1.4654in" draw:z-index="8"><draw:text-box fo:min-height="1.5118in"><text:p text:style-name="P215"><draw:g text:anchor-type="paragraph" draw:z-index="9" draw:style-name="gr14"><draw:custom-shape draw:style-name="gr12" draw:text-style-name="P449" svg:width="1.2587in" svg:height="0.4189in" svg:x="0.0772in" svg:y="0.0634in"><text:p text:style-name="P446"><text:span text:style-name="T78">SlipPoin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5" draw:text-style-name="P445" svg:x1="0.6992in" svg:y1="0.9209in" svg:x2="0.7126in" svg:y2="0.4709in"><text:p/></draw:line><draw:custom-shape draw:style-name="gr12" draw:text-style-name="P449" svg:width="1.2579in" svg:height="0.4189in" svg:x="0.0772in" svg:y="0.8787in"><text:p text:style-name="P446"><text:span text:style-name="T78">&lt;User DataType&g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text:p text:style-name="P73"/></draw:text-box></draw:frame>It is important to be aware of data persistency in SLIP. All list cells are persistent outside of the context of any given application method. List cells exists as long as an application is executing. The application is required to delete lists, list objects, and list iterators when they are no longer needed. Application defined data is deleted by invoking call back methods. If application data is created within a method from the runtime stack, and the containing SlipDatum object is put on a</text:p>
      <text:p text:style-name="P74"><text:reference-mark-start text:name="Figure 1.6-2"/>Figure <text:sequence text:ref-name="refFigure4" text:name="Figure" text:formula="ooow:Figure+1" style:num-format="1">1.6-2</text:sequence> <text:s/>User Defined Data<text:reference-mark-end text:name="Figure 1.6-2"/></text:p>
      <text:p text:style-name="P27"><text:s/>ist the object data will be deleted during method exiting but the list object will not.. When the method is exited the SlipDatum object remains and references non-existent data. This is never very good and can be very bad. The application must ensure that data which is meant to be persistent is created from a persistent store.</text:p>
      <text:p text:style-name="P27">Deleting a list containing non-persistent data will not necessarily delete the data at the time that the list deletion operation is requested. There is a latency built into SLIP which delays list cell deletion until the the AVSL is exhausted and more object space is needed. This delay is non-deterministic.</text:p>
      <text:p text:style-name="P27">If you create application defined data, create it from the heap or from a persistent data store. Do not create application defined data on the runtime stack. The assumption by SLIP is that application defined data is persistent and that the application will delete the data explicitly.<text:reference-mark-start text:name="Figure 1.3-2"/><text:reference-mark-start text:name="Table 1.3-2"/><text:span text:style-name="T6"><text:line-break/></text:span><text:soft-page-break/><text:reference-mark-end text:name="Table 1.3-2"/><text:reference-mark-end text:name="Figure 1.3-2"/>The <text:span text:style-name="T6">SlipPointer</text:span> class is a pure abstract data type (ADT) and can not be instantiated. It contains the intrface methods <text:s/>required to inform the application when data deletion and copy are required, and support for returning a string representing raw application data and as a pretty-printed string. A User Data Type data handling and memory management is subject to application control.</text:p>
      <text:h text:style-name="Heading_20_1" text:outline-level="1"><text:bookmark-start text:name="__RefHeading__3587_1156219741"/>Data<text:bookmark-end text:name="__RefHeading__3587_1156219741"/></text:h>
      <text:h text:style-name="Heading_20_2" text:outline-level="2"><text:bookmark-start text:name="__RefHeading__2146_808234950"/>Data Types<text:bookmark-end text:name="__RefHeading__2146_808234950"/></text:h>
      <text:p text:style-name="P8">SLIP supports the data types given in <text:reference-ref text:reference-format="text" text:ref-name="Table 2.1-1">Table 2.1-1  Data Types</text:reference-ref>:</text:p>
      <text:p text:style-name="P270"><text:reference-mark-start text:name="Table 2.1-1"/><text:span text:style-name="T37">Table </text:span><text:span text:style-name="T37"><text:sequence text:ref-name="refTable1" text:name="Table" text:formula="ooow:Table+1" style:num-format="1">2.1-1</text:sequence></text:span><text:span text:style-name="T37"> <text:s/>Data Types</text:span><text:reference-mark-end text:name="Table 2.1-1"/> </text:p>
      <table:table table:name="Table2" table:style-name="Table2">
        <table:table-column table:style-name="Table2.A"/>
        <table:table-column table:style-name="Table2.B"/>
        <table:table-header-rows>
          <table:table-row>
            <table:table-cell table:style-name="Table2.A1" office:value-type="string">
              <text:p text:style-name="P95">Data Type</text:p>
            </table:table-cell>
            <table:table-cell table:style-name="Table2.B1" office:value-type="string">
              <text:p text:style-name="P95">Notes</text:p>
            </table:table-cell>
          </table:table-row>
          <table:table-row>
            <table:table-cell table:style-name="Table2.A2" office:value-type="string">
              <text:p text:style-name="P79">bool</text:p>
            </table:table-cell>
            <table:table-cell table:style-name="Table2.B2" office:value-type="string">
              <text:p text:style-name="P79">Boolean containing the value of <text:span text:style-name="T6">true</text:span> or <text:span text:style-name="T6">false</text:span>.</text:p>
            </table:table-cell>
          </table:table-row>
        </table:table-header-rows>
        <table:table-row>
          <table:table-cell table:style-name="Table2.A2" office:value-type="string">
            <text:p text:style-name="P79">unsigned char</text:p>
          </table:table-cell>
          <table:table-cell table:style-name="Table2.B2" office:value-type="string">
            <text:p text:style-name="P79">8-bit unsigned char (octet). 0 <text:span text:style-name="T24">≤</text:span> <text:span text:style-name="T6">range</text:span> <text:span text:style-name="T24">≤</text:span> <text:s/>255</text:p>
          </table:table-cell>
        </table:table-row>
        <table:table-row>
          <table:table-cell table:style-name="Table2.A2" office:value-type="string">
            <text:p text:style-name="P79">char</text:p>
          </table:table-cell>
          <table:table-cell table:style-name="Table2.B2" office:value-type="string">
            <text:p text:style-name="P79">8-bit signed char (octet). <text:span text:style-name="T24">−</text:span>128 <text:span text:style-name="T24">≤</text:span> <text:s/><text:span text:style-name="T6">range</text:span> <text:span text:style-name="T24">≤</text:span> <text:s/>127</text:p>
          </table:table-cell>
        </table:table-row>
        <table:table-row>
          <table:table-cell table:style-name="Table2.A2" office:value-type="string">
            <text:p text:style-name="P79">unsigned long</text:p>
          </table:table-cell>
          <table:table-cell table:style-name="Table2.B2" office:value-type="string">
            <text:p text:style-name="P79">32-bit unsigned long. 0 <text:span text:style-name="T24">≤</text:span> <text:span text:style-name="T6">range</text:span> <text:span text:style-name="T24">≤</text:span> 4,294,967,295</text:p>
          </table:table-cell>
        </table:table-row>
        <table:table-row>
          <table:table-cell table:style-name="Table2.A2" office:value-type="string">
            <text:p text:style-name="P79">long</text:p>
          </table:table-cell>
          <table:table-cell table:style-name="Table2.B2" office:value-type="string">
            <text:p text:style-name="P79">32-bit signed long. <text:span text:style-name="T24">−2,147,483,648</text:span> <text:span text:style-name="T24">≤</text:span> <text:s/><text:span text:style-name="T6">range</text:span> <text:span text:style-name="T24">≤</text:span> <text:s/>2,147,483,647</text:p>
          </table:table-cell>
        </table:table-row>
        <table:table-row>
          <table:table-cell table:style-name="Table2.A2" office:value-type="string">
            <text:p text:style-name="P79">double</text:p>
          </table:table-cell>
          <table:table-cell table:style-name="Table2.B2" office:value-type="string">
            <text:p text:style-name="P79">64-bit double. <text:span text:style-name="T27">2.2E-308 <text:s/></text:span><text:span text:style-name="T25">≤</text:span><text:span text:style-name="T27"> </text:span><text:span text:style-name="T6">range</text:span><text:span text:style-name="T27"> </text:span><text:span text:style-name="T25">≤</text:span><text:span text:style-name="T27"> 1.8E+308 </text:span></text:p>
          </table:table-cell>
        </table:table-row>
        <table:table-row>
          <table:table-cell table:style-name="Table2.A2" office:value-type="string">
            <text:p text:style-name="P79">string</text:p>
          </table:table-cell>
          <table:table-cell table:style-name="Table2.B2" office:value-type="string">
            <text:p text:style-name="P79">&lt;string&gt; string. </text:p>
          </table:table-cell>
        </table:table-row>
        <table:table-row>
          <table:table-cell table:style-name="Table2.A2" office:value-type="string">
            <text:p text:style-name="P79">PTR</text:p>
          </table:table-cell>
          <table:table-cell table:style-name="Table2.B2" office:value-type="string">
            <text:p text:style-name="P79">Application defined pointer to a SlipPointer object.</text:p>
          </table:table-cell>
        </table:table-row>
      </table:table>
      <text:p text:style-name="Table"/>
      <text:p text:style-name="SLIPParagraph"><text:span text:style-name="T19">The {</text:span><text:span text:style-name="T17">unsigned char</text:span><text:span text:style-name="T19">, </text:span><text:span text:style-name="T17">char</text:span><text:span text:style-name="T19">, </text:span><text:span text:style-name="T17">unsigned long</text:span><text:span text:style-name="T19">, and </text:span><text:span text:style-name="T17">long</text:span><text:span text:style-name="T19">} data types are called “</text:span><text:span text:style-name="T20">discrete data</text:span><text:span text:style-name="T19">”. </text:span><text:span text:style-name="T17">Char</text:span><text:span text:style-name="T19"> and </text:span><text:span text:style-name="T17">unsigned char</text:span><text:span text:style-name="T19"> have a dual role as either a number or a UTF-8 character or both. </text:span><text:span text:style-name="T17">Double</text:span><text:span text:style-name="T19"> is a real number and </text:span><text:span text:style-name="T17">string</text:span><text:span text:style-name="T19"> and </text:span><text:span text:style-name="T17">PTR</text:span><text:span text:style-name="T19"> are SLIP defined data types. </text:span><text:span text:style-name="T17">PTR</text:span><text:span text:style-name="T14"> and string will be handled below. <text:s/></text:span></text:p>
      <text:p text:style-name="SLIPParagraph"><text:span text:style-name="T14">A SlipDatum value with type </text:span><text:span text:style-name="T17">bool</text:span><text:span text:style-name="T14"> has a value of '1' for </text:span><text:span text:style-name="T15">true</text:span><text:span text:style-name="T14"> and '0' for </text:span><text:span text:style-name="T15">false</text:span><text:span text:style-name="T14">. Any operations which cause an assignment of a non-</text:span><text:span text:style-name="T17">bool</text:span><text:span text:style-name="T14"> to a </text:span><text:span text:style-name="T17">bool</text:span><text:span text:style-name="T14"> will cause the value the </text:span><text:span text:style-name="T17">bool</text:span><text:span text:style-name="T14"> to have the value of '</text:span><text:span text:style-name="T15">0</text:span><text:span text:style-name="T14">' if the RHS is '</text:span><text:span text:style-name="T15">0</text:span><text:span text:style-name="T14">' or '</text:span><text:span text:style-name="T15">1</text:span><text:span text:style-name="T14">' for all other values. In any operation involving a </text:span><text:span text:style-name="T17">bool</text:span><text:span text:style-name="T14"> on the RHS the value of the </text:span><text:span text:style-name="T17">bool</text:span><text:span text:style-name="T14"> will be '</text:span><text:span text:style-name="T15">0</text:span><text:span text:style-name="T14">' for </text:span><text:span text:style-name="T15">false</text:span><text:span text:style-name="T14"> and '</text:span><text:span text:style-name="T15">1</text:span><text:span text:style-name="T14">' for </text:span><text:span text:style-name="T15">true</text:span><text:span text:style-name="T14">. In any operation in which a bool is on the </text:span><text:soft-page-break/><text:span text:style-name="T14">LHS, it will be converted to '</text:span><text:span text:style-name="T15">1</text:span><text:span text:style-name="T14">' if the </text:span><text:span text:style-name="T17">bool</text:span><text:span text:style-name="T14"> is </text:span><text:span text:style-name="T15">true</text:span><text:span text:style-name="T14"> and '</text:span><text:span text:style-name="T15">0</text:span><text:span text:style-name="T14">' if the </text:span><text:span text:style-name="T17">bool</text:span><text:span text:style-name="T14"> is </text:span><text:span text:style-name="T15">false</text:span><text:span text:style-name="T14"> before the operation, and then converted to '</text:span><text:span text:style-name="T15">false</text:span><text:span text:style-name="T14">' if the result of the operation is '</text:span><text:span text:style-name="T15">0</text:span><text:span text:style-name="T14">' or '</text:span><text:span text:style-name="T15">true</text:span><text:span text:style-name="T14">' otherwise.</text:span></text:p>
      <text:p text:style-name="P23"><text:span text:style-name="T14">SLIP does not manage space on the heap or the runtime stack. SLIP only handles space on the AVSL. SLIP provides several means to support the application in handling </text:span><text:span text:style-name="T32">PTR</text:span><text:span text:style-name="T14"> and string space.</text:span></text:p>
      <text:p text:style-name="SLIPParagraph"><text:span text:style-name="T14">Use of the other data types is subject to C++ conversion rules. If, for example, the application wants to assign the number '</text:span><text:span text:style-name="T15">1</text:span><text:span text:style-name="T14">' to a SlipCell, C++ will be amazingly obtuse if a type is not specifically included. That is in Example 2.1-1:</text:span></text:p>
      <text:p text:style-name="P23"/>
      <text:p text:style-name="P51"><draw:frame draw:style-name="fr7" draw:name="Example 2.0-1" text:anchor-type="paragraph" fo:min-width="5.4925in" draw:z-index="17"><draw:text-box fo:min-height="1.2409in"><text:p text:style-name="P186">char X = 1; <text:s text:c="6"/>// char variable with the value 1</text:p><text:p text:style-name="P171">SlipCell Y; <text:s text:c="6"/>// SlipCell with no initial value</text:p><text:p text:style-name="P171">Y = X; <text:s text:c="11"/>// type of X used</text:p><text:p text:style-name="P171">Y = 2; <text:s text:c="11"/>// 2 can be any discrete type</text:p><text:p text:style-name="P193">Y = 1.2; <text:s text:c="9"/>// type inferred as a double</text:p><text:p text:style-name="P123"><text:reference-mark-start text:name="Example 2.1-1"/><text:span text:style-name="T44">Example </text:span><text:span text:style-name="T44"><text:sequence text:ref-name="refExample0" text:name="Example" text:formula="ooow:Example+1" style:num-format="1">2.1-1</text:sequence></text:span><text:span text:style-name="T44"> <text:s/>Data Types</text:span><text:reference-mark-end text:name="Example 2.1-1"/></text:p></draw:text-box></draw:frame></text:p>
      <text:p text:style-name="P30"><text:span text:style-name="T29">C++ has no difficulty in inferring the type from the variable </text:span><text:span text:style-name="T30">X</text:span><text:span text:style-name="T29">. The type information is carried along with the variable during compilation and is used by C++ to determine what the type for </text:span><text:span text:style-name="T30">X</text:span><text:span text:style-name="T29"> is, and hence, the required type for the assignment.</text:span></text:p>
      <text:p text:style-name="P30"><text:span text:style-name="T29">C++ can not infer the type of the literal '</text:span><text:span text:style-name="T30">2</text:span><text:span text:style-name="T29">'. The literal is ambiguous. The ambiguity arises because C++ doesn't know which one of the discrete data types (</text:span><text:span text:style-name="T31">unsigned char</text:span><text:span text:style-name="T29">, </text:span><text:span text:style-name="T31">char</text:span><text:span text:style-name="T29">, </text:span><text:span text:style-name="T31">unsigned long</text:span><text:span text:style-name="T29">, or </text:span><text:span text:style-name="T31">long</text:span><text:span text:style-name="T29">, and depending of the compiler, </text:span><text:span text:style-name="T31">bool</text:span><text:span text:style-name="T29">) is meant by '</text:span><text:span text:style-name="T30">2</text:span><text:span text:style-name="T29">'.. C++ will issue a nasty message until the application provides an explicit type cast The expression will work because</text:span></text:p>
      <text:p text:style-name="P220">Y = (long)2;</text:p>
      <text:p text:style-name="P33"><text:s/>the C++ required type information is included.</text:p>
      <text:p text:style-name="P23">The issue of ambiguity in recognizing literal discrete values is pervasive. The recommendation is to always use a type cast before a literal in any SLIP use. An explicit type cast avoids C++ compiler ambiguities.</text:p>
      <text:h text:style-name="P330" text:outline-level="2"><text:bookmark-start text:name="__RefHeading__2148_808234950"/><text:soft-page-break/>Data Operations<text:bookmark-end text:name="__RefHeading__2148_808234950"/></text:h>
      <text:p text:style-name="P23">If <text:span text:style-name="T6">Y</text:span> is a <text:span text:style-name="T6">SlipDatum</text:span> object and <text:span text:style-name="T6">X</text:span><text:span text:style-name="T27"> is a</text:span><text:span text:style-name="T6"> SlipDatum</text:span> object or a C++ variable or literal, then <text:span text:style-name="T6">Y</text:span> <text:span text:style-name="T32">op</text:span><text:span text:style-name="T6"> X</text:span> and <text:span text:style-name="T6">X</text:span> <text:span text:style-name="T32">op</text:span> <text:span text:style-name="T6">Y</text:span>, where <text:span text:style-name="T32">op</text:span> is an operator, are both legal expressions. <text:span text:style-name="T6">SlipDatum </text:span><text:span text:style-name="T27">objects are </text:span>widened before the operation is performed; <text:span text:style-name="T32">bool</text:span>s and <text:span text:style-name="T32">char</text:span>s are converted to <text:span text:style-name="T32">long,</text:span> <text:span text:style-name="T32">unsigned char</text:span>s are converted to <text:span text:style-name="T32">unsigned long</text:span> and <text:span text:style-name="T32">doubles</text:span> are unconverted. The normal C++ operation rules apply.</text:p>
      <text:p text:style-name="SLIPParagraph"><text:span text:style-name="T17">String</text:span><text:span text:style-name="T19">s,</text:span><text:span text:style-name="T14"> </text:span><text:span text:style-name="T17">PTR</text:span><text:span text:style-name="T14">s, </text:span><text:span text:style-name="T15">SlipHeader</text:span><text:span text:style-name="T14"> and </text:span><text:span text:style-name="T15">SlipSublist</text:span><text:span text:style-name="T14"> can only participate in the relational expressions </text:span><text:span text:style-name="T17">==</text:span><text:span text:style-name="T14"> and <text:s/></text:span><text:span text:style-name="T17">!=</text:span><text:span text:style-name="T16">. <text:s/>Comparisons involving a SlipHeader and a SlipSublist or two SlipSublists compare the SlipHeader referenced in the SlipSublist. <text:s/></text:span></text:p>
      <text:p text:style-name="SLIPParagraph"><text:span text:style-name="T16">When a </text:span><text:span text:style-name="T18">bool</text:span><text:span text:style-name="T16"> participates in an operation its value is '</text:span><text:span text:style-name="T15">1</text:span><text:span text:style-name="T16">' for </text:span><text:span text:style-name="T15">true</text:span><text:span text:style-name="T16"> and '</text:span><text:span text:style-name="T15">0</text:span><text:span text:style-name="T16">' for </text:span><text:span text:style-name="T15">false</text:span><text:span text:style-name="T16">. </text:span></text:p>
      <text:h text:style-name="P330" text:outline-level="2"><text:bookmark-start text:name="__RefHeading__3591_1156219741"/>Simple Assignment<text:bookmark-end text:name="__RefHeading__3591_1156219741"/></text:h>
      <text:p text:style-name="P23">Assignment copies the right hand side (RHS) to the left hand side (LHS). The LHS cell remains valid after the copy in the sense that although the cell value and type changes the cell location does not. All pointers to the cell remain valid after the operation is complete.</text:p>
      <text:p text:style-name="SLIPParagraph"><text:span text:style-name="T14">Assignment is a like-to-like operation. In </text:span><text:span text:style-name="T21">LHS = RHS</text:span><text:span text:style-name="T14">, <text:s/>the SLIP cell type on the left hand side (LHS) must be the same as the SLIP cell type on the right hand side (RHS) with the exception that </text:span><text:span text:style-name="T16">SlipSublist</text:span><text:span text:style-name="T14"> and </text:span><text:span text:style-name="T16">SlipHeader</text:span><text:span text:style-name="T14"> cells are treated as referring to the SlipHeader. </text:span></text:p>
      <text:p text:style-name="SLIPParagraph"><text:span text:style-name="T21">SlipSublist = SlipSublist</text:span><text:span text:style-name="T14"> or </text:span><text:span text:style-name="T21">SlipSublist = SlipHeader </text:span><text:span text:style-name="T14">causes the SlipHeader reference count in the LHS to be decremented by one and the list deleted if the count is zero. The LHS SlipHeader reference is replaced by the RHS SlipHeader reference with the RHS SlipHeader reference count incremented by one. The referenced list is shared.</text:span></text:p>
      <text:p text:style-name="P24">For <text:span text:style-name="T22">SlipHeader = SlipHeader</text:span> the LHS SlipHeader is flushed and then the RHS SlipHeader list is copied creating a new list. At the end of the operation the LHS SlipHeader list is a copy of the RHS SlipHeader list. The lists are not shared.</text:p>
      <text:p text:style-name="P24">The list copy operation causes SlipDatum object to be copied and SlipSublist objects to be copied with the referenced SlipHeader reference count incremented by one. The copying operation is not recursive. Only the topmost list entries are copied.</text:p>
      <text:p text:style-name="P24">For both the SlipHeader and SlipSublist if the list reference in the LHS is the same as the RHS, nothing is done.</text:p>
      <text:p text:style-name="SLIPParagraph"><text:soft-page-break/><text:span text:style-name="T14">SlipDatum object types are polymophic during assignment. An assignment operation between two SlipDatum cell types, </text:span><text:span text:style-name="T21">X = Y</text:span><text:span text:style-name="T14">, is equivalent to </text:span><text:span text:style-name="T21">(cast)X = Y. </text:span><text:span text:style-name="T52">Where the cast casts the object type of </text:span><text:span text:style-name="T21">X</text:span><text:span text:style-name="T52"> into the object type of </text:span><text:span text:style-name="T21">Y</text:span><text:span text:style-name="T52">. In C++ the LHS data type is invariant. In SLIP it is not.</text:span></text:p>
      <text:p text:style-name="P24">If the LHS SlipDatum object is a <text:span text:style-name="T32">string</text:span> or <text:span text:style-name="T32">PTR</text:span> then the data is deleted before the assignment. If the RHS is a <text:span text:style-name="T32">string</text:span> or <text:span text:style-name="T32">PTR </text:span><text:span text:style-name="T37">then the value is copied. The exact meaning of deletion and copy are explained when application data types are discussed.</text:span></text:p>
      <text:p text:style-name="P9">Summarizing this in <text:reference-ref text:reference-format="text" text:ref-name="Table 2.3-1">Table 2.3-1 Assignment Operations</text:reference-ref>:</text:p>
      <text:p text:style-name="P222"/>
      <text:p text:style-name="P268"/>
      <table:table table:name="Table4" table:style-name="Table4">
        <table:table-column table:style-name="Table4.A"/>
        <table:table-column table:style-name="Table4.B"/>
        <table:table-column table:style-name="Table4.A"/>
        <table:table-column table:style-name="Table4.D"/>
        <table:table-column table:style-name="Table4.A"/>
        <table:table-column table:style-name="Table4.B" table:number-columns-repeated="2"/>
        <table:table-column table:style-name="Table4.H"/>
        <table:table-column table:style-name="Table4.I"/>
        <table:table-header-rows>
          <table:table-row>
            <table:table-cell table:style-name="Table4.A1" table:number-columns-spanned="9" office:value-type="string">
              <text:p text:style-name="P143"><text:reference-mark-start text:name="Table 2.3-1"/>Table <text:sequence text:ref-name="refTable2" text:name="Table" text:formula="ooow:Table+1" style:num-format="1">2.3-1</text:sequence> Assignment Operations<text:reference-mark-end text:name="Table 2.3-1"/></text:p>
            </table:table-cell>
            <table:covered-table-cell/>
            <table:covered-table-cell/>
            <table:covered-table-cell/>
            <table:covered-table-cell/>
            <table:covered-table-cell/>
            <table:covered-table-cell/>
            <table:covered-table-cell/>
            <table:covered-table-cell/>
          </table:table-row>
          <table:table-row>
            <table:table-cell table:style-name="Table4.A2" table:number-columns-spanned="3" office:value-type="string">
              <text:p text:style-name="P94">LHS</text:p>
            </table:table-cell>
            <table:covered-table-cell/>
            <table:covered-table-cell/>
            <table:table-cell table:style-name="Table4.A1" office:value-type="string">
              <text:p text:style-name="P94">=</text:p>
            </table:table-cell>
            <table:table-cell table:style-name="Table4.A1" table:number-columns-spanned="3" office:value-type="string">
              <text:p text:style-name="P94">RHS</text:p>
            </table:table-cell>
            <table:covered-table-cell/>
            <table:covered-table-cell/>
            <table:table-cell table:style-name="Table4.A2" office:value-type="string">
              <text:p text:style-name="P94">Format</text:p>
            </table:table-cell>
            <table:table-cell table:style-name="Table4.I2" office:value-type="string">
              <text:p text:style-name="P94">Description</text:p>
            </table:table-cell>
          </table:table-row>
          <table:table-row>
            <table:table-cell table:style-name="Table4.A2" office:value-type="string">
              <text:p text:style-name="P94">H</text:p>
            </table:table-cell>
            <table:table-cell table:style-name="Table4.A2" office:value-type="string">
              <text:p text:style-name="P94">S</text:p>
            </table:table-cell>
            <table:table-cell table:style-name="Table4.A2" office:value-type="string">
              <text:p text:style-name="P94">D</text:p>
            </table:table-cell>
            <table:table-cell table:style-name="Table4.D3" office:value-type="string">
              <text:p text:style-name="P94"/>
            </table:table-cell>
            <table:table-cell table:style-name="Table4.A2" office:value-type="string">
              <text:p text:style-name="P94">H</text:p>
            </table:table-cell>
            <table:table-cell table:style-name="Table4.A2" office:value-type="string">
              <text:p text:style-name="P94">S</text:p>
            </table:table-cell>
            <table:table-cell table:style-name="Table4.A2" office:value-type="string">
              <text:p text:style-name="P94">D</text:p>
            </table:table-cell>
            <table:table-cell table:style-name="Table4.A2" office:value-type="string">
              <text:p text:style-name="P94">LHS = (type)RHS</text:p>
            </table:table-cell>
            <table:table-cell table:style-name="Table4.I2" office:value-type="string">
              <text:p text:style-name="P94"/>
            </table:table-cell>
          </table:table-row>
        </table:table-header-rows>
        <table:table-row>
          <table:table-cell table:style-name="Table4.A2" office:value-type="string">
            <text:p text:style-name="P77">X</text:p>
          </table:table-cell>
          <table:table-cell table:style-name="Table4.A2" office:value-type="string">
            <text:p text:style-name="P77"/>
          </table:table-cell>
          <table:table-cell table:style-name="Table4.A2" office:value-type="string">
            <text:p text:style-name="P77"/>
          </table:table-cell>
          <table:table-cell table:style-name="Table4.D3" office:value-type="string">
            <text:p text:style-name="P77"/>
          </table:table-cell>
          <table:table-cell table:style-name="Table4.A2" office:value-type="string">
            <text:p text:style-name="P77">X</text:p>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H1 <text:s/>= H2;</text:p>
          </table:table-cell>
          <table:table-cell table:style-name="Table4.I2" office:value-type="string">
            <text:p text:style-name="P77">Flush H1 and copy H2 to H1</text:p>
          </table:table-cell>
        </table:table-row>
        <table:table-row>
          <table:table-cell table:style-name="Table4.A2" office:value-type="string">
            <text:p text:style-name="P77">X</text:p>
          </table:table-cell>
          <table:table-cell table:style-name="Table4.A2" office:value-type="string">
            <text:p text:style-name="P77"/>
          </table:table-cell>
          <table:table-cell table:style-name="Table4.A2" office:value-type="string">
            <text:p text:style-name="P77"/>
          </table:table-cell>
          <table:table-cell table:style-name="Table4.D3" office:value-type="string">
            <text:p text:style-name="P77"/>
          </table:table-cell>
          <table:table-cell table:style-name="Table4.A2" office:value-type="string">
            <text:p text:style-name="P77"/>
          </table:table-cell>
          <table:table-cell table:style-name="Table4.A2" office:value-type="string">
            <text:p text:style-name="P77">X</text:p>
          </table:table-cell>
          <table:table-cell table:style-name="Table4.A2" office:value-type="string">
            <text:p text:style-name="P77"/>
          </table:table-cell>
          <table:table-cell table:style-name="Table4.A2" office:value-type="string">
            <text:p text:style-name="P77">H1 = S;</text:p>
          </table:table-cell>
          <table:table-cell table:style-name="Table4.I2" office:value-type="string">
            <text:p text:style-name="P77">Flush H1 and copy S.H2 to H1</text:p>
          </table:table-cell>
        </table:table-row>
        <table:table-row>
          <table:table-cell table:style-name="Table4.A2" office:value-type="string">
            <text:p text:style-name="P77"/>
          </table:table-cell>
          <table:table-cell table:style-name="Table4.A2" office:value-type="string">
            <text:p text:style-name="P77">X</text:p>
          </table:table-cell>
          <table:table-cell table:style-name="Table4.A2" office:value-type="string">
            <text:p text:style-name="P77"/>
          </table:table-cell>
          <table:table-cell table:style-name="Table4.D3" office:value-type="string">
            <text:p text:style-name="P77"/>
          </table:table-cell>
          <table:table-cell table:style-name="Table4.A2" office:value-type="string">
            <text:p text:style-name="P77">X</text:p>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S = H2;</text:p>
          </table:table-cell>
          <table:table-cell table:style-name="Table4.I2" office:value-type="string">
            <text:p text:style-name="P77">Flush S.H1 and copy H2 to S.H1</text:p>
          </table:table-cell>
        </table:table-row>
        <table:table-row>
          <table:table-cell table:style-name="Table4.A2" office:value-type="string">
            <text:p text:style-name="P77"/>
          </table:table-cell>
          <table:table-cell table:style-name="Table4.A2" office:value-type="string">
            <text:p text:style-name="P77">X</text:p>
          </table:table-cell>
          <table:table-cell table:style-name="Table4.A2" office:value-type="string">
            <text:p text:style-name="P77"/>
          </table:table-cell>
          <table:table-cell table:style-name="Table4.D3" office:value-type="string">
            <text:p text:style-name="P77"/>
          </table:table-cell>
          <table:table-cell table:style-name="Table4.A2" office:value-type="string">
            <text:p text:style-name="P77"/>
          </table:table-cell>
          <table:table-cell table:style-name="Table4.A2" office:value-type="string">
            <text:p text:style-name="P77">X</text:p>
          </table:table-cell>
          <table:table-cell table:style-name="Table4.A2" office:value-type="string">
            <text:p text:style-name="P77"/>
          </table:table-cell>
          <table:table-cell table:style-name="Table4.A2" office:value-type="string">
            <text:p text:style-name="P77">S1 = S2;</text:p>
          </table:table-cell>
          <table:table-cell table:style-name="Table4.I2" office:value-type="string">
            <text:p text:style-name="P77">Flush S1.H1 and copy S2.H2 to S1.H1</text:p>
          </table:table-cell>
        </table:table-row>
        <table:table-row>
          <table:table-cell table:style-name="Table4.A2" office:value-type="string">
            <text:p text:style-name="P77"/>
          </table:table-cell>
          <table:table-cell table:style-name="Table4.A2" office:value-type="string">
            <text:p text:style-name="P77"/>
          </table:table-cell>
          <table:table-cell table:style-name="Table4.A2" office:value-type="string">
            <text:p text:style-name="P77">X</text:p>
          </table:table-cell>
          <table:table-cell table:style-name="Table4.D3"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X</text:p>
          </table:table-cell>
          <table:table-cell table:style-name="Table4.A2" office:value-type="string">
            <text:p text:style-name="P77">D1 = D2;</text:p>
          </table:table-cell>
          <table:table-cell table:style-name="Table4.I2" office:value-type="string">
            <text:p text:style-name="P77">Perform actions as if D2 were a literal</text:p>
          </table:table-cell>
        </table:table-row>
        <table:table-row>
          <table:table-cell table:style-name="Table4.A2" office:value-type="string">
            <text:p text:style-name="P77"/>
          </table:table-cell>
          <table:table-cell table:style-name="Table4.A2" office:value-type="string">
            <text:p text:style-name="P77"/>
          </table:table-cell>
          <table:table-cell table:style-name="Table4.A2" office:value-type="string">
            <text:p text:style-name="P77">X</text:p>
          </table:table-cell>
          <table:table-cell table:style-name="Table4.D3"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134">D = (<text:span text:style-name="T32">bool</text:span>)X;</text:p>
          </table:table-cell>
          <table:table-cell table:style-name="Table4.I2" office:value-type="string">
            <text:p text:style-name="P134"><text:span text:style-name="T42">D</text:span>elete the old SlipDatum value and replace it with X.</text:p>
          </table:table-cell>
        </table:table-row>
        <table:table-row>
          <table:table-cell table:style-name="Table4.A2" office:value-type="string">
            <text:p text:style-name="P77"/>
          </table:table-cell>
          <table:table-cell table:style-name="Table4.A2" office:value-type="string">
            <text:p text:style-name="P77"/>
          </table:table-cell>
          <table:table-cell table:style-name="Table4.A2" office:value-type="string">
            <text:p text:style-name="P77">X</text:p>
          </table:table-cell>
          <table:table-cell table:style-name="Table4.D3"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134">D = (<text:span text:style-name="T32">unsigned char</text:span>)X;</text:p>
          </table:table-cell>
          <table:table-cell table:style-name="Table4.I2" office:value-type="string">
            <text:p text:style-name="P134"><text:span text:style-name="T42">D</text:span>elete the old SlipDatum value and replace it with X</text:p>
          </table:table-cell>
        </table:table-row>
        <table:table-row>
          <table:table-cell table:style-name="Table4.A2" office:value-type="string">
            <text:p text:style-name="P77"/>
          </table:table-cell>
          <table:table-cell table:style-name="Table4.A2" office:value-type="string">
            <text:p text:style-name="P77"/>
          </table:table-cell>
          <table:table-cell table:style-name="Table4.A2" office:value-type="string">
            <text:p text:style-name="P77">X</text:p>
          </table:table-cell>
          <table:table-cell table:style-name="Table4.D3"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134">D = (<text:span text:style-name="T32">char</text:span>)X;</text:p>
          </table:table-cell>
          <table:table-cell table:style-name="Table4.I2" office:value-type="string">
            <text:p text:style-name="P134"><text:span text:style-name="T42">D</text:span>elete the old SlipDatum value and replace it with X</text:p>
          </table:table-cell>
        </table:table-row>
        <table:table-row>
          <table:table-cell table:style-name="Table4.A2" office:value-type="string">
            <text:p text:style-name="P77"/>
          </table:table-cell>
          <table:table-cell table:style-name="Table4.A2" office:value-type="string">
            <text:p text:style-name="P77"/>
          </table:table-cell>
          <table:table-cell table:style-name="Table4.A2" office:value-type="string">
            <text:p text:style-name="P77">X</text:p>
          </table:table-cell>
          <table:table-cell table:style-name="Table4.D3"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134">D = (<text:span text:style-name="T32">unsigned long</text:span>)X;</text:p>
          </table:table-cell>
          <table:table-cell table:style-name="Table4.I2" office:value-type="string">
            <text:p text:style-name="P134"><text:span text:style-name="T42">D</text:span>elete the old SlipDatum value and replace it with X</text:p>
          </table:table-cell>
        </table:table-row>
        <table:table-row>
          <table:table-cell table:style-name="Table4.A2" office:value-type="string">
            <text:p text:style-name="P77"/>
          </table:table-cell>
          <table:table-cell table:style-name="Table4.A2" office:value-type="string">
            <text:p text:style-name="P77"/>
          </table:table-cell>
          <table:table-cell table:style-name="Table4.A2" office:value-type="string">
            <text:p text:style-name="P77">X</text:p>
          </table:table-cell>
          <table:table-cell table:style-name="Table4.D3"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134">D = (long<text:span text:style-name="T32">)</text:span>X;</text:p>
          </table:table-cell>
          <table:table-cell table:style-name="Table4.I2" office:value-type="string">
            <text:p text:style-name="P134"><text:span text:style-name="T42">D</text:span>elete the old SlipDatum value and replace it with X</text:p>
          </table:table-cell>
        </table:table-row>
        <table:table-row>
          <table:table-cell table:style-name="Table4.A2" office:value-type="string">
            <text:p text:style-name="P77"/>
          </table:table-cell>
          <table:table-cell table:style-name="Table4.A2" office:value-type="string">
            <text:p text:style-name="P77"/>
          </table:table-cell>
          <table:table-cell table:style-name="Table4.A2" office:value-type="string">
            <text:p text:style-name="P77">X</text:p>
          </table:table-cell>
          <table:table-cell table:style-name="Table4.D3"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134">D = (<text:span text:style-name="T32">double</text:span>)X;</text:p>
          </table:table-cell>
          <table:table-cell table:style-name="Table4.I2" office:value-type="string">
            <text:p text:style-name="P134"><text:span text:style-name="T42">D</text:span>elete the old SlipDatum value and replace it with X</text:p>
          </table:table-cell>
        </table:table-row>
        <table:table-row>
          <table:table-cell table:style-name="Table4.A2" office:value-type="string">
            <text:p text:style-name="P77"/>
          </table:table-cell>
          <table:table-cell table:style-name="Table4.A2" office:value-type="string">
            <text:p text:style-name="P77"/>
          </table:table-cell>
          <table:table-cell table:style-name="Table4.A2" office:value-type="string">
            <text:p text:style-name="P77">X</text:p>
          </table:table-cell>
          <table:table-cell table:style-name="Table4.D3"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134">D = (<text:span text:style-name="T32">string&amp;</text:span>)X;</text:p>
          </table:table-cell>
          <table:table-cell table:style-name="Table4.I2" office:value-type="string">
            <text:p text:style-name="P134"><text:span text:style-name="T42">D</text:span>elete the old SlipDatum value and copy X</text:p>
          </table:table-cell>
        </table:table-row>
        <table:table-row>
          <table:table-cell table:style-name="Table4.A2" office:value-type="string">
            <text:p text:style-name="P77"/>
          </table:table-cell>
          <table:table-cell table:style-name="Table4.A2" office:value-type="string">
            <text:p text:style-name="P77"/>
          </table:table-cell>
          <table:table-cell table:style-name="Table4.A2" office:value-type="string">
            <text:p text:style-name="P77">X</text:p>
          </table:table-cell>
          <table:table-cell table:style-name="Table4.I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D = (<text:span text:style-name="T32">PTR</text:span>)X;</text:p>
          </table:table-cell>
          <table:table-cell table:style-name="Table4.I2" office:value-type="string">
            <text:p text:style-name="P134"><text:span text:style-name="T42">D</text:span>elete the old SlipDatum value and copy X</text:p>
          </table:table-cell>
        </table:table-row>
      </table:table>
      <text:p text:style-name="P234"/>
      <text:p text:style-name="P233"><text:soft-page-break/>Legend</text:p>
      <text:list xml:id="list1860721369101827255" text:style-name="L5">
        <text:list-item>
          <text:p text:style-name="P399">H: SlipHeader cell</text:p>
        </text:list-item>
        <text:list-item>
          <text:p text:style-name="P400">S: SlipSublist cell</text:p>
        </text:list-item>
        <text:list-item>
          <text:p text:style-name="P400">D: SlipDatum cell</text:p>
        </text:list-item>
        <text:list-item>
          <text:p text:style-name="P401">X: literal data value</text:p>
        </text:list-item>
      </text:list>
      <text:p text:style-name="P232"/>
      <text:p text:style-name="P231"><text:reference-ref text:reference-format="text" text:ref-name="Example 2.3-1">Example 2.3-1  Assignments</text:reference-ref> provides some living, working examples of assignments.</text:p>
      <text:p text:style-name="P227"/>
      <text:p text:style-name="P228"><draw:frame draw:style-name="fr8" draw:name="Frame8" text:anchor-type="paragraph" svg:width="5.25in" draw:z-index="15"><draw:text-box fo:min-height="1.8in"><text:p text:style-name="P182">SlipHeader L1; <text:s text:c="2"/>// magically (1 2 (3 4) 5)</text:p><text:p text:style-name="P166">SlipHeader L2; <text:s text:c="2"/>// magically (5 (4 3) 2 1)</text:p><text:p text:style-name="P166">SlipHeader L3; <text:s text:c="2"/>// magically (5 6 7 8 9 0)</text:p><text:p text:style-name="P166">SlipReader R1(L1); // points to L1</text:p><text:p text:style-name="P166">SlipReader(R3(L3); // points to L3</text:p><text:p text:style-name="P166">L1 = L3; <text:s text:c="8"/>// L1: (5 6 7 8 9 0)</text:p><text:p text:style-name="P166">R1.advanceLWR(); // R1 <text:span text:style-name="T59">→</text:span> 5</text:p><text:p text:style-name="P166">R1 = L3; <text:s text:c="8"/>// ERROR: '5' can not be replaced by a list</text:p><text:p text:style-name="P166">R1 = (double)1.3;// L1: (1.3 6 7 8 9 0)</text:p><text:p text:style-name="P166">R1 = “str”; <text:s text:c="5"/>// L1: (“str” 6 7 8 9 0)</text:p><text:p text:style-name="P166">R2.advanceLNR(); // R1 <text:span text:style-name="T59">→</text:span> (4 3)</text:p><text:p text:style-name="P166">R2 = L3; <text:s text:c="8"/>// L2: (4 (5 6 7 8 9 0) 2 1)</text:p><text:p text:style-name="P166">L1.deleteList();</text:p><text:p text:style-name="P166">L2.deleteList();</text:p><text:p text:style-name="P190">l3.deleteList();</text:p><text:p text:style-name="P230"><text:reference-mark-start text:name="Example 2.3-1"/><text:span text:style-name="T37">Example </text:span><text:span text:style-name="T37"><text:sequence text:ref-name="refExample1" text:name="Example" text:formula="ooow:Example+1" style:num-format="1">2.3-1</text:sequence></text:span><text:span text:style-name="T37"> <text:s/>Assignments</text:span><text:reference-mark-end text:name="Example 2.3-1"/></text:p></draw:text-box></draw:frame></text:p>
      <text:p text:style-name="P229"/>
      <text:p text:style-name="P227"/>
      <text:h text:style-name="Heading_20_2" text:outline-level="2"><text:bookmark-start text:name="__RefHeading__2150_808234950"/>Relational Operators<text:bookmark-end text:name="__RefHeading__2150_808234950"/></text:h>
      <text:p text:style-name="SLIPParagraph"><text:span text:style-name="T27">The relational operators always succeed. If the test being performed is illegal or if the result of the test is not </text:span><text:span text:style-name="T6">true</text:span><text:span text:style-name="T27">, then the value of a comparison is </text:span><text:span text:style-name="T6">false</text:span><text:span text:style-name="T27">.</text:span></text:p>
      <text:p text:style-name="P30">The relational operators can be divided into equal (==) and unequal (!=) and everything else. Equal and unequal work for all data types without exception. The remainder of operators work for the SlipDatum objects and their operation depends on the object data types.</text:p>
      <text:p text:style-name="SLIPParagraph"><text:span text:style-name="T27">SlipHeader cells and pointers to SlipHeader cells are equal if they represent the same list. SlipSublists are equal if they refer to the same SlipHeader cell, and a SlipSublist and SlipHeader cell are equal if the SlipSublist cell refers to the SlipHeader cell. In all other cases the the result of the comparison is </text:span><text:span text:style-name="T6">false</text:span><text:span text:style-name="T27">.</text:span></text:p>
      <text:p text:style-name="P30"><text:soft-page-break/>In a SlipDatum object, for all data types except <text:span text:style-name="T32">PTR</text:span>, the implementation of all comparisons is identical to the C++ standard. Casts and return values are the same as defined in the C++ standard for all data types. </text:p>
      <text:p text:style-name="SLIPParagraph"><text:span text:style-name="T27">For </text:span><text:span text:style-name="T33">PTR</text:span><text:span text:style-name="T27"> types equal and unequal are supported as a default, and only between </text:span><text:span text:style-name="T33">PTR</text:span><text:span text:style-name="T27"> data types. If two SlipDatum objects with </text:span><text:span text:style-name="T33">PTR</text:span><text:span text:style-name="T27"> data types are compared, they are equal if the application data object referenced in the SlipDatum objects are the same, otherwise they are unequal. As a default, a </text:span><text:span text:style-name="T33">PTR</text:span><text:span text:style-name="T27"> data type is uncastable. See the </text:span><text:span text:style-name="T33">PTR</text:span><text:span text:style-name="T27"> section for more details on expanding the comparisons.</text:span></text:p>
      <text:p text:style-name="SLIPParagraph"><text:span text:style-name="T33">String</text:span><text:span text:style-name="T27"> comparisons are based on the default C++ standard. In all cases, if the C++ standard accepts a relational comparison between </text:span><text:span text:style-name="T33">string</text:span><text:span text:style-name="T27">s, then SLIP accepts the same comparison and </text:span><text:span text:style-name="T27">yields the same results. Note that the collating sequence of values is locale sensitive. The standard locale used in the comparison is UTF-8, English.</text:span></text:p>
      <text:p text:style-name="SLIPParagraph"><text:span text:style-name="T27">If two SlipDatum objects are compared, or if a SlipDatum object and a literal are compared, then </text:span><text:span text:style-name="T6">true</text:span><text:span text:style-name="T27"> will be returned if the LHS can be cast to the same data type as the RHS, sic., the RHS cans be </text:span><text:span text:style-name="T27">cast to the same data type as the LHS, and the comparison is successful. In this case we say that the the data type and the relation are “satisfiable”.</text:span></text:p>
      <text:p text:style-name="SLIPParagraph"><text:span text:style-name="T27">A SlipDatum object and a literal can be compared in any order. If '</text:span><text:span text:style-name="T6">op</text:span><text:span text:style-name="T27">' is a relational operator and </text:span><text:span text:style-name="T6">D</text:span><text:span text:style-name="T27"> is a SlipDatum object, then both </text:span><text:span text:style-name="T6">D</text:span><text:span text:style-name="T27"> </text:span><text:span text:style-name="T6">op</text:span><text:span text:style-name="T27"> </text:span><text:span text:style-name="T6">X</text:span><text:span text:style-name="T27"> and </text:span><text:span text:style-name="T6">X</text:span><text:span text:style-name="T27"> op </text:span><text:span text:style-name="T6">D</text:span><text:span text:style-name="T27"> are valid. </text:span><text:span text:style-name="T27"><text:reference-ref text:reference-format="text" text:ref-name="Table 2.4-1">Table 2.4-1  Relational Operators</text:reference-ref></text:span><text:span text:style-name="T27"> summarizes these results. Where </text:span><text:span text:style-name="T6">D</text:span><text:span text:style-name="T27"> </text:span><text:span text:style-name="T6">op</text:span><text:span text:style-name="T27"> </text:span><text:span text:style-name="T6">X</text:span><text:span text:style-name="T27"> is shown, </text:span><text:span text:style-name="T6">X</text:span><text:span text:style-name="T27"> op </text:span><text:span text:style-name="T6">D</text:span><text:span text:style-name="T27"> can be substituted.</text:span></text:p>
      <text:p text:style-name="P268"/>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3.A1" table:number-columns-spanned="9" office:value-type="string">
              <text:p text:style-name="P143"><text:reference-mark-start text:name="Table 2.4-1"/>Table <text:sequence text:ref-name="refTable3" text:name="Table" text:formula="ooow:Table+1" style:num-format="1">2.4-1</text:sequence> <text:s/>Relational Operators<text:reference-mark-end text:name="Table 2.4-1"/></text:p>
            </table:table-cell>
            <table:covered-table-cell/>
            <table:covered-table-cell/>
            <table:covered-table-cell/>
            <table:covered-table-cell/>
            <table:covered-table-cell/>
            <table:covered-table-cell/>
            <table:covered-table-cell/>
            <table:covered-table-cell/>
          </table:table-row>
          <table:table-row>
            <table:table-cell table:style-name="Table3.A2" table:number-columns-spanned="3" office:value-type="string">
              <text:p text:style-name="P94">LHS</text:p>
            </table:table-cell>
            <table:covered-table-cell/>
            <table:covered-table-cell/>
            <table:table-cell table:style-name="Table3.A1" office:value-type="string">
              <text:p text:style-name="P94">op</text:p>
            </table:table-cell>
            <table:table-cell table:style-name="Table3.A1" table:number-columns-spanned="3" office:value-type="string">
              <text:p text:style-name="P94">RHS</text:p>
            </table:table-cell>
            <table:covered-table-cell/>
            <table:covered-table-cell/>
            <table:table-cell table:style-name="Table3.A2" office:value-type="string">
              <text:p text:style-name="P94">Format</text:p>
            </table:table-cell>
            <table:table-cell table:style-name="Table3.I2" office:value-type="string">
              <text:p text:style-name="P94">Description</text:p>
            </table:table-cell>
          </table:table-row>
          <table:table-row>
            <table:table-cell table:style-name="Table3.A2" office:value-type="string">
              <text:p text:style-name="P94">H</text:p>
            </table:table-cell>
            <table:table-cell table:style-name="Table3.A2" office:value-type="string">
              <text:p text:style-name="P94">S</text:p>
            </table:table-cell>
            <table:table-cell table:style-name="Table3.A2" office:value-type="string">
              <text:p text:style-name="P94">D</text:p>
            </table:table-cell>
            <table:table-cell table:style-name="Table3.D3" office:value-type="string">
              <text:p text:style-name="P94"/>
            </table:table-cell>
            <table:table-cell table:style-name="Table3.A2" office:value-type="string">
              <text:p text:style-name="P94">H</text:p>
            </table:table-cell>
            <table:table-cell table:style-name="Table3.A2" office:value-type="string">
              <text:p text:style-name="P94">S</text:p>
            </table:table-cell>
            <table:table-cell table:style-name="Table3.A2" office:value-type="string">
              <text:p text:style-name="P94">D</text:p>
            </table:table-cell>
            <table:table-cell table:style-name="Table3.A2" office:value-type="string">
              <text:p text:style-name="P94">LHS = (type)RHS</text:p>
            </table:table-cell>
            <table:table-cell table:style-name="Table3.I2" office:value-type="string">
              <text:p text:style-name="P94"/>
            </table:table-cell>
          </table:table-row>
        </table:table-header-rows>
        <table:table-row>
          <table:table-cell table:style-name="Table3.A2" office:value-type="string">
            <text:p text:style-name="P77">X</text:p>
          </table:table-cell>
          <table:table-cell table:style-name="Table3.A2" office:value-type="string">
            <text:p text:style-name="P77"/>
          </table:table-cell>
          <table:table-cell table:style-name="Table3.A2" office:value-type="string">
            <text:p text:style-name="P77"/>
          </table:table-cell>
          <table:table-cell table:style-name="Table3.D3" office:value-type="string">
            <text:p text:style-name="P77">==</text:p>
          </table:table-cell>
          <table:table-cell table:style-name="Table3.A2" office:value-type="string">
            <text:p text:style-name="P77">X</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H1 <text:s/>== H2;</text:p>
          </table:table-cell>
          <table:table-cell table:style-name="Table3.I2" office:value-type="string">
            <text:p text:style-name="P77"><text:span text:style-name="T6">true</text:span> if H1 and H2 are the same SlipHeader cell </text:p>
          </table:table-cell>
        </table:table-row>
        <table:table-row>
          <table:table-cell table:style-name="Table3.A2" office:value-type="string">
            <text:p text:style-name="P77">X</text:p>
          </table:table-cell>
          <table:table-cell table:style-name="Table3.A2" office:value-type="string">
            <text:p text:style-name="P77"/>
          </table:table-cell>
          <table:table-cell table:style-name="Table3.A2" office:value-type="string">
            <text:p text:style-name="P77"/>
          </table:table-cell>
          <table:table-cell table:style-name="Table3.D3" office:value-type="string">
            <text:p text:style-name="P77">==</text:p>
          </table:table-cell>
          <table:table-cell table:style-name="Table3.A2" office:value-type="string">
            <text:p text:style-name="P77"/>
          </table:table-cell>
          <table:table-cell table:style-name="Table3.A2" office:value-type="string">
            <text:p text:style-name="P77">X</text:p>
          </table:table-cell>
          <table:table-cell table:style-name="Table3.A2" office:value-type="string">
            <text:p text:style-name="P77"/>
          </table:table-cell>
          <table:table-cell table:style-name="Table3.A2" office:value-type="string">
            <text:p text:style-name="P77">H1 == S;</text:p>
          </table:table-cell>
          <table:table-cell table:style-name="Table3.I2" office:value-type="string">
            <text:p text:style-name="P77"><text:span text:style-name="T6">true</text:span> if H1 and S.H2 are the same SlipHeader cell </text:p>
          </table:table-cell>
        </table:table-row>
        <table:table-row>
          <table:table-cell table:style-name="Table3.A2" office:value-type="string">
            <text:p text:style-name="P77"/>
          </table:table-cell>
          <table:table-cell table:style-name="Table3.A2" office:value-type="string">
            <text:p text:style-name="P77">X</text:p>
          </table:table-cell>
          <table:table-cell table:style-name="Table3.A2" office:value-type="string">
            <text:p text:style-name="P77"/>
          </table:table-cell>
          <table:table-cell table:style-name="Table3.D3" office:value-type="string">
            <text:p text:style-name="P77">==</text:p>
          </table:table-cell>
          <table:table-cell table:style-name="Table3.A2" office:value-type="string">
            <text:p text:style-name="P77">X</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S == H2;</text:p>
          </table:table-cell>
          <table:table-cell table:style-name="Table3.I2" office:value-type="string">
            <text:p text:style-name="P77"><text:span text:style-name="T6">true</text:span> if S.H1 and H2 are the same SlipHeader cell </text:p>
          </table:table-cell>
        </table:table-row>
        <table:table-row>
          <table:table-cell table:style-name="Table3.A2" office:value-type="string">
            <text:p text:style-name="P77"/>
          </table:table-cell>
          <table:table-cell table:style-name="Table3.A2" office:value-type="string">
            <text:p text:style-name="P77">X</text:p>
          </table:table-cell>
          <table:table-cell table:style-name="Table3.A2" office:value-type="string">
            <text:p text:style-name="P77"/>
          </table:table-cell>
          <table:table-cell table:style-name="Table3.D3" office:value-type="string">
            <text:p text:style-name="P77">==</text:p>
          </table:table-cell>
          <table:table-cell table:style-name="Table3.A2" office:value-type="string">
            <text:p text:style-name="P77"/>
          </table:table-cell>
          <table:table-cell table:style-name="Table3.A2" office:value-type="string">
            <text:p text:style-name="P77">X</text:p>
          </table:table-cell>
          <table:table-cell table:style-name="Table3.A2" office:value-type="string">
            <text:p text:style-name="P77"/>
          </table:table-cell>
          <table:table-cell table:style-name="Table3.A2" office:value-type="string">
            <text:p text:style-name="P77">S1 == S2;</text:p>
          </table:table-cell>
          <table:table-cell table:style-name="Table3.I2" office:value-type="string">
            <text:p text:style-name="P77"><text:span text:style-name="T6">true</text:span> if S1.H and S2.H reference the same list</text:p>
          </table:table-cell>
        </table:table-row>
        <table:table-row>
          <table:table-cell table:style-name="Table3.A2" office:value-type="string">
            <text:p text:style-name="P77">X</text:p>
          </table:table-cell>
          <table:table-cell table:style-name="Table3.A2" office:value-type="string">
            <text:p text:style-name="P77"/>
          </table:table-cell>
          <table:table-cell table:style-name="Table3.A2" office:value-type="string">
            <text:p text:style-name="P77"/>
          </table:table-cell>
          <table:table-cell table:style-name="Table3.D3" office:value-type="string">
            <text:p text:style-name="P77">==</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X</text:p>
          </table:table-cell>
          <table:table-cell table:style-name="Table3.A2" office:value-type="string">
            <text:p text:style-name="P77">H1 == D2;</text:p>
          </table:table-cell>
          <table:table-cell table:style-name="Table3.I2" office:value-type="string">
            <text:p text:style-name="P77"><text:span text:style-name="T6">false</text:span> illegal comparison</text:p>
          </table:table-cell>
        </table:table-row>
        <table:table-row>
          <table:table-cell table:style-name="Table3.A2" office:value-type="string">
            <text:p text:style-name="P77"/>
          </table:table-cell>
          <table:table-cell table:style-name="Table3.A2" office:value-type="string">
            <text:p text:style-name="P77">X</text:p>
          </table:table-cell>
          <table:table-cell table:style-name="Table3.A2" office:value-type="string">
            <text:p text:style-name="P77"/>
          </table:table-cell>
          <table:table-cell table:style-name="Table3.D3" office:value-type="string">
            <text:p text:style-name="P77">==</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X</text:p>
          </table:table-cell>
          <table:table-cell table:style-name="Table3.A2" office:value-type="string">
            <text:p text:style-name="P134">S1 == D2;</text:p>
          </table:table-cell>
          <table:table-cell table:style-name="Table3.I2" office:value-type="string">
            <text:p text:style-name="P77"><text:span text:style-name="T6">false</text:span> illegal comparison</text:p>
          </table:table-cell>
        </table:table-row>
        <table:table-row>
          <table:table-cell table:style-name="Table3.A2" office:value-type="string">
            <text:p text:style-name="P77"/>
          </table:table-cell>
          <table:table-cell table:style-name="Table3.A2" office:value-type="string">
            <text:p text:style-name="P77"/>
          </table:table-cell>
          <table:table-cell table:style-name="Table3.A2" office:value-type="string">
            <text:p text:style-name="P77">X</text:p>
          </table:table-cell>
          <table:table-cell table:style-name="Table3.D3" office:value-type="string">
            <text:p text:style-name="P77">==</text:p>
          </table:table-cell>
          <table:table-cell table:style-name="Table3.A2" office:value-type="string">
            <text:p text:style-name="P77">X</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134">D1 == H1;</text:p>
          </table:table-cell>
          <table:table-cell table:style-name="Table3.I2" office:value-type="string">
            <text:p text:style-name="P77"><text:span text:style-name="T6">false</text:span> illegal comparison</text:p>
          </table:table-cell>
        </table:table-row>
        <text:soft-page-break/>
        <table:table-row>
          <table:table-cell table:style-name="Table3.A2" office:value-type="string">
            <text:p text:style-name="P77"/>
          </table:table-cell>
          <table:table-cell table:style-name="Table3.A2" office:value-type="string">
            <text:p text:style-name="P77"/>
          </table:table-cell>
          <table:table-cell table:style-name="Table3.A2" office:value-type="string">
            <text:p text:style-name="P77">X</text:p>
          </table:table-cell>
          <table:table-cell table:style-name="Table3.D3" office:value-type="string">
            <text:p text:style-name="P77">==</text:p>
          </table:table-cell>
          <table:table-cell table:style-name="Table3.A2" office:value-type="string">
            <text:p text:style-name="P77"/>
          </table:table-cell>
          <table:table-cell table:style-name="Table3.A2" office:value-type="string">
            <text:p text:style-name="P77">X</text:p>
          </table:table-cell>
          <table:table-cell table:style-name="Table3.A2" office:value-type="string">
            <text:p text:style-name="P77"/>
          </table:table-cell>
          <table:table-cell table:style-name="Table3.A2" office:value-type="string">
            <text:p text:style-name="P134">D1 == S1;</text:p>
          </table:table-cell>
          <table:table-cell table:style-name="Table3.I2" office:value-type="string">
            <text:p text:style-name="P77"><text:span text:style-name="T6">false</text:span> illegal comparison</text:p>
          </table:table-cell>
        </table:table-row>
        <table:table-row>
          <table:table-cell table:style-name="Table3.A2" office:value-type="string">
            <text:p text:style-name="P77"/>
          </table:table-cell>
          <table:table-cell table:style-name="Table3.A2" office:value-type="string">
            <text:p text:style-name="P77"/>
          </table:table-cell>
          <table:table-cell table:style-name="Table3.A2" office:value-type="string">
            <text:p text:style-name="P77">X</text:p>
          </table:table-cell>
          <table:table-cell table:style-name="Table3.D3" office:value-type="string">
            <text:p text:style-name="P77">op</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X</text:p>
          </table:table-cell>
          <table:table-cell table:style-name="Table3.A2" office:value-type="string">
            <text:p text:style-name="P134">D1 op D2;</text:p>
          </table:table-cell>
          <table:table-cell table:style-name="Table3.I2" office:value-type="string">
            <text:p text:style-name="P134"><text:span text:style-name="T6">true</text:span> for data type and relational satisfiability</text:p>
          </table:table-cell>
        </table:table-row>
        <table:table-row>
          <table:table-cell table:style-name="Table3.A2" office:value-type="string">
            <text:p text:style-name="P77"/>
          </table:table-cell>
          <table:table-cell table:style-name="Table3.A2" office:value-type="string">
            <text:p text:style-name="P77"/>
          </table:table-cell>
          <table:table-cell table:style-name="Table3.A2" office:value-type="string">
            <text:p text:style-name="P77">X</text:p>
          </table:table-cell>
          <table:table-cell table:style-name="Table3.D3" office:value-type="string">
            <text:p text:style-name="P77">op</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134">D op (<text:span text:style-name="T32">bool</text:span>)X;</text:p>
          </table:table-cell>
          <table:table-cell table:style-name="Table3.I2" office:value-type="string">
            <text:p text:style-name="P134"><text:span text:style-name="T6">true</text:span> for data type and relational satisfiability</text:p>
          </table:table-cell>
        </table:table-row>
        <table:table-row>
          <table:table-cell table:style-name="Table3.A2" office:value-type="string">
            <text:p text:style-name="P77"/>
          </table:table-cell>
          <table:table-cell table:style-name="Table3.A2" office:value-type="string">
            <text:p text:style-name="P77"/>
          </table:table-cell>
          <table:table-cell table:style-name="Table3.A2" office:value-type="string">
            <text:p text:style-name="P77">X</text:p>
          </table:table-cell>
          <table:table-cell table:style-name="Table3.D3" office:value-type="string">
            <text:p text:style-name="P77">op</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134">D op (<text:span text:style-name="T32">unsigned char</text:span>)X;</text:p>
          </table:table-cell>
          <table:table-cell table:style-name="Table3.I2" office:value-type="string">
            <text:p text:style-name="P134"><text:span text:style-name="T6">true</text:span> for data type and relational satisfiability</text:p>
          </table:table-cell>
        </table:table-row>
        <table:table-row>
          <table:table-cell table:style-name="Table3.A2" office:value-type="string">
            <text:p text:style-name="P77"/>
          </table:table-cell>
          <table:table-cell table:style-name="Table3.A2" office:value-type="string">
            <text:p text:style-name="P77"/>
          </table:table-cell>
          <table:table-cell table:style-name="Table3.A2" office:value-type="string">
            <text:p text:style-name="P77">X</text:p>
          </table:table-cell>
          <table:table-cell table:style-name="Table3.D3" office:value-type="string">
            <text:p text:style-name="P77">op</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134">D op (<text:span text:style-name="T32">char</text:span>)X;</text:p>
          </table:table-cell>
          <table:table-cell table:style-name="Table3.I2" office:value-type="string">
            <text:p text:style-name="P134"><text:span text:style-name="T6">true</text:span> for data type and relational satisfiability</text:p>
          </table:table-cell>
        </table:table-row>
        <table:table-row>
          <table:table-cell table:style-name="Table3.A2" office:value-type="string">
            <text:p text:style-name="P77"/>
          </table:table-cell>
          <table:table-cell table:style-name="Table3.A2" office:value-type="string">
            <text:p text:style-name="P77"/>
          </table:table-cell>
          <table:table-cell table:style-name="Table3.A2" office:value-type="string">
            <text:p text:style-name="P77">X</text:p>
          </table:table-cell>
          <table:table-cell table:style-name="Table3.D3" office:value-type="string">
            <text:p text:style-name="P77">op</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134">D op (<text:span text:style-name="T32">unsigned long</text:span>)X;</text:p>
          </table:table-cell>
          <table:table-cell table:style-name="Table3.I2" office:value-type="string">
            <text:p text:style-name="P134"><text:span text:style-name="T6">true</text:span> for data type and relational satisfiability</text:p>
          </table:table-cell>
        </table:table-row>
        <table:table-row>
          <table:table-cell table:style-name="Table3.A2" office:value-type="string">
            <text:p text:style-name="P77"/>
          </table:table-cell>
          <table:table-cell table:style-name="Table3.A2" office:value-type="string">
            <text:p text:style-name="P77"/>
          </table:table-cell>
          <table:table-cell table:style-name="Table3.A2" office:value-type="string">
            <text:p text:style-name="P77">X</text:p>
          </table:table-cell>
          <table:table-cell table:style-name="Table3.D3" office:value-type="string">
            <text:p text:style-name="P77">op</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134">D op (long<text:span text:style-name="T32">)</text:span>X;</text:p>
          </table:table-cell>
          <table:table-cell table:style-name="Table3.I2" office:value-type="string">
            <text:p text:style-name="P134"><text:span text:style-name="T6">true</text:span> for data types and relational satisfiability</text:p>
          </table:table-cell>
        </table:table-row>
        <table:table-row>
          <table:table-cell table:style-name="Table3.A2" office:value-type="string">
            <text:p text:style-name="P77"/>
          </table:table-cell>
          <table:table-cell table:style-name="Table3.A2" office:value-type="string">
            <text:p text:style-name="P77"/>
          </table:table-cell>
          <table:table-cell table:style-name="Table3.A2" office:value-type="string">
            <text:p text:style-name="P77">X</text:p>
          </table:table-cell>
          <table:table-cell table:style-name="Table3.D3" office:value-type="string">
            <text:p text:style-name="P77">op</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134">D op (<text:span text:style-name="T32">double</text:span>)X;</text:p>
          </table:table-cell>
          <table:table-cell table:style-name="Table3.I2" office:value-type="string">
            <text:p text:style-name="P134"><text:span text:style-name="T6">true</text:span> for data types and relational satisfiability</text:p>
          </table:table-cell>
        </table:table-row>
        <table:table-row>
          <table:table-cell table:style-name="Table3.A2" office:value-type="string">
            <text:p text:style-name="P77"/>
          </table:table-cell>
          <table:table-cell table:style-name="Table3.A2" office:value-type="string">
            <text:p text:style-name="P77"/>
          </table:table-cell>
          <table:table-cell table:style-name="Table3.A2" office:value-type="string">
            <text:p text:style-name="P77">X</text:p>
          </table:table-cell>
          <table:table-cell table:style-name="Table3.D3" office:value-type="string">
            <text:p text:style-name="P77">op</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134">D op (<text:span text:style-name="T32">string</text:span>)X;</text:p>
          </table:table-cell>
          <table:table-cell table:style-name="Table3.I2" office:value-type="string">
            <text:p text:style-name="P134"><text:span text:style-name="T6">true</text:span> for data types and relational satisfiability</text:p>
          </table:table-cell>
        </table:table-row>
        <table:table-row>
          <table:table-cell table:style-name="Table3.A2" office:value-type="string">
            <text:p text:style-name="P77"/>
          </table:table-cell>
          <table:table-cell table:style-name="Table3.A2" office:value-type="string">
            <text:p text:style-name="P77"/>
          </table:table-cell>
          <table:table-cell table:style-name="Table3.A2" office:value-type="string">
            <text:p text:style-name="P77">X</text:p>
          </table:table-cell>
          <table:table-cell table:style-name="Table3.I2" office:value-type="string">
            <text:p text:style-name="P77">op</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D op (<text:span text:style-name="T32">PTR</text:span>)X;</text:p>
          </table:table-cell>
          <table:table-cell table:style-name="Table3.I2" office:value-type="string">
            <text:p text:style-name="P134"><text:span text:style-name="T6">true</text:span> for data types and relational satisfiability</text:p>
          </table:table-cell>
        </table:table-row>
      </table:table>
      <text:p text:style-name="P223"/>
      <text:p text:style-name="P286">Legend</text:p>
      <text:list xml:id="list25305433" text:continue-numbering="true" text:style-name="L5">
        <text:list-item>
          <text:p text:style-name="P403">H: SlipHeader cell.</text:p>
        </text:list-item>
        <text:list-item>
          <text:p text:style-name="P404">S: SlipSublist cell.</text:p>
        </text:list-item>
        <text:list-item>
          <text:p text:style-name="P404">D: SlipDatum cell.</text:p>
        </text:list-item>
        <text:list-item>
          <text:p text:style-name="P404">X: literal data value.</text:p>
        </text:list-item>
        <text:list-item>
          <text:p text:style-name="P404">== any one of '==' and '!='</text:p>
        </text:list-item>
        <text:list-item>
          <text:p text:style-name="P404">op any one of {&lt;, &lt;=, ==, &gt;= ,&gt;, !=}</text:p>
        </text:list-item>
      </text:list>
      <text:h text:style-name="Heading_20_2" text:outline-level="2"><text:bookmark-start text:name="__RefHeading__2152_808234950"/>Casting<text:bookmark-end text:name="__RefHeading__2152_808234950"/></text:h>
      <text:p text:style-name="SLIPParagraph">Casting is available for all data types except <text:span text:style-name="T32">string</text:span> and <text:span text:style-name="T32">PTR</text:span>. Casting of a <text:span text:style-name="T32">bool</text:span>, <text:span text:style-name="T32">char</text:span>, <text:span text:style-name="T32">unsigned char</text:span>, <text:span text:style-name="T32">long</text:span>, <text:span text:style-name="T32">unsigned long</text:span>, and <text:span text:style-name="T32">double</text:span> works the same as in C++. The operation can be from a SlipDatum object to another, or from a SlipDatum object to a application defined variable. In <text:reference-ref text:reference-format="text" text:ref-name="Example 2.5-1">Example 2.5-1  Casting</text:reference-ref>, <text:s/><text:span text:style-name="T27">the value after casting is 15 in the data type cast <text:s/>for all discrete types.</text:span></text:p>
      <text:p text:style-name="P307"><draw:frame draw:style-name="fr8" draw:name="Frame4" text:anchor-type="paragraph" svg:width="4.7437in" draw:z-index="16"><draw:text-box fo:min-height="1.261in"><text:p text:style-name="P179">SlipDatum D((long)15);</text:p><text:p text:style-name="P163">bool <text:s text:c="9"/>b <text:s/>= (bool)D; <text:s text:c="9"/>// <text:span text:style-name="T6">true</text:span></text:p><text:p text:style-name="P163">char <text:s text:c="9"/>c <text:s/>= (char)D; <text:s text:c="9"/>// 15</text:p><text:p text:style-name="P163">unsigned char uc = (unsigned char)D; // 15</text:p><text:p text:style-name="P163">long <text:s text:c="9"/>l <text:s/>= (long)D; <text:s text:c="9"/>// 15</text:p><text:p text:style-name="P163">unsigned long ul = (unsigned long)D; // 15</text:p><text:p text:style-name="P188">double <text:s text:c="7"/>d <text:s/>= (double)D; <text:s text:c="7"/>// 15.0</text:p><text:p text:style-name="P202"><text:reference-mark-start text:name="Example 2.5-1"/>Example <text:sequence text:ref-name="refExample2" text:name="Example" text:formula="ooow:Example+1" style:num-format="1">2.5-1</text:sequence> <text:s/>Casting<text:reference-mark-end text:name="Example 2.5-1"/></text:p></draw:text-box></draw:frame></text:p>
      <text:p text:style-name="P39"><text:soft-page-break/></text:p>
      <text:p text:style-name="P27"><text:span text:style-name="T27">The </text:span><text:span text:style-name="T33">bool</text:span><text:span text:style-name="T27"> value </text:span><text:span text:style-name="T6">true</text:span><text:span text:style-name="T27"> represents the value of '1' after casting and it has an stored representation of '1' in the variable 'b'. Casting to a </text:span><text:span text:style-name="T33">double</text:span><text:span text:style-name="T27"> yields a double value of (approximately) 15.0.</text:span></text:p>
      <text:h text:style-name="P334" text:outline-level="2"><text:bookmark-start text:name="__RefHeading__5396_776323178"/>Unary Operations<text:bookmark-end text:name="__RefHeading__5396_776323178"/></text:h>
      <text:p text:style-name="P35">The allowed unary operations are {+, - , ++ prefix, ++ suffix, -- prefix, -- suffix, <text:s/>~, and ! }.</text:p>
      <text:p text:style-name="SLIPParagraph"><text:span text:style-name="T43">The SlipDatum data types of </text:span><text:span text:style-name="T35">string</text:span><text:span text:style-name="T43"> and </text:span><text:span text:style-name="T35">PTR</text:span><text:span text:style-name="T43"> default can participate in a unary operation. This default behavior can be changed for a </text:span><text:span text:style-name="T35">PTR</text:span><text:span text:style-name="T43"> but not for a </text:span><text:span text:style-name="T35">string</text:span><text:span text:style-name="T43">. SlipHeader and SlipSublist cells do not have unary operations, </text:span><text:span text:style-name="T35">double</text:span><text:span text:style-name="T43"> can only participate in unary + and -, and bool can only participate in unary +, -, !, and ~. This is summarized in </text:span><text:span text:style-name="T43"><text:reference-ref text:reference-format="text" text:ref-name="Table 2.6-1">Table 2.6-1 Unary Operators</text:reference-ref></text:span><text:span text:style-name="T43"> below</text:span></text:p>
      <text:p text:style-name="P268"/>
      <table:table table:name="Table6" table:style-name="Table6">
        <table:table-column table:style-name="Table6.A"/>
        <table:table-column table:style-name="Table6.B"/>
        <table:table-column table:style-name="Table6.A"/>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header-rows>
          <table:table-row>
            <table:table-cell table:style-name="Table6.A1" table:number-columns-spanned="10" office:value-type="string">
              <text:p text:style-name="P143"><text:reference-mark-start text:name="Table 2.6-1"/>Table <text:sequence text:ref-name="refTable4" text:name="Table" text:formula="ooow:Table+1" style:num-format="1">2.6-1</text:sequence> Unary Operators<text:reference-mark-end text:name="Table 2.6-1"/></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6.A2" office:value-type="string">
              <text:p text:style-name="P94"/>
            </table:table-cell>
            <table:table-cell table:style-name="Table6.A2" office:value-type="string">
              <text:p text:style-name="P94"/>
            </table:table-cell>
            <table:table-cell table:style-name="Table6.A2" table:number-columns-spanned="4" office:value-type="string">
              <text:p text:style-name="P94">discrete data types</text:p>
            </table:table-cell>
            <table:covered-table-cell/>
            <table:covered-table-cell/>
            <table:covered-table-cell/>
            <table:table-cell table:style-name="Table6.A2" office:value-type="string">
              <text:p text:style-name="P94"/>
            </table:table-cell>
            <table:table-cell table:style-name="Table6.A1" office:value-type="string">
              <text:p text:style-name="P94"/>
            </table:table-cell>
            <table:table-cell table:style-name="Table6.A1" office:value-type="string">
              <text:p text:style-name="P94"/>
            </table:table-cell>
            <table:table-cell table:style-name="Table6.J2" office:value-type="string">
              <text:p text:style-name="P94"/>
            </table:table-cell>
          </table:table-row>
          <table:table-row>
            <table:table-cell table:style-name="Table6.A2" office:value-type="string">
              <text:p text:style-name="P97">op</text:p>
            </table:table-cell>
            <table:table-cell table:style-name="Table6.A2" office:value-type="string">
              <text:p text:style-name="P97">bool</text:p>
            </table:table-cell>
            <table:table-cell table:style-name="Table6.A2" office:value-type="string">
              <text:p text:style-name="P97">char</text:p>
            </table:table-cell>
            <table:table-cell table:style-name="Table6.A2" office:value-type="string">
              <text:p text:style-name="P97">uChar</text:p>
            </table:table-cell>
            <table:table-cell table:style-name="Table6.A2" office:value-type="string">
              <text:p text:style-name="P97">long</text:p>
            </table:table-cell>
            <table:table-cell table:style-name="Table6.A2" office:value-type="string">
              <text:p text:style-name="P97">uLong</text:p>
            </table:table-cell>
            <table:table-cell table:style-name="Table6.A2" office:value-type="string">
              <text:p text:style-name="P97">Double</text:p>
            </table:table-cell>
            <table:table-cell table:style-name="Table6.A2" office:value-type="string">
              <text:p text:style-name="P97">String</text:p>
            </table:table-cell>
            <table:table-cell table:style-name="Table6.A2" office:value-type="string">
              <text:p text:style-name="P97">PTR</text:p>
            </table:table-cell>
            <table:table-cell table:style-name="Table6.J2" office:value-type="string">
              <text:p text:style-name="P96">result</text:p>
            </table:table-cell>
          </table:table-row>
        </table:table-header-rows>
        <table:table-row>
          <table:table-cell table:style-name="Table6.A2" office:value-type="string">
            <text:p text:style-name="P78">~</text:p>
          </table:table-cell>
          <table:table-cell table:style-name="Table6.A2" office:value-type="string">
            <text:p text:style-name="P78">X</text:p>
          </table:table-cell>
          <table:table-cell table:style-name="Table6.A2" office:value-type="string">
            <text:p text:style-name="P78">X</text:p>
          </table:table-cell>
          <table:table-cell table:style-name="Table6.A2" office:value-type="string">
            <text:p text:style-name="P78">X</text:p>
          </table:table-cell>
          <table:table-cell table:style-name="Table6.A2" office:value-type="string">
            <text:p text:style-name="P78">X</text:p>
          </table:table-cell>
          <table:table-cell table:style-name="Table6.A2" office:value-type="string">
            <text:p text:style-name="P78">X</text:p>
          </table:table-cell>
          <table:table-cell table:style-name="Table6.A2" office:value-type="string">
            <text:p text:style-name="P78"/>
          </table:table-cell>
          <table:table-cell table:style-name="Table6.A2" office:value-type="string">
            <text:p text:style-name="P78"/>
          </table:table-cell>
          <table:table-cell table:style-name="Table6.A2" office:value-type="string">
            <text:p text:style-name="P78"/>
          </table:table-cell>
          <table:table-cell table:style-name="Table6.J2" office:value-type="string">
            <text:p text:style-name="P80">(<text:span text:style-name="T32">ulong</text:span>) bit not. (bool) <text:s/>0xFFFF FFFF or 0x0</text:p>
          </table:table-cell>
        </table:table-row>
        <table:table-row>
          <table:table-cell table:style-name="Table6.A2" office:value-type="string">
            <text:p text:style-name="P78">!</text:p>
          </table:table-cell>
          <table:table-cell table:style-name="Table6.A2" office:value-type="string">
            <text:p text:style-name="P78">X</text:p>
          </table:table-cell>
          <table:table-cell table:style-name="Table6.A2" office:value-type="string">
            <text:p text:style-name="P78">X</text:p>
          </table:table-cell>
          <table:table-cell table:style-name="Table6.A2" office:value-type="string">
            <text:p text:style-name="P78">X</text:p>
          </table:table-cell>
          <table:table-cell table:style-name="Table6.A2" office:value-type="string">
            <text:p text:style-name="P78">X</text:p>
          </table:table-cell>
          <table:table-cell table:style-name="Table6.A2" office:value-type="string">
            <text:p text:style-name="P78">X</text:p>
          </table:table-cell>
          <table:table-cell table:style-name="Table6.A2" office:value-type="string">
            <text:p text:style-name="P78"/>
          </table:table-cell>
          <table:table-cell table:style-name="Table6.A2" office:value-type="string">
            <text:p text:style-name="P78"/>
          </table:table-cell>
          <table:table-cell table:style-name="Table6.A2" office:value-type="string">
            <text:p text:style-name="P78"/>
          </table:table-cell>
          <table:table-cell table:style-name="Table6.J2" office:value-type="string">
            <text:p text:style-name="P77"><text:span text:style-name="T6">(</text:span><text:span text:style-name="T33">bool</text:span><text:span text:style-name="T6">) true</text:span> if &gt; 0 or (<text:span text:style-name="T32">bool</text:span>)<text:span text:style-name="T6">false</text:span></text:p>
          </table:table-cell>
        </table:table-row>
        <table:table-row>
          <table:table-cell table:style-name="Table6.A2" office:value-type="string">
            <text:p text:style-name="P78">+</text:p>
          </table:table-cell>
          <table:table-cell table:style-name="Table6.A2" office:value-type="string">
            <text:p text:style-name="P78">X</text:p>
          </table:table-cell>
          <table:table-cell table:style-name="Table6.A2" office:value-type="string">
            <text:p text:style-name="P78">X</text:p>
          </table:table-cell>
          <table:table-cell table:style-name="Table6.A2" office:value-type="string">
            <text:p text:style-name="P78">X</text:p>
          </table:table-cell>
          <table:table-cell table:style-name="Table6.A2" office:value-type="string">
            <text:p text:style-name="P78">X</text:p>
          </table:table-cell>
          <table:table-cell table:style-name="Table6.A2" office:value-type="string">
            <text:p text:style-name="P78">X</text:p>
          </table:table-cell>
          <table:table-cell table:style-name="Table6.A2" office:value-type="string">
            <text:p text:style-name="P78">X</text:p>
          </table:table-cell>
          <table:table-cell table:style-name="Table6.A2" office:value-type="string">
            <text:p text:style-name="P78"/>
          </table:table-cell>
          <table:table-cell table:style-name="Table6.A2" office:value-type="string">
            <text:p text:style-name="P78"/>
          </table:table-cell>
          <table:table-cell table:style-name="Table6.J2" office:value-type="string">
            <text:p text:style-name="P77">(<text:span text:style-name="T32">SlipDatum</text:span><text:span text:style-name="T37">(T)</text:span>) unchanged data value</text:p>
          </table:table-cell>
        </table:table-row>
        <table:table-row>
          <table:table-cell table:style-name="Table6.A2" office:value-type="string">
            <text:p text:style-name="P78">-</text:p>
          </table:table-cell>
          <table:table-cell table:style-name="Table6.A2" office:value-type="string">
            <text:p text:style-name="P78">X</text:p>
          </table:table-cell>
          <table:table-cell table:style-name="Table6.A2" office:value-type="string">
            <text:p text:style-name="P78">X</text:p>
          </table:table-cell>
          <table:table-cell table:style-name="Table6.A2" office:value-type="string">
            <text:p text:style-name="P78">X</text:p>
          </table:table-cell>
          <table:table-cell table:style-name="Table6.A2" office:value-type="string">
            <text:p text:style-name="P78">X</text:p>
          </table:table-cell>
          <table:table-cell table:style-name="Table6.A2" office:value-type="string">
            <text:p text:style-name="P78">X</text:p>
          </table:table-cell>
          <table:table-cell table:style-name="Table6.A2" office:value-type="string">
            <text:p text:style-name="P78">X</text:p>
          </table:table-cell>
          <table:table-cell table:style-name="Table6.A2" office:value-type="string">
            <text:p text:style-name="P78"/>
          </table:table-cell>
          <table:table-cell table:style-name="Table6.A2" office:value-type="string">
            <text:p text:style-name="P78"/>
          </table:table-cell>
          <table:table-cell table:style-name="Table6.J2" office:value-type="string">
            <text:p text:style-name="P77">(<text:span text:style-name="T32">SlipDatum</text:span><text:span text:style-name="T37">(T)</text:span>) arithmetic negation</text:p>
          </table:table-cell>
        </table:table-row>
        <table:table-row>
          <table:table-cell table:style-name="Table6.A2" office:value-type="string">
            <text:p text:style-name="P78">++p</text:p>
          </table:table-cell>
          <table:table-cell table:style-name="Table6.A2" office:value-type="string">
            <text:p text:style-name="P78"/>
          </table:table-cell>
          <table:table-cell table:style-name="Table6.A2" office:value-type="string">
            <text:p text:style-name="P78">X</text:p>
          </table:table-cell>
          <table:table-cell table:style-name="Table6.A2" office:value-type="string">
            <text:p text:style-name="P78">X</text:p>
          </table:table-cell>
          <table:table-cell table:style-name="Table6.A2" office:value-type="string">
            <text:p text:style-name="P78">X</text:p>
          </table:table-cell>
          <table:table-cell table:style-name="Table6.A2" office:value-type="string">
            <text:p text:style-name="P78">X</text:p>
          </table:table-cell>
          <table:table-cell table:style-name="Table6.A2" office:value-type="string">
            <text:p text:style-name="P78"/>
          </table:table-cell>
          <table:table-cell table:style-name="Table6.A2" office:value-type="string">
            <text:p text:style-name="P78"/>
          </table:table-cell>
          <table:table-cell table:style-name="Table6.A2" office:value-type="string">
            <text:p text:style-name="P78"/>
          </table:table-cell>
          <table:table-cell table:style-name="Table6.J2" office:value-type="string">
            <text:p text:style-name="P77">(<text:span text:style-name="T32">SlipDatum</text:span><text:span text:style-name="T37">(T)</text:span>) <text:s/>++D</text:p>
          </table:table-cell>
        </table:table-row>
        <table:table-row>
          <table:table-cell table:style-name="Table6.A2" office:value-type="string">
            <text:p text:style-name="P78">--p</text:p>
          </table:table-cell>
          <table:table-cell table:style-name="Table6.A2" office:value-type="string">
            <text:p text:style-name="P78"/>
          </table:table-cell>
          <table:table-cell table:style-name="Table6.A2" office:value-type="string">
            <text:p text:style-name="P78">X</text:p>
          </table:table-cell>
          <table:table-cell table:style-name="Table6.A2" office:value-type="string">
            <text:p text:style-name="P78">X</text:p>
          </table:table-cell>
          <table:table-cell table:style-name="Table6.A2" office:value-type="string">
            <text:p text:style-name="P78">X</text:p>
          </table:table-cell>
          <table:table-cell table:style-name="Table6.A2" office:value-type="string">
            <text:p text:style-name="P78">X</text:p>
          </table:table-cell>
          <table:table-cell table:style-name="Table6.A2" office:value-type="string">
            <text:p text:style-name="P78"/>
          </table:table-cell>
          <table:table-cell table:style-name="Table6.A2" office:value-type="string">
            <text:p text:style-name="P78"/>
          </table:table-cell>
          <table:table-cell table:style-name="Table6.A2" office:value-type="string">
            <text:p text:style-name="P78"/>
          </table:table-cell>
          <table:table-cell table:style-name="Table6.J2" office:value-type="string">
            <text:p text:style-name="P77">(<text:span text:style-name="T32">SlipDatum</text:span><text:span text:style-name="T37">(T)</text:span>) <text:span text:style-name="T23"><text:s/>̵̶̶̶ ̵̶̶̶</text:span>D</text:p>
          </table:table-cell>
        </table:table-row>
        <table:table-row>
          <table:table-cell table:style-name="Table6.A2" office:value-type="string">
            <text:p text:style-name="P78">++s</text:p>
          </table:table-cell>
          <table:table-cell table:style-name="Table6.A2" office:value-type="string">
            <text:p text:style-name="P78"/>
          </table:table-cell>
          <table:table-cell table:style-name="Table6.A2" office:value-type="string">
            <text:p text:style-name="P78">X</text:p>
          </table:table-cell>
          <table:table-cell table:style-name="Table6.A2" office:value-type="string">
            <text:p text:style-name="P78">X</text:p>
          </table:table-cell>
          <table:table-cell table:style-name="Table6.A2" office:value-type="string">
            <text:p text:style-name="P78">X</text:p>
          </table:table-cell>
          <table:table-cell table:style-name="Table6.A2" office:value-type="string">
            <text:p text:style-name="P78">X</text:p>
          </table:table-cell>
          <table:table-cell table:style-name="Table6.A2" office:value-type="string">
            <text:p text:style-name="P78"/>
          </table:table-cell>
          <table:table-cell table:style-name="Table6.A2" office:value-type="string">
            <text:p text:style-name="P78"/>
          </table:table-cell>
          <table:table-cell table:style-name="Table6.A2" office:value-type="string">
            <text:p text:style-name="P78"/>
          </table:table-cell>
          <table:table-cell table:style-name="Table6.J2" office:value-type="string">
            <text:p text:style-name="P77">(<text:span text:style-name="T32">SlipDatum</text:span><text:span text:style-name="T37">(T)</text:span>) <text:s/>D++</text:p>
          </table:table-cell>
        </table:table-row>
        <table:table-row>
          <table:table-cell table:style-name="Table6.A2" office:value-type="string">
            <text:p text:style-name="P78">--s</text:p>
          </table:table-cell>
          <table:table-cell table:style-name="Table6.A2" office:value-type="string">
            <text:p text:style-name="P78"/>
          </table:table-cell>
          <table:table-cell table:style-name="Table6.A2" office:value-type="string">
            <text:p text:style-name="P78">X</text:p>
          </table:table-cell>
          <table:table-cell table:style-name="Table6.A2" office:value-type="string">
            <text:p text:style-name="P78">X</text:p>
          </table:table-cell>
          <table:table-cell table:style-name="Table6.A2" office:value-type="string">
            <text:p text:style-name="P78">X</text:p>
          </table:table-cell>
          <table:table-cell table:style-name="Table6.A2" office:value-type="string">
            <text:p text:style-name="P78">X</text:p>
          </table:table-cell>
          <table:table-cell table:style-name="Table6.A2" office:value-type="string">
            <text:p text:style-name="P78"/>
          </table:table-cell>
          <table:table-cell table:style-name="Table6.A2" office:value-type="string">
            <text:p text:style-name="P78"/>
          </table:table-cell>
          <table:table-cell table:style-name="Table6.A2" office:value-type="string">
            <text:p text:style-name="P78"/>
          </table:table-cell>
          <table:table-cell table:style-name="Table6.J2" office:value-type="string">
            <text:p text:style-name="P77">(<text:span text:style-name="T32">SlipDatum</text:span><text:span text:style-name="T37">(T)</text:span>) <text:s/>D <text:span text:style-name="T23">̵̶̶̶ ̵̶̶̶</text:span></text:p>
          </table:table-cell>
        </table:table-row>
      </table:table>
      <text:p text:style-name="P35"/>
      <text:p text:style-name="P127"><text:soft-page-break/>Legend</text:p>
      <text:list xml:id="list4786772861834314939" text:style-name="L6">
        <text:list-item>
          <text:p text:style-name="P407"><text:span text:style-name="T43">~: bit not. </text:span><text:span text:style-name="T35">Bools</text:span><text:span text:style-name="T43"> return 0xFFFF FFFF if </text:span><text:span text:style-name="T7">true</text:span><text:span text:style-name="T43"> or 0x0 if </text:span><text:span text:style-name="T7">false</text:span></text:p>
        </text:list-item>
        <text:list-item>
          <text:p text:style-name="P408"><text:span text:style-name="T7">op: </text:span><text:span text:style-name="T28">unary operation</text:span></text:p>
        </text:list-item>
        <text:list-item>
          <text:p text:style-name="P409">T: SlipDatum data type – any of the allowed data types. Unchanged after operation completion</text:p>
        </text:list-item>
        <text:list-item>
          <text:p text:style-name="P345">D: SlipDatum((T))D data cell with type T. 'T' is unchanged after operation completion</text:p>
        </text:list-item>
      </text:list>
      <text:h text:style-name="P332" text:outline-level="2"><text:bookmark-start text:name="__RefHeading__5398_776323178"/>Binary Operations<text:bookmark-end text:name="__RefHeading__5398_776323178"/></text:h>
      <text:p text:style-name="SLIPParagraph"><text:span text:style-name="T43">The SlipDatum data types of </text:span><text:span text:style-name="T35">string</text:span><text:span text:style-name="T43"> and </text:span><text:span text:style-name="T35">PTR</text:span><text:span text:style-name="T43"> default is to not participate in a binary operation. This default behavior can be changed for a </text:span><text:span text:style-name="T35">PTR</text:span><text:span text:style-name="T43"> but not for a </text:span><text:span text:style-name="T35">string</text:span><text:span text:style-name="T43">. <text:s/>Data type </text:span><text:span text:style-name="T35">double</text:span><text:span text:style-name="T43"> cannot </text:span><text:span text:style-name="T43">participate in modulus (%) operations. SlipHeader and SlipSublist cells do not have binary operations.</text:span></text:p>
      <text:p text:style-name="SLIPParagraph"><text:span text:style-name="T43">SlipDatum objects can participate in a binary operation as the LHS, the RHS or both LHS and RHS of an operation. The operation involves the data type and data value stored in the </text:span><text:span text:style-name="T43">SlipDatum object(s) and will yield the same result as C++ with the same data types and values. The operations </text:span><text:span text:style-name="T43">supported are {+, -, *, /, and %}. SlipDatum data type </text:span><text:span text:style-name="T39">double</text:span><text:span text:style-name="T43"> does not have a modulus (%) operation. </text:span></text:p>
      <text:p text:style-name="SLIPParagraph"><text:span text:style-name="T43">If either the LHS or RHS of an expression is a </text:span><text:span text:style-name="T35">double</text:span><text:span text:style-name="T43"> data type then the resultant data type is double. In all other cases the data type of the result is the same as C++ would return in operating on the data types.</text:span></text:p>
      <text:p text:style-name="SLIPParagraph"><text:span text:style-name="T43">This is summarized in <text:s/></text:span><text:span text:style-name="T43"><text:reference-ref text:reference-format="text" text:ref-name="Table 2.7-1">Table 2.7-1 Binary Operators</text:reference-ref></text:span><text:span text:style-name="T43">.</text:span></text:p>
      <text:p text:style-name="P268"/>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column table:style-name="Table8.J"/>
        <table:table-header-rows>
          <table:table-row>
            <table:table-cell table:style-name="Table8.A1" table:number-columns-spanned="10" office:value-type="string">
              <text:p text:style-name="P143"><text:reference-mark-start text:name="Table 2.7-1"/>Table <text:sequence text:ref-name="refTable5" text:name="Table" text:formula="ooow:Table+1" style:num-format="1">2.7-1</text:sequence> Binary Operators<text:reference-mark-end text:name="Table 2.7-1"/></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8.A2" office:value-type="string">
              <text:p text:style-name="P94"/>
            </table:table-cell>
            <table:table-cell table:style-name="Table8.A2" office:value-type="string">
              <text:p text:style-name="P94"/>
            </table:table-cell>
            <table:table-cell table:style-name="Table8.A2" table:number-columns-spanned="4" office:value-type="string">
              <text:p text:style-name="P94">discrete data types</text:p>
            </table:table-cell>
            <table:covered-table-cell/>
            <table:covered-table-cell/>
            <table:covered-table-cell/>
            <table:table-cell table:style-name="Table8.A2" office:value-type="string">
              <text:p text:style-name="P94"/>
            </table:table-cell>
            <table:table-cell table:style-name="Table8.A1" office:value-type="string">
              <text:p text:style-name="P94"/>
            </table:table-cell>
            <table:table-cell table:style-name="Table8.A1" office:value-type="string">
              <text:p text:style-name="P94"/>
            </table:table-cell>
            <table:table-cell table:style-name="Table8.J2" office:value-type="string">
              <text:p text:style-name="P94"/>
            </table:table-cell>
          </table:table-row>
          <table:table-row>
            <table:table-cell table:style-name="Table8.A2" office:value-type="string">
              <text:p text:style-name="P97">op</text:p>
            </table:table-cell>
            <table:table-cell table:style-name="Table8.A2" office:value-type="string">
              <text:p text:style-name="P97">bool</text:p>
            </table:table-cell>
            <table:table-cell table:style-name="Table8.A2" office:value-type="string">
              <text:p text:style-name="P97">char</text:p>
            </table:table-cell>
            <table:table-cell table:style-name="Table8.A2" office:value-type="string">
              <text:p text:style-name="P97">uChar</text:p>
            </table:table-cell>
            <table:table-cell table:style-name="Table8.A2" office:value-type="string">
              <text:p text:style-name="P97">long</text:p>
            </table:table-cell>
            <table:table-cell table:style-name="Table8.A2" office:value-type="string">
              <text:p text:style-name="P97">uLong</text:p>
            </table:table-cell>
            <table:table-cell table:style-name="Table8.A2" office:value-type="string">
              <text:p text:style-name="P97">Double</text:p>
            </table:table-cell>
            <table:table-cell table:style-name="Table8.A2" office:value-type="string">
              <text:p text:style-name="P97">String</text:p>
            </table:table-cell>
            <table:table-cell table:style-name="Table8.A2" office:value-type="string">
              <text:p text:style-name="P97">PTR</text:p>
            </table:table-cell>
            <table:table-cell table:style-name="Table8.J2" office:value-type="string">
              <text:p text:style-name="P96">result</text:p>
            </table:table-cell>
          </table:table-row>
        </table:table-header-rows>
        <table:table-row>
          <table:table-cell table:style-name="Table8.A2" office:value-type="string">
            <text:p text:style-name="P78">+</text:p>
          </table:table-cell>
          <table:table-cell table:style-name="Table8.A2" office:value-type="string">
            <text:p text:style-name="P78">X</text:p>
          </table:table-cell>
          <table:table-cell table:style-name="Table8.A2" office:value-type="string">
            <text:p text:style-name="P78">X</text:p>
          </table:table-cell>
          <table:table-cell table:style-name="Table8.A2" office:value-type="string">
            <text:p text:style-name="P78">X</text:p>
          </table:table-cell>
          <table:table-cell table:style-name="Table8.A2" office:value-type="string">
            <text:p text:style-name="P78">X</text:p>
          </table:table-cell>
          <table:table-cell table:style-name="Table8.A2" office:value-type="string">
            <text:p text:style-name="P78">X</text:p>
          </table:table-cell>
          <table:table-cell table:style-name="Table8.A2" office:value-type="string">
            <text:p text:style-name="P78">X</text:p>
          </table:table-cell>
          <table:table-cell table:style-name="Table8.A2" office:value-type="string">
            <text:p text:style-name="P78"/>
          </table:table-cell>
          <table:table-cell table:style-name="Table8.A2" office:value-type="string">
            <text:p text:style-name="P78"/>
          </table:table-cell>
          <table:table-cell table:style-name="Table8.J2" office:value-type="string">
            <text:p text:style-name="P80"><text:span text:style-name="T32">SlipDatum</text:span>((T))</text:p>
          </table:table-cell>
        </table:table-row>
        <table:table-row>
          <table:table-cell table:style-name="Table8.A2" office:value-type="string">
            <text:p text:style-name="P78">-</text:p>
          </table:table-cell>
          <table:table-cell table:style-name="Table8.A2" office:value-type="string">
            <text:p text:style-name="P78">X</text:p>
          </table:table-cell>
          <table:table-cell table:style-name="Table8.A2" office:value-type="string">
            <text:p text:style-name="P78">X</text:p>
          </table:table-cell>
          <table:table-cell table:style-name="Table8.A2" office:value-type="string">
            <text:p text:style-name="P78">X</text:p>
          </table:table-cell>
          <table:table-cell table:style-name="Table8.A2" office:value-type="string">
            <text:p text:style-name="P78">X</text:p>
          </table:table-cell>
          <table:table-cell table:style-name="Table8.A2" office:value-type="string">
            <text:p text:style-name="P78">X</text:p>
          </table:table-cell>
          <table:table-cell table:style-name="Table8.A2" office:value-type="string">
            <text:p text:style-name="P78">X</text:p>
          </table:table-cell>
          <table:table-cell table:style-name="Table8.A2" office:value-type="string">
            <text:p text:style-name="P78"/>
          </table:table-cell>
          <table:table-cell table:style-name="Table8.A2" office:value-type="string">
            <text:p text:style-name="P78"/>
          </table:table-cell>
          <table:table-cell table:style-name="Table8.J2" office:value-type="string">
            <text:p text:style-name="P80"><text:span text:style-name="T32">SlipDatum</text:span>((T))</text:p>
          </table:table-cell>
        </table:table-row>
        <table:table-row>
          <table:table-cell table:style-name="Table8.A2" office:value-type="string">
            <text:p text:style-name="P78">*</text:p>
          </table:table-cell>
          <table:table-cell table:style-name="Table8.A2" office:value-type="string">
            <text:p text:style-name="P78">X</text:p>
          </table:table-cell>
          <table:table-cell table:style-name="Table8.A2" office:value-type="string">
            <text:p text:style-name="P78">X</text:p>
          </table:table-cell>
          <table:table-cell table:style-name="Table8.A2" office:value-type="string">
            <text:p text:style-name="P78">X</text:p>
          </table:table-cell>
          <table:table-cell table:style-name="Table8.A2" office:value-type="string">
            <text:p text:style-name="P78">X</text:p>
          </table:table-cell>
          <table:table-cell table:style-name="Table8.A2" office:value-type="string">
            <text:p text:style-name="P78">X</text:p>
          </table:table-cell>
          <table:table-cell table:style-name="Table8.A2" office:value-type="string">
            <text:p text:style-name="P78">X</text:p>
          </table:table-cell>
          <table:table-cell table:style-name="Table8.A2" office:value-type="string">
            <text:p text:style-name="P78"/>
          </table:table-cell>
          <table:table-cell table:style-name="Table8.A2" office:value-type="string">
            <text:p text:style-name="P78"/>
          </table:table-cell>
          <table:table-cell table:style-name="Table8.J2" office:value-type="string">
            <text:p text:style-name="P80"><text:span text:style-name="T32">SlipDatum</text:span>((T))</text:p>
          </table:table-cell>
        </table:table-row>
        <table:table-row>
          <table:table-cell table:style-name="Table8.A2" office:value-type="string">
            <text:p text:style-name="P78">/</text:p>
          </table:table-cell>
          <table:table-cell table:style-name="Table8.A2" office:value-type="string">
            <text:p text:style-name="P78">X</text:p>
          </table:table-cell>
          <table:table-cell table:style-name="Table8.A2" office:value-type="string">
            <text:p text:style-name="P78">X</text:p>
          </table:table-cell>
          <table:table-cell table:style-name="Table8.A2" office:value-type="string">
            <text:p text:style-name="P78">X</text:p>
          </table:table-cell>
          <table:table-cell table:style-name="Table8.A2" office:value-type="string">
            <text:p text:style-name="P78">X</text:p>
          </table:table-cell>
          <table:table-cell table:style-name="Table8.A2" office:value-type="string">
            <text:p text:style-name="P78">X</text:p>
          </table:table-cell>
          <table:table-cell table:style-name="Table8.A2" office:value-type="string">
            <text:p text:style-name="P78">X</text:p>
          </table:table-cell>
          <table:table-cell table:style-name="Table8.A2" office:value-type="string">
            <text:p text:style-name="P78"/>
          </table:table-cell>
          <table:table-cell table:style-name="Table8.A2" office:value-type="string">
            <text:p text:style-name="P78"/>
          </table:table-cell>
          <table:table-cell table:style-name="Table8.J2" office:value-type="string">
            <text:p text:style-name="P80"><text:span text:style-name="T32">SlipDatum</text:span>((T))</text:p>
          </table:table-cell>
        </table:table-row>
        <table:table-row>
          <table:table-cell table:style-name="Table8.A2" office:value-type="string">
            <text:p text:style-name="P78">%</text:p>
          </table:table-cell>
          <table:table-cell table:style-name="Table8.A2" office:value-type="string">
            <text:p text:style-name="P78"/>
          </table:table-cell>
          <table:table-cell table:style-name="Table8.A2" office:value-type="string">
            <text:p text:style-name="P78">X</text:p>
          </table:table-cell>
          <table:table-cell table:style-name="Table8.A2" office:value-type="string">
            <text:p text:style-name="P78">X</text:p>
          </table:table-cell>
          <table:table-cell table:style-name="Table8.A2" office:value-type="string">
            <text:p text:style-name="P78">X</text:p>
          </table:table-cell>
          <table:table-cell table:style-name="Table8.A2" office:value-type="string">
            <text:p text:style-name="P78">X</text:p>
          </table:table-cell>
          <table:table-cell table:style-name="Table8.A2" office:value-type="string">
            <text:p text:style-name="P78"/>
          </table:table-cell>
          <table:table-cell table:style-name="Table8.A2" office:value-type="string">
            <text:p text:style-name="P78"/>
          </table:table-cell>
          <table:table-cell table:style-name="Table8.A2" office:value-type="string">
            <text:p text:style-name="P78"/>
          </table:table-cell>
          <table:table-cell table:style-name="Table8.J2" office:value-type="string">
            <text:p text:style-name="P77">(<text:span text:style-name="T32">long</text:span>)</text:p>
          </table:table-cell>
        </table:table-row>
      </table:table>
      <text:list xml:id="list1347107271382979011" text:style-name="Numbering_20_1">
        <text:list-header>
          <text:p text:style-name="P415"><text:soft-page-break/></text:p>
        </text:list-header>
      </text:list>
      <text:p text:style-name="P287">Legend</text:p>
      <text:list xml:id="list25284127" text:continue-list="list4786772861834314939" text:style-name="L6">
        <text:list-item>
          <text:p text:style-name="P408"><text:span text:style-name="T7">op: </text:span><text:span text:style-name="T28">unary operation</text:span></text:p>
        </text:list-item>
        <text:list-item>
          <text:p text:style-name="P409">T: SlipDatum data type – any of the allowed data types. The resultant data type depends on the underlying data types involved in the operation</text:p>
        </text:list-item>
      </text:list>
      <text:p text:style-name="P120"><draw:frame draw:style-name="fr9" draw:name="Frame5" text:anchor-type="paragraph" svg:y="0.1854in" svg:width="3in" draw:z-index="19"><draw:text-box fo:min-height="0.2in"><text:p text:style-name="P179">SlipDatum X((<text:span text:style-name="T37">ulong</text:span>)20);</text:p><text:p text:style-name="P163">SlipDatum Y((char)7);</text:p><text:p text:style-name="P163">long <text:s text:c="9"/>a = 15;</text:p><text:p text:style-name="P163">unsigned char b = 17;</text:p><text:p text:style-name="P163"/><text:p text:style-name="P163">X + Y; <text:s text:c="8"/>// 27</text:p><text:p text:style-name="P163">X % a; <text:s text:c="8"/>// 6</text:p><text:p text:style-name="P188">b % y; <text:s text:c="8"/>// 3</text:p><text:p text:style-name="P122"><text:reference-mark-start text:name="Example 2.7-1"/><text:span text:style-name="T6">Example </text:span><text:span text:style-name="T6"><text:sequence text:ref-name="refExample3" text:name="Example" text:formula="ooow:Example+1" style:num-format="1">2.7-1</text:sequence></text:span><text:span text:style-name="T6"> <text:s/>Binary Operation</text:span><text:reference-mark-end text:name="Example 2.7-1"/></text:p></draw:text-box></draw:frame></text:p>
      <text:p text:style-name="P121"/>
      <text:p text:style-name="P113"><text:span text:style-name="T28">Example 2.7-1 provides a digestible view of some binary operations. The resultant data type for the modulus operations is (</text:span><text:span text:style-name="T34">long</text:span><text:span text:style-name="T28">). The additional data type depends on the C++ standard. </text:span></text:p>
      <text:h text:style-name="P332" text:outline-level="2"><text:bookmark-start text:name="__RefHeading__3938_573343604"/>Bit and Shift Operations<text:bookmark-end text:name="__RefHeading__3938_573343604"/></text:h>
      <text:p text:style-name="SLIPParagraph"><text:span text:style-name="T43">Bit operations are restricted to discrete types and </text:span><text:span text:style-name="T35">bool</text:span><text:span text:style-name="T43">s. </text:span><text:span text:style-name="T35">Doubles</text:span><text:span text:style-name="T43">, </text:span><text:span text:style-name="T35">string</text:span><text:span text:style-name="T43">s, and </text:span><text:span text:style-name="T35">PTR</text:span><text:span text:style-name="T43">s are invalid. The LHS, RHS, or both must be a SlipDatum object of the appropriate type. The resultant data type of these operations is a </text:span><text:span text:style-name="T35">long </text:span><text:span text:style-name="T39">if the LHS is a SlipDatum object</text:span><text:span text:style-name="T43">. Literals are cast to a </text:span><text:span text:style-name="T35">long</text:span><text:span text:style-name="T43"> before use, and </text:span><text:span text:style-name="T35">bool</text:span><text:span text:style-name="T43">s have a value of '</text:span><text:span text:style-name="T7">0</text:span><text:span text:style-name="T43">' for </text:span><text:span text:style-name="T7">false</text:span><text:span text:style-name="T43"> and '</text:span><text:span text:style-name="T7">1</text:span><text:span text:style-name="T43">' for </text:span><text:span text:style-name="T7">true</text:span><text:span text:style-name="T43">.</text:span></text:p>
      <text:p text:style-name="SLIPParagraph"><text:span text:style-name="T43">Shifting operations treat the input as unsigned, the sign bit is ignored. A right shift shifts the sign bit and replaces bits shifted right by '</text:span><text:span text:style-name="T7">0</text:span><text:span text:style-name="T43">', and a left shift shifts through the sign bit and replaces bits shifted left by '</text:span><text:span text:style-name="T7">0</text:span><text:span text:style-name="T43">'.</text:span></text:p>
      <text:p text:style-name="SLIPParagraph"><text:span text:style-name="T43">The operations and their result is given in table </text:span><text:span text:style-name="T43"><text:reference-ref text:reference-format="text" text:ref-name="Table 2.8-1">Table 2.8-1 Bit and Shift Operators</text:reference-ref></text:span><text:span text:style-name="T43">.</text:span> </text:p>
      <table:table table:name="Table9" table:style-name="Table9">
        <table:table-column table:style-name="Table9.A"/>
        <table:table-column table:style-name="Table9.B"/>
        <table:table-column table:style-name="Table9.C"/>
        <table:table-column table:style-name="Table9.D"/>
        <table:table-column table:style-name="Table9.E"/>
        <table:table-header-rows>
          <text:soft-page-break/>
          <table:table-row>
            <table:table-cell table:style-name="Table9.A1" table:number-columns-spanned="5" office:value-type="string">
              <text:p text:style-name="P150"><text:reference-mark-start text:name="Table 2.8-1"/><text:span text:style-name="T37">Table </text:span><text:span text:style-name="T37"><text:sequence text:ref-name="refTable6" text:name="Table" text:formula="ooow:Table+1" style:num-format="1">2.8-1</text:sequence></text:span><text:span text:style-name="T37"> Bit and Shift Operators</text:span><text:reference-mark-end text:name="Table 2.8-1"/></text:p>
            </table:table-cell>
            <table:covered-table-cell/>
            <table:covered-table-cell/>
            <table:covered-table-cell/>
            <table:covered-table-cell/>
          </table:table-row>
        </table:table-header-rows>
        <table:table-row>
          <table:table-cell table:style-name="Table9.A2" office:value-type="string">
            <text:p text:style-name="P77"/>
          </table:table-cell>
          <table:table-cell table:style-name="Table9.B2" office:value-type="string">
            <text:p text:style-name="P83">op</text:p>
          </table:table-cell>
          <table:table-cell table:style-name="Table9.B2" office:value-type="string">
            <text:p text:style-name="P83"/>
          </table:table-cell>
          <table:table-cell table:style-name="Table9.A2" office:value-type="string">
            <text:p text:style-name="P83">Description</text:p>
          </table:table-cell>
          <table:table-cell table:style-name="Table9.E2" office:value-type="string">
            <text:p text:style-name="P83">Example</text:p>
          </table:table-cell>
        </table:table-row>
        <table:table-row>
          <table:table-cell table:style-name="Table9.A3" office:value-type="string">
            <text:p text:style-name="P77">Y</text:p>
          </table:table-cell>
          <table:table-cell table:style-name="Table9.B3" office:value-type="string">
            <text:p text:style-name="P83">&lt;&lt;</text:p>
          </table:table-cell>
          <table:table-cell table:style-name="Table9.C3" office:value-type="string">
            <text:p text:style-name="P77">X</text:p>
          </table:table-cell>
          <table:table-cell table:style-name="Table9.A2" office:value-type="string">
            <text:p text:style-name="P77">Shift Y left by X bits</text:p>
          </table:table-cell>
          <table:table-cell table:style-name="Table9.E2" office:value-type="string">
            <text:p text:style-name="P77">0xFFFF FFFF &lt;&lt; 3 <text:span text:style-name="T24">→</text:span><text:span text:style-name="T45"> 0xFFFF FFF8</text:span></text:p>
          </table:table-cell>
        </table:table-row>
        <table:table-row>
          <table:table-cell table:style-name="Table9.A3" office:value-type="string">
            <text:p text:style-name="P77">Y</text:p>
          </table:table-cell>
          <table:table-cell table:style-name="Table9.B3" office:value-type="string">
            <text:p text:style-name="P83">&gt;&gt;</text:p>
          </table:table-cell>
          <table:table-cell table:style-name="Table9.C3" office:value-type="string">
            <text:p text:style-name="P77">X</text:p>
          </table:table-cell>
          <table:table-cell table:style-name="Table9.A2" office:value-type="string">
            <text:p text:style-name="P77">Shift Y right by X bits</text:p>
          </table:table-cell>
          <table:table-cell table:style-name="Table9.E2" office:value-type="string">
            <text:p text:style-name="P77">0xFFFF FFFF &gt;&gt; 3 <text:span text:style-name="T24">→</text:span><text:span text:style-name="T45"> 0x1FFF FFFF</text:span></text:p>
          </table:table-cell>
        </table:table-row>
        <table:table-row>
          <table:table-cell table:style-name="Table9.A3" office:value-type="string">
            <text:p text:style-name="P77">Y</text:p>
          </table:table-cell>
          <table:table-cell table:style-name="Table9.B3" office:value-type="string">
            <text:p text:style-name="P83">&amp;</text:p>
          </table:table-cell>
          <table:table-cell table:style-name="Table9.C3" office:value-type="string">
            <text:p text:style-name="P77">X</text:p>
          </table:table-cell>
          <table:table-cell table:style-name="Table9.A2" office:value-type="string">
            <text:p text:style-name="P77">Bit and Y and X</text:p>
          </table:table-cell>
          <table:table-cell table:style-name="Table9.E2" office:value-type="string">
            <text:p text:style-name="P85">0x2222 1010 &amp; 0x1234 5678 → 0x0220 1010</text:p>
          </table:table-cell>
        </table:table-row>
        <table:table-row>
          <table:table-cell table:style-name="Table9.A3" office:value-type="string">
            <text:p text:style-name="P77">Y</text:p>
          </table:table-cell>
          <table:table-cell table:style-name="Table9.B3" office:value-type="string">
            <text:p text:style-name="P83">|</text:p>
          </table:table-cell>
          <table:table-cell table:style-name="Table9.C3" office:value-type="string">
            <text:p text:style-name="P77">X</text:p>
          </table:table-cell>
          <table:table-cell table:style-name="Table9.A2" office:value-type="string">
            <text:p text:style-name="P77">Bit or Y and X</text:p>
          </table:table-cell>
          <table:table-cell table:style-name="Table9.E2" office:value-type="string">
            <text:p text:style-name="P77">0x2222 1010 | 0x1234 5678 <text:span text:style-name="T24">→ 0x3236 5678</text:span></text:p>
          </table:table-cell>
        </table:table-row>
        <table:table-row>
          <table:table-cell table:style-name="Table9.A3" office:value-type="string">
            <text:p text:style-name="P77">Y</text:p>
          </table:table-cell>
          <table:table-cell table:style-name="Table9.B3" office:value-type="string">
            <text:p text:style-name="P83">^</text:p>
          </table:table-cell>
          <table:table-cell table:style-name="Table9.C3" office:value-type="string">
            <text:p text:style-name="P77">X</text:p>
          </table:table-cell>
          <table:table-cell table:style-name="Table9.A2" office:value-type="string">
            <text:p text:style-name="P77">Bit exclusive or Y and X</text:p>
          </table:table-cell>
          <table:table-cell table:style-name="Table9.E2" office:value-type="string">
            <text:p text:style-name="P77">0x2222 1010 ^ 0x1234 5678 <text:span text:style-name="T24">→ 0x3026 4668</text:span></text:p>
          </table:table-cell>
        </table:table-row>
      </table:table>
      <text:p text:style-name="P113"/>
      <text:p text:style-name="P118"><text:bookmark-start text:name="__RefHeading__3940_573343604"/>Legend<text:bookmark-end text:name="__RefHeading__3940_573343604"/></text:p>
      <text:list xml:id="list3720318231799949626" text:style-name="L7">
        <text:list-item>
          <text:p text:style-name="P416">Y: either a SlipDatum discrete or <text:span text:style-name="T32">bool</text:span> object or a literal</text:p>
        </text:list-item>
        <text:list-item>
          <text:p text:style-name="P402">X either a SlipDatum discrete or <text:span text:style-name="T32">bool</text:span> object or a literal</text:p>
        </text:list-item>
      </text:list>
      <text:h text:style-name="Heading_20_2" text:outline-level="2"><text:bookmark-start text:name="__RefHeading__2154_808234950"/><text:span text:style-name="T43">Complex</text:span> Assignments<text:bookmark-end text:name="__RefHeading__2154_808234950"/></text:h>
      <text:p text:style-name="P224">A complex assignment consists of a binary, bit or shift operation symbol followed by an equal sign. The legal combination of symbols are give in <text:reference-ref text:reference-format="text" text:ref-name="Table 2.9-1">Table 2.9-1 Complex Assignments</text:reference-ref>.</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table:number-columns-spanned="4" office:value-type="string">
              <text:p text:style-name="P151"><text:reference-mark-start text:name="Table 2.9-1"/><text:span text:style-name="T37">Table </text:span><text:span text:style-name="T37"><text:sequence text:ref-name="refTable7" text:name="Table" text:formula="ooow:Table+1" style:num-format="1">2.9-1</text:sequence></text:span><text:span text:style-name="T37"> Complex Assignments</text:span><text:reference-mark-end text:name="Table 2.9-1"/></text:p>
            </table:table-cell>
            <table:covered-table-cell/>
            <table:covered-table-cell/>
            <table:covered-table-cell/>
          </table:table-row>
          <table:table-row>
            <table:table-cell table:style-name="Table10.A2" office:value-type="string">
              <text:p text:style-name="P83">op</text:p>
            </table:table-cell>
            <table:table-cell table:style-name="Table10.A2" office:value-type="string">
              <text:p text:style-name="P83">description</text:p>
            </table:table-cell>
            <table:table-cell table:style-name="Table10.A2" office:value-type="string">
              <text:p text:style-name="P83">allowed data types</text:p>
            </table:table-cell>
            <table:table-cell table:style-name="Table10.D2" office:value-type="string">
              <text:p text:style-name="P83">example</text:p>
            </table:table-cell>
          </table:table-row>
        </table:table-header-rows>
        <table:table-row>
          <table:table-cell table:style-name="Table10.A2" office:value-type="string">
            <text:p text:style-name="P78">+=</text:p>
          </table:table-cell>
          <table:table-cell table:style-name="Table10.A2" office:value-type="string">
            <text:p text:style-name="P79">Add and assign</text:p>
          </table:table-cell>
          <table:table-cell table:style-name="Table10.A2" office:value-type="string">
            <text:p text:style-name="P79"><text:span text:style-name="T32">bool</text:span>, discrete data types, <text:span text:style-name="T32">double</text:span></text:p>
          </table:table-cell>
          <table:table-cell table:style-name="Table10.D2" office:value-type="string">
            <text:p text:style-name="P79">D += X</text:p>
          </table:table-cell>
        </table:table-row>
        <table:table-row>
          <table:table-cell table:style-name="Table10.A2" office:value-type="string">
            <text:p text:style-name="P78">-=</text:p>
          </table:table-cell>
          <table:table-cell table:style-name="Table10.A2" office:value-type="string">
            <text:p text:style-name="P79">Subtract and assign</text:p>
          </table:table-cell>
          <table:table-cell table:style-name="Table10.A2" office:value-type="string">
            <text:p text:style-name="P79"><text:span text:style-name="T32">bool</text:span>, discrete data types, <text:span text:style-name="T32">double</text:span></text:p>
          </table:table-cell>
          <table:table-cell table:style-name="Table10.D2" office:value-type="string">
            <text:p text:style-name="P79">D -= X</text:p>
          </table:table-cell>
        </table:table-row>
        <table:table-row>
          <table:table-cell table:style-name="Table10.A2" office:value-type="string">
            <text:p text:style-name="P78">*=</text:p>
          </table:table-cell>
          <table:table-cell table:style-name="Table10.A2" office:value-type="string">
            <text:p text:style-name="P79">Multiply and assign</text:p>
          </table:table-cell>
          <table:table-cell table:style-name="Table10.A2" office:value-type="string">
            <text:p text:style-name="P79"><text:span text:style-name="T32">bool</text:span>, discrete data types, <text:span text:style-name="T32">double</text:span></text:p>
          </table:table-cell>
          <table:table-cell table:style-name="Table10.D2" office:value-type="string">
            <text:p text:style-name="P79">D *= X</text:p>
          </table:table-cell>
        </table:table-row>
        <table:table-row>
          <table:table-cell table:style-name="Table10.A2" office:value-type="string">
            <text:p text:style-name="P78">/=</text:p>
          </table:table-cell>
          <table:table-cell table:style-name="Table10.A2" office:value-type="string">
            <text:p text:style-name="P79">Divide and assign</text:p>
          </table:table-cell>
          <table:table-cell table:style-name="Table10.A2" office:value-type="string">
            <text:p text:style-name="P79"><text:span text:style-name="T32">bool</text:span>, discrete data types, <text:span text:style-name="T32">double</text:span></text:p>
          </table:table-cell>
          <table:table-cell table:style-name="Table10.D2" office:value-type="string">
            <text:p text:style-name="P79">D /= X</text:p>
          </table:table-cell>
        </table:table-row>
        <table:table-row>
          <table:table-cell table:style-name="Table10.A2" office:value-type="string">
            <text:p text:style-name="P78">%=</text:p>
          </table:table-cell>
          <table:table-cell table:style-name="Table10.A2" office:value-type="string">
            <text:p text:style-name="P79">Take modulus and assign</text:p>
          </table:table-cell>
          <table:table-cell table:style-name="Table10.A2" office:value-type="string">
            <text:p text:style-name="P79"><text:span text:style-name="T32">bool</text:span>, discrete data types</text:p>
          </table:table-cell>
          <table:table-cell table:style-name="Table10.D2" office:value-type="string">
            <text:p text:style-name="P79">D %= X</text:p>
          </table:table-cell>
        </table:table-row>
        <table:table-row>
          <table:table-cell table:style-name="Table10.A2" office:value-type="string">
            <text:p text:style-name="P78">&lt;&lt;=</text:p>
          </table:table-cell>
          <table:table-cell table:style-name="Table10.A2" office:value-type="string">
            <text:p text:style-name="P79">Shift left and assign</text:p>
          </table:table-cell>
          <table:table-cell table:style-name="Table10.A2" office:value-type="string">
            <text:p text:style-name="P79"><text:span text:style-name="T32">bool</text:span>, discrete data types</text:p>
          </table:table-cell>
          <table:table-cell table:style-name="Table10.D2" office:value-type="string">
            <text:p text:style-name="P79">D &lt;&lt; X</text:p>
          </table:table-cell>
        </table:table-row>
        <table:table-row>
          <table:table-cell table:style-name="Table10.A2" office:value-type="string">
            <text:p text:style-name="P78">&gt;&gt;=</text:p>
          </table:table-cell>
          <table:table-cell table:style-name="Table10.A2" office:value-type="string">
            <text:p text:style-name="P79">Shift right and assign</text:p>
          </table:table-cell>
          <table:table-cell table:style-name="Table10.A2" office:value-type="string">
            <text:p text:style-name="P79"><text:span text:style-name="T32">bool</text:span>, discrete data types</text:p>
          </table:table-cell>
          <table:table-cell table:style-name="Table10.D2" office:value-type="string">
            <text:p text:style-name="P79">D &gt;&gt;= X</text:p>
          </table:table-cell>
        </table:table-row>
        <table:table-row>
          <table:table-cell table:style-name="Table10.A2" office:value-type="string">
            <text:p text:style-name="P78">&amp;=</text:p>
          </table:table-cell>
          <table:table-cell table:style-name="Table10.A2" office:value-type="string">
            <text:p text:style-name="P79">Bit and and assign</text:p>
          </table:table-cell>
          <table:table-cell table:style-name="Table10.A2" office:value-type="string">
            <text:p text:style-name="P79"><text:span text:style-name="T32">bool</text:span>, discrete data types</text:p>
          </table:table-cell>
          <table:table-cell table:style-name="Table10.D2" office:value-type="string">
            <text:p text:style-name="P79">D &amp;= X</text:p>
          </table:table-cell>
        </table:table-row>
        <table:table-row>
          <table:table-cell table:style-name="Table10.A2" office:value-type="string">
            <text:p text:style-name="P78">|=</text:p>
          </table:table-cell>
          <table:table-cell table:style-name="Table10.A2" office:value-type="string">
            <text:p text:style-name="P79">Bit or and assign</text:p>
          </table:table-cell>
          <table:table-cell table:style-name="Table10.A2" office:value-type="string">
            <text:p text:style-name="P79"><text:span text:style-name="T32">bool</text:span>, discrete data types</text:p>
          </table:table-cell>
          <table:table-cell table:style-name="Table10.D2" office:value-type="string">
            <text:p text:style-name="P79">D |= X</text:p>
          </table:table-cell>
        </table:table-row>
        <table:table-row>
          <table:table-cell table:style-name="Table10.A2" office:value-type="string">
            <text:p text:style-name="P78">^=</text:p>
          </table:table-cell>
          <table:table-cell table:style-name="Table10.A2" office:value-type="string">
            <text:p text:style-name="P79">Exclusive or and assign</text:p>
          </table:table-cell>
          <table:table-cell table:style-name="Table10.A2" office:value-type="string">
            <text:p text:style-name="P79"><text:span text:style-name="T32">bool</text:span>, discrete data types</text:p>
          </table:table-cell>
          <table:table-cell table:style-name="Table10.D2" office:value-type="string">
            <text:p text:style-name="P79">D &amp;= X</text:p>
          </table:table-cell>
        </table:table-row>
      </table:table>
      <text:p text:style-name="P117"/>
      <text:p text:style-name="P119">Legend</text:p>
      <text:list xml:id="list8585014285562750062" text:style-name="L8">
        <text:list-item>
          <text:p text:style-name="P410">D:<text:tab/>SlipDatum object</text:p>
        </text:list-item>
        <text:list-item>
          <text:p text:style-name="P417"><text:soft-page-break/>X<text:tab/>SlipDatum object, literal, or expression</text:p>
        </text:list-item>
      </text:list>
      <text:p text:style-name="SLIPParagraph">The LHS can be a C++ variable or a SlipDatum object. The LHS SlipDatum data type is invariant. The operation will cause a change of the SlipDatum value but not the SlipDatum data type. The SlipDatum value takes part in the operation, which can be decomposed into D = D <text:span text:style-name="T6">op</text:span> X, with D and X with the same meaning as in <text:reference-ref text:reference-format="text" text:ref-name="Table 2.9-1">Table 2.9-1 Complex Assignments</text:reference-ref> and <text:span text:style-name="T6">op</text:span> being one of the operations in the table stripped of the concatenated equal sign (=).</text:p>
      <text:p text:style-name="SLIPParagraph">SlipHeader, SlipSublist and <text:s/><text:span text:style-name="T33">string</text:span> objects are never legal. <text:span text:style-name="T32">Double</text:span> is not legal for bit and shift operations. SlipDatum data type <text:span text:style-name="T32">PTR</text:span> objects default iof illegal can be overriden.</text:p>
      <text:p text:style-name="SLIPParagraph">If the LHS side is a variable and the result of expression evaluation of the RHS is a SlipDatum object, then the SlipDatum object is cast to the data type of the LHS before <text:span text:style-name="T6">op</text:span> evaluation begins. That is: V <text:span text:style-name="T6">op</text:span> D becomes V <text:span text:style-name="T6">op</text:span> (cast)D, where <text:span text:style-name="T6">op</text:span> is as above.</text:p>
      <text:h text:style-name="Heading_20_1" text:outline-level="1"><text:bookmark-start text:name="__RefHeading__3798_1156219741"/>Common Operations<text:bookmark-end text:name="__RefHeading__3798_1156219741"/></text:h>
      <text:p text:style-name="P23">There are certain operations that are shared in common amongst the SLIP cells (SlipHeader, SlipSublist, SlipDatum) directly and indirectly with the SLIP iterators (SlipReader, SlipSequencer). These operations include interrogatories (are you?), assignment, replacement, and logical operations.</text:p>
      <text:p text:style-name="P23">Where applicable, operations available to the iterators are operations on the SLIP cell referenced by the iterator and not the SlipHeader. They are not operations <text:s/>on the iterator itself.</text:p>
      <text:h text:style-name="P330" text:outline-level="2"><text:bookmark-start text:name="__RefHeading__3589_1156219741"/>Interrogatories<text:bookmark-end text:name="__RefHeading__3589_1156219741"/></text:h>
      <text:p text:style-name="P23">All questions return a boolean (<text:span text:style-name="T6">true</text:span> or <text:span text:style-name="T6">false</text:span>). A <text:span text:style-name="T6">true</text:span> implies that the question is answered successfully, and a <text:span text:style-name="T6">false</text:span> if the cell does not satisfy the question asked. Every non-iterator SLIP cell has the interrogatories as a cell property.</text:p>
      <text:p text:style-name="P23">The interrogatories apply to SlipHeaders, SlipSublists, and SlipDatum objects. When iterators are used, then the SLIP cell referenced by the iterator is interrogated. The properties are owned by the cell type not the cell. They are static in the sense that any object of a given cell type will give the same answer to the same question.</text:p>
      <text:p text:style-name="P23">The interrogatories are appropriately called the object properties. The format for method invocation is ((SlipCellBase&amp;)<text:span text:style-name="T6">X).method()</text:span>. The are listed in <text:reference-ref text:reference-format="text" text:ref-name="Table 3.1-1">Table 3.1-1 Interrogatories</text:reference-ref>.</text:p>
      <table:table table:name="Table21-1" table:style-name="Table21-1">
        <table:table-column table:style-name="Table21-1.A"/>
        <table:table-column table:style-name="Table21-1.B"/>
        <table:table-column table:style-name="Table21-1.C"/>
        <table:table-header-rows>
          <text:soft-page-break/>
          <table:table-row>
            <table:table-cell table:style-name="Table21-1.A1" table:number-columns-spanned="3" office:value-type="string">
              <text:p text:style-name="P65"><text:reference-mark-start text:name="Table 3.1-1"/><text:span text:style-name="T19">Table </text:span><text:span text:style-name="T19"><text:sequence text:ref-name="refTable8" text:name="Table" text:formula="ooow:Table+1" style:num-format="1">3.1-1</text:sequence></text:span><text:span text:style-name="T19"> Interrogatories</text:span><text:reference-mark-end text:name="Table 3.1-1"/></text:p>
            </table:table-cell>
            <table:covered-table-cell/>
            <table:covered-table-cell/>
          </table:table-row>
          <table:table-row>
            <table:table-cell table:style-name="Table21-1.A2" office:value-type="string">
              <text:p text:style-name="P83">return</text:p>
            </table:table-cell>
            <table:table-cell table:style-name="Table21-1.A2" office:value-type="string">
              <text:p text:style-name="P61">((SlipCellBase&amp;)X).method()</text:p>
            </table:table-cell>
            <table:table-cell table:style-name="Table21-1.C2" office:value-type="string">
              <text:p text:style-name="P101"><text:s/><text:span text:style-name="T6">Description</text:span></text:p>
            </table:table-cell>
          </table:table-row>
        </table:table-header-rows>
        <table:table-row>
          <table:table-cell table:style-name="Table21-1.A2" office:value-type="string">
            <text:p text:style-name="P103">bool</text:p>
          </table:table-cell>
          <table:table-cell table:style-name="Table21-1.A2" office:value-type="string">
            <text:p text:style-name="P102">isAVSL(const SlipCellBase*)</text:p>
          </table:table-cell>
          <table:table-cell table:style-name="Table21-1.C2" office:value-type="string">
            <text:p text:style-name="P102">Is the argument from the AVSL</text:p>
          </table:table-cell>
        </table:table-row>
        <table:table-row>
          <table:table-cell table:style-name="Table21-1.A2" office:value-type="string">
            <text:p text:style-name="P103">bool</text:p>
          </table:table-cell>
          <table:table-cell table:style-name="Table21-1.A2" office:value-type="string">
            <text:p text:style-name="P102">isData()</text:p>
          </table:table-cell>
          <table:table-cell table:style-name="Table21-1.C2" office:value-type="string">
            <text:p text:style-name="P102">Is this a SlipDatum cell.</text:p>
          </table:table-cell>
        </table:table-row>
        <table:table-row>
          <table:table-cell table:style-name="Table21-1.A2" office:value-type="string">
            <text:p text:style-name="P103">bool</text:p>
          </table:table-cell>
          <table:table-cell table:style-name="Table21-1.A2" office:value-type="string">
            <text:p text:style-name="P102">isDeleted()</text:p>
          </table:table-cell>
          <table:table-cell table:style-name="Table21-1.C2" office:value-type="string">
            <text:p text:style-name="P102">Has the cell been deleted (restored to the AVSL).</text:p>
          </table:table-cell>
        </table:table-row>
        <table:table-row>
          <table:table-cell table:style-name="Table21-1.A2" office:value-type="string">
            <text:p text:style-name="P103">bool</text:p>
          </table:table-cell>
          <table:table-cell table:style-name="Table21-1.A2" office:value-type="string">
            <text:p text:style-name="P102">isDiscrete()</text:p>
          </table:table-cell>
          <table:table-cell table:style-name="Table21-1.C2" office:value-type="string">
            <text:p text:style-name="P102">Is this a SlipDatum cell with a discrete number.</text:p>
          </table:table-cell>
        </table:table-row>
        <table:table-row>
          <table:table-cell table:style-name="Table21-1.A2" office:value-type="string">
            <text:p text:style-name="P103">bool</text:p>
          </table:table-cell>
          <table:table-cell table:style-name="Table21-1.A2" office:value-type="string">
            <text:p text:style-name="P102">isHeader()</text:p>
          </table:table-cell>
          <table:table-cell table:style-name="Table21-1.C2" office:value-type="string">
            <text:p text:style-name="P102">Is the cell a SlipHeader.</text:p>
          </table:table-cell>
        </table:table-row>
        <table:table-row>
          <table:table-cell table:style-name="Table21-1.A2" office:value-type="string">
            <text:p text:style-name="P103">bool</text:p>
          </table:table-cell>
          <table:table-cell table:style-name="Table21-1.A2" office:value-type="string">
            <text:p text:style-name="P102">isName()</text:p>
          </table:table-cell>
          <table:table-cell table:style-name="Table21-1.C2" office:value-type="string">
            <text:p text:style-name="P102">Is the cell a SlipSublist.</text:p>
          </table:table-cell>
        </table:table-row>
        <table:table-row>
          <table:table-cell table:style-name="Table21-1.A2" office:value-type="string">
            <text:p text:style-name="P103">bool</text:p>
          </table:table-cell>
          <table:table-cell table:style-name="Table21-1.A2" office:value-type="string">
            <text:p text:style-name="P102">isNumber()</text:p>
          </table:table-cell>
          <table:table-cell table:style-name="Table21-1.C2" office:value-type="string">
            <text:p text:style-name="P102">Is this a SlipDatum cell with a number.</text:p>
          </table:table-cell>
        </table:table-row>
        <table:table-row>
          <table:table-cell table:style-name="Table21-1.A2" office:value-type="string">
            <text:p text:style-name="P103">bool</text:p>
          </table:table-cell>
          <table:table-cell table:style-name="Table21-1.A2" office:value-type="string">
            <text:p text:style-name="P102">isPtr()</text:p>
          </table:table-cell>
          <table:table-cell table:style-name="Table21-1.C2" office:value-type="string">
            <text:p text:style-name="P102">Is the cell a application defined SlipDatum cell.</text:p>
          </table:table-cell>
        </table:table-row>
        <table:table-row>
          <table:table-cell table:style-name="Table21-1.A2" office:value-type="string">
            <text:p text:style-name="P103">bool</text:p>
          </table:table-cell>
          <table:table-cell table:style-name="Table21-1.A2" office:value-type="string">
            <text:p text:style-name="P102">isReal()</text:p>
          </table:table-cell>
          <table:table-cell table:style-name="Table21-1.C2" office:value-type="string">
            <text:p text:style-name="P102">Is this a SlipDatum cell with a real.</text:p>
          </table:table-cell>
        </table:table-row>
        <table:table-row>
          <table:table-cell table:style-name="Table21-1.A2" office:value-type="string">
            <text:p text:style-name="P103">bool</text:p>
          </table:table-cell>
          <table:table-cell table:style-name="Table21-1.A2" office:value-type="string">
            <text:p text:style-name="P102">isString()</text:p>
          </table:table-cell>
          <table:table-cell table:style-name="Table21-1.C2" office:value-type="string">
            <text:p text:style-name="P102">Is this a SlipDatum cell for a string.</text:p>
          </table:table-cell>
        </table:table-row>
        <table:table-row>
          <table:table-cell table:style-name="Table21-1.A2" office:value-type="string">
            <text:p text:style-name="P103">bool</text:p>
          </table:table-cell>
          <table:table-cell table:style-name="Table21-1.A2" office:value-type="string">
            <text:p text:style-name="P102">isSublist()</text:p>
          </table:table-cell>
          <table:table-cell table:style-name="Table21-1.C2" office:value-type="string">
            <text:p text:style-name="P102">Is this a SlipSublist cell.</text:p>
          </table:table-cell>
        </table:table-row>
        <table:table-row>
          <table:table-cell table:style-name="Table21-1.A2" office:value-type="string">
            <text:p text:style-name="P103">bool</text:p>
          </table:table-cell>
          <table:table-cell table:style-name="Table21-1.A2" office:value-type="string">
            <text:p text:style-name="P102">isTemp()</text:p>
          </table:table-cell>
          <table:table-cell table:style-name="Table21-1.C2" office:value-type="string">
            <text:p text:style-name="P102">Is this cell on the runtime stack.</text:p>
          </table:table-cell>
        </table:table-row>
        <table:table-row>
          <table:table-cell table:style-name="Table21-1.A2" office:value-type="string">
            <text:p text:style-name="P103">bool</text:p>
          </table:table-cell>
          <table:table-cell table:style-name="Table21-1.A2" office:value-type="string">
            <text:p text:style-name="P102">isUnlinked()</text:p>
          </table:table-cell>
          <table:table-cell table:style-name="Table21-1.C2" office:value-type="string">
            <text:p text:style-name="P102">Is this cell not part of a list.</text:p>
          </table:table-cell>
        </table:table-row>
      </table:table>
      <text:p text:style-name="P115"/>
      <text:p text:style-name="SLIPParagraph">Note that <text:span text:style-name="T6">isAVSL()</text:span> requires a cell pointer to be input as an argument. Its invocation format is <text:span text:style-name="T6">isAVSL(X)</text:span>.</text:p>
      <text:p text:style-name="SLIPParagraph">In common usage the application creates a SLIP cell object (cell) and asks about cell properties. For example:</text:p>
      <text:p text:style-name="P34"><text:tab/>if (((SlipCellBase&amp;)cell.)isReal()) … or<text:line-break/><text:tab/>if (cell.isReal()) …</text:p>
      <text:p text:style-name="P28">In this case the answer is '<text:span text:style-name="T6">true</text:span>' if the cell is a SlipDatum cell and if the datum type is real (type double). If the cell is not a SlipDatum cell or if the datum type is not real then the answer is <text:span text:style-name="T6">false</text:span>.</text:p>
      <text:p text:style-name="P28">Some special considerations are required for “isAVSL()”. The question being asked is whether the input cell is from the AVSL or the runtime stack or the heap. If it is from the AVSL then the response is <text:span text:style-name="T6">true</text:span>. In all other cases the response is false. The cell itself may or may not be in a list. </text:p>
      <text:h text:style-name="P330" text:outline-level="2"><text:bookmark-start text:name="__RefHeading__3593_1156219741"/><text:soft-page-break/>Replacement<text:bookmark-end text:name="__RefHeading__3593_1156219741"/></text:h>
      <text:p text:style-name="P23">We will call the object being replaced as the LHS and the source of the replacement, the RHS. In a manner analogous to assignment, LHS = RHS implies that the LHS object data type and data value will be replaced by the RHS object data type and data <text:s/>value. In assignment, the LHS data value is replaced by the RHS data value. </text:p>
      <text:p text:style-name="P23">The LHS must be either a SlipSublist or SlipDatum object. The RHS can be a SlipSublist, SlipDatum, SlipHeader object or literal value.</text:p>
      <text:p text:style-name="P23">The LHS must be on a list. The RHS may or may not be on a list. </text:p>
      <text:p text:style-name="P23">Replace is a superset of simple assignment. It replaces like-to-like and unlike-to-unlike SLIP cell types. When like-like replacements are done the result is the same as assignment. In unlike-to-unlike both the data type and the data value change. In this mode there is no guarantee that the SLIP object will not be deleted and references to the object are not reliable. </text:p>
      <text:p text:style-name="P114">The valid LHS and RHS relations are:</text:p>
      <text:list xml:id="list2344957839144464863" text:style-name="L9">
        <text:list-item>
          <text:p text:style-name="P412">If a literal value is used, a new SlipDatum object is created and inserted into the list in place of the LHS. The LHS object is deleted.</text:p>
        </text:list-item>
        <text:list-item>
          <text:p text:style-name="P412">If the LHS and RHS are type incompatible (one a SlipSublist and the other a SlipDatum) then a new Slip object is created and inserted into the list and the LHS object deleted.</text:p>
        </text:list-item>
        <text:list-item>
          <text:p text:style-name="P412">If the LHS is a SlipSublist and the the RHS is either a SlipSublist or SlipHeader, then the LHS SlipHeader reference count is decremented and the RHS SlipHeader reference inserted and reference count incremented.</text:p>
        </text:list-item>
      </text:list>
      <text:p text:style-name="P60"/>
      <text:p text:style-name="P23">If the replacement creates a new object, the old object will be deleted and the new object inserted into the list at the same location. </text:p>
      <text:p text:style-name="SLIPParagraph"><text:span text:style-name="T14">The SLIP API is given in </text:span><text:span text:style-name="T14"><text:reference-ref text:reference-format="text" text:ref-name="Table 3.2-1">Table 3.2-1 Replace Methods</text:reference-ref></text:span><text:span text:style-name="T14">. All methods return a reference (SlipCell&amp;) to the new LHS list object. Method invocation is ((SlipCell&amp;)</text:span><text:span text:style-name="T15">X</text:span><text:span text:style-name="T16">)</text:span><text:span text:style-name="T15">.method()</text:span><text:span text:style-name="T14">.</text:span></text:p>
      <table:table table:name="Table11" table:style-name="Table11">
        <table:table-column table:style-name="Table11.A"/>
        <table:table-column table:style-name="Table11.B"/>
        <table:table-column table:style-name="Table11.C"/>
        <table:table-header-rows>
          <text:soft-page-break/>
          <table:table-row>
            <table:table-cell table:style-name="Table11.A1" table:number-columns-spanned="3" office:value-type="string">
              <text:p text:style-name="P143"><text:reference-mark-start text:name="Table 3.2-1"/>Table <text:sequence text:ref-name="refTable9" text:name="Table" text:formula="ooow:Table+1" style:num-format="1">3.2-1</text:sequence> Replace Methods<text:reference-mark-end text:name="Table 3.2-1"/></text:p>
            </table:table-cell>
            <table:covered-table-cell/>
            <table:covered-table-cell/>
          </table:table-row>
          <table:table-row>
            <table:table-cell table:style-name="Table11.A2" office:value-type="string">
              <text:p text:style-name="P95">return</text:p>
            </table:table-cell>
            <table:table-cell table:style-name="Table11.A2" office:value-type="string">
              <text:p text:style-name="P116"><text:span text:style-name="T15">((SlipCell&amp;)X).method()</text:span><text:span text:style-name="T14">.</text:span></text:p>
            </table:table-cell>
            <table:table-cell table:style-name="Table11.C2" office:value-type="string">
              <text:p text:style-name="P95">Description</text:p>
            </table:table-cell>
          </table:table-row>
        </table:table-header-rows>
        <table:table-row>
          <table:table-cell table:style-name="Table11.A2" office:value-type="string">
            <text:p text:style-name="P105">SlipSublist&amp;</text:p>
          </table:table-cell>
          <table:table-cell table:style-name="Table11.A2" office:value-type="string">
            <text:p text:style-name="P104">replace(const SlipHeader&amp;)</text:p>
          </table:table-cell>
          <table:table-cell table:style-name="Table11.C2" office:value-type="string">
            <text:p text:style-name="P79">Creates a new SlipSublist object</text:p>
          </table:table-cell>
        </table:table-row>
        <table:table-row>
          <table:table-cell table:style-name="Table11.A2" office:value-type="string">
            <text:p text:style-name="P105">SlipSublist&amp;</text:p>
          </table:table-cell>
          <table:table-cell table:style-name="Table11.A2" office:value-type="string">
            <text:p text:style-name="P104">replace(const SlipSublist&amp;)</text:p>
          </table:table-cell>
          <table:table-cell table:style-name="Table11.C2" office:value-type="string">
            <text:p text:style-name="P79">Creates a new SlipSublist object</text:p>
          </table:table-cell>
        </table:table-row>
        <table:table-row>
          <table:table-cell table:style-name="Table11.A2" office:value-type="string">
            <text:p text:style-name="P105">SlipDatum&amp;</text:p>
          </table:table-cell>
          <table:table-cell table:style-name="Table11.A2" office:value-type="string">
            <text:p text:style-name="P104">replace(const SlipDatum&amp;)</text:p>
          </table:table-cell>
          <table:table-cell table:style-name="Table11.C2" office:value-type="string">
            <text:p text:style-name="P79">Uses input as a model</text:p>
          </table:table-cell>
        </table:table-row>
        <table:table-row>
          <table:table-cell table:style-name="Table11.A2" office:value-type="string">
            <text:p text:style-name="P105">SlipDatum&amp;</text:p>
          </table:table-cell>
          <table:table-cell table:style-name="Table11.A2" office:value-type="string">
            <text:p text:style-name="P104">replace(<text:span text:style-name="T32">bool)</text:span> </text:p>
          </table:table-cell>
          <table:table-cell table:style-name="Table11.C2" office:value-type="string">
            <text:p text:style-name="P79">Creates SlipDatum <text:span text:style-name="T32">bool</text:span> object </text:p>
          </table:table-cell>
        </table:table-row>
        <table:table-row>
          <table:table-cell table:style-name="Table11.A2" office:value-type="string">
            <text:p text:style-name="P105">SlipDatum&amp;</text:p>
          </table:table-cell>
          <table:table-cell table:style-name="Table11.A2" office:value-type="string">
            <text:p text:style-name="P104">replace(<text:span text:style-name="T32">char</text:span>) </text:p>
          </table:table-cell>
          <table:table-cell table:style-name="Table11.C2" office:value-type="string">
            <text:p text:style-name="P79">Creates SlipDatum <text:span text:style-name="T32">char </text:span>object</text:p>
          </table:table-cell>
        </table:table-row>
        <table:table-row>
          <table:table-cell table:style-name="Table11.A2" office:value-type="string">
            <text:p text:style-name="P105">SlipDatum&amp;</text:p>
          </table:table-cell>
          <table:table-cell table:style-name="Table11.A2" office:value-type="string">
            <text:p text:style-name="P104">replace(<text:span text:style-name="T32">unsigned char</text:span>)</text:p>
          </table:table-cell>
          <table:table-cell table:style-name="Table11.C2" office:value-type="string">
            <text:p text:style-name="P79">Creates SlipDatum <text:span text:style-name="T32">uChar</text:span> object</text:p>
          </table:table-cell>
        </table:table-row>
        <table:table-row>
          <table:table-cell table:style-name="Table11.A2" office:value-type="string">
            <text:p text:style-name="P105">SlipDatum&amp;</text:p>
          </table:table-cell>
          <table:table-cell table:style-name="Table11.A2" office:value-type="string">
            <text:p text:style-name="P104">replace(<text:span text:style-name="T32">long</text:span>)</text:p>
          </table:table-cell>
          <table:table-cell table:style-name="Table11.C2" office:value-type="string">
            <text:p text:style-name="P79">Creates SlipDatum <text:span text:style-name="T32">long</text:span> object</text:p>
          </table:table-cell>
        </table:table-row>
        <table:table-row>
          <table:table-cell table:style-name="Table11.A2" office:value-type="string">
            <text:p text:style-name="P105">SlipDatum&amp;</text:p>
          </table:table-cell>
          <table:table-cell table:style-name="Table11.A2" office:value-type="string">
            <text:p text:style-name="P104">replace(<text:span text:style-name="T32">unsigned long</text:span>) </text:p>
          </table:table-cell>
          <table:table-cell table:style-name="Table11.C2" office:value-type="string">
            <text:p text:style-name="P79">Creates SlipDatum <text:span text:style-name="T32">uLong</text:span> object</text:p>
          </table:table-cell>
        </table:table-row>
        <table:table-row>
          <table:table-cell table:style-name="Table11.A2" office:value-type="string">
            <text:p text:style-name="P105">SlipDatum&amp;</text:p>
          </table:table-cell>
          <table:table-cell table:style-name="Table11.A2" office:value-type="string">
            <text:p text:style-name="P104">replace(<text:span text:style-name="T32">double</text:span>) </text:p>
          </table:table-cell>
          <table:table-cell table:style-name="Table11.C2" office:value-type="string">
            <text:p text:style-name="P79">Creates SlipDatum <text:span text:style-name="T32">double</text:span> object</text:p>
          </table:table-cell>
        </table:table-row>
        <table:table-row>
          <table:table-cell table:style-name="Table11.A2" office:value-type="string">
            <text:p text:style-name="P105">SlipDatum&amp;</text:p>
          </table:table-cell>
          <table:table-cell table:style-name="Table11.A2" office:value-type="string">
            <text:p text:style-name="P104">replace(const <text:span text:style-name="T32">PTR</text:span>, const void* operation=<text:span text:style-name="T6">null</text:span>)</text:p>
          </table:table-cell>
          <table:table-cell table:style-name="Table11.C2" office:value-type="string">
            <text:p text:style-name="P79">Creates SlipDatum <text:span text:style-name="T32">PTR</text:span> object</text:p>
          </table:table-cell>
        </table:table-row>
        <table:table-row>
          <table:table-cell table:style-name="Table11.A2" office:value-type="string">
            <text:p text:style-name="P105">SlipDatum&amp;</text:p>
          </table:table-cell>
          <table:table-cell table:style-name="Table11.A2" office:value-type="string">
            <text:p text:style-name="P104">replace(const <text:span text:style-name="T32">string</text:span>&amp;, bool constFlag=<text:span text:style-name="T6">false</text:span>)</text:p>
          </table:table-cell>
          <table:table-cell table:style-name="Table11.C2" office:value-type="string">
            <text:p text:style-name="P79">Creates SlipDatum <text:span text:style-name="T32">string</text:span> object</text:p>
          </table:table-cell>
        </table:table-row>
        <table:table-row>
          <table:table-cell table:style-name="Table11.A2" office:value-type="string">
            <text:p text:style-name="P105">SlipDatum&amp;</text:p>
          </table:table-cell>
          <table:table-cell table:style-name="Table11.A2" office:value-type="string">
            <text:p text:style-name="P104">replace(const <text:span text:style-name="T32">string</text:span>*, bool constFlag=<text:span text:style-name="T6">false</text:span>)</text:p>
          </table:table-cell>
          <table:table-cell table:style-name="Table11.C2" office:value-type="string">
            <text:p text:style-name="P79">Creates SlipDatum <text:span text:style-name="T32">string</text:span> object</text:p>
          </table:table-cell>
        </table:table-row>
      </table:table>
      <text:p text:style-name="P23"/>
      <text:p text:style-name="SLIPParagraph"><text:span text:style-name="T14">The </text:span><text:span text:style-name="T17">PTR</text:span><text:span text:style-name="T14"> and </text:span><text:span text:style-name="T17">string</text:span><text:span text:style-name="T14"> 2</text:span><text:span text:style-name="T11">nd</text:span><text:span text:style-name="T14"> arguments are defaulted. They will be explained in Section 7, User Data Types.</text:span></text:p>
      <text:p text:style-name="P23">Some representative code is given in <text:reference-ref text:reference-format="text" text:ref-name="Example 3.2-1">Example 3.2-1: Replacement</text:reference-ref>.:</text:p>
      <text:p text:style-name="P284"><draw:frame draw:style-name="fr9" draw:name="Frame6" text:anchor-type="paragraph" svg:y="0.0425in" svg:width="5.502in" draw:z-index="20"><draw:text-box fo:min-height="2.402in"><text:p text:style-name="P181"><text:tab/><text:tab/> <text:s text:c="4"/>//magically initialized to (1 2 (3 4) 5)</text:p><text:p text:style-name="P165">SlipHeader L1 = new SlipHeader(); </text:p><text:p text:style-name="P165"><text:tab/><text:tab/> <text:s text:c="4"/>//magically initialized to (5 (4 3) 2 1)</text:p><text:p text:style-name="P165">SlipHeader L2 = new SlipHeader();)</text:p><text:p text:style-name="P165">SlipReader R1(L1);</text:p><text:p text:style-name="P165">SlipReader R2(L2);</text:p><text:p text:style-name="P165">R1.advanceLNR();</text:p><text:p text:style-name="P165">R2.advanceLWR().advanceLWR();</text:p><text:p text:style-name="P165">R1.replace(R2); <text:s text:c="9"/>// L1: (1 2 (4 3) 5) <text:s/>(3 4) deleted</text:p><text:p text:style-name="P162"><text:span text:style-name="T54">R1.replace((</text:span><text:span text:style-name="T55">bool</text:span><text:span text:style-name="T54">)</text:span><text:span text:style-name="T56">false</text:span><text:span text:style-name="T54">));// L1: (1 2 </text:span><text:span text:style-name="T56">false</text:span><text:span text:style-name="T54"> 5) <text:s/>(4 3) deleted</text:span></text:p><text:p text:style-name="P162"><text:span text:style-name="T54">R1.replace((double)5.3));// L1: (1 2 5.3 5) <text:s text:c="3"/></text:span><text:span text:style-name="T56">false</text:span><text:span text:style-name="T54"> replaced</text:span></text:p><text:p text:style-name="P165">R1.replace(“str”); <text:s text:c="6"/>// L1: (1 2 “str” 5) <text:s/>4.3 <text:s text:c="2"/>replaced</text:p><text:p text:style-name="P165">L1.deleteList();</text:p><text:p text:style-name="P189">l2.deleteList();</text:p><text:p text:style-name="P283"><text:reference-mark-start text:name="Example 3.2-1"/><text:span text:style-name="T20">Example </text:span><text:span text:style-name="T20"><text:sequence text:ref-name="refExample4" text:name="Example" text:formula="ooow:Example+1" style:num-format="1">3.2-1</text:sequence></text:span><text:span text:style-name="T20">: Replacement</text:span><text:reference-mark-end text:name="Example 3.2-1"/></text:p></draw:text-box></draw:frame></text:p>
      <text:h text:style-name="P330" text:outline-level="2"><text:bookmark-start text:name="__RefHeading__3942_573343604"/><text:soft-page-break/>Insert Operations<text:bookmark-end text:name="__RefHeading__3942_573343604"/></text:h>
      <text:p text:style-name="P114">SLIP objects and literals can be inserted to the left or right of the current cell. We designate the current cell as the LHS of the operation and the object to be inserted as the RHS. The following conditions apply:</text:p>
      <text:list xml:id="list6473973314730924094" text:style-name="L10">
        <text:list-item>
          <text:p text:style-name="P413">The LHS must either be a SlipHeader object or on a list.</text:p>
        </text:list-item>
        <text:list-item>
          <text:p text:style-name="P413">The RHS may not be on a list but must be from the AVSL and not the runtime stack,.</text:p>
        </text:list-item>
        <text:list-item>
          <text:p text:style-name="P413">The RHS may be a SlipHeader, SlipSublist, or SlipDatum object or a literal.</text:p>
          <text:list>
            <text:list-item>
              <text:p text:style-name="P413">Literals cause a new SlipDatum object to be created.</text:p>
            </text:list-item>
            <text:list-item>
              <text:p text:style-name="P413">A SlipHeader object causes a SlipSublist object to be created referencing the SlipHeader and the SlipHeader reference count is incremented. The new SlipSublist object is inserted into the list.</text:p>
            </text:list-item>
            <text:list-item>
              <text:p text:style-name="P413">A SlipSublist object is inserted into the current list. The referenced SlipHeader reference count is not changed.</text:p>
            </text:list-item>
            <text:list-item>
              <text:p text:style-name="P413">A SlipDatum object is inserted into the current list.</text:p>
            </text:list-item>
          </text:list>
        </text:list-item>
        <text:list-item>
          <text:p text:style-name="P418">No SlipSublist or SlipDatum object can be on more than one list. A SlipSublist or SlipDatum object need not be on any list.</text:p>
        </text:list-item>
      </text:list>
      <text:p text:style-name="P23">Valid list cells are SlipHeader, SlipSublist, and SlipDatum object. Each list has one and only one SlipHeader. Each list can have zero of more SlipSublist and SlipDatum objects, however, each SlipSublist and SlipDatum object is unique. A list cell can not co-exist on two or more lists, and although two or more SlipSublist objects can reference to the same SlipHeader (list), the objects are unique.</text:p>
      <text:p text:style-name="SLIPParagraph"><text:span text:style-name="T14">An item can be inserted to the left or right of an existing item. The API is given in </text:span><text:span text:style-name="T14"><text:reference-ref text:reference-format="text" text:ref-name="Table 3.3-1">Table 3.3-1 Insert Methods</text:reference-ref></text:span><text:span text:style-name="T14">. All methods return a reference to the inserted object. Method invocation is ((SlipCell&amp;)</text:span><text:span text:style-name="T16">X).method</text:span><text:span text:style-name="T15">()</text:span><text:span text:style-name="T14">.</text:span></text:p>
      <table:table table:name="Table12" table:style-name="Table12">
        <table:table-column table:style-name="Table12.A"/>
        <table:table-column table:style-name="Table12.B"/>
        <table:table-column table:style-name="Table12.C"/>
        <table:table-header-rows>
          <text:soft-page-break/>
          <table:table-row>
            <table:table-cell table:style-name="Table12.A1" table:number-columns-spanned="3" office:value-type="string">
              <text:p text:style-name="P143"><text:reference-mark-start text:name="Table 3.3-1"/>Table <text:sequence text:ref-name="refTable10" text:name="Table" text:formula="ooow:Table+1" style:num-format="1">3.3-1</text:sequence> Insert Methods<text:reference-mark-end text:name="Table 3.3-1"/></text:p>
            </table:table-cell>
            <table:covered-table-cell/>
            <table:covered-table-cell/>
          </table:table-row>
          <table:table-row>
            <table:table-cell table:style-name="Table12.A2" office:value-type="string">
              <text:p text:style-name="P95">return</text:p>
            </table:table-cell>
            <table:table-cell table:style-name="Table12.A2" office:value-type="string">
              <text:p text:style-name="P115">((SlipCell&amp;)X).method()</text:p>
            </table:table-cell>
            <table:table-cell table:style-name="Table12.C2" office:value-type="string">
              <text:p text:style-name="P95">Description</text:p>
            </table:table-cell>
          </table:table-row>
        </table:table-header-rows>
        <table:table-row>
          <table:table-cell table:style-name="Table12.A2" office:value-type="string">
            <text:p text:style-name="P79">SlipSublist&amp;</text:p>
          </table:table-cell>
          <table:table-cell table:style-name="Table12.A2" office:value-type="string">
            <text:p text:style-name="P79">insLeft(SlipHeader&amp;)</text:p>
          </table:table-cell>
          <table:table-cell table:style-name="Table12.C2" office:value-type="string">
            <text:p text:style-name="P79">Create &amp; insert a SlipSublist object </text:p>
          </table:table-cell>
        </table:table-row>
        <table:table-row>
          <table:table-cell table:style-name="Table12.A2" office:value-type="string">
            <text:p text:style-name="P79">SlipSublist&amp;</text:p>
          </table:table-cell>
          <table:table-cell table:style-name="Table12.A2" office:value-type="string">
            <text:p text:style-name="P79">insLeft(SlipSublist&amp;)</text:p>
          </table:table-cell>
          <table:table-cell table:style-name="Table12.C2" office:value-type="string">
            <text:p text:style-name="P79">Copy &amp; insert a SlipSublist object</text:p>
          </table:table-cell>
        </table:table-row>
        <table:table-row>
          <table:table-cell table:style-name="Table12.A2" office:value-type="string">
            <text:p text:style-name="P79">SlipDatum&amp;</text:p>
          </table:table-cell>
          <table:table-cell table:style-name="Table12.A2" office:value-type="string">
            <text:p text:style-name="P79">insLeft(SlipDatum&amp;)</text:p>
          </table:table-cell>
          <table:table-cell table:style-name="Table12.C2" office:value-type="string">
            <text:p text:style-name="P79">Copy &amp; insert a SlipDatum object</text:p>
          </table:table-cell>
        </table:table-row>
        <table:table-row>
          <table:table-cell table:style-name="Table12.A2" office:value-type="string">
            <text:p text:style-name="P79">SlipDatum&amp;</text:p>
          </table:table-cell>
          <table:table-cell table:style-name="Table12.A2" office:value-type="string">
            <text:p text:style-name="P79">insLeft(<text:span text:style-name="T32">bool</text:span>)</text:p>
          </table:table-cell>
          <table:table-cell table:style-name="Table12.C2" office:value-type="string">
            <text:p text:style-name="P79">Insert a <text:span text:style-name="T6">new</text:span> SlipDatum <text:span text:style-name="T32">bool</text:span> cell</text:p>
          </table:table-cell>
        </table:table-row>
        <table:table-row>
          <table:table-cell table:style-name="Table12.A2" office:value-type="string">
            <text:p text:style-name="P79">SlipDatum&amp;</text:p>
          </table:table-cell>
          <table:table-cell table:style-name="Table12.A2" office:value-type="string">
            <text:p text:style-name="P79">insLeft(<text:span text:style-name="T32">char</text:span>)</text:p>
          </table:table-cell>
          <table:table-cell table:style-name="Table12.C2" office:value-type="string">
            <text:p text:style-name="P79">Insert a <text:span text:style-name="T6">new</text:span> SlipDatum <text:span text:style-name="T32">char</text:span> cell</text:p>
          </table:table-cell>
        </table:table-row>
        <table:table-row>
          <table:table-cell table:style-name="Table12.A2" office:value-type="string">
            <text:p text:style-name="P79">SlipDatum&amp;</text:p>
          </table:table-cell>
          <table:table-cell table:style-name="Table12.A2" office:value-type="string">
            <text:p text:style-name="P79">insLeft(<text:span text:style-name="T32">unsigned char</text:span>)</text:p>
          </table:table-cell>
          <table:table-cell table:style-name="Table12.C2" office:value-type="string">
            <text:p text:style-name="P79">Insert a <text:span text:style-name="T6">new</text:span> SlipDatum <text:span text:style-name="T32">uchar</text:span> cell</text:p>
          </table:table-cell>
        </table:table-row>
        <table:table-row>
          <table:table-cell table:style-name="Table12.A2" office:value-type="string">
            <text:p text:style-name="P79">SlipDatum&amp;</text:p>
          </table:table-cell>
          <table:table-cell table:style-name="Table12.A2" office:value-type="string">
            <text:p text:style-name="P79">insLeft(<text:span text:style-name="T32">long</text:span>)</text:p>
          </table:table-cell>
          <table:table-cell table:style-name="Table12.C2" office:value-type="string">
            <text:p text:style-name="P79">Insert a <text:span text:style-name="T6">new</text:span> SlipDatum <text:span text:style-name="T32">long</text:span> cell</text:p>
          </table:table-cell>
        </table:table-row>
        <table:table-row>
          <table:table-cell table:style-name="Table12.A2" office:value-type="string">
            <text:p text:style-name="P79">SlipDatum&amp;</text:p>
          </table:table-cell>
          <table:table-cell table:style-name="Table12.A2" office:value-type="string">
            <text:p text:style-name="P79">insLeft(<text:span text:style-name="T32">unsigned long</text:span>)</text:p>
          </table:table-cell>
          <table:table-cell table:style-name="Table12.C2" office:value-type="string">
            <text:p text:style-name="P79">Insert a <text:span text:style-name="T6">new</text:span> SlipDatum <text:span text:style-name="T32">ulong</text:span> cell</text:p>
          </table:table-cell>
        </table:table-row>
        <table:table-row>
          <table:table-cell table:style-name="Table12.A2" office:value-type="string">
            <text:p text:style-name="P79">SlipDatum&amp;</text:p>
          </table:table-cell>
          <table:table-cell table:style-name="Table12.A2" office:value-type="string">
            <text:p text:style-name="P79">insLeft(<text:span text:style-name="T32">double</text:span>)</text:p>
          </table:table-cell>
          <table:table-cell table:style-name="Table12.C2" office:value-type="string">
            <text:p text:style-name="P79">Insert a <text:span text:style-name="T6">new</text:span> SlipDatum <text:span text:style-name="T32">double</text:span> cell</text:p>
          </table:table-cell>
        </table:table-row>
        <table:table-row>
          <table:table-cell table:style-name="Table12.A2" office:value-type="string">
            <text:p text:style-name="P79">SlipDatum&amp;</text:p>
          </table:table-cell>
          <table:table-cell table:style-name="Table12.A2" office:value-type="string">
            <text:p text:style-name="P79">insLeft(const <text:span text:style-name="T32">PTR</text:span>, const void* operation=<text:span text:style-name="T6">default</text:span>)</text:p>
          </table:table-cell>
          <table:table-cell table:style-name="Table12.C2" office:value-type="string">
            <text:p text:style-name="P79">Insert a <text:span text:style-name="T6">new</text:span> SlipDatum <text:span text:style-name="T32">PTR</text:span> cell</text:p>
          </table:table-cell>
        </table:table-row>
        <table:table-row>
          <table:table-cell table:style-name="Table12.A2" office:value-type="string">
            <text:p text:style-name="P79">SlipDatum&amp;</text:p>
          </table:table-cell>
          <table:table-cell table:style-name="Table12.A2" office:value-type="string">
            <text:p text:style-name="P79">insLeft(const string&amp;, bool constFlag=<text:span text:style-name="T6">false</text:span>)</text:p>
          </table:table-cell>
          <table:table-cell table:style-name="Table12.C2" office:value-type="string">
            <text:p text:style-name="P79">Insert a <text:span text:style-name="T6">new</text:span> SlipDatum <text:span text:style-name="T32">string</text:span> cell</text:p>
          </table:table-cell>
        </table:table-row>
        <table:table-row>
          <table:table-cell table:style-name="Table12.A2" office:value-type="string">
            <text:p text:style-name="P79">SlipDatum&amp;</text:p>
          </table:table-cell>
          <table:table-cell table:style-name="Table12.A2" office:value-type="string">
            <text:p text:style-name="P79">insLeft(const string*, bool constFlag=<text:span text:style-name="T6">false</text:span>)</text:p>
          </table:table-cell>
          <table:table-cell table:style-name="Table12.C2" office:value-type="string">
            <text:p text:style-name="P79">Insert a <text:span text:style-name="T6">new</text:span> SlipDatum <text:span text:style-name="T32">string</text:span> cell</text:p>
          </table:table-cell>
        </table:table-row>
        <table:table-row>
          <table:table-cell table:style-name="Table12.A2" office:value-type="string">
            <text:p text:style-name="P79">SlipSublist&amp;</text:p>
          </table:table-cell>
          <table:table-cell table:style-name="Table12.A2" office:value-type="string">
            <text:p text:style-name="P79">insRight(SlipHeader&amp;)</text:p>
          </table:table-cell>
          <table:table-cell table:style-name="Table12.C2" office:value-type="string">
            <text:p text:style-name="P79">Create &amp; insert a SlipSublist object </text:p>
          </table:table-cell>
        </table:table-row>
        <table:table-row>
          <table:table-cell table:style-name="Table12.A2" office:value-type="string">
            <text:p text:style-name="P79">SlipSublist&amp;</text:p>
          </table:table-cell>
          <table:table-cell table:style-name="Table12.A2" office:value-type="string">
            <text:p text:style-name="P79">insRight(SlipSublist&amp;)</text:p>
          </table:table-cell>
          <table:table-cell table:style-name="Table12.C2" office:value-type="string">
            <text:p text:style-name="P79">Copy &amp; insert a SlipSublist object</text:p>
          </table:table-cell>
        </table:table-row>
        <table:table-row>
          <table:table-cell table:style-name="Table12.A2" office:value-type="string">
            <text:p text:style-name="P79">SlipCell&amp;</text:p>
          </table:table-cell>
          <table:table-cell table:style-name="Table12.A2" office:value-type="string">
            <text:p text:style-name="P79">insRight(SlipDatum&amp;)</text:p>
          </table:table-cell>
          <table:table-cell table:style-name="Table12.C2" office:value-type="string">
            <text:p text:style-name="P79">Copy &amp; insert a SlipDatum object</text:p>
          </table:table-cell>
        </table:table-row>
        <table:table-row>
          <table:table-cell table:style-name="Table12.A2" office:value-type="string">
            <text:p text:style-name="P79">SlipDatum&amp;</text:p>
          </table:table-cell>
          <table:table-cell table:style-name="Table12.A2" office:value-type="string">
            <text:p text:style-name="P79">insRight(<text:span text:style-name="T32">bool</text:span>)</text:p>
          </table:table-cell>
          <table:table-cell table:style-name="Table12.C2" office:value-type="string">
            <text:p text:style-name="P79">Insert a <text:span text:style-name="T6">new</text:span> SlipDatum <text:span text:style-name="T32">bool</text:span> cell</text:p>
          </table:table-cell>
        </table:table-row>
        <table:table-row>
          <table:table-cell table:style-name="Table12.A2" office:value-type="string">
            <text:p text:style-name="P79">SlipDatum&amp;</text:p>
          </table:table-cell>
          <table:table-cell table:style-name="Table12.A2" office:value-type="string">
            <text:p text:style-name="P79">insRight(<text:span text:style-name="T32">char</text:span>)</text:p>
          </table:table-cell>
          <table:table-cell table:style-name="Table12.C2" office:value-type="string">
            <text:p text:style-name="P79">Insert a <text:span text:style-name="T6">new</text:span> SlipDatum <text:span text:style-name="T32">char</text:span> cell</text:p>
          </table:table-cell>
        </table:table-row>
        <table:table-row>
          <table:table-cell table:style-name="Table12.A2" office:value-type="string">
            <text:p text:style-name="P79">SlipDatum&amp;</text:p>
          </table:table-cell>
          <table:table-cell table:style-name="Table12.A2" office:value-type="string">
            <text:p text:style-name="P79">insRight(<text:span text:style-name="T32">unsigned char</text:span>)</text:p>
          </table:table-cell>
          <table:table-cell table:style-name="Table12.C2" office:value-type="string">
            <text:p text:style-name="P79">Insert a <text:span text:style-name="T6">new</text:span> SlipDatum <text:span text:style-name="T32">uchar</text:span> cell</text:p>
          </table:table-cell>
        </table:table-row>
        <table:table-row>
          <table:table-cell table:style-name="Table12.A2" office:value-type="string">
            <text:p text:style-name="P79">SlipDatum&amp;</text:p>
          </table:table-cell>
          <table:table-cell table:style-name="Table12.A2" office:value-type="string">
            <text:p text:style-name="P79">insRight(<text:span text:style-name="T32">long</text:span>)</text:p>
          </table:table-cell>
          <table:table-cell table:style-name="Table12.C2" office:value-type="string">
            <text:p text:style-name="P79">Insert a <text:span text:style-name="T6">new</text:span> SlipDatum <text:span text:style-name="T32">long</text:span> cell</text:p>
          </table:table-cell>
        </table:table-row>
        <table:table-row>
          <table:table-cell table:style-name="Table12.A2" office:value-type="string">
            <text:p text:style-name="P79">SlipDatum&amp;</text:p>
          </table:table-cell>
          <table:table-cell table:style-name="Table12.A2" office:value-type="string">
            <text:p text:style-name="P79">insRight(<text:span text:style-name="T32">unsigned long</text:span>)</text:p>
          </table:table-cell>
          <table:table-cell table:style-name="Table12.C2" office:value-type="string">
            <text:p text:style-name="P79">Insert a <text:span text:style-name="T6">new</text:span> SlipDatum <text:span text:style-name="T32">ulong</text:span> cell</text:p>
          </table:table-cell>
        </table:table-row>
        <table:table-row>
          <table:table-cell table:style-name="Table12.A2" office:value-type="string">
            <text:p text:style-name="P79">SlipDatum&amp;</text:p>
          </table:table-cell>
          <table:table-cell table:style-name="Table12.A2" office:value-type="string">
            <text:p text:style-name="P79">insRight(<text:span text:style-name="T32">double</text:span> )</text:p>
          </table:table-cell>
          <table:table-cell table:style-name="Table12.C2" office:value-type="string">
            <text:p text:style-name="P79">Insert a <text:span text:style-name="T6">new</text:span> SlipDatum <text:span text:style-name="T32">double</text:span> cell</text:p>
          </table:table-cell>
        </table:table-row>
        <table:table-row>
          <table:table-cell table:style-name="Table12.A2" office:value-type="string">
            <text:p text:style-name="P79">SlipDatum&amp;</text:p>
          </table:table-cell>
          <table:table-cell table:style-name="Table12.A2" office:value-type="string">
            <text:p text:style-name="P79">insRight(const PTR, const void* operation=<text:span text:style-name="T6">default</text:span>)</text:p>
          </table:table-cell>
          <table:table-cell table:style-name="Table12.C2" office:value-type="string">
            <text:p text:style-name="P79">Insert a <text:span text:style-name="T6">new</text:span> SlipDatum <text:span text:style-name="T32">PTR</text:span> cell</text:p>
          </table:table-cell>
        </table:table-row>
        <table:table-row>
          <table:table-cell table:style-name="Table12.A2" office:value-type="string">
            <text:p text:style-name="P79">SlipDatum&amp;</text:p>
          </table:table-cell>
          <table:table-cell table:style-name="Table12.A2" office:value-type="string">
            <text:p text:style-name="P79">insRight(const string&amp;, bool constFlag=<text:span text:style-name="T6">false</text:span>)</text:p>
          </table:table-cell>
          <table:table-cell table:style-name="Table12.C2" office:value-type="string">
            <text:p text:style-name="P79">Insert a <text:span text:style-name="T6">new</text:span> SlipDatum <text:span text:style-name="T32">string</text:span> cell</text:p>
          </table:table-cell>
        </table:table-row>
        <table:table-row>
          <table:table-cell table:style-name="Table12.A2" office:value-type="string">
            <text:p text:style-name="P79">SlipDatum&amp;</text:p>
          </table:table-cell>
          <table:table-cell table:style-name="Table12.A2" office:value-type="string">
            <text:p text:style-name="P79">insRight(const string*, bool constFlag=<text:span text:style-name="T6">false</text:span>)</text:p>
          </table:table-cell>
          <table:table-cell table:style-name="Table12.C2" office:value-type="string">
            <text:p text:style-name="P79">Insert a <text:span text:style-name="T6">new</text:span> SlipDatum <text:span text:style-name="T32">string</text:span> cell</text:p>
          </table:table-cell>
        </table:table-row>
      </table:table>
      <text:p text:style-name="P113"/>
      <text:p text:style-name="P279"><draw:frame draw:style-name="fr10" draw:name="Frame7" text:anchor-type="paragraph" svg:width="5.8126in" draw:z-index="21"><draw:text-box fo:min-height="2.9583in"><text:p text:style-name="P181">SlipHeader L1 = <text:span text:style-name="T6">new</text:span> SlipHeader(); <text:s text:c="9"/>// create (1 2 (3 4) 5)</text:p><text:p text:style-name="P166">SlipHeader L2 = <text:span text:style-name="T6">new</text:span> SlipHeader(); <text:s text:c="9"/>// create (5 (4 3) 2 1)</text:p><text:p text:style-name="P166">SlipHeader S1 = new SlipHeader(); <text:s text:c="9"/>// create (3 4)</text:p><text:p text:style-name="P166">SlipHeader S2 = new SlipHeader(); <text:s text:c="9"/>// create (4 3)</text:p><text:p text:style-name="P166">long one <text:s text:c="10"/>= 1;</text:p><text:p text:style-name="P166">unsigned long two <text:s/>= 2;</text:p><text:p text:style-name="P166">char three <text:s text:c="8"/>= 3;</text:p><text:p text:style-name="P166">unsigned char four = 4;</text:p><text:p text:style-name="P166">S1.insLeft((char)3); <text:s text:c="22"/>// (3)</text:p><text:p text:style-name="P166">S1.insLeft(four); <text:s text:c="25"/>// (3 4)</text:p><text:p text:style-name="P166">S2.insRight(three); <text:s text:c="23"/>// (3)</text:p><text:p text:style-name="P166">S2.insRight((long)4); <text:s text:c="21"/>// (4 3)</text:p><text:p text:style-name="P166">L1.insLeft(one); <text:s text:c="26"/>// (1)</text:p><text:p text:style-name="P166">L1.insLeft(two); <text:s text:c="26"/>// (1 2)</text:p><text:p text:style-name="P166">L1.insLeft(S1); <text:s text:c="27"/>// (1 2 (3 4))</text:p><text:p text:style-name="P166">L1.insLeft((long)5); <text:s text:c="22"/>// (1 2 (3 4) 5)</text:p><text:p text:style-name="P166">L2.insRight((long)1); <text:s text:c="21"/>// (1)</text:p><text:p text:style-name="P166">L2.insRight((long)2); <text:s text:c="21"/>// (2 1)</text:p><text:p text:style-name="P166">L2.insRight(S2); <text:s text:c="26"/>// ((4 3) 2 1)</text:p><text:p text:style-name="P166">L2.insRight((long)5); <text:s text:c="21"/>// (5 (4 3) 2 1) </text:p><text:p text:style-name="P166">L1.deleteList(); <text:s text:c="26"/>// list restored to AVSL</text:p><text:p text:style-name="P166">L2.deleteList(); <text:s text:c="26"/>// list restored to AVSL</text:p><text:p text:style-name="P166">S1.deleteList(); <text:s text:c="26"/>// list restored to AVSL</text:p><text:p text:style-name="P190">S2.deleteList(); <text:s text:c="26"/>// list restored to AVSL</text:p><text:p text:style-name="P204"><text:reference-mark-start text:name="Example 3.3-1"/>Example <text:sequence text:ref-name="refExample5" text:name="Example" text:formula="ooow:Example+1" style:num-format="1">3.3-1</text:sequence> Insert Operations<text:reference-mark-end text:name="Example 3.3-1"/></text:p></draw:text-box></draw:frame><text:soft-page-break/></text:p>
      <text:p text:style-name="SLIPParagraph">Some examples of use are given in <text:reference-ref text:reference-format="text" text:ref-name="Example 3.3-1">Example 3.3-1 Insert Operations</text:reference-ref>.</text:p>
      <text:p text:style-name="P31">The variables (one, two, three, four) are typed by C++. This data type is used directly in the method to determine the data type to use in creating a SlipDatum((T)) object. The data type T is the data type of the variable, and the data value is the data value. When an integer literal is used directly in the insert method the data type is ambiguous (it can be <text:span text:style-name="T32">char</text:span>, <text:span text:style-name="T32">unsigned</text:span> <text:span text:style-name="T32">char</text:span>, <text:span text:style-name="T32">long</text:span>, or <text:span text:style-name="T32">unsigned</text:span> <text:span text:style-name="T32">long</text:span>). The application must provide a cast. Sorry, this is C++.</text:p>
      <text:p text:style-name="P31">The <text:span text:style-name="T6">insLeft() </text:span>methods when used with a SlipHeader object is equivalent to an enqueue operation onto a list. The <text:span text:style-name="T6">insRight()</text:span> methods when used with a SlipHeader object is equivalent to a push operation onto a list. When used with a list cell, it is just an insert. </text:p>
      <text:p text:style-name="P31">We can create S1 above by doing:</text:p>
      <text:p text:style-name="P36">S1.insLeft(three).insRight(four);</text:p>
      <text:p text:style-name="P31">chaining the insert commands together. Since S1 is initially an empty list, the application of insLeft() puts 'three' on the top of the list returning a reference to 'three' and insRight() puts 'four' to the right of 'three' creating a list, S1:(3 4).</text:p>
      <text:p text:style-name="P31"><text:soft-page-break/>This will work the same way when a list is not empty. In this case <text:span text:style-name="T6">insLeft()</text:span> will place a cell on the bottom of the list and <text:span text:style-name="T6">insRight()</text:span> to its right.</text:p>
      <text:p text:style-name="P31">In the context of an insert operation, a SlipHeader behaves the same as a list cell. When performing an insert on a list cell, <text:span text:style-name="T6">insLeft()</text:span> puts the new cell before the current cell and <text:span text:style-name="T6">insRight()</text:span> puts the new cell after the current cell. And so for a SlipHeader the normal names for these operations is enqueue and push respectively.</text:p>
      <text:h text:style-name="P330" text:outline-level="2"><text:bookmark-start text:name="__RefHeading__3944_573343604"/>Move Operations<text:bookmark-end text:name="__RefHeading__3944_573343604"/></text:h>
      <text:p text:style-name="P23">Move a cell or a group of cells from one list to another. The destination cell must be on a list, the source cell may be on a list. The move operations change the location of list cells, they do not change the list cell values. Hence, they are not equivalent to either an assignment or a replace.</text:p>
      <text:p text:style-name="P23">To move an individual cell from one list to another,<text:span text:style-name="T6"> moveLeft()</text:span> and <text:span text:style-name="T6">moveRight()</text:span><text:span text:style-name="T27"> are the methods to use. If the source cell in on a list, it will be unlinked and moved the the left or right of an existing cell in the destination list. If the source cell is not on a list then the move will act as an insert.</text:span></text:p>
      <text:p text:style-name="P23"><text:span text:style-name="T27">To move an entire list from one list to another, </text:span><text:span text:style-name="T6">moveListLeft()</text:span><text:span text:style-name="T27"> and </text:span><text:span text:style-name="T6">moveListRight()</text:span><text:span text:style-name="T27"> are the methods to use. All cells in the source list are moved to the left or right of a cell in the destination list. At the end of the operation, the source list will be empty.</text:span></text:p>
      <text:p text:style-name="P23"><text:span text:style-name="T27">The source list for a </text:span><text:span text:style-name="T6">moveListLeft()</text:span><text:span text:style-name="T27"> and </text:span><text:span text:style-name="T6">moveListRight()</text:span><text:span text:style-name="T27"> can be either a list header, SlipHeader object, or a reference to a list, a SlipSublist object. In either case the operations are the same.</text:span></text:p>
      <text:p text:style-name="P25">This is summarized in <text:reference-ref text:reference-format="text" text:ref-name="Table 3.4-1">Table 3.4-1 Move Methods</text:reference-ref>.</text:p>
      <text:p text:style-name="P268"><text:soft-page-break/></text:p>
      <table:table table:name="Table13" table:style-name="Table13">
        <table:table-column table:style-name="Table13.A"/>
        <table:table-column table:style-name="Table13.B"/>
        <table:table-column table:style-name="Table13.C"/>
        <table:table-header-rows>
          <table:table-row>
            <table:table-cell table:style-name="Table13.A1" table:number-columns-spanned="3" office:value-type="string">
              <text:p text:style-name="P145"><text:reference-mark-start text:name="Table 3.4-1"/>Table <text:sequence text:ref-name="refTable11" text:name="Table" text:formula="ooow:Table+1" style:num-format="1">3.4-1</text:sequence> Move Methods<text:reference-mark-end text:name="Table 3.4-1"/></text:p>
            </table:table-cell>
            <table:covered-table-cell/>
            <table:covered-table-cell/>
          </table:table-row>
          <table:table-row>
            <table:table-cell table:style-name="Table13.A2" office:value-type="string">
              <text:p text:style-name="P83">return</text:p>
            </table:table-cell>
            <table:table-cell table:style-name="Table13.A2" office:value-type="string">
              <text:p text:style-name="P61">((SlipCell&amp;)X).method()</text:p>
            </table:table-cell>
            <table:table-cell table:style-name="Table13.C2" office:value-type="string">
              <text:p text:style-name="P83">Description</text:p>
            </table:table-cell>
          </table:table-row>
        </table:table-header-rows>
        <table:table-row>
          <table:table-cell table:style-name="Table13.A2" office:value-type="string">
            <text:p text:style-name="P77">SlipCell&amp;</text:p>
          </table:table-cell>
          <table:table-cell table:style-name="Table13.A2" office:value-type="string">
            <text:p text:style-name="P77">moveLeft(SlipCell&amp;)</text:p>
          </table:table-cell>
          <table:table-cell table:style-name="Table13.C2" office:value-type="string">
            <text:p text:style-name="P77">Move the source object to the left of the destination cell</text:p>
          </table:table-cell>
        </table:table-row>
        <table:table-row>
          <table:table-cell table:style-name="Table13.A2" office:value-type="string">
            <text:p text:style-name="P77">SlipCell&amp;</text:p>
          </table:table-cell>
          <table:table-cell table:style-name="Table13.A2" office:value-type="string">
            <text:p text:style-name="P77">moveRight(SlipCell&amp;)</text:p>
          </table:table-cell>
          <table:table-cell table:style-name="Table13.C2" office:value-type="string">
            <text:p text:style-name="P77">Move the source object to the right of the destination cell</text:p>
          </table:table-cell>
        </table:table-row>
        <table:table-row>
          <table:table-cell table:style-name="Table13.A2" office:value-type="string">
            <text:p text:style-name="P77">SlipCell&amp;</text:p>
          </table:table-cell>
          <table:table-cell table:style-name="Table13.A2" office:value-type="string">
            <text:p text:style-name="P77">moveListLeft(SlipHeader&amp;)</text:p>
          </table:table-cell>
          <table:table-cell table:style-name="Table13.C2" office:value-type="string">
            <text:p text:style-name="P77">Move the source list to the left of the destination cell</text:p>
          </table:table-cell>
        </table:table-row>
        <table:table-row>
          <table:table-cell table:style-name="Table13.A2" office:value-type="string">
            <text:p text:style-name="P77">SlipCell&amp;</text:p>
          </table:table-cell>
          <table:table-cell table:style-name="Table13.A2" office:value-type="string">
            <text:p text:style-name="P77">moveListLeft(SlipSublist&amp;)</text:p>
          </table:table-cell>
          <table:table-cell table:style-name="Table13.C2" office:value-type="string">
            <text:p text:style-name="P77">Move the referenced list to the left of the destination cell</text:p>
          </table:table-cell>
        </table:table-row>
        <table:table-row>
          <table:table-cell table:style-name="Table13.A2" office:value-type="string">
            <text:p text:style-name="P77">SlipCell&amp;</text:p>
          </table:table-cell>
          <table:table-cell table:style-name="Table13.A2" office:value-type="string">
            <text:p text:style-name="P77">moveListRight(SlipHeader&amp;)</text:p>
          </table:table-cell>
          <table:table-cell table:style-name="Table13.C2" office:value-type="string">
            <text:p text:style-name="P77">Move the source list to the right of the destination cell</text:p>
          </table:table-cell>
        </table:table-row>
        <table:table-row>
          <table:table-cell table:style-name="Table13.A2" office:value-type="string">
            <text:p text:style-name="P77">SlipCell&amp;</text:p>
          </table:table-cell>
          <table:table-cell table:style-name="Table13.A2" office:value-type="string">
            <text:p text:style-name="P77">moveListRight(SlipSublist&amp;)</text:p>
          </table:table-cell>
          <table:table-cell table:style-name="Table13.C2" office:value-type="string">
            <text:p text:style-name="P77">Move the referenced list to the right of the destination cell</text:p>
          </table:table-cell>
        </table:table-row>
      </table:table>
      <text:p text:style-name="P25"/>
      <text:p text:style-name="P10"><text:reference-ref text:reference-format="text" text:ref-name="Example 3.4-1">Example 3.4-1 Move Operations</text:reference-ref> shows the move operations.</text:p>
      <text:p text:style-name="P284"><draw:frame draw:style-name="fr9" draw:name="Frame11" text:anchor-type="paragraph" svg:y="0.0425in" svg:width="6.0083in" draw:z-index="22"><draw:text-box fo:min-height="2.5835in"><text:p text:style-name="P131"><text:tab/><text:tab/><text:tab/>//magically initialized to (1 2 (3 4) 5)</text:p><text:p text:style-name="P165">SlipHeader <text:s text:c="2"/>L1 = new SlipHeader(); </text:p><text:p text:style-name="P165"><text:tab/><text:tab/> <text:s text:c="8"/>//magically initialized to (5 (4 3) 2 1)</text:p><text:p text:style-name="P165">SlipHeader <text:s text:c="2"/>L2 = new SlipHeader();</text:p><text:p text:style-name="P165">SlipDatum&amp; <text:s text:c="2"/>c1 = *(L1.getRightLink();) <text:s/>// <text:s/>'1' in L1</text:p><text:p text:style-name="P165">SlipSublist&amp; c2 = *(L2.getRightLink()-&gt;getRightLink()); // (4 3) in L2</text:p><text:p text:style-name="P165"><text:s text:c="37"/>// L1: (2 (3 4) 5)</text:p><text:p text:style-name="P165">c2.moveLeft(c1); <text:s text:c="20"/>// L2: (5 1 (4 3) 2 1)</text:p><text:p text:style-name="P165"><text:s text:c="37"/>// L1: (2 (3 4) 5)</text:p><text:p text:style-name="P165">c1.moveLeft(c2); <text:s text:c="20"/>// L2: (5 (4 3) 1 2 1)</text:p><text:p text:style-name="P165"><text:s text:c="37"/>// L1: (5 (4 3) 1 2 1 2 (3 4) 5)</text:p><text:p text:style-name="P165">L1.moveListRight(L2); <text:s text:c="15"/>// L2: ( )</text:p><text:p text:style-name="P165">L1.deleteList();</text:p><text:p text:style-name="P189">L2.deleteList();</text:p><text:p text:style-name="P206"><text:reference-mark-start text:name="Example 3.4-1"/><text:span text:style-name="T38">Example </text:span><text:span text:style-name="T38"><text:sequence text:ref-name="refExample6" text:name="Example" text:formula="ooow:Example+1" style:num-format="1">3.4-1</text:sequence></text:span><text:span text:style-name="T38"> Move Operations</text:span><text:reference-mark-end text:name="Example 3.4-1"/></text:p></draw:text-box></draw:frame></text:p>
      <text:p text:style-name="P242">Explaining the self-explanatory example, we assume L1 and L2 have been initialized without going into the mechanisms of how. <text:s/></text:p>
      <text:list xml:id="list5281020911509844449" text:style-name="L11">
        <text:list-item>
          <text:p text:style-name="P369"><text:span text:style-name="T16">The SlipDatum variables, 'c1' and 'c2', are initialized using the method </text:span><text:span text:style-name="T15">getRightLink()</text:span><text:span text:style-name="T16">. This method retrieves the 'next cell pointer' for a SlipCell and returns its value, a pointer to the next cell. The pointer is dereferenced and assigned. </text:span></text:p>
          <text:p text:style-name="P367"><text:soft-page-break/>The interesting thing is that the 'cell' being referenced by 'c2' <text:s/>has granularity. The cell is a SlipSublist type referencing a list. But, the list referenced is not 'seen' in this example, only the container of the reference. It is an artifice of construction to show the contents of the referenced list. There are various ways to enter or access the referenced list, but this example does not require that knowledge.</text:p>
          <text:p text:style-name="P369"><text:span text:style-name="T16">The good news is that </text:span><text:span text:style-name="T15">getRightLink()</text:span><text:span text:style-name="T16"> is there for use, the bad news is that it gives unlimited access to SLIP internals and should be used with caution. </text:span></text:p>
        </text:list-item>
        <text:list-item>
          <text:p text:style-name="P367">The single cell referenced by 'c2' is moved to the left (preceding) the single cell referenced by 'c1'. The cells were respectively located in list L2 and L1 and are now located in L2.</text:p>
        </text:list-item>
        <text:list-item>
          <text:p text:style-name="P369"><text:span text:style-name="T16">The single cell referenced by 'c1' is moved to the left (preceding) the single cell referenced by 'c2'. And now we observe a strange thing. Whereas before we moved a cell between two lists, now we move a cell in the same list. Perfectly legal. The requirement is that the cells be in a list, not that they be in different lists. This move changes the position of 'c1' from preceding 'c2' to following 'c2' This could have been done in a single step by using </text:span><text:span text:style-name="T15">c2.moveRight(c1)</text:span><text:span text:style-name="T16">, but then there goes the example.</text:span></text:p>
        </text:list-item>
        <text:list-item>
          <text:p text:style-name="P343">The entire list L2 is moved to the right (following) the header of list L1. In other words, list L2 is pushed onto L1. At the end of the operation L2 is empty and L1 contains both lists.</text:p>
        </text:list-item>
      </text:list>
      <text:h text:style-name="P330" text:outline-level="2"><text:bookmark-start text:name="__RefHeading__5546_606150511"/>Debug Tools<text:bookmark-end text:name="__RefHeading__5546_606150511"/></text:h>
      <text:p text:style-name="P23">Sparse and skinny. There are some tools available to output characteristics of the SLIP system. At the moment, there are no analytical tools. The analysis is left to the application. In time this should change.</text:p>
      <text:p text:style-name="P23">Given that the Slip.h header file is included, <text:reference-ref text:reference-format="text" text:ref-name="Table 3.5-1">Table 3.5-1 Debug Methods</text:reference-ref> lists the available methods.</text:p>
      <table:table table:name="Table14" table:style-name="Table14">
        <table:table-column table:style-name="Table14.A"/>
        <table:table-column table:style-name="Table14.B"/>
        <table:table-column table:style-name="Table14.C"/>
        <table:table-header-rows>
          <table:table-row>
            <table:table-cell table:style-name="Table14.A1" table:number-columns-spanned="3" office:value-type="string">
              <text:p text:style-name="P143"><text:reference-mark-start text:name="Table 3.5-1"/>Table <text:sequence text:ref-name="refTable12" text:name="Table" text:formula="ooow:Table+1" style:num-format="1">3.5-1</text:sequence> Debug Methods<text:reference-mark-end text:name="Table 3.5-1"/> </text:p>
            </table:table-cell>
            <table:covered-table-cell/>
            <table:covered-table-cell/>
          </table:table-row>
          <table:table-row>
            <table:table-cell table:style-name="Table14.A2" office:value-type="string">
              <text:p text:style-name="P94">return</text:p>
            </table:table-cell>
            <table:table-cell table:style-name="Table14.A2" office:value-type="string">
              <text:p text:style-name="P94">function()</text:p>
            </table:table-cell>
            <table:table-cell table:style-name="Table14.C2" office:value-type="string">
              <text:p text:style-name="P94">Description</text:p>
            </table:table-cell>
          </table:table-row>
        </table:table-header-rows>
        <table:table-row>
          <table:table-cell table:style-name="Table14.A2" office:value-type="string">
            <text:p text:style-name="P88">void</text:p>
          </table:table-cell>
          <table:table-cell table:style-name="Table14.A2" office:value-type="string">
            <text:p text:style-name="P77"><text:reference-mark-start text:name="avslHistory"/>avslHistory(bool)<text:reference-mark-end text:name="avslHistory"/></text:p>
          </table:table-cell>
          <table:table-cell table:style-name="Table14.C2" office:value-type="string">
            <text:p text:style-name="P77"><text:span text:style-name="T6">true</text:span> start, <text:span text:style-name="T6">false</text:span> stop, initially false. Logs each insertion and deletion event in the AVSL.</text:p>
          </table:table-cell>
        </table:table-row>
        <table:table-row>
          <table:table-cell table:style-name="Table14.A2" office:value-type="string">
            <text:p text:style-name="P77">SlipState</text:p>
          </table:table-cell>
          <table:table-cell table:style-name="Table14.A2" office:value-type="string">
            <text:p text:style-name="P77"><text:reference-mark-start text:name="getSlipState"/>getSlipState()<text:reference-mark-end text:name="getSlipState"/></text:p>
          </table:table-cell>
          <table:table-cell table:style-name="Table14.C2" office:value-type="string">
            <text:p text:style-name="P77">Returns internal state of SLIP.</text:p>
            <table:table table:name="Table15" table:style-name="Table15">
              <table:table-column table:style-name="Table15.A"/>
              <table:table-column table:style-name="Table15.B"/>
              <table:table-row>
                <table:table-cell table:style-name="Table15.A1" office:value-type="string">
                  <text:p text:style-name="P86">Field Names</text:p>
                </table:table-cell>
                <table:table-cell table:style-name="Table15.B1" office:value-type="string">
                  <text:p text:style-name="P86">Description</text:p>
                </table:table-cell>
              </table:table-row>
              <table:table-row>
                <table:table-cell table:style-name="Table15.A2" office:value-type="string">
                  <text:p text:style-name="P77">avail</text:p>
                </table:table-cell>
                <table:table-cell table:style-name="Table15.B2" office:value-type="string">
                  <text:p text:style-name="P77">Total AVSL free cells (not accurate)</text:p>
                </table:table-cell>
              </table:table-row>
              <table:table-row>
                <table:table-cell table:style-name="Table15.A2" office:value-type="string">
                  <text:p text:style-name="P77"><text:soft-page-break/>alloc</text:p>
                </table:table-cell>
                <table:table-cell table:style-name="Table15.B3" office:value-type="string">
                  <text:p text:style-name="P77">Initial allocation (in cells)</text:p>
                </table:table-cell>
              </table:table-row>
              <table:table-row>
                <table:table-cell table:style-name="Table15.A2" office:value-type="string">
                  <text:p text:style-name="P77">delta</text:p>
                </table:table-cell>
                <table:table-cell table:style-name="Table15.B2" office:value-type="string">
                  <text:p text:style-name="P77">Incremental allocation (in cells)</text:p>
                </table:table-cell>
              </table:table-row>
              <table:table-row>
                <table:table-cell table:style-name="Table15.A2" office:value-type="string">
                  <text:p text:style-name="P77">total</text:p>
                </table:table-cell>
                <table:table-cell table:style-name="Table15.B2" office:value-type="string">
                  <text:p text:style-name="P77">Total AVSL cells – both free and used</text:p>
                </table:table-cell>
              </table:table-row>
            </table:table>
            <text:p text:style-name="P77"/>
          </table:table-cell>
        </table:table-row>
        <table:table-row>
          <table:table-cell table:style-name="Table14.A2" office:value-type="string">
            <text:p text:style-name="P88">void</text:p>
          </table:table-cell>
          <table:table-cell table:style-name="Table14.A2" office:value-type="string">
            <text:p text:style-name="P77"><text:reference-mark-start text:name="printAVSL"/>printAVSL(caption)<text:reference-mark-end text:name="printAVSL"/></text:p>
          </table:table-cell>
          <table:table-cell table:style-name="Table14.C2" office:value-type="string">
            <text:p text:style-name="P239">Pretty-print the AVSL state and AVSL list. </text:p>
            <text:p text:style-name="P238">The AVSL state variables are output followed by a dump of each cell in the AVSL list. The AVSL list cell dump includes an ordinal number representing the cell position in the AVSL list, with the first position being output as one ('1').</text:p>
            <text:p text:style-name="P238">Output of the AVSL list is in order of appearance within the list. Each cell is analyzed before output and diagnostics messages are issued as required. Identifying which fragment contains the cell is not done.</text:p>
            <text:p text:style-name="P152">WARNINGS</text:p>
            <text:list xml:id="list2843930092707915333" text:style-name="L12">
              <text:list-item>
                <text:p text:style-name="P440">**** Left link is not 0xdeadbeef </text:p>
              </text:list-item>
              <text:list-item>
                <text:p text:style-name="P440">**** Sublist header pointer is NULL </text:p>
              </text:list-item>
              <text:list-item>
                <text:p text:style-name="P440">**** Sublist header pointer does not point to a header </text:p>
              </text:list-item>
              <text:list-item>
                <text:p text:style-name="P440">**** Header reference count &gt; 0. Header is still active </text:p>
              </text:list-item>
              <text:list-item>
                <text:p text:style-name="P440">**** Number of cells in AVSL does not agree with free space count </text:p>
              </text:list-item>
            </text:list>
          </table:table-cell>
        </table:table-row>
        <table:table-row>
          <table:table-cell table:style-name="Table14.A2" office:value-type="string">
            <text:p text:style-name="P88">void</text:p>
          </table:table-cell>
          <table:table-cell table:style-name="Table14.A2" office:value-type="string">
            <text:p text:style-name="P77"><text:reference-mark-start text:name="printClassSizes"/>printClassSizes()<text:reference-mark-end text:name="printClassSizes"/></text:p>
          </table:table-cell>
          <table:table-cell table:style-name="Table14.C2" office:value-type="string">
            <text:p text:style-name="P77">Outputs the size in bytes of each SLIP class.</text:p>
          </table:table-cell>
        </table:table-row>
        <table:table-row>
          <table:table-cell table:style-name="Table14.A2" office:value-type="string">
            <text:p text:style-name="P88">void</text:p>
          </table:table-cell>
          <table:table-cell table:style-name="Table14.A2" office:value-type="string">
            <text:p text:style-name="P77"><text:reference-mark-start text:name="printMemory"/>printMemory(caption)<text:reference-mark-end text:name="printMemory"/></text:p>
          </table:table-cell>
          <table:table-cell table:style-name="Table14.C2" office:value-type="string">
            <text:p text:style-name="P77">Output all cells in each AVSL fragment. A combination of <text:span text:style-name="T6">printFragmentList()</text:span> and<text:span text:style-name="T6"> printAVSL()</text:span></text:p>
          </table:table-cell>
        </table:table-row>
        <table:table-row>
          <table:table-cell table:style-name="Table14.A2" office:value-type="string">
            <text:p text:style-name="P88">void</text:p>
          </table:table-cell>
          <table:table-cell table:style-name="Table14.A2" office:value-type="string">
            <text:p text:style-name="P77"><text:reference-mark-start text:name="printFragmentList"/>printFragmentList(caption)<text:reference-mark-end text:name="printFragmentList"/></text:p>
          </table:table-cell>
          <table:table-cell table:style-name="Table14.C2" office:value-type="string">
            <text:p text:style-name="P77">Outputs information for each fragment in the AVSL. The output format is:</text:p>
            <text:p text:style-name="P87">caption <text:s text:c="44"/></text:p>
            <text:p text:style-name="P87">AVSL start 0x######## stop 0x######## <text:s text:c="14"/></text:p>
            <text:p text:style-name="P87">Fragment <text:s text:c="2"/># <text:s/>low Water <text:s/>high Water <text:s/>size <text:s text:c="3"/>cells <text:s text:c="46"/></text:p>
            <text:p text:style-name="P87"><text:s/>Fragment ### 0x######## 0x######## <text:s/>####### ###### </text:p>
          </table:table-cell>
        </table:table-row>
        <text:soft-page-break/>
        <table:table-row>
          <table:table-cell table:style-name="Table14.A2" office:value-type="string">
            <text:p text:style-name="P88">void</text:p>
          </table:table-cell>
          <table:table-cell table:style-name="Table14.A2" office:value-type="string">
            <text:p text:style-name="P77"><text:reference-mark-start text:name="printState"/>printState(string)<text:reference-mark-end text:name="printState"/></text:p>
          </table:table-cell>
          <table:table-cell table:style-name="Table14.C2" office:value-type="string">
            <text:p text:style-name="P77">String is the caption. Outputs the <text:span text:style-name="T6">getSlipState()</text:span> data.</text:p>
          </table:table-cell>
        </table:table-row>
        <table:table-row>
          <table:table-cell table:style-name="Table14.A2" office:value-type="string">
            <text:p text:style-name="P88">void</text:p>
          </table:table-cell>
          <table:table-cell table:style-name="Table14.A2" office:value-type="string">
            <text:p text:style-name="P77"><text:reference-mark-start text:name="sysInfo"/>sysInfo(ostream&amp;)<text:reference-mark-end text:name="sysInfo"/></text:p>
          </table:table-cell>
          <table:table-cell table:style-name="Table14.C2" office:value-type="string">
            <text:p text:style-name="P77">Output system information, size of system objects.</text:p>
          </table:table-cell>
        </table:table-row>
      </table:table>
      <text:p text:style-name="P23"/>
      <text:p text:style-name="SLIPParagraph"><text:span text:style-name="T14">Well, some background is probably needed to make sense out of what is being offerred. </text:span><text:span text:style-name="T15">getSlipState()</text:span><text:span text:style-name="T14">, </text:span><text:span text:style-name="T15">printClassSizes()</text:span><text:span text:style-name="T14">, and </text:span><text:span text:style-name="T15">printState() </text:span><text:span text:style-name="T14">can probably stand up without further discussion. For the rest, SLIP operation is discussed below.</text:span></text:p>
      <text:p text:style-name="P23">Each SLIP cell, SlipHeader, SlipSublist, SlipDatum, and SlipReaderCell, is the same size. The AVSL is a storage place for unallocated cells, and the AVSL space is managed by the SLIP system. The fact that each cell is the same size means that there is no requirement for a garbage collector, all 'holes' in the AVSL space are the same size and it is unneeded to perform space compression and reorganization because of unequal sized space fragments. Remember that the application data types are controlled by the application, and any fragmentation and garbage collection issues are the application's responsibility.</text:p>
      <text:p text:style-name="SLIPParagraph"><text:span text:style-name="T14">The AVSL space is retrieved from the C++ heap in fragments. The first fragment is allocated either using a default amount or by explicit application choice, and each additional fragment size is determined in the same way, by default or by application choice. The meta-data supporting space allocation is returned in </text:span><text:span text:style-name="T15">getSlipState()</text:span><text:span text:style-name="T14">.</text:span></text:p>
      <text:p text:style-name="SLIPParagraph"><text:span text:style-name="T14">As cells are used by the application the AVSL space is diminished. When the total available space becomes zero, the next cell allocation request causes an additional fragment of memory to </text:span><text:span text:style-name="T14">be </text:span><text:span text:style-name="T14">retrieved from the heap. This increases the total AVSL space (both used and unused cells) by the number of cells in the fragment.</text:span></text:p>
      <text:p text:style-name="P23">The process of allocation from the heap continues until the C++ kernel reports that no more space is available, that is, the space available in the heap is insufficient to satisfy the next fragment request. This triggers a life threatening and fatal error message, and SLIP quits.</text:p>
      <text:p text:style-name="SLIPParagraph"><text:span text:style-name="T14">Now, as each fragment is allocated, the cells in the fragment are included in the AVSL. However, the requests for cells from the AVSL and the return of cells to the AVSL is random. In time, the strict relationship between the address of a cell in a fragment is lost, and the ordinal position of the cell in the AVSL is dominant. However, since a cells address in memory doesn't change this lets us view space in two ways. In one, we are concerned with where a cell exists in the AVSL. This yields random cell addresses depending on the ordinal position of a cell in the AVSL. In the other we can treat memory as a series of contiguous addresses, each contiguous region </text:span><text:soft-page-break/><text:span text:style-name="T14">corresponding to a memory fragment. In this way we can output all memory by ordinal position in the AVSL, </text:span><text:span text:style-name="T15">printAVSL()</text:span><text:span text:style-name="T14">, or by ordinal position in contiguous regions of memory, </text:span><text:span text:style-name="T15">printMemory() </text:span><text:span text:style-name="T16">and</text:span><text:span text:style-name="T15"> printFragmentList().</text:span></text:p>
      <text:p text:style-name="P23">Before we continue, and just as a side note, as cells are restored to the AVSL there is no effort to compress memory by removing unneeded fragments, or to perform a garbage collection function to reorganize cells in the AVSL so that fragments can be restored to the heap. The AVSL grows but is never reduced. An application using <text:s/>SLIP should keep in mind that SLIP memory utilization grows to a high-water mark and then stays there. Momentary fluctuations in memory needs are permanent.</text:p>
      <text:p text:style-name="P23">The printing of cells is in hexadecimal. The cell address, the left link and right link, and other values are output as hexadecimal values. For SlipDatum cells, the output is a combination of hexadecimal values for the SLIP administration values, and if possible, a configured string for data,. That is, if the data value is a pointer, then the pointer value is output in hexadecimal. If the pointer has a sensible string value, then this value is formatted and output also. If the data value is a number or boolean then both the hexadecimal value for the number or boolean and the string representation of the number of boolean are output.</text:p>
      <text:p text:style-name="P224"><text:span text:style-name="T15">printAVSL()</text:span><text:span text:style-name="T14"> outputs the list of unallocated cells as they are stored in the AVSL. The first cell output is the first cell in the AVSL, and the last cell is the last cell in the AVSL. The physical address of the calls, whether they are from any given fragment, is random, depending on the sequence of cell allocation from the AVSL and deallocation to the AVSL.</text:span></text:p>
      <text:p text:style-name="P113"><text:span text:style-name="T14">There are certain relationships that SLIP cells have that must be satisfied. The relations are checked and warnings issued during output by</text:span><text:span text:style-name="T15"> printAVSL()</text:span><text:span text:style-name="T14">. <text:s text:c="2"/>Their meanings are:</text:span></text:p>
      <text:list xml:id="list25303876" text:continue-numbering="true" text:style-name="L12">
        <text:list-item>
          <text:p text:style-name="P440">Left link is not 0xdeadbeef or 0xdeadbeefdeadbeef: Cells in the AVSL (unallocated cells) <text:s/>are singly linked. The left link is set to <text:span text:style-name="T6">0xdeadbeef</text:span>. If this is not true then SLIP has failed. </text:p>
        </text:list-item>
        <text:list-item>
          <text:p text:style-name="P440">All SlipSublist objects must reference a SlipHeader. When a SlipSublist object is deallocated to the AVSL, this reference must be present. As a note, when an allocation request is made for a SLIP cell, if the cell is a SlipSublist object, at that time the reference count of the referenced SlipHeader is decremented. When the SlipHeader reference count is zero, the SlipHeader and its list are deallocated.</text:p>
        </text:list-item>
        <text:list-item>
          <text:p text:style-name="P440">The Sublist header pointer does not point to a header. By definition a SlipSublist must contain a reference to a SlipHeader object. If the object referenced is not a SlipHeader object then something is definitely wrong.</text:p>
        </text:list-item>
        <text:list-item>
          <text:p text:style-name="P440">Header reference count &gt; 0. Header is still active. If a SlipHeader object is in the AVSL (the left link is <text:span text:style-name="T6">0xdeadbeef</text:span>) then the reference count must be zero. If the reference count is not zero then this indicates that there are live references to the SlipHeader object. This is a problem.</text:p>
        </text:list-item>
        <text:list-item>
          <text:p text:style-name="P443"><text:soft-page-break/><text:span text:style-name="T14">Number of cells in AVSL does not agree with free space count <text:s/>Descending into sublists is not done. The output cells correspond to the cells immediately available for allocation. SlipSublists </text:span><text:span text:style-name="T14">are unevaluated to determine if the contained list referenced by the sublist should be be </text:span><text:span text:style-name="T14">deallocated. The 'avail' field in </text:span><text:span text:style-name="T15">getSlipState()</text:span><text:span text:style-name="T14"> is this number. If the actual </text:span><text:span text:style-name="T14">count is not the same </text:span><text:span text:style-name="T14">then there is more (less) space on the AVSL then the counting of allocation/deallocation events.</text:span></text:p>
        </text:list-item>
      </text:list>
      <text:p text:style-name="SLIPParagraph">Not that fingers should be pointed, but some errors are most likely due to the application misusing cell addresses. With the ability to retrieve a cell pointer using getRightLink() and getLeftLink(), there is the ability to modify the cell directly. If not done correctly this will destroy <text:s/>SLIP integrity. As a caution, there are methods available to modify all SLIP cell fields' needed by an application. If a method is not available that permits a modification then this most probably means that the application should not change it. If there is a method that permits an application wanted modification, then probably this method should be used. Most modification methods are inline methods, and there is no performance penalty for using them. Be afraid.</text:p>
      <text:p text:style-name="SLIPParagraph"><text:span text:style-name="T6">avslHistory()</text:span> outputs each AVSL allocation/deallocation event. The history can be turned on or off at the applications discretion. Although the AVSL has a defined and limited total space, <text:span text:style-name="T6">avslHistory()</text:span> does not. It can continue forever. Consider an allocation of space for 10 cells. If a loop is created where a SlipDatum object is alternatively allocated and deallocated, then the total number of events output depends on the iteration count of the loop. The history is useful in detecting errors of use but the output can be very large.</text:p>
      <text:p text:style-name="SLIPParagraph">In summary what we have are two ways of looking at memory. Either as contiguous addresses in a heap allocated fragment, or as a non-contiguous collection of cells on the AVSL. The total space given when we retrieve the SLIP state reports the sum of all the space in all the fragments. The available space given when we retrieve the SLIP state does not report the space which would be available if SlipSublist referenced lists were deallocated. Modifying SLIP cells directly can lead to a failure of SLIP.</text:p>
      <text:h text:style-name="P330" text:outline-level="2"><text:bookmark-start text:name="__RefHeading__3597_1156219741"/>Miscellaneous<text:bookmark-end text:name="__RefHeading__3597_1156219741"/></text:h>
      <text:p text:style-name="SLIPParagraph"><text:span text:style-name="T14">Well, there are always that oddball collection of methods which don't easily fit into any particular category and which are too small in scope to present as a separate section. Here they are in </text:span><text:span text:style-name="T14"><text:reference-ref text:reference-format="text" text:ref-name="Table 3.6-1">Table 3.6-1 Miscellaneous Methods</text:reference-ref></text:span><text:span text:style-name="T14">. To call each method except </text:span><text:span text:style-name="T15"><text:s/>slipInit() </text:span><text:span text:style-name="T14">use</text:span><text:span text:style-name="T15"> X.method(),</text:span><text:span text:style-name="T14"> where </text:span><text:span text:style-name="T15">X</text:span><text:span text:style-name="T14"> is an </text:span><text:span text:style-name="T14">object of any class derived from SlipCellBase. </text:span><text:span text:style-name="T15">slipInit()</text:span><text:span text:style-name="T14"> is called using the syntax, </text:span><text:span text:style-name="T15">SlipCellBase::slipinit()</text:span><text:span text:style-name="T14">.</text:span></text:p>
      <table:table table:name="Table16" table:style-name="Table16">
        <table:table-column table:style-name="Table16.A"/>
        <table:table-column table:style-name="Table16.B"/>
        <table:table-column table:style-name="Table16.C"/>
        <table:table-header-rows>
          <text:soft-page-break/>
          <table:table-row>
            <table:table-cell table:style-name="Table16.A1" table:number-columns-spanned="3" office:value-type="string">
              <text:p text:style-name="P145"><text:reference-mark-start text:name="Table 3.6-1"/>Table <text:sequence text:ref-name="refTable13" text:name="Table" text:formula="ooow:Table+1" style:num-format="1">3.6-1</text:sequence> Miscellaneous Methods<text:reference-mark-end text:name="Table 3.6-1"/></text:p>
            </table:table-cell>
            <table:covered-table-cell/>
            <table:covered-table-cell/>
          </table:table-row>
          <table:table-row>
            <table:table-cell table:style-name="Table16.A2" office:value-type="string">
              <text:p text:style-name="P83">return</text:p>
            </table:table-cell>
            <table:table-cell table:style-name="Table16.A2" office:value-type="string">
              <text:p text:style-name="P83">((SlipCell&amp;)X).method()</text:p>
            </table:table-cell>
            <table:table-cell table:style-name="Table16.C2" office:value-type="string">
              <text:p text:style-name="P83">Description</text:p>
            </table:table-cell>
          </table:table-row>
        </table:table-header-rows>
        <table:table-row>
          <table:table-cell table:style-name="Table16.A2" office:value-type="string">
            <text:p text:style-name="P77">Void</text:p>
          </table:table-cell>
          <table:table-cell table:style-name="Table16.A2" office:value-type="string">
            <text:p text:style-name="P77">deleteSlip()</text:p>
          </table:table-cell>
          <table:table-cell table:style-name="Table16.C2" office:value-type="string">
            <text:p text:style-name="P77">Frees all allocated memory. A slipInit() must be called to if SLIP usage is required.</text:p>
          </table:table-cell>
        </table:table-row>
        <table:table-row>
          <table:table-cell table:style-name="Table16.A2" office:value-type="string">
            <text:p text:style-name="P77">string</text:p>
          </table:table-cell>
          <table:table-cell table:style-name="Table16.A2" office:value-type="string">
            <text:p text:style-name="P77">dump()</text:p>
          </table:table-cell>
          <table:table-cell table:style-name="Table16.C2" office:value-type="string">
            <text:p text:style-name="P77">Hexadecimal dump of a cell.</text:p>
          </table:table-cell>
        </table:table-row>
        <table:table-row>
          <table:table-cell table:style-name="Table16.A2" office:value-type="string">
            <text:p text:style-name="P77">string</text:p>
          </table:table-cell>
          <table:table-cell table:style-name="Table16.A2" office:value-type="string">
            <text:p text:style-name="P77"><text:reference-mark-start text:name="dumpLink"/>dumpLink()<text:reference-mark-end text:name="dumpLink"/></text:p>
          </table:table-cell>
          <table:table-cell table:style-name="Table16.C2" office:value-type="string">
            <text:p text:style-name="P77">Hexadecimal dump of the previous/next pointers in a cell</text:p>
          </table:table-cell>
        </table:table-row>
        <table:table-row>
          <table:table-cell table:style-name="Table16.A2" office:value-type="string">
            <text:p text:style-name="P77">ClassType</text:p>
          </table:table-cell>
          <table:table-cell table:style-name="Table16.A2" office:value-type="string">
            <text:p text:style-name="P77">getClassType()</text:p>
          </table:table-cell>
          <table:table-cell table:style-name="Table16.C2" office:value-type="string">
            <text:p text:style-name="P77">Each SLIP cell has a unique enumerated type:</text:p>
            <table:table table:name="Table17" table:style-name="Table17">
              <table:table-column table:style-name="Table17.A"/>
              <table:table-column table:style-name="Table17.B"/>
              <table:table-header-rows>
                <table:table-row>
                  <table:table-cell table:style-name="Table17.A1" office:value-type="string">
                    <text:p text:style-name="P94">enumeration</text:p>
                  </table:table-cell>
                  <table:table-cell table:style-name="Table17.B1" office:value-type="string">
                    <text:p text:style-name="P94">description</text:p>
                  </table:table-cell>
                </table:table-row>
              </table:table-header-rows>
              <table:table-row>
                <table:table-cell table:style-name="Table17.A2" office:value-type="string">
                  <text:p text:style-name="P77">eUNDEFINED</text:p>
                </table:table-cell>
                <table:table-cell table:style-name="Table17.B2" office:value-type="string">
                  <text:p text:style-name="P77">Unallocated AVSL cell</text:p>
                </table:table-cell>
              </table:table-row>
              <table:table-row>
                <table:table-cell table:style-name="Table17.A2" office:value-type="string">
                  <text:p text:style-name="P77">eBOOL</text:p>
                </table:table-cell>
                <table:table-cell table:style-name="Table17.B2" office:value-type="string">
                  <text:p text:style-name="P77">SlipDatum <text:span text:style-name="T32">bool</text:span> object</text:p>
                </table:table-cell>
              </table:table-row>
              <table:table-row>
                <table:table-cell table:style-name="Table17.A2" office:value-type="string">
                  <text:p text:style-name="P77">eDOUBLE</text:p>
                </table:table-cell>
                <table:table-cell table:style-name="Table17.B2" office:value-type="string">
                  <text:p text:style-name="P77">SlipDatum <text:span text:style-name="T32">double</text:span> object</text:p>
                </table:table-cell>
              </table:table-row>
              <table:table-row>
                <table:table-cell table:style-name="Table17.A2" office:value-type="string">
                  <text:p text:style-name="P77">eHEADER</text:p>
                </table:table-cell>
                <table:table-cell table:style-name="Table17.B2" office:value-type="string">
                  <text:p text:style-name="P77">SlipHeader object</text:p>
                </table:table-cell>
              </table:table-row>
              <table:table-row>
                <table:table-cell table:style-name="Table17.A2" office:value-type="string">
                  <text:p text:style-name="P77">eLONG</text:p>
                </table:table-cell>
                <table:table-cell table:style-name="Table17.B2" office:value-type="string">
                  <text:p text:style-name="P77">SlipDatum <text:span text:style-name="T32">long</text:span> object</text:p>
                </table:table-cell>
              </table:table-row>
              <table:table-row>
                <table:table-cell table:style-name="Table17.A2" office:value-type="string">
                  <text:p text:style-name="P77">ePTR</text:p>
                </table:table-cell>
                <table:table-cell table:style-name="Table17.B2" office:value-type="string">
                  <text:p text:style-name="P77">SlipDatum <text:span text:style-name="T32">application</text:span> defined object</text:p>
                </table:table-cell>
              </table:table-row>
              <table:table-row>
                <table:table-cell table:style-name="Table17.A2" office:value-type="string">
                  <text:p text:style-name="P77">eREADER</text:p>
                </table:table-cell>
                <table:table-cell table:style-name="Table17.B2" office:value-type="string">
                  <text:p text:style-name="P77">SlipReaderCell – not the SlipReader</text:p>
                </table:table-cell>
              </table:table-row>
              <table:table-row>
                <table:table-cell table:style-name="Table17.A2" office:value-type="string">
                  <text:p text:style-name="P77">eSTRING</text:p>
                </table:table-cell>
                <table:table-cell table:style-name="Table17.B2" office:value-type="string">
                  <text:p text:style-name="P77">SlipDatum <text:span text:style-name="T32">string</text:span> object</text:p>
                </table:table-cell>
              </table:table-row>
              <table:table-row>
                <table:table-cell table:style-name="Table17.A2" office:value-type="string">
                  <text:p text:style-name="P77">eSUBLIST</text:p>
                </table:table-cell>
                <table:table-cell table:style-name="Table17.B2" office:value-type="string">
                  <text:p text:style-name="P77">SlipSublist</text:p>
                </table:table-cell>
              </table:table-row>
              <table:table-row>
                <table:table-cell table:style-name="Table17.A2" office:value-type="string">
                  <text:p text:style-name="P77">eUCHAR</text:p>
                </table:table-cell>
                <table:table-cell table:style-name="Table17.B2" office:value-type="string">
                  <text:p text:style-name="P77">SlipDatum <text:span text:style-name="T32">unsigned</text:span> char object</text:p>
                </table:table-cell>
              </table:table-row>
              <table:table-row>
                <table:table-cell table:style-name="Table17.A2" office:value-type="string">
                  <text:p text:style-name="P77">eLONG</text:p>
                </table:table-cell>
                <table:table-cell table:style-name="Table17.B2" office:value-type="string">
                  <text:p text:style-name="P77">SlipDatum <text:span text:style-name="T32">long</text:span> object</text:p>
                </table:table-cell>
              </table:table-row>
            </table:table>
            <text:p text:style-name="P77"/>
          </table:table-cell>
        </table:table-row>
        <table:table-row>
          <table:table-cell table:style-name="Table16.A2" office:value-type="string">
            <text:p text:style-name="P77">string</text:p>
          </table:table-cell>
          <table:table-cell table:style-name="Table16.A2" office:value-type="string">
            <text:p text:style-name="P77">getName()</text:p>
          </table:table-cell>
          <table:table-cell table:style-name="Table16.C2" office:value-type="string">
            <text:p text:style-name="P77">UTF-8 string representation of the cell object type.</text:p>
          </table:table-cell>
        </table:table-row>
        <table:table-row>
          <table:table-cell table:style-name="Table16.A2" office:value-type="string">
            <text:p text:style-name="P77">void</text:p>
          </table:table-cell>
          <table:table-cell table:style-name="Table16.A2" office:value-type="string">
            <text:p text:style-name="P77"><text:reference-mark-start text:name="slipInit"/>slipInit(alloc, delta)<text:reference-mark-end text:name="slipInit"/></text:p>
          </table:table-cell>
          <table:table-cell table:style-name="Table16.C2" office:value-type="string">
            <text:p text:style-name="P77">Sets the initial memory allocation size and the incremental allocation size. This method should be called before the first SLIP operation is executed. The default values of 10,000 initial SLIP cells and 10,000 additional SLIP cells are used as the allocation amounts. If the delta = 0 then no new space is allocated.</text:p>
          </table:table-cell>
        </table:table-row>
        <table:table-row>
          <table:table-cell table:style-name="Table16.A2" office:value-type="string">
            <text:p text:style-name="P77">string</text:p>
          </table:table-cell>
          <table:table-cell table:style-name="Table16.A2" office:value-type="string">
            <text:p text:style-name="P77">toString()</text:p>
          </table:table-cell>
          <table:table-cell table:style-name="Table16.C2" office:value-type="string">
            <text:p text:style-name="P77">Pretty-printed SlipDatum value, hexadecimal dump of other SLIP cells.</text:p>
          </table:table-cell>
        </table:table-row>
      </table:table>
      <text:h text:style-name="P325" text:outline-level="1"><text:bookmark-start text:name="__RefHeading__4980_397353182"/><text:soft-page-break/>SlipCells<text:bookmark-end text:name="__RefHeading__4980_397353182"/></text:h>
      <text:p text:style-name="SLIPParagraph"><text:span text:style-name="T14">This section includes all SLIP objects which can be a list cell. No other object than those defined here can be in a list. All of the classes defined in this section can use the methods in <text:s/></text:span><text:span text:style-name="T14"><text:reference-ref text:reference-format="text" text:ref-name="Table 4-1">Table 4-1 SlipCell Methods</text:reference-ref></text:span><text:span text:style-name="T14">. Each method is called by </text:span><text:span text:style-name="T15">X.method()</text:span><text:span text:style-name="T14"> where </text:span><text:span text:style-name="T15">X</text:span><text:span text:style-name="T14"> is a SlipCell object.</text:span></text:p>
      <table:table table:name="Table18" table:style-name="Table18">
        <table:table-column table:style-name="Table18.A"/>
        <table:table-column table:style-name="Table18.B"/>
        <table:table-column table:style-name="Table18.C"/>
        <table:table-header-rows>
          <table:table-row>
            <table:table-cell table:style-name="Table18.A1" table:number-columns-spanned="3" office:value-type="string">
              <text:p text:style-name="P145"><text:reference-mark-start text:name="Table 4-1"/>Table <text:sequence text:ref-name="refTable14" text:name="Table" text:formula="ooow:Table+1" style:num-format="1">4-1</text:sequence> SlipCell Methods<text:reference-mark-end text:name="Table 4-1"/></text:p>
            </table:table-cell>
            <table:covered-table-cell/>
            <table:covered-table-cell/>
          </table:table-row>
          <table:table-row>
            <table:table-cell table:style-name="Table18.A2" office:value-type="string">
              <text:p text:style-name="P83">return</text:p>
            </table:table-cell>
            <table:table-cell table:style-name="Table18.A2" office:value-type="string">
              <text:p text:style-name="P83">((SlipCell&amp;)X).method()</text:p>
            </table:table-cell>
            <table:table-cell table:style-name="Table18.C2" office:value-type="string">
              <text:p text:style-name="P83">Description</text:p>
            </table:table-cell>
          </table:table-row>
        </table:table-header-rows>
        <table:table-row>
          <table:table-cell table:style-name="Table18.A2" office:value-type="string">
            <text:p text:style-name="P77">SlipCell*</text:p>
          </table:table-cell>
          <table:table-cell table:style-name="Table18.A2" office:value-type="string">
            <text:p text:style-name="P77">getLeftLink()</text:p>
          </table:table-cell>
          <table:table-cell table:style-name="Table18.C2" office:value-type="string">
            <text:p text:style-name="P77">Pointer to the previous cell in a list.</text:p>
          </table:table-cell>
        </table:table-row>
        <table:table-row>
          <table:table-cell table:style-name="Table18.A2" office:value-type="string">
            <text:p text:style-name="P77">SlipCell*</text:p>
          </table:table-cell>
          <table:table-cell table:style-name="Table18.A2" office:value-type="string">
            <text:p text:style-name="P77">getRightLink()</text:p>
          </table:table-cell>
          <table:table-cell table:style-name="Table18.C2" office:value-type="string">
            <text:p text:style-name="P77">Pointer to the next cell in a list.</text:p>
          </table:table-cell>
        </table:table-row>
        <table:table-row>
          <table:table-cell table:style-name="Table18.A2" office:value-type="string">
            <text:p text:style-name="P77">SlipCell&amp;</text:p>
          </table:table-cell>
          <table:table-cell table:style-name="Table18.A2" office:value-type="string">
            <text:p text:style-name="P77">unlink()</text:p>
          </table:table-cell>
          <table:table-cell table:style-name="Table18.C5" office:value-type="string">
            <text:p text:style-name="P77">Remove the current SLIP cell from a list. This is not a delete. The list is restructured around the removed cell. The SlipHeader can not be unlinked. Unless the unlinked cell is placed into another list, it must be explicitly deleted.</text:p>
          </table:table-cell>
        </table:table-row>
      </table:table>
      <text:p text:style-name="P23"/>
      <text:h text:style-name="Heading_20_2" text:outline-level="2"><text:bookmark-start text:name="__RefHeading__4498_490911158"/>SlipHeader<text:bookmark-end text:name="__RefHeading__4498_490911158"/></text:h>
      <text:p text:style-name="SLIPParagraph">Every list has one and only one unique header. The list header is responsible for remembering the first and last cells on the list, tracking the number of lists the current list is a shared in, providing the application the ability to 'mark' the list, and providing an associative list (called the Descriptor List) for application use.</text:p>
      <text:p text:style-name="SLIPParagraph">A list header and each cell in the list must be from the AVSL. No list and no list cell can be from the heap or the runtime stack or from any application data store. The list must be created using <text:span text:style-name="T6">new</text:span><text:span text:style-name="T27">,</text:span> as in SlipHeader&amp; list = *<text:span text:style-name="T6">new</text:span> SlipHeader();</text:p>
      <text:p text:style-name="SLIPParagraph">Once a list is created, the application is responsible for deleting the list. If the list becomes a member of another list this initial deletion will not cause the list to be destroyed. If the list is not a member of another list then the list header and all list cells will be returned to the AVSL. When the final list that the current list is a shared with <text:s/>is deleted, the current list will be deleted. That is, the current list must be deleted once. If the current list is not subordinate to another list, then this initial deletion will delete the list and its contents to the AVSL. If the current list is shared with other lists, then deletion of the current list is automatic when all the other lists are deleted.</text:p>
      <text:p text:style-name="SLIPParagraph"><text:soft-page-break/>Deletion of a list must use the <text:span text:style-name="T6">deleteList()</text:span> method and not the operator <text:span text:style-name="Emphasis">delete</text:span>. Using the operator <text:span text:style-name="T32">delete</text:span> causes the list to be inaccessible in all lists that it is a member of (and a diagnostic message and exception will be generated).</text:p>
      <text:p text:style-name="P266"><text:reference-ref text:reference-format="text" text:ref-name="Table 4.1-1">Table 4.1-1 SlipHeader Constructors and Destructors</text:reference-ref> gives the creation and deletion methods for a SlipHeader object.</text:p>
      <table:table table:name="Table22" table:style-name="Table22">
        <table:table-column table:style-name="Table22.A"/>
        <table:table-column table:style-name="Table22.B"/>
        <table:table-column table:style-name="Table22.C"/>
        <table:table-header-rows>
          <table:table-row>
            <table:table-cell table:style-name="Table22.A1" table:number-columns-spanned="3" office:value-type="string">
              <text:p text:style-name="P143"><text:reference-mark-start text:name="Table 4.1-1"/>Table <text:sequence text:ref-name="refTable15" text:name="Table" text:formula="ooow:Table+1" style:num-format="1">4.1-1</text:sequence> SlipHeader Constructors and Destructors<text:reference-mark-end text:name="Table 4.1-1"/></text:p>
            </table:table-cell>
            <table:covered-table-cell/>
            <table:covered-table-cell/>
          </table:table-row>
          <table:table-row>
            <table:table-cell table:style-name="Table22.A2" office:value-type="string">
              <text:p text:style-name="P94">return</text:p>
            </table:table-cell>
            <table:table-cell table:style-name="Table22.A2" office:value-type="string">
              <text:p text:style-name="P94">Format</text:p>
            </table:table-cell>
            <table:table-cell table:style-name="Table22.C2" office:value-type="string">
              <text:p text:style-name="P94">Description</text:p>
            </table:table-cell>
          </table:table-row>
        </table:table-header-rows>
        <table:table-row>
          <table:table-cell table:style-name="Table22.A2" office:value-type="string">
            <text:p text:style-name="P77">SlipHeader*</text:p>
          </table:table-cell>
          <table:table-cell table:style-name="Table22.A2" office:value-type="string">
            <text:p text:style-name="P77">new SlipHeader()</text:p>
          </table:table-cell>
          <table:table-cell table:style-name="Table22.C2" office:value-type="string">
            <text:p text:style-name="P77">Create a SlipHeader from the AVSL</text:p>
          </table:table-cell>
        </table:table-row>
        <table:table-row>
          <table:table-cell table:style-name="Table22.A2" office:value-type="string">
            <text:p text:style-name="P77">SlipHeader*</text:p>
          </table:table-cell>
          <table:table-cell table:style-name="Table22.A2" office:value-type="string">
            <text:p text:style-name="P77">new SlipHeader(SlipHeader&amp;)</text:p>
          </table:table-cell>
          <table:table-cell table:style-name="Table22.C2" office:value-type="string">
            <text:p text:style-name="P77">Create a SlipHeader from the AVSL and populate it with a copy of the cells from the input list</text:p>
          </table:table-cell>
        </table:table-row>
        <table:table-row>
          <table:table-cell table:style-name="Table22.A2" office:value-type="string">
            <text:p text:style-name="P77">void</text:p>
          </table:table-cell>
          <table:table-cell table:style-name="Table22.A2" office:value-type="string">
            <text:p text:style-name="P77">((SlipHeader&amp;)X).deleteList()</text:p>
          </table:table-cell>
          <table:table-cell table:style-name="Table22.C2" office:value-type="string">
            <text:p text:style-name="P77">Reduces the reference count by 1. If the reference count is zero, return the list and the SlipHeader to the AVSL</text:p>
          </table:table-cell>
        </table:table-row>
      </table:table>
      <text:p text:style-name="SLIPParagraph"/>
      <text:p text:style-name="P16">Example 4.1.1-1 shows what happens when a list is created, used, and deleted.</text:p>
      <text:p text:style-name="P43"/>
      <text:p text:style-name="P31"><draw:frame draw:style-name="fr11" draw:name="Frame12" text:anchor-type="paragraph" svg:width="3.6819in" draw:z-index="23"><draw:text-box fo:min-height="1.1382in"><text:p text:style-name="P187">SlipHeader L1 = new SlipHeader(); // L1: ()</text:p><text:p text:style-name="P172">SlipHeader L2 = new SlipHeader(); // L2: ()</text:p><text:p text:style-name="P172">L2-&gt;insLeft(L1); <text:s text:c="3"/>// L2: ( () )</text:p><text:p text:style-name="P172">L1.deleteList(); <text:s text:c="3"/>// L1: Still exists</text:p><text:p text:style-name="P194">L2.deleteList(); <text:s text:c="3"/>// L1: kaput, L2 kaput</text:p><text:p text:style-name="P197"><text:reference-mark-start text:name="Example 4.1-1"/>Example 4.1-1 SlipHeader Delete<text:reference-mark-end text:name="Example 4.1-1"/></text:p><text:p text:style-name="Example"/></draw:text-box></draw:frame></text:p>
      <text:p text:style-name="P31">The reference count of L1 and L2 is set to '<text:span text:style-name="T6">1</text:span>' during initial creation (reference counts are explained below). During the insert of L1 into L2, the reference count of L1 is incremented. When L1 is deleted, the reference count is decremented but since it is not zero, the list is not recovered to the AVSL, i.e., it still exists. When L2 is deleted its reference count is decremented causing it to be recovered to the AVSL. When the AVSL uses the SlipSublist reference to L1, it decrements the reference count, and since if it is zero, ir will then recover L1 to the AVSL. There is one little fly stuck to the <text:s/>fly paper. The C++ variables., L1 and L2, remain pointing to a non-existent list. This is an artifact of being an API instead of a system. This condition can be checked by using various interrogatories until L1 or L2 is reused. At that time the variables will <text:soft-page-break/>point to an object whose current use is valid but which is not the same as the application assumes. Or, if your not careful your dead.</text:p>
      <text:p text:style-name="P12">The following constructor uses are illegal:</text:p>
      <text:p text:style-name="P256">SlipHeader L; <text:s text:c="12"/>// Attempt to create a list header on the stack</text:p>
      <text:p text:style-name="P257">SlipHeader L(); <text:s text:c="10"/>// Didn't learn the first time</text:p>
      <text:p text:style-name="P255">SlipHeader L1(L2); <text:s text:c="7"/>// Attempt to repeat your error &amp; copy L2</text:p>
      <text:p text:style-name="SLIPParagraph">SlipHeader objects contain an associative list. The associative list is a 2-tuple, <text:span text:style-name="T32">&lt;</text:span><text:span text:style-name="T36">key</text:span><text:span text:style-name="T32">, </text:span><text:span text:style-name="T36">value</text:span><text:span text:style-name="T32">&gt; </text:span><text:span text:style-name="T37">pair</text:span>, where the <text:span text:style-name="T6">key</text:span> is a searchable item and <text:span text:style-name="T6">value</text:span> it's associated value. The section on Description Lists will address this more fully.</text:p>
      <text:h text:style-name="Heading_20_3" text:outline-level="3"><text:bookmark-start text:name="__RefHeading__7044_639758177"/>SlipHeader Methods<text:bookmark-end text:name="__RefHeading__7044_639758177"/></text:h>
      <text:p text:style-name="SLIPParagraph">SlipHeader has some characteristics unique to its nature and useful to applications. An application can empty a list, <text:span text:style-name="T6">flush(),</text:span> query the list to see if it is empty, <text:span text:style-name="T6">isEmpty()</text:span>, place an application mark into the list and then query a list for its mark, <text:span text:style-name="T6">putMark()</text:span><text:span text:style-name="T27">,</text:span> <text:span text:style-name="T6">getMark()</text:span> respectively. </text:p>
      <text:p text:style-name="SLIPParagraph">A list has a size (the number of cells in a list) and an application can get this size, <text:span text:style-name="T6">size()</text:span>. The size is defined as the number of cells visible in the list without descending into sublists. It is not a recursive search of the list to determine the total size of the topmost list and all subordinate lists. A note, getting the size is slow.</text:p>
      <text:p text:style-name="SLIPParagraph">Each SlipHeader object maintains a reference count giving the number of times the list is referenced. When the list is created, this reference count's value is set to '1'. Each time a sublist references the list, the reference count is incremented, and each time that a sublist is deleted (and hence, the reference is removed) the reference count is decremented. The total outstanding references to a list can be no more than 65,535. <text:span text:style-name="T6">getRefCount()</text:span> gives the application the ability to see the current number of references to a list.</text:p>
      <text:p text:style-name="SLIPParagraph">There is a 15-bit field set aside for exclusive use by an applcation. There are no restrictions on use of this field other than it's size. Access to the data is given with <text:span text:style-name="T6">getMark()</text:span> and storage of data into the field is given by <text:span text:style-name="T6">putMark()</text:span>.</text:p>
      <text:p text:style-name="SLIPParagraph">In a manner similar to getting a substring, it is possible to create a new list by removing a fragment of a more established one. In <text:span text:style-name="T6">splitLeft()</text:span>, all list cells to the left of and including the input list are used to create a new list. The list cells are removed from the current list and moved to a list just created. In the same way, <text:span text:style-name="T6">splitRight()</text:span> creates a new list and moves all list cells to <text:soft-page-break/>the right of and including the current list the new list. If the input cell is the list header, the resulting new list is empty;</text:p>
      <text:p text:style-name="SLIPParagraph">There is a close relationship between a SlipHeader, the list container, and a SlipSublist object, a reference to a list. In many cases operations which involve a SlipHeader and a SlipSublist will use the SlipHeader reference in the SlipSublist object. The descriptive text or context in tables and figures will make clear when the SlipSublist requires a the SlipSublist object or the the SlipHeader reference contained in a SlipSublist.</text:p>
      <text:p text:style-name="P7">Many of the common operations have a special nomenclature when the SlipHeader is the source or destination. The nomenclature makes used of standard views of a list and standard ways of addressing such use. In each case the invoking method is called with <text:span text:style-name="T6">(</text:span>(SlipHeader)<text:span text:style-name="T6">X).method()</text:span>. The original, common, methods are still available for use and are interchangeable with their SlipHeader synonyms. A summary list of nomenclature changes is given below. </text:p>
      <table:table table:name="Table19" table:style-name="Table19">
        <table:table-column table:style-name="Table19.A"/>
        <table:table-column table:style-name="Table19.B"/>
        <table:table-column table:style-name="Table19.C"/>
        <table:table-row>
          <table:table-cell table:style-name="Table19.A1" table:number-columns-spanned="2" office:value-type="string">
            <text:p text:style-name="P258">((SlipHeader)X).method()</text:p>
          </table:table-cell>
          <table:covered-table-cell/>
          <table:table-cell table:style-name="Table19.A1" office:value-type="string">
            <text:p text:style-name="P83"/>
          </table:table-cell>
        </table:table-row>
        <table:table-row>
          <table:table-cell table:style-name="Table19.A2" office:value-type="string">
            <text:p text:style-name="P83">common name</text:p>
          </table:table-cell>
          <table:table-cell table:style-name="Table19.B2" office:value-type="string">
            <text:p text:style-name="P83"/>
            <text:p text:style-name="P83">new name</text:p>
          </table:table-cell>
          <table:table-cell table:style-name="Table19.A1" office:value-type="string">
            <text:p text:style-name="P83">Description</text:p>
          </table:table-cell>
        </table:table-row>
        <table:table-row>
          <table:table-cell table:style-name="Table19.A3" office:value-type="string">
            <text:p text:style-name="P77">insRight()</text:p>
          </table:table-cell>
          <table:table-cell table:style-name="Table19.B3" office:value-type="string">
            <text:p text:style-name="P77">push()</text:p>
          </table:table-cell>
          <table:table-cell table:style-name="Table19.B2" office:value-type="string">
            <text:p text:style-name="P77">Insert an object to the top of a list (before the first cell).</text:p>
          </table:table-cell>
        </table:table-row>
        <table:table-row>
          <table:table-cell table:style-name="Table19.A3" office:value-type="string">
            <text:p text:style-name="P77">InsLeft()</text:p>
          </table:table-cell>
          <table:table-cell table:style-name="Table19.B3" office:value-type="string">
            <text:p text:style-name="P77">enqueue()</text:p>
          </table:table-cell>
          <table:table-cell table:style-name="Table19.B3" office:value-type="string">
            <text:p text:style-name="P77">Insert an object to the bottom of a list (after the last cell).</text:p>
          </table:table-cell>
        </table:table-row>
        <table:table-row>
          <table:table-cell table:style-name="Table19.A3" office:value-type="string">
            <text:p text:style-name="P77">replace()</text:p>
          </table:table-cell>
          <table:table-cell table:style-name="Table19.B3" office:value-type="string">
            <text:p text:style-name="P77">replaceBot()</text:p>
          </table:table-cell>
          <table:table-cell table:style-name="Table19.B3" office:value-type="string">
            <text:p text:style-name="P77">Replace the last object in a list</text:p>
          </table:table-cell>
        </table:table-row>
        <table:table-row>
          <table:table-cell table:style-name="Table19.A3" office:value-type="string">
            <text:p text:style-name="P77">replace()</text:p>
          </table:table-cell>
          <table:table-cell table:style-name="Table19.B3" office:value-type="string">
            <text:p text:style-name="P77">replaceTop()</text:p>
          </table:table-cell>
          <table:table-cell table:style-name="Table19.B3" office:value-type="string">
            <text:p text:style-name="P77">Replace the first object in a list.</text:p>
          </table:table-cell>
        </table:table-row>
        <table:table-row>
          <table:table-cell table:style-name="Table19.A3" office:value-type="string">
            <text:p text:style-name="P77">unlink()</text:p>
          </table:table-cell>
          <table:table-cell table:style-name="Table19.B3" office:value-type="string">
            <text:p text:style-name="P77">dequeue()</text:p>
          </table:table-cell>
          <table:table-cell table:style-name="Table19.B3" office:value-type="string">
            <text:p text:style-name="P77">Unlink the last cell in a list and return it's reference.</text:p>
          </table:table-cell>
        </table:table-row>
        <table:table-row>
          <table:table-cell table:style-name="Table19.A3" office:value-type="string">
            <text:p text:style-name="P77">unlink()</text:p>
          </table:table-cell>
          <table:table-cell table:style-name="Table19.B3" office:value-type="string">
            <text:p text:style-name="P77">pop()</text:p>
          </table:table-cell>
          <table:table-cell table:style-name="Table19.B3" office:value-type="string">
            <text:p text:style-name="P77">Unlink the first cell in a list and return i'ts reference.</text:p>
          </table:table-cell>
        </table:table-row>
      </table:table>
      <text:p text:style-name="SLIPParagraph"/>
      <text:p text:style-name="SLIPParagraph">A complete list of SlipHeader general methods are provided in <text:reference-ref text:reference-format="text" text:ref-name="Table 4.1.1-1">Table 4.1.1-1 SlipHeader General Methods</text:reference-ref>. <text:s/>All methods are invoked by <text:span text:style-name="T6">(</text:span>(SlipHeader&amp;)<text:span text:style-name="T6">X).method().</text:span></text:p>
      <table:table table:name="Table20" table:style-name="Table20">
        <table:table-column table:style-name="Table20.A"/>
        <table:table-column table:style-name="Table20.B"/>
        <table:table-column table:style-name="Table20.C"/>
        <table:table-header-rows>
          <table:table-row>
            <table:table-cell table:style-name="Table20.A1" table:number-columns-spanned="3" office:value-type="string">
              <text:p text:style-name="P159"><text:reference-mark-start text:name="Table 4.1.1-1"/><text:span text:style-name="T37">Table </text:span><text:span text:style-name="T37"><text:sequence text:ref-name="refTable16" text:name="Table" text:formula="ooow:Table+1" style:num-format="1">4.1.1-1</text:sequence></text:span><text:span text:style-name="T37"> SlipHeader General Methods</text:span><text:reference-mark-end text:name="Table 4.1.1-1"/></text:p>
            </table:table-cell>
            <table:covered-table-cell/>
            <table:covered-table-cell/>
          </table:table-row>
          <table:table-row>
            <table:table-cell table:style-name="Table20.A2" office:value-type="string">
              <text:p text:style-name="P83">return</text:p>
            </table:table-cell>
            <table:table-cell table:style-name="Table20.A2" office:value-type="string">
              <text:p text:style-name="P63">((SlipHeader&amp;)X).method()</text:p>
            </table:table-cell>
            <table:table-cell table:style-name="Table20.C2" office:value-type="string">
              <text:p text:style-name="P83">Description</text:p>
            </table:table-cell>
          </table:table-row>
        </table:table-header-rows>
        <table:table-row>
          <table:table-cell table:style-name="Table20.A2" office:value-type="string">
            <text:p text:style-name="P77">SlipCell&amp;</text:p>
          </table:table-cell>
          <table:table-cell table:style-name="Table20.A2" office:value-type="string">
            <text:p text:style-name="P77">dequeue()</text:p>
          </table:table-cell>
          <table:table-cell table:style-name="Table20.C2" office:value-type="string">
            <text:p text:style-name="P77">Unlink from the list tail and return it's reference</text:p>
          </table:table-cell>
        </table:table-row>
        <table:table-row>
          <table:table-cell table:style-name="Table20.A2" office:value-type="string">
            <text:p text:style-name="P77">SlipHeader&amp;</text:p>
          </table:table-cell>
          <table:table-cell table:style-name="Table20.A2" office:value-type="string">
            <text:p text:style-name="P77">enqueue(SlipHeader&amp;)</text:p>
          </table:table-cell>
          <table:table-cell table:style-name="Table20.C2" office:value-type="string">
            <text:p text:style-name="P77">Insert a <text:span text:style-name="T6">new</text:span> SlipSublist reference to the <text:s/>SlipHeader to the list tail and return a reference to the header</text:p>
          </table:table-cell>
        </table:table-row>
        <text:soft-page-break/>
        <table:table-row>
          <table:table-cell table:style-name="Table20.A2" office:value-type="string">
            <text:p text:style-name="P77">SlipHeader&amp;</text:p>
          </table:table-cell>
          <table:table-cell table:style-name="Table20.A2" office:value-type="string">
            <text:p text:style-name="P77">enqueue(SlipSublist&amp;)</text:p>
          </table:table-cell>
          <table:table-cell table:style-name="Table20.C2" office:value-type="string">
            <text:p text:style-name="P77">Insert a <text:span text:style-name="T27">copy of the</text:span> SlipSublist to the list tail and return a reference to the header</text:p>
          </table:table-cell>
        </table:table-row>
        <table:table-row>
          <table:table-cell table:style-name="Table20.A2" office:value-type="string">
            <text:p text:style-name="P77">SlipHeader&amp;</text:p>
          </table:table-cell>
          <table:table-cell table:style-name="Table20.A2" office:value-type="string">
            <text:p text:style-name="P77">enqueue(SlipDatum&amp;)</text:p>
          </table:table-cell>
          <table:table-cell table:style-name="Table20.C2" office:value-type="string">
            <text:p text:style-name="P77">Insert a <text:span text:style-name="T27">copy of the</text:span> SlipDatum to the list tail and return a reference to the header</text:p>
          </table:table-cell>
        </table:table-row>
        <table:table-row>
          <table:table-cell table:style-name="Table20.A2" office:value-type="string">
            <text:p text:style-name="P77">SlipHeader&amp;</text:p>
          </table:table-cell>
          <table:table-cell table:style-name="Table20.A2" office:value-type="string">
            <text:p text:style-name="P77">enqueue(<text:span text:style-name="T32">bool</text:span>)</text:p>
          </table:table-cell>
          <table:table-cell table:style-name="Table20.C2" office:value-type="string">
            <text:p text:style-name="P77">Insert a <text:span text:style-name="T6">new</text:span> SlipDatum <text:span text:style-name="T32">bool</text:span> to the list tail and return return a reference to the header</text:p>
          </table:table-cell>
        </table:table-row>
        <table:table-row>
          <table:table-cell table:style-name="Table20.A2" office:value-type="string">
            <text:p text:style-name="P77">SlipHeader&amp;</text:p>
          </table:table-cell>
          <table:table-cell table:style-name="Table20.A2" office:value-type="string">
            <text:p text:style-name="P77">enqueue(<text:span text:style-name="T32">char</text:span>)</text:p>
          </table:table-cell>
          <table:table-cell table:style-name="Table20.C2" office:value-type="string">
            <text:p text:style-name="P77">Insert a <text:span text:style-name="T6">new</text:span> SlipDatum <text:span text:style-name="T32">char</text:span> to the list tail and return a reference to the header</text:p>
          </table:table-cell>
        </table:table-row>
        <table:table-row>
          <table:table-cell table:style-name="Table20.A2" office:value-type="string">
            <text:p text:style-name="P77">SlipHeader&amp;</text:p>
          </table:table-cell>
          <table:table-cell table:style-name="Table20.A2" office:value-type="string">
            <text:p text:style-name="P77">enqueue(<text:span text:style-name="T32">unsigned char</text:span>)</text:p>
          </table:table-cell>
          <table:table-cell table:style-name="Table20.C2" office:value-type="string">
            <text:p text:style-name="P77">Insert a <text:span text:style-name="T6">new</text:span> SlipDatum <text:span text:style-name="T32">unsigned char</text:span> to the list tail and return a reference to the header</text:p>
          </table:table-cell>
        </table:table-row>
        <table:table-row>
          <table:table-cell table:style-name="Table20.A2" office:value-type="string">
            <text:p text:style-name="P77">SlipHeader&amp;</text:p>
          </table:table-cell>
          <table:table-cell table:style-name="Table20.A2" office:value-type="string">
            <text:p text:style-name="P77">enqueue(<text:span text:style-name="T32">long</text:span>)</text:p>
          </table:table-cell>
          <table:table-cell table:style-name="Table20.C2" office:value-type="string">
            <text:p text:style-name="P77">Insert a <text:span text:style-name="T6">new</text:span> SlipDatum <text:span text:style-name="T32">long</text:span> to the list tail and return a reference to the header</text:p>
          </table:table-cell>
        </table:table-row>
        <table:table-row>
          <table:table-cell table:style-name="Table20.A2" office:value-type="string">
            <text:p text:style-name="P77">SlipHeader&amp;</text:p>
          </table:table-cell>
          <table:table-cell table:style-name="Table20.A2" office:value-type="string">
            <text:p text:style-name="P77">enqueue(<text:span text:style-name="T32">unsigned long</text:span>)</text:p>
          </table:table-cell>
          <table:table-cell table:style-name="Table20.C2" office:value-type="string">
            <text:p text:style-name="P77">Insert a <text:span text:style-name="T6">new</text:span> SlipDatum <text:span text:style-name="T32">unsigned long</text:span> to the list tail and return a reference to the header</text:p>
          </table:table-cell>
        </table:table-row>
        <table:table-row>
          <table:table-cell table:style-name="Table20.A2" office:value-type="string">
            <text:p text:style-name="P77">SlipHeader&amp;</text:p>
          </table:table-cell>
          <table:table-cell table:style-name="Table20.A2" office:value-type="string">
            <text:p text:style-name="P77">enqueue(<text:span text:style-name="T32">double</text:span>)</text:p>
          </table:table-cell>
          <table:table-cell table:style-name="Table20.C2" office:value-type="string">
            <text:p text:style-name="P77">Insert a <text:span text:style-name="T6">new</text:span> SlipDatum <text:span text:style-name="T32">double</text:span> to the list tail and return a reference to the header</text:p>
          </table:table-cell>
        </table:table-row>
        <table:table-row>
          <table:table-cell table:style-name="Table20.A2" office:value-type="string">
            <text:p text:style-name="P77">SlipHeader&amp;</text:p>
          </table:table-cell>
          <table:table-cell table:style-name="Table20.A2" office:value-type="string">
            <text:p text:style-name="P77">enqueue(<text:span text:style-name="T32">PTR, const </text:span><text:span text:style-name="T37">void* operation=</text:span><text:span text:style-name="T38">default</text:span><text:span text:style-name="T37">)</text:span>)</text:p>
          </table:table-cell>
          <table:table-cell table:style-name="Table20.C2" office:value-type="string">
            <text:p text:style-name="P77">Insert a <text:span text:style-name="T6">new</text:span> SlipDatum <text:span text:style-name="T32">PTR</text:span> to the list tail and return a reference to the header (see User Defined Types)</text:p>
          </table:table-cell>
        </table:table-row>
        <table:table-row>
          <table:table-cell table:style-name="Table20.A2" office:value-type="string">
            <text:p text:style-name="P77">SlipHeader&amp;</text:p>
          </table:table-cell>
          <table:table-cell table:style-name="Table20.A2" office:value-type="string">
            <text:p text:style-name="P77">enqueue(<text:span text:style-name="T32">string&amp;</text:span>, <text:span text:style-name="T32">bool c</text:span><text:span text:style-name="T37">onstFlag=</text:span><text:span text:style-name="T38">false</text:span>)</text:p>
          </table:table-cell>
          <table:table-cell table:style-name="Table20.C2" office:value-type="string">
            <text:p text:style-name="P77">Insert a <text:span text:style-name="T6">new</text:span> SlipDatum <text:span text:style-name="T32">string</text:span> to the list tail and return a reference to the header (see User Defined Types)</text:p>
          </table:table-cell>
        </table:table-row>
        <table:table-row>
          <table:table-cell table:style-name="Table20.A2" office:value-type="string">
            <text:p text:style-name="P77">SlipHeader&amp;</text:p>
          </table:table-cell>
          <table:table-cell table:style-name="Table20.A2" office:value-type="string">
            <text:p text:style-name="P77">enqueue(<text:span text:style-name="T32">string*</text:span>, <text:span text:style-name="T32">bool </text:span><text:span text:style-name="T37">constFlag=</text:span><text:span text:style-name="T38">false</text:span><text:span text:style-name="T32">)</text:span></text:p>
          </table:table-cell>
          <table:table-cell table:style-name="Table20.C2" office:value-type="string">
            <text:p text:style-name="P77">Insert a <text:span text:style-name="T6">new</text:span> SlipDatum <text:span text:style-name="T32">string</text:span> to the list tail and return a reference to the header (see User Defined Types)</text:p>
          </table:table-cell>
        </table:table-row>
        <table:table-row>
          <table:table-cell table:style-name="Table20.A2" office:value-type="string">
            <text:p text:style-name="P77">SlipCell&amp;</text:p>
          </table:table-cell>
          <table:table-cell table:style-name="Table20.A2" office:value-type="string">
            <text:p text:style-name="P77">getBot()</text:p>
          </table:table-cell>
          <table:table-cell table:style-name="Table20.C2" office:value-type="string">
            <text:p text:style-name="P77">Return a reference to the list last cell</text:p>
          </table:table-cell>
        </table:table-row>
        <table:table-row>
          <table:table-cell table:style-name="Table20.A2" office:value-type="string">
            <text:p text:style-name="P77">uShort</text:p>
          </table:table-cell>
          <table:table-cell table:style-name="Table20.A2" office:value-type="string">
            <text:p text:style-name="P77">getMark()</text:p>
          </table:table-cell>
          <table:table-cell table:style-name="Table20.C2" office:value-type="string">
            <text:p text:style-name="P77">Return the 15-bit application field value</text:p>
          </table:table-cell>
        </table:table-row>
        <table:table-row>
          <table:table-cell table:style-name="Table20.A2" office:value-type="string">
            <text:p text:style-name="P77">uShort</text:p>
          </table:table-cell>
          <table:table-cell table:style-name="Table20.A2" office:value-type="string">
            <text:p text:style-name="P77">getRefCount()</text:p>
          </table:table-cell>
          <table:table-cell table:style-name="Table20.C2" office:value-type="string">
            <text:p text:style-name="P77">Return the number of list references</text:p>
          </table:table-cell>
        </table:table-row>
        <table:table-row>
          <table:table-cell table:style-name="Table20.A2" office:value-type="string">
            <text:p text:style-name="P77">SlipCell&amp;</text:p>
          </table:table-cell>
          <table:table-cell table:style-name="Table20.A2" office:value-type="string">
            <text:p text:style-name="P77">getTop()</text:p>
          </table:table-cell>
          <table:table-cell table:style-name="Table20.C2" office:value-type="string">
            <text:p text:style-name="P77">Return a reference to the list first cell</text:p>
          </table:table-cell>
        </table:table-row>
        <table:table-row>
          <table:table-cell table:style-name="Table20.A2" office:value-type="string">
            <text:p text:style-name="P77">SlipHeader&amp;</text:p>
          </table:table-cell>
          <table:table-cell table:style-name="Table20.A2" office:value-type="string">
            <text:p text:style-name="P77">flush()</text:p>
          </table:table-cell>
          <table:table-cell table:style-name="Table20.C2" office:value-type="string">
            <text:p text:style-name="P77">Empty the list</text:p>
          </table:table-cell>
        </table:table-row>
        <table:table-row>
          <table:table-cell table:style-name="Table20.A2" office:value-type="string">
            <text:p text:style-name="P77">SlipCell&amp;</text:p>
          </table:table-cell>
          <table:table-cell table:style-name="Table20.A2" office:value-type="string">
            <text:p text:style-name="P77">pop()</text:p>
          </table:table-cell>
          <table:table-cell table:style-name="Table20.C2" office:value-type="string">
            <text:p text:style-name="P77"/>
          </table:table-cell>
        </table:table-row>
        <text:soft-page-break/>
        <table:table-row>
          <table:table-cell table:style-name="Table20.A2" office:value-type="string">
            <text:p text:style-name="P77">SlipHeader&amp;</text:p>
          </table:table-cell>
          <table:table-cell table:style-name="Table20.A2" office:value-type="string">
            <text:p text:style-name="P77">push(SlipHeader&amp;)</text:p>
          </table:table-cell>
          <table:table-cell table:style-name="Table20.C2" office:value-type="string">
            <text:p text:style-name="P77">Insert a <text:span text:style-name="T6">new</text:span> SlipSublist reference to the <text:s/>SlipHeader to the list front and return a reference to new cell</text:p>
          </table:table-cell>
        </table:table-row>
        <table:table-row>
          <table:table-cell table:style-name="Table20.A2" office:value-type="string">
            <text:p text:style-name="P77">SlipHeader&amp;</text:p>
          </table:table-cell>
          <table:table-cell table:style-name="Table20.A2" office:value-type="string">
            <text:p text:style-name="P77">push(SlipSublist&amp;)</text:p>
          </table:table-cell>
          <table:table-cell table:style-name="Table20.C2" office:value-type="string">
            <text:p text:style-name="P77">Insert a <text:span text:style-name="T27">copy of the</text:span> SlipSublist to the list front and return a reference to the header</text:p>
          </table:table-cell>
        </table:table-row>
        <table:table-row>
          <table:table-cell table:style-name="Table20.A2" office:value-type="string">
            <text:p text:style-name="P77">SlipHeader&amp;</text:p>
          </table:table-cell>
          <table:table-cell table:style-name="Table20.A2" office:value-type="string">
            <text:p text:style-name="P77">push(SlipDatum&amp;)</text:p>
          </table:table-cell>
          <table:table-cell table:style-name="Table20.C2" office:value-type="string">
            <text:p text:style-name="P77">Insert a <text:span text:style-name="T27">copy of the</text:span> SlipDatum to the list front and return a reference to the header</text:p>
          </table:table-cell>
        </table:table-row>
        <table:table-row>
          <table:table-cell table:style-name="Table20.A2" office:value-type="string">
            <text:p text:style-name="P77">SlipHeader&amp;</text:p>
          </table:table-cell>
          <table:table-cell table:style-name="Table20.A2" office:value-type="string">
            <text:p text:style-name="P77">push(<text:span text:style-name="T32">bool</text:span>)</text:p>
          </table:table-cell>
          <table:table-cell table:style-name="Table20.C2" office:value-type="string">
            <text:p text:style-name="P77">Insert a <text:span text:style-name="T6">new</text:span> SlipDatum <text:span text:style-name="T32">bool</text:span> to the list front and return a reference to the header</text:p>
          </table:table-cell>
        </table:table-row>
        <table:table-row>
          <table:table-cell table:style-name="Table20.A2" office:value-type="string">
            <text:p text:style-name="P77">SlipHeader&amp;</text:p>
          </table:table-cell>
          <table:table-cell table:style-name="Table20.A2" office:value-type="string">
            <text:p text:style-name="P77">push(<text:span text:style-name="T32">char</text:span>)</text:p>
          </table:table-cell>
          <table:table-cell table:style-name="Table20.C2" office:value-type="string">
            <text:p text:style-name="P77">Insert a <text:span text:style-name="T6">new</text:span> SlipDatum <text:span text:style-name="T32">char</text:span> to the list front and return a reference to the header</text:p>
          </table:table-cell>
        </table:table-row>
        <table:table-row>
          <table:table-cell table:style-name="Table20.A2" office:value-type="string">
            <text:p text:style-name="P77">SlipHeader&amp;</text:p>
          </table:table-cell>
          <table:table-cell table:style-name="Table20.A2" office:value-type="string">
            <text:p text:style-name="P77">push(<text:span text:style-name="T32">unsigned char</text:span>)</text:p>
          </table:table-cell>
          <table:table-cell table:style-name="Table20.C2" office:value-type="string">
            <text:p text:style-name="P77">Insert a <text:span text:style-name="T6">new</text:span> SlipDatum <text:span text:style-name="T32">unsigned char</text:span> to the list front and return a reference to the header</text:p>
          </table:table-cell>
        </table:table-row>
        <table:table-row>
          <table:table-cell table:style-name="Table20.A2" office:value-type="string">
            <text:p text:style-name="P77">SlipHeader&amp;</text:p>
          </table:table-cell>
          <table:table-cell table:style-name="Table20.A2" office:value-type="string">
            <text:p text:style-name="P77">push(<text:span text:style-name="T32">long</text:span>)</text:p>
          </table:table-cell>
          <table:table-cell table:style-name="Table20.C2" office:value-type="string">
            <text:p text:style-name="P77">Insert a <text:span text:style-name="T6">new</text:span> SlipDatum <text:span text:style-name="T32">long</text:span> to the list front and return a reference to the header</text:p>
          </table:table-cell>
        </table:table-row>
        <table:table-row>
          <table:table-cell table:style-name="Table20.A2" office:value-type="string">
            <text:p text:style-name="P77">SlipHeader&amp;</text:p>
          </table:table-cell>
          <table:table-cell table:style-name="Table20.A2" office:value-type="string">
            <text:p text:style-name="P77">push(<text:span text:style-name="T32">unsigned long</text:span>)</text:p>
          </table:table-cell>
          <table:table-cell table:style-name="Table20.C2" office:value-type="string">
            <text:p text:style-name="P77">Insert a <text:span text:style-name="T6">new</text:span> SlipDatum <text:span text:style-name="T32">unsigned long</text:span> to the list front and return a reference to the header</text:p>
          </table:table-cell>
        </table:table-row>
        <table:table-row>
          <table:table-cell table:style-name="Table20.A2" office:value-type="string">
            <text:p text:style-name="P77">SlipHeader&amp;</text:p>
          </table:table-cell>
          <table:table-cell table:style-name="Table20.A2" office:value-type="string">
            <text:p text:style-name="P77">push(<text:span text:style-name="T32">double</text:span>)</text:p>
          </table:table-cell>
          <table:table-cell table:style-name="Table20.C2" office:value-type="string">
            <text:p text:style-name="P77">Insert a <text:span text:style-name="T6">new</text:span> SlipDatum <text:span text:style-name="T32">double</text:span> to the list front and return a reference to the header</text:p>
          </table:table-cell>
        </table:table-row>
        <table:table-row>
          <table:table-cell table:style-name="Table20.A2" office:value-type="string">
            <text:p text:style-name="P77">SlipHeader&amp;</text:p>
          </table:table-cell>
          <table:table-cell table:style-name="Table20.A2" office:value-type="string">
            <text:p text:style-name="P77">push(<text:span text:style-name="T32">PTR, const </text:span><text:span text:style-name="T37">void* operation=</text:span><text:span text:style-name="T38">default</text:span><text:span text:style-name="T37">)</text:span>)</text:p>
          </table:table-cell>
          <table:table-cell table:style-name="Table20.C2" office:value-type="string">
            <text:p text:style-name="P77">Insert a <text:span text:style-name="T6">new</text:span> SlipDatum <text:span text:style-name="T32">PTR</text:span> to the list front and return a reference to the header (see User Defined Types)</text:p>
          </table:table-cell>
        </table:table-row>
        <table:table-row>
          <table:table-cell table:style-name="Table20.A2" office:value-type="string">
            <text:p text:style-name="P77">SlipHeader&amp;</text:p>
          </table:table-cell>
          <table:table-cell table:style-name="Table20.A2" office:value-type="string">
            <text:p text:style-name="P77">push(<text:span text:style-name="T32">string&amp;</text:span>, <text:span text:style-name="T32">bool c</text:span><text:span text:style-name="T37">onstFlag=</text:span><text:span text:style-name="T38">false</text:span>)</text:p>
          </table:table-cell>
          <table:table-cell table:style-name="Table20.C2" office:value-type="string">
            <text:p text:style-name="P77">Insert a <text:span text:style-name="T6">new</text:span> SlipDatum <text:span text:style-name="T32">string</text:span> to the list front and return a reference to the header (see User Defined Types)</text:p>
          </table:table-cell>
        </table:table-row>
        <table:table-row>
          <table:table-cell table:style-name="Table20.A2" office:value-type="string">
            <text:p text:style-name="P77">SlipHeader&amp;</text:p>
          </table:table-cell>
          <table:table-cell table:style-name="Table20.A2" office:value-type="string">
            <text:p text:style-name="P77">push(<text:span text:style-name="T32">string*</text:span>, <text:span text:style-name="T32">bool </text:span><text:span text:style-name="T37">constFlag=</text:span><text:span text:style-name="T38">false</text:span><text:span text:style-name="T32">)</text:span></text:p>
          </table:table-cell>
          <table:table-cell table:style-name="Table20.C2" office:value-type="string">
            <text:p text:style-name="P77">Insert a <text:span text:style-name="T6">new</text:span> SlipDatum <text:span text:style-name="T32">string</text:span> to the list front and return a reference to the header (see User Defined Types)</text:p>
          </table:table-cell>
        </table:table-row>
        <table:table-row>
          <table:table-cell table:style-name="Table20.A2" office:value-type="string">
            <text:p text:style-name="P77">uShort</text:p>
          </table:table-cell>
          <table:table-cell table:style-name="Table20.A2" office:value-type="string">
            <text:p text:style-name="P77">putMark()</text:p>
          </table:table-cell>
          <table:table-cell table:style-name="Table20.C2" office:value-type="string">
            <text:p text:style-name="P77">Put a 15-bit value into the lislt mark field</text:p>
          </table:table-cell>
        </table:table-row>
        <table:table-row>
          <table:table-cell table:style-name="Table20.A2" office:value-type="string">
            <text:p text:style-name="P105">SlipHeader&amp;</text:p>
          </table:table-cell>
          <table:table-cell table:style-name="Table20.A2" office:value-type="string">
            <text:p text:style-name="P104">replace(const SlipHeader&amp;)</text:p>
          </table:table-cell>
          <table:table-cell table:style-name="Table20.C2" office:value-type="string">
            <text:p text:style-name="P79">Illegal. SlipHeader can not be replaced</text:p>
          </table:table-cell>
        </table:table-row>
        <table:table-row>
          <table:table-cell table:style-name="Table20.A2" office:value-type="string">
            <text:p text:style-name="P105">SlipHeader&amp;</text:p>
          </table:table-cell>
          <table:table-cell table:style-name="Table20.A2" office:value-type="string">
            <text:p text:style-name="P104">replace(const SlipSublist&amp;)</text:p>
          </table:table-cell>
          <table:table-cell table:style-name="Table20.C2" office:value-type="string">
            <text:p text:style-name="P79">Illegal. SlipHeader can not be replaced</text:p>
          </table:table-cell>
        </table:table-row>
        <text:soft-page-break/>
        <table:table-row>
          <table:table-cell table:style-name="Table20.A2" office:value-type="string">
            <text:p text:style-name="P105">SlipHeader&amp;</text:p>
          </table:table-cell>
          <table:table-cell table:style-name="Table20.A2" office:value-type="string">
            <text:p text:style-name="P104">replace(const SlipDatum&amp;)</text:p>
          </table:table-cell>
          <table:table-cell table:style-name="Table20.C2" office:value-type="string">
            <text:p text:style-name="P79">Illegal. SlipHeader can not be replaced</text:p>
          </table:table-cell>
        </table:table-row>
        <table:table-row>
          <table:table-cell table:style-name="Table20.A2" office:value-type="string">
            <text:p text:style-name="P105">SlipHeader&amp;</text:p>
          </table:table-cell>
          <table:table-cell table:style-name="Table20.A2" office:value-type="string">
            <text:p text:style-name="P104">replace(<text:span text:style-name="T32">bool)</text:span> </text:p>
          </table:table-cell>
          <table:table-cell table:style-name="Table20.C2" office:value-type="string">
            <text:p text:style-name="P79">Illegal. SlipHeader can not be replaced</text:p>
          </table:table-cell>
        </table:table-row>
        <table:table-row>
          <table:table-cell table:style-name="Table20.A2" office:value-type="string">
            <text:p text:style-name="P105">SlipHeader&amp;</text:p>
          </table:table-cell>
          <table:table-cell table:style-name="Table20.A2" office:value-type="string">
            <text:p text:style-name="P104">replace(<text:span text:style-name="T32">char</text:span>) </text:p>
          </table:table-cell>
          <table:table-cell table:style-name="Table20.C2" office:value-type="string">
            <text:p text:style-name="P79">Illegal. SlipHeader can not be replaced</text:p>
          </table:table-cell>
        </table:table-row>
        <table:table-row>
          <table:table-cell table:style-name="Table20.A2" office:value-type="string">
            <text:p text:style-name="P105">SlipHeader&amp;</text:p>
          </table:table-cell>
          <table:table-cell table:style-name="Table20.A2" office:value-type="string">
            <text:p text:style-name="P104">replace(<text:span text:style-name="T32">unsigned char</text:span>)</text:p>
          </table:table-cell>
          <table:table-cell table:style-name="Table20.C2" office:value-type="string">
            <text:p text:style-name="P79">Illegal. SlipHeader can not be replaced</text:p>
          </table:table-cell>
        </table:table-row>
        <table:table-row>
          <table:table-cell table:style-name="Table20.A2" office:value-type="string">
            <text:p text:style-name="P105">SlipHeader&amp;</text:p>
          </table:table-cell>
          <table:table-cell table:style-name="Table20.A2" office:value-type="string">
            <text:p text:style-name="P104">replace(<text:span text:style-name="T32">long</text:span>)</text:p>
          </table:table-cell>
          <table:table-cell table:style-name="Table20.C2" office:value-type="string">
            <text:p text:style-name="P79">Illegal. SlipHeader can not be replaced</text:p>
          </table:table-cell>
        </table:table-row>
        <table:table-row>
          <table:table-cell table:style-name="Table20.A2" office:value-type="string">
            <text:p text:style-name="P105">SlipHeader&amp;</text:p>
          </table:table-cell>
          <table:table-cell table:style-name="Table20.A2" office:value-type="string">
            <text:p text:style-name="P104">replace(<text:span text:style-name="T32">unsigned long</text:span>) </text:p>
          </table:table-cell>
          <table:table-cell table:style-name="Table20.C2" office:value-type="string">
            <text:p text:style-name="P79">Illegal. SlipHeader can not be replaced</text:p>
          </table:table-cell>
        </table:table-row>
        <table:table-row>
          <table:table-cell table:style-name="Table20.A2" office:value-type="string">
            <text:p text:style-name="P105">SlipHeader&amp;</text:p>
          </table:table-cell>
          <table:table-cell table:style-name="Table20.A2" office:value-type="string">
            <text:p text:style-name="P104">replace(<text:span text:style-name="T32">double</text:span>) </text:p>
          </table:table-cell>
          <table:table-cell table:style-name="Table20.C2" office:value-type="string">
            <text:p text:style-name="P79">Illegal. SlipHeader can not be replaced</text:p>
          </table:table-cell>
        </table:table-row>
        <table:table-row>
          <table:table-cell table:style-name="Table20.A2" office:value-type="string">
            <text:p text:style-name="P105">SlipHeader&amp;</text:p>
          </table:table-cell>
          <table:table-cell table:style-name="Table20.A2" office:value-type="string">
            <text:p text:style-name="P104">replace(const <text:span text:style-name="T32">PTR</text:span>, const void* operation=<text:span text:style-name="T6">null</text:span>)</text:p>
          </table:table-cell>
          <table:table-cell table:style-name="Table20.C2" office:value-type="string">
            <text:p text:style-name="P79">Illegal. SlipHeader can not be replaced</text:p>
          </table:table-cell>
        </table:table-row>
        <table:table-row>
          <table:table-cell table:style-name="Table20.A2" office:value-type="string">
            <text:p text:style-name="P105">SlipHeader&amp;</text:p>
          </table:table-cell>
          <table:table-cell table:style-name="Table20.A2" office:value-type="string">
            <text:p text:style-name="P104">replace(const <text:span text:style-name="T32">string</text:span>&amp;, bool constFlag=<text:span text:style-name="T6">false</text:span>)</text:p>
          </table:table-cell>
          <table:table-cell table:style-name="Table20.C2" office:value-type="string">
            <text:p text:style-name="P79">Illegal. SlipHeader can not be replaced</text:p>
          </table:table-cell>
        </table:table-row>
        <table:table-row>
          <table:table-cell table:style-name="Table20.A2" office:value-type="string">
            <text:p text:style-name="P105">SlipSublist&amp;</text:p>
          </table:table-cell>
          <table:table-cell table:style-name="Table20.A2" office:value-type="string">
            <text:p text:style-name="P104">replaceBot(const SlipHeader&amp;)</text:p>
          </table:table-cell>
          <table:table-cell table:style-name="Table20.C2" office:value-type="string">
            <text:p text:style-name="P79">Replaces the list tail with a <text:span text:style-name="T6">new</text:span> SlipSublist object</text:p>
          </table:table-cell>
        </table:table-row>
        <table:table-row>
          <table:table-cell table:style-name="Table20.A2" office:value-type="string">
            <text:p text:style-name="P105">SlipSublist&amp;</text:p>
          </table:table-cell>
          <table:table-cell table:style-name="Table20.A2" office:value-type="string">
            <text:p text:style-name="P104">replaceBot(const SlipSublist&amp;)</text:p>
          </table:table-cell>
          <table:table-cell table:style-name="Table20.C2" office:value-type="string">
            <text:p text:style-name="P79">Replaces the list tail with a <text:span text:style-name="T6">new</text:span> SlipSublist object</text:p>
          </table:table-cell>
        </table:table-row>
        <table:table-row>
          <table:table-cell table:style-name="Table20.A2" office:value-type="string">
            <text:p text:style-name="P105">SlipDatum&amp;</text:p>
          </table:table-cell>
          <table:table-cell table:style-name="Table20.A2" office:value-type="string">
            <text:p text:style-name="P104">replaceBot(const SlipDatum&amp;)</text:p>
          </table:table-cell>
          <table:table-cell table:style-name="Table20.C2" office:value-type="string">
            <text:p text:style-name="P79">Replaces the list tail with a copy of the input</text:p>
          </table:table-cell>
        </table:table-row>
        <table:table-row>
          <table:table-cell table:style-name="Table20.A2" office:value-type="string">
            <text:p text:style-name="P105">SlipDatum&amp;</text:p>
          </table:table-cell>
          <table:table-cell table:style-name="Table20.A2" office:value-type="string">
            <text:p text:style-name="P104">replaceBot(<text:span text:style-name="T32">bool)</text:span> </text:p>
          </table:table-cell>
          <table:table-cell table:style-name="Table20.C2" office:value-type="string">
            <text:p text:style-name="P79">Replaces the list tail with a <text:span text:style-name="T6">new</text:span> SlipDatum <text:span text:style-name="T32">bool</text:span></text:p>
          </table:table-cell>
        </table:table-row>
        <table:table-row>
          <table:table-cell table:style-name="Table20.A2" office:value-type="string">
            <text:p text:style-name="P105">SlipDatum&amp;</text:p>
          </table:table-cell>
          <table:table-cell table:style-name="Table20.A2" office:value-type="string">
            <text:p text:style-name="P104">replaceBot(<text:span text:style-name="T32">char</text:span>) </text:p>
          </table:table-cell>
          <table:table-cell table:style-name="Table20.C2" office:value-type="string">
            <text:p text:style-name="P79">Replaces the list tail with a <text:span text:style-name="T6">new</text:span> SlipDatum <text:span text:style-name="T32">char</text:span></text:p>
          </table:table-cell>
        </table:table-row>
        <table:table-row>
          <table:table-cell table:style-name="Table20.A2" office:value-type="string">
            <text:p text:style-name="P105">SlipDatum&amp;</text:p>
          </table:table-cell>
          <table:table-cell table:style-name="Table20.A2" office:value-type="string">
            <text:p text:style-name="P104">replaceBot(<text:span text:style-name="T32">unsigned char</text:span>)</text:p>
          </table:table-cell>
          <table:table-cell table:style-name="Table20.C2" office:value-type="string">
            <text:p text:style-name="P79">Replaces the list tail with a <text:span text:style-name="T6">new</text:span> SlipDatum <text:span text:style-name="T32">unsigned char</text:span></text:p>
          </table:table-cell>
        </table:table-row>
        <table:table-row>
          <table:table-cell table:style-name="Table20.A2" office:value-type="string">
            <text:p text:style-name="P105">SlipDatum&amp;</text:p>
          </table:table-cell>
          <table:table-cell table:style-name="Table20.A2" office:value-type="string">
            <text:p text:style-name="P104">replaceBot(<text:span text:style-name="T32">long</text:span>)</text:p>
          </table:table-cell>
          <table:table-cell table:style-name="Table20.C2" office:value-type="string">
            <text:p text:style-name="P79">Replaces the list tail with a <text:span text:style-name="T6">new</text:span> SlipDatum <text:span text:style-name="T32">long</text:span></text:p>
          </table:table-cell>
        </table:table-row>
        <table:table-row>
          <table:table-cell table:style-name="Table20.A2" office:value-type="string">
            <text:p text:style-name="P105">SlipDatum&amp;</text:p>
          </table:table-cell>
          <table:table-cell table:style-name="Table20.A2" office:value-type="string">
            <text:p text:style-name="P104">replaceBot(<text:span text:style-name="T32">unsigned long</text:span>) </text:p>
          </table:table-cell>
          <table:table-cell table:style-name="Table20.C2" office:value-type="string">
            <text:p text:style-name="P79">Replaces the list tail with a <text:span text:style-name="T6">new</text:span> SlipDatum <text:span text:style-name="T32">unsigned long</text:span></text:p>
          </table:table-cell>
        </table:table-row>
        <table:table-row>
          <table:table-cell table:style-name="Table20.A2" office:value-type="string">
            <text:p text:style-name="P105">SlipDatum&amp;</text:p>
          </table:table-cell>
          <table:table-cell table:style-name="Table20.A2" office:value-type="string">
            <text:p text:style-name="P104">replaceBot(<text:span text:style-name="T32">double</text:span>) </text:p>
          </table:table-cell>
          <table:table-cell table:style-name="Table20.C2" office:value-type="string">
            <text:p text:style-name="P79">Replaces the list tail with a <text:span text:style-name="T6">new</text:span> SlipDatum <text:span text:style-name="T32">double</text:span></text:p>
          </table:table-cell>
        </table:table-row>
        <table:table-row>
          <table:table-cell table:style-name="Table20.A2" office:value-type="string">
            <text:p text:style-name="P105">SlipDatum&amp;</text:p>
          </table:table-cell>
          <table:table-cell table:style-name="Table20.A2" office:value-type="string">
            <text:p text:style-name="P104">replaceBot(const <text:span text:style-name="T32">PTR</text:span>, const void* operation=<text:span text:style-name="T6">null</text:span>)</text:p>
          </table:table-cell>
          <table:table-cell table:style-name="Table20.C2" office:value-type="string">
            <text:p text:style-name="P79">Replaces the list tail with a <text:span text:style-name="T6">new</text:span> SlipDatum <text:span text:style-name="T32">PTR</text:span></text:p>
          </table:table-cell>
        </table:table-row>
        <table:table-row>
          <table:table-cell table:style-name="Table20.A2" office:value-type="string">
            <text:p text:style-name="P105">SlipDatum&amp;</text:p>
          </table:table-cell>
          <table:table-cell table:style-name="Table20.A2" office:value-type="string">
            <text:p text:style-name="P104">replaceBot(const <text:span text:style-name="T32">string</text:span>&amp;, bool constFlag=<text:span text:style-name="T6">false</text:span>)</text:p>
          </table:table-cell>
          <table:table-cell table:style-name="Table20.C2" office:value-type="string">
            <text:p text:style-name="P79">Replaces the list tail with a <text:span text:style-name="T6">new</text:span> SlipDatum <text:span text:style-name="T32">string</text:span></text:p>
          </table:table-cell>
        </table:table-row>
        <text:soft-page-break/>
        <table:table-row>
          <table:table-cell table:style-name="Table20.A2" office:value-type="string">
            <text:p text:style-name="P105">SlipDatum&amp;</text:p>
          </table:table-cell>
          <table:table-cell table:style-name="Table20.A2" office:value-type="string">
            <text:p text:style-name="P104">replaceBot(const <text:span text:style-name="T32">string</text:span>*, bool constFlag=<text:span text:style-name="T6">false</text:span>)</text:p>
          </table:table-cell>
          <table:table-cell table:style-name="Table20.C2" office:value-type="string">
            <text:p text:style-name="P79">Replaces the list tail with a <text:span text:style-name="T6">new</text:span> SlipDatum <text:span text:style-name="T32">string</text:span></text:p>
          </table:table-cell>
        </table:table-row>
        <table:table-row>
          <table:table-cell table:style-name="Table20.A2" office:value-type="string">
            <text:p text:style-name="P105">SlipSublist&amp;</text:p>
          </table:table-cell>
          <table:table-cell table:style-name="Table20.A2" office:value-type="string">
            <text:p text:style-name="P104">replaceTop(const SlipHeader&amp;)</text:p>
          </table:table-cell>
          <table:table-cell table:style-name="Table20.C2" office:value-type="string">
            <text:p text:style-name="P79">Replaces the list front with a <text:span text:style-name="T6">new</text:span> SlipSublist object</text:p>
          </table:table-cell>
        </table:table-row>
        <table:table-row>
          <table:table-cell table:style-name="Table20.A2" office:value-type="string">
            <text:p text:style-name="P105">SlipSublist&amp;</text:p>
          </table:table-cell>
          <table:table-cell table:style-name="Table20.A2" office:value-type="string">
            <text:p text:style-name="P104">replaceTop(const SlipSublist&amp;)</text:p>
          </table:table-cell>
          <table:table-cell table:style-name="Table20.C2" office:value-type="string">
            <text:p text:style-name="P79">Replaces the list front with a <text:span text:style-name="T6">new</text:span> SlipSublist object</text:p>
          </table:table-cell>
        </table:table-row>
        <table:table-row>
          <table:table-cell table:style-name="Table20.A2" office:value-type="string">
            <text:p text:style-name="P105">SlipDatum&amp;</text:p>
          </table:table-cell>
          <table:table-cell table:style-name="Table20.A2" office:value-type="string">
            <text:p text:style-name="P104">replaceTop(const SlipDatum&amp;)</text:p>
          </table:table-cell>
          <table:table-cell table:style-name="Table20.C2" office:value-type="string">
            <text:p text:style-name="P79">Replaces the list front with a copy of the input</text:p>
          </table:table-cell>
        </table:table-row>
        <table:table-row>
          <table:table-cell table:style-name="Table20.A2" office:value-type="string">
            <text:p text:style-name="P105">SlipDatum&amp;</text:p>
          </table:table-cell>
          <table:table-cell table:style-name="Table20.A2" office:value-type="string">
            <text:p text:style-name="P104">replaceTop(<text:span text:style-name="T32">bool)</text:span> </text:p>
          </table:table-cell>
          <table:table-cell table:style-name="Table20.C2" office:value-type="string">
            <text:p text:style-name="P79">Replaces the list front with a <text:span text:style-name="T6">new</text:span> SlipDatum <text:span text:style-name="T32">bool</text:span></text:p>
          </table:table-cell>
        </table:table-row>
        <table:table-row>
          <table:table-cell table:style-name="Table20.A2" office:value-type="string">
            <text:p text:style-name="P105">SlipDatum&amp;</text:p>
          </table:table-cell>
          <table:table-cell table:style-name="Table20.A2" office:value-type="string">
            <text:p text:style-name="P104">replaceTop(<text:span text:style-name="T32">char</text:span>) </text:p>
          </table:table-cell>
          <table:table-cell table:style-name="Table20.C2" office:value-type="string">
            <text:p text:style-name="P79">Replaces the list front with a <text:span text:style-name="T6">new</text:span> SlipDatum <text:span text:style-name="T32">char</text:span></text:p>
          </table:table-cell>
        </table:table-row>
        <table:table-row>
          <table:table-cell table:style-name="Table20.A2" office:value-type="string">
            <text:p text:style-name="P105">SlipDatum&amp;</text:p>
          </table:table-cell>
          <table:table-cell table:style-name="Table20.A2" office:value-type="string">
            <text:p text:style-name="P104">replaceTop(<text:span text:style-name="T32">unsigned char</text:span>)</text:p>
          </table:table-cell>
          <table:table-cell table:style-name="Table20.C2" office:value-type="string">
            <text:p text:style-name="P79">Replaces the list front with a <text:span text:style-name="T6">new</text:span> SlipDatum <text:span text:style-name="T32">unsigned char</text:span></text:p>
          </table:table-cell>
        </table:table-row>
        <table:table-row>
          <table:table-cell table:style-name="Table20.A2" office:value-type="string">
            <text:p text:style-name="P105">SlipDatum&amp;</text:p>
          </table:table-cell>
          <table:table-cell table:style-name="Table20.A2" office:value-type="string">
            <text:p text:style-name="P104">replaceTop(<text:span text:style-name="T32">long</text:span>)</text:p>
          </table:table-cell>
          <table:table-cell table:style-name="Table20.C2" office:value-type="string">
            <text:p text:style-name="P79">Replaces the list front with a <text:span text:style-name="T6">new</text:span> SlipDatum <text:span text:style-name="T32">long</text:span></text:p>
          </table:table-cell>
        </table:table-row>
        <table:table-row>
          <table:table-cell table:style-name="Table20.A2" office:value-type="string">
            <text:p text:style-name="P105">SlipDatum&amp;</text:p>
          </table:table-cell>
          <table:table-cell table:style-name="Table20.A2" office:value-type="string">
            <text:p text:style-name="P104">replaceTop(<text:span text:style-name="T32">unsigned long</text:span>) </text:p>
          </table:table-cell>
          <table:table-cell table:style-name="Table20.C2" office:value-type="string">
            <text:p text:style-name="P79">Replaces the list front with a <text:span text:style-name="T6">new</text:span> SlipDatum <text:span text:style-name="T32">unsigned long</text:span></text:p>
          </table:table-cell>
        </table:table-row>
        <table:table-row>
          <table:table-cell table:style-name="Table20.A2" office:value-type="string">
            <text:p text:style-name="P105">SlipDatum&amp;</text:p>
          </table:table-cell>
          <table:table-cell table:style-name="Table20.A2" office:value-type="string">
            <text:p text:style-name="P104">replaceTop(<text:span text:style-name="T32">double</text:span>) </text:p>
          </table:table-cell>
          <table:table-cell table:style-name="Table20.C2" office:value-type="string">
            <text:p text:style-name="P79">Replaces the list front with a <text:span text:style-name="T6">new</text:span> SlipDatum <text:span text:style-name="T32">double</text:span></text:p>
          </table:table-cell>
        </table:table-row>
        <table:table-row>
          <table:table-cell table:style-name="Table20.A2" office:value-type="string">
            <text:p text:style-name="P105">SlipDatum&amp;</text:p>
          </table:table-cell>
          <table:table-cell table:style-name="Table20.A2" office:value-type="string">
            <text:p text:style-name="P104">replaceTop(const <text:span text:style-name="T32">PTR</text:span>, const void* operation=<text:span text:style-name="T6">null</text:span>)</text:p>
          </table:table-cell>
          <table:table-cell table:style-name="Table20.C2" office:value-type="string">
            <text:p text:style-name="P79">Replaces the list front with a <text:span text:style-name="T6">new</text:span> SlipDatum <text:span text:style-name="T32">PTR</text:span></text:p>
          </table:table-cell>
        </table:table-row>
        <table:table-row>
          <table:table-cell table:style-name="Table20.A2" office:value-type="string">
            <text:p text:style-name="P105">SlipDatum&amp;</text:p>
          </table:table-cell>
          <table:table-cell table:style-name="Table20.A2" office:value-type="string">
            <text:p text:style-name="P104">replaceTop(const <text:span text:style-name="T32">string</text:span>&amp;, bool constFlag=<text:span text:style-name="T6">false</text:span>)</text:p>
          </table:table-cell>
          <table:table-cell table:style-name="Table20.C2" office:value-type="string">
            <text:p text:style-name="P79">Replaces the list front with a <text:span text:style-name="T6">new</text:span> SlipDatum <text:span text:style-name="T32">string</text:span></text:p>
          </table:table-cell>
        </table:table-row>
        <table:table-row>
          <table:table-cell table:style-name="Table20.A2" office:value-type="string">
            <text:p text:style-name="P105">SlipDatum&amp;</text:p>
          </table:table-cell>
          <table:table-cell table:style-name="Table20.A2" office:value-type="string">
            <text:p text:style-name="P104">replaceTop(const <text:span text:style-name="T32">string</text:span>*, bool constFlag=<text:span text:style-name="T6">false</text:span>)</text:p>
          </table:table-cell>
          <table:table-cell table:style-name="Table20.C2" office:value-type="string">
            <text:p text:style-name="P79">Replaces the list front with a <text:span text:style-name="T6">new</text:span> SlipDatum <text:span text:style-name="T32">string</text:span></text:p>
          </table:table-cell>
        </table:table-row>
        <table:table-row>
          <table:table-cell table:style-name="Table20.A2" office:value-type="string">
            <text:p text:style-name="P105">unsigned</text:p>
          </table:table-cell>
          <table:table-cell table:style-name="Table20.A2" office:value-type="string">
            <text:p text:style-name="P104">size()</text:p>
          </table:table-cell>
          <table:table-cell table:style-name="Table20.C2" office:value-type="string">
            <text:p text:style-name="P79">Number of cell in topmost list w/o SlipHeader</text:p>
          </table:table-cell>
        </table:table-row>
        <table:table-row>
          <table:table-cell table:style-name="Table20.A2" office:value-type="string">
            <text:p text:style-name="P105">SlipHeader&amp;</text:p>
          </table:table-cell>
          <table:table-cell table:style-name="Table20.A2" office:value-type="string">
            <text:p text:style-name="P104">splitLeft(SlipCell&amp;)</text:p>
          </table:table-cell>
          <table:table-cell table:style-name="Table20.C2" office:value-type="string">
            <text:p text:style-name="P79">New list with cells to the left including the input cell</text:p>
          </table:table-cell>
        </table:table-row>
        <table:table-row>
          <table:table-cell table:style-name="Table20.A2" office:value-type="string">
            <text:p text:style-name="P105">SlipHeader&amp;</text:p>
          </table:table-cell>
          <table:table-cell table:style-name="Table20.A2" office:value-type="string">
            <text:p text:style-name="P104">splitRight(SlipCell&amp;)</text:p>
          </table:table-cell>
          <table:table-cell table:style-name="Table20.C2" office:value-type="string">
            <text:p text:style-name="P79">New list with cells to the right including the input cell</text:p>
          </table:table-cell>
        </table:table-row>
      </table:table>
      <text:p text:style-name="Table"/>
      <text:p text:style-name="SLIPParagraph"><text:soft-page-break/>The relational operators equal (<text:span text:style-name="T6">==</text:span>) and not equal (<text:span text:style-name="T6">!=</text:span>) are used to compare a SlipHeader object with another SlipHeader object or SlipSublst object. The <text:s/>result of the comparison is <text:span text:style-name="T6">true</text:span> when the SlipHeader reference refer to the same object. Any other data type other than a SlipHeader or SlipSublist will return <text:span text:style-name="T6">false</text:span>. The remaining relational operations (&lt;. &lt;=. &gt;=, &gt;) will return <text:span text:style-name="T6">false</text:span><text:span text:style-name="T27">. </text:span>There is no sensible relationship between references other than equality. Relational operations are commutative, <text:span text:style-name="T6">X == Y </text:span>and <text:span text:style-name="T6">Y == X</text:span> will yield the same result.</text:p>
      <text:p text:style-name="SLIPParagraph"><text:reference-ref text:reference-format="text" text:ref-name="Table 4.1.1-2">Table 4.1.1-2 SlipHeader Relational Operators</text:reference-ref> shows the results of using <text:span text:style-name="T6">==</text:span> and <text:span text:style-name="T6">!=</text:span>. All other relational operators yield <text:span text:style-name="T6">false</text:span>.</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style-name="Table23.1">
            <table:table-cell table:style-name="Table23.A1" table:number-columns-spanned="5" office:value-type="string">
              <text:p text:style-name="P145"><text:reference-mark-start text:name="Table 4.1.1-2"/>Table <text:sequence text:ref-name="refTable17" text:name="Table" text:formula="ooow:Table+1" style:num-format="1">4.1.1-2</text:sequence> SlipHeader Relational Operators<text:reference-mark-end text:name="Table 4.1.1-2"/></text:p>
            </table:table-cell>
            <table:covered-table-cell/>
            <table:covered-table-cell/>
            <table:covered-table-cell/>
            <table:covered-table-cell/>
          </table:table-row>
          <table:table-row table:style-name="Table23.1">
            <table:table-cell table:style-name="Table23.A2" office:value-type="string">
              <text:p text:style-name="P83">return</text:p>
            </table:table-cell>
            <table:table-cell table:style-name="Table23.A2" office:value-type="string">
              <text:p text:style-name="P83">SlipHeader&amp;</text:p>
            </table:table-cell>
            <table:table-cell table:style-name="Table23.A1" office:value-type="string">
              <text:p text:style-name="P83"/>
            </table:table-cell>
            <table:table-cell table:style-name="Table23.D2" office:value-type="string">
              <text:p text:style-name="P83">RHS</text:p>
            </table:table-cell>
            <table:table-cell table:style-name="Table23.E2" office:value-type="string">
              <text:p text:style-name="P83">Description</text:p>
            </table:table-cell>
          </table:table-row>
        </table:table-header-rows>
        <table:table-row>
          <table:table-cell table:style-name="Table23.A3" office:value-type="float" office:value="0">
            <text:p text:style-name="P89">bool</text:p>
          </table:table-cell>
          <table:table-cell table:style-name="Table23.A2" office:value-type="string">
            <text:p text:style-name="P78">X</text:p>
          </table:table-cell>
          <table:table-cell table:style-name="Table23.C3" office:value-type="string">
            <text:p text:style-name="P78">==</text:p>
          </table:table-cell>
          <table:table-cell table:style-name="Table23.D2" office:value-type="string">
            <text:p text:style-name="P79">(SlipHeader&amp;)Y</text:p>
          </table:table-cell>
          <table:table-cell table:style-name="Table23.E2" office:value-type="string">
            <text:p text:style-name="P79">Comparison legal</text:p>
          </table:table-cell>
        </table:table-row>
        <table:table-row>
          <table:table-cell table:style-name="Table23.A3" office:value-type="float" office:value="0">
            <text:p text:style-name="P89">bool</text:p>
          </table:table-cell>
          <table:table-cell table:style-name="Table23.A2" office:value-type="string">
            <text:p text:style-name="P78">X</text:p>
          </table:table-cell>
          <table:table-cell table:style-name="Table23.C4" office:value-type="string">
            <text:p text:style-name="P78">==</text:p>
          </table:table-cell>
          <table:table-cell table:style-name="Table23.D2" office:value-type="string">
            <text:p text:style-name="P79">(SlipSublist&amp;)Y</text:p>
          </table:table-cell>
          <table:table-cell table:style-name="Table23.E2" office:value-type="string">
            <text:p text:style-name="P79">Comparison legal</text:p>
          </table:table-cell>
        </table:table-row>
        <table:table-row>
          <table:table-cell table:style-name="Table23.A3" office:value-type="float" office:value="0">
            <text:p text:style-name="P83">false</text:p>
          </table:table-cell>
          <table:table-cell table:style-name="Table23.A2" office:value-type="string">
            <text:p text:style-name="P78">X</text:p>
          </table:table-cell>
          <table:table-cell table:style-name="Table23.A1" office:value-type="string">
            <text:p text:style-name="P78">==</text:p>
          </table:table-cell>
          <table:table-cell table:style-name="Table23.D2" office:value-type="string">
            <text:p text:style-name="P79">(SlipDatum&amp;)Y</text:p>
          </table:table-cell>
          <table:table-cell table:style-name="Table23.E2" office:value-type="string">
            <text:p text:style-name="P79">Comparison illegal</text:p>
          </table:table-cell>
        </table:table-row>
        <table:table-row>
          <table:table-cell table:style-name="Table23.A3" office:value-type="float" office:value="0">
            <text:p text:style-name="P83">false</text:p>
          </table:table-cell>
          <table:table-cell table:style-name="Table23.A2" office:value-type="string">
            <text:p text:style-name="P78">X</text:p>
          </table:table-cell>
          <table:table-cell table:style-name="Table23.A1" office:value-type="string">
            <text:p text:style-name="P78">==</text:p>
          </table:table-cell>
          <table:table-cell table:style-name="Table23.D2" office:value-type="string">
            <text:p text:style-name="P79">literal</text:p>
          </table:table-cell>
          <table:table-cell table:style-name="Table23.E2" office:value-type="string">
            <text:p text:style-name="P79">Literal values are not legal</text:p>
          </table:table-cell>
        </table:table-row>
        <table:table-row>
          <table:table-cell table:style-name="Table23.A3" office:value-type="float" office:value="0">
            <text:p text:style-name="P89">bool</text:p>
          </table:table-cell>
          <table:table-cell table:style-name="Table23.A2" office:value-type="string">
            <text:p text:style-name="P78">X</text:p>
          </table:table-cell>
          <table:table-cell table:style-name="Table23.A1" office:value-type="string">
            <text:p text:style-name="P78">!=</text:p>
          </table:table-cell>
          <table:table-cell table:style-name="Table23.D2" office:value-type="string">
            <text:p text:style-name="P79">(SlipHeader&amp;)Y</text:p>
          </table:table-cell>
          <table:table-cell table:style-name="Table23.E2" office:value-type="string">
            <text:p text:style-name="P79">Comparison legal</text:p>
          </table:table-cell>
        </table:table-row>
        <table:table-row>
          <table:table-cell table:style-name="Table23.A3" office:value-type="float" office:value="0">
            <text:p text:style-name="P89">bool</text:p>
          </table:table-cell>
          <table:table-cell table:style-name="Table23.A2" office:value-type="string">
            <text:p text:style-name="P78">X</text:p>
          </table:table-cell>
          <table:table-cell table:style-name="Table23.A1" office:value-type="string">
            <text:p text:style-name="P78">!=</text:p>
          </table:table-cell>
          <table:table-cell table:style-name="Table23.D2" office:value-type="string">
            <text:p text:style-name="P79">(SlipSublist&amp;)Y</text:p>
          </table:table-cell>
          <table:table-cell table:style-name="Table23.E2" office:value-type="string">
            <text:p text:style-name="P79">Comparison legal</text:p>
          </table:table-cell>
        </table:table-row>
        <table:table-row>
          <table:table-cell table:style-name="Table23.A3" office:value-type="float" office:value="0">
            <text:p text:style-name="P83">false</text:p>
          </table:table-cell>
          <table:table-cell table:style-name="Table23.A2" office:value-type="string">
            <text:p text:style-name="P78">X</text:p>
          </table:table-cell>
          <table:table-cell table:style-name="Table23.A1" office:value-type="string">
            <text:p text:style-name="P78">!=</text:p>
          </table:table-cell>
          <table:table-cell table:style-name="Table23.D2" office:value-type="string">
            <text:p text:style-name="P79">(SlipDatum&amp;)Y</text:p>
          </table:table-cell>
          <table:table-cell table:style-name="Table23.E2" office:value-type="string">
            <text:p text:style-name="P79">Comparison illegal</text:p>
          </table:table-cell>
        </table:table-row>
        <table:table-row>
          <table:table-cell table:style-name="Table23.A3" office:value-type="float" office:value="0">
            <text:p text:style-name="P83">false</text:p>
          </table:table-cell>
          <table:table-cell table:style-name="Table23.A2" office:value-type="string">
            <text:p text:style-name="P78">X</text:p>
          </table:table-cell>
          <table:table-cell table:style-name="Table23.A1" office:value-type="string">
            <text:p text:style-name="P78">!=</text:p>
          </table:table-cell>
          <table:table-cell table:style-name="Table23.D2" office:value-type="string">
            <text:p text:style-name="P79">literal</text:p>
          </table:table-cell>
          <table:table-cell table:style-name="Table23.E2" office:value-type="string">
            <text:p text:style-name="P79">Literal values are not legal</text:p>
          </table:table-cell>
        </table:table-row>
      </table:table>
      <text:p text:style-name="Table"/>
      <text:p text:style-name="SLIPParagraph">There are several ways of determining whether two list references are equal (as opposed to referring to the same list). The references can refer to the same list, they are equal because they are the same. Two different lists can have the same taxonomy, they are structurally equal. Two lists can have the same taxonomy and the data type and values for equivalent locations on the lists are the same, they are structurally and semantically identical. SLIP implements referential and structural equality. The relational imperative, <text:span text:style-name="T6">==,</text:span> checks for referential equality. The interrogatory, <text:span text:style-name="T6">isEqual()</text:span>, checks for structural equality. It is always true that if two list references are referentially equal then they are structurally equal. It is not always true that if two lists are structurally equal they are referentially equal.</text:p>
      <text:p text:style-name="P7"><text:soft-page-break/>All the common interrogatories are valid with a SlipHeader object, <text:s/><text:reference-ref text:reference-format="text" text:ref-name="Table 4.1.1-3">Table 4.1.1-3 Interrogatories</text:reference-ref>, shows those unique to SlipHeader objects.</text:p>
      <table:table table:name="Table24" table:style-name="Table24">
        <table:table-column table:style-name="Table24.A"/>
        <table:table-column table:style-name="Table24.B"/>
        <table:table-column table:style-name="Table24.C"/>
        <table:table-header-rows>
          <table:table-row>
            <table:table-cell table:style-name="Table24.A1" table:number-columns-spanned="3" office:value-type="string">
              <text:p text:style-name="P143"><text:reference-mark-start text:name="Table 4.1.1-3"/>Table <text:sequence text:ref-name="refTable18" text:name="Table" text:formula="ooow:Table+1" style:num-format="1">4.1.1-3</text:sequence> Interrogatories<text:reference-mark-end text:name="Table 4.1.1-3"/></text:p>
            </table:table-cell>
            <table:covered-table-cell/>
            <table:covered-table-cell/>
          </table:table-row>
          <table:table-row>
            <table:table-cell table:style-name="Table24.A2" office:value-type="string">
              <text:p text:style-name="P95">return</text:p>
            </table:table-cell>
            <table:table-cell table:style-name="Table24.A2" office:value-type="string">
              <text:p text:style-name="P95">((SlipHeader&amp;)X).method()</text:p>
            </table:table-cell>
            <table:table-cell table:style-name="Table24.C2" office:value-type="string">
              <text:p text:style-name="P95">Description</text:p>
            </table:table-cell>
          </table:table-row>
        </table:table-header-rows>
        <table:table-row>
          <table:table-cell table:style-name="Table24.A2" office:value-type="string">
            <text:p text:style-name="P90">bool</text:p>
          </table:table-cell>
          <table:table-cell table:style-name="Table24.A2" office:value-type="string">
            <text:p text:style-name="P79">isEmpty()</text:p>
          </table:table-cell>
          <table:table-cell table:style-name="Table24.C2" office:value-type="string">
            <text:p text:style-name="P79"><text:span text:style-name="T6">true</text:span> if the list is empty</text:p>
          </table:table-cell>
        </table:table-row>
        <table:table-row>
          <table:table-cell table:style-name="Table24.A2" office:value-type="string">
            <text:p text:style-name="P90">bool</text:p>
          </table:table-cell>
          <table:table-cell table:style-name="Table24.A2" office:value-type="string">
            <text:p text:style-name="P79">isEqual(SlipHeader&amp;)</text:p>
          </table:table-cell>
          <table:table-cell table:style-name="Table24.C2" office:value-type="string">
            <text:p text:style-name="P79"><text:span text:style-name="T6">true</text:span> if two lists are structurally identical</text:p>
          </table:table-cell>
        </table:table-row>
      </table:table>
      <text:p text:style-name="P29"/>
      <text:p text:style-name="SLIPParagraph">An application can pretty-print the list with <text:span text:style-name="T6">writeQuick()</text:span><text:span text:style-name="T27"> and </text:span><text:span text:style-name="T6">writeToString() </text:span><text:span text:style-name="T27">and can create a list file with </text:span><text:span text:style-name="T6">write()</text:span><text:span text:style-name="T27">.</text:span> These methods are described in the I/O section. The SlipHeader object can be dumped, dump(), and the list can be dumped. <text:span text:style-name="T6">dumpList()</text:span>. The hexadecimal dump outputs the binary for all SlipHeader objects and all SlipDatum and SlipSublist objects in the top level list and all subordinate lists. These methods are given in <text:reference-ref text:reference-format="text" text:ref-name="Table 4.1.1-4">Table 4.1.1-4 Miscellaneous</text:reference-ref>.</text:p>
      <table:table table:name="Table25" table:style-name="Table25">
        <table:table-column table:style-name="Table25.A"/>
        <table:table-column table:style-name="Table25.B"/>
        <table:table-column table:style-name="Table25.C"/>
        <table:table-header-rows>
          <table:table-row>
            <table:table-cell table:style-name="Table25.A1" table:number-columns-spanned="3" office:value-type="string">
              <text:p text:style-name="P143"><text:reference-mark-start text:name="Table 4.1.1-4"/>Table <text:sequence text:ref-name="refTable19" text:name="Table" text:formula="ooow:Table+1" style:num-format="1">4.1.1-4</text:sequence> Miscellaneous<text:reference-mark-end text:name="Table 4.1.1-4"/></text:p>
            </table:table-cell>
            <table:covered-table-cell/>
            <table:covered-table-cell/>
          </table:table-row>
          <table:table-row>
            <table:table-cell table:style-name="Table25.A2" office:value-type="string">
              <text:p text:style-name="P94">return</text:p>
            </table:table-cell>
            <table:table-cell table:style-name="Table25.A2" office:value-type="string">
              <text:p text:style-name="P82">((SlipHeader&amp;)X).method()</text:p>
            </table:table-cell>
            <table:table-cell table:style-name="Table25.C2" office:value-type="string">
              <text:p text:style-name="P83">Description</text:p>
            </table:table-cell>
          </table:table-row>
        </table:table-header-rows>
        <table:table-row>
          <table:table-cell table:style-name="Table25.A2" office:value-type="string">
            <text:p text:style-name="P77">string</text:p>
          </table:table-cell>
          <table:table-cell table:style-name="Table25.A2" office:value-type="string">
            <text:p text:style-name="P77"><text:reference-mark-start text:name="SlipHeaderDump"/>dump()<text:reference-mark-end text:name="SlipHeaderDump"/></text:p>
          </table:table-cell>
          <table:table-cell table:style-name="Table25.C2" office:value-type="string">
            <text:p text:style-name="P77">Return a hexadecimal dump of the SlipHeader object</text:p>
          </table:table-cell>
        </table:table-row>
        <table:table-row>
          <table:table-cell table:style-name="Table25.A2" office:value-type="string">
            <text:p text:style-name="P77">void</text:p>
          </table:table-cell>
          <table:table-cell table:style-name="Table25.A2" office:value-type="string">
            <text:p text:style-name="P77">dumpList()</text:p>
          </table:table-cell>
          <table:table-cell table:style-name="Table25.C2" office:value-type="string">
            <text:p text:style-name="P77">Hexadecimal dump of the list to standard output</text:p>
          </table:table-cell>
        </table:table-row>
        <table:table-row>
          <table:table-cell table:style-name="Table25.A2" office:value-type="string">
            <text:p text:style-name="P77">void</text:p>
          </table:table-cell>
          <table:table-cell table:style-name="Table25.A2" office:value-type="string">
            <text:p text:style-name="P77">write()</text:p>
          </table:table-cell>
          <table:table-cell table:style-name="Table25.C2" office:value-type="string">
            <text:p text:style-name="P77">Create a list file and output to cout</text:p>
          </table:table-cell>
        </table:table-row>
        <table:table-row>
          <table:table-cell table:style-name="Table25.A2" office:value-type="string">
            <text:p text:style-name="P77">void</text:p>
          </table:table-cell>
          <table:table-cell table:style-name="Table25.A2" office:value-type="string">
            <text:p text:style-name="P77">write(ostream&amp;)</text:p>
          </table:table-cell>
          <table:table-cell table:style-name="Table25.C2" office:value-type="string">
            <text:p text:style-name="P77">Create a list file and output to a stream</text:p>
          </table:table-cell>
        </table:table-row>
        <table:table-row>
          <table:table-cell table:style-name="Table25.A2" office:value-type="string">
            <text:p text:style-name="P77">void</text:p>
          </table:table-cell>
          <table:table-cell table:style-name="Table25.A2" office:value-type="string">
            <text:p text:style-name="P77">write(string&amp;)</text:p>
          </table:table-cell>
          <table:table-cell table:style-name="Table25.C2" office:value-type="string">
            <text:p text:style-name="P77">Create a list file and output to a file</text:p>
          </table:table-cell>
        </table:table-row>
        <table:table-row>
          <table:table-cell table:style-name="Table25.A2" office:value-type="string">
            <text:p text:style-name="P77">void</text:p>
          </table:table-cell>
          <table:table-cell table:style-name="Table25.A2" office:value-type="string">
            <text:p text:style-name="P77">writeQuick()</text:p>
          </table:table-cell>
          <table:table-cell table:style-name="Table25.C2" office:value-type="string">
            <text:p text:style-name="P77">Output a list definition to cout</text:p>
          </table:table-cell>
        </table:table-row>
        <table:table-row>
          <table:table-cell table:style-name="Table25.A2" office:value-type="string">
            <text:p text:style-name="P77">void</text:p>
          </table:table-cell>
          <table:table-cell table:style-name="Table25.A2" office:value-type="string">
            <text:p text:style-name="P77">writeQuick(ostream&amp;)</text:p>
          </table:table-cell>
          <table:table-cell table:style-name="Table25.C2" office:value-type="string">
            <text:p text:style-name="P77">Output a list definition to a stream</text:p>
          </table:table-cell>
        </table:table-row>
        <table:table-row>
          <table:table-cell table:style-name="Table25.A2" office:value-type="string">
            <text:p text:style-name="P77">string</text:p>
          </table:table-cell>
          <table:table-cell table:style-name="Table25.A2" office:value-type="string">
            <text:p text:style-name="P77">writeToString()</text:p>
          </table:table-cell>
          <table:table-cell table:style-name="Table25.C2" office:value-type="string">
            <text:p text:style-name="P77">Return a list definition</text:p>
          </table:table-cell>
        </table:table-row>
      </table:table>
      <text:p text:style-name="SLIPParagraph"/>
      <text:p text:style-name="P7">A hastily constructed example in <text:reference-ref text:reference-format="text" text:ref-name="Example 4.1.1-1">Example 4.1.1-1 SlipHeader</text:reference-ref>.</text:p>
      <text:p text:style-name="P56"><draw:frame draw:style-name="fr12" draw:name="Frame13" text:anchor-type="paragraph" svg:y="0.2in" svg:width="5.8126in" draw:z-index="24"><draw:text-box fo:min-height="2.9583in"><text:p text:style-name="P181">SlipHeader* L1 = <text:span text:style-name="T6">new</text:span> SlipHeader(); <text:s text:c="5"/>// create (1 2 (3 4) 5)</text:p><text:p text:style-name="P166">SlipHeader* L2 = <text:span text:style-name="T6">new</text:span> SlipHeader(); <text:s text:c="5"/>// create (5 (4 3) 2 1 (4 3))</text:p><text:p text:style-name="P166">SlipHeader* S1 = new SlipHeader(); <text:s text:c="5"/>// create (3 4)</text:p><text:p text:style-name="P166">SlipHeader* S2 = new SlipHeader(); <text:s text:c="5"/>// create (4 3)</text:p><text:p text:style-name="P166">long one <text:s text:c="10"/>= 1;</text:p><text:p text:style-name="P166">unsigned long two <text:s/>= 2;</text:p><text:p text:style-name="P166">char three <text:s text:c="8"/>= 3;</text:p><text:p text:style-name="P166">unsigned char four = 4;</text:p><text:p text:style-name="P166">//-------------------------- creation --------------------------//</text:p><text:p text:style-name="P166">S1-&gt;enqueue((char)3).enqueue (four); <text:s text:c="6"/>// (3 4)</text:p><text:p text:style-name="P166">S2-&gt;push(three); <text:s text:c="26"/>// (3)</text:p><text:p text:style-name="P166">S2-&gt;push((long)4); <text:s text:c="24"/>// (4 3)</text:p><text:p text:style-name="P166">L1-&gt;enqueue (one).enqueue(two).enqueue(S1);// (1 2 (3 4)</text:p><text:p text:style-name="P166">L1-&gt;enqueue ((long)5); <text:s text:c="20"/>// (1 2 (3 4) 5)</text:p><text:p text:style-name="P166">S2-&gt;L2-&gt;push((long)5); <text:s text:c="20"/>// (5 (4 3) 2 1) </text:p><text:p text:style-name="P166">//---------------------- interrogatories -----------------------//</text:p><text:p text:style-name="P166">if (L1 == L2) <text:s text:c="7"/>cout &lt;&lt; “equal” <text:s text:c="2"/>&lt;&lt; endl;// no output</text:p><text:p text:style-name="P166">if (L1-&gt;isEqual(L2)) cout &lt;&lt; “isEqual” &lt;&lt; endl;// output is “Equal”</text:p><text:p text:style-name="P166">if (L1-&gt;isEmpty()) <text:s text:c="2"/>cout &lt;&lt; “isEmpty” &lt;&lt; endl;// no output</text:p><text:p text:style-name="P166">//---------------------------- code ----------------------------//</text:p><text:p text:style-name="P166">L2-&gt;enqueue(S2); <text:s text:c="26"/>// (5 (4 3) 2 1 (4 3))</text:p><text:p text:style-name="P166">S2-&gt;getRefCount() <text:s text:c="25"/>// refCount = 3</text:p><text:p text:style-name="P166">L2-&gt;deleteList(); <text:s text:c="25"/>// list restored to AVSL</text:p><text:p text:style-name="P166">S2-&gt;getRefCount(); <text:s text:c="24"/>// refCount = 3</text:p><text:p text:style-name="P166">L1-&gt;setMark(0xF1); <text:s text:c="24"/>// mark = 0x71</text:p><text:p text:style-name="P166">L1-&gt;getMark(); <text:s text:c="28"/>// mark = 0x71</text:p><text:p text:style-name="P166">delete &amp;L1-&gt;pop(); <text:s text:c="24"/>// L1: (2 (3 4) 5)</text:p><text:p text:style-name="P166">delete &amp;L1-&gt;dequeue(); <text:s text:c="20"/>// L1: (2 (3 4))</text:p><text:p text:style-name="P166">L1-&gt;replaceBot(S2); <text:s text:c="23"/>// L1: (2 (4 3) )</text:p><text:p text:style-name="P166">S1-&gt;getRefCount(); <text:s text:c="24"/>// refCount = 2</text:p><text:p text:style-name="P166">S2-&gt;getRefCount(); <text:s text:c="24"/>// refCount = 4</text:p><text:p text:style-name="P166">L1-&gt;replaceTop(“able”); <text:s text:c="19"/>// L1: (able (4 3))</text:p><text:p text:style-name="P166">//------------------------- destruction -------------------------//</text:p><text:p text:style-name="P166">L1-&gt;deleteList(); <text:s text:c="25"/>// list restored to AVSL</text:p><text:p text:style-name="P166">S1-&gt;deleteList(); <text:s text:c="25"/>// list restored to AVSL</text:p><text:p text:style-name="P190">S2-&gt;deleteList(); <text:s text:c="25"/>// list restored to AVSL</text:p><text:p text:style-name="P130"><text:reference-mark-start text:name="Example 4.1.1-1"/>Example <text:sequence text:ref-name="refExample7" text:name="Example" text:formula="ooow:Example+1" style:num-format="1">4.1.1-1</text:sequence> SlipHeader<text:reference-mark-end text:name="Example 4.1.1-1"/></text:p></draw:text-box></draw:frame></text:p>
      <text:p text:style-name="P129"><text:soft-page-break/></text:p>
      <text:p text:style-name="P117"/>
      <text:p text:style-name="P117">Well, commenting on the example:</text:p>
      <text:list xml:id="list6928534629737542176" text:style-name="L13">
        <text:list-item>
          <text:p text:style-name="P411">Creation is no more than <text:span text:style-name="T6">insLeft()</text:span> and <text:span text:style-name="T6">insRight()</text:span> replaced by <text:span text:style-name="T6">enqueue()</text:span> and <text:span text:style-name="T6">push()</text:span> respectively.</text:p>
        </text:list-item>
        <text:list-item>
          <text:p text:style-name="P411">Conditionals check existence features:</text:p>
          <text:list>
            <text:list-item>
              <text:p text:style-name="P411">L1 and L2 do not reference the same list. The conditional fails.</text:p>
            </text:list-item>
            <text:list-item>
              <text:p text:style-name="P411">L1 and L2 are structurally equal. The conditional succeeds.</text:p>
            </text:list-item>
            <text:list-item>
              <text:p text:style-name="P411">L1 is not empty. The conditional fails.</text:p>
            </text:list-item>
          </text:list>
        </text:list-item>
        <text:list-item>
          <text:p text:style-name="P411">The behavior of <text:span text:style-name="T6">enqueue()</text:span> is the same as<text:span text:style-name="T6"> insLeft()</text:span>. When we enqueue a list header, a SlipSublist object is created referencing the input list.</text:p>
        </text:list-item>
        <text:list-item>
          <text:p text:style-name="P411"><text:soft-page-break/>Deletion of lists is subject to deferred deletion of cells. When a list is deleted the expected behavior is that the SlipSublist cells will not be recovered from the AVSL until they are needed. When they are needed, the reference count field of the SlipHeader object referenced is decremented. In this case, the <text:span text:style-name="T6">getRefCount()</text:span> method is called immediately after the list is deleted with <text:span text:style-name="T6">deleteList()</text:span>. No demand is placed on the list cells and the SlipSublist reference has not yet been recovered, hence, the list (S2) reference count is unaltered.</text:p>
        </text:list-item>
        <text:list-item>
          <text:p text:style-name="P411"><text:span text:style-name="T6">setMark()</text:span> quietly removes the most significant bit of the input mark. Only 15-bits are allowed and the most significant bit is owned by SLIP. <text:span text:style-name="T6">getMark()</text:span> returns a 15-bit value.</text:p>
        </text:list-item>
        <text:list-item>
          <text:p text:style-name="P411"><text:span text:style-name="T6">pop()</text:span> removes the topmost list cell and <text:span text:style-name="T6">dequeue()</text:span> removes the bottom list cell. The return values are a reference to the removed cell. Note that the cell is not deleted by SLIP. </text:p>
        </text:list-item>
        <text:list-item>
          <text:p text:style-name="P411"><text:span text:style-name="T6">replaceBot()</text:span> and <text:span text:style-name="T6">replaceTop()</text:span> apply a cell replace() to the bottom or top list cells respectively. The object replaced is deleted to the AVSL.</text:p>
        </text:list-item>
        <text:list-item>
          <text:p text:style-name="P411"><text:span text:style-name="T6">S1-&gt;getRefCount()</text:span> and <text:span text:style-name="T6">S2-&gt;getRefCount()</text:span> return the current reference count in the list header cell. This reference count is changed immediately when the SlipHeader list is deleted with <text:span text:style-name="T6">deleteList()</text:span>, but changet is deferred for SlipSublist references until the SlipSublist cell in the AVSL is needed. We have made the assumption the there are enough cells in the AVSL so that for this example, the deleted SlipSublist references are not immediately needed. Therefore, the reference counts will be the same reference counts as if all SlipSublist objects were still active.</text:p>
        </text:list-item>
        <text:list-item>
          <text:p text:style-name="P411"><text:span text:style-name="T6">replaceTop(“</text:span><text:span text:style-name="T36">able</text:span><text:span text:style-name="T6">”)</text:span> shows the simplest form for creation of a SlipDatum cell containing a string.</text:p>
        </text:list-item>
      </text:list>
      <text:h text:style-name="Heading_20_3" text:outline-level="3"><text:bookmark-start text:name="__RefHeading__5142_490911158"/><text:bookmark-start text:name="__RefHeading__4498_4909111581"/>Description List<text:bookmark-end text:name="__RefHeading__5142_490911158"/><text:bookmark-end text:name="__RefHeading__4498_4909111581"/></text:h>
      <text:p text:style-name="SLIPParagraph">A Description List is an optional association list which can be assigned to a SlipHeader object. The association is a 2-tuple containing a key and a value, <text:span text:style-name="T6">&lt;key, value&gt;</text:span>. The semantics of a search is that when a key is found, its associated value is returned. </text:p>
      <text:p text:style-name="SLIPParagraph">Operations performed on the list are not reflected in the Descriptor List, except for list deletion, <text:span text:style-name="T6">deleteList()</text:span>. If a <text:span text:style-name="T6">flush()</text:span> is executed, the list cells are deleted but the Descriptor List is unchanged. This applies to all other operations including insertions, cell deletions, replacement, and moves. The list and the Descriptor List it contains are independent.</text:p>
      <text:p text:style-name="SLIPParagraph">This associative pair allows information to be stored concerning the list and avoid placing this information in a list. The support methods provide the mechanism for inserting, searching, modifying and deleting tuples.</text:p>
      <text:p text:style-name="SLIPParagraph">Both the key and the value can be a SlipHeader. If the application is an insertion, then a SlipSublist is created referencing the SlipHeader and inserted in place of the SlipHeader. If a <text:soft-page-break/>search is made with a SlipHeader, then the '<text:span text:style-name="T6">==</text:span>' operator is used. Any search operations compare the reference contained in a SlipSublist with the input SlipHeader.</text:p>
      <text:p text:style-name="SLIPParagraph">To store a literal into the list as either key or value, it must be stored as a SlipDatum object. </text:p>
      <text:p text:style-name="SLIPParagraph">All SlipCell objects stored into the Description List must be from the AVSL. Keys and values can not be temporary or from the heap. They must be from the AVSL, and they will be retained until the list containing the Descriptor List is deleted or until the Descriptor list is deleted or flushed or the applications deletes the &lt;<text:span text:style-name="T6">key</text:span>, <text:span text:style-name="T6">value</text:span>&gt; pair..</text:p>
      <text:p text:style-name="SLIPParagraph">No SLIP checks are made to ensure that there is a relationship between the key and value. They can both be the same and either one or both can be list references (SlipSublists) or SlipDatum objects. SLIP just doesn't care.</text:p>
      <text:p text:style-name="SLIPParagraph">Before operations on a Descriptor List are begun, the list must be created with <text:span text:style-name="T6">create_dList()</text:span>. Interrogatories allow searching the list for a key, <text:span text:style-name="T6">containsKey()</text:span>, or a value, <text:span text:style-name="T6">contains()</text:span><text:span text:style-name="T27">,</text:span> and for retrieving the associated value for a key, <text:span text:style-name="T6">get()</text:span>. The Descriptor List can be deleted, <text:span text:style-name="T6">delete_dList()</text:span>, flushed,<text:span text:style-name="T6"> flush_dList()</text:span>, printed, <text:span text:style-name="T6">printDlist()</text:span>, and dumped, <text:span text:style-name="T6">dumpDlist()</text:span>. Tuples can be deleted, <text:span text:style-name="T6">deleteAttribute()</text:span> and the list size can be found, <text:span text:style-name="T6">size_dList()</text:span>. These operations do not affect the list containing the Descriptor List.</text:p>
      <text:p text:style-name="SLIPParagraph">If a Descriptor List is deleted, <text:span text:style-name="T6">delete_dList()</text:span>, then a new list must be created, <text:span text:style-name="T6">create_dList()</text:span> before any other operations on the list can be performed. </text:p>
      <text:p text:style-name="SLIPParagraph">Values within a tuple must be deleted with <text:span text:style-name="T6">deleteAttribute()</text:span> and recreated with <text:span text:style-name="T6">put()</text:span> in order to change the attribute value.</text:p>
      <text:p text:style-name="SLIPParagraph">Calling a method uses<text:span text:style-name="T6"> (</text:span><text:span text:style-name="T27">(SlipHeader&amp;)</text:span><text:span text:style-name="T6">X).method()</text:span>. Interrogatories always succeed and return <text:span text:style-name="T6">true</text:span> or <text:span text:style-name="T6">false</text:span>.</text:p>
      <text:p text:style-name="SLIPParagraph">The available methods are given in <text:reference-ref text:reference-format="text" text:ref-name="Table 4.1.2-1">Table 4.1.2-1 Descriptor List Methods</text:reference-ref>.</text:p>
      <table:table table:name="Table26" table:style-name="Table26">
        <table:table-column table:style-name="Table26.A"/>
        <table:table-column table:style-name="Table26.B"/>
        <table:table-column table:style-name="Table26.C"/>
        <table:table-header-rows>
          <table:table-row>
            <table:table-cell table:style-name="Table26.A1" table:number-columns-spanned="3" office:value-type="string">
              <text:p text:style-name="P143"><text:reference-mark-start text:name="Table 4.1.2-1"/>Table <text:sequence text:ref-name="refTable20" text:name="Table" text:formula="ooow:Table+1" style:num-format="1">4.1.2-1</text:sequence> Descriptor List Methods<text:reference-mark-end text:name="Table 4.1.2-1"/></text:p>
            </table:table-cell>
            <table:covered-table-cell/>
            <table:covered-table-cell/>
          </table:table-row>
          <table:table-row>
            <table:table-cell table:style-name="Table26.A2" office:value-type="string">
              <text:p text:style-name="P94">return</text:p>
            </table:table-cell>
            <table:table-cell table:style-name="Table26.A2" office:value-type="string">
              <text:p text:style-name="P62">((SlipHeader&amp;)X).method()</text:p>
            </table:table-cell>
            <table:table-cell table:style-name="Table26.C2" office:value-type="string">
              <text:p text:style-name="P94">Description</text:p>
            </table:table-cell>
          </table:table-row>
        </table:table-header-rows>
        <table:table-row>
          <table:table-cell table:style-name="Table26.A2" office:value-type="string">
            <text:p text:style-name="P88">bool</text:p>
          </table:table-cell>
          <table:table-cell table:style-name="Table26.A2" office:value-type="string">
            <text:p text:style-name="P77">contains(SlipCell&amp;)</text:p>
          </table:table-cell>
          <table:table-cell table:style-name="Table26.C2" office:value-type="string">
            <text:p text:style-name="P77"><text:span text:style-name="T6">true</text:span> if the input value is found.</text:p>
          </table:table-cell>
        </table:table-row>
        <table:table-row>
          <table:table-cell table:style-name="Table26.A2" office:value-type="string">
            <text:p text:style-name="P88">bool</text:p>
          </table:table-cell>
          <table:table-cell table:style-name="Table26.A2" office:value-type="string">
            <text:p text:style-name="P77">constainsKey(SlipCell&amp;)</text:p>
          </table:table-cell>
          <table:table-cell table:style-name="Table26.C2" office:value-type="string">
            <text:p text:style-name="P77"><text:span text:style-name="T6">true</text:span> if the input key is found.</text:p>
          </table:table-cell>
        </table:table-row>
        <table:table-row>
          <table:table-cell table:style-name="Table26.A2" office:value-type="string">
            <text:p text:style-name="P77">SlipHeader&amp;</text:p>
          </table:table-cell>
          <table:table-cell table:style-name="Table26.A2" office:value-type="string">
            <text:p text:style-name="P77">create_dList()</text:p>
          </table:table-cell>
          <table:table-cell table:style-name="Table26.C2" office:value-type="string">
            <text:p text:style-name="P77">Create a Description List for the SlipHeader.</text:p>
          </table:table-cell>
        </table:table-row>
        <table:table-row>
          <table:table-cell table:style-name="Table26.A2" office:value-type="string">
            <text:p text:style-name="P88">bool</text:p>
          </table:table-cell>
          <table:table-cell table:style-name="Table26.A2" office:value-type="string">
            <text:p text:style-name="P77">deleteAttributes(SlipCell&amp;)</text:p>
          </table:table-cell>
          <table:table-cell table:style-name="Table26.C2" office:value-type="string">
            <text:p text:style-name="P77">Delete a tuple for the input key.</text:p>
          </table:table-cell>
        </table:table-row>
        <text:soft-page-break/>
        <table:table-row>
          <table:table-cell table:style-name="Table26.A2" office:value-type="string">
            <text:p text:style-name="P77">SlipHeader&amp;</text:p>
          </table:table-cell>
          <table:table-cell table:style-name="Table26.A2" office:value-type="string">
            <text:p text:style-name="P77">delete_dList()</text:p>
          </table:table-cell>
          <table:table-cell table:style-name="Table26.C2" office:value-type="string">
            <text:p text:style-name="P77">Delete a Description List. Equivalent to <text:span text:style-name="T6">deleteList()</text:span>.</text:p>
          </table:table-cell>
        </table:table-row>
        <table:table-row>
          <table:table-cell table:style-name="Table26.A2" office:value-type="string">
            <text:p text:style-name="P77">SlipHeader&amp;</text:p>
          </table:table-cell>
          <table:table-cell table:style-name="Table26.A2" office:value-type="string">
            <text:p text:style-name="P77">flush_dList()</text:p>
          </table:table-cell>
          <table:table-cell table:style-name="Table26.C2" office:value-type="string">
            <text:p text:style-name="P77">Empty all tuples in the Description List.</text:p>
          </table:table-cell>
        </table:table-row>
        <table:table-row>
          <table:table-cell table:style-name="Table26.A2" office:value-type="string">
            <text:p text:style-name="P77">SlipCell&amp;</text:p>
          </table:table-cell>
          <table:table-cell table:style-name="Table26.A2" office:value-type="string">
            <text:p text:style-name="P77">get(SlipCell&amp;)</text:p>
          </table:table-cell>
          <table:table-cell table:style-name="Table26.C2" office:value-type="string">
            <text:p text:style-name="P77">Return an associated value for the input key or the key.</text:p>
          </table:table-cell>
        </table:table-row>
        <table:table-row>
          <table:table-cell table:style-name="Table26.A2" office:value-type="string">
            <text:p text:style-name="P88">void</text:p>
          </table:table-cell>
          <table:table-cell table:style-name="Table26.A2" office:value-type="string">
            <text:p text:style-name="P77">printDList()</text:p>
          </table:table-cell>
          <table:table-cell table:style-name="Table26.C2" office:value-type="string">
            <text:p text:style-name="P77">Pretty-print the Description List.</text:p>
          </table:table-cell>
        </table:table-row>
        <table:table-row>
          <table:table-cell table:style-name="Table26.A2" office:value-type="string">
            <text:p text:style-name="P88">void</text:p>
          </table:table-cell>
          <table:table-cell table:style-name="Table26.A2" office:value-type="string">
            <text:p text:style-name="P77">dumpDList()</text:p>
          </table:table-cell>
          <table:table-cell table:style-name="Table26.C2" office:value-type="string">
            <text:p text:style-name="P77">Uglify the Description List in hexadecimal.</text:p>
          </table:table-cell>
        </table:table-row>
        <table:table-row>
          <table:table-cell table:style-name="Table26.A2" office:value-type="string">
            <text:p text:style-name="P77">SlipCell&amp;</text:p>
          </table:table-cell>
          <table:table-cell table:style-name="Table26.A2" office:value-type="string">
            <text:p text:style-name="P77">put(SlipCell&amp;,SlipCell&amp;)</text:p>
          </table:table-cell>
          <table:table-cell table:style-name="Table26.C2" office:value-type="string">
            <text:p text:style-name="P77">Put a <text:span text:style-name="T6">&lt;key, value&gt;</text:span> tuple into the Description List.</text:p>
          </table:table-cell>
        </table:table-row>
        <table:table-row>
          <table:table-cell table:style-name="Table26.A2" office:value-type="string">
            <text:p text:style-name="P88">unsigned</text:p>
          </table:table-cell>
          <table:table-cell table:style-name="Table26.A2" office:value-type="string">
            <text:p text:style-name="P77">size_dList()</text:p>
          </table:table-cell>
          <table:table-cell table:style-name="Table26.C2" office:value-type="string">
            <text:p text:style-name="P77">Return the number of tuples in the Description List.</text:p>
          </table:table-cell>
        </table:table-row>
      </table:table>
      <text:h text:style-name="Heading_20_2" text:outline-level="2"><text:bookmark-start text:name="__RefHeading__4500_490911158"/>SlipSublist<text:bookmark-end text:name="__RefHeading__4500_490911158"/></text:h>
      <text:p text:style-name="SLIPParagraph">A SlipSublist object is a list cell which provides a reference to a <text:a xlink:type="simple" xlink:href="../../ReferenceManual/ReferenceManual/db/dc3/classslip_1_1_slip_header.html" text:style-name="Internet_20_link" text:visited-style-name="Visited_20_Internet_20_Link"><text:span text:style-name="T60">SlipHeader</text:span></text:a> object. This cell is traversable using the Slip iterators, <text:a xlink:type="simple" xlink:href="../../ReferenceManual/ReferenceManual/d8/d2d/classslip_1_1_slip_reader.html" text:style-name="Internet_20_link" text:visited-style-name="Visited_20_Internet_20_Link"><text:span text:style-name="Emphasis"><text:span text:style-name="T63">SlipReader</text:span></text:span></text:a> and <text:a xlink:type="simple" xlink:href="../../ReferenceManual/ReferenceManual/db/d5d/classslip_1_1_slip_sequencer.html" text:style-name="Internet_20_link" text:visited-style-name="Visited_20_Internet_20_Link"><text:span text:style-name="Emphasis"><text:span text:style-name="T63">SlipSequencer</text:span></text:span></text:a>, and with some additional difficulty, by explicit application code.</text:p>
      <text:p text:style-name="SLIPParagraph">A SlipSublist object allows lists to be referenced within lists. It provides the basic functionality for constructing networks, acyclic graphs, and trees. </text:p>
      <text:p text:style-name="SLIPParagraph">A <text:a xlink:type="simple" xlink:href="../../ReferenceManual/ReferenceManual/da/d1c/classslip_1_1_slip_sublist.html" text:style-name="Internet_20_link" text:visited-style-name="Visited_20_Internet_20_Link"><text:span text:style-name="T60">SlipSublist</text:span></text:a> object can not be created on the the heap or runtime stack. <text:span text:style-name="T37">A </text:span><text:span text:style-name="T38">SlipSublist</text:span><text:span text:style-name="T37"> object not created from the AVSL can not be inserted into a list and can not be deleted. An attempt to create a non-AVSL </text:span><text:span text:style-name="T38">SlipSublist</text:span><text:span text:style-name="T37"> will be detected and cause application termination.</text:span></text:p>
      <text:p text:style-name="SLIPParagraph"><text:span text:style-name="T37">If a </text:span><text:span text:style-name="T38">SlipSublist</text:span><text:span text:style-name="T37"> object is created using </text:span><text:span text:style-name="T38">new</text:span><text:span text:style-name="T37"> then it must be deleted. If the object is put into a list then when the list is deleted the object is deleted. If the object is not put into a list then the application must delete the object before the scope containing the object is exited.</text:span></text:p>
      <text:p text:style-name="SLIPParagraph">A <text:a xlink:type="simple" xlink:href="../../ReferenceManual/ReferenceManual/da/d1c/classslip_1_1_slip_sublist.html" text:style-name="Internet_20_link" text:visited-style-name="Visited_20_Internet_20_Link"><text:span text:style-name="T60">SlipSublist</text:span></text:a> object must be created referencing a list (<text:a xlink:type="simple" xlink:href="../../ReferenceManual/ReferenceManual/db/dc3/classslip_1_1_slip_header.html" text:style-name="Internet_20_link" text:visited-style-name="Visited_20_Internet_20_Link"><text:span text:style-name="T60">SlipHeader</text:span></text:a> object), as in <text:span text:style-name="T6">new</text:span> <text:span text:style-name="T6">SlipSublist(</text:span>list reference<text:span text:style-name="T6">) </text:span><text:span text:style-name="T27">or </text:span><text:span text:style-name="T6">SlipSublist(</text:span><text:span text:style-name="T27">sublist reference</text:span><text:span text:style-name="T6">) </text:span>. At no time during processing can the SlipHeader reference be <text:span text:style-name="T5">null</text:span> nor can it ever reference to an object which is not a list. Operational errors which can create a violation to this condition are given below.</text:p>
      <text:p text:style-name="SLIPParagraph">The valid constructors and destructors of a <text:span text:style-name="T6">SlipSublist</text:span> object are given in <text:reference-ref text:reference-format="text" text:ref-name="Table 4.2-1">Table 4.2-1 SlipSublist Constructors and Destructors</text:reference-ref>. Note that if the object is inserted into a list, then deletion is implicit when the list is deleted.</text:p>
      <table:table table:name="Table29" table:style-name="Table29">
        <table:table-column table:style-name="Table29.A"/>
        <table:table-column table:style-name="Table29.B"/>
        <table:table-column table:style-name="Table29.C"/>
        <table:table-header-rows>
          <text:soft-page-break/>
          <table:table-row>
            <table:table-cell table:style-name="Table29.A1" table:number-columns-spanned="3" office:value-type="string">
              <text:p text:style-name="P143"><text:reference-mark-start text:name="Table 4.2-1"/>Table <text:sequence text:ref-name="refTable21" text:name="Table" text:formula="ooow:Table+1" style:num-format="1">4.2-1</text:sequence> SlipSublist Constructors and Destructors<text:reference-mark-end text:name="Table 4.2-1"/></text:p>
            </table:table-cell>
            <table:covered-table-cell/>
            <table:covered-table-cell/>
          </table:table-row>
          <table:table-row>
            <table:table-cell table:style-name="Table29.A2" office:value-type="string">
              <text:p text:style-name="P94">result</text:p>
            </table:table-cell>
            <table:table-cell table:style-name="Table29.A2" office:value-type="string">
              <text:p text:style-name="P94">format</text:p>
            </table:table-cell>
            <table:table-cell table:style-name="Table29.C2" office:value-type="string">
              <text:p text:style-name="P94">Description</text:p>
            </table:table-cell>
          </table:table-row>
        </table:table-header-rows>
        <table:table-row>
          <table:table-cell table:style-name="Table29.A2" office:value-type="string">
            <text:p text:style-name="P77">SlipSublist*</text:p>
          </table:table-cell>
          <table:table-cell table:style-name="Table29.A2" office:value-type="string">
            <text:p text:style-name="P77"><text:span text:style-name="T6">new</text:span> SlipSublist(SlipSublist&amp;)</text:p>
          </table:table-cell>
          <table:table-cell table:style-name="Table29.C2" office:value-type="string">
            <text:p text:style-name="P77">Create an object from the AVSL.</text:p>
          </table:table-cell>
        </table:table-row>
        <table:table-row>
          <table:table-cell table:style-name="Table29.A2" office:value-type="string">
            <text:p text:style-name="P77">SlipSublist*</text:p>
          </table:table-cell>
          <table:table-cell table:style-name="Table29.A2" office:value-type="string">
            <text:p text:style-name="P77"><text:span text:style-name="T6">new</text:span> SlipSublist(SlipHeader&amp;)</text:p>
          </table:table-cell>
          <table:table-cell table:style-name="Table29.C2" office:value-type="string">
            <text:p text:style-name="P77">Create an object from the AVSL.</text:p>
          </table:table-cell>
        </table:table-row>
        <table:table-row>
          <table:table-cell table:style-name="Table29.A2" office:value-type="string">
            <text:p text:style-name="P77">void</text:p>
          </table:table-cell>
          <table:table-cell table:style-name="Table29.A2" office:value-type="string">
            <text:p text:style-name="P77"><text:span text:style-name="T6">delete</text:span> (SlipSublist*)cell</text:p>
          </table:table-cell>
          <table:table-cell table:style-name="Table29.C2" office:value-type="string">
            <text:p text:style-name="P77">Return an object to the AVSL</text:p>
          </table:table-cell>
        </table:table-row>
      </table:table>
      <text:p text:style-name="SLIPParagraph"/>
      <text:p text:style-name="P124">If you delete the <text:a xlink:type="simple" xlink:href="../../ReferenceManual/ReferenceManual/da/d1c/classslip_1_1_slip_sublist.html" text:style-name="Internet_20_link" text:visited-style-name="Visited_20_Internet_20_Link"><text:span text:style-name="T60">SlipSublist</text:span></text:a> object, then the object is deleted and a <text:span text:style-name="Emphasis"><text:span text:style-name="T38">deleteList()</text:span></text:span><text:span text:style-name="T38"> </text:span>is executed against the referenced header. If you delete the header instead of deleting the <text:a xlink:type="simple" xlink:href="../../ReferenceManual/ReferenceManual/da/d1c/classslip_1_1_slip_sublist.html" text:style-name="Internet_20_link" text:visited-style-name="Visited_20_Internet_20_Link"><text:span text:style-name="T60">SlipSublist</text:span></text:a><text:span text:style-name="T62"> object</text:span>, and if the object is the only reference to the header, then the list will be returned to the AVSL and the <text:a xlink:type="simple" xlink:href="../../ReferenceManual/ReferenceManual/da/d1c/classslip_1_1_slip_sublist.html" text:style-name="Internet_20_link" text:visited-style-name="Visited_20_Internet_20_Link"><text:span text:style-name="T60">SlipSublist</text:span></text:a> object will be out of synchrony. Any of the following conditions will (not may) occur: </text:p>
      <text:list xml:id="list1878920807007072101" text:style-name="L14">
        <text:list-item>
          <text:p text:style-name="P414">The <text:a xlink:type="simple" xlink:href="../../ReferenceManual/ReferenceManual/da/d1c/classslip_1_1_slip_sublist.html" text:style-name="Internet_20_link" text:visited-style-name="Visited_20_Internet_20_Link"><text:span text:style-name="T60">SlipSublist</text:span></text:a> header reference is stale and references a cell in the AVSL.</text:p>
        </text:list-item>
        <text:list-item>
          <text:p text:style-name="P414">If the pointer is stale, then iterators (or iteration) will continue in the AVSL, or </text:p>
        </text:list-item>
        <text:list-item>
          <text:p text:style-name="P414">If the deleted header cell is used to create another <text:a xlink:type="simple" xlink:href="../../ReferenceManual/ReferenceManual/da/d1c/classslip_1_1_slip_sublist.html" text:style-name="Internet_20_link" text:visited-style-name="Visited_20_Internet_20_Link"><text:span text:style-name="T60">SlipSublist</text:span></text:a> or <text:a xlink:type="simple" xlink:href="../../ReferenceManual/ReferenceManual/de/d45/classslip_1_1_slip_datum.html" text:style-name="Internet_20_link" text:visited-style-name="Visited_20_Internet_20_Link"><text:span text:style-name="T60">SlipDatum</text:span></text:a> object (<text:span text:style-name="Emphasis"><text:span text:style-name="T37">operator </text:span></text:span><text:span text:style-name="Emphasis"><text:span text:style-name="T38">new</text:span></text:span>) then iterators (or iteration) will be to objects on another list. </text:p>
        </text:list-item>
        <text:list-item>
          <text:p text:style-name="P414">If the header cell from the AVSL is used to create another <text:a xlink:type="simple" xlink:href="../../ReferenceManual/ReferenceManual/db/dc3/classslip_1_1_slip_header.html" text:style-name="Internet_20_link" text:visited-style-name="Visited_20_Internet_20_Link"><text:span text:style-name="T60">SlipHeader</text:span></text:a> object (<text:span text:style-name="Emphasis"><text:span text:style-name="T37">operator </text:span></text:span><text:span text:style-name="Emphasis"><text:span text:style-name="T38">new</text:span></text:span>) then iterators (or iteration) is to cells on another list and this may be undetectable. </text:p>
        </text:list-item>
        <text:list-item>
          <text:p text:style-name="P419">Ill effects are latent and may not be 'seen' for some time after the initial <text:span text:style-name="Emphasis"><text:span text:style-name="T38">deleteList()</text:span></text:span><text:span text:style-name="Emphasis"><text:span text:style-name="T41">.</text:span></text:span> </text:p>
        </text:list-item>
      </text:list>
      <text:p text:style-name="P224">The application is guaranteed inexplicable and hard to track errors.</text:p>
      <text:p text:style-name="SLIPParagraph">In all other respects, a <text:a xlink:type="simple" xlink:href="../../ReferenceManual/ReferenceManual/da/d1c/classslip_1_1_slip_sublist.html" text:style-name="Internet_20_link" text:visited-style-name="Visited_20_Internet_20_Link"><text:span text:style-name="T60">SlipSublist</text:span></text:a> object is a <text:a xlink:type="simple" xlink:href="../../ReferenceManual/ReferenceManual/d0/d02/classslip_1_1_slip_cell.html" text:style-name="Internet_20_link" text:visited-style-name="Visited_20_Internet_20_Link"><text:span text:style-name="T60">SlipCell</text:span></text:a>. It can be moved, inserted, and assigned to, and replaced. </text:p>
      <text:h text:style-name="Heading_20_3" text:outline-level="3"><text:bookmark-start text:name="__RefHeading__7892_778192536"/>SlipSublist – SlipHeader Methods<text:bookmark-end text:name="__RefHeading__7892_778192536"/></text:h>
      <text:p text:style-name="SLIPParagraph">The <text:a xlink:type="simple" xlink:href="../../ReferenceManual/ReferenceManual/da/d1c/classslip_1_1_slip_sublist.html" text:style-name="Internet_20_link" text:visited-style-name="Visited_20_Internet_20_Link"><text:span text:style-name="T60">SlipSublist</text:span></text:a> provides access to all <text:a xlink:type="simple" xlink:href="../../ReferenceManual/ReferenceManual/db/dc3/classslip_1_1_slip_header.html" text:style-name="Internet_20_link" text:visited-style-name="Visited_20_Internet_20_Link"><text:span text:style-name="T60">SlipHeader</text:span></text:a> operations which are not in conflict with <text:a xlink:type="simple" xlink:href="../../ReferenceManual/ReferenceManual/da/d1c/classslip_1_1_slip_sublist.html" text:style-name="Internet_20_link" text:visited-style-name="Visited_20_Internet_20_Link"><text:span text:style-name="T60">SlipSublist</text:span></text:a> operations. The conflict is defined as all operations which can have a legitimate meaning for both <text:a xlink:type="simple" xlink:href="../../ReferenceManual/ReferenceManual/db/dc3/classslip_1_1_slip_header.html" text:style-name="Internet_20_link" text:visited-style-name="Visited_20_Internet_20_Link"><text:span text:style-name="T60">SlipHeader</text:span></text:a> objects and <text:a xlink:type="simple" xlink:href="../../ReferenceManual/ReferenceManual/da/d1c/classslip_1_1_slip_sublist.html" text:style-name="Internet_20_link" text:visited-style-name="Visited_20_Internet_20_Link"><text:span text:style-name="T60">SlipSublist</text:span></text:a> objects. In the case of a conflict, the interpretation is that the operation applies to <text:a xlink:type="simple" xlink:href="../../ReferenceManual/ReferenceManual/da/d1c/classslip_1_1_slip_sublist.html" text:style-name="Internet_20_link" text:visited-style-name="Visited_20_Internet_20_Link"><text:span text:style-name="T60">SlipSublist</text:span></text:a> objects and not <text:a xlink:type="simple" xlink:href="../../ReferenceManual/ReferenceManual/db/dc3/classslip_1_1_slip_header.html" text:style-name="Internet_20_link" text:visited-style-name="Visited_20_Internet_20_Link"><text:span text:style-name="T60">SlipHeader</text:span></text:a> objects. <text:s/>All <text:span text:style-name="T6">replace()</text:span>, <text:span text:style-name="T6">print()</text:span>, and <text:span text:style-name="T6">dump()</text:span><text:span text:style-name="T27"> methods apply to the SlipSublist object and not the referenced SlipHeader object</text:span><text:span text:style-name="T6">.</text:span></text:p>
      <text:p text:style-name="SLIPParagraph">The refCnt field of the header is decremented on execution of a <text:span text:style-name="Emphasis"><text:span text:style-name="T38">deleteList()</text:span></text:span><text:span text:style-name="T38">. </text:span>If this count falls to zero then the header and all list cells are restored to the AVSL. If the refCnt is not zero then at some unknown future time when a <text:span text:style-name="Emphasis"><text:span text:style-name="T38">delete</text:span></text:span><text:span text:style-name="Emphasis"> (</text:span><text:a xlink:type="simple" xlink:href="../../ReferenceManual/ReferenceManual/da/d1c/classslip_1_1_slip_sublist.html" text:style-name="Internet_20_link" text:visited-style-name="Visited_20_Internet_20_Link"><text:span text:style-name="Emphasis"><text:span text:style-name="T64">SlipSublist</text:span></text:span></text:a><text:span text:style-name="Emphasis"><text:span text:style-name="T37">&amp;</text:span></text:span><text:span text:style-name="Emphasis">)object</text:span> or <text:soft-page-break/><text:span text:style-name="Emphasis"><text:span text:style-name="T37">(</text:span></text:span><text:a xlink:type="simple" xlink:href="../../ReferenceManual/ReferenceManual/db/dc3/classslip_1_1_slip_header.html" text:style-name="Internet_20_link" text:visited-style-name="Visited_20_Internet_20_Link"><text:span text:style-name="Emphasis"><text:span text:style-name="T64">SlipHeader</text:span></text:span></text:a><text:span text:style-name="Emphasis"><text:span text:style-name="T37">&amp;)header.</text:span></text:span><text:span text:style-name="Emphasis"><text:span text:style-name="T38">deleteList()</text:span></text:span> the header and list cells will mysteriously disappear onto the AVSL.</text:p>
      <text:p text:style-name="SLIPParagraph">There is a subtle difference between a SlipHeader and a SlipSublist. A SlipHeader names a list and a SlipSublist refers to that name. A SlipHeader is a member of it's own list but retains its identity and can not be a member of any other list. A SlipSublist <text:s/>contains a reference to a list. A SlipSublist allows a list to be a member of other lists. </text:p>
      <text:p text:style-name="SLIPParagraph">All lists must be acyclic. This means that in any path starting at a <text:s/>SlipHeader object there can be no SlipSublist referring to this header. If a lists is not acyclic then the list can not be deleted and restored to the AVSL. All memory included in the top level list and all sublists (the complete graph with initial node of the given object) will be lost for 40 years in the desert.</text:p>
      <text:p text:style-name="SLIPParagraph">The SlipHeader methods directly usable by a SlipSublist object are given below. Details on the methods are given in the SlipHeader section and are not repeated here.</text:p>
      <table:table table:name="Table27" table:style-name="Table27">
        <table:table-column table:style-name="Table27.A"/>
        <table:table-column table:style-name="Table27.B"/>
        <table:table-row>
          <table:table-cell table:style-name="Table27.A1" table:number-columns-spanned="2" office:value-type="string">
            <text:p text:style-name="P84">((SlipSublist&amp;)X).method()</text:p>
          </table:table-cell>
          <table:covered-table-cell/>
        </table:table-row>
        <table:table-row>
          <table:table-cell table:style-name="Table27.A1" office:value-type="string">
            <text:p text:style-name="P84">dequeue()</text:p>
          </table:table-cell>
          <table:table-cell table:style-name="Table27.A1" office:value-type="string">
            <text:p text:style-name="P79">Removal of the bottom cell from a list</text:p>
          </table:table-cell>
        </table:table-row>
        <table:table-row>
          <table:table-cell table:style-name="Table27.A1" office:value-type="string">
            <text:p text:style-name="P84">dumpList()</text:p>
          </table:table-cell>
          <table:table-cell table:style-name="Table27.A1" office:value-type="string">
            <text:p text:style-name="P79">Ugly hexadecimal of a list and all sublists.</text:p>
          </table:table-cell>
        </table:table-row>
        <table:table-row>
          <table:table-cell table:style-name="Table27.A1" office:value-type="string">
            <text:p text:style-name="P84">enqueue()</text:p>
          </table:table-cell>
          <table:table-cell table:style-name="Table27.A1" office:value-type="string">
            <text:p text:style-name="P79">Insert a cell to the bottom of a list.</text:p>
          </table:table-cell>
        </table:table-row>
        <table:table-row>
          <table:table-cell table:style-name="Table27.A1" office:value-type="string">
            <text:p text:style-name="P84">flush()</text:p>
          </table:table-cell>
          <table:table-cell table:style-name="Table27.A1" office:value-type="string">
            <text:p text:style-name="P79">Empty a list.</text:p>
          </table:table-cell>
        </table:table-row>
        <table:table-row>
          <table:table-cell table:style-name="Table27.A1" office:value-type="string">
            <text:p text:style-name="P84">getBot()</text:p>
          </table:table-cell>
          <table:table-cell table:style-name="Table27.A1" office:value-type="string">
            <text:p text:style-name="P79">Peek at the last cell in a list.</text:p>
          </table:table-cell>
        </table:table-row>
        <table:table-row>
          <table:table-cell table:style-name="Table27.A1" office:value-type="string">
            <text:p text:style-name="P84">getTop()</text:p>
          </table:table-cell>
          <table:table-cell table:style-name="Table27.A1" office:value-type="string">
            <text:p text:style-name="P79">Peek at the first cell in a list.</text:p>
          </table:table-cell>
        </table:table-row>
        <table:table-row>
          <table:table-cell table:style-name="Table27.A1" office:value-type="string">
            <text:p text:style-name="P84">getMark()</text:p>
          </table:table-cell>
          <table:table-cell table:style-name="Table27.A1" office:value-type="string">
            <text:p text:style-name="P79">Look at the application mark of a list.</text:p>
          </table:table-cell>
        </table:table-row>
        <table:table-row>
          <table:table-cell table:style-name="Table27.A1" office:value-type="string">
            <text:p text:style-name="P84">getRefCount()</text:p>
          </table:table-cell>
          <table:table-cell table:style-name="Table27.A1" office:value-type="string">
            <text:p text:style-name="P79">Look at the list membership count.</text:p>
          </table:table-cell>
        </table:table-row>
        <table:table-row>
          <table:table-cell table:style-name="Table27.A1" office:value-type="string">
            <text:p text:style-name="P84">isEmpty()</text:p>
          </table:table-cell>
          <table:table-cell table:style-name="Table27.A1" office:value-type="string">
            <text:p text:style-name="P79"><text:span text:style-name="T6">true</text:span> if the list is empty</text:p>
          </table:table-cell>
        </table:table-row>
        <table:table-row>
          <table:table-cell table:style-name="Table27.A1" office:value-type="string">
            <text:p text:style-name="P84">isEqual()</text:p>
          </table:table-cell>
          <table:table-cell table:style-name="Table27.A1" office:value-type="string">
            <text:p text:style-name="P79"><text:span text:style-name="T6">true</text:span> if two list are structurally identical.</text:p>
          </table:table-cell>
        </table:table-row>
        <table:table-row>
          <table:table-cell table:style-name="Table27.A1" office:value-type="string">
            <text:p text:style-name="P84">pop()</text:p>
          </table:table-cell>
          <table:table-cell table:style-name="Table27.A1" office:value-type="string">
            <text:p text:style-name="P79">Remove the top cell in a list.</text:p>
          </table:table-cell>
        </table:table-row>
        <table:table-row>
          <table:table-cell table:style-name="Table27.A1" office:value-type="string">
            <text:p text:style-name="P84">printList()</text:p>
          </table:table-cell>
          <table:table-cell table:style-name="Table27.A1" office:value-type="string">
            <text:p text:style-name="P79">Pretty-print the list.</text:p>
          </table:table-cell>
        </table:table-row>
        <table:table-row>
          <table:table-cell table:style-name="Table27.A1" office:value-type="string">
            <text:p text:style-name="P84">push()</text:p>
          </table:table-cell>
          <table:table-cell table:style-name="Table27.A1" office:value-type="string">
            <text:p text:style-name="P79">Insert a cell to the top of a list.</text:p>
          </table:table-cell>
        </table:table-row>
        <table:table-row>
          <table:table-cell table:style-name="Table27.A1" office:value-type="string">
            <text:p text:style-name="P84">putMark()</text:p>
          </table:table-cell>
          <table:table-cell table:style-name="Table27.A1" office:value-type="string">
            <text:p text:style-name="P79">Set an application mark into the list.</text:p>
          </table:table-cell>
        </table:table-row>
        <table:table-row>
          <table:table-cell table:style-name="Table27.A1" office:value-type="string">
            <text:p text:style-name="P84">replaceTop()</text:p>
          </table:table-cell>
          <table:table-cell table:style-name="Table27.A1" office:value-type="string">
            <text:p text:style-name="P79">Replace the top cell of a list.</text:p>
          </table:table-cell>
        </table:table-row>
        <table:table-row>
          <table:table-cell table:style-name="Table27.A1" office:value-type="string">
            <text:p text:style-name="P84">replaceBot()</text:p>
          </table:table-cell>
          <table:table-cell table:style-name="Table27.A1" office:value-type="string">
            <text:p text:style-name="P79">Replace the bottom cell of a list.</text:p>
          </table:table-cell>
        </table:table-row>
        <text:soft-page-break/>
        <table:table-row>
          <table:table-cell table:style-name="Table27.A1" office:value-type="string">
            <text:p text:style-name="P84">size()</text:p>
          </table:table-cell>
          <table:table-cell table:style-name="Table27.A1" office:value-type="string">
            <text:p text:style-name="P79">Return the number of cells in the list top.</text:p>
          </table:table-cell>
        </table:table-row>
        <table:table-row>
          <table:table-cell table:style-name="Table27.A1" office:value-type="string">
            <text:p text:style-name="P84">SplitLeft()</text:p>
          </table:table-cell>
          <table:table-cell table:style-name="Table27.A1" office:value-type="string">
            <text:p text:style-name="P79">Create a new list from the list top to the current cell.</text:p>
          </table:table-cell>
        </table:table-row>
        <table:table-row>
          <table:table-cell table:style-name="Table27.A1" office:value-type="string">
            <text:p text:style-name="P84">SplitRight()</text:p>
          </table:table-cell>
          <table:table-cell table:style-name="Table27.A1" office:value-type="string">
            <text:p text:style-name="P79">Create a new list from the current cell to the list bottom.</text:p>
          </table:table-cell>
        </table:table-row>
      </table:table>
      <text:p text:style-name="P55"/>
      <text:p text:style-name="SLIPParagraph">The Descriptor List methods directly usable by a SlipSublist object are given below. Details on the methods are given in the SlipHeader section and are not repeated here.</text:p>
      <table:table table:name="Table28" table:style-name="Table28">
        <table:table-column table:style-name="Table28.A"/>
        <table:table-column table:style-name="Table28.B"/>
        <table:table-row>
          <table:table-cell table:style-name="Table28.A1" table:number-columns-spanned="2" office:value-type="string">
            <text:p text:style-name="P82">((SlipSublist&amp;)X).method()</text:p>
          </table:table-cell>
          <table:covered-table-cell/>
        </table:table-row>
        <table:table-row>
          <table:table-cell table:style-name="Table28.A1" office:value-type="string">
            <text:p text:style-name="P82">constains()</text:p>
          </table:table-cell>
          <table:table-cell table:style-name="Table28.A1" office:value-type="string">
            <text:p text:style-name="P77">true if the input value is in the Descriptor List.</text:p>
          </table:table-cell>
        </table:table-row>
        <table:table-row>
          <table:table-cell table:style-name="Table28.A1" office:value-type="string">
            <text:p text:style-name="P82">containsKey()</text:p>
          </table:table-cell>
          <table:table-cell table:style-name="Table28.A1" office:value-type="string">
            <text:p text:style-name="P77"><text:span text:style-name="T6">true</text:span> if the input key is in the Descriptor List.</text:p>
          </table:table-cell>
        </table:table-row>
        <table:table-row>
          <table:table-cell table:style-name="Table28.A1" office:value-type="string">
            <text:p text:style-name="P82">create_dList()</text:p>
          </table:table-cell>
          <table:table-cell table:style-name="Table28.A1" office:value-type="string">
            <text:p text:style-name="P77">Creates a new Descriptor List.</text:p>
          </table:table-cell>
        </table:table-row>
        <table:table-row>
          <table:table-cell table:style-name="Table28.A1" office:value-type="string">
            <text:p text:style-name="P82">deleteAttributes()</text:p>
          </table:table-cell>
          <table:table-cell table:style-name="Table28.A1" office:value-type="string">
            <text:p text:style-name="P77">Deletes a <text:span text:style-name="T6">&lt;key, value&gt;</text:span> attribute.</text:p>
          </table:table-cell>
        </table:table-row>
        <table:table-row>
          <table:table-cell table:style-name="Table28.A1" office:value-type="string">
            <text:p text:style-name="P82">delete_dList()</text:p>
          </table:table-cell>
          <table:table-cell table:style-name="Table28.A1" office:value-type="string">
            <text:p text:style-name="P77">Deletes a Descriptor List.</text:p>
          </table:table-cell>
        </table:table-row>
        <table:table-row>
          <table:table-cell table:style-name="Table28.A1" office:value-type="string">
            <text:p text:style-name="P82">dumpDlist()</text:p>
          </table:table-cell>
          <table:table-cell table:style-name="Table28.A1" office:value-type="string">
            <text:p text:style-name="P77">Hexadecimal dump of a Descriptor List</text:p>
          </table:table-cell>
        </table:table-row>
        <table:table-row>
          <table:table-cell table:style-name="Table28.A1" office:value-type="string">
            <text:p text:style-name="P82">flush_dList()</text:p>
          </table:table-cell>
          <table:table-cell table:style-name="Table28.A1" office:value-type="string">
            <text:p text:style-name="P77">Remove all <text:span text:style-name="T6">&lt;key, value&gt;</text:span> pairs from the list.</text:p>
          </table:table-cell>
        </table:table-row>
        <table:table-row>
          <table:table-cell table:style-name="Table28.A1" office:value-type="string">
            <text:p text:style-name="P82">get()</text:p>
          </table:table-cell>
          <table:table-cell table:style-name="Table28.A1" office:value-type="string">
            <text:p text:style-name="P77">Return the value of a <text:span text:style-name="T6">&lt;key, value&gt;</text:span> pair.</text:p>
          </table:table-cell>
        </table:table-row>
        <table:table-row>
          <table:table-cell table:style-name="Table28.A1" office:value-type="string">
            <text:p text:style-name="P82">isDList()</text:p>
          </table:table-cell>
          <table:table-cell table:style-name="Table28.A1" office:value-type="string">
            <text:p text:style-name="P77"><text:span text:style-name="T6">true</text:span> if the list has a Descriptor List.</text:p>
          </table:table-cell>
        </table:table-row>
        <table:table-row>
          <table:table-cell table:style-name="Table28.A1" office:value-type="string">
            <text:p text:style-name="P82">printDlist()</text:p>
          </table:table-cell>
          <table:table-cell table:style-name="Table28.A1" office:value-type="string">
            <text:p text:style-name="P77">Pretty-print the Descriptor List.</text:p>
          </table:table-cell>
        </table:table-row>
        <table:table-row>
          <table:table-cell table:style-name="Table28.A1" office:value-type="string">
            <text:p text:style-name="P82">put()</text:p>
          </table:table-cell>
          <table:table-cell table:style-name="Table28.A1" office:value-type="string">
            <text:p text:style-name="P77">Put a <text:span text:style-name="T6">&lt;key, value&gt;</text:span> pair into a Descriptor List.</text:p>
          </table:table-cell>
        </table:table-row>
        <table:table-row>
          <table:table-cell table:style-name="Table28.A1" office:value-type="string">
            <text:p text:style-name="P82">size_dList()</text:p>
          </table:table-cell>
          <table:table-cell table:style-name="Table28.A1" office:value-type="string">
            <text:p text:style-name="P77">Number of <text:span text:style-name="T6">&lt;key, value&gt;</text:span> pairs in the Descriptor List.</text:p>
          </table:table-cell>
        </table:table-row>
      </table:table>
      <text:p text:style-name="Standard"/>
      <text:h text:style-name="Heading_20_3" text:outline-level="3"><text:bookmark-start text:name="__RefHeading__7894_778192536"/>SlipSublist Methods<text:bookmark-end text:name="__RefHeading__7894_778192536"/></text:h>
      <text:p text:style-name="SLIPParagraph"><text:span text:style-name="T6">SlipSublist</text:span> supports a limited number unique methods. Assignment is supported if the RHS is either a <text:span text:style-name="T6">SlipSublist</text:span> or a <text:span text:style-name="T6">SlipHeader</text:span><text:span text:style-name="T27">, and causes the referenced </text:span><text:span text:style-name="T6">SlipHeader</text:span><text:span text:style-name="T27"> in the current </text:span><text:span text:style-name="T6">SlipSublist</text:span><text:span text:style-name="T27"> object to be deleted and the new </text:span><text:span text:style-name="T6">SlipHeader</text:span><text:span text:style-name="T27"> referenced in either another </text:span><text:span text:style-name="T6">SlipSublist</text:span><text:span text:style-name="T27"> object or a </text:span><text:span text:style-name="T6">SlipHeader</text:span><text:span text:style-name="T27"> to replace it after the </text:span><text:span text:style-name="T6">SlipHeader</text:span><text:span text:style-name="T27"> reference count is incremented. All replace operations cause the existing SlipHeader referenced in the SlipSublist object to be deleted and replaced by a new </text:span><text:span text:style-name="T6">SlipDatum</text:span><text:span text:style-name="T27"> object or </text:span><text:span text:style-name="T6">SlipHeader</text:span><text:span text:style-name="T27"> reference, with the reference count of the new list incremented. </text:span></text:p>
      <text:p text:style-name="SLIPParagraph"><text:soft-page-break/><text:span text:style-name="T27">Equality checks for exact equality of </text:span><text:span text:style-name="T6">SlipHeader</text:span><text:span text:style-name="T27"> objects reference the current referenced list. If the current </text:span><text:span text:style-name="T6">SlipSublist</text:span><text:span text:style-name="T27"> list reference equals the RHS </text:span><text:span text:style-name="T6">SlipHeader</text:span><text:span text:style-name="T27"> reference then </text:span><text:span text:style-name="T6">true</text:span><text:span text:style-name="T27"> is returned. In all other cases, </text:span><text:span text:style-name="T6">false</text:span><text:span text:style-name="T27"> is returned. </text:span><text:span text:style-name="T6">dump()</text:span><text:span text:style-name="T27"> and </text:span><text:span text:style-name="T6">toString()</text:span><text:span text:style-name="T27"> return internal formats for the </text:span><text:span text:style-name="T6">SlipSublist</text:span><text:span text:style-name="T27"> object, and </text:span><text:span text:style-name="T6">getHeader()</text:span><text:span text:style-name="T27"> returns the </text:span><text:span text:style-name="T6">SlipHeader</text:span><text:span text:style-name="T27"> reference. And as Walter Lanz used to say, “That's all folks”.</text:span></text:p>
      <text:p text:style-name="SLIPParagraph"><text:span text:style-name="T27"><text:reference-ref text:reference-format="text" text:ref-name="Table 3.2-1">Table 3.2-1 Replace Methods</text:reference-ref></text:span><text:span text:style-name="T27"> shows the result of replacing a </text:span><text:span text:style-name="T6">SlipSublist</text:span><text:span text:style-name="T27"> object.</text:span></text:p>
      <text:p text:style-name="SLIPParagraph"><text:span text:style-name="T27"><text:reference-ref text:reference-format="text" text:ref-name="Table 4.2.2-1">Table 4.2.2-1 Assignment</text:reference-ref></text:span><text:span text:style-name="T27"> shows the results of assignment, (</text:span><text:span text:style-name="T6">SlipSublist</text:span><text:span text:style-name="T27">&amp;)X = RHS, where RHS is any of the recognized SLIP types.</text:span></text:p>
      <table:table table:name="Table31" table:style-name="Table31">
        <table:table-column table:style-name="Table31.A"/>
        <table:table-column table:style-name="Table31.B"/>
        <table:table-column table:style-name="Table31.C"/>
        <table:table-header-rows>
          <table:table-row>
            <table:table-cell table:style-name="Table31.A1" table:number-columns-spanned="3" office:value-type="string">
              <text:p text:style-name="P143"><text:reference-mark-start text:name="Table 4.2.2-1"/>Table <text:sequence text:ref-name="refTable22" text:name="Table" text:formula="ooow:Table+1" style:num-format="1">4.2.2-1</text:sequence> Assignment<text:reference-mark-end text:name="Table 4.2.2-1"/></text:p>
            </table:table-cell>
            <table:covered-table-cell/>
            <table:covered-table-cell/>
          </table:table-row>
          <table:table-row>
            <table:table-cell table:style-name="Table31.A2" office:value-type="string">
              <text:p text:style-name="P94">return</text:p>
            </table:table-cell>
            <table:table-cell table:style-name="Table31.A2" office:value-type="string">
              <text:p text:style-name="P94">RHS</text:p>
            </table:table-cell>
            <table:table-cell table:style-name="Table31.C2" office:value-type="string">
              <text:p text:style-name="P94">Description</text:p>
            </table:table-cell>
          </table:table-row>
        </table:table-header-rows>
        <table:table-row>
          <table:table-cell table:style-name="Table31.A2" office:value-type="string">
            <text:p text:style-name="P77">SlipSublist&amp;</text:p>
          </table:table-cell>
          <table:table-cell table:style-name="Table31.A2" office:value-type="string">
            <text:p text:style-name="P77">SlipHeader&amp;</text:p>
          </table:table-cell>
          <table:table-cell table:style-name="Table31.C2" office:value-type="string">
            <text:p text:style-name="P77">Delete the existing list, increment the refcount of the new list &amp; use.</text:p>
          </table:table-cell>
        </table:table-row>
        <table:table-row>
          <table:table-cell table:style-name="Table31.A2" office:value-type="string">
            <text:p text:style-name="P77">SlipSublist&amp;</text:p>
          </table:table-cell>
          <table:table-cell table:style-name="Table31.A2" office:value-type="string">
            <text:p text:style-name="P77">SlipSublist&amp;</text:p>
          </table:table-cell>
          <table:table-cell table:style-name="Table31.C2" office:value-type="string">
            <text:p text:style-name="P77">Delete the existing list, increment the refcount of the new list &amp; use.</text:p>
          </table:table-cell>
        </table:table-row>
        <table:table-row>
          <table:table-cell table:style-name="Table31.A2" office:value-type="string">
            <text:p text:style-name="P77">SlipSublist&amp;</text:p>
          </table:table-cell>
          <table:table-cell table:style-name="Table31.A2" office:value-type="string">
            <text:p text:style-name="P77">SlipDatum</text:p>
          </table:table-cell>
          <table:table-cell table:style-name="Table31.C2" office:value-type="string">
            <text:p text:style-name="P77">illegal</text:p>
          </table:table-cell>
        </table:table-row>
        <table:table-row>
          <table:table-cell table:style-name="Table31.A2" office:value-type="string">
            <text:p text:style-name="P77">SlipSublist&amp;</text:p>
          </table:table-cell>
          <table:table-cell table:style-name="Table31.A2" office:value-type="string">
            <text:p text:style-name="P77">literal</text:p>
          </table:table-cell>
          <table:table-cell table:style-name="Table31.C2" office:value-type="string">
            <text:p text:style-name="P77">Illegal (DataType = bool, discrete data, string application data)</text:p>
          </table:table-cell>
        </table:table-row>
      </table:table>
      <text:p text:style-name="P30"/>
      <text:p text:style-name="SLIPParagraph"><text:reference-ref text:reference-format="text" text:ref-name="Table 4.2.2-2">Table 4.2.2-2 Relational Operators</text:reference-ref> shows the results of using <text:span text:style-name="T6">==</text:span> and <text:span text:style-name="T6">!=</text:span>. All other relational operators yield <text:span text:style-name="T6">false</text:span>.</text:p>
      <table:table table:name="Table30" table:style-name="Table30">
        <table:table-column table:style-name="Table30.A"/>
        <table:table-column table:style-name="Table30.B"/>
        <table:table-column table:style-name="Table30.C"/>
        <table:table-column table:style-name="Table30.D"/>
        <table:table-column table:style-name="Table30.E"/>
        <table:table-header-rows>
          <table:table-row table:style-name="Table30.1">
            <table:table-cell table:style-name="Table30.A1" table:number-columns-spanned="5" office:value-type="string">
              <text:p text:style-name="P145"><text:reference-mark-start text:name="Table 4.2.2-2"/>Table <text:sequence text:ref-name="refTable23" text:name="Table" text:formula="ooow:Table+1" style:num-format="1">4.2.2-2</text:sequence> Relational Operators<text:reference-mark-end text:name="Table 4.2.2-2"/></text:p>
            </table:table-cell>
            <table:covered-table-cell/>
            <table:covered-table-cell/>
            <table:covered-table-cell/>
            <table:covered-table-cell/>
          </table:table-row>
          <table:table-row table:style-name="Table30.1">
            <table:table-cell table:style-name="Table30.A2" office:value-type="string">
              <text:p text:style-name="P83"/>
            </table:table-cell>
            <table:table-cell table:style-name="Table30.A2" office:value-type="string">
              <text:p text:style-name="P83"/>
            </table:table-cell>
            <table:table-cell table:style-name="Table30.A1" office:value-type="string">
              <text:p text:style-name="P83"/>
            </table:table-cell>
            <table:table-cell table:style-name="Table30.D2" office:value-type="string">
              <text:p text:style-name="P83"/>
            </table:table-cell>
            <table:table-cell table:style-name="Table30.E2" office:value-type="string">
              <text:p text:style-name="P83"/>
            </table:table-cell>
          </table:table-row>
        </table:table-header-rows>
        <table:table-row table:style-name="Table30.3">
          <table:table-cell table:style-name="Table30.A2" office:value-type="string">
            <text:p text:style-name="P83">return</text:p>
          </table:table-cell>
          <table:table-cell table:style-name="Table30.A2" office:value-type="string">
            <text:p text:style-name="P83">SlipSublist&amp;</text:p>
          </table:table-cell>
          <table:table-cell table:style-name="Table30.A1" office:value-type="string">
            <text:p text:style-name="P83"/>
          </table:table-cell>
          <table:table-cell table:style-name="Table30.D2" office:value-type="string">
            <text:p text:style-name="P83">RHS</text:p>
          </table:table-cell>
          <table:table-cell table:style-name="Table30.E2" office:value-type="string">
            <text:p text:style-name="P83">Description</text:p>
          </table:table-cell>
        </table:table-row>
        <table:table-row>
          <table:table-cell table:style-name="Table30.A4" office:value-type="float" office:value="0">
            <text:p text:style-name="P89">bool</text:p>
          </table:table-cell>
          <table:table-cell table:style-name="Table30.A2" office:value-type="string">
            <text:p text:style-name="P78">X</text:p>
          </table:table-cell>
          <table:table-cell table:style-name="Table30.C4" office:value-type="string">
            <text:p text:style-name="P78">==</text:p>
          </table:table-cell>
          <table:table-cell table:style-name="Table30.D2" office:value-type="string">
            <text:p text:style-name="P79">(SlipHeader&amp;)Y</text:p>
          </table:table-cell>
          <table:table-cell table:style-name="Table30.E2" office:value-type="string">
            <text:p text:style-name="P79">Comparison legal</text:p>
          </table:table-cell>
        </table:table-row>
        <table:table-row>
          <table:table-cell table:style-name="Table30.A4" office:value-type="float" office:value="0">
            <text:p text:style-name="P89">bool</text:p>
          </table:table-cell>
          <table:table-cell table:style-name="Table30.A2" office:value-type="string">
            <text:p text:style-name="P78">X</text:p>
          </table:table-cell>
          <table:table-cell table:style-name="Table30.C5" office:value-type="string">
            <text:p text:style-name="P78">==</text:p>
          </table:table-cell>
          <table:table-cell table:style-name="Table30.D2" office:value-type="string">
            <text:p text:style-name="P79">(SlipSublist&amp;)Y</text:p>
          </table:table-cell>
          <table:table-cell table:style-name="Table30.E2" office:value-type="string">
            <text:p text:style-name="P79">Comparison legal</text:p>
          </table:table-cell>
        </table:table-row>
        <table:table-row>
          <table:table-cell table:style-name="Table30.A4" office:value-type="float" office:value="0">
            <text:p text:style-name="P83">false</text:p>
          </table:table-cell>
          <table:table-cell table:style-name="Table30.A2" office:value-type="string">
            <text:p text:style-name="P78">X</text:p>
          </table:table-cell>
          <table:table-cell table:style-name="Table30.A1" office:value-type="string">
            <text:p text:style-name="P78">==</text:p>
          </table:table-cell>
          <table:table-cell table:style-name="Table30.D2" office:value-type="string">
            <text:p text:style-name="P79">(SlipDatum&amp;)Y</text:p>
          </table:table-cell>
          <table:table-cell table:style-name="Table30.E2" office:value-type="string">
            <text:p text:style-name="P79">Comparison illegal</text:p>
          </table:table-cell>
        </table:table-row>
        <table:table-row>
          <table:table-cell table:style-name="Table30.A4" office:value-type="float" office:value="0">
            <text:p text:style-name="P83">false</text:p>
          </table:table-cell>
          <table:table-cell table:style-name="Table30.A2" office:value-type="string">
            <text:p text:style-name="P78">X</text:p>
          </table:table-cell>
          <table:table-cell table:style-name="Table30.A1" office:value-type="string">
            <text:p text:style-name="P78">==</text:p>
          </table:table-cell>
          <table:table-cell table:style-name="Table30.D2" office:value-type="string">
            <text:p text:style-name="P79">literal</text:p>
          </table:table-cell>
          <table:table-cell table:style-name="Table30.E2" office:value-type="string">
            <text:p text:style-name="P79">Literal values are not legal</text:p>
          </table:table-cell>
        </table:table-row>
        <table:table-row>
          <table:table-cell table:style-name="Table30.A4" office:value-type="float" office:value="0">
            <text:p text:style-name="P89">bool</text:p>
          </table:table-cell>
          <table:table-cell table:style-name="Table30.A2" office:value-type="string">
            <text:p text:style-name="P78">X</text:p>
          </table:table-cell>
          <table:table-cell table:style-name="Table30.A1" office:value-type="string">
            <text:p text:style-name="P78">!=</text:p>
          </table:table-cell>
          <table:table-cell table:style-name="Table30.D2" office:value-type="string">
            <text:p text:style-name="P79">(SlipHeader&amp;)Y</text:p>
          </table:table-cell>
          <table:table-cell table:style-name="Table30.E2" office:value-type="string">
            <text:p text:style-name="P79">Comparison legal</text:p>
          </table:table-cell>
        </table:table-row>
        <table:table-row>
          <table:table-cell table:style-name="Table30.A4" office:value-type="float" office:value="0">
            <text:p text:style-name="P89">bool</text:p>
          </table:table-cell>
          <table:table-cell table:style-name="Table30.A2" office:value-type="string">
            <text:p text:style-name="P78">X</text:p>
          </table:table-cell>
          <table:table-cell table:style-name="Table30.A1" office:value-type="string">
            <text:p text:style-name="P78">!=</text:p>
          </table:table-cell>
          <table:table-cell table:style-name="Table30.D2" office:value-type="string">
            <text:p text:style-name="P79">(SlipSublist&amp;)Y</text:p>
          </table:table-cell>
          <table:table-cell table:style-name="Table30.E2" office:value-type="string">
            <text:p text:style-name="P79">Comparison legal</text:p>
          </table:table-cell>
        </table:table-row>
        <table:table-row>
          <table:table-cell table:style-name="Table30.A4" office:value-type="float" office:value="0">
            <text:p text:style-name="P83">false</text:p>
          </table:table-cell>
          <table:table-cell table:style-name="Table30.A2" office:value-type="string">
            <text:p text:style-name="P78">X</text:p>
          </table:table-cell>
          <table:table-cell table:style-name="Table30.A1" office:value-type="string">
            <text:p text:style-name="P78">!=</text:p>
          </table:table-cell>
          <table:table-cell table:style-name="Table30.D2" office:value-type="string">
            <text:p text:style-name="P79">(SlipDatum&amp;)Y</text:p>
          </table:table-cell>
          <table:table-cell table:style-name="Table30.E2" office:value-type="string">
            <text:p text:style-name="P79">Comparison illegal</text:p>
          </table:table-cell>
        </table:table-row>
        <table:table-row>
          <table:table-cell table:style-name="Table30.A4" office:value-type="float" office:value="0">
            <text:p text:style-name="P83">false</text:p>
          </table:table-cell>
          <table:table-cell table:style-name="Table30.A2" office:value-type="string">
            <text:p text:style-name="P78">X</text:p>
          </table:table-cell>
          <table:table-cell table:style-name="Table30.A1" office:value-type="string">
            <text:p text:style-name="P78">!=</text:p>
          </table:table-cell>
          <table:table-cell table:style-name="Table30.D2" office:value-type="string">
            <text:p text:style-name="P79">literal</text:p>
          </table:table-cell>
          <table:table-cell table:style-name="Table30.E2" office:value-type="string">
            <text:p text:style-name="P79">Literal values are not legal</text:p>
          </table:table-cell>
        </table:table-row>
      </table:table>
      <text:p text:style-name="P29"><text:soft-page-break/></text:p>
      <text:p text:style-name="P27"><text:reference-ref text:reference-format="text" text:ref-name="Table 4.2.2-3">Table 4.2.2-3 Miscellaneous Methods</text:reference-ref> shows the miscellaneous operations and their result.</text:p>
      <table:table table:name="Table32" table:style-name="Table32">
        <table:table-column table:style-name="Table32.A"/>
        <table:table-column table:style-name="Table32.B"/>
        <table:table-column table:style-name="Table32.C"/>
        <table:table-header-rows>
          <table:table-row>
            <table:table-cell table:style-name="Table32.A1" table:number-columns-spanned="3" office:value-type="string">
              <text:p text:style-name="P143"><text:reference-mark-start text:name="Table 4.2.2-3"/>Table <text:sequence text:ref-name="refTable24" text:name="Table" text:formula="ooow:Table+1" style:num-format="1">4.2.2-3</text:sequence> Miscellaneous Methods<text:reference-mark-end text:name="Table 4.2.2-3"/></text:p>
            </table:table-cell>
            <table:covered-table-cell/>
            <table:covered-table-cell/>
          </table:table-row>
          <table:table-row>
            <table:table-cell table:style-name="Table32.A2" office:value-type="string">
              <text:p text:style-name="P94">return</text:p>
            </table:table-cell>
            <table:table-cell table:style-name="Table32.A2" office:value-type="string">
              <text:p text:style-name="P94">method()</text:p>
            </table:table-cell>
            <table:table-cell table:style-name="Table32.C2" office:value-type="string">
              <text:p text:style-name="P94">Description</text:p>
            </table:table-cell>
          </table:table-row>
        </table:table-header-rows>
        <table:table-row>
          <table:table-cell table:style-name="Table32.A2" office:value-type="string">
            <text:p text:style-name="P90">string</text:p>
          </table:table-cell>
          <table:table-cell table:style-name="Table32.A2" office:value-type="string">
            <text:p text:style-name="P79"><text:reference-mark-start text:name="SlipSublistDump"/>dump()<text:reference-mark-end text:name="SlipSublistDump"/></text:p>
          </table:table-cell>
          <table:table-cell table:style-name="Table32.C2" office:value-type="string">
            <text:p text:style-name="P79">Internal representation of SlipSublist object.</text:p>
          </table:table-cell>
        </table:table-row>
        <table:table-row>
          <table:table-cell table:style-name="Table32.A2" office:value-type="string">
            <text:p text:style-name="P79">SlipSublist&amp;</text:p>
          </table:table-cell>
          <table:table-cell table:style-name="Table32.A2" office:value-type="string">
            <text:p text:style-name="P79">getHeader()</text:p>
          </table:table-cell>
          <table:table-cell table:style-name="Table32.C2" office:value-type="string">
            <text:p text:style-name="P79">Returns the list referenced in the SlipSublist object.</text:p>
          </table:table-cell>
        </table:table-row>
        <table:table-row>
          <table:table-cell table:style-name="Table32.A2" office:value-type="string">
            <text:p text:style-name="P90">string</text:p>
          </table:table-cell>
          <table:table-cell table:style-name="Table32.A2" office:value-type="string">
            <text:p text:style-name="P79">toString()</text:p>
          </table:table-cell>
          <table:table-cell table:style-name="Table32.C2" office:value-type="string">
            <text:p text:style-name="P79">Internal representation of SlipSublist object.</text:p>
          </table:table-cell>
        </table:table-row>
      </table:table>
      <text:p text:style-name="P27"/>
      <text:h text:style-name="Heading_20_2" text:outline-level="2"><text:bookmark-start text:name="__RefHeading__4502_490911158"/>SlipDatum<text:bookmark-end text:name="__RefHeading__4502_490911158"/></text:h>
      <text:p text:style-name="SLIPParagraph">The <text:span text:style-name="T6">SlipDatum</text:span> cells are <text:span text:style-name="T6">SlipCells</text:span> and the objects containing application defined values. The cells participate is cellish activities (<text:span text:style-name="T6">insert()</text:span>, <text:span text:style-name="T6">delete</text:span>, <text:span text:style-name="T6">replace()</text:span>) and values participate in arithmetic, bit, cast, logical, and unary operations.</text:p>
      <text:p text:style-name="SLIPParagraph"><text:span text:style-name="T6">SlipDatum</text:span> cells can be created on the runtime stack or from the AVSL. Runtime stack objects can not be inserted in a list. In all other respects, runtime objects are a <text:span text:style-name="T6">SlipDatum</text:span> object.</text:p>
      <text:p text:style-name="SLIPParagraph">Section 2 <text:bookmark-ref text:reference-format="text" text:ref-name="__RefHeading__3587_1156219741">Data</text:bookmark-ref> defines all of the value related operations and defines data types and value ranges. Section 3 <text:bookmark-ref text:reference-format="text" text:ref-name="__RefHeading__3798_1156219741">Common Operations</text:bookmark-ref> describes the cell operations that <text:span text:style-name="T6">SlipDatum</text:span> cells can participate in. </text:p>
      <text:p text:style-name="SLIPParagraph">There is a special <text:span text:style-name="T6">SlipDatum</text:span> value for User Data Types defined in Section 4.4 <text:bookmark-ref text:reference-format="text" text:ref-name="__RefNumPara__8144_1067851455">Application Data Types</text:bookmark-ref>, This allows arbitrary application defined data to be handled in SLIP.</text:p>
      <text:p text:style-name="SLIPParagraph">Assignment treats the LHS data type as polymorphic and casts the LHS the the RHS, as in <text:reference-ref text:reference-format="text" text:ref-name="Example 4.3-1">Example 4.3-1 Assignment</text:reference-ref>:</text:p>
      <text:p text:style-name="SlipFigure"><draw:frame draw:style-name="fr11" draw:name="Frame14" text:anchor-type="paragraph" svg:width="3.9409in" draw:z-index="25"><draw:text-box fo:min-height="0.8736in"><text:p text:style-name="P187">SlipDatun X((<text:span text:style-name="T32">bool</text:span>)<text:span text:style-name="T6">false</text:span>);</text:p><text:p text:style-name="P172">SlipDatum Y = (<text:span text:style-name="T32">bool</text:span>)<text:span text:style-name="T6">true</text:span>;</text:p><text:p text:style-name="P172">SlipDatum Z = (<text:span text:style-name="T32">long</text:span>)<text:span text:style-name="T6">15</text:span>;</text:p><text:p text:style-name="P172">SlipDatum a = (double)3.5</text:p><text:p text:style-name="P172">X = Y; <text:s text:c="21"/>// <text:span text:style-name="T6">true</text:span></text:p><text:p text:style-name="P172">X = Z; <text:s text:c="21"/>// <text:span text:style-name="T6">true</text:span> = (<text:span text:style-name="T32">bool</text:span>)Z</text:p><text:p text:style-name="P172">Z = a; <text:s text:c="21"/>// <text:span text:style-name="T6">3.5</text:span> </text:p><text:p text:style-name="P194">z = Z; <text:s text:c="21"/>// 15</text:p><text:p text:style-name="P200"><text:reference-mark-start text:name="Example 4.3-1"/>Example <text:sequence text:ref-name="refExample8" text:name="Example" text:formula="ooow:Example+1" style:num-format="1">4.3-1</text:sequence> Assignment<text:reference-mark-end text:name="Example 4.3-1"/></text:p></draw:text-box></draw:frame></text:p>
      <text:p text:style-name="SLIPParagraph"><text:soft-page-break/>Some noteworthy methods are given below:</text:p>
      <table:table table:name="Table33" table:style-name="Table33">
        <table:table-column table:style-name="Table33.A"/>
        <table:table-column table:style-name="Table33.B"/>
        <table:table-column table:style-name="Table33.C"/>
        <table:table-row>
          <table:table-cell table:style-name="Table33.A1" office:value-type="string">
            <text:p text:style-name="P77"/>
          </table:table-cell>
          <table:table-cell table:style-name="Table33.A1" office:value-type="string">
            <text:p text:style-name="P77">(SlipDatum&amp;)X.method()</text:p>
          </table:table-cell>
          <table:table-cell table:style-name="Table33.A1" office:value-type="string">
            <text:p text:style-name="P77"/>
          </table:table-cell>
        </table:table-row>
        <table:table-row>
          <table:table-cell table:style-name="Table33.A1" office:value-type="string">
            <text:p text:style-name="P77">string</text:p>
          </table:table-cell>
          <table:table-cell table:style-name="Table33.A1" office:value-type="string">
            <text:p text:style-name="P77"><text:reference-mark-start text:name="SlipDatumDump"/>dump()<text:reference-mark-end text:name="SlipDatumDump"/></text:p>
          </table:table-cell>
          <table:table-cell table:style-name="Table33.A1" office:value-type="string">
            <text:p text:style-name="P77">Return a string with the internal rendition of the cell.</text:p>
          </table:table-cell>
        </table:table-row>
        <table:table-row>
          <table:table-cell table:style-name="Table33.A1" office:value-type="string">
            <text:p text:style-name="P103">bool</text:p>
          </table:table-cell>
          <table:table-cell table:style-name="Table33.A1" office:value-type="string">
            <text:p text:style-name="P102">isData()</text:p>
          </table:table-cell>
          <table:table-cell table:style-name="Table33.A1" office:value-type="string">
            <text:p text:style-name="P102">Is this a SlipDatum cell.</text:p>
          </table:table-cell>
        </table:table-row>
        <table:table-row>
          <table:table-cell table:style-name="Table33.A1" office:value-type="string">
            <text:p text:style-name="P103">bool</text:p>
          </table:table-cell>
          <table:table-cell table:style-name="Table33.A1" office:value-type="string">
            <text:p text:style-name="P102">isDiscrete()</text:p>
          </table:table-cell>
          <table:table-cell table:style-name="Table33.A1" office:value-type="string">
            <text:p text:style-name="P102">Is this a SlipDatum cell with a discrete number.</text:p>
          </table:table-cell>
        </table:table-row>
        <table:table-row>
          <table:table-cell table:style-name="Table33.A1" office:value-type="string">
            <text:p text:style-name="P103">bool</text:p>
          </table:table-cell>
          <table:table-cell table:style-name="Table33.A1" office:value-type="string">
            <text:p text:style-name="P102">isNumber()</text:p>
          </table:table-cell>
          <table:table-cell table:style-name="Table33.A1" office:value-type="string">
            <text:p text:style-name="P102">Is this a SlipDatum cell with a number.</text:p>
          </table:table-cell>
        </table:table-row>
        <table:table-row>
          <table:table-cell table:style-name="Table33.A1" office:value-type="string">
            <text:p text:style-name="P103">bool</text:p>
          </table:table-cell>
          <table:table-cell table:style-name="Table33.A1" office:value-type="string">
            <text:p text:style-name="P102">isPtr()</text:p>
          </table:table-cell>
          <table:table-cell table:style-name="Table33.A1" office:value-type="string">
            <text:p text:style-name="P102">Is the cell a application defined SlipDatum cell.</text:p>
          </table:table-cell>
        </table:table-row>
        <table:table-row>
          <table:table-cell table:style-name="Table33.A1" office:value-type="string">
            <text:p text:style-name="P103">bool</text:p>
          </table:table-cell>
          <table:table-cell table:style-name="Table33.A1" office:value-type="string">
            <text:p text:style-name="P102">isReal()</text:p>
          </table:table-cell>
          <table:table-cell table:style-name="Table33.A1" office:value-type="string">
            <text:p text:style-name="P102">Is this a SlipDatum cell with a real.</text:p>
          </table:table-cell>
        </table:table-row>
        <table:table-row>
          <table:table-cell table:style-name="Table33.A1" office:value-type="string">
            <text:p text:style-name="P103">bool</text:p>
          </table:table-cell>
          <table:table-cell table:style-name="Table33.A1" office:value-type="string">
            <text:p text:style-name="P102">isString()</text:p>
          </table:table-cell>
          <table:table-cell table:style-name="Table33.A1" office:value-type="string">
            <text:p text:style-name="P102">Is this a SlipDatum cell for a string.</text:p>
          </table:table-cell>
        </table:table-row>
        <table:table-row>
          <table:table-cell table:style-name="Table33.A1" office:value-type="string">
            <text:p text:style-name="P77">string</text:p>
          </table:table-cell>
          <table:table-cell table:style-name="Table33.A1" office:value-type="string">
            <text:p text:style-name="P77">toString()</text:p>
          </table:table-cell>
          <table:table-cell table:style-name="Table33.A1" office:value-type="string">
            <text:p text:style-name="P77">Return a string with the formatted value in the cell.</text:p>
          </table:table-cell>
        </table:table-row>
      </table:table>
      <text:p text:style-name="SLIPParagraph"/>
      <text:p text:style-name="P7">Some simple programming examples using SlipDatum object is given in Example 4.3-2:</text:p>
      <text:p text:style-name="P43"><draw:frame draw:style-name="fr9" draw:name="Frame15" text:anchor-type="paragraph" svg:y="-0.0098in" svg:width="3.9409in" draw:z-index="26"><draw:text-box fo:min-height="0.8736in"><text:p text:style-name="P187"><text:s/>1: SlipHeader* polyNomial = new SlipHeader();</text:p><text:p text:style-name="P172"><text:s/>2: SlipSequencer iter(polyNomial);</text:p><text:p text:style-name="P172"><text:s/>3: SlipDatum X = (double)1.0;</text:p><text:p text:style-name="P172"><text:s/>4: SlipDatum Y = (double)2.0;</text:p><text:p text:style-name="P172"><text:s/>5: polyNomial.push(Y);</text:p><text:p text:style-name="P172"><text:s/>6: polyNomial.push(X);</text:p><text:p text:style-name="P172"/><text:p text:style-name="P172"><text:s/>7: double hypotenuse = sqrt(X*X + Y*Y);</text:p><text:p text:style-name="P172"/><text:p text:style-name="P172"><text:s/>8: double value = 0;</text:p><text:p text:style-name="P172"/><text:p text:style-name="P172"><text:s/>9: iter.advanceLWR();</text:p><text:p text:style-name="P172">10: do while(!iter.isHeader()) {</text:p><text:p text:style-name="P172">11: <text:s text:c="3"/>value += iter.currentCell();</text:p><text:p text:style-name="P172">12: <text:s text:c="3"/>iter.advanceLWR();</text:p><text:p text:style-name="P172">13: };</text:p><text:p text:style-name="P172"/><text:p text:style-name="P172">14: double sqrt(SlipDatum&amp; X) {</text:p><text:p text:style-name="P172">15: <text:s text:c="2"/>return ::sqrt((double)X);</text:p><text:p text:style-name="P172">16: };</text:p><text:p text:style-name="P172"/><text:p text:style-name="P194">17: polynomially();</text:p><text:p text:style-name="P196"><text:reference-mark-start text:name="Example 4.3-2"/><text:span text:style-name="T6">Example </text:span><text:span text:style-name="T6"><text:sequence text:ref-name="refExample9" text:name="Example" text:formula="ooow:Example+1" style:num-format="1">4.3-2</text:sequence></text:span><text:span text:style-name="T6"> SlipDatum</text:span><text:reference-mark-end text:name="Example 4.3-2"/></text:p></draw:text-box></draw:frame></text:p>
      <text:p text:style-name="SLIPParagraph">The example is simple by design. It does the following:</text:p>
      <table:table table:name="Table34" table:style-name="Table34">
        <table:table-column table:style-name="Table34.A"/>
        <table:table-column table:style-name="Table34.B"/>
        <table:table-header-rows>
          <text:soft-page-break/>
          <table:table-row>
            <table:table-cell table:style-name="Table34.A1" office:value-type="string">
              <text:p text:style-name="P83">line #</text:p>
            </table:table-cell>
            <table:table-cell table:style-name="Table34.A1" office:value-type="string">
              <text:p text:style-name="P78">Description</text:p>
            </table:table-cell>
          </table:table-row>
        </table:table-header-rows>
        <table:table-row>
          <table:table-cell table:style-name="Table34.A2" office:value-type="float" office:value="1">
            <text:p text:style-name="P92">1</text:p>
          </table:table-cell>
          <table:table-cell table:style-name="Table34.A1" office:value-type="string">
            <text:p text:style-name="P77">Create a list named polyNomial.</text:p>
          </table:table-cell>
        </table:table-row>
        <table:table-row>
          <table:table-cell table:style-name="Table34.A2" office:value-type="float" office:value="0">
            <text:p text:style-name="P92">2</text:p>
          </table:table-cell>
          <table:table-cell table:style-name="Table34.A1" office:value-type="string">
            <text:p text:style-name="P77">Create a simple iterator for the list. The iterator initially references the list header.</text:p>
          </table:table-cell>
        </table:table-row>
        <table:table-row>
          <table:table-cell table:style-name="Table34.A2" office:value-type="float" office:value="0">
            <text:p text:style-name="P92">3 - 4</text:p>
          </table:table-cell>
          <table:table-cell table:style-name="Table34.A1" office:value-type="string">
            <text:p text:style-name="P77">Create two (<text:span text:style-name="T32">double</text:span>) <text:span text:style-name="T6">SlipDatum</text:span> objects.</text:p>
          </table:table-cell>
        </table:table-row>
        <table:table-row>
          <table:table-cell table:style-name="Table34.A2" office:value-type="float" office:value="0">
            <text:p text:style-name="P92">5 - 6</text:p>
          </table:table-cell>
          <table:table-cell table:style-name="Table34.A1" office:value-type="string">
            <text:p text:style-name="P77">Insert a copy of X &amp; Y into the list. The list will look like (X Y). A copy is created because X &amp; Y are on the runtime stack and will be deleted when the current scope is exited. Lists require persistent data, and this is achieved by creating a <text:span text:style-name="T6">SlipDatum</text:span> object and inserting the value of the runtime <text:span text:style-name="T6">SlipDatum</text:span> data type and value into the newly created cell.</text:p>
          </table:table-cell>
        </table:table-row>
        <table:table-row>
          <table:table-cell table:style-name="Table34.A2" office:value-type="float" office:value="0">
            <text:p text:style-name="P92">7</text:p>
          </table:table-cell>
          <table:table-cell table:style-name="Table34.A1" office:value-type="string">
            <text:p text:style-name="P77">Calculate the hypotenuse of a right triangle with value X and Y. Note that C++ sqrt must be overridden because it doesn't understand SlipDatum objects.</text:p>
          </table:table-cell>
        </table:table-row>
        <table:table-row>
          <table:table-cell table:style-name="Table34.A2" office:value-type="float" office:value="0">
            <text:p text:style-name="P92">9 – 13</text:p>
          </table:table-cell>
          <table:table-cell table:style-name="Table34.A1" office:value-type="string">
            <text:p text:style-name="P77">Treat the list as a polynomial and calculate <text:span text:style-name="T24">∑</text:span><text:span text:style-name="T45">a</text:span><text:span text:style-name="T67">i</text:span><text:span text:style-name="T45">x</text:span><text:span text:style-name="T67">i</text:span><text:span text:style-name="T45"> where <text:s/>a</text:span><text:span text:style-name="T67">i </text:span><text:span text:style-name="T68">are the coefficients in the array </text:span><text:span text:style-name="T68">and x</text:span><text:span text:style-name="T67">i</text:span><text:span text:style-name="T68"> are assumed to be (</text:span><text:span text:style-name="T69">double</text:span><text:span text:style-name="T68">)1.0. This calculation will only work if all objects are </text:span><text:span text:style-name="T70">SlipDatum</text:span><text:span text:style-name="T68"> cells.</text:span></text:p>
          </table:table-cell>
        </table:table-row>
        <table:table-row>
          <table:table-cell table:style-name="Table34.A2" office:value-type="float" office:value="0">
            <text:p text:style-name="P92">9</text:p>
          </table:table-cell>
          <table:table-cell table:style-name="Table34.A1" office:value-type="string">
            <text:p text:style-name="P77">The iterator initially references the list header. Advance to the first cell in the list.</text:p>
          </table:table-cell>
        </table:table-row>
        <table:table-row>
          <table:table-cell table:style-name="Table34.A2" office:value-type="float" office:value="0">
            <text:p text:style-name="P92">10</text:p>
          </table:table-cell>
          <table:table-cell table:style-name="Table34.A1" office:value-type="string">
            <text:p text:style-name="P77">If the next cell to be evaluated is the list header, we are done.</text:p>
          </table:table-cell>
        </table:table-row>
        <table:table-row>
          <table:table-cell table:style-name="Table34.A2" office:value-type="float" office:value="0">
            <text:p text:style-name="P92">11</text:p>
          </table:table-cell>
          <table:table-cell table:style-name="Table34.A1" office:value-type="string">
            <text:p text:style-name="P77">Add <text:span text:style-name="T45">a</text:span><text:span text:style-name="T67">i</text:span><text:span text:style-name="T45">x</text:span><text:span text:style-name="T67">i</text:span> to the variable value.</text:p>
          </table:table-cell>
        </table:table-row>
        <table:table-row>
          <table:table-cell table:style-name="Table34.A2" office:value-type="float" office:value="0">
            <text:p text:style-name="P92">12</text:p>
          </table:table-cell>
          <table:table-cell table:style-name="Table34.A1" office:value-type="string">
            <text:p text:style-name="P77">Iterate to the next cell in the list.</text:p>
          </table:table-cell>
        </table:table-row>
        <table:table-row>
          <table:table-cell table:style-name="Table34.A2" office:value-type="float" office:value="0">
            <text:p text:style-name="P92">14 - 16</text:p>
          </table:table-cell>
          <table:table-cell table:style-name="Table34.A1" office:value-type="string">
            <text:p text:style-name="P77">Override the square root function. The 'new' square root function casts the input <text:span text:style-name="T6">SlipDatum</text:span> value to a <text:span text:style-name="T32">double</text:span><text:span text:style-name="T37"> and returns its square root.</text:span></text:p>
          </table:table-cell>
        </table:table-row>
        <table:table-row>
          <table:table-cell table:style-name="Table34.A2" office:value-type="float" office:value="0">
            <text:p text:style-name="P92">17</text:p>
          </table:table-cell>
          <table:table-cell table:style-name="Table34.A1" office:value-type="string">
            <text:p text:style-name="P77">The list must be deleted (if it is no longer needed). Since this is the only reference to the list, when the list is deleted then all of the list contents will also be deleted and restored to the AVSL. The actual deletion of the list is not immediate. Outstanding pointers and references to the list header and list cells are undetectably stale.</text:p>
          </table:table-cell>
        </table:table-row>
      </table:table>
      <text:h text:style-name="Heading_20_2" text:outline-level="2"><text:bookmark-start text:name="__RefHeading__4504_490911158"/><text:bookmark-start text:name="__RefNumPara__8144_1067851455"/>Application Data Types<text:bookmark-end text:name="__RefHeading__4504_490911158"/><text:bookmark-end text:name="__RefNumPara__8144_1067851455"/></text:h>
      <text:p text:style-name="SLIPParagraph">An Application Data object is handled in an identical fashion as any other <text:span text:style-name="T6">SlipDatum</text:span> object. It participates in list operations and can support arithmetic, boolean, bit, assignment, logical, casting, and unary operations. List operations are supported as a part of the SLIP interface to a <text:span text:style-name="T6">SlipDatum</text:span> cell. Computational operations are associated with the Application Data object when the application <text:span text:style-name="T6">SlipDatum</text:span> cell is created. The <text:span text:style-name="T6">SlipDatum</text:span> object is a container for the Application Data object.</text:p>
      <text:p text:style-name="SLIPParagraph"><text:soft-page-break/>Definition of Application Data content and behavior is under the control of the application. The application must derive a class from <text:span text:style-name="T6">SlipPointer</text:span> and expand the <text:span text:style-name="T6">SlipPointer</text:span> defined behavior in an application specific, way including additional methods and data items. This has no effect of SLIP operations. The <text:span text:style-name="T6">SlipPointer</text:span> class is an ADT and can not be used directly.</text:p>
      <text:p text:style-name="SLIPParagraph">SLIP assumes that the User Data is persistent. When the data is placed into a list, it is assumed that the data will last until the list is deleted. The application must be aware of this and not perform operations to invalidate this. The data must be present as long as the SlipDatum cell containing the data is live. Application Data can not be placed on the stack. It must come from either the heap or from an application static area of memory, or from an application defined space allocator. If the Application Data is constructed on the stack, when the current scope is exited the <text:span text:style-name="T6">SlipDatum</text:span> object containing the Application Data will have a stale pointer and who knows what damage will be done (only the Shadow does).</text:p>
      <text:p text:style-name="SLIPParagraph">Application Data Type is distinguished from all other objects in SLIP in that memory utilization is under application control and not under SLIP control. The application is responsible for the management of space required to hold the data, for acquiring space and deleting space. </text:p>
      <text:p text:style-name="SLIPParagraph">There are two user data types, <text:span text:style-name="T32">strings</text:span> and Application Data Types. The <text:span text:style-name="T32">string</text:span> semantics are known and defaults are provided. Application Data Type semantics are unknown and the Application is responsible for deriving a subclass from the SlipPointer and SlipPtrOp class. </text:p>
      <text:p text:style-name="SLIPParagraph"><text:s/>The <text:span text:style-name="T6">SlipPtrOp</text:span>.h class allows the application to <text:s/>override default arithmetic, assignment, bit, boolean, logical and unary operations. This will be covered in the Application Data Type section of this document. The SlipPtrOp object is referenced during these operations allowing an application type participation in operations in a transparent fashion.</text:p>
      <text:p text:style-name="SLIPParagraph">For Application Data Types SLIP interfaced memory management is solely contained in the SlipPointer Abstract Data Type (ADT) derived class. The interface contains methods equivalent to <text:span text:style-name="T6">new</text:span>, <text:span text:style-name="T6">delete</text:span>, and const copying. These operations are used by SLIP when data objects are created, deleted, and copied. Whereas the defaults in the SlipPtrOp class can be used without change, SlipPointer must be inherited and functionality for virtual methods provided. There is no default.</text:p>
      <text:p text:style-name="SLIPParagraph">The default constructors/destructors of the base class have very little functionality. The constructor saves the Application Data Type name supplied or defaults to “nullName” and the destructor provides decoration, it has no body. This reflects the lack of assumed knowledge about the characteristics of the data at the base class level. Multiple different Application Data Types should have different, unique, names. </text:p>
      <text:p text:style-name="SLIPParagraph"><text:soft-page-break/>The supplied constructors and destructors are given in <text:reference-ref text:reference-format="text" text:ref-name="Table 4.4-1">Table 4.4-1 SlipPointer Constructors/Destructors</text:reference-ref>.</text:p>
      <table:table table:name="Table36" table:style-name="Table36">
        <table:table-column table:style-name="Table36.A"/>
        <table:table-column table:style-name="Table36.B"/>
        <table:table-header-rows>
          <table:table-row>
            <table:table-cell table:style-name="Table36.A1" table:number-columns-spanned="2" office:value-type="string">
              <text:p text:style-name="P143"><text:reference-mark-start text:name="Table 4.4-1"/>Table <text:sequence text:ref-name="refTable25" text:name="Table" text:formula="ooow:Table+1" style:num-format="1">4.4-1</text:sequence> SlipPointer Constructors/Destructors<text:reference-mark-end text:name="Table 4.4-1"/></text:p>
            </table:table-cell>
            <table:covered-table-cell/>
          </table:table-row>
          <table:table-row>
            <table:table-cell table:style-name="Table36.A2" office:value-type="string">
              <text:p text:style-name="P94">method()</text:p>
            </table:table-cell>
            <table:table-cell table:style-name="Table36.B2" office:value-type="string">
              <text:p text:style-name="P94">Description</text:p>
            </table:table-cell>
          </table:table-row>
        </table:table-header-rows>
        <table:table-row>
          <table:table-cell table:style-name="Table36.A2" office:value-type="string">
            <text:p text:style-name="P77"><text:span text:style-name="T27">SlipPointer(</text:span>const string* = “nullName”<text:span text:style-name="T27">)</text:span></text:p>
          </table:table-cell>
          <table:table-cell table:style-name="Table36.B2" office:value-type="string">
            <text:p text:style-name="P77">Save application data name</text:p>
          </table:table-cell>
        </table:table-row>
        <table:table-row>
          <table:table-cell table:style-name="Table36.A2" office:value-type="string">
            <text:p text:style-name="P77">~SlipPointer()</text:p>
          </table:table-cell>
          <table:table-cell table:style-name="Table36.B2" office:value-type="string">
            <text:p text:style-name="P77">Does nothing</text:p>
          </table:table-cell>
        </table:table-row>
      </table:table>
      <text:p text:style-name="SLIPParagraph"/>
      <text:p text:style-name="P240">There are no defaults for the methods in <text:reference-ref text:reference-format="text" text:ref-name="Table 4.4-2">Table 4.4-2 Application Data Type Operations</text:reference-ref>. These methods must be supplied by the application.</text:p>
      <table:table table:name="Table35" table:style-name="Table35">
        <table:table-column table:style-name="Table35.A"/>
        <table:table-column table:style-name="Table35.B"/>
        <table:table-column table:style-name="Table35.C"/>
        <table:table-header-rows>
          <table:table-row>
            <table:table-cell table:style-name="Table35.A1" table:number-columns-spanned="3" office:value-type="string">
              <text:p text:style-name="P112"><text:reference-mark-start text:name="Table 4.4-2"/>Table <text:sequence text:ref-name="refTable26" text:name="Table" text:formula="ooow:Table+1" style:num-format="1">4.4-2</text:sequence> Application Data Type Operations<text:reference-mark-end text:name="Table 4.4-2"/></text:p>
            </table:table-cell>
            <table:covered-table-cell/>
            <table:covered-table-cell/>
          </table:table-row>
          <table:table-row>
            <table:table-cell table:style-name="Table35.A2" office:value-type="string">
              <text:p text:style-name="P111">return</text:p>
            </table:table-cell>
            <table:table-cell table:style-name="Table35.A2" office:value-type="string">
              <text:p text:style-name="P111">(SlipPointer&amp;)X.method()</text:p>
            </table:table-cell>
            <table:table-cell table:style-name="Table35.C2" office:value-type="string">
              <text:p text:style-name="P111">Description</text:p>
            </table:table-cell>
          </table:table-row>
        </table:table-header-rows>
        <table:table-row>
          <table:table-cell table:style-name="Table35.A2" office:value-type="string">
            <text:p text:style-name="P105">SlipPointer*</text:p>
          </table:table-cell>
          <table:table-cell table:style-name="Table35.A2" office:value-type="string">
            <text:p text:style-name="P104">copy()</text:p>
          </table:table-cell>
          <table:table-cell table:style-name="Table35.C2" office:value-type="string">
            <text:p text:style-name="P104">Return a copy of the current object.</text:p>
          </table:table-cell>
        </table:table-row>
        <table:table-row>
          <table:table-cell table:style-name="Table35.A2" office:value-type="string">
            <text:p text:style-name="P106">string</text:p>
          </table:table-cell>
          <table:table-cell table:style-name="Table35.A2" office:value-type="string">
            <text:p text:style-name="P104"><text:reference-mark-start text:name="SlipStringDump"/>dump()<text:reference-mark-end text:name="SlipStringDump"/></text:p>
          </table:table-cell>
          <table:table-cell table:style-name="Table35.C2" office:value-type="string">
            <text:p text:style-name="P104">Internal description of application data</text:p>
          </table:table-cell>
        </table:table-row>
        <table:table-row>
          <table:table-cell table:style-name="Table35.A2" office:value-type="string">
            <text:p text:style-name="P106">string*</text:p>
          </table:table-cell>
          <table:table-cell table:style-name="Table35.A2" office:value-type="string">
            <text:p text:style-name="P104">getName()</text:p>
          </table:table-cell>
          <table:table-cell table:style-name="Table35.C2" office:value-type="string">
            <text:p text:style-name="P104">Name of the application data</text:p>
          </table:table-cell>
        </table:table-row>
        <table:table-row>
          <table:table-cell table:style-name="Table35.A2" office:value-type="string">
            <text:p text:style-name="P106">typedef<text:span text:style-name="T13">†</text:span></text:p>
          </table:table-cell>
          <table:table-cell table:style-name="Table35.A2" office:value-type="string">
            <text:p text:style-name="P104">getParse()</text:p>
          </table:table-cell>
          <table:table-cell table:style-name="Table35.C2" office:value-type="string">
            <text:p text:style-name="P104">Returns a pointer to the parse method</text:p>
          </table:table-cell>
        </table:table-row>
        <table:table-row>
          <table:table-cell table:style-name="Table35.A2" office:value-type="string">
            <text:p text:style-name="P105">SlipDatum&amp;</text:p>
          </table:table-cell>
          <table:table-cell table:style-name="Table35.A2" office:value-type="string">
            <text:p text:style-name="P104">parse(SlipHeader*)</text:p>
          </table:table-cell>
          <table:table-cell table:style-name="Table35.C2" office:value-type="string">
            <text:p text:style-name="P104">Factory to create a SlipDatum object</text:p>
          </table:table-cell>
        </table:table-row>
        <table:table-row>
          <table:table-cell table:style-name="Table35.A2" office:value-type="string">
            <text:p text:style-name="P106">void</text:p>
          </table:table-cell>
          <table:table-cell table:style-name="Table35.A2" office:value-type="string">
            <text:p text:style-name="P104">remove()</text:p>
          </table:table-cell>
          <table:table-cell table:style-name="Table35.C2" office:value-type="string">
            <text:p text:style-name="P104">Destructor</text:p>
          </table:table-cell>
        </table:table-row>
        <table:table-row>
          <table:table-cell table:style-name="Table35.A2" office:value-type="string">
            <text:p text:style-name="P106">string</text:p>
          </table:table-cell>
          <table:table-cell table:style-name="Table35.A2" office:value-type="string">
            <text:p text:style-name="P104">toString()</text:p>
          </table:table-cell>
          <table:table-cell table:style-name="Table35.C2" office:value-type="string">
            <text:p text:style-name="P104">Pretty-print application data</text:p>
          </table:table-cell>
        </table:table-row>
        <table:table-row>
          <table:table-cell table:style-name="Table35.A2" office:value-type="string">
            <text:p text:style-name="P106">string</text:p>
          </table:table-cell>
          <table:table-cell table:style-name="Table35.A2" office:value-type="string">
            <text:p text:style-name="P104">write()</text:p>
          </table:table-cell>
          <table:table-cell table:style-name="Table35.C2" office:value-type="string">
            <text:p text:style-name="P104">Return a string suitable for output.</text:p>
          </table:table-cell>
        </table:table-row>
      </table:table>
      <text:p text:style-name="P109"/>
      <text:p text:style-name="Standard"><text:span text:style-name="T23">† </text:span><text:span text:style-name="T26">typedef SlipDatum&amp; (*Parse)(SlipHeader&amp; head);</text:span></text:p>
      <text:p text:style-name="P110"/>
      <text:p text:style-name="P240"/>
      <text:list xml:id="list4314237543618569932" text:style-name="L15">
        <text:list-item>
          <text:p text:style-name="P424"><text:span text:style-name="T6">copy():</text:span> SLIP copies values (and types) during various operations. The <text:s/>application must provide an application specific method to perform this copy and return a pointer to the results. Space needed to create application data is an application responsibility and can not come from the SLIP AVSL. Some hints:</text:p>
          <text:list>
            <text:list-item>
              <text:p text:style-name="P424">Constant: For persistent application data in which the application maintains exclusive control over the deletion of the object and for ensuring that when deletion occurs there are no outstanding instances of the object stored into any <text:span text:style-name="T6">SlipDatum</text:span> cell, it is <text:soft-page-break/>convenient to return a pointer to a single instance of the object. That is, the object is never explicitly copied.</text:p>
            </text:list-item>
            <text:list-item>
              <text:p text:style-name="P370">Non-Constant:; For data in which the application relinquishes deletion responsibilities to SLIP, i.e., when SLIP deletes a <text:span text:style-name="T6">SlipDatum</text:span> object then it is desired that the Application Data object be deleted, then the copy method should create a new object and return a pointer to it. </text:p>
              <text:list>
                <text:list-item>
                  <text:list>
                    <text:list-header>
                      <text:p text:style-name="P431">Note that the copy() and the remove() methods are linked <text:s/>Remove() semantics depends on the decision made for copy. </text:p>
                    </text:list-header>
                  </text:list>
                </text:list-item>
              </text:list>
            </text:list-item>
          </text:list>
        </text:list-item>
        <text:list-item>
          <text:p text:style-name="P373"><text:span text:style-name="T6">dump():</text:span> Application specific data needed for diagnostic purposes. This method is called by SLIP whenever diagnostic information is required. These instances occur when a <text:span text:style-name="T6">SlipDatum</text:span> cell is dumped, either as part of a list dump ((SlipHeader&amp;)X.dumpList()) or when an individual cell is dumped ((SlipDatum&amp;)X.dump(), (SlipReader&amp;)X.dump(), (SlipSequencer&amp;)X.dump()).</text:p>
        </text:list-item>
        <text:list-item>
          <text:p text:style-name="P373"><text:span text:style-name="T6">getParse():</text:span><text:span text:style-name="T27"> Returns a pointer to the Application Data </text:span><text:span text:style-name="T6">parse</text:span><text:span text:style-name="T27"> method. When the User Data class is registered prior to input, the </text:span><text:span text:style-name="T6">getParse()</text:span><text:span text:style-name="T27"> method is used to store a pointer to the the </text:span><text:span text:style-name="T6">parse()</text:span><text:span text:style-name="T27"> method. Each time an application data definition is found in the input, the </text:span><text:span text:style-name="T6">parse()</text:span><text:span text:style-name="T27"> method is called.</text:span></text:p>
        </text:list-item>
        <text:list-item>
          <text:p text:style-name="P373"><text:span text:style-name="T6">getName():</text:span> Returns the application supplied data name or the default name (“nullName”). The name field is an invariant property of the base class inherited by all derived classes. If no name is provided, then the default “nullName” is supplied.</text:p>
        </text:list-item>
        <text:list-item>
          <text:p text:style-name="P425">parse(SlipHeader&amp;):<text:span text:style-name="T27"> Converts a list into an internal format needed for a Application Data object. This method is registered prior to input processing (using </text:span>getParse()<text:span text:style-name="T27">) and used during input processing to convert input data into a form needed for the Application Data object. The method can be static or dynamic, but if dynamic the object registered for input must be retained until after input is complete. This method should be a factory which given a list returns a SlipDatum Application Data cell. That is, input to the method is passed the SlipHeader of a (possibly empty) list. <text:line-break/><text:line-break/>It is the responsibility of the </text:span>parse()<text:span text:style-name="T27"> method to delete (or use) the input list. If the input list is converted to some internal form and not further used, the </text:span>parse() <text:span text:style-name="T27">method must delete it. If the input list is put on another list as a sublist, then the input list must be deleted (see the <text:s/>SlipHeader Section). If a pointer or reference to the input list is used then the input list must not be deleted.</text:span></text:p>
        </text:list-item>
        <text:list-item>
          <text:p text:style-name="P425">remove():<text:span text:style-name="T27"> Application specific </text:span>delete<text:span text:style-name="T27"> synonym. </text:span>remove()<text:span text:style-name="T27"> deletes the data object. The semantics of delete depend on the decision made for copy, and management of space is the responsibility of the application. Space can not be recovered <text:s/>to the SLIP AVSL unless it is a </text:span><text:soft-page-break/><text:span text:style-name="T27">SLIP list. The process of deletion, creation, and copy include the name of the Application Data Class. Some hints:</text:span></text:p>
          <text:list>
            <text:list-item>
              <text:p text:style-name="P424">Constant: If the data is persistent and<text:span text:style-name="T6"> copy()</text:span> returns a pointer to the single and only instance of the data, then <text:span text:style-name="T6">remove()</text:span> should do nothing or should provide a mechanism to detect the last instance of use and delete the data at that time. </text:p>
            </text:list-item>
            <text:list-item>
              <text:p text:style-name="P374"><text:span text:style-name="T27">Non-Constant: If the data persistency is to be controlled by the longevity of its </text:span>SlipDatum<text:span text:style-name="T27"> container, then </text:span>remove()<text:span text:style-name="T27"> must delete the data. The application provided </text:span>copy()<text:span text:style-name="T27"> method must create a new copy of the the application data on each instance that SLIP requires a copy. This means that each SlipDatum object containing the 'same' SlipPointer derived object actually contains a unique instance of the object. </text:span></text:p>
            </text:list-item>
          </text:list>
        </text:list-item>
        <text:list-item>
          <text:p text:style-name="P373"><text:span text:style-name="T6">toString(): </text:span><text:span text:style-name="T27">Pretty-printed string representing the stored data. The representational format shows an application specific meaning. The output is not meant to be input. It only serves to allow the <text:s/>Application Data Type to be attractively rendered.</text:span></text:p>
        </text:list-item>
        <text:list-item>
          <text:p text:style-name="P373"><text:span text:style-name="T6">write()</text:span><text:span text:style-name="T27">: The format is output by SLIP whenever a list is output (printList()) for the application explicitly invokes this function with (SlipDatum&amp;)X.toString(). The output must be an ASCII formatted list such as '(1 2 (3.0 “apple”) <text:s/></text:span><text:span text:style-name="T6">true</text:span><text:span text:style-name="T27">)', where parse() can reassemble the list into appropriate application data.</text:span></text:p>
        </text:list-item>
      </text:list>
      <text:p text:style-name="SLIPParagraph">The SlipPointer ADT is given in <text:span text:style-name="T27"><text:reference-ref text:reference-format="text" text:ref-name="Figure 4.4-1">Figure 4.4-1: Application Data Type Base Class</text:reference-ref></text:span></text:p>
      <text:p text:style-name="P72"><draw:frame draw:style-name="fr13" draw:name="Frame16" text:anchor-type="paragraph" svg:x="0.9626in" svg:width="5.002in" draw:z-index="37"><draw:text-box fo:min-height="1.9756in"><text:p text:style-name="P302"><text:s/>class SlipPointer { <text:line-break/> <text:tab/>public:<text:line-break/> <text:tab/><text:tab/>SlipPointer(const string* name = &amp;nullName);<text:line-break/> <text:tab/><text:tab/>virtual ~SlipPointer();<text:line-break/> <text:tab/><text:tab/>virtual SlipPointer* <text:s/>copy() <text:s text:c="10"/>= 0;<text:line-break/> <text:tab/><text:tab/>virtual string <text:s text:c="7"/>dump() <text:s text:c="4"/>const = 0;<text:line-break/> <text:tab/><text:tab/>virtual void <text:s text:c="9"/>remove() <text:s text:c="2"/>const = 0;<text:line-break/> <text:tab/><text:tab/>virtual string <text:s text:c="7"/>toString() const = 0;<text:line-break/> <text:tab/><text:tab/>const <text:s text:c="2"/>string* const getName() <text:s/>const;</text:p><text:p text:style-name="P302"><text:tab/><text:tab/>virtual string <text:s text:c="7"/>write() <text:s text:c="3"/>const = 0;<text:line-break/><text:tab/>}; </text:p><text:p text:style-name="P67"><text:reference-mark-start text:name="Figure 4.4-1"/><text:span text:style-name="T51">Figure </text:span><text:span text:style-name="T51"><text:sequence text:ref-name="refFigure5" text:name="Figure" text:formula="ooow:Figure+1" style:num-format="1">4.4-1</text:sequence></text:span><text:span text:style-name="T51">: Application Data Type Base Class</text:span><text:reference-mark-end text:name="Figure 4.4-1"/></text:p><text:p text:style-name="P216"/></draw:text-box></draw:frame></text:p>
      <text:h text:style-name="Heading_20_3" text:outline-level="3"><text:bookmark-start text:name="__RefHeading__8980_1714746240"/>Strings<text:bookmark-end text:name="__RefHeading__8980_1714746240"/></text:h>
      <text:p text:style-name="SLIPParagraph">There are two types of <text:span text:style-name="T32">string</text:span><text:span text:style-name="T37">s</text:span> in SLIP Application Data Types recognized, both derived from <text:span text:style-name="T6">SlipPointer</text:span> (see <text:reference-ref text:reference-format="text" text:ref-name="Figure 4.4.1-1">Figure 4.4.1-1: SlilpString Inheritance</text:reference-ref>).</text:p>
      <text:p text:style-name="P308"><draw:frame draw:style-name="fr14" draw:name="Frame17" text:anchor-type="paragraph" svg:y="0in" svg:width="4.7681in" draw:z-index="10"><draw:text-box fo:min-height="1.9602in"><text:p text:style-name="P215"><draw:g text:anchor-type="paragraph" draw:z-index="11" draw:style-name="gr16"><draw:rect draw:style-name="gr17" draw:text-style-name="P450" svg:width="4.3335in" svg:height="1.4378in" svg:x="0.1429in" svg:y="0.0646in"><text:p/></draw:rect><draw:g draw:style-name="gr4"><draw:custom-shape draw:style-name="gr12" draw:text-style-name="P449" svg:width="1.2594in" svg:height="0.4189in" svg:x="1.7236in" svg:y="0.0846in"><text:p text:style-name="P446"><text:span text:style-name="T78">SlipPoin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5" draw:text-style-name="P445" svg:x1="1.0681in" svg:y1="0.926in" svg:x2="2.3583in" svg:y2="0.4917in"><text:p/></draw:line><draw:custom-shape draw:style-name="gr12" draw:text-style-name="P449" svg:width="1.4953in" svg:height="0.4189in" svg:x="0.2693in" svg:y="0.9173in"><text:p text:style-name="P446"><text:span text:style-name="T78">SlipStringCon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5" draw:text-style-name="P445" svg:x1="3.6689in" svg:y1="0.9256in" svg:x2="2.3091in" svg:y2="0.489in"><text:p/></draw:line><draw:custom-shape draw:style-name="gr12" draw:text-style-name="P449" svg:width="1.4579in" svg:height="0.4197in" svg:x="2.9193in" svg:y="0.9071in"><text:p text:style-name="P446"><text:span text:style-name="T78">SlipStringNonCon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text:p text:style-name="Figure"/><text:p text:style-name="P201"/><text:p text:style-name="P201"/><text:p text:style-name="P201"/><text:p text:style-name="P201"/><text:p text:style-name="P70"><text:reference-mark-start text:name="Figure 4.4.1-1"/><text:span text:style-name="T38">Figure </text:span><text:span text:style-name="T38"><text:sequence text:ref-name="refFigure6" text:name="Figure" text:formula="ooow:Figure+1" style:num-format="1">4.4.1-1</text:sequence></text:span><text:span text:style-name="T38">: SlilpString Inheritance</text:span><text:reference-mark-end text:name="Figure 4.4.1-1"/></text:p></draw:text-box></draw:frame></text:p>
      <text:p text:style-name="P42"><text:soft-page-break/></text:p>
      <text:list xml:id="list25295611" text:continue-list="list1347107271382979011" text:style-name="Numbering_20_1">
        <text:list-header>
          <text:p text:style-name="P432"><text:span text:style-name="T6">SlipStringConst</text:span> is a predefined data type representing constant <text:span text:style-name="T32">string</text:span>s. From the application perspective, the application wants to control the deletion of the indicated <text:span text:style-name="T32">string</text:span>, and/or the application wants each <text:span text:style-name="T6">SlipDatum</text:span> cell referencing the <text:span text:style-name="T32">string</text:span> to reference the same string. Any modification to the string is seen in all <text:span text:style-name="T6">SlipDatum</text:span><text:span text:style-name="T27"> cells</text:span>. The default c<text:span text:style-name="T6">opy()</text:span> method copies a reference to the same string. The default <text:span text:style-name="T6">remove()</text:span> method does nothing.</text:p>
          <text:p text:style-name="P405">The <text:span text:style-name="T6">SlipStringNonConst</text:span> is a predefined data type representing <text:span text:style-name="T32">string</text:span>s that the application wants to relinquish memory control to SLIP. In this case, <text:span text:style-name="T6">copy()</text:span> creates a new instance of the <text:span text:style-name="T32">string</text:span> and <text:span text:style-name="T6">remove() </text:span>deletes the string. The lifetime of the input string is the lifetime of the containing <text:span text:style-name="T6">SlipDatum</text:span> cell.</text:p>
          <text:p text:style-name="P406">In both cases the reference to 'const' refers to the treatment of the string within SLIP. For <text:span text:style-name="T6">SlipStringConst</text:span> there is one instance of the string in all <text:span text:style-name="T6">SlipDatum</text:span> copies, and a copy of the string in each <text:span text:style-name="T6">SlipDatum</text:span> instance for <text:span text:style-name="T6">SlipStringNonConst</text:span> object.</text:p>
          <text:p text:style-name="P397">Creation of an instance of a SLIP string requires that the application provides information as to what type of Application Data Type is required, <text:span text:style-name="T6">SlipStringConst</text:span> or <text:span text:style-name="T6">SlipStringNonConst</text:span>. This can occur in replace, insert, and <text:span text:style-name="T6">SlipDatum</text:span> construction. The argument list in all these cases is “const string&amp;, bool constFlag=<text:span text:style-name="T6">false</text:span>”, where <text:span text:style-name="T6">false</text:span> represents a <text:span text:style-name="T6">SlipStringNonConst</text:span> and <text:span text:style-name="T6">true</text:span> represents a <text:span text:style-name="T6">SlipStringConst</text:span>. The default is to a <text:span text:style-name="T6">SlipStringNonConst</text:span>. The list of methods and constructors is given in <text:reference-ref text:reference-format="text" text:ref-name="Table 4.4.1-1">Table 4.4.1-1 Application Data Type string Creation</text:reference-ref>.</text:p>
        </text:list-header>
      </text:list>
      <table:table table:name="Table37" table:style-name="Table37">
        <table:table-column table:style-name="Table37.A"/>
        <table:table-column table:style-name="Table37.B"/>
        <table:table-column table:style-name="Table37.C"/>
        <table:table-header-rows>
          <table:table-row>
            <table:table-cell table:style-name="Table37.A1" table:number-columns-spanned="3" office:value-type="string">
              <text:p text:style-name="P143"><text:reference-mark-start text:name="Table 4.4.1-1"/>Table <text:sequence text:ref-name="refTable27" text:name="Table" text:formula="ooow:Table+1" style:num-format="1">4.4.1-1</text:sequence> Application Data Type <text:span text:style-name="T32">string</text:span> Creation<text:reference-mark-end text:name="Table 4.4.1-1"/></text:p>
            </table:table-cell>
            <table:covered-table-cell/>
            <table:covered-table-cell/>
          </table:table-row>
          <table:table-row>
            <table:table-cell table:style-name="Table37.A2" office:value-type="string">
              <text:p text:style-name="P95">return</text:p>
            </table:table-cell>
            <table:table-cell table:style-name="Table37.A2" office:value-type="string">
              <text:p text:style-name="P95">method()</text:p>
            </table:table-cell>
            <table:table-cell table:style-name="Table37.C2" office:value-type="string">
              <text:p text:style-name="P95">Description</text:p>
            </table:table-cell>
          </table:table-row>
        </table:table-header-rows>
        <table:table-row>
          <table:table-cell table:style-name="Table37.A2" office:value-type="string">
            <text:p text:style-name="P79">SlipDatum*</text:p>
          </table:table-cell>
          <table:table-cell table:style-name="Table37.A2" office:value-type="string">
            <text:p text:style-name="P79">SlipDatum(const <text:span text:style-name="T32">string</text:span>&amp;, bool constFlag=<text:span text:style-name="T6">false)</text:span></text:p>
          </table:table-cell>
          <table:table-cell table:style-name="Table37.C2" office:value-type="string">
            <text:p text:style-name="P79">Constructor</text:p>
          </table:table-cell>
        </table:table-row>
        <table:table-row>
          <table:table-cell table:style-name="Table37.A2" office:value-type="string">
            <text:p text:style-name="P79">SlipDatum*</text:p>
          </table:table-cell>
          <table:table-cell table:style-name="Table37.A2" office:value-type="string">
            <text:p text:style-name="P79">SlipDatum(const <text:span text:style-name="T32">string</text:span>*, bool constFlag=<text:span text:style-name="T6">false)</text:span></text:p>
          </table:table-cell>
          <table:table-cell table:style-name="Table37.C2" office:value-type="string">
            <text:p text:style-name="P79">Constructor</text:p>
          </table:table-cell>
        </table:table-row>
        <text:soft-page-break/>
        <table:table-row>
          <table:table-cell table:style-name="Table37.A2" office:value-type="string">
            <text:p text:style-name="P79">SlipDatum&amp;</text:p>
          </table:table-cell>
          <table:table-cell table:style-name="Table37.A2" office:value-type="string">
            <text:p text:style-name="P79">insLeft(const <text:span text:style-name="T32">string</text:span>&amp;, bool constFlag=<text:span text:style-name="T6">false</text:span>)</text:p>
          </table:table-cell>
          <table:table-cell table:style-name="Table37.C2" office:value-type="string">
            <text:p text:style-name="P79">New SlipDatum returned</text:p>
          </table:table-cell>
        </table:table-row>
        <table:table-row>
          <table:table-cell table:style-name="Table37.A2" office:value-type="string">
            <text:p text:style-name="P79">SlipDatum&amp;</text:p>
          </table:table-cell>
          <table:table-cell table:style-name="Table37.A2" office:value-type="string">
            <text:p text:style-name="P79">insLeft(const <text:span text:style-name="T32">string*</text:span>, bool constFlag=<text:span text:style-name="T6">false</text:span>)</text:p>
          </table:table-cell>
          <table:table-cell table:style-name="Table37.C2" office:value-type="string">
            <text:p text:style-name="P79">New SlipDatum returned</text:p>
          </table:table-cell>
        </table:table-row>
        <table:table-row>
          <table:table-cell table:style-name="Table37.A2" office:value-type="string">
            <text:p text:style-name="P79">SlipDatum&amp;</text:p>
          </table:table-cell>
          <table:table-cell table:style-name="Table37.A2" office:value-type="string">
            <text:p text:style-name="P79">insRight(const <text:span text:style-name="T32">string&amp;</text:span>, bool constFlag=<text:span text:style-name="T6">false</text:span>)</text:p>
          </table:table-cell>
          <table:table-cell table:style-name="Table37.C2" office:value-type="string">
            <text:p text:style-name="P79">New SlipDatum returned</text:p>
          </table:table-cell>
        </table:table-row>
        <table:table-row>
          <table:table-cell table:style-name="Table37.A2" office:value-type="string">
            <text:p text:style-name="P79">SlipDatum&amp;</text:p>
          </table:table-cell>
          <table:table-cell table:style-name="Table37.A2" office:value-type="string">
            <text:p text:style-name="P79">insRight(const <text:span text:style-name="T32">string*</text:span>, bool constFlag=<text:span text:style-name="T6">false</text:span>)</text:p>
          </table:table-cell>
          <table:table-cell table:style-name="Table37.C2" office:value-type="string">
            <text:p text:style-name="P79">New SlipDatum returned</text:p>
          </table:table-cell>
        </table:table-row>
        <table:table-row>
          <table:table-cell table:style-name="Table37.A2" office:value-type="string">
            <text:p text:style-name="P79">SlipDatum&amp;</text:p>
          </table:table-cell>
          <table:table-cell table:style-name="Table37.A2" office:value-type="string">
            <text:p text:style-name="P107">replace(const <text:span text:style-name="T32">string</text:span>&amp;, bool constFlag=<text:span text:style-name="T6">false</text:span>)</text:p>
          </table:table-cell>
          <table:table-cell table:style-name="Table37.C2" office:value-type="string">
            <text:p text:style-name="P79">New SlipDatum returned</text:p>
          </table:table-cell>
        </table:table-row>
        <table:table-row>
          <table:table-cell table:style-name="Table37.A2" office:value-type="string">
            <text:p text:style-name="P79">SlipDatum&amp;</text:p>
          </table:table-cell>
          <table:table-cell table:style-name="Table37.A2" office:value-type="string">
            <text:p text:style-name="P107">replace(const <text:span text:style-name="T32">string*</text:span>, bool constFlag=<text:span text:style-name="T6">false</text:span>)</text:p>
          </table:table-cell>
          <table:table-cell table:style-name="Table37.C2" office:value-type="string">
            <text:p text:style-name="P79">New SlipDatum returned</text:p>
          </table:table-cell>
        </table:table-row>
      </table:table>
      <text:p text:style-name="P259"/>
      <text:p text:style-name="P260">Assignment assumes that the RHS string requires a <text:span text:style-name="T6">SlipStringNonConst</text:span> Application Data Type. That is:</text:p>
      <text:p text:style-name="P261">SlipDatum X = (string&amp;)Y; <text:s/>and<text:line-break/>SlipDatum X = (string*)Y; </text:p>
      <text:p text:style-name="P263">create new <text:span text:style-name="T6">SlipDatum</text:span> objects with a data type of string and a value of <text:span text:style-name="T6">SlipStringNonConst. </text:span><text:span text:style-name="T27">Note that the examples show that a </text:span><text:span text:style-name="T6">SlipDatum</text:span><text:span text:style-name="T27"> object an b e created on the runtime stack.</text:span></text:p>
      <text:p text:style-name="P262">As a <text:span text:style-name="T6">SlipDatum</text:span> object, all the <text:span text:style-name="T6">SlipDatum</text:span> operations are available to <text:span text:style-name="T32">string</text:span>s, in addition, logical comparison between <text:span text:style-name="T32">string</text:span>s are supported. </text:p>
      <text:h text:style-name="Heading_20_3" text:outline-level="3"><text:bookmark-start text:name="__RefHeading__9386_2014201197"/>Application Data Type<text:bookmark-end text:name="__RefHeading__9386_2014201197"/></text:h>
      <text:p text:style-name="SLIPParagraph">The Application Data Type is an extension of the capabilities provided for string types. Application data has the ability to enjoy any application defined data structure and to optionally include the application data in arithmetic, compound assignment, bit, boolean, cast, logical, and unary operations, that is, any operation that the internal data types can participate in. </text:p>
      <text:p text:style-name="SLIPParagraph">Application data can be conceptualized as the SlipDatum object being the container for both application operations and application data, as illustrated in <text:reference-ref text:reference-format="text" text:ref-name="Figure 4.4.2-1">Figure 4.4.2-1: Application Framework</text:reference-ref>. The data (SlipPointer class object) is required, the operations (SlipPtrOp class) is not. The SlipPointer class is an ADT and must be the base class for the application data class. The SlipPtrOp class is not an ADT and all operations are defaulted to fail.</text:p>
      <text:p text:style-name="SlipFigure"/>
      <text:p text:style-name="SlipFigure"/>
      <text:p text:style-name="SLIPParagraph"><draw:frame draw:style-name="fr15" draw:name="Frame18" text:anchor-type="paragraph" svg:x="1.3236in" svg:y="0.0528in" svg:width="4.3862in" draw:z-index="0"><draw:text-box fo:min-height="2.7709in"><text:p text:style-name="P218"><draw:g text:anchor-type="paragraph" draw:z-index="40" draw:style-name="gr14"><draw:g draw:style-name="gr4"><draw:rect draw:style-name="gr19" draw:text-style-name="P452" svg:width="1.9543in" svg:height="0.2831in" svg:x="0.8472in" svg:y="1.889in"><text:p text:style-name="P446"><text:span text:style-name="T80">SlipDatum(PTR, OP)</text:span></text:p></draw:rect><draw:line draw:style-name="gr20" draw:text-style-name="P445" svg:x1="2.7693in" svg:y1="1.3209in" svg:x2="2.4693in" svg:y2="1.9209in"><text:p/></draw:line><draw:line draw:style-name="gr21" draw:text-style-name="P445" svg:x1="1.2693in" svg:y1="1.3209in" svg:x2="1.9693in" svg:y2="1.8709in"><text:p/></draw:line><draw:g draw:style-name="gr4"><draw:line draw:style-name="gr22" draw:text-style-name="P445" svg:x1="1.1193in" svg:y1="1.0709in" svg:x2="0.9193in" svg:y2="0.5209in"><text:p/></draw:line><draw:line draw:style-name="gr22" draw:text-style-name="P445" svg:x1="2.9193in" svg:y1="1.0709in" svg:x2="3.2193in" svg:y2="0.5209in"><text:p/></draw:line><draw:g draw:style-name="gr4"><draw:rect draw:style-name="gr23" draw:text-style-name="P452" svg:width="1.6953in" svg:height="0.2815in" svg:x="0.1535in" svg:y="0.2626in"><text:p text:style-name="P446"><text:span text:style-name="T80">SlipPointer Class</text:span></text:p></draw:rect><draw:rect draw:style-name="gr23" draw:text-style-name="P452" svg:width="1.7059in" svg:height="0.2815in" svg:x="2.4882in" svg:y="0.2626in"><text:p text:style-name="P446"><text:span text:style-name="T80">SlipPtrOp Class</text:span></text:p></draw:rect></draw:g><draw:g draw:style-name="gr4"><draw:rect draw:style-name="gr23" draw:text-style-name="P452" svg:width="1.435in" svg:height="0.2815in" svg:x="0.4776in" svg:y="1.0717in"><text:p text:style-name="P446"><text:span text:style-name="T80">Application Class</text:span></text:p></draw:rect><draw:rect draw:style-name="gr23" draw:text-style-name="P452" svg:width="1.6386in" svg:height="0.2823in" svg:x="2.2303in" svg:y="1.0461in"><text:p text:style-name="P446"><text:span text:style-name="T80">Application Op Class</text:span></text:p></draw:rect></draw:g></draw:g></draw:g><draw:rect draw:style-name="gr24" draw:text-style-name="P445" svg:width="4.2004in" svg:height="2.1504in" svg:x="0.0937in" svg:y="0.1217in"><text:p/></draw:rect></draw:g></text:p><text:p text:style-name="P218"/><text:p text:style-name="P218"/><text:p text:style-name="P218"/><text:p text:style-name="P218"/><text:p text:style-name="SlipFigure"/><text:p text:style-name="SlipFigure"/><text:p text:style-name="SlipFigure"><text:reference-mark-start text:name="Figure 4.4.2-1"/>Figure <text:sequence text:ref-name="refFigure7" text:name="Figure" text:formula="ooow:Figure+1" style:num-format="1">4.4.2-1</text:sequence>: Application Framework<text:reference-mark-end text:name="Figure 4.4.2-1"/></text:p></draw:text-box></draw:frame><text:soft-page-break/>A copy operation is performed in two steps. In the first step SLIP copies the class operations (see <text:reference-ref text:reference-format="text" text:ref-name="Table 4.4.2-1">Table 4.4.2-1 Application Data Object Creation</text:reference-ref>), in the second step the application provided <text:span text:style-name="T6">copy()</text:span> method is called. The application must provide the contract methods given in <text:span text:style-name="T6">SlipPointer</text:span> and must understand their impact. <text:span text:style-name="T6">copy()</text:span> takes immediate <text:s/>effect at the time it is called. When SLIP requires a copy of the application data, the application provided method is expected to immediately deliver the copy for use, and to be able, at that time, to do any immediate activity required by the application. </text:p>
      <text:p text:style-name="SLIPParagraph">At the time that a list or <text:span text:style-name="T6">SlipDatum</text:span> object is deleted <text:span text:style-name="T6">remove()</text:span> is not called. Removal is deferred until the <text:span text:style-name="T6">SlipDatum</text:span> cell containing the application data is needed, and at this time, <text:span text:style-name="T6">remove() </text:span>is executed. This may be at some distant time during processing or never. Consider an AVSL with 9,999 cells and a single SlipDatum object with application data. When the SlipDatum object is deleted, the AVSL will contain 10,000 <text:s/>cells. <text:span text:style-name="T6">remove()</text:span> will be executed after it's 10,000 predecessor cells have been exhausted. Notifications depending on immediate notification when a cell is placed in the AVSL will not work properly. </text:p>
      <text:p text:style-name="SLIPParagraph">Once<text:span text:style-name="T6"> remove()</text:span> is executed, the application is responsible for recovery of application data. SLIP does not recover this data and the data is never put into the AVSL..</text:p>
      <text:p text:style-name="SLIPParagraph">The semantics of <text:span text:style-name="T6">copy()</text:span> and <text:span text:style-name="T6">remove()</text:span> are application defined. If the rationale used for <text:span text:style-name="T32">string</text:span>s applies, the <text:span text:style-name="T6">copy()</text:span> and <text:span text:style-name="T6">remove()</text:span> work in tandem. If the application requires one copy of the application data then <text:span text:style-name="T6">copy()</text:span> will return a reference to this copy and <text:span text:style-name="T6">remove()</text:span> will do nothing. If the application allows multiple copies to exist, each one independent of any other, then <text:span text:style-name="T6">copy()</text:span> will create a new object with the data, and <text:span text:style-name="T6">remove()</text:span> will cause the application to delete the data.</text:p>
      <text:p text:style-name="SLIPParagraph"><text:soft-page-break/>It is important to note that <text:span text:style-name="T6">dump()</text:span> provides an internal representation of the SlipDatum cell and then appends the application information. The application data provided should be specific and meaningful to applications, and should be devoid of SLIP-centric data. </text:p>
      <text:p text:style-name="SLIPParagraph">The application implementation of <text:span text:style-name="T6">toString()</text:span> should return a pretty-printed version of the application data. There's no point in making it look ugly. SLIP has no preconditions of format.</text:p>
      <text:p text:style-name="SLIPParagraph">If the application has several different Application Data Types in use, then <text:span text:style-name="T6">getName()</text:span> serves to distinguish between them at the <text:s/>application level. There is no requirement that this field be used for this purpose, and if not, the default value of “nullName” is returned. However, if not used, then each data dump will have “nullName” given as the SlipDatum data type for each defaulted Application Data Types and input of a list will all default to the application supplied “nullName” <text:span text:style-name="T6">parse()</text:span> method. If one size doesn't fit all, supply a unique string.</text:p>
      <text:p text:style-name="SLIPParagraph">SLIP provides the header file, SlipPtrOp.h, as the base class for use in supporting Application Data Type operations. SLIP treats operations as class properties shared by all objects of the same class. For example, if the data type of two SlipDatum cells is double, then the two SlipDatum cells perform the same operations in the same way and refer to the same operator instantiation. It is recommended that each Application Data Type have their own static objects with operations defined. SlipDatum cells with the same data type will reference the same operator properties.</text:p>
      <text:p text:style-name="SLIPParagraph">An association between Application Data Type and Application Data Type operations is made during object creation (see <text:reference-ref text:reference-format="text" text:ref-name="Table 4.4.2-1">Table 4.4.2-1 Application Data Object Creation</text:reference-ref>). The default is to disallow all operations except comparison and assignment. SLIP retains the association after object creation in all SLIP operations.</text:p>
      <table:table table:name="Table38" table:style-name="Table38">
        <table:table-column table:style-name="Table38.A"/>
        <table:table-column table:style-name="Table38.B"/>
        <table:table-column table:style-name="Table38.C"/>
        <table:table-header-rows>
          <table:table-row>
            <table:table-cell table:style-name="Table38.A1" table:number-columns-spanned="3" office:value-type="string">
              <text:p text:style-name="P143"><text:reference-mark-start text:name="Table 4.4.2-1"/>Table <text:sequence text:ref-name="refTable28" text:name="Table" text:formula="ooow:Table+1" style:num-format="1">4.4.2-1</text:sequence> Application Data Object Creation<text:reference-mark-end text:name="Table 4.4.2-1"/></text:p>
            </table:table-cell>
            <table:covered-table-cell/>
            <table:covered-table-cell/>
          </table:table-row>
          <table:table-row>
            <table:table-cell table:style-name="Table38.A2" office:value-type="string">
              <text:p text:style-name="P94">return</text:p>
            </table:table-cell>
            <table:table-cell table:style-name="Table38.A2" office:value-type="string">
              <text:p text:style-name="P94">method</text:p>
            </table:table-cell>
            <table:table-cell table:style-name="Table38.C2" office:value-type="string">
              <text:p text:style-name="P94">Description</text:p>
            </table:table-cell>
          </table:table-row>
        </table:table-header-rows>
        <table:table-row>
          <table:table-cell table:style-name="Table38.A2" office:value-type="string">
            <text:p text:style-name="P79">SlipDatum*</text:p>
          </table:table-cell>
          <table:table-cell table:style-name="Table38.A2" office:value-type="string">
            <text:p text:style-name="P79"><text:reference-mark-start text:name="SlipDatumPTRConstructor"/>SlipDatum(const <text:span text:style-name="T32">PTR</text:span>, void* operation=null<text:span text:style-name="T6">)</text:span><text:reference-mark-end text:name="SlipDatumPTRConstructor"/></text:p>
          </table:table-cell>
          <table:table-cell table:style-name="Table38.C2" office:value-type="string">
            <text:p text:style-name="P79">Constructor</text:p>
          </table:table-cell>
        </table:table-row>
        <table:table-row>
          <table:table-cell table:style-name="Table38.A2" office:value-type="string">
            <text:p text:style-name="P79">SlipDatum&amp;</text:p>
          </table:table-cell>
          <table:table-cell table:style-name="Table38.A2" office:value-type="string">
            <text:p text:style-name="P81">insLeft(const <text:span text:style-name="T32">PTR</text:span>, void* operation=null)</text:p>
          </table:table-cell>
          <table:table-cell table:style-name="Table38.C2" office:value-type="string">
            <text:p text:style-name="P79">New SlipDatum returned</text:p>
          </table:table-cell>
        </table:table-row>
        <table:table-row>
          <table:table-cell table:style-name="Table38.A2" office:value-type="string">
            <text:p text:style-name="P79">SlipDatum&amp;</text:p>
          </table:table-cell>
          <table:table-cell table:style-name="Table38.A2" office:value-type="string">
            <text:p text:style-name="P81">insRight(const <text:span text:style-name="T32">PTR</text:span>, void* operation=null)</text:p>
          </table:table-cell>
          <table:table-cell table:style-name="Table38.C2" office:value-type="string">
            <text:p text:style-name="P79">New SlipDatum returned</text:p>
          </table:table-cell>
        </table:table-row>
        <table:table-row>
          <table:table-cell table:style-name="Table38.A2" office:value-type="string">
            <text:p text:style-name="P79">SlipDatum&amp;</text:p>
          </table:table-cell>
          <table:table-cell table:style-name="Table38.A2" office:value-type="string">
            <text:p text:style-name="P108">replace(const <text:span text:style-name="T32">PTR</text:span>, void* operation=null)</text:p>
          </table:table-cell>
          <table:table-cell table:style-name="Table38.C2" office:value-type="string">
            <text:p text:style-name="P79">New SlipDatum returned</text:p>
          </table:table-cell>
        </table:table-row>
      </table:table>
      <text:p text:style-name="SLIPParagraph"/>
      <text:p text:style-name="SLIPParagraph">The SLIP framework supports both X op Y and Y op X, where X is a SlipDatum object and Y is a literal, C++ variable, or SlipDatum object. Where the operator, op, is commutative, that is, X op Y will yield the same result as Y op X, SLIP provides an interface compatible with the <text:soft-page-break/>applications understanding of operations within C++. Where the operations are non-commutative, X op Y and Y op X yield different values, the application needs to provide bodies for special methods within SlipPtrOp.h (see <text:reference-ref text:reference-format="text" text:ref-name="Table 4.4.2-2">Table 4.4.2-2 Anti-commutative Methods</text:reference-ref>).</text:p>
      <text:p text:style-name="P264">As an example:</text:p>
      <text:p text:style-name="P265">X + Y and Y + X are commutative and yield the same value.<text:line-break/>X – Y and Y – X are not commutative and will yield different values</text:p>
      <table:table table:name="Table39" table:style-name="Table39">
        <table:table-column table:style-name="Table39.A"/>
        <table:table-column table:style-name="Table39.B"/>
        <table:table-column table:style-name="Table39.C"/>
        <table:table-header-rows>
          <table:table-row>
            <table:table-cell table:style-name="Table39.A1" table:number-columns-spanned="3" office:value-type="string">
              <text:p text:style-name="P150"><text:reference-mark-start text:name="Table 4.4.2-2"/><text:span text:style-name="T37">Table </text:span><text:span text:style-name="T37"><text:sequence text:ref-name="refTable29" text:name="Table" text:formula="ooow:Table+1" style:num-format="1">4.4.2-2</text:sequence></text:span><text:span text:style-name="T37"> Anti-commutative Methods</text:span><text:reference-mark-end text:name="Table 4.4.2-2"/></text:p>
            </table:table-cell>
            <table:covered-table-cell/>
            <table:covered-table-cell/>
          </table:table-row>
          <table:table-row>
            <table:table-cell table:style-name="Table39.A2" office:value-type="string">
              <text:p text:style-name="P94">result</text:p>
            </table:table-cell>
            <table:table-cell table:style-name="Table39.A2" office:value-type="string">
              <text:p text:style-name="P94">method</text:p>
            </table:table-cell>
            <table:table-cell table:style-name="Table39.C2" office:value-type="string">
              <text:p text:style-name="P94">operation</text:p>
            </table:table-cell>
          </table:table-row>
        </table:table-header-rows>
        <table:table-row>
          <table:table-cell table:style-name="Table39.A2" office:value-type="string">
            <text:p text:style-name="P77">SlipDatum</text:p>
          </table:table-cell>
          <table:table-cell table:style-name="Table39.A2" office:value-type="string">
            <text:p text:style-name="P77">subOP(const <text:span text:style-name="T32">long</text:span>, const SlipDatum&amp;)</text:p>
          </table:table-cell>
          <table:table-cell table:style-name="Table39.C2" office:value-type="string">
            <text:p text:style-name="P77">(<text:span text:style-name="T33">long</text:span>)Y - X</text:p>
          </table:table-cell>
        </table:table-row>
        <table:table-row>
          <table:table-cell table:style-name="Table39.A2" office:value-type="string">
            <text:p text:style-name="P77">SlipDatum</text:p>
          </table:table-cell>
          <table:table-cell table:style-name="Table39.A2" office:value-type="string">
            <text:p text:style-name="P77">subUOP(const <text:span text:style-name="T32">unsigned</text:span> <text:span text:style-name="T32">long</text:span>, const SlipDatum&amp;)</text:p>
          </table:table-cell>
          <table:table-cell table:style-name="Table39.C2" office:value-type="string">
            <text:p text:style-name="P77">(<text:span text:style-name="T32">unsigned</text:span> <text:span text:style-name="T33">long</text:span>)Y - X</text:p>
          </table:table-cell>
        </table:table-row>
        <table:table-row>
          <table:table-cell table:style-name="Table39.A2" office:value-type="string">
            <text:p text:style-name="P77">SlipDatum</text:p>
          </table:table-cell>
          <table:table-cell table:style-name="Table39.A2" office:value-type="string">
            <text:p text:style-name="P77">subDOP(const <text:span text:style-name="T32">double</text:span>, const SlipDatum&amp;)</text:p>
          </table:table-cell>
          <table:table-cell table:style-name="Table39.C2" office:value-type="string">
            <text:p text:style-name="P77">(<text:span text:style-name="T33">double</text:span>)Y - X</text:p>
          </table:table-cell>
        </table:table-row>
        <table:table-row>
          <table:table-cell table:style-name="Table39.A2" office:value-type="string">
            <text:p text:style-name="P77">SlipDatum</text:p>
          </table:table-cell>
          <table:table-cell table:style-name="Table39.A2" office:value-type="string">
            <text:p text:style-name="P77">divOP(const <text:span text:style-name="T32">long</text:span>, const SlipDatum&amp;)</text:p>
          </table:table-cell>
          <table:table-cell table:style-name="Table39.C2" office:value-type="string">
            <text:p text:style-name="P77">(<text:span text:style-name="T33">long</text:span>)Y / X</text:p>
          </table:table-cell>
        </table:table-row>
        <table:table-row>
          <table:table-cell table:style-name="Table39.A2" office:value-type="string">
            <text:p text:style-name="P77">SlipDatum</text:p>
          </table:table-cell>
          <table:table-cell table:style-name="Table39.A2" office:value-type="string">
            <text:p text:style-name="P77">divUOP(const <text:span text:style-name="T32">unsigned</text:span> <text:span text:style-name="T32">long</text:span>, const SlipDatum&amp;)</text:p>
          </table:table-cell>
          <table:table-cell table:style-name="Table39.C2" office:value-type="string">
            <text:p text:style-name="P77">(<text:span text:style-name="T32">unsigned</text:span> <text:span text:style-name="T33">long</text:span>)Y / X</text:p>
          </table:table-cell>
        </table:table-row>
        <table:table-row>
          <table:table-cell table:style-name="Table39.A2" office:value-type="string">
            <text:p text:style-name="P77">SlipDatum</text:p>
          </table:table-cell>
          <table:table-cell table:style-name="Table39.A2" office:value-type="string">
            <text:p text:style-name="P77">divDOP(const <text:span text:style-name="T32">double</text:span>, const SlipDatum&amp;)</text:p>
          </table:table-cell>
          <table:table-cell table:style-name="Table39.C2" office:value-type="string">
            <text:p text:style-name="P77">(<text:span text:style-name="T33">double</text:span>)Y / X</text:p>
          </table:table-cell>
        </table:table-row>
        <table:table-row>
          <table:table-cell table:style-name="Table39.A2" office:value-type="string">
            <text:p text:style-name="P77">SlipDatum</text:p>
          </table:table-cell>
          <table:table-cell table:style-name="Table39.A2" office:value-type="string">
            <text:p text:style-name="P77">modOP(const <text:span text:style-name="T32">long</text:span>, const SlipDatum&amp;)</text:p>
          </table:table-cell>
          <table:table-cell table:style-name="Table39.C2" office:value-type="string">
            <text:p text:style-name="P77">(<text:span text:style-name="T33">long</text:span>)Y % X</text:p>
          </table:table-cell>
        </table:table-row>
        <table:table-row>
          <table:table-cell table:style-name="Table39.A2" office:value-type="string">
            <text:p text:style-name="P77">SlipDatum</text:p>
          </table:table-cell>
          <table:table-cell table:style-name="Table39.A2" office:value-type="string">
            <text:p text:style-name="P77">modUOP(const <text:span text:style-name="T32">unsigned</text:span> <text:span text:style-name="T32">long</text:span>, const SlipDatum&amp;)</text:p>
          </table:table-cell>
          <table:table-cell table:style-name="Table39.C2" office:value-type="string">
            <text:p text:style-name="P77">(<text:span text:style-name="T32">unsigned</text:span> <text:span text:style-name="T33">long</text:span>)Y % X</text:p>
          </table:table-cell>
        </table:table-row>
        <table:table-row>
          <table:table-cell table:style-name="Table39.A2" office:value-type="string">
            <text:p text:style-name="P88">long</text:p>
          </table:table-cell>
          <table:table-cell table:style-name="Table39.A2" office:value-type="string">
            <text:p text:style-name="P77">shlOP(const <text:span text:style-name="T32">long</text:span>, const SlipDatum&amp;)</text:p>
          </table:table-cell>
          <table:table-cell table:style-name="Table39.C2" office:value-type="string">
            <text:p text:style-name="P77">(<text:span text:style-name="T33">long</text:span>)Y &lt;&lt; X</text:p>
          </table:table-cell>
        </table:table-row>
        <table:table-row>
          <table:table-cell table:style-name="Table39.A2" office:value-type="string">
            <text:p text:style-name="P88">long</text:p>
          </table:table-cell>
          <table:table-cell table:style-name="Table39.A2" office:value-type="string">
            <text:p text:style-name="P77">shrOP(const <text:span text:style-name="T32">long</text:span>, const SlipDatum&amp;)</text:p>
          </table:table-cell>
          <table:table-cell table:style-name="Table39.C2" office:value-type="string">
            <text:p text:style-name="P77">(<text:span text:style-name="T33">long</text:span>)Y -&gt;&gt; X</text:p>
          </table:table-cell>
        </table:table-row>
      </table:table>
      <text:p text:style-name="SLIPParagraph"/>
      <text:h text:style-name="P325" text:outline-level="1"><text:bookmark-start text:name="__RefHeading__4506_490911158"/>Iterators<text:bookmark-end text:name="__RefHeading__4506_490911158"/></text:h>
      <text:p text:style-name="P23">There are two types of iterators in SLIP, a structured iterator and a linear iterator. The structured iterator provides a means to traverse sublists (lists contained with lists) and a memory to enable return to a containing list. The linear iterator provides a means to traverse sublists but no means to return to a containing list.</text:p>
      <text:p text:style-name="SLIPParagraph">The iterators provide a consistent view of a list and cells within a list. If a cell is deleted under iterator control, then the iterator uses the preceding cell as the object. If a cell is deleted outside <text:soft-page-break/>of iterator control, then the iterator contains a stale reference. Under iterator control there is a <text:s/>consistent view of list access. The 'next' cell is always preserved under deletion.</text:p>
      <text:p text:style-name="SLIPParagraph">The watchword is that the iterators attempt to provide a consistent view of a list under change.</text:p>
      <text:p text:style-name="SLIPParagraph">Iterators are not synchronized. Although each iterator provides a known and consistent interaction with a list under change, this view is supported only for the current iterator and not for multiple iterators in the same list. So although iterators provide quite a bit of support, some native wit is also required.</text:p>
      <text:p text:style-name="SLIPParagraph">Iterator functionality is imposed by design. The original SLIP<text:span text:style-name="T12">(1)(3)</text:span> used different method names for a reader and a sequencer, and the sequencer was could not descend into a sublist. These restrictions have been removed. Both reader and sequencer use the same method names to perform the same logical functions, and sequencers can enter sublists as readily as readers (although there doesn't seem to be a good rationale for not using a reader to enter a sublist.)</text:p>
      <text:p text:style-name="SLIPParagraph">One other notable difference between the initial SLIP design and the current one is that the current implementation supports consistency and the original SLIP required the application to implement consistency. Operations taken within a list, such as deletion of the current cell, which cause the reader or sequencer to contain a stale pointer are avoided by performing these operations under iterator control.</text:p>
      <text:p text:style-name="SLIPParagraph">Common operations are presented below. Of note is that SLIP operations which can be interpreted as either applying to a list or a cell are always interpreted as applying to a list. In the sequencer, there are no list operations supported as part of the iterator. The application is required to know that the iterator references a list in order to do list operations. In a reader unambiguous list operations are supported. Therefore, list centric operations are not common.</text:p>
      <text:p text:style-name="SLIPParagraph">Iteration is called advance. Each advance method returns a reference to itself after execution, updated with the results of the advance. In this case, a SlipReader returns a reference to an updated SlipReader and a SlipSequencer returns a reference to an updated SlipSequencer. </text:p>
      <text:p text:style-name="SLIPParagraph">There are two types of advance:</text:p>
      <text:p text:style-name="SLIPParagraph"><text:s text:c="4"/>Linear (L) search in the current list only.<text:line-break/> <text:s text:c="3"/>Structural (S) search in the current list and any sublists.</text:p>
      <text:p text:style-name="SLIPParagraph">There are three attributes that can be used in an iteration:<text:line-break/><text:line-break/> <text:s text:c="3"/>Element (E) advance until a SlipDatum cell is found.<text:line-break/><text:soft-page-break/> <text:s text:c="3"/>Name (N) advance until a SlipSublist cell is found.<text:line-break/> <text:s text:c="3"/>Word (W) advance to the next cell.</text:p>
      <text:p text:style-name="SLIPParagraph">There are two directional attributes:</text:p>
      <text:p text:style-name="SLIPParagraph"><text:s text:c="4"/>Right (R) advance to the following list cell.<text:line-break/> <text:s text:c="3"/>Left (L) advance to the preceding list cell.<text:line-break/><text:line-break/>Advance on a word is an operation which always terminates after a single step is executed. Advance on an element or a name is a search operation which terminates when either the given item is found or when a list header (SlipHeader object) is found. If the search is linear then on failure a search will terminate at the list header (SlipHeader object) of the current list. If the search is structural then on failure the search will terminate at the list header of the topmost list for a reader and at the bottommost list for a sequencer.</text:p>
      <text:p text:style-name="SLIPParagraph">On structural advances a depth first search is performed. Each time that a sublist (name) is traversed, the subordinate list is entered. For a sequencer the subordinate list never returns to its parent list. For a reader, a return to the parent list is made whenever a search or advance continues through the list header. Note that an word advance is not a search. It will always stop at a list header before the next advance. </text:p>
      <text:p text:style-name="SLIPParagraph">The advance functions are given in Table 5-1.</text:p>
      <table:table table:name="Table40" table:style-name="Table40">
        <table:table-column table:style-name="Table40.A"/>
        <table:table-column table:style-name="Table40.B"/>
        <table:table-header-rows>
          <table:table-row>
            <table:table-cell table:style-name="Table40.A1" table:number-columns-spanned="2" office:value-type="string">
              <text:p text:style-name="P143"><text:reference-mark-start text:name="Table 5-1"/>Table <text:sequence text:ref-name="refTable30" text:name="Table" text:formula="ooow:Table+1" style:num-format="1">5-1</text:sequence> Advance Methods<text:reference-mark-end text:name="Table 5-1"/></text:p>
            </table:table-cell>
            <table:covered-table-cell/>
          </table:table-row>
          <table:table-row>
            <table:table-cell table:style-name="Table40.A2" office:value-type="string">
              <text:p text:style-name="P94">method()</text:p>
            </table:table-cell>
            <table:table-cell table:style-name="Table40.B2" office:value-type="string">
              <text:p text:style-name="P94">Description</text:p>
            </table:table-cell>
          </table:table-row>
        </table:table-header-rows>
        <table:table-row>
          <table:table-cell table:style-name="Table40.A2" office:value-type="string">
            <text:p text:style-name="P77">advanceLER()</text:p>
          </table:table-cell>
          <table:table-cell table:style-name="Table40.B2" office:value-type="string">
            <text:p text:style-name="P77">Advance Linear Element Right. Search for a SlipDatum cell in the current list</text:p>
          </table:table-cell>
        </table:table-row>
        <table:table-row>
          <table:table-cell table:style-name="Table40.A2" office:value-type="string">
            <text:p text:style-name="P77">advanceLNR()</text:p>
          </table:table-cell>
          <table:table-cell table:style-name="Table40.B2" office:value-type="string">
            <text:p text:style-name="P77">Advance Linear Name Right. Search for a SlipSublist cell in the current list.</text:p>
          </table:table-cell>
        </table:table-row>
        <table:table-row>
          <table:table-cell table:style-name="Table40.A2" office:value-type="string">
            <text:p text:style-name="P77">advanceLWR()</text:p>
          </table:table-cell>
          <table:table-cell table:style-name="Table40.B2" office:value-type="string">
            <text:p text:style-name="P77">Advance Linear Word Right. Single step to the next cell.</text:p>
          </table:table-cell>
        </table:table-row>
        <table:table-row>
          <table:table-cell table:style-name="Table40.A2" office:value-type="string">
            <text:p text:style-name="P77">advanceLEL()</text:p>
          </table:table-cell>
          <table:table-cell table:style-name="Table40.B2" office:value-type="string">
            <text:p text:style-name="P77">Advance Linear Element Left. Search for a SlipDatum cell in the current list</text:p>
          </table:table-cell>
        </table:table-row>
        <table:table-row>
          <table:table-cell table:style-name="Table40.A2" office:value-type="string">
            <text:p text:style-name="P77">advanceLNL()</text:p>
          </table:table-cell>
          <table:table-cell table:style-name="Table40.B2" office:value-type="string">
            <text:p text:style-name="P77">Advance Linear Name Left. Search for a SlipSublist cell in the current list.</text:p>
          </table:table-cell>
        </table:table-row>
        <table:table-row>
          <table:table-cell table:style-name="Table40.A2" office:value-type="string">
            <text:p text:style-name="P77">advanceLWL()</text:p>
          </table:table-cell>
          <table:table-cell table:style-name="Table40.B2" office:value-type="string">
            <text:p text:style-name="P77">Advance Linear Word Left. Single step to the next cell.</text:p>
          </table:table-cell>
        </table:table-row>
        <table:table-row>
          <table:table-cell table:style-name="Table40.A2" office:value-type="string">
            <text:p text:style-name="P77">advanceSER()</text:p>
          </table:table-cell>
          <table:table-cell table:style-name="Table40.B2" office:value-type="string">
            <text:p text:style-name="P77">Advance Structural Element Right. Search for a SlipDatum cell in any list.</text:p>
          </table:table-cell>
        </table:table-row>
        <table:table-row>
          <table:table-cell table:style-name="Table40.A2" office:value-type="string">
            <text:p text:style-name="P77">advanceSNR()</text:p>
          </table:table-cell>
          <table:table-cell table:style-name="Table40.B2" office:value-type="string">
            <text:p text:style-name="P77">Advance Structural Name Right. Search for a SlipSublist cell in any list.</text:p>
          </table:table-cell>
        </table:table-row>
        <table:table-row>
          <table:table-cell table:style-name="Table40.A2" office:value-type="string">
            <text:p text:style-name="P77">advanceSWR()</text:p>
          </table:table-cell>
          <table:table-cell table:style-name="Table40.B2" office:value-type="string">
            <text:p text:style-name="P77">Advance Structural Word Right. Single step to the next cell.</text:p>
          </table:table-cell>
        </table:table-row>
        <table:table-row>
          <table:table-cell table:style-name="Table40.A2" office:value-type="string">
            <text:p text:style-name="P77">advanceSEL()</text:p>
          </table:table-cell>
          <table:table-cell table:style-name="Table40.B2" office:value-type="string">
            <text:p text:style-name="P77">Advance Structural Element Left. Search for a SlipDatum cell in the any list.</text:p>
          </table:table-cell>
        </table:table-row>
        <text:soft-page-break/>
        <table:table-row>
          <table:table-cell table:style-name="Table40.A2" office:value-type="string">
            <text:p text:style-name="P77">advanceSNL()</text:p>
          </table:table-cell>
          <table:table-cell table:style-name="Table40.B2" office:value-type="string">
            <text:p text:style-name="P77">Advance Structural Name Left. Search for a SlipSublist cell in any list.</text:p>
          </table:table-cell>
        </table:table-row>
        <table:table-row>
          <table:table-cell table:style-name="Table40.A2" office:value-type="string">
            <text:p text:style-name="P77">advanceSWL()</text:p>
          </table:table-cell>
          <table:table-cell table:style-name="Table40.B2" office:value-type="string">
            <text:p text:style-name="P77">Advance Structural Word Left. Single step to the next cell.</text:p>
          </table:table-cell>
        </table:table-row>
      </table:table>
      <text:p text:style-name="SLIPParagraph"/>
      <text:p text:style-name="P5">Cell based methods are supported by both iterators. These include the insert (<text:span text:style-name="T6">insRight()</text:span> and <text:span text:style-name="T6">insLeft()</text:span>) and the replace methods, assignment and logical operations. The miscellaneous <text:span text:style-name="T6">toString()</text:span> and <text:span text:style-name="T6">dump()</text:span> methods output information on the current SlipCell and not the iterators. A list of all common methods are given in <text:reference-ref text:reference-format="text" text:ref-name="Table 2.3-1">Table 2.3-1 Assignment Operations</text:reference-ref>, <text:reference-ref text:reference-format="text" text:ref-name="Table 3.2-1">Table 3.2-1 Replace Methods</text:reference-ref> and <text:reference-ref text:reference-format="text" text:ref-name="Table 3.3-1">Table 3.3-1 Insert Methods</text:reference-ref>. <text:reference-ref text:reference-format="text" text:ref-name="Table 3.4-1">Table 3.4-1 Move Methods</text:reference-ref> applies to <text:span text:style-name="T6">moveLeft()</text:span> and <text:span text:style-name="T6">moveRight()</text:span>, and <text:reference-ref text:reference-format="text" text:ref-name="Table 3.6-1">Table 3.6-1 Miscellaneous Methods</text:reference-ref> applies to <text:span text:style-name="T6">dump()</text:span>, <text:span text:style-name="T6">getClassType()</text:span> and <text:span text:style-name="T6">toString()</text:span>. The format for execution of methods is X.method(), assignments are given by X = value, and relational operations by X == value, where X is either a SlipReader or SlipSequencer.</text:p>
      <text:p text:style-name="SLIPParagraph">The return types for the incorporated methods from other sections is the same as defined in the referenced sections. For <text:span text:style-name="T6">moveListRight()</text:span> and <text:span text:style-name="T6">moveListLeft()</text:span>, the new methods presented in <text:reference-ref text:reference-format="text" text:ref-name="Table 5-2">Table 5-2 Miscellaneous Iterator Methods</text:reference-ref> have an iterator as a return type.</text:p>
      <text:p text:style-name="SLIPParagraph">The interrogatories supported in <text:s/><text:reference-ref text:reference-format="text" text:ref-name="Table 3.1-1">Table 3.1-1 Interrogatories</text:reference-ref> along with the property <text:span text:style-name="T6">getName()</text:span> described in <text:reference-ref text:reference-format="text" text:ref-name="Table 3.6-1">Table 3.6-1 Miscellaneous Methods</text:reference-ref>. Interrogatories guaranteed to be true (<text:span text:style-name="T6">isAVSL()</text:span>) or guaranteed to be untrue (<text:span text:style-name="T6">isDeleted()</text:span>,<text:span text:style-name="T6"> isTemp()</text:span>, <text:span text:style-name="T6">isUnlinked()</text:span>) are not defined.</text:p>
      <text:p text:style-name="SLIPParagraph">In addition, each iterator supports all the inserts, moves, move lists, and replaces given in <text:reference-ref text:reference-format="text" text:ref-name="Table 3.2-1">Table 3.2-1 Replace Methods</text:reference-ref>, <text:reference-ref text:reference-format="text" text:ref-name="Table 3.3-1">Table 3.3-1 Insert Methods</text:reference-ref>, <text:reference-ref text:reference-format="text" text:ref-name="Table 3.4-1">Table 3.4-1 Move Methods</text:reference-ref>, <text:reference-ref text:reference-format="text" text:ref-name="Table 4.1-1">Table 4.1-1 SlipHeader Constructors and Destructors</text:reference-ref>, <text:reference-ref text:reference-format="text" text:ref-name="Table 4.4.1-1">Table 4.4.1-1 Application Data Type string Creation</text:reference-ref>, <text:reference-ref text:reference-format="text" text:ref-name="Table 4.4.2-1">Table 4.4.2-1 Application Data Object Creation</text:reference-ref>. The format and returns are the same as defined. Invocation using the current iterator, such as (SlipReader&amp;)X.method() or (SlipSequencer&amp;)X.method(). The current cell of the iterator is returned and is unchanged.</text:p>
      <text:p text:style-name="SLIPParagraph">The remaining common and unique methods are given in Table 5-2. Either iterator, <text:span text:style-name="T6">I </text:span>= {SlipReader, SlipSequencer}, can be used in <text:span text:style-name="T6">I.method()</text:span> or returned as I&amp;.</text:p>
      <table:table table:name="Table53" table:style-name="Table53">
        <table:table-column table:style-name="Table53.A"/>
        <table:table-column table:style-name="Table53.B"/>
        <table:table-column table:style-name="Table53.C"/>
        <table:table-header-rows>
          <table:table-row>
            <table:table-cell table:style-name="Table53.A1" table:number-columns-spanned="3" office:value-type="string">
              <text:p text:style-name="P143"><text:reference-mark-start text:name="Table 5-2"/>Table <text:sequence text:ref-name="refTable31" text:name="Table" text:formula="ooow:Table+1" style:num-format="1">5-2</text:sequence> Miscellaneous Iterator Methods<text:reference-mark-end text:name="Table 5-2"/></text:p>
            </table:table-cell>
            <table:covered-table-cell/>
            <table:covered-table-cell/>
          </table:table-row>
          <table:table-row>
            <table:table-cell table:style-name="Table53.A2" office:value-type="string">
              <text:p text:style-name="P94">return</text:p>
            </table:table-cell>
            <table:table-cell table:style-name="Table53.A2" office:value-type="string">
              <text:p text:style-name="P94">I.method()</text:p>
            </table:table-cell>
            <table:table-cell table:style-name="Table53.C2" office:value-type="string">
              <text:p text:style-name="P94">Description</text:p>
            </table:table-cell>
          </table:table-row>
        </table:table-header-rows>
        <table:table-row>
          <table:table-cell table:style-name="Table53.A2" office:value-type="string">
            <text:p text:style-name="P77">SlipCell&amp;</text:p>
          </table:table-cell>
          <table:table-cell table:style-name="Table53.A2" office:value-type="string">
            <text:p text:style-name="P77">currentCell()</text:p>
          </table:table-cell>
          <table:table-cell table:style-name="Table53.C2" office:value-type="string">
            <text:p text:style-name="P77">Return a reference to the list cell currently accessed <text:soft-page-break/>by the iterator. The current cell can be a header, sublist reference, or datum cell.</text:p>
          </table:table-cell>
        </table:table-row>
        <table:table-row>
          <table:table-cell table:style-name="Table53.A2" office:value-type="string">
            <text:p text:style-name="P77">I&amp;</text:p>
          </table:table-cell>
          <table:table-cell table:style-name="Table53.A2" office:value-type="string">
            <text:p text:style-name="P77">deleteCell()</text:p>
          </table:table-cell>
          <table:table-cell table:style-name="Table53.C2" office:value-type="string">
            <text:p text:style-name="P77">Delete the current cell and fixup the sequencer. After the delete operation, the sequencer will reference the list cell preceeding the deleted cell. This operation is equivalent to performing an advanceLWL() and then deleting the next cell.</text:p>
          </table:table-cell>
        </table:table-row>
        <table:table-row>
          <table:table-cell table:style-name="Table53.A2" office:value-type="string">
            <text:p text:style-name="P77">SlipCell&amp;</text:p>
          </table:table-cell>
          <table:table-cell table:style-name="Table53.A2" office:value-type="string">
            <text:p text:style-name="P77">insLeft(SlipReader&amp;)</text:p>
          </table:table-cell>
          <table:table-cell table:style-name="Table53.C2" office:value-type="string">
            <text:p text:style-name="P77">A copy of the current cell referenced in the reader is inserted. Return a reference to the inserted cell.</text:p>
          </table:table-cell>
        </table:table-row>
        <table:table-row>
          <table:table-cell table:style-name="Table53.A2" office:value-type="string">
            <text:p text:style-name="P77">SlipCell&amp;</text:p>
          </table:table-cell>
          <table:table-cell table:style-name="Table53.A2" office:value-type="string">
            <text:p text:style-name="P77">insLeft(SlipSequencer&amp;)</text:p>
          </table:table-cell>
          <table:table-cell table:style-name="Table53.C2" office:value-type="string">
            <text:p text:style-name="P77">A copy of the current cell referenced in the sequencer is inserted. Return a reference to the inserted cell.</text:p>
          </table:table-cell>
        </table:table-row>
        <table:table-row>
          <table:table-cell table:style-name="Table53.A2" office:value-type="string">
            <text:p text:style-name="P77">SlipCell&amp;</text:p>
          </table:table-cell>
          <table:table-cell table:style-name="Table53.A2" office:value-type="string">
            <text:p text:style-name="P77">insRight(SlipReader&amp;)</text:p>
          </table:table-cell>
          <table:table-cell table:style-name="Table53.C2" office:value-type="string">
            <text:p text:style-name="P77">A copy of the current cell referenced in the reader is inserted. Return a reference to the inserted cell.</text:p>
          </table:table-cell>
        </table:table-row>
        <table:table-row>
          <table:table-cell table:style-name="Table53.A2" office:value-type="string">
            <text:p text:style-name="P77">SlipCell&amp;</text:p>
          </table:table-cell>
          <table:table-cell table:style-name="Table53.A2" office:value-type="string">
            <text:p text:style-name="P77">insRight(SlipSequencer&amp;)</text:p>
          </table:table-cell>
          <table:table-cell table:style-name="Table53.C2" office:value-type="string">
            <text:p text:style-name="P77">A copy of the current cell referenced in the sequencer is inserted. Return a reference to the inserted cell.</text:p>
          </table:table-cell>
        </table:table-row>
        <table:table-row>
          <table:table-cell table:style-name="Table53.A2" office:value-type="string">
            <text:p text:style-name="P77">SlipCell&amp;</text:p>
          </table:table-cell>
          <table:table-cell table:style-name="Table53.A2" office:value-type="string">
            <text:p text:style-name="P77">replace(SlipReader&amp;)</text:p>
          </table:table-cell>
          <table:table-cell table:style-name="Table53.C2" office:value-type="string">
            <text:p text:style-name="P77">The current cell referenced in the reader replaces the current cell referenced in <text:span text:style-name="T6">I</text:span>. Return a reference to the new cell.</text:p>
          </table:table-cell>
        </table:table-row>
        <table:table-row>
          <table:table-cell table:style-name="Table53.A2" office:value-type="string">
            <text:p text:style-name="P77">SlipCell&amp;</text:p>
          </table:table-cell>
          <table:table-cell table:style-name="Table53.A2" office:value-type="string">
            <text:p text:style-name="P77">moveLeft(SlipReader&amp;)</text:p>
          </table:table-cell>
          <table:table-cell table:style-name="Table53.C2" office:value-type="string">
            <text:p text:style-name="P77">Move the reader current cell to the left of the iterator current cell. Return the current cell.</text:p>
            <text:list xml:id="list4886514918442972710" text:style-name="L16">
              <text:list-item>
                <text:p text:style-name="P322">If the input current cell is a list then the list body is moved to the left of the iterator current cell and the input iterator references an empty list.</text:p>
              </text:list-item>
              <text:list-item>
                <text:p text:style-name="P322">Otherwise the input current cell is moved and the input iterator references its predecessor cell.</text:p>
              </text:list-item>
            </text:list>
          </table:table-cell>
        </table:table-row>
        <table:table-row>
          <table:table-cell table:style-name="Table53.A2" office:value-type="string">
            <text:p text:style-name="P77">SlipCell&amp;</text:p>
          </table:table-cell>
          <table:table-cell table:style-name="Table53.A2" office:value-type="string">
            <text:p text:style-name="P77">moveLeft(SlipSequencer&amp;)</text:p>
          </table:table-cell>
          <table:table-cell table:style-name="Table53.C2" office:value-type="string">
            <text:p text:style-name="P77">Move the reader current cell to the left of the iterator current cell. Return the current cell.</text:p>
            <text:list xml:id="list25298119" text:continue-numbering="true" text:style-name="L16">
              <text:list-item>
                <text:p text:style-name="P322">If the input current cell is a list then the list body is moved to the left of the iterator current cell and the input iterator references <text:soft-page-break/>an empty list.</text:p>
              </text:list-item>
              <text:list-item>
                <text:p text:style-name="P322">Otherwise the input current cell is moved and the input iterator references its predecessor cell.</text:p>
              </text:list-item>
            </text:list>
          </table:table-cell>
        </table:table-row>
        <table:table-row>
          <table:table-cell table:style-name="Table53.A2" office:value-type="string">
            <text:p text:style-name="P77">I&amp;</text:p>
          </table:table-cell>
          <table:table-cell table:style-name="Table53.A2" office:value-type="string">
            <text:p text:style-name="P77">moveListLeft(SlipReader&amp;)</text:p>
          </table:table-cell>
          <table:table-cell table:style-name="Table53.C2" office:value-type="string">
            <text:p text:style-name="P77">Move the reader current list to the left of the iterator current cell. Return the current cell.</text:p>
            <text:list xml:id="list25310751" text:continue-numbering="true" text:style-name="L16">
              <text:list-item>
                <text:p text:style-name="P322">The list body is moved to the left of the iterator current cell and the reader current list and current cell reference an empty list.</text:p>
              </text:list-item>
            </text:list>
          </table:table-cell>
        </table:table-row>
        <table:table-row>
          <table:table-cell table:style-name="Table53.A2" office:value-type="string">
            <text:p text:style-name="P77">I&amp;</text:p>
          </table:table-cell>
          <table:table-cell table:style-name="Table53.A2" office:value-type="string">
            <text:p text:style-name="P77">moveListLeft(SlipSequencer&amp;)</text:p>
          </table:table-cell>
          <table:table-cell table:style-name="Table53.C2" office:value-type="string">
            <text:p text:style-name="P77">Move the sequencer list to the left of the iterator current cell. Return the current cell.</text:p>
            <text:list xml:id="list25304265" text:continue-numbering="true" text:style-name="L16">
              <text:list-item>
                <text:p text:style-name="P322">If the input current cell is a list list body is moved to the left of the iterator current cell and the reader current list and current cell reference an empty list.</text:p>
              </text:list-item>
              <text:list-item>
                <text:p text:style-name="P322">Otherwise it is an error,</text:p>
              </text:list-item>
            </text:list>
          </table:table-cell>
        </table:table-row>
        <table:table-row>
          <table:table-cell table:style-name="Table53.A2" office:value-type="string">
            <text:p text:style-name="P77">I&amp;</text:p>
          </table:table-cell>
          <table:table-cell table:style-name="Table53.A2" office:value-type="string">
            <text:p text:style-name="P77">moveListRight(SlipReader&amp;)</text:p>
          </table:table-cell>
          <table:table-cell table:style-name="Table53.C2" office:value-type="string">
            <text:p text:style-name="P77">Move the reader current list to the right of the iterator current cell. Return the current cell.</text:p>
            <text:list xml:id="list25298085" text:continue-numbering="true" text:style-name="L16">
              <text:list-item>
                <text:p text:style-name="P322">The list body is moved to the left of the iterator current cell and the reader current list and current cell reference an empty list.</text:p>
              </text:list-item>
            </text:list>
          </table:table-cell>
        </table:table-row>
        <table:table-row>
          <table:table-cell table:style-name="Table53.A2" office:value-type="string">
            <text:p text:style-name="P77">I&amp;</text:p>
          </table:table-cell>
          <table:table-cell table:style-name="Table53.A2" office:value-type="string">
            <text:p text:style-name="P77">moveListRight(SlipSequencer&amp;)</text:p>
          </table:table-cell>
          <table:table-cell table:style-name="Table53.C2" office:value-type="string">
            <text:p text:style-name="P77">Move the sequencer list to the right of the iterator current cell. Return the current cell.</text:p>
            <text:list xml:id="list25302454" text:continue-numbering="true" text:style-name="L16">
              <text:list-item>
                <text:p text:style-name="P322">If the input current cell is a list list body is moved to the left of the iterator current cell and the reader current list and current cell reference an empty list.</text:p>
              </text:list-item>
              <text:list-item>
                <text:p text:style-name="P322">Otherwise it is an error,</text:p>
              </text:list-item>
            </text:list>
          </table:table-cell>
        </table:table-row>
        <table:table-row>
          <table:table-cell table:style-name="Table53.A2" office:value-type="string">
            <text:p text:style-name="P77">SlipCell&amp;</text:p>
          </table:table-cell>
          <table:table-cell table:style-name="Table53.A2" office:value-type="string">
            <text:p text:style-name="P77">moveRight(SlipReader&amp;)</text:p>
          </table:table-cell>
          <table:table-cell table:style-name="Table53.C2" office:value-type="string">
            <text:p text:style-name="P77">Move the reader current cell to the right of the iterator current cell. Return the current cell.</text:p>
            <text:list xml:id="list25293835" text:continue-numbering="true" text:style-name="L16">
              <text:list-item>
                <text:p text:style-name="P322">If the input current cell is a list then the list body is moved to the right of the iterator current cell and the input iterator references an empty list.</text:p>
              </text:list-item>
              <text:list-item>
                <text:p text:style-name="P322">Otherwise the input current cell is moved <text:soft-page-break/>and the input iterator references its predecessor cell.</text:p>
              </text:list-item>
            </text:list>
          </table:table-cell>
        </table:table-row>
        <table:table-row>
          <table:table-cell table:style-name="Table53.A2" office:value-type="string">
            <text:p text:style-name="P77">SlipCell&amp;</text:p>
          </table:table-cell>
          <table:table-cell table:style-name="Table53.A2" office:value-type="string">
            <text:p text:style-name="P77">moveRight(SlipSequencer&amp;)</text:p>
          </table:table-cell>
          <table:table-cell table:style-name="Table53.C2" office:value-type="string">
            <text:p text:style-name="P77">Move the reader current cell to the right of the iterator current cell. Return the current cell.</text:p>
            <text:list xml:id="list25305647" text:continue-numbering="true" text:style-name="L16">
              <text:list-item>
                <text:p text:style-name="P322">If the input current cell is a list then the list body is moved to the right of the iterator current cell and the input iterator references an empty list.</text:p>
              </text:list-item>
              <text:list-item>
                <text:p text:style-name="P322">Otherwise the input current cell is moved and the input iterator references its predecessor cell.</text:p>
              </text:list-item>
            </text:list>
          </table:table-cell>
        </table:table-row>
        <table:table-row>
          <table:table-cell table:style-name="Table53.A2" office:value-type="string">
            <text:p text:style-name="P77">SlipCell&amp;</text:p>
          </table:table-cell>
          <table:table-cell table:style-name="Table53.A2" office:value-type="string">
            <text:p text:style-name="P77">replace(SlipSequencer&amp;)</text:p>
          </table:table-cell>
          <table:table-cell table:style-name="Table53.C2" office:value-type="string">
            <text:p text:style-name="P77">The current cell referenced in the sequencer replaces the current cell referenced in <text:span text:style-name="T6">I</text:span>. Return a reference to the new cell.</text:p>
          </table:table-cell>
        </table:table-row>
        <table:table-row>
          <table:table-cell table:style-name="Table53.A2" office:value-type="string">
            <text:p text:style-name="P77">SlipCell&amp;</text:p>
          </table:table-cell>
          <table:table-cell table:style-name="Table53.A2" office:value-type="string">
            <text:p text:style-name="P77">unlink()</text:p>
          </table:table-cell>
          <table:table-cell table:style-name="Table53.C2" office:value-type="string">
            <text:p text:style-name="P77">The current cell is unlinked from the list and the iterator performs an advanceLWL() to reference its preceding cell. Return a reference to the unlinked cell.</text:p>
          </table:table-cell>
        </table:table-row>
      </table:table>
      <text:p text:style-name="SLIPParagraph"/>
      <text:p text:style-name="SLIPParagraph">An example of usage is given in Example 5-1.</text:p>
      <text:p text:style-name="P247"><draw:frame draw:style-name="fr11" draw:name="Frame19" text:anchor-type="paragraph" svg:width="5.2665in" draw:z-index="27"><draw:text-box fo:min-height="2.9244in"><text:p text:style-name="P132">SlipHeader H1 = new SlipHeader();</text:p><text:p text:style-name="P166">SlipHeader H2 = new SlipHeader();</text:p><text:p text:style-name="P166"><text:s text:c="3"/>H1.enqueue((long)0); <text:s text:c="4"/>// H1 = (0)</text:p><text:p text:style-name="P166"><text:s text:c="3"/>H1.enqueue((long)2); <text:s text:c="4"/>// H1 = (0 2)</text:p><text:p text:style-name="P166"><text:s text:c="3"/>H1.enqueue(H2); <text:s text:c="9"/>// H1 = (0 2 () )</text:p><text:p text:style-name="P166"><text:s text:c="3"/>H1.enqueue((long)4); <text:s text:c="4"/>// H1 = (0 2 () 4 )</text:p><text:p text:style-name="P166"><text:s text:c="3"/>H1.enqueue((long)6); <text:s text:c="4"/>// H1 = (0 2 () 4 6)</text:p><text:p text:style-name="P166"/><text:p text:style-name="P166">SlipSequencer S1 = new SlipSequencer(H1);</text:p><text:p text:style-name="P166">SlipReader <text:s text:c="3"/>R1 = new SlipReader(R1);</text:p><text:p text:style-name="P166"><text:s text:c="3"/>R1.advanceLER(); <text:s text:c="7"/>// data = 0</text:p><text:p text:style-name="P166"><text:s text:c="3"/>S1.advanceLER(); <text:s text:c="7"/>// data = 0</text:p><text:p text:style-name="P166"><text:s text:c="3"/>S1.advanceLER(); <text:s text:c="7"/>// data = 2</text:p><text:p text:style-name="P166"/><text:p text:style-name="P166"><text:s text:c="3"/>do { <text:s text:c="7"/>// R1 += S1</text:p><text:p text:style-name="P166"><text:s text:c="6"/>R1.currentCell() += S1.currentCell();</text:p><text:p text:style-name="P166"><text:s text:c="6"/>cout &lt;&lt; R1.toString() &lt;&lt; “ += “ &lt;&lt; S1.toString() &lt;&lt; endl;</text:p><text:p text:style-name="P166"><text:s text:c="6"/>S1 = R1.currentCell() + S1.currentCell()</text:p><text:p text:style-name="P166"><text:s text:c="6"/>S1.advanceLER();</text:p><text:p text:style-name="P166"><text:s text:c="3"/>} while(!S1.isHeader())</text:p><text:p text:style-name="P166"/><text:p text:style-name="P166">if (R1.isNumber()) cout &lt;&lt; “R1 is a number ” R1.getName()</text:p><text:p text:style-name="P166"><text:s text:c="24"/>&lt;&lt; endl;</text:p><text:p text:style-name="P166">if (S1.isHeader()) cout &lt;&lt; “S1 is a header” &lt;&lt; endl;</text:p><text:p text:style-name="P166">while(!(S1.advanceLER()).isHeader()) </text:p><text:p text:style-name="P166"><text:s text:c="3"/>cout &lt;&lt; S1.currentCell().toString() &lt;&lt; <text:s/>' ';</text:p><text:p text:style-name="P190">cout &lt;&lt; endl;</text:p><text:p text:style-name="P248"><text:reference-mark-start text:name="Example 5-1"/><text:span text:style-name="T6">Example </text:span><text:span text:style-name="T6"><text:sequence text:ref-name="refExample10" text:name="Example" text:formula="ooow:Example+1" style:num-format="1">5-1</text:sequence></text:span><text:span text:style-name="T6"> Iterator Example</text:span><text:reference-mark-end text:name="Example 5-1"/></text:p></draw:text-box></draw:frame></text:p>
      <text:p text:style-name="P240"><text:soft-page-break/>The output from Example 5.1 is:</text:p>
      <text:p text:style-name="P271">2 += 2<text:line-break/>6 += 4<text:line-break/>12 += 6<text:line-break/>R1 is a number LONG<text:line-break/>S1 is a header<text:line-break/>4 10 18</text:p>
      <text:p text:style-name="SLIPParagraph">An extended example of the iterators for <text:span text:style-name="Source_20_Text"><text:span text:style-name="T5">list = (a b (c (d) e ) f)</text:span></text:span><text:span text:style-name="Source_20_Text"><text:span text:style-name="T27"> </text:span></text:span><text:span text:style-name="Source_20_Text"><text:span text:style-name="T46">is given.</text:span></text:span></text:p>
      <text:p text:style-name="P266">The notation used is D(value) represents a <text:a xlink:type="simple" xlink:href="../../ReferenceManual/ReferenceManual/de/d45/classslip_1_1_slip_datum.html" text:style-name="Internet_20_link" text:visited-style-name="Visited_20_Internet_20_Link"><text:span text:style-name="T61">SlipDatum</text:span></text:a> value, H() represents a <text:a xlink:type="simple" xlink:href="../../ReferenceManual/ReferenceManual/db/dc3/classslip_1_1_slip_header.html" text:style-name="Internet_20_link" text:visited-style-name="Visited_20_Internet_20_Link"><text:span text:style-name="T60">SlipHeader</text:span></text:a> defined list, and N(H()) represents a <text:a xlink:type="simple" xlink:href="../../ReferenceManual/ReferenceManual/da/d1c/classslip_1_1_slip_sublist.html" text:style-name="Internet_20_link" text:visited-style-name="Visited_20_Internet_20_Link"><text:span text:style-name="T60">SlipSublist</text:span></text:a> reference, N() to the list H(). We transform the above list to the following linear relation:</text:p>
      <text:p text:style-name="SLIPParagraph"><text:span text:style-name="Source_20_Text"><text:s text:c="2"/></text:span><text:span text:style-name="Source_20_Text"><text:span text:style-name="T5">list = L1( D(a) D(b) N(L2(D(c) N(L3(D(d))) D(e)) D(f))</text:span></text:span></text:p>
      <text:p text:style-name="P7"><text:soft-page-break/>The spatial relation representing this list is:</text:p>
      <text:p text:style-name="P125"><text:span text:style-name="Source_20_Text"><text:s text:c="2"/></text:span><text:span text:style-name="Source_20_Text"><text:span text:style-name="T5">L1( D(a) D(b) N() D(f) )</text:span></text:span></text:p>
      <text:p text:style-name="P113"><text:span text:style-name="Source_20_Text"><text:s text:c="16"/></text:span><text:span text:style-name="Source_20_Text"><text:span text:style-name="T5">|</text:span></text:span></text:p>
      <text:p text:style-name="P141"><text:span text:style-name="Source_20_Text"><text:s text:c="16"/></text:span><text:span text:style-name="Source_20_Text"><text:span text:style-name="T5">|</text:span></text:span></text:p>
      <text:p text:style-name="P141"><text:span text:style-name="Source_20_Text"><text:s text:c="16"/></text:span><text:span text:style-name="Source_20_Text"><text:span text:style-name="T5">o L2( D(c) N() D(e) )</text:span></text:span></text:p>
      <text:p text:style-name="P141"><text:span text:style-name="Source_20_Text"><text:s text:c="27"/></text:span><text:span text:style-name="Source_20_Text"><text:span text:style-name="T5">|</text:span></text:span></text:p>
      <text:p text:style-name="P141"><text:span text:style-name="Source_20_Text"><text:s text:c="27"/></text:span><text:span text:style-name="Source_20_Text"><text:span text:style-name="T5">|</text:span></text:span></text:p>
      <text:p text:style-name="SLIPParagraph"><text:span text:style-name="Source_20_Text"><text:s text:c="27"/></text:span><text:span text:style-name="Source_20_Text"><text:span text:style-name="T5">o L3( D(d) )</text:span></text:span></text:p>
      <text:p text:style-name="SLIPParagraph">The following examples show the effect of advances for each iterator over the list. For linear advances the cell referenced is the same for the reader and sequencer. For structural advances they are very different.</text:p>
      <text:p text:style-name="SLIPParagraph">In our example there are two sublists, N(L2) and N(L3) representing the sublist cells referencing lists L2 and L3 respectively. Lists are shown as L1, L2 or L3, and data cells are shown as D().</text:p>
      <text:p text:style-name="SLIPParagraph">In the examples, the reader maintains a reference to the list, <text:span text:style-name="T6">List</text:span>, and its current cell, <text:span text:style-name="T6">Cell</text:span>, and the nesting depth, <text:span text:style-name="T6">Depth</text:span>. The sequencer contains a reference to its current cell, <text:span text:style-name="T6">Cell</text:span>.</text:p>
      <text:p text:style-name="P266">All iterators start at L1.</text:p>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office:value-type="string">
            <text:p text:style-name="P83">Method</text:p>
          </table:table-cell>
          <table:table-cell table:style-name="Table41.A1" table:number-columns-spanned="3" office:value-type="string">
            <text:p text:style-name="P83">Reader</text:p>
          </table:table-cell>
          <table:covered-table-cell/>
          <table:covered-table-cell/>
          <table:table-cell table:style-name="Table41.E1" office:value-type="string">
            <text:p text:style-name="P83">Sequencer</text:p>
          </table:table-cell>
        </table:table-row>
        <table:table-row>
          <table:table-cell table:style-name="Table41.A2" office:value-type="string">
            <text:p text:style-name="P83">advanceLER</text:p>
          </table:table-cell>
          <table:table-cell table:style-name="Table41.A2" office:value-type="string">
            <text:p text:style-name="P83">List</text:p>
          </table:table-cell>
          <table:table-cell table:style-name="Table41.C2" office:value-type="string">
            <text:p text:style-name="P83">Cell</text:p>
          </table:table-cell>
          <table:table-cell table:style-name="Table41.C2" office:value-type="string">
            <text:p text:style-name="P83">Depth</text:p>
          </table:table-cell>
          <table:table-cell table:style-name="Table41.E2" office:value-type="string">
            <text:p text:style-name="P83">Cell</text:p>
          </table:table-cell>
        </table:table-row>
        <table:table-row>
          <table:table-cell table:style-name="Table41.A2" office:value-type="string">
            <text:p text:style-name="P83">advanceLER</text:p>
          </table:table-cell>
          <table:table-cell table:style-name="Table41.A2" office:value-type="string">
            <text:p text:style-name="P77">L1</text:p>
          </table:table-cell>
          <table:table-cell table:style-name="Table41.C2" office:value-type="string">
            <text:p text:style-name="P77">D(a)</text:p>
          </table:table-cell>
          <table:table-cell table:style-name="Table41.D3" office:value-type="float" office:value="0">
            <text:p text:style-name="P77">0</text:p>
          </table:table-cell>
          <table:table-cell table:style-name="Table41.E2" office:value-type="string">
            <text:p text:style-name="P77">D(a)</text:p>
          </table:table-cell>
        </table:table-row>
        <table:table-row>
          <table:table-cell table:style-name="Table41.A2" office:value-type="string">
            <text:p text:style-name="P83">advanceLER</text:p>
          </table:table-cell>
          <table:table-cell table:style-name="Table41.A2" office:value-type="string">
            <text:p text:style-name="P77">L1</text:p>
          </table:table-cell>
          <table:table-cell table:style-name="Table41.C2" office:value-type="string">
            <text:p text:style-name="P77">D(b)</text:p>
          </table:table-cell>
          <table:table-cell table:style-name="Table41.D3" office:value-type="float" office:value="0">
            <text:p text:style-name="P77">0</text:p>
          </table:table-cell>
          <table:table-cell table:style-name="Table41.E2" office:value-type="string">
            <text:p text:style-name="P77">D(b)</text:p>
          </table:table-cell>
        </table:table-row>
        <table:table-row>
          <table:table-cell table:style-name="Table41.A2" office:value-type="string">
            <text:p text:style-name="P83">advanceLER</text:p>
          </table:table-cell>
          <table:table-cell table:style-name="Table41.A2" office:value-type="string">
            <text:p text:style-name="P77">L1</text:p>
          </table:table-cell>
          <table:table-cell table:style-name="Table41.C2" office:value-type="string">
            <text:p text:style-name="P77">D(f)</text:p>
          </table:table-cell>
          <table:table-cell table:style-name="Table41.D3" office:value-type="float" office:value="0">
            <text:p text:style-name="P77">0</text:p>
          </table:table-cell>
          <table:table-cell table:style-name="Table41.E2" office:value-type="string">
            <text:p text:style-name="P77">D(f)</text:p>
          </table:table-cell>
        </table:table-row>
        <table:table-row>
          <table:table-cell table:style-name="Table41.A6" office:value-type="string">
            <text:p text:style-name="P83">advanceLER</text:p>
          </table:table-cell>
          <table:table-cell table:style-name="Table41.A6" office:value-type="string">
            <text:p text:style-name="P77">L1</text:p>
          </table:table-cell>
          <table:table-cell table:style-name="Table41.C6" office:value-type="string">
            <text:p text:style-name="P77">L1</text:p>
          </table:table-cell>
          <table:table-cell table:style-name="Table41.D6" office:value-type="float" office:value="0">
            <text:p text:style-name="P77">0</text:p>
          </table:table-cell>
          <table:table-cell table:style-name="Table41.E6" office:value-type="string">
            <text:p text:style-name="P77">L1</text:p>
          </table:table-cell>
        </table:table-row>
      </table:table>
      <text:p text:style-name="P279"><text:reference-mark-start text:name="Example 5-2"/>Example <text:sequence text:ref-name="refExample11" text:name="Example" text:formula="ooow:Example+1" style:num-format="1">5-2</text:sequence> advanceLER<text:reference-mark-end text:name="Example 5-2"/></text:p>
      <text:p text:style-name="P279"/>
      <table:table table:name="Table42" table:style-name="Table42">
        <table:table-column table:style-name="Table42.A"/>
        <table:table-column table:style-name="Table42.B"/>
        <table:table-column table:style-name="Table42.C"/>
        <table:table-column table:style-name="Table42.D"/>
        <table:table-column table:style-name="Table42.E"/>
        <text:soft-page-break/>
        <table:table-row>
          <table:table-cell table:style-name="Table42.A1" office:value-type="string">
            <text:p text:style-name="P83">Method</text:p>
          </table:table-cell>
          <table:table-cell table:style-name="Table42.A1" table:number-columns-spanned="3" office:value-type="string">
            <text:p text:style-name="P83">Reader</text:p>
          </table:table-cell>
          <table:covered-table-cell/>
          <table:covered-table-cell/>
          <table:table-cell table:style-name="Table42.E1" office:value-type="string">
            <text:p text:style-name="P83">Sequencer</text:p>
          </table:table-cell>
        </table:table-row>
        <table:table-row>
          <table:table-cell table:style-name="Table42.A2" office:value-type="string">
            <text:p text:style-name="P83">advanceLEL</text:p>
          </table:table-cell>
          <table:table-cell table:style-name="Table42.A2" office:value-type="string">
            <text:p text:style-name="P83">List</text:p>
          </table:table-cell>
          <table:table-cell table:style-name="Table42.C2" office:value-type="string">
            <text:p text:style-name="P83">Cell</text:p>
          </table:table-cell>
          <table:table-cell table:style-name="Table42.C2" office:value-type="string">
            <text:p text:style-name="P83">Depth</text:p>
          </table:table-cell>
          <table:table-cell table:style-name="Table42.E2" office:value-type="string">
            <text:p text:style-name="P83">Cell</text:p>
          </table:table-cell>
        </table:table-row>
        <table:table-row>
          <table:table-cell table:style-name="Table42.A2" office:value-type="string">
            <text:p text:style-name="P83">advanceLEL</text:p>
          </table:table-cell>
          <table:table-cell table:style-name="Table42.A2" office:value-type="string">
            <text:p text:style-name="P77">L1</text:p>
          </table:table-cell>
          <table:table-cell table:style-name="Table42.C2" office:value-type="string">
            <text:p text:style-name="P77">D(f)</text:p>
          </table:table-cell>
          <table:table-cell table:style-name="Table42.D3" office:value-type="float" office:value="0">
            <text:p text:style-name="P77">0</text:p>
          </table:table-cell>
          <table:table-cell table:style-name="Table42.E2" office:value-type="string">
            <text:p text:style-name="P77">D(f)</text:p>
          </table:table-cell>
        </table:table-row>
        <table:table-row>
          <table:table-cell table:style-name="Table42.A2" office:value-type="string">
            <text:p text:style-name="P83">advanceLEL</text:p>
          </table:table-cell>
          <table:table-cell table:style-name="Table42.A2" office:value-type="string">
            <text:p text:style-name="P77">L1</text:p>
          </table:table-cell>
          <table:table-cell table:style-name="Table42.C2" office:value-type="string">
            <text:p text:style-name="P77">D(b)</text:p>
          </table:table-cell>
          <table:table-cell table:style-name="Table42.D3" office:value-type="float" office:value="0">
            <text:p text:style-name="P77">0</text:p>
          </table:table-cell>
          <table:table-cell table:style-name="Table42.E2" office:value-type="string">
            <text:p text:style-name="P77">D(b)</text:p>
          </table:table-cell>
        </table:table-row>
        <table:table-row>
          <table:table-cell table:style-name="Table42.A2" office:value-type="string">
            <text:p text:style-name="P83">advanceLEL</text:p>
          </table:table-cell>
          <table:table-cell table:style-name="Table42.A2" office:value-type="string">
            <text:p text:style-name="P77">L1</text:p>
          </table:table-cell>
          <table:table-cell table:style-name="Table42.C2" office:value-type="string">
            <text:p text:style-name="P77">D(a)</text:p>
          </table:table-cell>
          <table:table-cell table:style-name="Table42.D3" office:value-type="float" office:value="0">
            <text:p text:style-name="P77">0</text:p>
          </table:table-cell>
          <table:table-cell table:style-name="Table42.E2" office:value-type="string">
            <text:p text:style-name="P77">D(a)</text:p>
          </table:table-cell>
        </table:table-row>
        <table:table-row>
          <table:table-cell table:style-name="Table42.A6" office:value-type="string">
            <text:p text:style-name="P83">advanceLEL</text:p>
          </table:table-cell>
          <table:table-cell table:style-name="Table42.A6" office:value-type="string">
            <text:p text:style-name="P77">L1</text:p>
          </table:table-cell>
          <table:table-cell table:style-name="Table42.C6" office:value-type="string">
            <text:p text:style-name="P77">L1</text:p>
          </table:table-cell>
          <table:table-cell table:style-name="Table42.D6" office:value-type="float" office:value="0">
            <text:p text:style-name="P77">0</text:p>
          </table:table-cell>
          <table:table-cell table:style-name="Table42.E6" office:value-type="string">
            <text:p text:style-name="P77">L1</text:p>
          </table:table-cell>
        </table:table-row>
      </table:table>
      <text:p text:style-name="P282"><text:reference-mark-start text:name="Example 5-3"/><text:span text:style-name="T37">Example </text:span><text:span text:style-name="T37"><text:sequence text:ref-name="refExample12" text:name="Example" text:formula="ooow:Example+1" style:num-format="1">5-3</text:sequence></text:span><text:span text:style-name="T37"> advanceLEL</text:span><text:reference-mark-end text:name="Example 5-3"/></text:p>
      <table:table table:name="Table43" table:style-name="Table43">
        <table:table-column table:style-name="Table43.A"/>
        <table:table-column table:style-name="Table43.B"/>
        <table:table-column table:style-name="Table43.C"/>
        <table:table-column table:style-name="Table43.D"/>
        <table:table-column table:style-name="Table43.E"/>
        <table:table-row>
          <table:table-cell table:style-name="Table43.A1" office:value-type="string">
            <text:p text:style-name="P83">Method</text:p>
          </table:table-cell>
          <table:table-cell table:style-name="Table43.A1" table:number-columns-spanned="3" office:value-type="string">
            <text:p text:style-name="P83">Reader</text:p>
          </table:table-cell>
          <table:covered-table-cell/>
          <table:covered-table-cell/>
          <table:table-cell table:style-name="Table43.E1" office:value-type="string">
            <text:p text:style-name="P83">Sequencer</text:p>
          </table:table-cell>
        </table:table-row>
        <table:table-row>
          <table:table-cell table:style-name="Table43.A2" office:value-type="string">
            <text:p text:style-name="P83">advanceLNR</text:p>
          </table:table-cell>
          <table:table-cell table:style-name="Table43.A2" office:value-type="string">
            <text:p text:style-name="P83">List</text:p>
          </table:table-cell>
          <table:table-cell table:style-name="Table43.C2" office:value-type="string">
            <text:p text:style-name="P83">Cell</text:p>
          </table:table-cell>
          <table:table-cell table:style-name="Table43.C2" office:value-type="string">
            <text:p text:style-name="P83">Depth</text:p>
          </table:table-cell>
          <table:table-cell table:style-name="Table43.E2" office:value-type="string">
            <text:p text:style-name="P83">Cell</text:p>
          </table:table-cell>
        </table:table-row>
        <table:table-row>
          <table:table-cell table:style-name="Table43.A2" office:value-type="string">
            <text:p text:style-name="P83">advanceLNR</text:p>
          </table:table-cell>
          <table:table-cell table:style-name="Table43.A2" office:value-type="string">
            <text:p text:style-name="P77">L1</text:p>
          </table:table-cell>
          <table:table-cell table:style-name="Table43.C2" office:value-type="string">
            <text:p text:style-name="P77">N(L2)</text:p>
          </table:table-cell>
          <table:table-cell table:style-name="Table43.D3" office:value-type="float" office:value="0">
            <text:p text:style-name="P77">0</text:p>
          </table:table-cell>
          <table:table-cell table:style-name="Table43.E2" office:value-type="string">
            <text:p text:style-name="P77">N(L2)</text:p>
          </table:table-cell>
        </table:table-row>
        <table:table-row>
          <table:table-cell table:style-name="Table43.A4" office:value-type="string">
            <text:p text:style-name="P83">advanceLNR</text:p>
          </table:table-cell>
          <table:table-cell table:style-name="Table43.A4" office:value-type="string">
            <text:p text:style-name="P77">L1</text:p>
          </table:table-cell>
          <table:table-cell table:style-name="Table43.C4" office:value-type="string">
            <text:p text:style-name="P77">L1</text:p>
          </table:table-cell>
          <table:table-cell table:style-name="Table43.D4" office:value-type="float" office:value="0">
            <text:p text:style-name="P77">0</text:p>
          </table:table-cell>
          <table:table-cell table:style-name="Table43.E4" office:value-type="string">
            <text:p text:style-name="P77">L1</text:p>
          </table:table-cell>
        </table:table-row>
      </table:table>
      <text:p text:style-name="P282"><text:reference-mark-start text:name="Example 5-4"/><text:span text:style-name="T37">Example </text:span><text:span text:style-name="T37"><text:sequence text:ref-name="refExample13" text:name="Example" text:formula="ooow:Example+1" style:num-format="1">5-4</text:sequence></text:span><text:span text:style-name="T37"> advanceLNR</text:span><text:reference-mark-end text:name="Example 5-4"/></text:p>
      <text:p text:style-name="P281"/>
      <table:table table:name="Table44" table:style-name="Table44">
        <table:table-column table:style-name="Table44.A"/>
        <table:table-column table:style-name="Table44.B"/>
        <table:table-column table:style-name="Table44.C"/>
        <table:table-column table:style-name="Table44.D"/>
        <table:table-column table:style-name="Table44.E"/>
        <table:table-row>
          <table:table-cell table:style-name="Table44.A1" office:value-type="string">
            <text:p text:style-name="P83">Method</text:p>
          </table:table-cell>
          <table:table-cell table:style-name="Table44.A1" table:number-columns-spanned="3" office:value-type="string">
            <text:p text:style-name="P83">Reader</text:p>
          </table:table-cell>
          <table:covered-table-cell/>
          <table:covered-table-cell/>
          <table:table-cell table:style-name="Table44.E1" office:value-type="string">
            <text:p text:style-name="P83">Sequencer</text:p>
          </table:table-cell>
        </table:table-row>
        <table:table-row>
          <table:table-cell table:style-name="Table44.A2" office:value-type="string">
            <text:p text:style-name="P83">advanceLNL</text:p>
          </table:table-cell>
          <table:table-cell table:style-name="Table44.A2" office:value-type="string">
            <text:p text:style-name="P83">List</text:p>
          </table:table-cell>
          <table:table-cell table:style-name="Table44.C2" office:value-type="string">
            <text:p text:style-name="P83">Cell</text:p>
          </table:table-cell>
          <table:table-cell table:style-name="Table44.C2" office:value-type="string">
            <text:p text:style-name="P83">Depth</text:p>
          </table:table-cell>
          <table:table-cell table:style-name="Table44.E2" office:value-type="string">
            <text:p text:style-name="P83">Cell</text:p>
          </table:table-cell>
        </table:table-row>
        <table:table-row>
          <table:table-cell table:style-name="Table44.A2" office:value-type="string">
            <text:p text:style-name="P83">advanceLNL</text:p>
          </table:table-cell>
          <table:table-cell table:style-name="Table44.A2" office:value-type="string">
            <text:p text:style-name="P77">L1</text:p>
          </table:table-cell>
          <table:table-cell table:style-name="Table44.C2" office:value-type="string">
            <text:p text:style-name="P77">N(L2)</text:p>
          </table:table-cell>
          <table:table-cell table:style-name="Table44.D3" office:value-type="float" office:value="0">
            <text:p text:style-name="P77">0</text:p>
          </table:table-cell>
          <table:table-cell table:style-name="Table44.E2" office:value-type="string">
            <text:p text:style-name="P77">N(L2)</text:p>
          </table:table-cell>
        </table:table-row>
        <table:table-row>
          <table:table-cell table:style-name="Table44.A4" office:value-type="string">
            <text:p text:style-name="P83">advanceLNL</text:p>
          </table:table-cell>
          <table:table-cell table:style-name="Table44.A4" office:value-type="string">
            <text:p text:style-name="P77">L1</text:p>
          </table:table-cell>
          <table:table-cell table:style-name="Table44.C4" office:value-type="string">
            <text:p text:style-name="P77">L1</text:p>
          </table:table-cell>
          <table:table-cell table:style-name="Table44.D4" office:value-type="float" office:value="0">
            <text:p text:style-name="P77">0</text:p>
          </table:table-cell>
          <table:table-cell table:style-name="Table44.E4" office:value-type="string">
            <text:p text:style-name="P77">L1</text:p>
          </table:table-cell>
        </table:table-row>
      </table:table>
      <text:p text:style-name="P282"><text:reference-mark-start text:name="Example 5-5"/><text:span text:style-name="T37">Example </text:span><text:span text:style-name="T37"><text:sequence text:ref-name="refExample14" text:name="Example" text:formula="ooow:Example+1" style:num-format="1">5-5</text:sequence></text:span><text:span text:style-name="T37"> advanceLNL</text:span><text:reference-mark-end text:name="Example 5-5"/></text:p>
      <text:p text:style-name="P279"/>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office:value-type="string">
            <text:p text:style-name="P83">Method</text:p>
          </table:table-cell>
          <table:table-cell table:style-name="Table45.A1" table:number-columns-spanned="3" office:value-type="string">
            <text:p text:style-name="P83">Reader</text:p>
          </table:table-cell>
          <table:covered-table-cell/>
          <table:covered-table-cell/>
          <table:table-cell table:style-name="Table45.E1" office:value-type="string">
            <text:p text:style-name="P83">Sequencer</text:p>
          </table:table-cell>
        </table:table-row>
        <table:table-row>
          <table:table-cell table:style-name="Table45.A2" office:value-type="string">
            <text:p text:style-name="P83">advanceLWR</text:p>
          </table:table-cell>
          <table:table-cell table:style-name="Table45.A2" office:value-type="string">
            <text:p text:style-name="P83">List</text:p>
          </table:table-cell>
          <table:table-cell table:style-name="Table45.C2" office:value-type="string">
            <text:p text:style-name="P83">Cell</text:p>
          </table:table-cell>
          <table:table-cell table:style-name="Table45.C2" office:value-type="string">
            <text:p text:style-name="P83">Depth</text:p>
          </table:table-cell>
          <table:table-cell table:style-name="Table45.E2" office:value-type="string">
            <text:p text:style-name="P83">Cell</text:p>
          </table:table-cell>
        </table:table-row>
        <table:table-row>
          <table:table-cell table:style-name="Table45.A2" office:value-type="string">
            <text:p text:style-name="P83">advanceLWR</text:p>
          </table:table-cell>
          <table:table-cell table:style-name="Table45.A2" office:value-type="string">
            <text:p text:style-name="P77">L1</text:p>
          </table:table-cell>
          <table:table-cell table:style-name="Table45.C2" office:value-type="string">
            <text:p text:style-name="P77">D(a)</text:p>
          </table:table-cell>
          <table:table-cell table:style-name="Table45.D3" office:value-type="float" office:value="0">
            <text:p text:style-name="P77">0</text:p>
          </table:table-cell>
          <table:table-cell table:style-name="Table45.E2" office:value-type="string">
            <text:p text:style-name="P77">D(a)</text:p>
          </table:table-cell>
        </table:table-row>
        <table:table-row>
          <table:table-cell table:style-name="Table45.A2" office:value-type="string">
            <text:p text:style-name="P83">advanceLWR</text:p>
          </table:table-cell>
          <table:table-cell table:style-name="Table45.A2" office:value-type="string">
            <text:p text:style-name="P77">L1</text:p>
          </table:table-cell>
          <table:table-cell table:style-name="Table45.C2" office:value-type="string">
            <text:p text:style-name="P77">D(b)</text:p>
          </table:table-cell>
          <table:table-cell table:style-name="Table45.D3" office:value-type="float" office:value="0">
            <text:p text:style-name="P77">0</text:p>
          </table:table-cell>
          <table:table-cell table:style-name="Table45.E2" office:value-type="string">
            <text:p text:style-name="P77">D(b)</text:p>
          </table:table-cell>
        </table:table-row>
        <table:table-row>
          <table:table-cell table:style-name="Table45.A2" office:value-type="string">
            <text:p text:style-name="P83">advanceLWR</text:p>
          </table:table-cell>
          <table:table-cell table:style-name="Table45.A2" office:value-type="string">
            <text:p text:style-name="P77">L1</text:p>
          </table:table-cell>
          <table:table-cell table:style-name="Table45.C2" office:value-type="string">
            <text:p text:style-name="P77">N(L2)</text:p>
          </table:table-cell>
          <table:table-cell table:style-name="Table45.D3" office:value-type="float" office:value="0">
            <text:p text:style-name="P77">0</text:p>
          </table:table-cell>
          <table:table-cell table:style-name="Table45.E2" office:value-type="string">
            <text:p text:style-name="P77">N(L2)</text:p>
          </table:table-cell>
        </table:table-row>
        <table:table-row>
          <table:table-cell table:style-name="Table45.A2" office:value-type="string">
            <text:p text:style-name="P83">advanceLWR</text:p>
          </table:table-cell>
          <table:table-cell table:style-name="Table45.A2" office:value-type="string">
            <text:p text:style-name="P77">L1</text:p>
          </table:table-cell>
          <table:table-cell table:style-name="Table45.C2" office:value-type="string">
            <text:p text:style-name="P77">D(f)</text:p>
          </table:table-cell>
          <table:table-cell table:style-name="Table45.D3" office:value-type="float" office:value="0">
            <text:p text:style-name="P77">0</text:p>
          </table:table-cell>
          <table:table-cell table:style-name="Table45.E2" office:value-type="string">
            <text:p text:style-name="P77">D(f)</text:p>
          </table:table-cell>
        </table:table-row>
        <table:table-row>
          <table:table-cell table:style-name="Table45.A7" office:value-type="string">
            <text:p text:style-name="P83">advanceLWR</text:p>
          </table:table-cell>
          <table:table-cell table:style-name="Table45.A7" office:value-type="string">
            <text:p text:style-name="P77">L1</text:p>
          </table:table-cell>
          <table:table-cell table:style-name="Table45.C7" office:value-type="string">
            <text:p text:style-name="P77">L1</text:p>
          </table:table-cell>
          <table:table-cell table:style-name="Table45.D7" office:value-type="float" office:value="0">
            <text:p text:style-name="P77">0</text:p>
          </table:table-cell>
          <table:table-cell table:style-name="Table45.E7" office:value-type="string">
            <text:p text:style-name="P77">L1</text:p>
          </table:table-cell>
        </table:table-row>
      </table:table>
      <text:p text:style-name="P283"><text:reference-mark-start text:name="Example 5-6"/><text:span text:style-name="T38">Example </text:span><text:span text:style-name="T38"><text:sequence text:ref-name="refExample15" text:name="Example" text:formula="ooow:Example+1" style:num-format="1">5-6</text:sequence></text:span><text:span text:style-name="T38"> advanceLW</text:span>R<text:reference-mark-end text:name="Example 5-6"/></text:p>
      <text:p text:style-name="P283"><text:soft-page-break/></text:p>
      <table:table table:name="Table46" table:style-name="Table46">
        <table:table-column table:style-name="Table46.A"/>
        <table:table-column table:style-name="Table46.B"/>
        <table:table-column table:style-name="Table46.C"/>
        <table:table-column table:style-name="Table46.D"/>
        <table:table-column table:style-name="Table46.E"/>
        <table:table-row>
          <table:table-cell table:style-name="Table46.A1" office:value-type="string">
            <text:p text:style-name="P83">Method</text:p>
          </table:table-cell>
          <table:table-cell table:style-name="Table46.A1" table:number-columns-spanned="3" office:value-type="string">
            <text:p text:style-name="P83">Reader</text:p>
          </table:table-cell>
          <table:covered-table-cell/>
          <table:covered-table-cell/>
          <table:table-cell table:style-name="Table46.E1" office:value-type="string">
            <text:p text:style-name="P83">Sequencer</text:p>
          </table:table-cell>
        </table:table-row>
        <table:table-row>
          <table:table-cell table:style-name="Table46.A2" office:value-type="string">
            <text:p text:style-name="P83">advanceLWL</text:p>
          </table:table-cell>
          <table:table-cell table:style-name="Table46.A2" office:value-type="string">
            <text:p text:style-name="P83">List</text:p>
          </table:table-cell>
          <table:table-cell table:style-name="Table46.C2" office:value-type="string">
            <text:p text:style-name="P83">Cell</text:p>
          </table:table-cell>
          <table:table-cell table:style-name="Table46.C2" office:value-type="string">
            <text:p text:style-name="P83">Depth</text:p>
          </table:table-cell>
          <table:table-cell table:style-name="Table46.E2" office:value-type="string">
            <text:p text:style-name="P83">Cell</text:p>
          </table:table-cell>
        </table:table-row>
        <table:table-row>
          <table:table-cell table:style-name="Table46.A2" office:value-type="string">
            <text:p text:style-name="P83">advanceLWL</text:p>
          </table:table-cell>
          <table:table-cell table:style-name="Table46.A2" office:value-type="string">
            <text:p text:style-name="P77">L1</text:p>
          </table:table-cell>
          <table:table-cell table:style-name="Table46.C2" office:value-type="string">
            <text:p text:style-name="P77">D(f)</text:p>
          </table:table-cell>
          <table:table-cell table:style-name="Table46.D3" office:value-type="float" office:value="0">
            <text:p text:style-name="P77">0</text:p>
          </table:table-cell>
          <table:table-cell table:style-name="Table46.E2" office:value-type="string">
            <text:p text:style-name="P77">D(f)</text:p>
          </table:table-cell>
        </table:table-row>
        <table:table-row>
          <table:table-cell table:style-name="Table46.A2" office:value-type="string">
            <text:p text:style-name="P83">advanceLWL</text:p>
          </table:table-cell>
          <table:table-cell table:style-name="Table46.A2" office:value-type="string">
            <text:p text:style-name="P77">L1</text:p>
          </table:table-cell>
          <table:table-cell table:style-name="Table46.C2" office:value-type="string">
            <text:p text:style-name="P77">N(L2)</text:p>
          </table:table-cell>
          <table:table-cell table:style-name="Table46.D3" office:value-type="float" office:value="0">
            <text:p text:style-name="P77">0</text:p>
          </table:table-cell>
          <table:table-cell table:style-name="Table46.E2" office:value-type="string">
            <text:p text:style-name="P77">N(L2)</text:p>
          </table:table-cell>
        </table:table-row>
        <table:table-row>
          <table:table-cell table:style-name="Table46.A2" office:value-type="string">
            <text:p text:style-name="P83">advanceLWL</text:p>
          </table:table-cell>
          <table:table-cell table:style-name="Table46.A2" office:value-type="string">
            <text:p text:style-name="P77">L1</text:p>
          </table:table-cell>
          <table:table-cell table:style-name="Table46.C2" office:value-type="string">
            <text:p text:style-name="P77">D(b)</text:p>
          </table:table-cell>
          <table:table-cell table:style-name="Table46.D3" office:value-type="float" office:value="0">
            <text:p text:style-name="P77">0</text:p>
          </table:table-cell>
          <table:table-cell table:style-name="Table46.E2" office:value-type="string">
            <text:p text:style-name="P77">D(b)</text:p>
          </table:table-cell>
        </table:table-row>
        <table:table-row>
          <table:table-cell table:style-name="Table46.A2" office:value-type="string">
            <text:p text:style-name="P83">advanceLWL</text:p>
          </table:table-cell>
          <table:table-cell table:style-name="Table46.A2" office:value-type="string">
            <text:p text:style-name="P77">L1</text:p>
          </table:table-cell>
          <table:table-cell table:style-name="Table46.C2" office:value-type="string">
            <text:p text:style-name="P77">D(a)</text:p>
          </table:table-cell>
          <table:table-cell table:style-name="Table46.D3" office:value-type="float" office:value="0">
            <text:p text:style-name="P77">0</text:p>
          </table:table-cell>
          <table:table-cell table:style-name="Table46.E2" office:value-type="string">
            <text:p text:style-name="P77">D(a)</text:p>
          </table:table-cell>
        </table:table-row>
        <table:table-row>
          <table:table-cell table:style-name="Table46.A7" office:value-type="string">
            <text:p text:style-name="P83">advanceLWL</text:p>
          </table:table-cell>
          <table:table-cell table:style-name="Table46.A7" office:value-type="string">
            <text:p text:style-name="P77">L1</text:p>
          </table:table-cell>
          <table:table-cell table:style-name="Table46.C7" office:value-type="string">
            <text:p text:style-name="P77">L1</text:p>
          </table:table-cell>
          <table:table-cell table:style-name="Table46.D7" office:value-type="float" office:value="0">
            <text:p text:style-name="P77">0</text:p>
          </table:table-cell>
          <table:table-cell table:style-name="Table46.E7" office:value-type="string">
            <text:p text:style-name="P77">L1</text:p>
          </table:table-cell>
        </table:table-row>
      </table:table>
      <text:p text:style-name="P279"><text:reference-mark-start text:name="Example 5-7"/>Example <text:sequence text:ref-name="refExample16" text:name="Example" text:formula="ooow:Example+1" style:num-format="1">5-7</text:sequence> advanceLWL<text:reference-mark-end text:name="Example 5-7"/></text:p>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office:value-type="string">
            <text:p text:style-name="P83">Method</text:p>
          </table:table-cell>
          <table:table-cell table:style-name="Table47.A1" table:number-columns-spanned="3" office:value-type="string">
            <text:p text:style-name="P83">Reader</text:p>
          </table:table-cell>
          <table:covered-table-cell/>
          <table:covered-table-cell/>
          <table:table-cell table:style-name="Table47.E1" office:value-type="string">
            <text:p text:style-name="P83">Sequencer</text:p>
          </table:table-cell>
        </table:table-row>
        <table:table-row>
          <table:table-cell table:style-name="Table47.A2" office:value-type="string">
            <text:p text:style-name="P83">advanceSER</text:p>
          </table:table-cell>
          <table:table-cell table:style-name="Table47.A2" office:value-type="string">
            <text:p text:style-name="P83">List</text:p>
          </table:table-cell>
          <table:table-cell table:style-name="Table47.C2" office:value-type="string">
            <text:p text:style-name="P83">Cell</text:p>
          </table:table-cell>
          <table:table-cell table:style-name="Table47.C2" office:value-type="string">
            <text:p text:style-name="P83">Depth</text:p>
          </table:table-cell>
          <table:table-cell table:style-name="Table47.E2" office:value-type="string">
            <text:p text:style-name="P83">Cell</text:p>
          </table:table-cell>
        </table:table-row>
        <table:table-row>
          <table:table-cell table:style-name="Table47.A2" office:value-type="string">
            <text:p text:style-name="P83">advanceSER</text:p>
          </table:table-cell>
          <table:table-cell table:style-name="Table47.A2" office:value-type="string">
            <text:p text:style-name="P77">L1</text:p>
          </table:table-cell>
          <table:table-cell table:style-name="Table47.C2" office:value-type="string">
            <text:p text:style-name="P77">D(a)</text:p>
          </table:table-cell>
          <table:table-cell table:style-name="Table47.D3" office:value-type="float" office:value="0">
            <text:p text:style-name="P77">0</text:p>
          </table:table-cell>
          <table:table-cell table:style-name="Table47.E2" office:value-type="string">
            <text:p text:style-name="P77">D(a)</text:p>
          </table:table-cell>
        </table:table-row>
        <table:table-row>
          <table:table-cell table:style-name="Table47.A2" office:value-type="string">
            <text:p text:style-name="P83">advanceSER</text:p>
          </table:table-cell>
          <table:table-cell table:style-name="Table47.A2" office:value-type="string">
            <text:p text:style-name="P77">L1</text:p>
          </table:table-cell>
          <table:table-cell table:style-name="Table47.C2" office:value-type="string">
            <text:p text:style-name="P77">D(b)</text:p>
          </table:table-cell>
          <table:table-cell table:style-name="Table47.D3" office:value-type="float" office:value="0">
            <text:p text:style-name="P77">0</text:p>
          </table:table-cell>
          <table:table-cell table:style-name="Table47.E2" office:value-type="string">
            <text:p text:style-name="P77">D(b)</text:p>
          </table:table-cell>
        </table:table-row>
        <table:table-row>
          <table:table-cell table:style-name="Table47.A2" office:value-type="string">
            <text:p text:style-name="P83">advanceSER</text:p>
          </table:table-cell>
          <table:table-cell table:style-name="Table47.A2" office:value-type="string">
            <text:p text:style-name="P77">L2</text:p>
          </table:table-cell>
          <table:table-cell table:style-name="Table47.C2" office:value-type="string">
            <text:p text:style-name="P77">D(c)</text:p>
          </table:table-cell>
          <table:table-cell table:style-name="Table47.D3" office:value-type="float" office:value="1">
            <text:p text:style-name="P77">1</text:p>
          </table:table-cell>
          <table:table-cell table:style-name="Table47.E2" office:value-type="string">
            <text:p text:style-name="P77">D(c)</text:p>
          </table:table-cell>
        </table:table-row>
        <table:table-row>
          <table:table-cell table:style-name="Table47.A2" office:value-type="string">
            <text:p text:style-name="P83">advanceSER</text:p>
          </table:table-cell>
          <table:table-cell table:style-name="Table47.A2" office:value-type="string">
            <text:p text:style-name="P77">L3</text:p>
          </table:table-cell>
          <table:table-cell table:style-name="Table47.C2" office:value-type="string">
            <text:p text:style-name="P77">D(d)</text:p>
          </table:table-cell>
          <table:table-cell table:style-name="Table47.D3" office:value-type="float" office:value="2">
            <text:p text:style-name="P77">2</text:p>
          </table:table-cell>
          <table:table-cell table:style-name="Table47.E2" office:value-type="string">
            <text:p text:style-name="P77">D(d)</text:p>
          </table:table-cell>
        </table:table-row>
        <table:table-row>
          <table:table-cell table:style-name="Table47.A2" office:value-type="string">
            <text:p text:style-name="P83">advanceSER</text:p>
          </table:table-cell>
          <table:table-cell table:style-name="Table47.A2" office:value-type="string">
            <text:p text:style-name="P77">L2</text:p>
          </table:table-cell>
          <table:table-cell table:style-name="Table47.C2" office:value-type="string">
            <text:p text:style-name="P77">D(e)</text:p>
          </table:table-cell>
          <table:table-cell table:style-name="Table47.D3" office:value-type="float" office:value="1">
            <text:p text:style-name="P77">1</text:p>
          </table:table-cell>
          <table:table-cell table:style-name="Table47.E2" office:value-type="string">
            <text:p text:style-name="P77">L3</text:p>
          </table:table-cell>
        </table:table-row>
        <table:table-row>
          <table:table-cell table:style-name="Table47.A2" office:value-type="string">
            <text:p text:style-name="P83">advanceSER</text:p>
          </table:table-cell>
          <table:table-cell table:style-name="Table47.A2" office:value-type="string">
            <text:p text:style-name="P77">L1</text:p>
          </table:table-cell>
          <table:table-cell table:style-name="Table47.C2" office:value-type="string">
            <text:p text:style-name="P77">D(f)</text:p>
          </table:table-cell>
          <table:table-cell table:style-name="Table47.D3" office:value-type="float" office:value="0">
            <text:p text:style-name="P77">0</text:p>
          </table:table-cell>
          <table:table-cell table:style-name="Table47.E2" office:value-type="string">
            <text:p text:style-name="P77">L3</text:p>
          </table:table-cell>
        </table:table-row>
        <table:table-row>
          <table:table-cell table:style-name="Table47.A9" office:value-type="string">
            <text:p text:style-name="P83">advanceSER</text:p>
          </table:table-cell>
          <table:table-cell table:style-name="Table47.A9" office:value-type="string">
            <text:p text:style-name="P77">L1</text:p>
          </table:table-cell>
          <table:table-cell table:style-name="Table47.C9" office:value-type="string">
            <text:p text:style-name="P77">L1</text:p>
          </table:table-cell>
          <table:table-cell table:style-name="Table47.D9" office:value-type="float" office:value="0">
            <text:p text:style-name="P77">0</text:p>
          </table:table-cell>
          <table:table-cell table:style-name="Table47.E9" office:value-type="string">
            <text:p text:style-name="P77">L3</text:p>
          </table:table-cell>
        </table:table-row>
      </table:table>
      <text:p text:style-name="P282"><text:reference-mark-start text:name="Example 5-8"/><text:span text:style-name="T37">Example </text:span><text:span text:style-name="T37"><text:sequence text:ref-name="refExample17" text:name="Example" text:formula="ooow:Example+1" style:num-format="1">5-8</text:sequence></text:span><text:span text:style-name="T37"> advanceSER</text:span><text:reference-mark-end text:name="Example 5-8"/></text:p>
      <text:p text:style-name="P279"/>
      <table:table table:name="Table48" table:style-name="Table48">
        <table:table-column table:style-name="Table48.A"/>
        <table:table-column table:style-name="Table48.B"/>
        <table:table-column table:style-name="Table48.C"/>
        <table:table-column table:style-name="Table48.D"/>
        <table:table-column table:style-name="Table48.E"/>
        <text:soft-page-break/>
        <table:table-row>
          <table:table-cell table:style-name="Table48.A1" office:value-type="string">
            <text:p text:style-name="P83">Method</text:p>
          </table:table-cell>
          <table:table-cell table:style-name="Table48.A1" table:number-columns-spanned="3" office:value-type="string">
            <text:p text:style-name="P83">Reader</text:p>
          </table:table-cell>
          <table:covered-table-cell/>
          <table:covered-table-cell/>
          <table:table-cell table:style-name="Table48.E1" office:value-type="string">
            <text:p text:style-name="P83">Sequencer</text:p>
          </table:table-cell>
        </table:table-row>
        <table:table-row>
          <table:table-cell table:style-name="Table48.A2" office:value-type="string">
            <text:p text:style-name="P83">advanceSEL</text:p>
          </table:table-cell>
          <table:table-cell table:style-name="Table48.A2" office:value-type="string">
            <text:p text:style-name="P83">List</text:p>
          </table:table-cell>
          <table:table-cell table:style-name="Table48.C2" office:value-type="string">
            <text:p text:style-name="P83">Cell</text:p>
          </table:table-cell>
          <table:table-cell table:style-name="Table48.C2" office:value-type="string">
            <text:p text:style-name="P83">Depth</text:p>
          </table:table-cell>
          <table:table-cell table:style-name="Table48.E2" office:value-type="string">
            <text:p text:style-name="P83">Cell</text:p>
          </table:table-cell>
        </table:table-row>
        <table:table-row>
          <table:table-cell table:style-name="Table48.A2" office:value-type="string">
            <text:p text:style-name="P83">advanceSEL</text:p>
          </table:table-cell>
          <table:table-cell table:style-name="Table48.A2" office:value-type="string">
            <text:p text:style-name="P77">L1</text:p>
          </table:table-cell>
          <table:table-cell table:style-name="Table48.C2" office:value-type="string">
            <text:p text:style-name="P77">D(f)</text:p>
          </table:table-cell>
          <table:table-cell table:style-name="Table48.D3" office:value-type="float" office:value="0">
            <text:p text:style-name="P77">0</text:p>
          </table:table-cell>
          <table:table-cell table:style-name="Table48.E2" office:value-type="string">
            <text:p text:style-name="P77">D(f)</text:p>
          </table:table-cell>
        </table:table-row>
        <table:table-row>
          <table:table-cell table:style-name="Table48.A2" office:value-type="string">
            <text:p text:style-name="P83">advanceSEL</text:p>
          </table:table-cell>
          <table:table-cell table:style-name="Table48.A2" office:value-type="string">
            <text:p text:style-name="P77">L2</text:p>
          </table:table-cell>
          <table:table-cell table:style-name="Table48.C2" office:value-type="string">
            <text:p text:style-name="P77">D(e)</text:p>
          </table:table-cell>
          <table:table-cell table:style-name="Table48.D3" office:value-type="float" office:value="1">
            <text:p text:style-name="P77">1</text:p>
          </table:table-cell>
          <table:table-cell table:style-name="Table48.E2" office:value-type="string">
            <text:p text:style-name="P77">D(e)</text:p>
          </table:table-cell>
        </table:table-row>
        <table:table-row>
          <table:table-cell table:style-name="Table48.A2" office:value-type="string">
            <text:p text:style-name="P83">advanceSEL</text:p>
          </table:table-cell>
          <table:table-cell table:style-name="Table48.A2" office:value-type="string">
            <text:p text:style-name="P77">L3</text:p>
          </table:table-cell>
          <table:table-cell table:style-name="Table48.C2" office:value-type="string">
            <text:p text:style-name="P77">D(d)</text:p>
          </table:table-cell>
          <table:table-cell table:style-name="Table48.D3" office:value-type="float" office:value="2">
            <text:p text:style-name="P77">2</text:p>
          </table:table-cell>
          <table:table-cell table:style-name="Table48.E2" office:value-type="string">
            <text:p text:style-name="P77">D(d)</text:p>
          </table:table-cell>
        </table:table-row>
        <table:table-row>
          <table:table-cell table:style-name="Table48.A2" office:value-type="string">
            <text:p text:style-name="P83">advanceSEL</text:p>
          </table:table-cell>
          <table:table-cell table:style-name="Table48.A2" office:value-type="string">
            <text:p text:style-name="P77">L2</text:p>
          </table:table-cell>
          <table:table-cell table:style-name="Table48.C2" office:value-type="string">
            <text:p text:style-name="P77">D(c)</text:p>
          </table:table-cell>
          <table:table-cell table:style-name="Table48.D3" office:value-type="float" office:value="1">
            <text:p text:style-name="P77">1</text:p>
          </table:table-cell>
          <table:table-cell table:style-name="Table48.E2" office:value-type="string">
            <text:p text:style-name="P77">L3</text:p>
          </table:table-cell>
        </table:table-row>
        <table:table-row>
          <table:table-cell table:style-name="Table48.A2" office:value-type="string">
            <text:p text:style-name="P83">advanceSEL</text:p>
          </table:table-cell>
          <table:table-cell table:style-name="Table48.A2" office:value-type="string">
            <text:p text:style-name="P77">L1</text:p>
          </table:table-cell>
          <table:table-cell table:style-name="Table48.C2" office:value-type="string">
            <text:p text:style-name="P77">D(b)</text:p>
          </table:table-cell>
          <table:table-cell table:style-name="Table48.D3" office:value-type="float" office:value="0">
            <text:p text:style-name="P77">0</text:p>
          </table:table-cell>
          <table:table-cell table:style-name="Table48.E2" office:value-type="string">
            <text:p text:style-name="P77">D(d)</text:p>
          </table:table-cell>
        </table:table-row>
        <table:table-row>
          <table:table-cell table:style-name="Table48.A2" office:value-type="string">
            <text:p text:style-name="P83">advanceSEL</text:p>
          </table:table-cell>
          <table:table-cell table:style-name="Table48.A2" office:value-type="string">
            <text:p text:style-name="P77">L1</text:p>
          </table:table-cell>
          <table:table-cell table:style-name="Table48.C2" office:value-type="string">
            <text:p text:style-name="P77">D(a)</text:p>
          </table:table-cell>
          <table:table-cell table:style-name="Table48.D3" office:value-type="float" office:value="0">
            <text:p text:style-name="P77">0</text:p>
          </table:table-cell>
          <table:table-cell table:style-name="Table48.E2" office:value-type="string">
            <text:p text:style-name="P77">L3</text:p>
          </table:table-cell>
        </table:table-row>
        <table:table-row>
          <table:table-cell table:style-name="Table48.A9" office:value-type="string">
            <text:p text:style-name="P83">advanceSEL</text:p>
          </table:table-cell>
          <table:table-cell table:style-name="Table48.A9" office:value-type="string">
            <text:p text:style-name="P77">L1</text:p>
          </table:table-cell>
          <table:table-cell table:style-name="Table48.C9" office:value-type="string">
            <text:p text:style-name="P77">L1</text:p>
          </table:table-cell>
          <table:table-cell table:style-name="Table48.D9" office:value-type="float" office:value="0">
            <text:p text:style-name="P77">0</text:p>
          </table:table-cell>
          <table:table-cell table:style-name="Table48.E9" office:value-type="string">
            <text:p text:style-name="P77">D(d)</text:p>
          </table:table-cell>
        </table:table-row>
      </table:table>
      <text:p text:style-name="P283"><text:reference-mark-start text:name="Example 5-9"/><text:span text:style-name="T38">Example </text:span><text:span text:style-name="T38"><text:sequence text:ref-name="refExample18" text:name="Example" text:formula="ooow:Example+1" style:num-format="1">5-9</text:sequence></text:span><text:span text:style-name="T38"> advanceSEL</text:span><text:reference-mark-end text:name="Example 5-9"/></text:p>
      <text:p text:style-name="P279"/>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office:value-type="string">
            <text:p text:style-name="P83">Method</text:p>
          </table:table-cell>
          <table:table-cell table:style-name="Table49.A1" table:number-columns-spanned="3" office:value-type="string">
            <text:p text:style-name="P83">Reader</text:p>
          </table:table-cell>
          <table:covered-table-cell/>
          <table:covered-table-cell/>
          <table:table-cell table:style-name="Table49.E1" office:value-type="string">
            <text:p text:style-name="P83">Sequencer</text:p>
          </table:table-cell>
        </table:table-row>
        <table:table-row>
          <table:table-cell table:style-name="Table49.A2" office:value-type="string">
            <text:p text:style-name="P64">advanceSNR</text:p>
          </table:table-cell>
          <table:table-cell table:style-name="Table49.A2" office:value-type="string">
            <text:p text:style-name="P83">List</text:p>
          </table:table-cell>
          <table:table-cell table:style-name="Table49.C2" office:value-type="string">
            <text:p text:style-name="P83">Cell</text:p>
          </table:table-cell>
          <table:table-cell table:style-name="Table49.C2" office:value-type="string">
            <text:p text:style-name="P83">Depth</text:p>
          </table:table-cell>
          <table:table-cell table:style-name="Table49.E2" office:value-type="string">
            <text:p text:style-name="P83">Cell</text:p>
          </table:table-cell>
        </table:table-row>
        <table:table-row>
          <table:table-cell table:style-name="Table49.A2" office:value-type="string">
            <text:p text:style-name="P64">advanceSNR</text:p>
          </table:table-cell>
          <table:table-cell table:style-name="Table49.A2" office:value-type="string">
            <text:p text:style-name="P77">L1</text:p>
          </table:table-cell>
          <table:table-cell table:style-name="Table49.C2" office:value-type="string">
            <text:p text:style-name="P77">N(L2)</text:p>
          </table:table-cell>
          <table:table-cell table:style-name="Table49.D3" office:value-type="float" office:value="0">
            <text:p text:style-name="P77">0</text:p>
          </table:table-cell>
          <table:table-cell table:style-name="Table49.E2" office:value-type="string">
            <text:p text:style-name="P77">N(L2)</text:p>
          </table:table-cell>
        </table:table-row>
        <table:table-row>
          <table:table-cell table:style-name="Table49.A2" office:value-type="string">
            <text:p text:style-name="P64">advanceSNR</text:p>
          </table:table-cell>
          <table:table-cell table:style-name="Table49.A2" office:value-type="string">
            <text:p text:style-name="P77">L2</text:p>
          </table:table-cell>
          <table:table-cell table:style-name="Table49.C2" office:value-type="string">
            <text:p text:style-name="P77">N(L3)</text:p>
          </table:table-cell>
          <table:table-cell table:style-name="Table49.D3" office:value-type="float" office:value="1">
            <text:p text:style-name="P77">1</text:p>
          </table:table-cell>
          <table:table-cell table:style-name="Table49.E2" office:value-type="string">
            <text:p text:style-name="P77">N(L3)</text:p>
          </table:table-cell>
        </table:table-row>
        <table:table-row>
          <table:table-cell table:style-name="Table49.A5" office:value-type="string">
            <text:p text:style-name="P64">advanceSNR</text:p>
          </table:table-cell>
          <table:table-cell table:style-name="Table49.A5" office:value-type="string">
            <text:p text:style-name="P77">L1</text:p>
          </table:table-cell>
          <table:table-cell table:style-name="Table49.C5" office:value-type="string">
            <text:p text:style-name="P77">L1)</text:p>
          </table:table-cell>
          <table:table-cell table:style-name="Table49.D5" office:value-type="float" office:value="0">
            <text:p text:style-name="P77">0</text:p>
          </table:table-cell>
          <table:table-cell table:style-name="Table49.E5" office:value-type="string">
            <text:p text:style-name="P77">L3</text:p>
          </table:table-cell>
        </table:table-row>
      </table:table>
      <text:p text:style-name="P282"><text:reference-mark-start text:name="Example 5-10"/><text:span text:style-name="T37">Example </text:span><text:span text:style-name="T37"><text:sequence text:ref-name="refExample19" text:name="Example" text:formula="ooow:Example+1" style:num-format="1">5-10</text:sequence></text:span><text:span text:style-name="T37"> advanceSNR</text:span><text:reference-mark-end text:name="Example 5-10"/></text:p>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office:value-type="string">
            <text:p text:style-name="P83">Method</text:p>
          </table:table-cell>
          <table:table-cell table:style-name="Table50.A1" table:number-columns-spanned="3" office:value-type="string">
            <text:p text:style-name="P83">Reader</text:p>
          </table:table-cell>
          <table:covered-table-cell/>
          <table:covered-table-cell/>
          <table:table-cell table:style-name="Table50.E1" office:value-type="string">
            <text:p text:style-name="P83">Sequencer</text:p>
          </table:table-cell>
        </table:table-row>
        <table:table-row>
          <table:table-cell table:style-name="Table50.A2" office:value-type="string">
            <text:p text:style-name="P64">advanceSNL</text:p>
          </table:table-cell>
          <table:table-cell table:style-name="Table50.A2" office:value-type="string">
            <text:p text:style-name="P83">List</text:p>
          </table:table-cell>
          <table:table-cell table:style-name="Table50.C2" office:value-type="string">
            <text:p text:style-name="P83">Cell</text:p>
          </table:table-cell>
          <table:table-cell table:style-name="Table50.C2" office:value-type="string">
            <text:p text:style-name="P83">Depth</text:p>
          </table:table-cell>
          <table:table-cell table:style-name="Table50.E2" office:value-type="string">
            <text:p text:style-name="P83">Cell</text:p>
          </table:table-cell>
        </table:table-row>
        <table:table-row>
          <table:table-cell table:style-name="Table50.A2" office:value-type="string">
            <text:p text:style-name="P64">advanceSNL</text:p>
          </table:table-cell>
          <table:table-cell table:style-name="Table50.A2" office:value-type="string">
            <text:p text:style-name="P77">L1</text:p>
          </table:table-cell>
          <table:table-cell table:style-name="Table50.C2" office:value-type="string">
            <text:p text:style-name="P77">N(L2)</text:p>
          </table:table-cell>
          <table:table-cell table:style-name="Table50.D3" office:value-type="float" office:value="0">
            <text:p text:style-name="P77">0</text:p>
          </table:table-cell>
          <table:table-cell table:style-name="Table50.E2" office:value-type="string">
            <text:p text:style-name="P77">N(L2)</text:p>
          </table:table-cell>
        </table:table-row>
        <table:table-row>
          <table:table-cell table:style-name="Table50.A2" office:value-type="string">
            <text:p text:style-name="P64">advanceSNL</text:p>
          </table:table-cell>
          <table:table-cell table:style-name="Table50.A2" office:value-type="string">
            <text:p text:style-name="P77">L2</text:p>
          </table:table-cell>
          <table:table-cell table:style-name="Table50.C2" office:value-type="string">
            <text:p text:style-name="P77">N(L3)</text:p>
          </table:table-cell>
          <table:table-cell table:style-name="Table50.D3" office:value-type="float" office:value="1">
            <text:p text:style-name="P77">1</text:p>
          </table:table-cell>
          <table:table-cell table:style-name="Table50.E2" office:value-type="string">
            <text:p text:style-name="P77">N(L3)</text:p>
          </table:table-cell>
        </table:table-row>
        <table:table-row>
          <table:table-cell table:style-name="Table50.A5" office:value-type="string">
            <text:p text:style-name="P64">advanceSNL</text:p>
          </table:table-cell>
          <table:table-cell table:style-name="Table50.A5" office:value-type="string">
            <text:p text:style-name="P77">L1</text:p>
          </table:table-cell>
          <table:table-cell table:style-name="Table50.C5" office:value-type="string">
            <text:p text:style-name="P77">L1)</text:p>
          </table:table-cell>
          <table:table-cell table:style-name="Table50.D5" office:value-type="float" office:value="0">
            <text:p text:style-name="P77">0</text:p>
          </table:table-cell>
          <table:table-cell table:style-name="Table50.E5" office:value-type="string">
            <text:p text:style-name="P77">L3</text:p>
          </table:table-cell>
        </table:table-row>
      </table:table>
      <text:p text:style-name="P282"><text:reference-mark-start text:name="Example 5-11"/><text:span text:style-name="T37">Example </text:span><text:span text:style-name="T37"><text:sequence text:ref-name="refExample20" text:name="Example" text:formula="ooow:Example+1" style:num-format="1">5-11</text:sequence></text:span><text:span text:style-name="T37"> advanceSNL</text:span><text:reference-mark-end text:name="Example 5-11"/></text:p>
      <table:table table:name="Table51" table:style-name="Table51">
        <table:table-column table:style-name="Table51.A"/>
        <table:table-column table:style-name="Table51.B"/>
        <table:table-column table:style-name="Table51.C"/>
        <table:table-column table:style-name="Table51.D"/>
        <table:table-column table:style-name="Table51.E"/>
        <text:soft-page-break/>
        <table:table-row>
          <table:table-cell table:style-name="Table51.A1" office:value-type="string">
            <text:p text:style-name="P83">Method</text:p>
          </table:table-cell>
          <table:table-cell table:style-name="Table51.A1" table:number-columns-spanned="3" office:value-type="string">
            <text:p text:style-name="P83">Reader</text:p>
          </table:table-cell>
          <table:covered-table-cell/>
          <table:covered-table-cell/>
          <table:table-cell table:style-name="Table51.E1" office:value-type="string">
            <text:p text:style-name="P83">Sequencer</text:p>
          </table:table-cell>
        </table:table-row>
        <table:table-row>
          <table:table-cell table:style-name="Table51.A2" office:value-type="string">
            <text:p text:style-name="P83">advanceSWR</text:p>
          </table:table-cell>
          <table:table-cell table:style-name="Table51.A2" office:value-type="string">
            <text:p text:style-name="P83">List</text:p>
          </table:table-cell>
          <table:table-cell table:style-name="Table51.C2" office:value-type="string">
            <text:p text:style-name="P83">Cell</text:p>
          </table:table-cell>
          <table:table-cell table:style-name="Table51.C2" office:value-type="string">
            <text:p text:style-name="P83">Depth</text:p>
          </table:table-cell>
          <table:table-cell table:style-name="Table51.E2" office:value-type="string">
            <text:p text:style-name="P83">Cell</text:p>
          </table:table-cell>
        </table:table-row>
        <table:table-row>
          <table:table-cell table:style-name="Table51.A2" office:value-type="string">
            <text:p text:style-name="P83">advanceSWR</text:p>
          </table:table-cell>
          <table:table-cell table:style-name="Table51.A2" office:value-type="string">
            <text:p text:style-name="P77">L1</text:p>
          </table:table-cell>
          <table:table-cell table:style-name="Table51.C2" office:value-type="string">
            <text:p text:style-name="P77">D(a)</text:p>
          </table:table-cell>
          <table:table-cell table:style-name="Table51.D3" office:value-type="float" office:value="0">
            <text:p text:style-name="P77">0</text:p>
          </table:table-cell>
          <table:table-cell table:style-name="Table51.E2" office:value-type="string">
            <text:p text:style-name="P77">D(a)</text:p>
          </table:table-cell>
        </table:table-row>
        <table:table-row>
          <table:table-cell table:style-name="Table51.A2" office:value-type="string">
            <text:p text:style-name="P83">advanceSWR</text:p>
          </table:table-cell>
          <table:table-cell table:style-name="Table51.A2" office:value-type="string">
            <text:p text:style-name="P77">L1</text:p>
          </table:table-cell>
          <table:table-cell table:style-name="Table51.C2" office:value-type="string">
            <text:p text:style-name="P77">D(b)</text:p>
          </table:table-cell>
          <table:table-cell table:style-name="Table51.D3" office:value-type="float" office:value="0">
            <text:p text:style-name="P77">0</text:p>
          </table:table-cell>
          <table:table-cell table:style-name="Table51.E2" office:value-type="string">
            <text:p text:style-name="P77">D(b)</text:p>
          </table:table-cell>
        </table:table-row>
        <table:table-row>
          <table:table-cell table:style-name="Table51.A2" office:value-type="string">
            <text:p text:style-name="P83">advanceSWR</text:p>
          </table:table-cell>
          <table:table-cell table:style-name="Table51.A2" office:value-type="string">
            <text:p text:style-name="P77">L1</text:p>
          </table:table-cell>
          <table:table-cell table:style-name="Table51.C2" office:value-type="string">
            <text:p text:style-name="P77">N(L2)</text:p>
          </table:table-cell>
          <table:table-cell table:style-name="Table51.D3" office:value-type="float" office:value="0">
            <text:p text:style-name="P77">0</text:p>
          </table:table-cell>
          <table:table-cell table:style-name="Table51.E2" office:value-type="string">
            <text:p text:style-name="P77">N(L2)</text:p>
          </table:table-cell>
        </table:table-row>
        <table:table-row>
          <table:table-cell table:style-name="Table51.A2" office:value-type="string">
            <text:p text:style-name="P83">advanceSWR</text:p>
          </table:table-cell>
          <table:table-cell table:style-name="Table51.A2" office:value-type="string">
            <text:p text:style-name="P77">L2</text:p>
          </table:table-cell>
          <table:table-cell table:style-name="Table51.C2" office:value-type="string">
            <text:p text:style-name="P77">D(c)</text:p>
          </table:table-cell>
          <table:table-cell table:style-name="Table51.D3" office:value-type="float" office:value="1">
            <text:p text:style-name="P77">1</text:p>
          </table:table-cell>
          <table:table-cell table:style-name="Table51.E2" office:value-type="string">
            <text:p text:style-name="P77">D(c)</text:p>
          </table:table-cell>
        </table:table-row>
        <table:table-row>
          <table:table-cell table:style-name="Table51.A2" office:value-type="string">
            <text:p text:style-name="P83">advanceSWR</text:p>
          </table:table-cell>
          <table:table-cell table:style-name="Table51.A2" office:value-type="string">
            <text:p text:style-name="P77">L2</text:p>
          </table:table-cell>
          <table:table-cell table:style-name="Table51.C2" office:value-type="string">
            <text:p text:style-name="P77">N(L3)</text:p>
          </table:table-cell>
          <table:table-cell table:style-name="Table51.D3" office:value-type="float" office:value="1">
            <text:p text:style-name="P77">1</text:p>
          </table:table-cell>
          <table:table-cell table:style-name="Table51.E2" office:value-type="string">
            <text:p text:style-name="P77">N(L3)</text:p>
          </table:table-cell>
        </table:table-row>
        <table:table-row>
          <table:table-cell table:style-name="Table51.A2" office:value-type="string">
            <text:p text:style-name="P83">advanceSWR</text:p>
          </table:table-cell>
          <table:table-cell table:style-name="Table51.A2" office:value-type="string">
            <text:p text:style-name="P77">L3</text:p>
          </table:table-cell>
          <table:table-cell table:style-name="Table51.C2" office:value-type="string">
            <text:p text:style-name="P77">D(d)</text:p>
          </table:table-cell>
          <table:table-cell table:style-name="Table51.D3" office:value-type="float" office:value="2">
            <text:p text:style-name="P77">2</text:p>
          </table:table-cell>
          <table:table-cell table:style-name="Table51.E2" office:value-type="string">
            <text:p text:style-name="P77">D(d)</text:p>
          </table:table-cell>
        </table:table-row>
        <table:table-row>
          <table:table-cell table:style-name="Table51.A2" office:value-type="string">
            <text:p text:style-name="P83">advanceSWR</text:p>
          </table:table-cell>
          <table:table-cell table:style-name="Table51.A2" office:value-type="string">
            <text:p text:style-name="P77">L2</text:p>
          </table:table-cell>
          <table:table-cell table:style-name="Table51.C2" office:value-type="string">
            <text:p text:style-name="P77">D(e)</text:p>
          </table:table-cell>
          <table:table-cell table:style-name="Table51.D3" office:value-type="float" office:value="1">
            <text:p text:style-name="P77">1</text:p>
          </table:table-cell>
          <table:table-cell table:style-name="Table51.E2" office:value-type="string">
            <text:p text:style-name="P77">L3</text:p>
          </table:table-cell>
        </table:table-row>
        <table:table-row>
          <table:table-cell table:style-name="Table51.A2" office:value-type="string">
            <text:p text:style-name="P83">advanceSWR</text:p>
          </table:table-cell>
          <table:table-cell table:style-name="Table51.A2" office:value-type="string">
            <text:p text:style-name="P77">L1</text:p>
          </table:table-cell>
          <table:table-cell table:style-name="Table51.C2" office:value-type="string">
            <text:p text:style-name="P77">D(f)</text:p>
          </table:table-cell>
          <table:table-cell table:style-name="Table51.D3" office:value-type="float" office:value="0">
            <text:p text:style-name="P77">0</text:p>
          </table:table-cell>
          <table:table-cell table:style-name="Table51.E2" office:value-type="string">
            <text:p text:style-name="P77">D(d)</text:p>
          </table:table-cell>
        </table:table-row>
        <table:table-row>
          <table:table-cell table:style-name="Table51.A11" office:value-type="string">
            <text:p text:style-name="P83">advanceSWR</text:p>
          </table:table-cell>
          <table:table-cell table:style-name="Table51.A11" office:value-type="string">
            <text:p text:style-name="P77">L1</text:p>
          </table:table-cell>
          <table:table-cell table:style-name="Table51.C11" office:value-type="string">
            <text:p text:style-name="P77">L1</text:p>
          </table:table-cell>
          <table:table-cell table:style-name="Table51.D11" office:value-type="float" office:value="0">
            <text:p text:style-name="P77">0</text:p>
          </table:table-cell>
          <table:table-cell table:style-name="Table51.E11" office:value-type="string">
            <text:p text:style-name="P77">L3</text:p>
          </table:table-cell>
        </table:table-row>
      </table:table>
      <text:p text:style-name="P279"><text:reference-mark-start text:name="Example 5-12"/>Example <text:sequence text:ref-name="refExample21" text:name="Example" text:formula="ooow:Example+1" style:num-format="1">5-12</text:sequence> advanceSWR<text:reference-mark-end text:name="Example 5-12"/></text:p>
      <table:table table:name="Table52" table:style-name="Table52">
        <table:table-column table:style-name="Table52.A"/>
        <table:table-column table:style-name="Table52.B"/>
        <table:table-column table:style-name="Table52.C"/>
        <table:table-column table:style-name="Table52.D"/>
        <table:table-column table:style-name="Table52.E"/>
        <table:table-row>
          <table:table-cell table:style-name="Table52.A1" office:value-type="string">
            <text:p text:style-name="P83">Method</text:p>
          </table:table-cell>
          <table:table-cell table:style-name="Table52.A1" table:number-columns-spanned="3" office:value-type="string">
            <text:p text:style-name="P83">Reader</text:p>
          </table:table-cell>
          <table:covered-table-cell/>
          <table:covered-table-cell/>
          <table:table-cell table:style-name="Table52.E1" office:value-type="string">
            <text:p text:style-name="P83">Sequencer</text:p>
          </table:table-cell>
        </table:table-row>
        <table:table-row>
          <table:table-cell table:style-name="Table52.A2" office:value-type="string">
            <text:p text:style-name="P83">advanceSWL</text:p>
          </table:table-cell>
          <table:table-cell table:style-name="Table52.A2" office:value-type="string">
            <text:p text:style-name="P83">List</text:p>
          </table:table-cell>
          <table:table-cell table:style-name="Table52.C2" office:value-type="string">
            <text:p text:style-name="P83">Cell</text:p>
          </table:table-cell>
          <table:table-cell table:style-name="Table52.C2" office:value-type="string">
            <text:p text:style-name="P83">Depth</text:p>
          </table:table-cell>
          <table:table-cell table:style-name="Table52.E2" office:value-type="string">
            <text:p text:style-name="P83">Cell</text:p>
          </table:table-cell>
        </table:table-row>
        <table:table-row>
          <table:table-cell table:style-name="Table52.A2" office:value-type="string">
            <text:p text:style-name="P83">advanceSWL</text:p>
          </table:table-cell>
          <table:table-cell table:style-name="Table52.A2" office:value-type="string">
            <text:p text:style-name="P77">L1</text:p>
          </table:table-cell>
          <table:table-cell table:style-name="Table52.C2" office:value-type="string">
            <text:p text:style-name="P77">D(f)</text:p>
          </table:table-cell>
          <table:table-cell table:style-name="Table52.D3" office:value-type="float" office:value="0">
            <text:p text:style-name="P77">0</text:p>
          </table:table-cell>
          <table:table-cell table:style-name="Table52.E2" office:value-type="string">
            <text:p text:style-name="P77">D(f)</text:p>
          </table:table-cell>
        </table:table-row>
        <table:table-row>
          <table:table-cell table:style-name="Table52.A2" office:value-type="string">
            <text:p text:style-name="P83">advanceSWL</text:p>
          </table:table-cell>
          <table:table-cell table:style-name="Table52.A2" office:value-type="string">
            <text:p text:style-name="P77">L1</text:p>
          </table:table-cell>
          <table:table-cell table:style-name="Table52.C2" office:value-type="string">
            <text:p text:style-name="P77">N(L2)</text:p>
          </table:table-cell>
          <table:table-cell table:style-name="Table52.D3" office:value-type="float" office:value="0">
            <text:p text:style-name="P77">0</text:p>
          </table:table-cell>
          <table:table-cell table:style-name="Table52.E2" office:value-type="string">
            <text:p text:style-name="P77">N(L2)</text:p>
          </table:table-cell>
        </table:table-row>
        <table:table-row>
          <table:table-cell table:style-name="Table52.A2" office:value-type="string">
            <text:p text:style-name="P83">advanceSWL</text:p>
          </table:table-cell>
          <table:table-cell table:style-name="Table52.A2" office:value-type="string">
            <text:p text:style-name="P77">L2</text:p>
          </table:table-cell>
          <table:table-cell table:style-name="Table52.C2" office:value-type="string">
            <text:p text:style-name="P77">D(e)</text:p>
          </table:table-cell>
          <table:table-cell table:style-name="Table52.D3" office:value-type="float" office:value="1">
            <text:p text:style-name="P77">1</text:p>
          </table:table-cell>
          <table:table-cell table:style-name="Table52.E2" office:value-type="string">
            <text:p text:style-name="P77">D(e)</text:p>
          </table:table-cell>
        </table:table-row>
        <table:table-row>
          <table:table-cell table:style-name="Table52.A2" office:value-type="string">
            <text:p text:style-name="P83">advanceSWL</text:p>
          </table:table-cell>
          <table:table-cell table:style-name="Table52.A2" office:value-type="string">
            <text:p text:style-name="P77">L2</text:p>
          </table:table-cell>
          <table:table-cell table:style-name="Table52.C2" office:value-type="string">
            <text:p text:style-name="P77">N(L3)</text:p>
          </table:table-cell>
          <table:table-cell table:style-name="Table52.D3" office:value-type="float" office:value="1">
            <text:p text:style-name="P77">1</text:p>
          </table:table-cell>
          <table:table-cell table:style-name="Table52.E2" office:value-type="string">
            <text:p text:style-name="P77">N(L3)</text:p>
          </table:table-cell>
        </table:table-row>
        <table:table-row>
          <table:table-cell table:style-name="Table52.A2" office:value-type="string">
            <text:p text:style-name="P83">advanceSWL</text:p>
          </table:table-cell>
          <table:table-cell table:style-name="Table52.A2" office:value-type="string">
            <text:p text:style-name="P77">L3</text:p>
          </table:table-cell>
          <table:table-cell table:style-name="Table52.C2" office:value-type="string">
            <text:p text:style-name="P77">D(d)</text:p>
          </table:table-cell>
          <table:table-cell table:style-name="Table52.D3" office:value-type="float" office:value="2">
            <text:p text:style-name="P77">2</text:p>
          </table:table-cell>
          <table:table-cell table:style-name="Table52.E2" office:value-type="string">
            <text:p text:style-name="P77">D(d)</text:p>
          </table:table-cell>
        </table:table-row>
        <table:table-row>
          <table:table-cell table:style-name="Table52.A2" office:value-type="string">
            <text:p text:style-name="P83">advanceSWL</text:p>
          </table:table-cell>
          <table:table-cell table:style-name="Table52.A2" office:value-type="string">
            <text:p text:style-name="P77">L2</text:p>
          </table:table-cell>
          <table:table-cell table:style-name="Table52.C2" office:value-type="string">
            <text:p text:style-name="P77">D(c)</text:p>
          </table:table-cell>
          <table:table-cell table:style-name="Table52.D3" office:value-type="float" office:value="1">
            <text:p text:style-name="P77">1</text:p>
          </table:table-cell>
          <table:table-cell table:style-name="Table52.E2" office:value-type="string">
            <text:p text:style-name="P77">L3</text:p>
          </table:table-cell>
        </table:table-row>
        <table:table-row>
          <table:table-cell table:style-name="Table52.A2" office:value-type="string">
            <text:p text:style-name="P83">advanceSWL</text:p>
          </table:table-cell>
          <table:table-cell table:style-name="Table52.A2" office:value-type="string">
            <text:p text:style-name="P77">L1</text:p>
          </table:table-cell>
          <table:table-cell table:style-name="Table52.C2" office:value-type="string">
            <text:p text:style-name="P77">D(b)</text:p>
          </table:table-cell>
          <table:table-cell table:style-name="Table52.D3" office:value-type="float" office:value="0">
            <text:p text:style-name="P77">0</text:p>
          </table:table-cell>
          <table:table-cell table:style-name="Table52.E2" office:value-type="string">
            <text:p text:style-name="P77">D(d)</text:p>
          </table:table-cell>
        </table:table-row>
        <table:table-row>
          <table:table-cell table:style-name="Table52.A2" office:value-type="string">
            <text:p text:style-name="P83">advanceSWL</text:p>
          </table:table-cell>
          <table:table-cell table:style-name="Table52.A2" office:value-type="string">
            <text:p text:style-name="P77">L1</text:p>
          </table:table-cell>
          <table:table-cell table:style-name="Table52.C2" office:value-type="string">
            <text:p text:style-name="P77">D(a)</text:p>
          </table:table-cell>
          <table:table-cell table:style-name="Table52.D3" office:value-type="float" office:value="0">
            <text:p text:style-name="P77">0</text:p>
          </table:table-cell>
          <table:table-cell table:style-name="Table52.E2" office:value-type="string">
            <text:p text:style-name="P77">L3</text:p>
          </table:table-cell>
        </table:table-row>
        <table:table-row>
          <table:table-cell table:style-name="Table52.A11" office:value-type="string">
            <text:p text:style-name="P83">advanceSWL</text:p>
          </table:table-cell>
          <table:table-cell table:style-name="Table52.A11" office:value-type="string">
            <text:p text:style-name="P77">L1</text:p>
          </table:table-cell>
          <table:table-cell table:style-name="Table52.C11" office:value-type="string">
            <text:p text:style-name="P77">L1</text:p>
          </table:table-cell>
          <table:table-cell table:style-name="Table52.D11" office:value-type="float" office:value="0">
            <text:p text:style-name="P77">0</text:p>
          </table:table-cell>
          <table:table-cell table:style-name="Table52.E11" office:value-type="string">
            <text:p text:style-name="P77">D(d)</text:p>
          </table:table-cell>
        </table:table-row>
      </table:table>
      <text:p text:style-name="P283"><text:reference-mark-start text:name="Example 5-13"/><text:span text:style-name="T38">Example </text:span><text:span text:style-name="T38"><text:sequence text:ref-name="refExample22" text:name="Example" text:formula="ooow:Example+1" style:num-format="1">5-13</text:sequence></text:span><text:span text:style-name="T38"> advanceSWL</text:span><text:reference-mark-end text:name="Example 5-13"/></text:p>
      <text:h text:style-name="Heading_20_2" text:outline-level="2"><text:bookmark-start text:name="__RefHeading__4508_490911158"/>SlipSequencer<text:bookmark-end text:name="__RefHeading__4508_490911158"/></text:h>
      <text:p text:style-name="SLIPParagraph">This is a fast iterator designed primarily for quick iteration of a list, without iteration over subordinate lists. It's functionality has been extended to include all of the advance methods used <text:soft-page-break/>in the reader, which includes entry into subordinate lists. However, once the sequencer enters a subordinate list, it can not return to the lists' parent.</text:p>
      <text:p text:style-name="SLIPParagraph">All of the methods described in Section 5.0 are available to the SlipSequencer. The SlipSequencer constructors and destructors are defined in Table 5.1-1 and the unique <text:s/>methods are defined in Table 5.1-2.</text:p>
      <table:table table:name="Table54" table:style-name="Table54">
        <table:table-column table:style-name="Table54.A"/>
        <table:table-column table:style-name="Table54.B"/>
        <table:table-column table:style-name="Table54.C"/>
        <table:table-header-rows>
          <table:table-row>
            <table:table-cell table:style-name="Table54.A1" table:number-columns-spanned="3" office:value-type="string">
              <text:p text:style-name="P150"><text:reference-mark-start text:name="Table 5.1-1"/><text:span text:style-name="T37">Table </text:span><text:span text:style-name="T37"><text:sequence text:ref-name="refTable32" text:name="Table" text:formula="ooow:Table+1" style:num-format="1">5.1-1</text:sequence></text:span><text:span text:style-name="T37"> Constructors and Destructors</text:span><text:reference-mark-end text:name="Table 5.1-1"/></text:p>
            </table:table-cell>
            <table:covered-table-cell/>
            <table:covered-table-cell/>
          </table:table-row>
          <table:table-row>
            <table:table-cell table:style-name="Table54.A2" office:value-type="string">
              <text:p text:style-name="P94">return</text:p>
            </table:table-cell>
            <table:table-cell table:style-name="Table54.A2" office:value-type="string">
              <text:p text:style-name="P94">method()</text:p>
            </table:table-cell>
            <table:table-cell table:style-name="Table54.C2" office:value-type="string">
              <text:p text:style-name="P94">Description</text:p>
            </table:table-cell>
          </table:table-row>
        </table:table-header-rows>
        <table:table-row>
          <table:table-cell table:style-name="Table54.A2" office:value-type="string">
            <text:p text:style-name="P77">SlipSequencer*</text:p>
          </table:table-cell>
          <table:table-cell table:style-name="Table54.A2" office:value-type="string">
            <text:p text:style-name="P77">SlipSequencer(SlipHeader&amp;)</text:p>
          </table:table-cell>
          <table:table-cell table:style-name="Table54.C2" office:value-type="string">
            <text:p text:style-name="P77">Sequencer current cell references SlipHeader.</text:p>
          </table:table-cell>
        </table:table-row>
        <table:table-row>
          <table:table-cell table:style-name="Table54.A2" office:value-type="string">
            <text:p text:style-name="P77">SlipSequencer*</text:p>
          </table:table-cell>
          <table:table-cell table:style-name="Table54.A2" office:value-type="string">
            <text:p text:style-name="P77">SlipSequencer(SlipSublist&amp;)</text:p>
          </table:table-cell>
          <table:table-cell table:style-name="Table54.C2" office:value-type="string">
            <text:p text:style-name="P77">Sequencer current cell references SlipSublist header reference.</text:p>
          </table:table-cell>
        </table:table-row>
        <table:table-row>
          <table:table-cell table:style-name="Table54.A2" office:value-type="string">
            <text:p text:style-name="P77">void</text:p>
          </table:table-cell>
          <table:table-cell table:style-name="Table54.A2" office:value-type="string">
            <text:p text:style-name="P77">delete</text:p>
          </table:table-cell>
          <table:table-cell table:style-name="Table54.C2" office:value-type="string">
            <text:p text:style-name="P77">Deletes the sequencer. The current cell is unaffected.</text:p>
          </table:table-cell>
        </table:table-row>
      </table:table>
      <text:p text:style-name="SLIPParagraph"/>
      <table:table table:name="Table55" table:style-name="Table55">
        <table:table-column table:style-name="Table55.A"/>
        <table:table-column table:style-name="Table55.B"/>
        <table:table-column table:style-name="Table55.C"/>
        <table:table-header-rows>
          <table:table-row>
            <table:table-cell table:style-name="Table55.A1" table:number-columns-spanned="3" office:value-type="string">
              <text:p text:style-name="P143"><text:reference-mark-start text:name="Table 5.1-2"/>Table <text:sequence text:ref-name="refTable33" text:name="Table" text:formula="ooow:Table+1" style:num-format="1">5.1-2</text:sequence> Unique Selector Methods<text:reference-mark-end text:name="Table 5.1-2"/></text:p>
            </table:table-cell>
            <table:covered-table-cell/>
            <table:covered-table-cell/>
          </table:table-row>
          <table:table-row>
            <table:table-cell table:style-name="Table55.A2" office:value-type="string">
              <text:p text:style-name="P94">result</text:p>
            </table:table-cell>
            <table:table-cell table:style-name="Table55.A2" office:value-type="string">
              <text:p text:style-name="P94">method()</text:p>
            </table:table-cell>
            <table:table-cell table:style-name="Table55.C2" office:value-type="string">
              <text:p text:style-name="P94">Description</text:p>
            </table:table-cell>
          </table:table-row>
        </table:table-header-rows>
        <table:table-row>
          <table:table-cell table:style-name="Table55.A2" office:value-type="string">
            <text:p text:style-name="P77">SlipSequencer&amp;</text:p>
          </table:table-cell>
          <table:table-cell table:style-name="Table55.A2" office:value-type="string">
            <text:p text:style-name="P77">reset(SlipCell&amp;)</text:p>
          </table:table-cell>
          <table:table-cell table:style-name="Table55.C2" office:value-type="string">
            <text:p text:style-name="P77">Reset the current cell to the SlipCell. The SlipCell must be part of a list.</text:p>
          </table:table-cell>
        </table:table-row>
        <table:table-row>
          <table:table-cell table:style-name="Table55.A2" office:value-type="string">
            <text:p text:style-name="P77">SlipSequencer&amp;</text:p>
          </table:table-cell>
          <table:table-cell table:style-name="Table55.A2" office:value-type="string">
            <text:p text:style-name="P77">reset(SlipHeader&amp;)</text:p>
          </table:table-cell>
          <table:table-cell table:style-name="Table55.C2" office:value-type="string">
            <text:p text:style-name="P77">Reset the current cell to the SlipHeader.</text:p>
          </table:table-cell>
        </table:table-row>
        <table:table-row>
          <table:table-cell table:style-name="Table55.A2" office:value-type="string">
            <text:p text:style-name="P77">SlipSequencer&amp;</text:p>
          </table:table-cell>
          <table:table-cell table:style-name="Table55.A2" office:value-type="string">
            <text:p text:style-name="P77">reset(SlipReader&amp;)</text:p>
          </table:table-cell>
          <table:table-cell table:style-name="Table55.C2" office:value-type="string">
            <text:p text:style-name="P77">Reset the current cell to the SlipReader current cell. This generates two iterators for the same list.</text:p>
          </table:table-cell>
        </table:table-row>
        <table:table-row>
          <table:table-cell table:style-name="Table55.A2" office:value-type="string">
            <text:p text:style-name="P77">SlipSequencer&amp;</text:p>
          </table:table-cell>
          <table:table-cell table:style-name="Table55.A2" office:value-type="string">
            <text:p text:style-name="P77">reset(SlipSequencer&amp;)</text:p>
          </table:table-cell>
          <table:table-cell table:style-name="Table55.C2" office:value-type="string">
            <text:p text:style-name="P77">Reset the current cell to the SlipSequencer current cell. This generates two iterators for the same list.</text:p>
          </table:table-cell>
        </table:table-row>
      </table:table>
      <text:h text:style-name="Heading_20_2" text:outline-level="2"><text:bookmark-start text:name="__RefHeading__4510_490911158"/>SlipReader<text:bookmark-end text:name="__RefHeading__4510_490911158"/></text:h>
      <text:p text:style-name="SLIPParagraph">The <text:span text:style-name="T6">SlipReader</text:span> is a heavy duty iterator. It allows entry into a subordinate list and return from a subordinate list to its parent. The performance for linear advances are about the same as for the <text:span text:style-name="T6">SlipSequencer</text:span>. The performance for structural advances are typically greater than that for the sequencer.</text:p>
      <text:p text:style-name="P249">Each SlipReader contains the following application accessible properties:</text:p>
      <text:list xml:id="list7791466511531434425" text:style-name="L17">
        <text:list-item>
          <text:p text:style-name="P426">A reference to the current list.</text:p>
          <text:list>
            <text:list-item>
              <text:p text:style-name="P426"><text:soft-page-break/>As each list is entered, it becomes the current list. </text:p>
            </text:list-item>
            <text:list-item>
              <text:p text:style-name="P426">When a subordinate list is entered during a structural advance, the previous SlipReader is stacked and a new SlipReader cell is created with the new list being the current list and current cell, and the depth incremented by 1'</text:p>
            </text:list-item>
          </text:list>
        </text:list-item>
        <text:list-item>
          <text:p text:style-name="P375">A reference to the current cell. Advances cause the current cell reference to change. On entry to a subordinate list, the current cell will reference the list header. On exit from a subordinate list, the current cell will be reference the sublist cell referencing the subordinate list advanced according the advancing method.</text:p>
        </text:list-item>
        <text:list-item>
          <text:p text:style-name="P347">The depth of the current list, where the depth of the topmost list is 0.</text:p>
        </text:list-item>
      </text:list>
      <text:p text:style-name="SLIPParagraph">Structural advance examples in Section 5.0 <text:bookmark-ref text:reference-format="text" text:ref-name="__RefHeading__4506_490911158">Iterators</text:bookmark-ref> illustrates the operations when entering and leaving a subordinate list. </text:p>
      <text:p text:style-name="SLIPParagraph">The SlipReader iterator supports all the methods given in Section 5.0 and in the SlipHeader, Sections 4.1, 4.1.1 and 4.1.2. These methods are defined in <text:reference-ref text:reference-format="text" text:ref-name="Table 4.1-1">Table 4.1-1 SlipHeader Constructors and Destructors</text:reference-ref>, <text:reference-ref text:reference-format="text" text:ref-name="Table 4.1-2">Error: Reference source not found</text:reference-ref>, <text:reference-ref text:reference-format="text" text:ref-name="Table 4.1-3">Error: Reference source not found</text:reference-ref>, <text:reference-ref text:reference-format="text" text:ref-name="Table 4.1-4">Error: Reference source not found</text:reference-ref>, and <text:reference-ref text:reference-format="text" text:ref-name="Table 4.1.2-1">Table 4.1.2-1 Descriptor List Methods</text:reference-ref>.</text:p>
      <text:p text:style-name="P7">The constructor and destructor methods are given in <text:reference-ref text:reference-format="text" text:ref-name="Table 5.2.2-1">Error: Reference source not found</text:reference-ref>. The SlipReader may be created from the stack or heap (with <text:span text:style-name="T6">new</text:span>). If it is created from the heap, it must be deleted.</text:p>
      <table:table table:name="Table57" table:style-name="Table57">
        <table:table-column table:style-name="Table57.A"/>
        <table:table-column table:style-name="Table57.B"/>
        <table:table-column table:style-name="Table57.C"/>
        <table:table-header-rows>
          <table:table-row>
            <table:table-cell table:style-name="Table57.A1" table:number-columns-spanned="3" office:value-type="string">
              <text:p text:style-name="P143"><text:reference-mark-start text:name="Table 5.2-1"/>Table <text:sequence text:ref-name="refTable34" text:name="Table" text:formula="ooow:Table+1" style:num-format="1">5.2-1</text:sequence> SlipReader Constructor/Destructors<text:reference-mark-end text:name="Table 5.2-1"/></text:p>
            </table:table-cell>
            <table:covered-table-cell/>
            <table:covered-table-cell/>
          </table:table-row>
          <table:table-row>
            <table:table-cell table:style-name="Table57.A2" office:value-type="string">
              <text:p text:style-name="P94">return</text:p>
            </table:table-cell>
            <table:table-cell table:style-name="Table57.A2" office:value-type="string">
              <text:p text:style-name="P94">method()</text:p>
            </table:table-cell>
            <table:table-cell table:style-name="Table57.C2" office:value-type="string">
              <text:p text:style-name="P94">Description</text:p>
            </table:table-cell>
          </table:table-row>
        </table:table-header-rows>
        <table:table-row>
          <table:table-cell table:style-name="Table57.A2" office:value-type="string">
            <text:p text:style-name="P77">SlipReader&amp;</text:p>
          </table:table-cell>
          <table:table-cell table:style-name="Table57.A2" office:value-type="string">
            <text:p text:style-name="P77">SlipReader(SlipHeader&amp;)</text:p>
          </table:table-cell>
          <table:table-cell table:style-name="Table57.C2" office:value-type="string">
            <text:p text:style-name="P77">Creates a SlipReader with the current list = current header = SlipHeader and the depth = 0.</text:p>
          </table:table-cell>
        </table:table-row>
        <table:table-row>
          <table:table-cell table:style-name="Table57.A2" office:value-type="string">
            <text:p text:style-name="P77">SlipoReader&amp;</text:p>
          </table:table-cell>
          <table:table-cell table:style-name="Table57.A2" office:value-type="string">
            <text:p text:style-name="P77">SlipReader(SlipSublist&amp;)</text:p>
          </table:table-cell>
          <table:table-cell table:style-name="Table57.C2" office:value-type="string">
            <text:p text:style-name="P77">Creates a SlipReader with the current list = current header = SlipSublist.getHeader() and the depth = 0.</text:p>
          </table:table-cell>
        </table:table-row>
        <table:table-row>
          <table:table-cell table:style-name="Table57.A2" office:value-type="string">
            <text:p text:style-name="P77">void</text:p>
          </table:table-cell>
          <table:table-cell table:style-name="Table57.A2" office:value-type="string">
            <text:p text:style-name="P77">delete</text:p>
          </table:table-cell>
          <table:table-cell table:style-name="Table57.C2" office:value-type="string">
            <text:p text:style-name="P77">Deletes all the good that we have done.</text:p>
          </table:table-cell>
        </table:table-row>
      </table:table>
      <text:p text:style-name="P266"><text:soft-page-break/></text:p>
      <text:p text:style-name="P7">The methods unique to the SlipReader are given in Table 6.2-2.</text:p>
      <table:table table:name="Table56" table:style-name="Table56">
        <table:table-column table:style-name="Table56.A"/>
        <table:table-column table:style-name="Table56.B"/>
        <table:table-column table:style-name="Table56.C"/>
        <table:table-header-rows>
          <table:table-row>
            <table:table-cell table:style-name="Table56.A1" table:number-columns-spanned="3" office:value-type="string">
              <text:p text:style-name="P147"><text:reference-mark-start text:name="Table 5.2-2"/><text:span text:style-name="T73">Table </text:span><text:span text:style-name="T73"><text:sequence text:ref-name="refTable35" text:name="Table" text:formula="ooow:Table+1" style:num-format="1">5.2-2</text:sequence></text:span><text:span text:style-name="T73"> Unique Slip</text:span><text:reference-mark text:name="Table 8.4-1"/><text:span text:style-name="T73">Reader Methods</text:span><text:reference-mark-end text:name="Table 5.2-2"/></text:p>
            </table:table-cell>
            <table:covered-table-cell/>
            <table:covered-table-cell/>
          </table:table-row>
          <table:table-row>
            <table:table-cell table:style-name="Table56.A2" office:value-type="string">
              <text:p text:style-name="P94">return</text:p>
            </table:table-cell>
            <table:table-cell table:style-name="Table56.A2" office:value-type="string">
              <text:p text:style-name="P94">(SlipReader&amp;)X.method()</text:p>
            </table:table-cell>
            <table:table-cell table:style-name="Table56.C2" office:value-type="string">
              <text:p text:style-name="P94">Description</text:p>
            </table:table-cell>
          </table:table-row>
        </table:table-header-rows>
        <table:table-row>
          <table:table-cell table:style-name="Table56.A2" office:value-type="string">
            <text:p text:style-name="P81">SlipHeader&amp;</text:p>
          </table:table-cell>
          <table:table-cell table:style-name="Table56.A2" office:value-type="string">
            <text:p text:style-name="P81">currentList()</text:p>
          </table:table-cell>
          <table:table-cell table:style-name="Table56.C2" office:value-type="string">
            <text:p text:style-name="P81">Return a reference to the current list header.</text:p>
          </table:table-cell>
        </table:table-row>
        <table:table-row>
          <table:table-cell table:style-name="Table56.A2" office:value-type="string">
            <text:p text:style-name="P81">short</text:p>
          </table:table-cell>
          <table:table-cell table:style-name="Table56.A2" office:value-type="string">
            <text:p text:style-name="P81">listDepth()</text:p>
          </table:table-cell>
          <table:table-cell table:style-name="Table56.C2" office:value-type="string">
            <text:p text:style-name="P81">Return the list depth. A depth of zero is the topmost list.</text:p>
          </table:table-cell>
        </table:table-row>
        <table:table-row>
          <table:table-cell table:style-name="Table56.A2" office:value-type="string">
            <text:p text:style-name="P81">SlipHeader&amp;</text:p>
          </table:table-cell>
          <table:table-cell table:style-name="Table56.A2" office:value-type="string">
            <text:p text:style-name="P81">reset()</text:p>
          </table:table-cell>
          <table:table-cell table:style-name="Table56.C2" office:value-type="string">
            <text:p text:style-name="P81">Reset the current cell to the current list. Note that this is different than the SlipSequencer resets.</text:p>
          </table:table-cell>
        </table:table-row>
        <table:table-row>
          <table:table-cell table:style-name="Table56.A2" office:value-type="string">
            <text:p text:style-name="P81">SlipReader&amp;</text:p>
          </table:table-cell>
          <table:table-cell table:style-name="Table56.A2" office:value-type="string">
            <text:p text:style-name="P81">resetTop()</text:p>
          </table:table-cell>
          <table:table-cell table:style-name="Table56.C2" office:value-type="string">
            <text:p text:style-name="P81">Return to parent list. The current list will be a reference to the topmost list. The current cell will be to the sublist cell entered the subordinate list chain. The depth will be 0. In other words, return to where you entered the list chain. This is equivalent the performing upLevel() listDepth() times.</text:p>
          </table:table-cell>
        </table:table-row>
        <table:table-row>
          <table:table-cell table:style-name="Table56.A2" office:value-type="string">
            <text:p text:style-name="P81">SlipReader&amp;</text:p>
          </table:table-cell>
          <table:table-cell table:style-name="Table56.A2" office:value-type="string">
            <text:p text:style-name="P81">upLevel()</text:p>
          </table:table-cell>
          <table:table-cell table:style-name="Table56.C2" office:value-type="string">
            <text:p text:style-name="P81">The current list will be a reference to the parent list. The current cell will be to the sublist cell which referenced the subordinate list. The depth will be the depth of the parent list. If the current list is the topmost list, do nothing.</text:p>
          </table:table-cell>
        </table:table-row>
      </table:table>
      <text:h text:style-name="P325" text:outline-level="1" text:is-list-header="true"/>
      <text:h text:style-name="Heading_20_1" text:outline-level="1"><text:bookmark-start text:name="__RefHeading__42392_423448821"/>Errors<text:bookmark-end text:name="__RefHeading__42392_423448821"/></text:h>
      <text:h text:style-name="Heading_20_2" text:outline-level="2"><text:bookmark-start text:name="__RefHeading__24501_2046446616"/>Theory of Operation<text:bookmark-end text:name="__RefHeading__24501_2046446616"/></text:h>
      <text:p text:style-name="SLIPParagraph">Errors are only detecting during SLIP operations. It is assumed that an error causes the application to enter an unreliable state, and although the effect of the error may not be felt at the time of discovery, continued operation will lead to erroneous results or a catastrophic failure. The default action on error detection is to throw a <text:span text:style-name="T6">slipException</text:span> and enable the application to degrade gracefully.</text:p>
      <text:p text:style-name="SLIPParagraph">The default action can be controlled by the application. Each error message's internal state can be altered from issuing an exception (slip::eException) to issuing a warning but not an exception (slip::eWarning) or to ignoring the error entirely (slip::eIgnore). SLIP attempts to perform <text:soft-page-break/>internal actions to allow the application to continue and, as appropriate, return a software fault indication to the user. Where this can not be done, SLIP will abort the application. Changing the overall behavior does not mitigate the potential for catastrophic effects. The runtime detected error is still an error, and whatever consequences occur from this error are still present.</text:p>
      <text:p text:style-name="SLIPParagraph">The application can assume control over all error detection by providing an application callback function. On detection of any error, the application callback function is invoked and the generated error message and the error name are provided to the function. The application can then output the diagnostic message and perform application specific error recovery. On return from the callback function the application can flag the calling error function to either throw an exception or to ignore the error. The SLIP diagnostic function will not output a message.</text:p>
      <text:p text:style-name="SLIPParagraph">There are no limitation on the number of times a message state is changed, or on how many messages are changed. There are no limitations on the number of times the application callback function is set, but only the last callback function will be active.</text:p>
      <text:h text:style-name="P333" text:outline-level="2"><text:bookmark-start text:name="__RefHeading__42394_423448821"/>Error Message Format<text:bookmark-end text:name="__RefHeading__42394_423448821"/></text:h>
      <text:p text:style-name="P23">The output message format is:</text:p>
      <text:p text:style-name="P54">Filename: LineNumber: in Function ErrorNumber <text:s/>MessageText <text:line-break/><text:tab/>[CellDump]<text:line-break/><text:tab/>[CellDump]</text:p>
      <text:p text:style-name="P226">Where the fields are defined as:</text:p>
      <table:table table:name="Table73" table:style-name="Table73">
        <table:table-column table:style-name="Table73.A"/>
        <table:table-column table:style-name="Table73.B"/>
        <table:table-row table:style-name="Table73.1">
          <table:table-cell table:style-name="Table73.A1" office:value-type="string">
            <text:p text:style-name="P311">Filename</text:p>
          </table:table-cell>
          <table:table-cell table:style-name="Table73.A1" office:value-type="string">
            <text:p text:style-name="P312">File name where error was detected or reported</text:p>
          </table:table-cell>
        </table:table-row>
        <table:table-row>
          <table:table-cell table:style-name="Table73.A1" office:value-type="string">
            <text:p text:style-name="P309">LineNumber</text:p>
          </table:table-cell>
          <table:table-cell table:style-name="Table73.A1" office:value-type="string">
            <text:p text:style-name="P310">Line number of error post</text:p>
          </table:table-cell>
        </table:table-row>
        <table:table-row>
          <table:table-cell table:style-name="Table73.A1" office:value-type="string">
            <text:p text:style-name="P309">Function</text:p>
          </table:table-cell>
          <table:table-cell table:style-name="Table73.A1" office:value-type="string">
            <text:p text:style-name="P310">Function posting the error in the file</text:p>
          </table:table-cell>
        </table:table-row>
        <table:table-row>
          <table:table-cell table:style-name="Table73.A1" office:value-type="string">
            <text:p text:style-name="P309">ErrorNumber</text:p>
          </table:table-cell>
          <table:table-cell table:style-name="Table73.A1" office:value-type="string">
            <text:p text:style-name="P310">Error number. Error numbers are formatted as 'E' followed by a 4 digit number, as in “E2112”.</text:p>
          </table:table-cell>
        </table:table-row>
        <table:table-row>
          <table:table-cell table:style-name="Table73.A1" office:value-type="string">
            <text:p text:style-name="P309">MessageText</text:p>
          </table:table-cell>
          <table:table-cell table:style-name="Table73.A1" office:value-type="string">
            <text:p text:style-name="P310">The message text describing the error.</text:p>
          </table:table-cell>
        </table:table-row>
        <table:table-row>
          <table:table-cell table:style-name="Table73.A1" office:value-type="string">
            <text:p text:style-name="P309">[CellDump]</text:p>
          </table:table-cell>
          <table:table-cell table:style-name="Table73.A1" office:value-type="string">
            <text:p text:style-name="P310">Optional SLIP cell dumps. Format depends on cell type.</text:p>
          </table:table-cell>
        </table:table-row>
      </table:table>
      <text:p text:style-name="P23"/>
      <text:h text:style-name="Heading_20_2" text:outline-level="2"><text:bookmark-start text:name="__RefHeading__24503_2046446616"/><text:soft-page-break/>Application Callback function<text:bookmark-end text:name="__RefHeading__24503_2046446616"/></text:h>
      <text:p text:style-name="SLIPParagraph">The application can intercept all diagnostic messages through an application provided callback function. The callback function gets control each time SLIP attempts to output a diagnostic message. The input arguments allow identification of the message being output, the filename and line number of the message initiator, and the formatted diagnostic message.</text:p>
      <text:p text:style-name="SLIPParagraph">The application can elect to perform application specific error recovery and message output before returning. On return, the application specifies that the SLIP software throws or does not throw a slipException.</text:p>
      <text:p text:style-name="SLIPParagraph">The prototype callback function is defined as:<text:line-break/><text:tab/><text:span text:style-name="T74">bool </text:span><text:reference-mark-start text:name="errorCallBack"/><text:reference-mark-start text:name="errorCallback"/><text:span text:style-name="T74">errorCallback</text:span><text:reference-mark-end text:name="errorCallback"/><text:reference-mark-end text:name="errorCallBack"/><text:span text:style-name="T74">((string filename, int lineno, SlipErr::Error err, string message)</text:span></text:p>
      <text:p text:style-name="SLIPParagraph">where:</text:p>
      <table:table table:name="Table74" table:style-name="Table74">
        <table:table-column table:style-name="Table74.A"/>
        <table:table-column table:style-name="Table74.B"/>
        <table:table-row>
          <table:table-cell table:style-name="Table74.A1" office:value-type="string">
            <text:p text:style-name="P82">filename</text:p>
          </table:table-cell>
          <table:table-cell table:style-name="Table74.A1" office:value-type="string">
            <text:p text:style-name="P77">Filename where error detected or message posted.</text:p>
          </table:table-cell>
        </table:table-row>
        <table:table-row>
          <table:table-cell table:style-name="Table74.A1" office:value-type="string">
            <text:p text:style-name="P82">lineno</text:p>
          </table:table-cell>
          <table:table-cell table:style-name="Table74.A1" office:value-type="string">
            <text:p text:style-name="P77">Line number where error detected or message posted.</text:p>
          </table:table-cell>
        </table:table-row>
        <table:table-row>
          <table:table-cell table:style-name="Table74.A1" office:value-type="string">
            <text:p text:style-name="P82">err</text:p>
          </table:table-cell>
          <table:table-cell table:style-name="Table74.A1" office:value-type="string">
            <text:p text:style-name="P77">Message object.</text:p>
          </table:table-cell>
        </table:table-row>
        <table:table-row>
          <table:table-cell table:style-name="Table74.A1" office:value-type="string">
            <text:p text:style-name="P82">message</text:p>
          </table:table-cell>
          <table:table-cell table:style-name="Table74.A1" office:value-type="string">
            <text:p text:style-name="P77">Formatted message.</text:p>
          </table:table-cell>
        </table:table-row>
        <table:table-row>
          <table:table-cell table:style-name="Table74.A1" office:value-type="string">
            <text:p text:style-name="P82">return</text:p>
          </table:table-cell>
          <table:table-cell table:style-name="Table74.A1" office:value-type="string">
            <text:p text:style-name="P77"><text:span text:style-name="T6">true </text:span><text:span text:style-name="T27">causes</text:span> a slipException to be issued. <text:span text:style-name="T6">false</text:span> ignores the error. In neither case is the formatted message output.</text:p>
          </table:table-cell>
        </table:table-row>
      </table:table>
      <text:h text:style-name="Heading_20_2" text:outline-level="2"><text:bookmark-start text:name="__RefHeading__24505_2046446616"/>Message Object Format (SlipErr)<text:bookmark-end text:name="__RefHeading__24505_2046446616"/></text:h>
      <text:p text:style-name="SLIPParagraph">The message object is passed to the callback function and message content is available through public methods. The methods provide access to the unformatted message, the message state, the index of the message body in the array of message bodies, and the message number. </text:p>
      <text:p text:style-name="SLIPParagraph">There is a provided method to alter the message state but no means to change the message body, number, or table index, see <text:reference-ref text:reference-format="text" text:ref-name="Table 8.4-1"/><text:reference-ref text:reference-format="text" text:ref-name="Table 8.4-1"/><text:reference-ref text:reference-format="text" text:ref-name="MessageObjectTable">Table 6.4-1: Message Object Table</text:reference-ref>.</text:p>
      <table:table table:name="Table75" table:style-name="Table75">
        <table:table-column table:style-name="Table75.A"/>
        <table:table-column table:style-name="Table75.B"/>
        <table:table-column table:style-name="Table75.C"/>
        <table:table-header-rows>
          <text:soft-page-break/>
          <table:table-row>
            <table:table-cell table:style-name="Table75.A1" table:number-columns-spanned="3" office:value-type="string">
              <text:p text:style-name="P236"><text:reference-mark-start text:name="MessageObjectTable"/>Table <text:sequence text:ref-name="refTable36" text:name="Table" text:formula="ooow:Table+1" style:num-format="1">6.4-1</text:sequence>: Message Object Table<text:reference-mark-end text:name="MessageObjectTable"/></text:p>
            </table:table-cell>
            <table:covered-table-cell/>
            <table:covered-table-cell/>
          </table:table-row>
          <table:table-row>
            <table:table-cell table:style-name="Table75.A2" office:value-type="string">
              <text:p text:style-name="P94">return</text:p>
            </table:table-cell>
            <table:table-cell table:style-name="Table75.A2" office:value-type="string">
              <text:p text:style-name="P94"><text:s/>SlipErr::Error.funct()</text:p>
            </table:table-cell>
            <table:table-cell table:style-name="Table75.C2" office:value-type="string">
              <text:p text:style-name="P94">Description</text:p>
            </table:table-cell>
          </table:table-row>
        </table:table-header-rows>
        <table:table-row>
          <table:table-cell table:style-name="Table75.A2" office:value-type="string">
            <text:p text:style-name="P77">string</text:p>
          </table:table-cell>
          <table:table-cell table:style-name="Table75.A2" office:value-type="string">
            <text:p text:style-name="P77">getErrorNumber()</text:p>
          </table:table-cell>
          <table:table-cell table:style-name="Table75.C2" office:value-type="string">
            <text:p text:style-name="P77">The format is 'E' followed by 4 decimal numbers</text:p>
          </table:table-cell>
        </table:table-row>
        <table:table-row>
          <table:table-cell table:style-name="Table75.A2" office:value-type="string">
            <text:p text:style-name="P77">int</text:p>
          </table:table-cell>
          <table:table-cell table:style-name="Table75.A2" office:value-type="string">
            <text:p text:style-name="P77">getIndex()</text:p>
          </table:table-cell>
          <table:table-cell table:style-name="Table75.C2" office:value-type="string">
            <text:p text:style-name="P77">Return the message object index into the object table.</text:p>
          </table:table-cell>
        </table:table-row>
        <table:table-row>
          <table:table-cell table:style-name="Table75.A2" office:value-type="string">
            <text:p text:style-name="P77">string</text:p>
          </table:table-cell>
          <table:table-cell table:style-name="Table75.A2" office:value-type="string">
            <text:p text:style-name="P77">getMessage()</text:p>
          </table:table-cell>
          <table:table-cell table:style-name="Table75.C2" office:value-type="string">
            <text:p text:style-name="P77">Return the unformatted message string.</text:p>
          </table:table-cell>
        </table:table-row>
        <table:table-row>
          <table:table-cell table:style-name="Table75.A2" office:value-type="string">
            <text:p text:style-name="P77"><text:reference-mark-start text:name="errorType"/>errorType<text:reference-mark-end text:name="errorType"/></text:p>
          </table:table-cell>
          <table:table-cell table:style-name="Table75.A2" office:value-type="string">
            <text:p text:style-name="P77">getState()</text:p>
          </table:table-cell>
          <table:table-cell table:style-name="Table75.C2" office:value-type="string">
            <text:p text:style-name="P77">Return the errorType.</text:p>
            <table:table table:name="Table76" table:style-name="Table76">
              <table:table-column table:style-name="Table76.A"/>
              <table:table-column table:style-name="Table76.B"/>
              <table:table-row>
                <table:table-cell table:style-name="Table76.A1" table:number-columns-spanned="2" office:value-type="string">
                  <text:p text:style-name="P83">slip::errorType</text:p>
                </table:table-cell>
                <table:covered-table-cell/>
              </table:table-row>
              <table:table-row>
                <table:table-cell table:style-name="Table76.A2" office:value-type="string">
                  <text:p text:style-name="P77">eIgnore</text:p>
                </table:table-cell>
                <table:table-cell table:style-name="Table76.B2" office:value-type="string">
                  <text:p text:style-name="P77">Ignore message</text:p>
                </table:table-cell>
              </table:table-row>
              <table:table-row>
                <table:table-cell table:style-name="Table76.A2" office:value-type="string">
                  <text:p text:style-name="P77">eWarning</text:p>
                </table:table-cell>
                <table:table-cell table:style-name="Table76.B2" office:value-type="string">
                  <text:p text:style-name="P77">Output a formatted message</text:p>
                </table:table-cell>
              </table:table-row>
              <table:table-row>
                <table:table-cell table:style-name="Table76.A2" office:value-type="string">
                  <text:p text:style-name="P77">eException</text:p>
                </table:table-cell>
                <table:table-cell table:style-name="Table76.B2" office:value-type="string">
                  <text:p text:style-name="P77">Output a formatted message &amp; throw a slipException</text:p>
                </table:table-cell>
              </table:table-row>
            </table:table>
            <text:p text:style-name="P77"/>
          </table:table-cell>
        </table:table-row>
        <table:table-row>
          <table:table-cell table:style-name="Table75.A2" office:value-type="string">
            <text:p text:style-name="P77">bool</text:p>
          </table:table-cell>
          <table:table-cell table:style-name="Table75.A2" office:value-type="string">
            <text:p text:style-name="P77">isException()</text:p>
          </table:table-cell>
          <table:table-cell table:style-name="Table75.C2" office:value-type="string">
            <text:p text:style-name="P77">true if errorType == eException</text:p>
          </table:table-cell>
        </table:table-row>
        <table:table-row>
          <table:table-cell table:style-name="Table75.A2" office:value-type="string">
            <text:p text:style-name="P77">bool</text:p>
          </table:table-cell>
          <table:table-cell table:style-name="Table75.A2" office:value-type="string">
            <text:p text:style-name="P77">isIgnore()</text:p>
          </table:table-cell>
          <table:table-cell table:style-name="Table75.C2" office:value-type="string">
            <text:p text:style-name="P77">true if errorType == eIgnore</text:p>
          </table:table-cell>
        </table:table-row>
        <table:table-row>
          <table:table-cell table:style-name="Table75.A2" office:value-type="string">
            <text:p text:style-name="P77">bool</text:p>
          </table:table-cell>
          <table:table-cell table:style-name="Table75.A2" office:value-type="string">
            <text:p text:style-name="P77">isWarning()</text:p>
          </table:table-cell>
          <table:table-cell table:style-name="Table75.C2" office:value-type="string">
            <text:p text:style-name="P77">true if errorType == eWarning</text:p>
          </table:table-cell>
        </table:table-row>
        <table:table-row>
          <table:table-cell table:style-name="Table75.A2" office:value-type="string">
            <text:p text:style-name="P77">void</text:p>
          </table:table-cell>
          <table:table-cell table:style-name="Table75.A2" office:value-type="string">
            <text:p text:style-name="P77">setState(<text:reference-ref text:reference-format="text" text:ref-name="errorType">errorType</text:reference-ref>)</text:p>
          </table:table-cell>
          <table:table-cell table:style-name="Table75.C2" office:value-type="string">
            <text:p text:style-name="P77">Set the message error state</text:p>
          </table:table-cell>
        </table:table-row>
      </table:table>
      <text:p text:style-name="P235"/>
      <text:h text:style-name="Heading_20_2" text:outline-level="2"><text:bookmark-start text:name="__RefHeading__20583_1349877776"/>SlipException<text:bookmark-end text:name="__RefHeading__20583_1349877776"/></text:h>
      <text:p text:style-name="SLIPParagraph">The SlipException object provides information useful in determining the cause of the exception and methods required to determine what action to take. If the application callback function throws a SlipException it must populate the object. <text:reference-ref text:reference-format="text" text:ref-name="Table 7.5-1">Table 6.5-1: SlipException Constructor</text:reference-ref> shows the constructor parameters.</text:p>
      <table:table table:name="Table77" table:style-name="Table77">
        <table:table-column table:style-name="Table77.A"/>
        <table:table-column table:style-name="Table77.B"/>
        <table:table-column table:style-name="Table77.C"/>
        <table:table-header-rows>
          <text:soft-page-break/>
          <table:table-row>
            <table:table-cell table:style-name="Table77.A1" table:number-columns-spanned="3" office:value-type="string">
              <text:p text:style-name="P212"><text:reference-mark-start text:name="Table 7.5-1"/><text:span text:style-name="T38">Table </text:span><text:span text:style-name="T38"><text:sequence text:ref-name="refTable37" text:name="Table" text:formula="ooow:Table+1" style:num-format="1">6.5-1</text:sequence></text:span><text:span text:style-name="T38">: SlipException Constructor</text:span><text:reference-mark-end text:name="Table 7.5-1"/></text:p>
            </table:table-cell>
            <table:covered-table-cell/>
            <table:covered-table-cell/>
          </table:table-row>
          <table:table-row>
            <table:table-cell table:style-name="Table77.A2" office:value-type="string">
              <text:p text:style-name="P82">type</text:p>
            </table:table-cell>
            <table:table-cell table:style-name="Table77.A2" office:value-type="string">
              <text:p text:style-name="P82">parameters</text:p>
            </table:table-cell>
            <table:table-cell table:style-name="Table77.C2" office:value-type="string">
              <text:p text:style-name="P83">description</text:p>
            </table:table-cell>
          </table:table-row>
          <table:table-row>
            <table:table-cell table:style-name="Table77.A2" office:value-type="string">
              <text:p text:style-name="P77">SlipErr::Error</text:p>
            </table:table-cell>
            <table:table-cell table:style-name="Table77.A2" office:value-type="string">
              <text:p text:style-name="P77">base</text:p>
            </table:table-cell>
            <table:table-cell table:style-name="Table77.C2" office:value-type="string">
              <text:p text:style-name="P77">Message property object, see <text:reference-ref text:reference-format="text" text:ref-name="MessageObjectTable">Table 6.4-1: Message Object Table</text:reference-ref></text:p>
            </table:table-cell>
          </table:table-row>
          <table:table-row>
            <table:table-cell table:style-name="Table77.A2" office:value-type="string">
              <text:p text:style-name="P77">string</text:p>
            </table:table-cell>
            <table:table-cell table:style-name="Table77.A2" office:value-type="string">
              <text:p text:style-name="P77">message</text:p>
            </table:table-cell>
            <table:table-cell table:style-name="Table77.C2" office:value-type="string">
              <text:p text:style-name="P77">Diagnostic message</text:p>
            </table:table-cell>
          </table:table-row>
          <table:table-row>
            <table:table-cell table:style-name="Table77.A2" office:value-type="string">
              <text:p text:style-name="P77">SlipCell*</text:p>
            </table:table-cell>
            <table:table-cell table:style-name="Table77.A2" office:value-type="string">
              <text:p text:style-name="P77">cell1 </text:p>
            </table:table-cell>
            <table:table-cell table:style-name="Table77.C2" office:value-type="string">
              <text:p text:style-name="P77">Pointer to a cell or <text:span text:style-name="T6">null</text:span></text:p>
            </table:table-cell>
          </table:table-row>
          <table:table-row>
            <table:table-cell table:style-name="Table77.A2" office:value-type="string">
              <text:p text:style-name="P77">SlipCell*</text:p>
            </table:table-cell>
            <table:table-cell table:style-name="Table77.A2" office:value-type="string">
              <text:p text:style-name="P77">cell2</text:p>
            </table:table-cell>
            <table:table-cell table:style-name="Table77.C2" office:value-type="string">
              <text:p text:style-name="P77">Pointer to a cell or <text:span text:style-name="T6">null</text:span></text:p>
            </table:table-cell>
          </table:table-row>
        </table:table-header-rows>
      </table:table>
      <text:p text:style-name="SLIPParagraph"/>
      <text:p text:style-name="SLIPParagraph">The base is used by the SlipErr software to construct a formatted message for output. If the formatted message contains a SlipCell or SlipCells, then a pointer to these cells are passed to the SlipException object. If there is one SlipCell then it will always be cell1. SlipCells that are missing have <text:span text:style-name="T6">null</text:span> as the pointer value.</text:p>
      <text:p text:style-name="SLIPParagraph">The methods required to access the exception values are given in <text:reference-ref text:reference-format="text" text:ref-name="Table 7.5-2">Table 6.5-2: SlipException Metho</text:reference-ref>ds.</text:p>
      <table:table table:name="Table78" table:style-name="Table78">
        <table:table-column table:style-name="Table78.A"/>
        <table:table-column table:style-name="Table78.B"/>
        <table:table-row>
          <table:table-cell table:style-name="Table78.A1" table:number-columns-spanned="2" office:value-type="string">
            <text:p text:style-name="P210"><text:reference-mark-start text:name="Table 7.5-2"/>Table <text:sequence text:ref-name="refTable38" text:name="Table" text:formula="ooow:Table+1" style:num-format="1">6.5-2</text:sequence>: SlipException Metho<text:reference-mark-end text:name="Table 7.5-2"/>ds</text:p>
          </table:table-cell>
          <table:covered-table-cell/>
        </table:table-row>
        <table:table-row>
          <table:table-cell table:style-name="Table78.A2" office:value-type="string">
            <text:p text:style-name="P82">const</text:p>
          </table:table-cell>
          <table:table-cell table:style-name="Table78.B2" office:value-type="string">
            <text:p text:style-name="P83">method</text:p>
          </table:table-cell>
        </table:table-row>
        <table:table-row>
          <table:table-cell table:style-name="Table78.A2" office:value-type="string">
            <text:p text:style-name="P77">SlipErr::Error</text:p>
          </table:table-cell>
          <table:table-cell table:style-name="Table78.B2" office:value-type="string">
            <text:p text:style-name="P77">getBase()</text:p>
          </table:table-cell>
        </table:table-row>
        <table:table-row>
          <table:table-cell table:style-name="Table78.A2" office:value-type="string">
            <text:p text:style-name="P77">string&amp;</text:p>
          </table:table-cell>
          <table:table-cell table:style-name="Table78.B2" office:value-type="string">
            <text:p text:style-name="P77">getMessage()</text:p>
          </table:table-cell>
        </table:table-row>
        <table:table-row>
          <table:table-cell table:style-name="Table78.A2" office:value-type="string">
            <text:p text:style-name="P77">SlipCell&amp;</text:p>
          </table:table-cell>
          <table:table-cell table:style-name="Table78.B2" office:value-type="string">
            <text:p text:style-name="P77">getCell1()</text:p>
          </table:table-cell>
        </table:table-row>
        <table:table-row>
          <table:table-cell table:style-name="Table78.A2" office:value-type="string">
            <text:p text:style-name="P77">SlipCell&amp;</text:p>
          </table:table-cell>
          <table:table-cell table:style-name="Table78.B2" office:value-type="string">
            <text:p text:style-name="P77">getCell2()</text:p>
          </table:table-cell>
        </table:table-row>
        <table:table-row>
          <table:table-cell table:style-name="Table78.A2" office:value-type="string">
            <text:p text:style-name="P77">char*</text:p>
          </table:table-cell>
          <table:table-cell table:style-name="Table78.B2" office:value-type="string">
            <text:p text:style-name="P77">what()</text:p>
          </table:table-cell>
        </table:table-row>
      </table:table>
      <text:p text:style-name="P235"/>
      <text:p text:style-name="SLIPParagraph"><text:span text:style-name="T6">what()</text:span> returns the same message as<text:span text:style-name="T6"> getMessage()</text:span>.</text:p>
      <text:h text:style-name="Heading_20_1" text:outline-level="1"><text:bookmark-start text:name="__RefHeading__20587_1349877776"/>Slip.h<text:bookmark-end text:name="__RefHeading__20587_1349877776"/></text:h>
      <text:p text:style-name="P240">Slip.h is the application interface to the SLIP API. The header file contains three elements:</text:p>
      <text:list xml:id="list5333236929634402852" text:style-name="L18">
        <text:list-item>
          <text:p text:style-name="P376">Inclusion of all required classes. The required and accessible classes for application access to SLIP are included.</text:p>
        </text:list-item>
        <text:list-item>
          <text:p text:style-name="P427"><text:soft-page-break/>Overloaded operators with SLIP as the second operand. An example is:</text:p>
          <text:p text:style-name="P377">bool operator&lt;=(LONG a, SlipCell b);</text:p>
        </text:list-item>
        <text:list-item>
          <text:p text:style-name="P348">Utility functions. Some useful (static) methods are provided.</text:p>
        </text:list-item>
      </text:list>
      <text:p text:style-name="SLIPParagraph">The entire SLIP API is provided.</text:p>
      <table:table table:name="Table79" table:style-name="Table79">
        <table:table-column table:style-name="Table79.A"/>
        <table:table-column table:style-name="Table79.B"/>
        <table:table-column table:style-name="Table79.C"/>
        <table:table-header-rows>
          <table:table-row>
            <table:table-cell table:style-name="Table79.A1" table:number-columns-spanned="3" office:value-type="string">
              <text:p text:style-name="P210">Table <text:sequence text:ref-name="refTable39" text:name="Table" text:formula="ooow:Table+1" style:num-format="1">7-1</text:sequence>: slip.h Utility Functions</text:p>
            </table:table-cell>
            <table:covered-table-cell/>
            <table:covered-table-cell/>
          </table:table-row>
          <table:table-row>
            <table:table-cell table:style-name="Table79.A2" office:value-type="string">
              <text:p text:style-name="P83">return</text:p>
            </table:table-cell>
            <table:table-cell table:style-name="Table79.A2" office:value-type="string">
              <text:p text:style-name="P83">function</text:p>
            </table:table-cell>
            <table:table-cell table:style-name="Table79.C2" office:value-type="string">
              <text:p text:style-name="P83">description</text:p>
            </table:table-cell>
          </table:table-row>
        </table:table-header-rows>
        <table:table-row>
          <table:table-cell table:style-name="Table79.A2" office:value-type="string">
            <text:p text:style-name="P77">void</text:p>
          </table:table-cell>
          <table:table-cell table:style-name="Table79.A2" office:value-type="string">
            <text:p text:style-name="P59"><text:reference-ref text:reference-format="text" text:ref-name="avslHistory">avslHistory(bool)</text:reference-ref></text:p>
          </table:table-cell>
          <table:table-cell table:style-name="Table79.C2" office:value-type="string">
            <text:p text:style-name="P59">true turns history on</text:p>
          </table:table-cell>
        </table:table-row>
        <table:table-row>
          <table:table-cell table:style-name="Table79.A2" office:value-type="string">
            <text:p text:style-name="P77">SlipState</text:p>
          </table:table-cell>
          <table:table-cell table:style-name="Table79.A2" office:value-type="string">
            <text:p text:style-name="P77"><text:reference-ref text:reference-format="text" text:ref-name="getSlipState">getSlipState()</text:reference-ref></text:p>
          </table:table-cell>
          <table:table-cell table:style-name="Table79.C2" office:value-type="string">
            <text:p text:style-name="P77">Return internal SLIP state</text:p>
          </table:table-cell>
        </table:table-row>
        <table:table-row>
          <table:table-cell table:style-name="Table79.A2" office:value-type="string">
            <text:p text:style-name="P77">void</text:p>
          </table:table-cell>
          <table:table-cell table:style-name="Table79.A2" office:value-type="string">
            <text:p text:style-name="P77"><text:reference-ref text:reference-format="text" text:ref-name="printAVSL">printAVSL(caption)</text:reference-ref></text:p>
          </table:table-cell>
          <table:table-cell table:style-name="Table79.C2" office:value-type="string">
            <text:p text:style-name="P77">Output the AVSL</text:p>
          </table:table-cell>
        </table:table-row>
        <table:table-row>
          <table:table-cell table:style-name="Table79.A2" office:value-type="string">
            <text:p text:style-name="P77">void</text:p>
          </table:table-cell>
          <table:table-cell table:style-name="Table79.A2" office:value-type="string">
            <text:p text:style-name="P77"><text:reference-ref text:reference-format="text" text:ref-name="printClassSizes">printClassSizes()</text:reference-ref></text:p>
          </table:table-cell>
          <table:table-cell table:style-name="Table79.C2" office:value-type="string">
            <text:p text:style-name="P77">Bytes in each SLIP class</text:p>
          </table:table-cell>
        </table:table-row>
        <table:table-row>
          <table:table-cell table:style-name="Table79.A2" office:value-type="string">
            <text:p text:style-name="P77">void</text:p>
          </table:table-cell>
          <table:table-cell table:style-name="Table79.A2" office:value-type="string">
            <text:p text:style-name="P77"><text:reference-ref text:reference-format="text" text:ref-name="printFragmentList">printFragmentList(caption)</text:reference-ref></text:p>
          </table:table-cell>
          <table:table-cell table:style-name="Table79.C2" office:value-type="string">
            <text:p text:style-name="P77">Format the fragment list</text:p>
          </table:table-cell>
        </table:table-row>
        <table:table-row>
          <table:table-cell table:style-name="Table79.A2" office:value-type="string">
            <text:p text:style-name="P77">void</text:p>
          </table:table-cell>
          <table:table-cell table:style-name="Table79.A2" office:value-type="string">
            <text:p text:style-name="P77"><text:reference-ref text:reference-format="text" text:ref-name="printMemory">printMemory(caption)</text:reference-ref></text:p>
          </table:table-cell>
          <table:table-cell table:style-name="Table79.C2" office:value-type="string">
            <text:p text:style-name="P77">All AVSL is output</text:p>
          </table:table-cell>
        </table:table-row>
        <table:table-row>
          <table:table-cell table:style-name="Table79.A2" office:value-type="string">
            <text:p text:style-name="P77">void</text:p>
          </table:table-cell>
          <table:table-cell table:style-name="Table79.A2" office:value-type="string">
            <text:p text:style-name="P77"><text:reference-ref text:reference-format="text" text:ref-name="printState">printState(string)</text:reference-ref></text:p>
          </table:table-cell>
          <table:table-cell table:style-name="Table79.C2" office:value-type="string">
            <text:p text:style-name="P77">AVSL state</text:p>
          </table:table-cell>
        </table:table-row>
        <table:table-row>
          <table:table-cell table:style-name="Table79.A2" office:value-type="string">
            <text:p text:style-name="P77">errorType</text:p>
          </table:table-cell>
          <table:table-cell table:style-name="Table79.A2" office:value-type="string">
            <text:p text:style-name="P77"><text:reference-mark-start text:name="setErrorState"/>setErrorState(errorType, string)<text:reference-mark-end text:name="setErrorState"/></text:p>
          </table:table-cell>
          <table:table-cell table:style-name="Table79.C2" office:value-type="string">
            <text:p text:style-name="P77">Change message state property ()</text:p>
          </table:table-cell>
        </table:table-row>
        <table:table-row>
          <table:table-cell table:style-name="Table79.A2" office:value-type="string">
            <text:p text:style-name="P77">void</text:p>
          </table:table-cell>
          <table:table-cell table:style-name="Table79.A2" office:value-type="string">
            <text:p text:style-name="P77"><text:reference-ref text:reference-format="text" text:ref-name="sysInfo">sysInfo(ostream&amp;)</text:reference-ref></text:p>
          </table:table-cell>
          <table:table-cell table:style-name="Table79.C2" office:value-type="string">
            <text:p text:style-name="P77">SLIP system infrmation</text:p>
          </table:table-cell>
        </table:table-row>
        <table:table-row>
          <table:table-cell table:style-name="Table79.A2" office:value-type="string">
            <text:p text:style-name="P77">void</text:p>
          </table:table-cell>
          <table:table-cell table:style-name="Table79.A2" office:value-type="string">
            <text:p text:style-name="P77">slipInit()</text:p>
          </table:table-cell>
          <table:table-cell table:style-name="Table79.C2" office:value-type="string">
            <text:p text:style-name="P77">Initialize SLIP using default values</text:p>
          </table:table-cell>
        </table:table-row>
        <table:table-row>
          <table:table-cell table:style-name="Table79.A2" office:value-type="string">
            <text:p text:style-name="P77">void</text:p>
          </table:table-cell>
          <table:table-cell table:style-name="Table79.A2" office:value-type="string">
            <text:p text:style-name="P77"><text:reference-ref text:reference-format="text" text:ref-name="slipInit">slipInit(alloc, delta)</text:reference-ref></text:p>
          </table:table-cell>
          <table:table-cell table:style-name="Table79.C2" office:value-type="string">
            <text:p text:style-name="P77">Initialize SLIP </text:p>
          </table:table-cell>
        </table:table-row>
        <table:table-row>
          <table:table-cell table:style-name="Table79.A2" office:value-type="string">
            <text:p text:style-name="P77"><text:reference-ref text:reference-format="text" text:ref-name="errorCallback">errorCallback</text:reference-ref></text:p>
          </table:table-cell>
          <table:table-cell table:style-name="Table79.A2" office:value-type="string">
            <text:p text:style-name="P77">setCallBack(<text:reference-ref text:reference-format="text" text:ref-name="errorCallBack">errorCallback</text:reference-ref>)</text:p>
          </table:table-cell>
          <table:table-cell table:style-name="Table79.C2" office:value-type="string">
            <text:p text:style-name="P77">Set application message trap</text:p>
          </table:table-cell>
        </table:table-row>
      </table:table>
      <text:p text:style-name="P113"><text:s text:c="4"/></text:p>
      <text:h text:style-name="P325" text:outline-level="1"><text:bookmark-start text:name="__RefHeading__4512_490911158"/>List Input / Output<text:bookmark-end text:name="__RefHeading__4512_490911158"/></text:h>
      <text:p text:style-name="P23">Input and output functions guarantee that if SLIP writes (W) a list and then reads a list (R) then, W= W(R) and that R = R(W), that is, if the list is written using SLIP, then when it is read the same topology and content will be retrieved, and if the list is read then written then the output file will represent the same list (formatting and list names may be different). Therefore, the ASCII formatted output is a suitable framework for storing and retrieval of information.</text:p>
      <text:p text:style-name="P23">The application is given access to constructs which allow a list to be created offline and then input. The guarantees given above apply to well-formed constructs, that is, files which 'follow the rules'.</text:p>
      <text:p text:style-name="P23"><text:soft-page-break/>This section defines the rules for construction of list files and define the format of list files created by SLIP.</text:p>
      <text:h text:style-name="Heading_20_2" text:outline-level="2"><text:bookmark-start text:name="__RefHeading__17203_1188877695"/>Lexical Elements<text:bookmark-end text:name="__RefHeading__17203_1188877695"/></text:h>
      <text:h text:style-name="Heading_20_3" text:outline-level="3"><text:bookmark-start text:name="__RefHeading__17205_1188877695"/>Character Set<text:bookmark-end text:name="__RefHeading__17205_1188877695"/></text:h>
      <text:p text:style-name="SLIPParagraph">The allowable character set (outside of quoted tokens) is:</text:p>
      <text:list xml:id="list7598072557829447894" text:style-name="L19">
        <text:list-item>
          <text:p text:style-name="P350">A B C D E F G H I J K L M N O P Q R S T U V W X Y Z<text:line-break/>a b c d e f g h I j k l m n o p q r s t u v w x y z</text:p>
        </text:list-item>
        <text:list-item>
          <text:p text:style-name="P349">The ten digits:<text:line-break/>1 2 3 4 5 6 7 8 9 0</text:p>
        </text:list-item>
        <text:list-item>
          <text:p text:style-name="P349">The special graphics characters:<text:line-break/>{ } ( ) # “ ' &lt; &gt; / * . ; $ _ </text:p>
        </text:list-item>
        <text:list-item>
          <text:p text:style-name="P349">The <text:span text:style-name="T2">SPACE</text:span>.</text:p>
        </text:list-item>
        <text:list-item>
          <text:p text:style-name="P349">The horizontal tab (HT).</text:p>
        </text:list-item>
        <text:list-item>
          <text:p text:style-name="P349">The newline character (NL or \n).</text:p>
        </text:list-item>
      </text:list>
      <text:p text:style-name="SLIPParagraph">Inside a quoted token the following additional characters are allowed:</text:p>
      <text:list xml:id="list8147217614484494903" text:style-name="L20">
        <text:list-item>
          <text:p text:style-name="P351">The remaining graphic characters:<text:line-break/>, <text:s/>/ ? ' : | [ ] ` ~ ! @ &amp; _- = + </text:p>
        </text:list-item>
        <text:list-item>
          <text:p text:style-name="P352">Escaped characters<text:line-break/>\b<text:tab/>bell<text:line-break/>\f<text:tab/>form feed<text:line-break/>\n<text:tab/>new line<text:line-break/>\r<text:tab/>carriage return<text:line-break/>\t<text:tab/>vertical tab<text:line-break/>\c <text:tab/>any escaped character eg. \”, or \'</text:p>
        </text:list-item>
      </text:list>
      <text:h text:style-name="P335" text:outline-level="3"><text:bookmark-start text:name="__RefHeading__17207_1188877695"/><text:soft-page-break/>Whitespace <text:bookmark-end text:name="__RefHeading__17207_1188877695"/></text:h>
      <text:p text:style-name="P38">Where one whitespace character is legal many can be used. The whitespace characters are the set {\a \b \f \n \r \t <text:span text:style-name="T2">SPACE</text:span>}. All characters are interpreted as a <text:span text:style-name="T2">SPACE</text:span>, and multiple characters are treated as a single <text:span text:style-name="T2">SPACE</text:span>.</text:p>
      <text:h text:style-name="P335" text:outline-level="3"><text:bookmark-start text:name="__RefHeading__17209_1188877695"/>Comments<text:bookmark-end text:name="__RefHeading__17209_1188877695"/></text:h>
      <text:p text:style-name="P38">Anyplace whitespace is legal, a comment can be used. Comments are treated as a single whitespace character when seen. There are two types of comments:</text:p>
      <text:list xml:id="list8154346377859614180" text:style-name="L21">
        <text:list-item>
          <text:p text:style-name="P353">Multiline: A comment bracketed by '/*' and '*/ 'can be wholly contained in one line or can extend across multiple lines.</text:p>
        </text:list-item>
        <text:list-item>
          <text:p text:style-name="P353">Single line: A comment beginning with '//' extends from its current location until the end of line. </text:p>
        </text:list-item>
      </text:list>
      <text:p text:style-name="P38">All characters seen from the comment start to its termination are ignored. In the case of multiline comments, this is from the leading '/*' to the trailing '*/'. In the case of single line comments, this is from the comment start '//' to the end of line. Nested comments are not supported. Comments are not saved in a list, they are ignored.</text:p>
      <text:p text:style-name="P38"/>
      <text:p text:style-name="P40"><draw:frame draw:style-name="fr16" draw:name="Comment Example" text:anchor-type="paragraph" svg:width="3.598in" draw:z-index="28"><draw:text-box fo:min-height="1.4in"><text:p text:style-name="P304"><text:line-break/>( ( /* this is a comment */ ) )<text:line-break/></text:p><text:p text:style-name="P305">( ( /* this is a <text:line-break/> <text:s text:c="6"/>multiline comment */ ) )<text:line-break/></text:p><text:p text:style-name="P306">( ( // this is a single line comment<text:line-break/>) )</text:p><text:p text:style-name="P303"><text:reference-mark-start text:name="Example 7.1.3-1"/><text:span text:style-name="T8">Example </text:span><text:span text:style-name="T8"><text:sequence text:ref-name="refExample23" text:name="Example" text:formula="ooow:Example+1" style:num-format="1">8.1.3-1</text:sequence></text:span><text:span text:style-name="T8"> Comment Exampl</text:span><text:span text:style-name="T73">e</text:span><text:reference-mark-end text:name="Example 7.1.3-1"/></text:p></draw:text-box></draw:frame></text:p>
      <text:h text:style-name="P336" text:outline-level="3"><text:bookmark-start text:name="__RefHeading__17211_1188877695"/><text:soft-page-break/>Tokens<text:bookmark-end text:name="__RefHeading__17211_1188877695"/></text:h>
      <text:p text:style-name="SLIPParagraph">The characters in the alphabet are collected into a token by the lexer. The tokens are the maximum set of characters that can be combined to form a token according to the token rules. There are 4 types of tokens, separators, keywords, identifiers, constants. </text:p>
      <text:h text:style-name="Heading_20_4" text:outline-level="4"><text:bookmark-start text:name="__RefHeading__17213_1188877695"/>Separators<text:bookmark-end text:name="__RefHeading__17213_1188877695"/></text:h>
      <text:p text:style-name="SLIPParagraph">The following characters are separators and form a single token:<text:line-break/>( ) { } &lt; &gt; #</text:p>
      <text:p text:style-name="P240">The legal context for each token is given below. Each separator, except '#', must be balanced. That is, where the left separator appears, the right separator must also appear using the following algorithm:</text:p>
      <text:list xml:id="list4666173205843202078" text:style-name="L22">
        <text:list-item>
          <text:p text:style-name="P378">Push the left separator onto a stack.</text:p>
        </text:list-item>
        <text:list-item>
          <text:p text:style-name="P354">When the right separator is seen, the left separator must be on the stack top. Pop the left separator.</text:p>
          <text:list>
            <text:list-item>
              <text:list>
                <text:list-header>
                  <text:p text:style-name="P433">The separators have the following meanings:</text:p>
                </text:list-header>
              </text:list>
            </text:list-item>
          </text:list>
        </text:list-item>
      </text:list>
      <text:list xml:id="list8326447633692892477" text:style-name="L23">
        <text:list-item>
          <text:p text:style-name="P355">( ): Brackets a list. All items between these brackets are part of the same list. Parentheses can be nested, as in “( ( ( ) ( ) )”.</text:p>
        </text:list-item>
        <text:list-item>
          <text:p text:style-name="P355">&lt; &gt;: Brackets a Descriptor list. All items between these brackets are part of the same list. Angle brackets can be nested, as in “&lt; &lt; &lt; &gt; &gt; &gt;”. Unlike lists, brackets must be nested, and can not be disjoint, as in “&lt; &lt; &gt; &lt; &gt; &gt;”. </text:p>
        </text:list-item>
        <text:list-item>
          <text:p text:style-name="P355">{ }: This identifies a named list, as in “{name}”. The brackets can not be nested.</text:p>
        </text:list-item>
        <text:list-item>
          <text:p text:style-name="P355">#: This identifies a preprocessing statement. The action performed is immediate and the results of the action are processed by the parser.</text:p>
        </text:list-item>
      </text:list>
      <text:h text:style-name="Heading_20_4" text:outline-level="4"><text:bookmark-start text:name="__RefHeading__17215_1188877695"/>Identifiers<text:bookmark-end text:name="__RefHeading__17215_1188877695"/></text:h>
      <text:p text:style-name="SLIPParagraph">An identifier consists of a leading alphabetic character or an underscore ('_') or dollar sign ('$') followed by zero or more alphanumeric characters or underscores ('_') or dollar signs ('$'). <text:s/>Embedded whitespace is not allowed and there are no limitations on <text:s/>size.</text:p>
      <text:p text:style-name="P7"><text:soft-page-break/>As a regular expression this can be written as: <text:line-break/><text:tab/><text:span text:style-name="T53">([a-z]|[A-Z]|$|_)([a-z]|[A-Z]|[0-9]|$|_)*</text:span></text:p>
      <text:p text:style-name="P13"><draw:frame draw:style-name="fr17" draw:name="Frame20" text:anchor-type="paragraph" svg:width="4.8799in" draw:z-index="12"><draw:text-box fo:min-height="2.278in"><text:p text:style-name="P185">Legal Names:</text:p><text:p text:style-name="P166">_ <text:s text:c="20"/>// single character name</text:p><text:p text:style-name="P166">$ <text:s text:c="20"/>// single character name</text:p><text:p text:style-name="P166">name <text:s text:c="17"/>// alphabetic character name</text:p><text:p text:style-name="P166">name_ <text:s text:c="16"/>// alphabetic &amp; special symbols</text:p><text:p text:style-name="P166">__na$m123e$_ <text:s text:c="9"/>// alphanumeric &amp; special symbols</text:p><text:p text:style-name="P166">x01234 <text:s text:c="15"/>// alphanumeric</text:p><text:p text:style-name="P166">name_name <text:s text:c="12"/>// alphabetic &amp; special symbols</text:p><text:p text:style-name="P166"/><text:p text:style-name="P170">Illegal Names:</text:p><text:p text:style-name="P166">na me <text:s text:c="16"/>// embedded blank</text:p><text:p text:style-name="P166">2name <text:s text:c="16"/>// leading numeric character</text:p><text:p text:style-name="P170">_<text:span text:style-name="T54">name[] <text:s text:c="14"/>// illegal characters</text:span></text:p><text:p text:style-name="P190">name-name <text:s text:c="12"/>// illegal character</text:p><text:p text:style-name="P128"><text:reference-mark-start text:name="Example 7.1.4-1"/>Example <text:sequence text:ref-name="refExample24" text:name="Example" text:formula="ooow:Example+1" style:num-format="1">8.1.4-1</text:sequence>: Legal / Illegal Names<text:reference-mark-end text:name="Example 7.1.4-1"/></text:p></draw:text-box></draw:frame></text:p>
      <text:h text:style-name="Heading_20_4" text:outline-level="4"><text:bookmark-start text:name="__RefHeading__17217_1188877695"/>Keywords<text:bookmark-end text:name="__RefHeading__17217_1188877695"/></text:h>
      <text:p text:style-name="SLIPParagraph">There are two keywords in SLIP, “user”, and “include”. They must both be in lower case and spelled exactly as shown.</text:p>
      <text:h text:style-name="Heading_20_4" text:outline-level="4"><text:bookmark-start text:name="__RefHeading__17219_1188877695"/>Constants<text:bookmark-end text:name="__RefHeading__17219_1188877695"/></text:h>
      <text:p text:style-name="SLIPParagraph">SLIP supports several types of constants. There is a one-to-one correspondence with the constants in input/output operations and the typedef's used in runtime applications. The constants and the typedef's are architecturally independent and are designed to have the same content and size from compiler to compiler, and computer to computer. The format corresponds to the general format of C/C++ constants with the constraint that they are SLIP, and <text:s/>not, C/C++ values.</text:p>
      <text:p text:style-name="SLIPParagraph">Boolean values are represented as 'true' or 'false' on input or output. When the input list file has 'true' or 'false' a boolean object is created as in SlipDatum((bool)true). During output, a boolean object is output as the literal 'true' or 'false'. </text:p>
      <text:p text:style-name="SLIPParagraph">Embedded blanks are not allowed in integral or real number constants.</text:p>
      <text:p text:style-name="SLIPParagraph">The integral types are octal, decimal, and hexadecimal.</text:p>
      <text:p text:style-name="SLIPParagraph"><text:soft-page-break/>Octal constants are represented as '0' followed by zero or more digits in the range 0 - 7. For example, 012345 is an octal number but 0123458 is not – 8 is not an octal number.</text:p>
      <text:p text:style-name="SLIPParagraph">Integer constants are represented as '1' followed by zero or more digits in the range 0 – 9. For example 12345 is an integer and is different from 012345, an octal number.</text:p>
      <text:p text:style-name="SLIPParagraph">Hexadecimal constants are represented as “0x” or “0X”, where '0' is the number zero, followed by one or digits in the range 0 – 9, a – f, A – F. For example 0xDeadBeef is a hexadecimal constant.</text:p>
      <text:p text:style-name="P249">Each integral type can be optionally followed by a unsigned specification, 'U', and a size specification, 'C' or 'L', <text:s/>Capitalization is ignored. If 'U' is not specified, then the number is signed. The specifications have the following meaning.</text:p>
      <text:list xml:id="list485680605349232603" text:style-name="L24">
        <text:list-item>
          <text:p text:style-name="P379">Signed means that the integral number is stored into a signed SlipDatum character or integer object.</text:p>
        </text:list-item>
        <text:list-item>
          <text:p text:style-name="P379">Unsigned means that the integral number is stored into a nunsigned SlipDatum character or integer object.</text:p>
        </text:list-item>
        <text:list-item>
          <text:p text:style-name="P379">'C' means that the integral number is stored into a <text:s/>SlipDatum((CHAR) object. Hexadecimal number can not have a 'C' size specification.</text:p>
        </text:list-item>
        <text:list-item>
          <text:p text:style-name="P356">'L' means that the integral number is stored into a <text:s/>SlipDatum((LONG) object.</text:p>
        </text:list-item>
      </text:list>
      <text:p text:style-name="SLIPParagraph">The default for a missing unsigned specification is signed, and the default for a missing size specification is 'L'.</text:p>
      <text:p text:style-name="SLIPParagraph"><text:reference-ref text:reference-format="text" text:ref-name="Example 7.1.4-2">Example 8.1.4-2  Integral Constructions</text:reference-ref>, shows the SlipDatum object created for each integral type in the input list file. Output is always an integer, not octal or hexadecimal, so the automatically generated output for each integral type is the number at the left. If the integral type is a signed integer, SlipDatum((LONG)), then the integer output does not include a size or sign specification but defers to the default. </text:p>
      <table:table table:name="Table60" table:style-name="Table60">
        <table:table-column table:style-name="Table60.A"/>
        <table:table-column table:style-name="Table60.B"/>
        <table:table-column table:style-name="Table60.C"/>
        <table:table-column table:style-name="Table60.D"/>
        <table:table-header-rows>
          <text:soft-page-break/>
          <table:table-row>
            <table:table-cell table:style-name="Table60.A1" office:value-type="float" office:value="0">
              <text:p text:style-name="P139">Example</text:p>
            </table:table-cell>
            <table:table-cell table:style-name="Table60.B1" office:value-type="string">
              <text:p text:style-name="P139"/>
            </table:table-cell>
            <table:table-cell table:style-name="Table60.B1" office:value-type="string">
              <text:p text:style-name="P139">Constructed SlipDatum object</text:p>
            </table:table-cell>
            <table:table-cell table:style-name="Table60.B1" office:value-type="string">
              <text:p text:style-name="P139"/>
            </table:table-cell>
          </table:table-row>
        </table:table-header-rows>
        <table:table-row>
          <table:table-cell table:style-name="Table60.A1" office:value-type="float" office:value="12345">
            <text:p text:style-name="P139">012345</text:p>
          </table:table-cell>
          <table:table-cell table:style-name="Table60.B1" office:value-type="string">
            <text:p text:style-name="P140">-&gt;</text:p>
          </table:table-cell>
          <table:table-cell table:style-name="Table60.B1" office:value-type="string">
            <text:p text:style-name="P139">SlipDatum((LONG)012345)</text:p>
          </table:table-cell>
          <table:table-cell table:style-name="Table60.B1" office:value-type="string">
            <text:p text:style-name="P139">// octal number</text:p>
          </table:table-cell>
        </table:table-row>
        <table:table-row>
          <table:table-cell table:style-name="Table60.A1" office:value-type="float" office:value="0">
            <text:p text:style-name="P135">0123C</text:p>
          </table:table-cell>
          <table:table-cell table:style-name="Table60.B1" office:value-type="string">
            <text:p text:style-name="P135">→&gt;</text:p>
          </table:table-cell>
          <table:table-cell table:style-name="Table60.B1" office:value-type="string">
            <text:p text:style-name="P135">SlipDatum((CHAR)0123)</text:p>
          </table:table-cell>
          <table:table-cell table:style-name="Table60.B1" office:value-type="string">
            <text:p text:style-name="P139">// octal number</text:p>
          </table:table-cell>
        </table:table-row>
        <table:table-row>
          <table:table-cell table:style-name="Table60.A1" office:value-type="float" office:value="0">
            <text:p text:style-name="P135">012345L</text:p>
          </table:table-cell>
          <table:table-cell table:style-name="Table60.B1" office:value-type="string">
            <text:p text:style-name="P135">-&gt;</text:p>
          </table:table-cell>
          <table:table-cell table:style-name="Table60.B1" office:value-type="string">
            <text:p text:style-name="P139">SlipDatum((LONG)012345)</text:p>
          </table:table-cell>
          <table:table-cell table:style-name="Table60.B1" office:value-type="string">
            <text:p text:style-name="P139">// octal number</text:p>
          </table:table-cell>
        </table:table-row>
        <table:table-row>
          <table:table-cell table:style-name="Table60.A1" office:value-type="float" office:value="0">
            <text:p text:style-name="P139">012345U</text:p>
          </table:table-cell>
          <table:table-cell table:style-name="Table60.B1" office:value-type="string">
            <text:p text:style-name="P135">-&gt;</text:p>
          </table:table-cell>
          <table:table-cell table:style-name="Table60.B1" office:value-type="string">
            <text:p text:style-name="P135">SlipDatum((ULONG)012345)</text:p>
          </table:table-cell>
          <table:table-cell table:style-name="Table60.B1" office:value-type="string">
            <text:p text:style-name="P139">// octal number</text:p>
          </table:table-cell>
        </table:table-row>
        <table:table-row>
          <table:table-cell table:style-name="Table60.A1" office:value-type="float" office:value="0">
            <text:p text:style-name="P135">0123UC</text:p>
          </table:table-cell>
          <table:table-cell table:style-name="Table60.B1" office:value-type="string">
            <text:p text:style-name="P135">-&gt;</text:p>
          </table:table-cell>
          <table:table-cell table:style-name="Table60.B1" office:value-type="string">
            <text:p text:style-name="P135">SlipDatum((UCHAR)0123)</text:p>
          </table:table-cell>
          <table:table-cell table:style-name="Table60.B1" office:value-type="string">
            <text:p text:style-name="P139">// octal number</text:p>
          </table:table-cell>
        </table:table-row>
        <table:table-row>
          <table:table-cell table:style-name="Table60.A1" office:value-type="float" office:value="0">
            <text:p text:style-name="P135">246789</text:p>
          </table:table-cell>
          <table:table-cell table:style-name="Table60.B1" office:value-type="string">
            <text:p text:style-name="P135">-&gt;</text:p>
          </table:table-cell>
          <table:table-cell table:style-name="Table60.B1" office:value-type="string">
            <text:p text:style-name="P135">SlipDatum((LONG)246789)</text:p>
          </table:table-cell>
          <table:table-cell table:style-name="Table60.B1" office:value-type="string">
            <text:p text:style-name="P135">// decimal number</text:p>
          </table:table-cell>
        </table:table-row>
        <table:table-row>
          <table:table-cell table:style-name="Table60.A1" office:value-type="float" office:value="0">
            <text:p text:style-name="P135">123C</text:p>
          </table:table-cell>
          <table:table-cell table:style-name="Table60.B1" office:value-type="string">
            <text:p text:style-name="P135">-&gt;</text:p>
          </table:table-cell>
          <table:table-cell table:style-name="Table60.B1" office:value-type="string">
            <text:p text:style-name="P135">SlipDatum((CHAR)123)</text:p>
          </table:table-cell>
          <table:table-cell table:style-name="Table60.B1" office:value-type="string">
            <text:p text:style-name="P135">// decimal number</text:p>
          </table:table-cell>
        </table:table-row>
        <table:table-row>
          <table:table-cell table:style-name="Table60.A1" office:value-type="float" office:value="0">
            <text:p text:style-name="P135">246789L</text:p>
          </table:table-cell>
          <table:table-cell table:style-name="Table60.B1" office:value-type="string">
            <text:p text:style-name="P135">-&gt;</text:p>
          </table:table-cell>
          <table:table-cell table:style-name="Table60.B1" office:value-type="string">
            <text:p text:style-name="P135">SlipDatum((LONG)246789)</text:p>
          </table:table-cell>
          <table:table-cell table:style-name="Table60.B1" office:value-type="string">
            <text:p text:style-name="P135">// decimal number</text:p>
          </table:table-cell>
        </table:table-row>
        <table:table-row>
          <table:table-cell table:style-name="Table60.A1" office:value-type="float" office:value="0">
            <text:p text:style-name="P135">246789U</text:p>
          </table:table-cell>
          <table:table-cell table:style-name="Table60.B1" office:value-type="string">
            <text:p text:style-name="P135">-&gt;</text:p>
          </table:table-cell>
          <table:table-cell table:style-name="Table60.B1" office:value-type="string">
            <text:p text:style-name="P135">SlipDatum((ULONG)246789)</text:p>
          </table:table-cell>
          <table:table-cell table:style-name="Table60.B1" office:value-type="string">
            <text:p text:style-name="P135">// decimal number</text:p>
          </table:table-cell>
        </table:table-row>
        <table:table-row>
          <table:table-cell table:style-name="Table60.A1" office:value-type="float" office:value="0">
            <text:p text:style-name="P135">0xAB</text:p>
          </table:table-cell>
          <table:table-cell table:style-name="Table60.B1" office:value-type="string">
            <text:p text:style-name="P135">-&gt;</text:p>
          </table:table-cell>
          <table:table-cell table:style-name="Table60.B1" office:value-type="string">
            <text:p text:style-name="P135">SlipDatum((LONG)0xAB)</text:p>
          </table:table-cell>
          <table:table-cell table:style-name="Table60.B1" office:value-type="string">
            <text:p text:style-name="P135">// hexadecimal number</text:p>
          </table:table-cell>
        </table:table-row>
        <table:table-row>
          <table:table-cell table:style-name="Table60.A1" office:value-type="float" office:value="0">
            <text:p text:style-name="P135">0xABL</text:p>
          </table:table-cell>
          <table:table-cell table:style-name="Table60.B1" office:value-type="string">
            <text:p text:style-name="P135">-&gt;</text:p>
          </table:table-cell>
          <table:table-cell table:style-name="Table60.B1" office:value-type="string">
            <text:p text:style-name="P135">SlipDatum((LONG)0xAB)</text:p>
          </table:table-cell>
          <table:table-cell table:style-name="Table60.B1" office:value-type="string">
            <text:p text:style-name="P135">// hexadecimal number</text:p>
          </table:table-cell>
        </table:table-row>
        <table:table-row>
          <table:table-cell table:style-name="Table60.A1" office:value-type="float" office:value="0">
            <text:p text:style-name="P135">0xABUC</text:p>
          </table:table-cell>
          <table:table-cell table:style-name="Table60.B1" office:value-type="string">
            <text:p text:style-name="P135">-&gt;</text:p>
          </table:table-cell>
          <table:table-cell table:style-name="Table60.B1" office:value-type="string">
            <text:p text:style-name="P135">SlipDatum((UCHAR)0xAB)</text:p>
          </table:table-cell>
          <table:table-cell table:style-name="Table60.B1" office:value-type="string">
            <text:p text:style-name="P135">// hexadecimal number</text:p>
          </table:table-cell>
        </table:table-row>
        <table:table-row>
          <table:table-cell table:style-name="Table60.A1" office:value-type="float" office:value="0">
            <text:p text:style-name="P135">0xABU</text:p>
          </table:table-cell>
          <table:table-cell table:style-name="Table60.B1" office:value-type="string">
            <text:p text:style-name="P135">-&gt;</text:p>
          </table:table-cell>
          <table:table-cell table:style-name="Table60.B1" office:value-type="string">
            <text:p text:style-name="P135">SlipDatum((ULONG)0xAB)</text:p>
          </table:table-cell>
          <table:table-cell table:style-name="Table60.B1" office:value-type="string">
            <text:p text:style-name="P135">// hexadecimal number</text:p>
          </table:table-cell>
        </table:table-row>
      </table:table>
      <text:p text:style-name="P279"><text:reference-mark-start text:name="Example 7.1.4-2"/>Example <text:sequence text:ref-name="refExample25" text:name="Example" text:formula="ooow:Example+1" style:num-format="1">8.1.4-2</text:sequence> <text:s/>Integral Constructions<text:reference-mark-end text:name="Example 7.1.4-2"/></text:p>
      <text:p text:style-name="P278"/>
      <text:p text:style-name="P29"/>
      <text:p text:style-name="P250">SLIP only supports real doubles. The input format for a double is any of “</text:p>
      <text:list xml:id="list9155366732312769962" text:style-name="L25">
        <text:list-item>
          <text:p text:style-name="P380">#.#, #., .# optional decimal number with a fraction. The decimal point is required.</text:p>
        </text:list-item>
        <text:list-item>
          <text:p text:style-name="P380">#E#, #E+#, #E-#: real number with an exponent. The exponent, 'E', can be upper case or lower case.</text:p>
        </text:list-item>
        <text:list-item>
          <text:p text:style-name="P380">#.E#, ..#E# any combination of the previous two forms.</text:p>
        </text:list-item>
        <text:list-item>
          <text:p text:style-name="P357">Any of the above forms with a sign (+, -).</text:p>
        </text:list-item>
      </text:list>
      <text:p text:style-name="P27">In a manner similar to integral numbers, real numbers are defined in <text:reference-ref text:reference-format="text" text:ref-name="Example 7.1.4-3">Example 8.1.4-3  Real Number Constructions</text:reference-ref>. Input from the list input file creates an object of type SlipDatum((LONG)).</text:p>
      <table:table table:name="Table61" table:style-name="Table61">
        <table:table-column table:style-name="Table61.A"/>
        <table:table-column table:style-name="Table61.B"/>
        <table:table-column table:style-name="Table61.C"/>
        <table:table-column table:style-name="Table61.D"/>
        <table:table-header-rows>
          <text:soft-page-break/>
          <table:table-row>
            <table:table-cell table:style-name="Table61.A1" office:value-type="float" office:value="0">
              <text:p text:style-name="P139">Example</text:p>
            </table:table-cell>
            <table:table-cell table:style-name="Table61.B1" office:value-type="string">
              <text:p text:style-name="P139"/>
            </table:table-cell>
            <table:table-cell table:style-name="Table61.B1" office:value-type="string">
              <text:p text:style-name="P139">Constructed SlipDatum object</text:p>
            </table:table-cell>
            <table:table-cell table:style-name="Table61.B1" office:value-type="string">
              <text:p text:style-name="P139"/>
            </table:table-cell>
          </table:table-row>
        </table:table-header-rows>
        <table:table-row>
          <table:table-cell table:style-name="Table61.A1" office:value-type="float" office:value="0">
            <text:p text:style-name="P139">1.</text:p>
          </table:table-cell>
          <table:table-cell table:style-name="Table61.B1" office:value-type="string">
            <text:p text:style-name="P136">-&gt;</text:p>
          </table:table-cell>
          <table:table-cell table:style-name="Table61.B1" office:value-type="string">
            <text:p text:style-name="P139">SlipDatum((DOUBLE)1,)</text:p>
          </table:table-cell>
          <table:table-cell table:style-name="Table61.B1" office:value-type="string">
            <text:p text:style-name="P139">// floating point number</text:p>
          </table:table-cell>
        </table:table-row>
        <table:table-row>
          <table:table-cell table:style-name="Table61.A1" office:value-type="float" office:value="0">
            <text:p text:style-name="P139">+1.</text:p>
          </table:table-cell>
          <table:table-cell table:style-name="Table61.B1" office:value-type="string">
            <text:p text:style-name="P136">-&gt;</text:p>
          </table:table-cell>
          <table:table-cell table:style-name="Table61.B1" office:value-type="string">
            <text:p text:style-name="P139">SlipDatum((DOUBLE)+1.)</text:p>
          </table:table-cell>
          <table:table-cell table:style-name="Table61.B1" office:value-type="string">
            <text:p text:style-name="P139">// floating point number</text:p>
          </table:table-cell>
        </table:table-row>
        <table:table-row>
          <table:table-cell table:style-name="Table61.A1" office:value-type="float" office:value="0">
            <text:p text:style-name="P139">.1</text:p>
          </table:table-cell>
          <table:table-cell table:style-name="Table61.B1" office:value-type="string">
            <text:p text:style-name="P136">-&gt;</text:p>
          </table:table-cell>
          <table:table-cell table:style-name="Table61.B1" office:value-type="string">
            <text:p text:style-name="P139">SlipDatum((DOUBLE).1)</text:p>
          </table:table-cell>
          <table:table-cell table:style-name="Table61.B1" office:value-type="string">
            <text:p text:style-name="P139">// floating point number</text:p>
          </table:table-cell>
        </table:table-row>
        <table:table-row>
          <table:table-cell table:style-name="Table61.A1" office:value-type="float" office:value="0">
            <text:p text:style-name="P139">-.1</text:p>
          </table:table-cell>
          <table:table-cell table:style-name="Table61.B1" office:value-type="string">
            <text:p text:style-name="P136">-&gt;</text:p>
          </table:table-cell>
          <table:table-cell table:style-name="Table61.B1" office:value-type="string">
            <text:p text:style-name="P139">SlipDatum((DOUBLE)-.1)</text:p>
          </table:table-cell>
          <table:table-cell table:style-name="Table61.B1" office:value-type="string">
            <text:p text:style-name="P139">// floating point number</text:p>
          </table:table-cell>
        </table:table-row>
        <table:table-row>
          <table:table-cell table:style-name="Table61.A1" office:value-type="float" office:value="0">
            <text:p text:style-name="P139">1.1</text:p>
          </table:table-cell>
          <table:table-cell table:style-name="Table61.B1" office:value-type="string">
            <text:p text:style-name="P136">-&gt;</text:p>
          </table:table-cell>
          <table:table-cell table:style-name="Table61.B1" office:value-type="string">
            <text:p text:style-name="P139">SlipDatum((DOUBLE)1.1)</text:p>
          </table:table-cell>
          <table:table-cell table:style-name="Table61.B1" office:value-type="string">
            <text:p text:style-name="P139">// floating point number</text:p>
          </table:table-cell>
        </table:table-row>
        <table:table-row>
          <table:table-cell table:style-name="Table61.A1" office:value-type="float" office:value="0">
            <text:p text:style-name="P139">-1.1</text:p>
          </table:table-cell>
          <table:table-cell table:style-name="Table61.B1" office:value-type="string">
            <text:p text:style-name="P136">-&gt;</text:p>
          </table:table-cell>
          <table:table-cell table:style-name="Table61.B1" office:value-type="string">
            <text:p text:style-name="P139">SlipDatum((DOUBLE)-1.1)</text:p>
          </table:table-cell>
          <table:table-cell table:style-name="Table61.B1" office:value-type="string">
            <text:p text:style-name="P139">// floating point number</text:p>
          </table:table-cell>
        </table:table-row>
        <table:table-row>
          <table:table-cell table:style-name="Table61.A1" office:value-type="float" office:value="0">
            <text:p text:style-name="P139">1E10</text:p>
          </table:table-cell>
          <table:table-cell table:style-name="Table61.B1" office:value-type="string">
            <text:p text:style-name="P136">-&gt;</text:p>
          </table:table-cell>
          <table:table-cell table:style-name="Table61.B1" office:value-type="string">
            <text:p text:style-name="P139">SlipDatum((DOUBLE)1E10)</text:p>
          </table:table-cell>
          <table:table-cell table:style-name="Table61.B1" office:value-type="string">
            <text:p text:style-name="P139">// floating point number</text:p>
          </table:table-cell>
        </table:table-row>
        <table:table-row>
          <table:table-cell table:style-name="Table61.A1" office:value-type="float" office:value="0">
            <text:p text:style-name="P139">+1E-10</text:p>
          </table:table-cell>
          <table:table-cell table:style-name="Table61.B1" office:value-type="string">
            <text:p text:style-name="P136">-&gt;</text:p>
          </table:table-cell>
          <table:table-cell table:style-name="Table61.B1" office:value-type="string">
            <text:p text:style-name="P139">SlipDatum((DOUBLE)+1E-10)</text:p>
          </table:table-cell>
          <table:table-cell table:style-name="Table61.B1" office:value-type="string">
            <text:p text:style-name="P139">// floating point number</text:p>
          </table:table-cell>
        </table:table-row>
        <table:table-row>
          <table:table-cell table:style-name="Table61.A1" office:value-type="float" office:value="0">
            <text:p text:style-name="P139">-.1E+10</text:p>
          </table:table-cell>
          <table:table-cell table:style-name="Table61.B1" office:value-type="string">
            <text:p text:style-name="P136">-&gt;</text:p>
          </table:table-cell>
          <table:table-cell table:style-name="Table61.B1" office:value-type="string">
            <text:p text:style-name="P139">SlipDatum((DOUBLE)-.1E+10)</text:p>
          </table:table-cell>
          <table:table-cell table:style-name="Table61.B1" office:value-type="string">
            <text:p text:style-name="P139">// floating point number</text:p>
          </table:table-cell>
        </table:table-row>
      </table:table>
      <text:p text:style-name="P279"><text:reference-mark-start text:name="Example 7.1.4-3"/>Example <text:sequence text:ref-name="refExample26" text:name="Example" text:formula="ooow:Example+1" style:num-format="1">8.1.4-3</text:sequence> <text:s/>Real Number Constructions<text:reference-mark-end text:name="Example 7.1.4-3"/></text:p>
      <text:p text:style-name="P221"/>
      <text:p text:style-name="SLIPParagraph">Single characters are input or output as 'c', where 'c' is a character. Strings are multiple characters delimited by “”, as in “multiple characters”. Characters and strings can have embedded blanks.</text:p>
      <text:p text:style-name="SLIPParagraph">Character objects are created using SlipDatum((CHAR)'c') and string objects are created using SlipDatum((STRING)”string”) which is equivalent to SlipDatum((STRING)”string”, false). The application loses its ability to share and control strings on input from an input list file. SLIP deletes strings during object deletion, and creates a new instance of a string when a copy operation is warranted.</text:p>
      <text:p text:style-name="P252">Strings and characters can have octal, decimal, hexadecimal, and special characters inserted into them. Integral data types do not have sign or size specification. The characters are converted to an 8-bit octet. Strings are output without conversion. Characters are output as an integer for values outside the printable character range. On output format of these numbers and characters is:</text:p>
      <text:list xml:id="list2778537280161104606" text:style-name="L26">
        <text:list-item>
          <text:p text:style-name="P388">\0#<text:tab/>octal number. Where 0 <text:span text:style-name="T24">≤</text:span> # <text:span text:style-name="T24">≤</text:span> 7.</text:p>
        </text:list-item>
      </text:list>
      <text:p text:style-name="P243">The input list file legal formats are:</text:p>
      <text:list xml:id="list25297755" text:continue-numbering="true" text:style-name="L26">
        <text:list-item>
          <text:p text:style-name="P388"><text:soft-page-break/>\0#<text:tab/>octal number. Where 0 <text:span text:style-name="T24">≤</text:span> # <text:span text:style-name="T24">≤</text:span> 7.</text:p>
        </text:list-item>
        <text:list-item>
          <text:p text:style-name="P389">\1#<text:tab/>decimal number. Where <text:s/>0 <text:span text:style-name="T24">≤</text:span> # <text:span text:style-name="T24">≤</text:span> 9 .</text:p>
        </text:list-item>
        <text:list-item>
          <text:p text:style-name="P389">\x#<text:tab/>hexadecimal number. Where <text:s text:c="2"/>0 <text:span text:style-name="T24">≤</text:span> # <text:span text:style-name="T24">≤</text:span> 9 or <text:s/>a <text:span text:style-name="T24">≤</text:span> # <text:span text:style-name="T24">≤</text:span> f or <text:s/>A <text:span text:style-name="T24">≤</text:span> # <text:span text:style-name="T24">≤</text:span> F..</text:p>
        </text:list-item>
        <text:list-item>
          <text:p text:style-name="P389">\b<text:tab/>bell.</text:p>
        </text:list-item>
        <text:list-item>
          <text:p text:style-name="P388">\f<text:tab/>form-feed.</text:p>
        </text:list-item>
        <text:list-item>
          <text:p text:style-name="P390">\n<text:tab/>newline.</text:p>
        </text:list-item>
        <text:list-item>
          <text:p text:style-name="P358">\t<text:tab/>tab.</text:p>
        </text:list-item>
      </text:list>
      <text:p text:style-name="P41"><draw:frame draw:style-name="fr18" draw:name="Frame21" text:anchor-type="paragraph" svg:width="5.7055in" draw:z-index="18"><draw:text-box fo:min-height="1.7992in"><text:p text:style-name="P298">SlipDatum((CHAR)1)-&gt;write() =&gt; '\1'</text:p><text:p text:style-name="P297">'\1' <text:s/>=&gt; SlipDatum((CHAR)1);</text:p><text:p text:style-name="P297">'\01' =&gt; SlipDatum((CHAR)1);</text:p><text:p text:style-name="P297">'\x1' =&gt; SlipDatum((CHAR)1);</text:p><text:p text:style-name="P297">SlipDatum((STRING)”12\n34”)-&gt;write() =&gt; 12</text:p><text:p text:style-name="P301"><text:s text:c="40"/>34</text:p><text:p text:style-name="P299">“12\n34” =&gt; SlipDatum((STRING)”12\n34”) // binary '10' replaces \n</text:p><text:p text:style-name="P300"><text:reference-mark-start text:name="Example 7.1.4-4"/><text:span text:style-name="T38">Example </text:span><text:span text:style-name="T38"><text:sequence text:ref-name="refExample27" text:name="Example" text:formula="ooow:Example+1" style:num-format="1">8.1.4-4</text:sequence></text:span><text:span text:style-name="T38"> <text:s/>Character/String Input/Output</text:span><text:reference-mark-end text:name="Example 7.1.4-4"/></text:p></draw:text-box></draw:frame></text:p>
      <text:p text:style-name="P29">For convenience types are provided to the application. The meaning of the types is SLIP-centric.</text:p>
      <table:table table:name="Table59" table:style-name="Table59">
        <table:table-column table:style-name="Table59.A"/>
        <table:table-column table:style-name="Table59.B"/>
        <table:table-column table:style-name="Table59.C"/>
        <table:table-column table:style-name="Table59.D"/>
        <table:table-column table:style-name="Table59.E"/>
        <table:table-header-rows>
          <table:table-row>
            <table:table-cell table:style-name="Table59.A1" table:number-columns-spanned="5" office:value-type="string">
              <text:p text:style-name="P145"><text:reference-mark-start text:name="Table 7.1.4-1"/>Table <text:sequence text:ref-name="refTable40" text:name="Table" text:formula="ooow:Table+1" style:num-format="1">8.1.4-1</text:sequence> Integer Constant Equivalences<text:reference-mark-end text:name="Table 7.1.4-1"/></text:p>
            </table:table-cell>
            <table:covered-table-cell/>
            <table:covered-table-cell/>
            <table:covered-table-cell/>
            <table:covered-table-cell/>
          </table:table-row>
        </table:table-header-rows>
        <table:table-row>
          <table:table-cell table:style-name="Table59.A2" office:value-type="string">
            <text:p text:style-name="P154">INPUT</text:p>
          </table:table-cell>
          <table:table-cell table:style-name="Table59.A2" office:value-type="string">
            <text:p text:style-name="P155">Application</text:p>
          </table:table-cell>
          <table:table-cell table:style-name="Table59.A2" office:value-type="string">
            <text:p text:style-name="P154">OUTPUT</text:p>
          </table:table-cell>
          <table:table-cell table:style-name="Table59.A2" office:value-type="string">
            <text:p text:style-name="P154">cstdint</text:p>
          </table:table-cell>
          <table:table-cell table:style-name="Table59.E2" office:value-type="string">
            <text:p text:style-name="P155">range</text:p>
          </table:table-cell>
        </table:table-row>
        <table:table-row>
          <table:table-cell table:style-name="Table59.A3" office:value-type="boolean" office:boolean-value="true">
            <text:p text:style-name="P153">TRUE</text:p>
          </table:table-cell>
          <table:table-cell table:style-name="Table59.A2" office:value-type="string">
            <text:p text:style-name="P156">SlipDatum((bool)true)</text:p>
          </table:table-cell>
          <table:table-cell table:style-name="Table59.A3" office:value-type="boolean" office:boolean-value="true">
            <text:p text:style-name="P153">TRUE</text:p>
          </table:table-cell>
          <table:table-cell table:style-name="Table59.A2" office:value-type="string">
            <text:p text:style-name="P153">bool</text:p>
          </table:table-cell>
          <table:table-cell table:style-name="Table59.E2" office:value-type="string">
            <text:p text:style-name="P153">0 <text:span text:style-name="T24">≤</text:span> x <text:span text:style-name="T24">≤</text:span> 1</text:p>
          </table:table-cell>
        </table:table-row>
        <table:table-row>
          <table:table-cell table:style-name="Table59.A3" office:value-type="boolean" office:boolean-value="false">
            <text:p text:style-name="P153">FALSE</text:p>
          </table:table-cell>
          <table:table-cell table:style-name="Table59.A2" office:value-type="string">
            <text:p text:style-name="P156">SlipDatum((bool)false)</text:p>
          </table:table-cell>
          <table:table-cell table:style-name="Table59.A3" office:value-type="boolean" office:boolean-value="false">
            <text:p text:style-name="P153">FALSE</text:p>
          </table:table-cell>
          <table:table-cell table:style-name="Table59.A2" office:value-type="string">
            <text:p text:style-name="P153">bool</text:p>
          </table:table-cell>
          <table:table-cell table:style-name="Table59.E2" office:value-type="string">
            <text:p text:style-name="P153">0 <text:span text:style-name="T24">≤</text:span> x <text:span text:style-name="T24">≤</text:span> 1</text:p>
          </table:table-cell>
        </table:table-row>
        <table:table-row>
          <table:table-cell table:style-name="Table59.A2" office:value-type="string">
            <text:p text:style-name="P153">'c'</text:p>
          </table:table-cell>
          <table:table-cell table:style-name="Table59.A2" office:value-type="string">
            <text:p text:style-name="P156">SlipDatum((CHAR)'c')</text:p>
          </table:table-cell>
          <table:table-cell table:style-name="Table59.A2" office:value-type="string">
            <text:p text:style-name="P153">'c'</text:p>
          </table:table-cell>
          <table:table-cell table:style-name="Table59.A2" office:value-type="string">
            <text:p text:style-name="P153">int8_t</text:p>
          </table:table-cell>
          <table:table-cell table:style-name="Table59.E2" office:value-type="string">
            <text:p text:style-name="P153">-128 <text:span text:style-name="T24">≤</text:span> x <text:span text:style-name="T24">≤</text:span> 127</text:p>
          </table:table-cell>
        </table:table-row>
        <table:table-row>
          <table:table-cell table:style-name="Table59.A2" office:value-type="string">
            <text:p text:style-name="P153">'\05'C</text:p>
          </table:table-cell>
          <table:table-cell table:style-name="Table59.A2" office:value-type="string">
            <text:p text:style-name="P156">SlipDatum((CHAR)'\05')</text:p>
          </table:table-cell>
          <table:table-cell table:style-name="Table59.A2" office:value-type="string">
            <text:p text:style-name="P153">5C</text:p>
          </table:table-cell>
          <table:table-cell table:style-name="Table59.A2" office:value-type="string">
            <text:p text:style-name="P153">int8_t</text:p>
          </table:table-cell>
          <table:table-cell table:style-name="Table59.E2" office:value-type="string">
            <text:p text:style-name="P153">-128 <text:span text:style-name="T24">≤</text:span> x <text:span text:style-name="T24">≤</text:span> 127</text:p>
          </table:table-cell>
        </table:table-row>
        <table:table-row>
          <table:table-cell table:style-name="Table59.A2" office:value-type="string">
            <text:p text:style-name="P153">'\x41'C</text:p>
          </table:table-cell>
          <table:table-cell table:style-name="Table59.A2" office:value-type="string">
            <text:p text:style-name="P156">SlipDatum((CHAR)'\x41')</text:p>
          </table:table-cell>
          <table:table-cell table:style-name="Table59.A2" office:value-type="string">
            <text:p text:style-name="P153">A</text:p>
          </table:table-cell>
          <table:table-cell table:style-name="Table59.A2" office:value-type="string">
            <text:p text:style-name="P153">int8_t</text:p>
          </table:table-cell>
          <table:table-cell table:style-name="Table59.E2" office:value-type="string">
            <text:p text:style-name="P153">-128 <text:span text:style-name="T24">≤</text:span> x <text:span text:style-name="T24">≤</text:span> 127</text:p>
          </table:table-cell>
        </table:table-row>
        <table:table-row>
          <table:table-cell table:style-name="Table59.A2" office:value-type="string">
            <text:p text:style-name="P153">'\n'C</text:p>
          </table:table-cell>
          <table:table-cell table:style-name="Table59.A2" office:value-type="string">
            <text:p text:style-name="P156">SlipDatum((CHAR)'\n')</text:p>
          </table:table-cell>
          <table:table-cell table:style-name="Table59.A2" office:value-type="string">
            <text:p text:style-name="P153">10C</text:p>
          </table:table-cell>
          <table:table-cell table:style-name="Table59.A2" office:value-type="string">
            <text:p text:style-name="P153">int8_t</text:p>
          </table:table-cell>
          <table:table-cell table:style-name="Table59.E2" office:value-type="string">
            <text:p text:style-name="P153">-128 <text:span text:style-name="T24">≤</text:span> x <text:span text:style-name="T24">≤</text:span> 127</text:p>
          </table:table-cell>
        </table:table-row>
        <table:table-row>
          <table:table-cell table:style-name="Table59.A2" office:value-type="string">
            <text:p text:style-name="P153">'\xFF'C</text:p>
          </table:table-cell>
          <table:table-cell table:style-name="Table59.A2" office:value-type="string">
            <text:p text:style-name="P156">SlipDatum((UCHAR)'\xFF')</text:p>
          </table:table-cell>
          <table:table-cell table:style-name="Table59.A2" office:value-type="string">
            <text:p text:style-name="P153">-1C</text:p>
          </table:table-cell>
          <table:table-cell table:style-name="Table59.A2" office:value-type="string">
            <text:p text:style-name="P153">int8_t</text:p>
          </table:table-cell>
          <table:table-cell table:style-name="Table59.E2" office:value-type="string">
            <text:p text:style-name="P153">-128 <text:span text:style-name="T24">≤</text:span> x <text:span text:style-name="T24">≤</text:span> 127</text:p>
          </table:table-cell>
        </table:table-row>
        <table:table-row>
          <table:table-cell table:style-name="Table59.A2" office:value-type="string">
            <text:p text:style-name="P153">'c'</text:p>
          </table:table-cell>
          <table:table-cell table:style-name="Table59.A2" office:value-type="string">
            <text:p text:style-name="P156">SlipDatum((UCHAR)'c')</text:p>
          </table:table-cell>
          <table:table-cell table:style-name="Table59.A2" office:value-type="string">
            <text:p text:style-name="P153">'c'</text:p>
          </table:table-cell>
          <table:table-cell table:style-name="Table59.A2" office:value-type="string">
            <text:p text:style-name="P153">uint8_t</text:p>
          </table:table-cell>
          <table:table-cell table:style-name="Table59.E2" office:value-type="string">
            <text:p text:style-name="P153">0 <text:span text:style-name="T24">≤</text:span> x <text:span text:style-name="T24">≤</text:span> 255</text:p>
          </table:table-cell>
        </table:table-row>
        <text:soft-page-break/>
        <table:table-row>
          <table:table-cell table:style-name="Table59.A2" office:value-type="string">
            <text:p text:style-name="P153">'\05'UC</text:p>
          </table:table-cell>
          <table:table-cell table:style-name="Table59.A2" office:value-type="string">
            <text:p text:style-name="P156">SlipDatum((UCHAR)'\05')</text:p>
          </table:table-cell>
          <table:table-cell table:style-name="Table59.A2" office:value-type="string">
            <text:p text:style-name="P153">5UC</text:p>
          </table:table-cell>
          <table:table-cell table:style-name="Table59.A2" office:value-type="string">
            <text:p text:style-name="P153">uint8_t</text:p>
          </table:table-cell>
          <table:table-cell table:style-name="Table59.E2" office:value-type="string">
            <text:p text:style-name="P153">0 <text:span text:style-name="T24">≤</text:span> x <text:span text:style-name="T24">≤</text:span> 255</text:p>
          </table:table-cell>
        </table:table-row>
        <table:table-row>
          <table:table-cell table:style-name="Table59.A2" office:value-type="string">
            <text:p text:style-name="P153">'\x41'UC</text:p>
          </table:table-cell>
          <table:table-cell table:style-name="Table59.A2" office:value-type="string">
            <text:p text:style-name="P156">SlipDatum((UCHAR)'\x41')</text:p>
          </table:table-cell>
          <table:table-cell table:style-name="Table59.A2" office:value-type="string">
            <text:p text:style-name="P153">A</text:p>
          </table:table-cell>
          <table:table-cell table:style-name="Table59.A2" office:value-type="string">
            <text:p text:style-name="P153">uint8_t</text:p>
          </table:table-cell>
          <table:table-cell table:style-name="Table59.E2" office:value-type="string">
            <text:p text:style-name="P153">0 <text:span text:style-name="T24">≤</text:span> x <text:span text:style-name="T24">≤</text:span> 255</text:p>
          </table:table-cell>
        </table:table-row>
        <table:table-row>
          <table:table-cell table:style-name="Table59.A2" office:value-type="string">
            <text:p text:style-name="P153">'\n'UC</text:p>
          </table:table-cell>
          <table:table-cell table:style-name="Table59.A2" office:value-type="string">
            <text:p text:style-name="P156">SlipDatum((UCHAR)'\n')</text:p>
          </table:table-cell>
          <table:table-cell table:style-name="Table59.A2" office:value-type="string">
            <text:p text:style-name="P153">10UC</text:p>
          </table:table-cell>
          <table:table-cell table:style-name="Table59.A2" office:value-type="string">
            <text:p text:style-name="P153">uint8_t</text:p>
          </table:table-cell>
          <table:table-cell table:style-name="Table59.E2" office:value-type="string">
            <text:p text:style-name="P153">0 <text:span text:style-name="T24">≤</text:span> x <text:span text:style-name="T24">≤</text:span> 255</text:p>
          </table:table-cell>
        </table:table-row>
        <table:table-row>
          <table:table-cell table:style-name="Table59.A2" office:value-type="string">
            <text:p text:style-name="P153">'\xFF'UC</text:p>
          </table:table-cell>
          <table:table-cell table:style-name="Table59.A2" office:value-type="string">
            <text:p text:style-name="P156">SlipDatum((UCHAR)'\xFF')</text:p>
          </table:table-cell>
          <table:table-cell table:style-name="Table59.A2" office:value-type="string">
            <text:p text:style-name="P153">255UC</text:p>
          </table:table-cell>
          <table:table-cell table:style-name="Table59.A2" office:value-type="string">
            <text:p text:style-name="P153">uint8_t</text:p>
          </table:table-cell>
          <table:table-cell table:style-name="Table59.E2" office:value-type="string">
            <text:p text:style-name="P153">0 <text:span text:style-name="T24">≤</text:span> x <text:span text:style-name="T24">≤</text:span> 255</text:p>
          </table:table-cell>
        </table:table-row>
        <table:table-row>
          <table:table-cell table:style-name="Table59.A15" office:value-type="float" office:value="1">
            <text:p text:style-name="P153">1</text:p>
          </table:table-cell>
          <table:table-cell table:style-name="Table59.A2" office:value-type="string">
            <text:p text:style-name="P156">SlipDatum((LONG)1)</text:p>
          </table:table-cell>
          <table:table-cell table:style-name="Table59.A15" office:value-type="float" office:value="1">
            <text:p text:style-name="P153">1</text:p>
          </table:table-cell>
          <table:table-cell table:style-name="Table59.A2" office:value-type="string">
            <text:p text:style-name="P153">int32_t</text:p>
          </table:table-cell>
          <table:table-cell table:style-name="Table59.E2" office:value-type="string">
            <text:p text:style-name="P153">--2<text:span text:style-name="T71">(</text:span><text:span text:style-name="T72">32</text:span><text:span text:style-name="T71">-1)</text:span> <text:s/><text:span text:style-name="T24">≤</text:span> x <text:span text:style-name="T24">≤</text:span> -2<text:span text:style-name="T71">(</text:span><text:span text:style-name="T72">32</text:span><text:span text:style-name="T71">-1)</text:span> <text:s/>- 1</text:p>
          </table:table-cell>
        </table:table-row>
        <table:table-row>
          <table:table-cell table:style-name="Table59.A2" office:value-type="string">
            <text:p text:style-name="P153">1L</text:p>
          </table:table-cell>
          <table:table-cell table:style-name="Table59.A2" office:value-type="string">
            <text:p text:style-name="P156">SlipDatum((LONG)1)</text:p>
          </table:table-cell>
          <table:table-cell table:style-name="Table59.A15" office:value-type="float" office:value="1">
            <text:p text:style-name="P153">1</text:p>
          </table:table-cell>
          <table:table-cell table:style-name="Table59.A2" office:value-type="string">
            <text:p text:style-name="P153">int32_t</text:p>
          </table:table-cell>
          <table:table-cell table:style-name="Table59.E2" office:value-type="string">
            <text:p text:style-name="P153">--2<text:span text:style-name="T71">(</text:span><text:span text:style-name="T72">32</text:span><text:span text:style-name="T71">-1)</text:span> <text:s/><text:span text:style-name="T24">≤</text:span> x <text:span text:style-name="T24">≤</text:span> -2<text:span text:style-name="T71">(</text:span><text:span text:style-name="T72">32</text:span><text:span text:style-name="T71">-1)</text:span> <text:s/>- 1</text:p>
          </table:table-cell>
        </table:table-row>
        <table:table-row>
          <table:table-cell table:style-name="Table59.A15" office:value-type="float" office:value="11">
            <text:p text:style-name="P153">11</text:p>
          </table:table-cell>
          <table:table-cell table:style-name="Table59.A2" office:value-type="string">
            <text:p text:style-name="P156">SlipDatum((LONG)011)</text:p>
          </table:table-cell>
          <table:table-cell table:style-name="Table59.A15" office:value-type="float" office:value="9">
            <text:p text:style-name="P153">9</text:p>
          </table:table-cell>
          <table:table-cell table:style-name="Table59.A2" office:value-type="string">
            <text:p text:style-name="P153">int32_t</text:p>
          </table:table-cell>
          <table:table-cell table:style-name="Table59.E2" office:value-type="string">
            <text:p text:style-name="P153">--2<text:span text:style-name="T71">(</text:span><text:span text:style-name="T72">32</text:span><text:span text:style-name="T71">-1)</text:span> <text:s/><text:span text:style-name="T24">≤</text:span> x <text:span text:style-name="T24">≤</text:span> -2<text:span text:style-name="T71">(</text:span><text:span text:style-name="T72">32</text:span><text:span text:style-name="T71">-1)</text:span> <text:s/>- 1</text:p>
          </table:table-cell>
        </table:table-row>
        <table:table-row>
          <table:table-cell table:style-name="Table59.A15" office:value-type="float" office:value="-1">
            <text:p text:style-name="P153">-1</text:p>
          </table:table-cell>
          <table:table-cell table:style-name="Table59.A2" office:value-type="string">
            <text:p text:style-name="P156">SlipDatum((LONG)-1)</text:p>
          </table:table-cell>
          <table:table-cell table:style-name="Table59.A15" office:value-type="float" office:value="-1">
            <text:p text:style-name="P153">-1</text:p>
          </table:table-cell>
          <table:table-cell table:style-name="Table59.A2" office:value-type="string">
            <text:p text:style-name="P153">int32_t</text:p>
          </table:table-cell>
          <table:table-cell table:style-name="Table59.E2" office:value-type="string">
            <text:p text:style-name="P153">--2<text:span text:style-name="T71">(</text:span><text:span text:style-name="T72">32</text:span><text:span text:style-name="T71">-1)</text:span> <text:s/><text:span text:style-name="T24">≤</text:span> x <text:span text:style-name="T24">≤</text:span> -2<text:span text:style-name="T71">(</text:span><text:span text:style-name="T72">32</text:span><text:span text:style-name="T71">-1)</text:span> <text:s/>- 1</text:p>
          </table:table-cell>
        </table:table-row>
        <table:table-row>
          <table:table-cell table:style-name="Table59.A2" office:value-type="string">
            <text:p text:style-name="P153">0xFFFF</text:p>
          </table:table-cell>
          <table:table-cell table:style-name="Table59.A2" office:value-type="string">
            <text:p text:style-name="P156">SlipDatum((LONG)0xFFFF)</text:p>
          </table:table-cell>
          <table:table-cell table:style-name="Table59.A15" office:value-type="float" office:value="-1">
            <text:p text:style-name="P153">-1</text:p>
          </table:table-cell>
          <table:table-cell table:style-name="Table59.A2" office:value-type="string">
            <text:p text:style-name="P153">int32_t</text:p>
          </table:table-cell>
          <table:table-cell table:style-name="Table59.E2" office:value-type="string">
            <text:p text:style-name="P153">--2<text:span text:style-name="T71">(</text:span><text:span text:style-name="T72">32</text:span><text:span text:style-name="T71">-1)</text:span> <text:s/><text:span text:style-name="T24">≤</text:span> x <text:span text:style-name="T24">≤</text:span> -2<text:span text:style-name="T71">(</text:span><text:span text:style-name="T72">32</text:span><text:span text:style-name="T71">-1)</text:span> <text:s/>- 1</text:p>
          </table:table-cell>
        </table:table-row>
        <table:table-row>
          <table:table-cell table:style-name="Table59.A2" office:value-type="string">
            <text:p text:style-name="P153">0xFFFFL</text:p>
          </table:table-cell>
          <table:table-cell table:style-name="Table59.A2" office:value-type="string">
            <text:p text:style-name="P156">SlipDatum((LONG)0xFFFF)</text:p>
          </table:table-cell>
          <table:table-cell table:style-name="Table59.A15" office:value-type="float" office:value="-1">
            <text:p text:style-name="P153">-1</text:p>
          </table:table-cell>
          <table:table-cell table:style-name="Table59.A2" office:value-type="string">
            <text:p text:style-name="P153">int32_t</text:p>
          </table:table-cell>
          <table:table-cell table:style-name="Table59.E2" office:value-type="string">
            <text:p text:style-name="P153">--2<text:span text:style-name="T71">(</text:span><text:span text:style-name="T72">32</text:span><text:span text:style-name="T71">-1)</text:span> <text:s/><text:span text:style-name="T24">≤</text:span> x <text:span text:style-name="T24">≤</text:span> -2<text:span text:style-name="T71">(</text:span><text:span text:style-name="T72">32</text:span><text:span text:style-name="T71">-1)</text:span> <text:s/>- 1</text:p>
          </table:table-cell>
        </table:table-row>
        <table:table-row>
          <table:table-cell table:style-name="Table59.A2" office:value-type="string">
            <text:p text:style-name="P153">1U</text:p>
          </table:table-cell>
          <table:table-cell table:style-name="Table59.A2" office:value-type="string">
            <text:p text:style-name="P156">SlipDatum((ULONG)1)</text:p>
          </table:table-cell>
          <table:table-cell table:style-name="Table59.A2" office:value-type="string">
            <text:p text:style-name="P153">1U</text:p>
          </table:table-cell>
          <table:table-cell table:style-name="Table59.A2" office:value-type="string">
            <text:p text:style-name="P153">uint32_t</text:p>
          </table:table-cell>
          <table:table-cell table:style-name="Table59.E2" office:value-type="string">
            <text:p text:style-name="P153">0 <text:s/><text:span text:style-name="T24">≤</text:span> x <text:span text:style-name="T24">≤</text:span> -2<text:span text:style-name="T71">(</text:span><text:span text:style-name="T72">32</text:span><text:span text:style-name="T71">)</text:span> <text:s/>- 1</text:p>
          </table:table-cell>
        </table:table-row>
        <table:table-row>
          <table:table-cell table:style-name="Table59.A2" office:value-type="string">
            <text:p text:style-name="P153">1UL</text:p>
          </table:table-cell>
          <table:table-cell table:style-name="Table59.A2" office:value-type="string">
            <text:p text:style-name="P156">SlipDatum((ULONG)1)</text:p>
          </table:table-cell>
          <table:table-cell table:style-name="Table59.A2" office:value-type="string">
            <text:p text:style-name="P153">1U</text:p>
          </table:table-cell>
          <table:table-cell table:style-name="Table59.A2" office:value-type="string">
            <text:p text:style-name="P153">uint32_t</text:p>
          </table:table-cell>
          <table:table-cell table:style-name="Table59.E2" office:value-type="string">
            <text:p text:style-name="P153">0 <text:s/><text:span text:style-name="T24">≤</text:span> x <text:span text:style-name="T24">≤</text:span> -2<text:span text:style-name="T71">(</text:span><text:span text:style-name="T72">32</text:span><text:span text:style-name="T71">)</text:span> <text:s/>- 1</text:p>
          </table:table-cell>
        </table:table-row>
        <table:table-row>
          <table:table-cell table:style-name="Table59.A2" office:value-type="string">
            <text:p text:style-name="P153">011U</text:p>
          </table:table-cell>
          <table:table-cell table:style-name="Table59.A2" office:value-type="string">
            <text:p text:style-name="P156">SlipDatum((ULONG)011)</text:p>
          </table:table-cell>
          <table:table-cell table:style-name="Table59.A2" office:value-type="string">
            <text:p text:style-name="P153">9U</text:p>
          </table:table-cell>
          <table:table-cell table:style-name="Table59.A2" office:value-type="string">
            <text:p text:style-name="P153">uint32_t</text:p>
          </table:table-cell>
          <table:table-cell table:style-name="Table59.E2" office:value-type="string">
            <text:p text:style-name="P153">0 <text:s/><text:span text:style-name="T24">≤</text:span> x <text:span text:style-name="T24">≤</text:span> -2<text:span text:style-name="T71">(</text:span><text:span text:style-name="T72">32</text:span><text:span text:style-name="T71">)</text:span> <text:s/>- 1</text:p>
          </table:table-cell>
        </table:table-row>
        <table:table-row>
          <table:table-cell table:style-name="Table59.A2" office:value-type="string">
            <text:p text:style-name="P153">0xFFFFU</text:p>
          </table:table-cell>
          <table:table-cell table:style-name="Table59.A2" office:value-type="string">
            <text:p text:style-name="P156">SlipDatum((ULONG)0xFFFF)</text:p>
          </table:table-cell>
          <table:table-cell table:style-name="Table59.A2" office:value-type="string">
            <text:p text:style-name="P153">4294967295U</text:p>
          </table:table-cell>
          <table:table-cell table:style-name="Table59.A2" office:value-type="string">
            <text:p text:style-name="P153">uint32_t</text:p>
          </table:table-cell>
          <table:table-cell table:style-name="Table59.E2" office:value-type="string">
            <text:p text:style-name="P153">0 <text:s/><text:span text:style-name="T24">≤</text:span> x <text:span text:style-name="T24">≤</text:span> -2<text:span text:style-name="T71">(</text:span><text:span text:style-name="T72">32</text:span><text:span text:style-name="T71">)</text:span> <text:s/>- 1</text:p>
          </table:table-cell>
        </table:table-row>
      </table:table>
      <text:p text:style-name="P142"/>
      <text:p text:style-name="P118">Legend<text:line-break/></text:p>
      <table:table table:name="Table62" table:style-name="Table62">
        <table:table-column table:style-name="Table62.A"/>
        <table:table-column table:style-name="Table62.B"/>
        <table:table-header-rows>
          <table:table-row>
            <table:table-cell table:style-name="Table62.A1" office:value-type="string">
              <text:p text:style-name="P99">INPUT</text:p>
            </table:table-cell>
            <table:table-cell table:style-name="Table62.A1" office:value-type="string">
              <text:p text:style-name="P99">The format in the input list file Where applicable, U and C and be upper or lower case.</text:p>
            </table:table-cell>
          </table:table-row>
        </table:table-header-rows>
        <table:table-row>
          <table:table-cell table:style-name="Table62.A1" office:value-type="string">
            <text:p text:style-name="P81">Application</text:p>
          </table:table-cell>
          <table:table-cell table:style-name="Table62.A1" office:value-type="string">
            <text:p text:style-name="P81">The format used to convert the input to the equivalent value in a list and the typical format for the same value in the application.</text:p>
          </table:table-cell>
        </table:table-row>
        <table:table-row>
          <table:table-cell table:style-name="Table62.A1" office:value-type="string">
            <text:p text:style-name="P81">OUTPUT</text:p>
          </table:table-cell>
          <table:table-cell table:style-name="Table62.A1" office:value-type="string">
            <text:p text:style-name="P81">The format of the output in the list file. Where applicable, U and C and be upper or lower case.</text:p>
          </table:table-cell>
        </table:table-row>
        <table:table-row>
          <table:table-cell table:style-name="Table62.A1" office:value-type="string">
            <text:p text:style-name="P81">cstdint</text:p>
          </table:table-cell>
          <table:table-cell table:style-name="Table62.A1" office:value-type="string">
            <text:p text:style-name="P81">The representation typedef equivalence for the application caste.</text:p>
          </table:table-cell>
        </table:table-row>
        <table:table-row>
          <table:table-cell table:style-name="Table62.A1" office:value-type="string">
            <text:p text:style-name="P81">range</text:p>
          </table:table-cell>
          <table:table-cell table:style-name="Table62.A1" office:value-type="string">
            <text:p text:style-name="P81">The range of integral values associated with the type.</text:p>
          </table:table-cell>
        </table:table-row>
      </table:table>
      <table:table table:name="Table63" table:style-name="Table63">
        <table:table-column table:style-name="Table63.A"/>
        <table:table-column table:style-name="Table63.B"/>
        <table:table-column table:style-name="Table63.C"/>
        <table:table-column table:style-name="Table63.D"/>
        <table:table-column table:style-name="Table63.E"/>
        <text:soft-page-break/>
        <table:table-row table:style-name="Table63.1">
          <table:table-cell table:style-name="Table63.A1" table:number-columns-spanned="5" office:value-type="string">
            <text:p text:style-name="P146"><text:reference-mark-start text:name="Table 7.1.4-2"/><text:span text:style-name="T73">Table </text:span><text:span text:style-name="T73"><text:sequence text:ref-name="refTable41" text:name="Table" text:formula="ooow:Table+1" style:num-format="1">8.1.4-2</text:sequence></text:span><text:span text:style-name="T73">: Floating Point Equivalences</text:span><text:reference-mark-end text:name="Table 7.1.4-2"/></text:p>
          </table:table-cell>
          <table:covered-table-cell/>
          <table:covered-table-cell/>
          <table:covered-table-cell/>
          <table:covered-table-cell/>
        </table:table-row>
        <table:table-row table:style-name="Table63.2">
          <table:table-cell table:style-name="Table63.A2" office:value-type="string">
            <text:p text:style-name="P137">INPUT</text:p>
          </table:table-cell>
          <table:table-cell table:style-name="Table63.A2" office:value-type="string">
            <text:p text:style-name="P138">Application</text:p>
          </table:table-cell>
          <table:table-cell table:style-name="Table63.A2" office:value-type="string">
            <text:p text:style-name="P137">OUTPUT</text:p>
          </table:table-cell>
          <table:table-cell table:style-name="Table63.A2" office:value-type="string">
            <text:p text:style-name="P137">cfloat</text:p>
          </table:table-cell>
          <table:table-cell table:style-name="Table63.E2" office:value-type="string">
            <text:p text:style-name="P138">range</text:p>
          </table:table-cell>
        </table:table-row>
        <table:table-row table:style-name="Table63.2">
          <table:table-cell table:style-name="Table63.A3" office:value-type="float" office:value="1">
            <text:p text:style-name="P158">1</text:p>
          </table:table-cell>
          <table:table-cell table:style-name="Table63.A2" office:value-type="string">
            <text:p text:style-name="P157">SlipDatum(1.)</text:p>
          </table:table-cell>
          <table:table-cell table:style-name="Table63.A3" office:value-type="float" office:value="1">
            <text:p text:style-name="P158">1</text:p>
          </table:table-cell>
          <table:table-cell table:style-name="Table63.A2" office:value-type="string">
            <text:p text:style-name="P158">double</text:p>
          </table:table-cell>
          <table:table-cell table:style-name="Table63.E2" office:value-type="string">
            <text:p text:style-name="P158">--2.22507 10<text:span text:style-name="T10">308</text:span> <text:span text:style-name="T24">≤</text:span> x <text:span text:style-name="T24">≤</text:span> 1.797693 <text:s/>10<text:span text:style-name="T10">308</text:span></text:p>
          </table:table-cell>
        </table:table-row>
        <table:table-row table:style-name="Table63.2">
          <table:table-cell table:style-name="Table63.A3" office:value-type="float" office:value="0">
            <text:p text:style-name="P153">1.E0</text:p>
          </table:table-cell>
          <table:table-cell table:style-name="Table63.A2" office:value-type="string">
            <text:p text:style-name="P156">SlipDatum(1.E0)</text:p>
          </table:table-cell>
          <table:table-cell table:style-name="Table63.A3" office:value-type="float" office:value="1">
            <text:p text:style-name="P153">1</text:p>
          </table:table-cell>
          <table:table-cell table:style-name="Table63.A2" office:value-type="string">
            <text:p text:style-name="P153">double</text:p>
          </table:table-cell>
          <table:table-cell table:style-name="Table63.E2" office:value-type="string">
            <text:p text:style-name="P153">--2.22507 10<text:span text:style-name="T10">308</text:span> <text:span text:style-name="T24">≤</text:span> x <text:span text:style-name="T24">≤</text:span> 1.797693 <text:s/>10<text:span text:style-name="T10">308</text:span></text:p>
          </table:table-cell>
        </table:table-row>
        <table:table-row table:style-name="Table63.2">
          <table:table-cell table:style-name="Table63.A3" office:value-type="float" office:value="0">
            <text:p text:style-name="P153">,1</text:p>
          </table:table-cell>
          <table:table-cell table:style-name="Table63.A2" office:value-type="string">
            <text:p text:style-name="P156">SlipDatum(.1)</text:p>
          </table:table-cell>
          <table:table-cell table:style-name="Table63.A3" office:value-type="float" office:value="0.1">
            <text:p text:style-name="P153">0.1</text:p>
          </table:table-cell>
          <table:table-cell table:style-name="Table63.A2" office:value-type="string">
            <text:p text:style-name="P153">double</text:p>
          </table:table-cell>
          <table:table-cell table:style-name="Table63.E2" office:value-type="string">
            <text:p text:style-name="P153">--2.22507 10<text:span text:style-name="T10">308</text:span> <text:span text:style-name="T24">≤</text:span> x <text:span text:style-name="T24">≤</text:span> 1.797693 <text:s/>10<text:span text:style-name="T10">308</text:span></text:p>
          </table:table-cell>
        </table:table-row>
        <table:table-row table:style-name="Table63.2">
          <table:table-cell table:style-name="Table63.A3" office:value-type="float" office:value="0">
            <text:p text:style-name="P153">1E-1</text:p>
          </table:table-cell>
          <table:table-cell table:style-name="Table63.A2" office:value-type="string">
            <text:p text:style-name="P156">SlipDatum1E-1)</text:p>
          </table:table-cell>
          <table:table-cell table:style-name="Table63.A3" office:value-type="float" office:value="0.1">
            <text:p text:style-name="P153">0.1</text:p>
          </table:table-cell>
          <table:table-cell table:style-name="Table63.A2" office:value-type="string">
            <text:p text:style-name="P153">double</text:p>
          </table:table-cell>
          <table:table-cell table:style-name="Table63.E2" office:value-type="string">
            <text:p text:style-name="P153">--2.22507 10<text:span text:style-name="T10">308</text:span> <text:span text:style-name="T24">≤</text:span> x <text:span text:style-name="T24">≤</text:span> 1.797693 <text:s/>10<text:span text:style-name="T10">308</text:span></text:p>
          </table:table-cell>
        </table:table-row>
        <table:table-row table:style-name="Table63.2">
          <table:table-cell table:style-name="Table63.A3" office:value-type="float" office:value="10000000000">
            <text:p text:style-name="P153">1E-5</text:p>
          </table:table-cell>
          <table:table-cell table:style-name="Table63.A2" office:value-type="string">
            <text:p text:style-name="P156">SlipDatum(1E-5)</text:p>
          </table:table-cell>
          <table:table-cell table:style-name="Table63.A3" office:value-type="float" office:value="0">
            <text:p text:style-name="P153">0.00001</text:p>
          </table:table-cell>
          <table:table-cell table:style-name="Table63.A2" office:value-type="string">
            <text:p text:style-name="P153">double</text:p>
          </table:table-cell>
          <table:table-cell table:style-name="Table63.E2" office:value-type="string">
            <text:p text:style-name="P153">--2.22507 10<text:span text:style-name="T10">308</text:span> <text:span text:style-name="T24">≤</text:span> x <text:span text:style-name="T24">≤</text:span> 1.797693 <text:s/>10<text:span text:style-name="T10">308</text:span></text:p>
          </table:table-cell>
        </table:table-row>
        <table:table-row table:style-name="Table63.2">
          <table:table-cell table:style-name="Table63.A3" office:value-type="float" office:value="0">
            <text:p text:style-name="P153">-1E+5</text:p>
          </table:table-cell>
          <table:table-cell table:style-name="Table63.A2" office:value-type="string">
            <text:p text:style-name="P156">SlipDatum(-11E+5)</text:p>
          </table:table-cell>
          <table:table-cell table:style-name="Table63.A3" office:value-type="float" office:value="0">
            <text:p text:style-name="P153">-10000</text:p>
          </table:table-cell>
          <table:table-cell table:style-name="Table63.A2" office:value-type="string">
            <text:p text:style-name="P153">double</text:p>
          </table:table-cell>
          <table:table-cell table:style-name="Table63.E2" office:value-type="string">
            <text:p text:style-name="P153">--2.22507 10<text:span text:style-name="T10">308</text:span> <text:span text:style-name="T24">≤</text:span> x <text:span text:style-name="T24">≤</text:span> 1.797693 <text:s/>10<text:span text:style-name="T10">308</text:span></text:p>
          </table:table-cell>
        </table:table-row>
      </table:table>
      <text:p text:style-name="P126"/>
      <text:p text:style-name="P118">Legend<text:line-break/></text:p>
      <table:table table:name="Table64" table:style-name="Table64">
        <table:table-column table:style-name="Table64.A"/>
        <table:table-column table:style-name="Table64.B"/>
        <table:table-header-rows>
          <table:table-row>
            <table:table-cell table:style-name="Table64.A1" office:value-type="string">
              <text:p text:style-name="P99">INPUT</text:p>
            </table:table-cell>
            <table:table-cell table:style-name="Table64.A1" office:value-type="string">
              <text:p text:style-name="P99">The format in the input list file The exponent, 'E,' can be upper or lower case.</text:p>
            </table:table-cell>
          </table:table-row>
        </table:table-header-rows>
        <table:table-row>
          <table:table-cell table:style-name="Table64.A1" office:value-type="string">
            <text:p text:style-name="P81">Application</text:p>
          </table:table-cell>
          <table:table-cell table:style-name="Table64.A1" office:value-type="string">
            <text:p text:style-name="P81">The format used to convert the input to the equivalent value in a list and the typical format for the same value in the application.</text:p>
          </table:table-cell>
        </table:table-row>
        <table:table-row>
          <table:table-cell table:style-name="Table64.A1" office:value-type="string">
            <text:p text:style-name="P81">OUTPUT</text:p>
          </table:table-cell>
          <table:table-cell table:style-name="Table64.A1" office:value-type="string">
            <text:p text:style-name="P81">The format of the output in the list file. The exponent, 'E,' can be upper or lower case. Actual output formats depend on the precision and range of the input.</text:p>
          </table:table-cell>
        </table:table-row>
        <table:table-row>
          <table:table-cell table:style-name="Table64.A1" office:value-type="string">
            <text:p text:style-name="P81">cfloat</text:p>
          </table:table-cell>
          <table:table-cell table:style-name="Table64.A1" office:value-type="string">
            <text:p text:style-name="P81">The representation typedef equivalence for the application caste.</text:p>
          </table:table-cell>
        </table:table-row>
        <table:table-row>
          <table:table-cell table:style-name="Table64.A1" office:value-type="string">
            <text:p text:style-name="P81">range</text:p>
          </table:table-cell>
          <table:table-cell table:style-name="Table64.A1" office:value-type="string">
            <text:p text:style-name="P79"><text:span text:style-name="T27">The range is specific to the range for gcc, see </text:span><text:span text:style-name="Citation"><text:span text:style-name="T40">helpcentreonline.com/article/primitiv_console_gcc.pdf</text:span></text:span><text:span text:style-name="T40"> </text:span></text:p>
          </table:table-cell>
        </table:table-row>
      </table:table>
      <text:p text:style-name="SLIPParagraph"/>
      <text:p text:style-name="Standard"/>
      <table:table table:name="Table65" table:style-name="Table65">
        <table:table-column table:style-name="Table65.A"/>
        <table:table-column table:style-name="Table65.B"/>
        <table:table-column table:style-name="Table65.C"/>
        <text:soft-page-break/>
        <table:table-row>
          <table:table-cell table:style-name="Table65.A1" table:number-columns-spanned="3" office:value-type="string">
            <text:p text:style-name="P148"><text:reference-mark-start text:name="Table 7.1.4-3"/>Table <text:sequence text:ref-name="refTable42" text:name="Table" text:formula="ooow:Table+1" style:num-format="1">8.1.4-3</text:sequence> <text:s/>String Equivalencies<text:reference-mark-end text:name="Table 7.1.4-3"/></text:p>
          </table:table-cell>
          <table:covered-table-cell/>
          <table:covered-table-cell/>
        </table:table-row>
        <table:table-row>
          <table:table-cell table:style-name="Table65.A2" office:value-type="string">
            <text:p text:style-name="P155">INPUT</text:p>
          </table:table-cell>
          <table:table-cell table:style-name="Table65.A2" office:value-type="string">
            <text:p text:style-name="P155">Application</text:p>
          </table:table-cell>
          <table:table-cell table:style-name="Table65.C2" office:value-type="string">
            <text:p text:style-name="P154">OUTPUT</text:p>
          </table:table-cell>
        </table:table-row>
        <table:table-row>
          <table:table-cell table:style-name="Table65.A3" office:value-type="float" office:value="1">
            <text:p text:style-name="P153">“”</text:p>
          </table:table-cell>
          <table:table-cell table:style-name="Table65.A2" office:value-type="string">
            <text:p text:style-name="P156">SlipDatum(“”, false)</text:p>
          </table:table-cell>
          <table:table-cell table:style-name="Table65.C3" office:value-type="float" office:value="1">
            <text:p text:style-name="P153">“”</text:p>
          </table:table-cell>
        </table:table-row>
        <table:table-row>
          <table:table-cell table:style-name="Table65.A3">
            <text:p text:style-name="P153"/>
          </table:table-cell>
          <table:table-cell table:style-name="Table65.A2" office:value-type="string">
            <text:p text:style-name="P156">SlipDatum(“”, true)</text:p>
          </table:table-cell>
          <table:table-cell table:style-name="Table65.C3" office:value-type="float" office:value="1">
            <text:p text:style-name="P153">“”</text:p>
          </table:table-cell>
        </table:table-row>
        <table:table-row>
          <table:table-cell table:style-name="Table65.A3" office:value-type="float" office:value="0">
            <text:p text:style-name="P153">“abc”</text:p>
          </table:table-cell>
          <table:table-cell table:style-name="Table65.A2" office:value-type="string">
            <text:p text:style-name="P156">SlipDatum(“abc”, false)</text:p>
          </table:table-cell>
          <table:table-cell table:style-name="Table65.C3" office:value-type="float" office:value="1">
            <text:p text:style-name="P153">“abc”</text:p>
          </table:table-cell>
        </table:table-row>
        <table:table-row>
          <table:table-cell table:style-name="Table65.A3">
            <text:p text:style-name="P153"/>
          </table:table-cell>
          <table:table-cell table:style-name="Table65.A2" office:value-type="string">
            <text:p text:style-name="P156">SlipDatum(“abc”, true)</text:p>
          </table:table-cell>
          <table:table-cell table:style-name="Table65.C3" office:value-type="float" office:value="0">
            <text:p text:style-name="P153">“abc”</text:p>
          </table:table-cell>
        </table:table-row>
        <table:table-row>
          <table:table-cell table:style-name="Table65.A3" office:value-type="float" office:value="0">
            <text:p text:style-name="P153">“a\nb”</text:p>
          </table:table-cell>
          <table:table-cell table:style-name="Table65.A2" office:value-type="string">
            <text:p text:style-name="P156">SlipDatum(“a\nc”, false)</text:p>
          </table:table-cell>
          <table:table-cell table:style-name="Table65.C3" office:value-type="float" office:value="0">
            <text:p text:style-name="P153">a<text:line-break/>b</text:p>
          </table:table-cell>
        </table:table-row>
        <table:table-row>
          <table:table-cell table:style-name="Table65.A3">
            <text:p text:style-name="P153"/>
          </table:table-cell>
          <table:table-cell table:style-name="Table65.A2" office:value-type="string">
            <text:p text:style-name="P156">SlipDatum(“a\nc”, true)</text:p>
          </table:table-cell>
          <table:table-cell table:style-name="Table65.C3" office:value-type="float" office:value="0">
            <text:p text:style-name="P153">a<text:line-break/>b</text:p>
          </table:table-cell>
        </table:table-row>
        <table:table-row>
          <table:table-cell table:style-name="Table65.A3" office:value-type="float" office:value="0">
            <text:p text:style-name="P153">“\x0A</text:p>
          </table:table-cell>
          <table:table-cell table:style-name="Table65.A2" office:value-type="string">
            <text:p text:style-name="P156">SlipDatum(“a\x0Ac”, false)</text:p>
          </table:table-cell>
          <table:table-cell table:style-name="Table65.C3" office:value-type="float" office:value="0">
            <text:p text:style-name="P153">a<text:line-break/>b</text:p>
          </table:table-cell>
        </table:table-row>
        <table:table-row>
          <table:table-cell table:style-name="Table65.A3">
            <text:p text:style-name="P153"/>
          </table:table-cell>
          <table:table-cell table:style-name="Table65.A2" office:value-type="string">
            <text:p text:style-name="P156">SlipDatum(“a\x0Ac”, true)</text:p>
          </table:table-cell>
          <table:table-cell table:style-name="Table65.C3" office:value-type="float" office:value="0">
            <text:p text:style-name="P153">a<text:line-break/>b</text:p>
          </table:table-cell>
        </table:table-row>
      </table:table>
      <text:p text:style-name="Table"/>
      <text:p text:style-name="P118">Legend<text:line-break/></text:p>
      <table:table table:name="Table66" table:style-name="Table66">
        <table:table-column table:style-name="Table66.A"/>
        <table:table-column table:style-name="Table66.B"/>
        <table:table-header-rows>
          <table:table-row>
            <table:table-cell table:style-name="Table66.A1" office:value-type="string">
              <text:p text:style-name="P99">INPUT</text:p>
            </table:table-cell>
            <table:table-cell table:style-name="Table66.A1" office:value-type="string">
              <text:p text:style-name="P99">The format in the input list file. There is no equivalent format to a constant string in the input. All input strings are considered to be non-constant. Changing the value in one string will not change the value in any other, identically appearing string.</text:p>
            </table:table-cell>
          </table:table-row>
        </table:table-header-rows>
        <table:table-row>
          <table:table-cell table:style-name="Table66.A1" office:value-type="string">
            <text:p text:style-name="P81">Application</text:p>
          </table:table-cell>
          <table:table-cell table:style-name="Table66.A1" office:value-type="string">
            <text:p text:style-name="P81">The format used to convert the input to the equivalent value in a list and the typical format for the same value in the application.</text:p>
          </table:table-cell>
        </table:table-row>
        <table:table-row>
          <table:table-cell table:style-name="Table66.A1" office:value-type="string">
            <text:p text:style-name="P81">OUTPUT</text:p>
          </table:table-cell>
          <table:table-cell table:style-name="Table66.A1" office:value-type="string">
            <text:p text:style-name="P81">The format of the output in the list file. There is no equivalent to a constant string on output. All output strings are considered non-constant.</text:p>
          </table:table-cell>
        </table:table-row>
      </table:table>
      <text:h text:style-name="Heading_20_2" text:outline-level="2"><text:bookmark-start text:name="__RefHeading__22471_1866240769"/>List Language<text:bookmark-end text:name="__RefHeading__22471_1866240769"/></text:h>
      <text:p text:style-name="SLIPParagraph">The language defines constructs sufficient to guarantee round-trip processing of a list. The list output replicates features in the list, and the list input recaptures those features, restoring the list to <text:s/>be identical to its original. There is one exception. The constant string type is not recovered on input. All input strings are non-constant. Floating point number input/output is exact.</text:p>
      <text:p text:style-name="SLIPParagraph"><text:soft-page-break/>An important consideration in round-trip processing is the recognition of list sharing, that is, multiple references to the same list. This is supported using references to named lists. A named list is a list and has a temporary name. Creating and referencing a name shares a list.</text:p>
      <text:p text:style-name="SLIPParagraph">The list language allows declarations to be shared in multiple files and included during list definition. Each file can contain only declarations and include statements. Any file containing the definition of the returned list will cause input processing to stop. Include cycles (recursion) is ont supported.</text:p>
      <text:p text:style-name="SLIPParagraph">A list file can be output by SLIP or can be modified or constructed in a text editor. Both forms are readable by the SLIP reader. The only required content of a list file is the list definition.</text:p>
      <text:p text:style-name="SLIPParagraph">A list file can contain the following elements:</text:p>
      <table:table table:name="Table67" table:style-name="Table67">
        <table:table-column table:style-name="Table67.A"/>
        <table:table-column table:style-name="Table67.B"/>
        <table:table-row>
          <table:table-cell table:style-name="Table67.A1" office:value-type="string">
            <text:p text:style-name="P77">comment</text:p>
          </table:table-cell>
          <table:table-cell table:style-name="Table67.A1" office:value-type="string">
            <text:p text:style-name="P77">Inline (/* */) and line (//) comments are supported. Inline comments can be multiline. Line comments are only one line.</text:p>
          </table:table-cell>
        </table:table-row>
        <table:table-row>
          <table:table-cell table:style-name="Table67.A1" office:value-type="string">
            <text:p text:style-name="P77">include directive</text:p>
          </table:table-cell>
          <table:table-cell table:style-name="Table67.A1" office:value-type="string">
            <text:p text:style-name="P77">Include files can not contain a list definition. Include files can be nested (an include file can contain another include file). Include file names must be unique. All definitions in an include file are processed before resumption of processing at the next higher level.</text:p>
          </table:table-cell>
        </table:table-row>
        <table:table-row>
          <table:table-cell table:style-name="Table67.A1" office:value-type="string">
            <text:p text:style-name="P77">user <text:s/>data list</text:p>
          </table:table-cell>
          <table:table-cell table:style-name="Table67.A1" office:value-type="string">
            <text:p text:style-name="P77">A list of Application Data classes used in named lists or the list definition.</text:p>
          </table:table-cell>
        </table:table-row>
        <table:table-row>
          <table:table-cell table:style-name="Table67.A1" office:value-type="string">
            <text:p text:style-name="P77">Application Data reference</text:p>
          </table:table-cell>
          <table:table-cell table:style-name="Table67.A1" office:value-type="string">
            <text:p text:style-name="P77">A reference to a Application Data class in a named list or list definition accompanied by the object data. Causes the object data to be processed by the Application Data class parser and an Application Data SlipDatum object to be inserted into a list.</text:p>
          </table:table-cell>
        </table:table-row>
        <table:table-row>
          <table:table-cell table:style-name="Table67.A1" office:value-type="string">
            <text:p text:style-name="P77">named list</text:p>
          </table:table-cell>
          <table:table-cell table:style-name="Table67.A1" office:value-type="string">
            <text:p text:style-name="P77">Used to allow shared sublists to be created and/or to simplify the list definition. A named list is a list with a name. It has all the characteristics of a list definition except that it can not be returned as a list.</text:p>
          </table:table-cell>
        </table:table-row>
        <table:table-row>
          <table:table-cell table:style-name="Table67.A1" office:value-type="string">
            <text:p text:style-name="P77">named list reference</text:p>
          </table:table-cell>
          <table:table-cell table:style-name="Table67.A1" office:value-type="string">
            <text:p text:style-name="P77">A reference to a named list. The named list is copied into a descriptor list or becomes a shared list</text:p>
          </table:table-cell>
        </table:table-row>
        <table:table-row>
          <table:table-cell table:style-name="Table67.A1" office:value-type="string">
            <text:p text:style-name="P77">descriptor list</text:p>
          </table:table-cell>
          <table:table-cell table:style-name="Table67.A1" office:value-type="string">
            <text:p text:style-name="P77">Any list can have one and only one descriptor list. This is defined in the SlipHeader Section.</text:p>
          </table:table-cell>
        </table:table-row>
        <table:table-row>
          <table:table-cell table:style-name="Table67.A1" office:value-type="string">
            <text:p text:style-name="P77">list definition</text:p>
          </table:table-cell>
          <table:table-cell table:style-name="Table67.A1" office:value-type="string">
            <text:p text:style-name="P77">The list to be returned. It can contain sublists, shared lists (name lists), Application Data objects, and a descriptor list. The definition is recursive in that any sublist can have the same components. A sublist (or named list) is a list.</text:p>
          </table:table-cell>
        </table:table-row>
      </table:table>
      <text:p text:style-name="SLIPParagraph"><text:soft-page-break/><text:line-break/>A simple example of a list file is:</text:p>
      <text:p text:style-name="P279"><draw:frame draw:style-name="fr19" draw:name="Frame22" text:anchor-type="paragraph" svg:width="6.4709in" draw:z-index="29"><draw:text-box fo:min-height="3.5583in"><text:p text:style-name="P184">user data1, data2; <text:s text:c="25"/>// Application Data class names</text:p><text:p text:style-name="P169">list1 ( 1 2U 3uc); <text:s text:c="25"/>// named list</text:p><text:p text:style-name="P169">list2 ( &lt; {list1} “string” &gt; 3.714 'a'); <text:s text:c="3"/>// named list w/descriptor list</text:p><text:p text:style-name="P169">list3 ( '\x0A'); <text:s text:c="27"/>// named list</text:p><text:p text:style-name="P169"/><text:p text:style-name="P169">/*</text:p><text:p text:style-name="P169"><text:s/>* This is the list returned to the user. It is the last</text:p><text:p text:style-name="P169"><text:s/>* list processed. If this, the list definition, is seen</text:p><text:p text:style-name="P169"><text:s/>* anywhere in the first list input file or in any include</text:p><text:p text:style-name="P169"><text:s/>* file, list parsing will stop and this list will be</text:p><text:p text:style-name="P169"><text:s/>* returned. The format of the named list and the list</text:p><text:p text:style-name="P169"><text:s/>* definition is the same. A named list is a list with</text:p><text:p text:style-name="P169"><text:s/>* a name.</text:p><text:p text:style-name="P169">*/</text:p><text:p text:style-name="P169"/><text:p text:style-name="P169">(“main string” {list1} {list2} {list1} ( {list3} data1(1c 2C) data2(3u 4uc))</text:p><text:p text:style-name="P169"/><text:p text:style-name="P169">/*</text:p><text:p text:style-name="P169"><text:s/>* Input list parsing will not parse this comment. List</text:p><text:p text:style-name="P169"><text:s/>* List processing stops as soon as the list definition</text:p><text:p text:style-name="P169"><text:s/>* is seen.</text:p><text:p text:style-name="P169"><text:s/>* </text:p><text:p text:style-name="P192">*/</text:p><text:p text:style-name="P204"><text:reference-mark-start text:name="Example 7.2-1"/>Example <text:sequence text:ref-name="refExample28" text:name="Example" text:formula="ooow:Example+1" style:num-format="1">8.2-1</text:sequence> List File<text:reference-mark-end text:name="Example 7.2-1"/></text:p></draw:text-box></draw:frame></text:p>
      <text:p text:style-name="SLIPParagraph">Example 7.2-1 shows the following aspects of a list file:</text:p>
      <text:list xml:id="list415651019620127729" text:style-name="L27">
        <text:list-item>
          <text:p text:style-name="P381">Application Data declaration: Declares the Application Data object in the list file. This is optional. Warning messages are given if the listed Application Data class names are not registered.</text:p>
        </text:list-item>
        <text:list-item>
          <text:p text:style-name="P381">Named lists. Named list define reusable lists. Named lists can be used anywhere a list is required. Named lists which are not used in the returned list are reported as being unused.</text:p>
        </text:list-item>
        <text:list-item>
          <text:p text:style-name="P381">Description List. A list containing a Description List using a named list is given in the list2 definition. The Description List uses a reference to a named list as the key in a &lt;<text:span text:style-name="T6">key</text:span>, <text:span text:style-name="T6">value</text:span>&gt; tuple.</text:p>
        </text:list-item>
        <text:list-item>
          <text:p text:style-name="P430">List definition. The returned list is indicated by it being a list without a name. It contains references to </text:p>
          <text:list>
            <text:list-item>
              <text:p text:style-name="P428">Named lists. Several named lists are used in the list definition, and</text:p>
            </text:list-item>
            <text:list-item>
              <text:p text:style-name="P428">Application Data object. Each Application Data object is prefixed by the object class name and followed by a list representing the object contents, and</text:p>
            </text:list-item>
            <text:list-item>
              <text:p text:style-name="P420"><text:soft-page-break/>Reused lists ({list1}). Each reused list references the same list.</text:p>
            </text:list-item>
          </text:list>
        </text:list-item>
      </text:list>
      <text:h text:style-name="Heading_20_3" text:outline-level="3"><text:bookmark-start text:name="__RefHeading__18114_1188877695"/>Include File Syntax<text:bookmark-end text:name="__RefHeading__18114_1188877695"/></text:h>
      <text:p text:style-name="SLIPParagraph">An include file allows named lists, user data lists, and other include files to be used. Include files are expanded at the point of detection and the include file contents are scoped to the outermost file (the initial file parsed by the user). If any include file contains a list definition which is not a named list, parsing will terminate and all files will be closed.</text:p>
      <text:p text:style-name="SLIPParagraph">No include file can reference itself directly or indirectly. Each include file must be unique.</text:p>
      <text:p text:style-name="P246"><text:span text:style-name="T27">SYNTAX: </text:span>#<text:span text:style-name="T27"> </text:span>include<text:span text:style-name="T27"> “path/filename”<text:line-break/><text:tab/></text:span>#<text:span text:style-name="T27"> </text:span>include<text:span text:style-name="T27"> “filename”</text:span></text:p>
      <text:p text:style-name="P44">include<text:span text:style-name="T27"> <text:tab/>is a keyword<text:line-break/>path <text:tab/>is a valid path in the operating system<text:line-break/>filename<text:tab/>is a valid filename in the operating system<text:line-break/></text:span>#<text:span text:style-name="T27"><text:tab/>is required<text:line-break/></text:span>/<text:span text:style-name="T27"><text:tab/>is a path/filename separator<text:line-break/></text:span>“<text:span text:style-name="T27"><text:tab/>is required to bracket the path, filename<text:line-break/><text:tab/>blanks before or after the hash symbol, #, and the include keyword are ignored<text:line-break/><text:tab/>blanks in the path or filename are operating system dependent.</text:span></text:p>
      <text:p text:style-name="P280"><draw:frame draw:style-name="fr19" draw:name="Frame23" text:anchor-type="paragraph" svg:width="5.8181in" draw:z-index="36"><draw:text-box fo:min-height="2.1354in"><text:p text:style-name="P180"># include “UserData”</text:p><text:p text:style-name="P174"># include “NamedList”</text:p><text:p text:style-name="P164"># include “ListDefinition”<text:line-break/></text:p><text:p text:style-name="P174">// File: UserData</text:p><text:p text:style-name="P164">user data1, data2;<text:line-break/></text:p><text:p text:style-name="P178">/<text:span text:style-name="T53">/</text:span><text:span text:style-name="T58">/ File: NamedList</text:span></text:p><text:p text:style-name="P177">hobbes ( 1 2 3)</text:p><text:p text:style-name="P177">calvin( 5 6 6)</text:p><text:p text:style-name="P173"/><text:p text:style-name="P177">// File: ListDefinition</text:p><text:p text:style-name="P195">( {data1(“User Data”) {calvin} { {calvin} hobbes(1.4 5, “Hobbes”) )</text:p><text:p text:style-name="P203"><text:s/><text:reference-mark-start text:name="Example 7.2.1-1"/><text:span text:style-name="T48">Example </text:span><text:span text:style-name="T48"><text:sequence text:ref-name="refExample29" text:name="Example" text:formula="ooow:Example+1" style:num-format="1">8.2.1-1</text:sequence></text:span><text:span text:style-name="T48">: Include Syntax</text:span><text:reference-mark-end text:name="Example 7.2.1-1"/></text:p></draw:text-box></draw:frame></text:p>
      <text:p text:style-name="P253">Example 7.2.1-1 illustrates the following concepts:</text:p>
      <text:list xml:id="list325746172377268328" text:style-name="L28">
        <text:list-item>
          <text:p text:style-name="P391">Three include files serving different purpose.</text:p>
        </text:list-item>
        <text:list-item>
          <text:p text:style-name="P391"><text:soft-page-break/>File UserData contains the Application Data classes used in the list. It is processed to completion and then closed and the outermost file entered.</text:p>
        </text:list-item>
        <text:list-item>
          <text:p text:style-name="P391">File NamedList contains named lists used in the list definition. It is processed to completion and then closed and the outermost file entered.</text:p>
        </text:list-item>
        <text:list-item>
          <text:p text:style-name="P423">File ListDefinition contains the the return list. It is processed to conclusion and then a return is made to the application.</text:p>
        </text:list-item>
      </text:list>
      <text:p text:style-name="P225">Another example.</text:p>
      <text:p text:style-name="P279"><draw:frame draw:style-name="fr19" draw:name="Frame24" text:anchor-type="paragraph" svg:width="5.8181in" draw:z-index="30"><draw:text-box fo:min-height="2.1354in"><text:p text:style-name="P180"># include “UserData”</text:p><text:p text:style-name="P174"># include “ListDefinition”<text:line-break/># include “NamedList”</text:p><text:p text:style-name="P164"/><text:p text:style-name="P174">// File: UserData</text:p><text:p text:style-name="P164">user data1, data2;<text:line-break/></text:p><text:p text:style-name="P178">/<text:span text:style-name="T53">/</text:span><text:span text:style-name="T58">/ File: NamedList</text:span></text:p><text:p text:style-name="P177">name1 ( 1 2 3)</text:p><text:p text:style-name="P177">calvin( 5 6 6)</text:p><text:p text:style-name="P173"/><text:p text:style-name="P177">// File: ListDefinition</text:p><text:p text:style-name="P195">( {data1(“User Data”) {name1} { {calvin} data2(1.4 5, “Hobbes”) ) </text:p><text:p text:style-name="P279"><text:reference-mark-start text:name="Example 7.2.1-2"/>Example <text:sequence text:ref-name="refExample30" text:name="Example" text:formula="ooow:Example+1" style:num-format="1">8.2.1-2</text:sequence>: Include Syntax Errors<text:reference-mark-end text:name="Example 7.2.1-2"/></text:p></draw:text-box></draw:frame></text:p>
      <text:p text:style-name="P253">Example 7.2.1-2 illustrates the following concepts:</text:p>
      <text:list xml:id="list25299155" text:continue-numbering="true" text:style-name="L28">
        <text:list-item>
          <text:p text:style-name="P391">Three include files serving different purpose.</text:p>
        </text:list-item>
        <text:list-item>
          <text:p text:style-name="P391">File UserData contains the Application Data classes used in the list. It is processed to completion and then closed and the outermost file entered.</text:p>
        </text:list-item>
        <text:list-item>
          <text:p text:style-name="P392">File ListDefinition contains the the return list. It is processed to conclusion and then a return is made to the application.User Data Syntax. Errors will occur because the List Definition was processed before the “NamedList” file was processed.</text:p>
        </text:list-item>
        <text:list-item>
          <text:p text:style-name="P391">File NamedList contains named lists used in the list definition. This file is not processed. The List Definition occurs before the include statement for this file preventing file processing.</text:p>
        </text:list-item>
      </text:list>
      <text:h text:style-name="Heading_20_3" text:outline-level="3"><text:bookmark-start text:name="__RefHeading__21193_40702874"/><text:soft-page-break/>Application Data Syntax<text:bookmark-end text:name="__RefHeading__21193_40702874"/></text:h>
      <text:p text:style-name="SLIPParagraph">Prior to input processing, each Application Data class used must be registered. If during input parsing, a reference to an Application Data class is seen but the class has not been registered, then an Application Data object will not be created and the returned list will be in error. <text:s/></text:p>
      <text:p text:style-name="SLIPParagraph">The syntax for an Application Data list is:</text:p>
      <text:p text:style-name="P240"><text:span text:style-name="T6">SYNTAX</text:span>: <text:span text:style-name="T6">user</text:span> identifier [<text:span text:style-name="T6">,</text:span> identifier, …]<text:span text:style-name="T6">;</text:span></text:p>
      <text:p text:style-name="P44">user <text:tab/><text:span text:style-name="T27">is a keyword<text:line-break/>identifier <text:tab/>must conform to identifier naming conventions<text:line-break/></text:span>,<text:span text:style-name="T27"><text:tab/>separator<text:line-break/></text:span>;<text:span text:style-name="T27"><text:tab/>mandatory, terminal semicolon<text:line-break/><text:tab/>blanks before or after the separator are ignored</text:span></text:p>
      <text:p text:style-name="P244">The syntax for an Application Data reference is:</text:p>
      <text:p text:style-name="P240"><text:span text:style-name="T6">SYNTAX</text:span>: identifier <text:span text:style-name="T27">( list )</text:span></text:p>
      <text:p text:style-name="P32">identifier <text:tab/>must conform to identifier naming conventions<text:line-break/> <text:span text:style-name="T6">(</text:span> list <text:span text:style-name="T6">)</text:span><text:tab/>any valid list<text:line-break/><text:tab/>blanks before or after the identifier are ignored<text:line-break/><text:tab/>blanks before or after the parentheses are ignored</text:p>
      <text:p text:style-name="P280"><draw:frame draw:style-name="fr20" draw:name="Frame25" text:anchor-type="paragraph" svg:width="5.1898in" draw:z-index="31"><draw:text-box fo:min-height="0.6783in"><text:p text:style-name="P181">user matrix, eigen. regresssion;</text:p><text:p text:style-name="P189">( matrix( ( (1.1 1.2) (2.1 2.2) ) interpolate(5.56, 17.852) )</text:p><text:p text:style-name="P207"><text:reference-mark-start text:name="Example 7.2.2-1"/>Example <text:sequence text:ref-name="refExample31" text:name="Example" text:formula="ooow:Example+1" style:num-format="1">8.2.2-1</text:sequence>: Application Data Sy<text:reference-mark-end text:name="Example 7.2.2-1"/>ntax</text:p></draw:text-box></draw:frame></text:p>
      <text:p text:style-name="P254">Example 7.2.2-1 illustrates the following:</text:p>
      <text:list xml:id="list8662203613258181519" text:style-name="L29">
        <text:list-item>
          <text:p text:style-name="P434">Precondition: Application Data classes matrix and eigen are registered by the application. Application Data class interpolate was registered but not listed – this is not an error. </text:p>
        </text:list-item>
        <text:list-item>
          <text:p text:style-name="P382">A warning message is issued that Application Data class <text:span text:style-name="T6">regression</text:span> was not registered by the software.</text:p>
        </text:list-item>
        <text:list-item>
          <text:p text:style-name="P382">After the list definition is processed,, a warning error is issued that Application Data class <text:span text:style-name="T6">regression</text:span> was not used.</text:p>
        </text:list-item>
        <text:list-item>
          <text:p text:style-name="P382">Application Data class <text:span text:style-name="T6">interpolate</text:span> is processed without error, it was registered prior to processing. </text:p>
        </text:list-item>
        <text:list-item>
          <text:p text:style-name="P382"><text:soft-page-break/>The data passed to the <text:span text:style-name="T6">matrix</text:span> parser for input processing is a list consisting of two sublist. The first sublist is (1.1 1.2) and the second sublist is (2.1 2.2). If the Application Data class <text:span text:style-name="T6">matrix</text:span> uses an n-dimensional C++ matrix to store data, then this is translated by the <text:span text:style-name="T6">matrix</text:span> parser to<text:line-break/><text:span text:style-name="T54">double matrix[][2] = { {1.1, 1.2}, {2.1, 2.2} }</text:span>;.</text:p>
        </text:list-item>
        <text:list-item>
          <text:p text:style-name="P382">The data passed to <text:span text:style-name="T6">interpolate</text:span> is the list ( 5.56, 17.852 ). If <text:span text:style-name="T6">interpolate</text:span> uses some method to interpolate a value between these values, then <text:span text:style-name="T6">interpolate</text:span> could translate the input to<text:line-break/><text:span text:style-name="T54">double value = func(5.56, 17.852);</text:span></text:p>
        </text:list-item>
      </text:list>
      <text:p text:style-name="P47">Application Data processing is an application issue. The parser passes a single list to the registered parser for the input named class. The registered parser is responsible for converting the input list in a manner it finds suitable, and then deleting the input list as necessary.</text:p>
      <text:h text:style-name="Heading_20_3" text:outline-level="3"><text:bookmark-start text:name="__RefHeading__18116_1188877695"/>Named List Syntax<text:bookmark-end text:name="__RefHeading__18116_1188877695"/></text:h>
      <text:p text:style-name="SLIPParagraph">A named list represents a defined list. The name can be used anywhere a sublist can be used and can be used as a Descriptor List. When used as a sublist, the list is referenced. When used as a Descriptor List, the list is copied. References are not unique. Several references to the same named list reference the same list. Descriptor Lists are unique. Several uses of the same named list as Descriptor Lists are all unique.</text:p>
      <text:p text:style-name="P45">All named lists identifiers must be unique .In any list input file and in any include file reachable from the list file, each named list identifier definition can appear once. That is:<text:line-break/><text:tab/><text:span text:style-name="T54">list1 ( … ); <text:s text:c="7"/>// and<text:line-break/><text:tab/>list1 ( … ); <text:s text:c="7"/>// is illegal</text:span></text:p>
      <text:p text:style-name="P45">The list definition supplied with the named list is a list. It has all the properties, and can contain any of the elements or objects, of a list. The list definition may have sublists, may reference other named lists, and each list may have a Descriptor List which is defined by a named list or may contain a named list as a <text:span text:style-name="T6">key</text:span> or <text:span text:style-name="T6">value</text:span> in the &lt;<text:span text:style-name="T6">key</text:span>, <text:span text:style-name="T6">value</text:span>&gt; tuple.</text:p>
      <text:p text:style-name="P45">A named list may be used before it is defined. This is called a “forward reference”. Forward references are resolved at the time a definition is seen.. For example:<text:line-break/><text:line-break/><text:tab/><text:span text:style-name="T54">define ( {forward” );<text:line-break/><text:tab/>forward( );<text:line-break/></text:span><text:span text:style-name="T47">is legal. When 'forward' is defined, 'define' is completed.</text:span></text:p>
      <text:p text:style-name="P45">No named list may reference itself directly or indirectly. That is, circular references are not allowed (and will go undetected). This prohibition includes Descriptor Lists. A Descriptor List <text:soft-page-break/>which is a part of the named list definition or any sublist contained or reachable from the outer list of the definition can not reference itself. </text:p>
      <text:p text:style-name="P45">A named list reference may be the list definition returned to the user. </text:p>
      <text:p text:style-name="P7">The syntax for a named list is:</text:p>
      <text:p text:style-name="P240"><text:span text:style-name="T6">SYNTAX</text:span>: <text:span text:style-name="T27">identifier</text:span> <text:s/>{ list }<text:span text:style-name="T6">;</text:span></text:p>
      <text:p text:style-name="P44"><text:span text:style-name="T27">identifier <text:tab/>must conform to identifier naming conventions<text:line-break/>{</text:span> list }<text:span text:style-name="T27"><text:tab/>a legal list<text:line-break/></text:span>;<text:span text:style-name="T27"><text:tab/>mandatory, terminal semicolon<text:line-break/><text:tab/>blanks before or after the identifier are ignored<text:line-break/><text:tab/>blanks before or after the curly braces ('</text:span>{<text:span text:style-name="T27">' '</text:span>}<text:span text:style-name="T27">' ) are ignored<text:line-break/><text:tab/>blanks before or after the semicolon are ignored</text:span></text:p>
      <text:p text:style-name="P244">The syntax for a named list reference is:</text:p>
      <text:p text:style-name="P240"><text:span text:style-name="T6">SYNTAX</text:span>: <text:span text:style-name="T6">{</text:span>identifier<text:span text:style-name="T6">}</text:span></text:p>
      <text:p text:style-name="P32">identifier <text:tab/>must conform to identifier naming conventions<text:line-break/> <text:span text:style-name="T6">{ }</text:span><text:tab/>required brackets<text:line-break/><text:tab/>blanks before or after the identifier are ignored<text:line-break/><text:tab/>blanks before or after the curly braces ('<text:span text:style-name="T6">{</text:span>' '<text:span text:style-name="T6">}</text:span>' ) are ignored</text:p>
      <text:p text:style-name="P280"><draw:frame draw:style-name="fr21" draw:name="Frame26" text:anchor-type="paragraph" svg:width="5.4602in" draw:z-index="32"><draw:text-box fo:min-height="0.8228in"><text:p text:style-name="P133">fuzzy ( ); <text:s text:c="14"/>// an empty list</text:p><text:p text:style-name="P169">logic ( {fuzzy} ); <text:s text:c="6"/>// a list w/a reference to an empty list</text:p><text:p text:style-name="P192">{logic} <text:s text:c="17"/>// logic is the return list definition </text:p><text:p text:style-name="P205"><text:reference-mark-start text:name="Example 7.2.3-1"/>Example <text:sequence text:ref-name="refExample32" text:name="Example" text:formula="ooow:Example+1" style:num-format="1">8.2.3-1</text:sequence> Named List<text:reference-mark-end text:name="Example 7.2.3-1"/></text:p></draw:text-box></draw:frame></text:p>
      <text:p text:style-name="P245">Example 7.2.3-1 shows:</text:p>
      <text:list xml:id="list3687624770224483133" text:style-name="L30">
        <text:list-item>
          <text:p text:style-name="P371">An example of a named list which is an empty list (fuzzy).</text:p>
        </text:list-item>
        <text:list-item>
          <text:p text:style-name="P371">A sublist reference to an empty named list (logic).</text:p>
        </text:list-item>
        <text:list-item>
          <text:p text:style-name="P421">The named list is returned as the List Definition.</text:p>
        </text:list-item>
      </text:list>
      <text:h text:style-name="Heading_20_3" text:outline-level="3"><text:bookmark-start text:name="__RefHeading__18118_1188877695"/><text:soft-page-break/>List Syntax<text:bookmark-end text:name="__RefHeading__18118_1188877695"/></text:h>
      <text:p text:style-name="P252">The list definition is recursive.</text:p>
      <text:list xml:id="list2899929046905276152" text:style-name="L31">
        <text:list-item>
          <text:p text:style-name="P383">A list is delimited by parenthesis, '<text:span text:style-name="T6">(</text:span>', '<text:span text:style-name="T6">)</text:span>'. Everything between the parentheses is part of a list.</text:p>
        </text:list-item>
        <text:list-item>
          <text:p text:style-name="P383">An empty list is defined as a left parentheses followed by a right parentheses '<text:span text:style-name="T6">( )</text:span>'</text:p>
        </text:list-item>
        <text:list-item>
          <text:p text:style-name="P383">A list can contain zero or more <text:span text:style-name="T6">SlipDatum</text:span> objects</text:p>
        </text:list-item>
        <text:list-item>
          <text:p text:style-name="P383">A list can contain zero or more sublists</text:p>
        </text:list-item>
        <text:list-item>
          <text:p text:style-name="P383">A sublist is a list or can be denoted by a named list, <text:span text:style-name="T6">{name}</text:span>.</text:p>
        </text:list-item>
        <text:list-item>
          <text:p text:style-name="P422">A list can contain zero or one Description Lists and must be the first entry in the list.</text:p>
        </text:list-item>
      </text:list>
      <text:p text:style-name="SLIPParagraph">There is a unique list returned as a result of parsing the input file, the List Definition. The List Definition can either be a list, as described in the List Syntax, or a named list. This is the only place where a named list can occur outside of a list. That is, either a named list is in a list, sic. Description List or it is the List Definition to be returned to the application.</text:p>
      <text:p text:style-name="P240"><text:span text:style-name="T6">SYNTAX</text:span>: <text:span text:style-name="T6">( listitem … )</text:span></text:p>
      <text:p text:style-name="P32"><text:span text:style-name="T6">( )</text:span> <text:tab/>list brackets<text:line-break/><text:span text:style-name="T6">listitem</text:span><text:tab/>zero or more list items (lists, <text:span text:style-name="T6">SlipDatum</text:span> objects or named lists)<text:line-break/><text:tab/>blanks before or after the list brackets are ignored<text:line-break/><text:tab/>blanks before or after a <text:span text:style-name="T6">listitem</text:span> are ignored</text:p>
      <text:p text:style-name="P279"><draw:frame draw:style-name="fr9" draw:name="Frame27" text:anchor-type="paragraph" svg:y="0in" svg:width="5.6957in" draw:z-index="33"><draw:text-box fo:min-height="0.9319in"><text:p text:style-name="P132">Definition ( {forward} );// forward is a sublist in definition</text:p><text:p text:style-name="P166">forward <text:s text:c="3"/>( <text:s/>); <text:s text:c="8"/>// an empty list</text:p><text:p text:style-name="P166"><text:s text:c="25"/>// a complex list (1 3.7 () () ('c' () )</text:p><text:p text:style-name="P190">list <text:s text:c="6"/>( 1 3.7 {forward} {forward} ('c' {forward} ) )</text:p><text:p text:style-name="P204"><text:reference-mark-start text:name="Example 7.2.4-1"/>Example <text:sequence text:ref-name="refExample33" text:name="Example" text:formula="ooow:Example+1" style:num-format="1">8.2.4-1</text:sequence> Lists<text:reference-mark-end text:name="Example 7.2.4-1"/></text:p></draw:text-box></draw:frame></text:p>
      <text:h text:style-name="Heading_20_4" text:outline-level="4"><text:bookmark-start text:name="__RefHeading__21029_897442368"/>Description List<text:bookmark-end text:name="__RefHeading__21029_897442368"/></text:h>
      <text:p text:style-name="P240">A Description List is a list surrounded by the brackets '&lt;.' and '&gt;' with the exception </text:p>
      <text:list xml:id="list920275612702131842" text:style-name="L32">
        <text:list-item>
          <text:p text:style-name="P384">That the list consists of 2-tuples, &lt;<text:span text:style-name="T6">key</text:span>, <text:span text:style-name="T6">value</text:span>&gt;, <text:s/>and</text:p>
        </text:list-item>
        <text:list-item>
          <text:p text:style-name="P359"><text:span text:style-name="T6">&lt;</text:span> <text:span text:style-name="T6">{</text:span>name<text:span text:style-name="T6">}</text:span> <text:span text:style-name="T6">&gt;</text:span> means that the named list <text:span text:style-name="T6">{</text:span>name<text:span text:style-name="T6">}</text:span> is the Description List contents and not a sublist. </text:p>
        </text:list-item>
      </text:list>
      <text:p text:style-name="P46"><text:soft-page-break/>A named list can also be an item of a &lt;<text:span text:style-name="T6">key</text:span>, <text:span text:style-name="T6">value</text:span>&gt; pair. That is:<text:line-break/><text:tab/> <text:span text:style-name="T56">&lt;</text:span><text:span text:style-name="T54"> </text:span><text:span text:style-name="T56">{</text:span><text:span text:style-name="T54">name1</text:span><text:span text:style-name="T56">}</text:span><text:span text:style-name="T54"> 1 </text:span><text:span text:style-name="T56">{</text:span><text:span text:style-name="T54">name2</text:span><text:span text:style-name="T56">}</text:span><text:span text:style-name="T54"> 2 </text:span><text:span text:style-name="T56">&gt;</text:span><text:span text:style-name="T54"><text:line-break/></text:span><text:span text:style-name="T47">are two &lt;</text:span><text:span text:style-name="T48">key</text:span><text:span text:style-name="T47">, </text:span><text:span text:style-name="T48">value</text:span><text:span text:style-name="T47">&gt; pairs included in the Description List and not a (very) complex way of defining a Description List.</text:span></text:p>
      <text:p text:style-name="P49">A Description List must have an even number of items, where zero is considered even.</text:p>
      <text:p text:style-name="P240"><text:span text:style-name="T6">SYNTAX</text:span>: &lt;<text:span text:style-name="T6"> listitem listitem … &gt;</text:span></text:p>
      <text:p text:style-name="P32"><text:span text:style-name="T48">( )</text:span><text:span text:style-name="T47"> <text:tab/>list brackets<text:line-break/></text:span><text:span text:style-name="T48">listitem</text:span><text:span text:style-name="T47"><text:tab/>zero or more list item pairs (lists, </text:span><text:span text:style-name="T48">SlipDatum</text:span><text:span text:style-name="T47"> objects or named lists)<text:line-break/></text:span><text:span text:style-name="T47"><text:tab/>blanks before or after the list brackets are ignored<text:line-break/><text:tab/>blanks before or after a </text:span><text:span text:style-name="T48">listitem</text:span><text:span text:style-name="T47"> are ignored</text:span></text:p>
      <text:p text:style-name="P50">There is one anomaly in this definition. Since a Description List is recursively defined as a list (with different brackets), Description List can have a Description List (which can have a …). This is syntactically legal and will be processed correctly. But an embedded Description List has no access or processing support at runtime. In a word, ya' can create it but then so what, <text:s/>it is unusable.</text:p>
      <text:p text:style-name="P285"><draw:frame draw:style-name="fr22" draw:name="Frame28" text:anchor-type="paragraph" svg:width="5.3618in" draw:z-index="34"><draw:text-box fo:min-height="1.2598in"><text:p text:style-name="P181">list1 <text:s/>{ 1 2 ); <text:s text:c="17"/>// </text:p><text:p text:style-name="P165">dlist1 ( &lt; {list} &gt; {list1} <text:s text:c="2"/>); // ( &lt; 1 2 &gt; (1 2) )</text:p><text:p text:style-name="P165">dList2 ( &lt; {dlist1} &gt; {list1} ); // ( &lt; &lt; 1 2 &gt; 1 2 &gt; ( 1 2 ) )</text:p><text:p text:style-name="P165">dList3 ( &lt; 3 4 &gt; 5 6 );</text:p><text:p text:style-name="P165">defList( {dList2} {dList3} );</text:p><text:p text:style-name="P189">{defList} <text:s text:c="23"/>// what a mess!</text:p><text:p text:style-name="P198"><text:reference-mark-start text:name="Example 7.2.4-2"/><text:span text:style-name="T47">Example </text:span><text:span text:style-name="T47"><text:sequence text:ref-name="refExample34" text:name="Example" text:formula="ooow:Example+1" style:num-format="1">8.2.4-2</text:sequence></text:span><text:span text:style-name="T47">: Description List</text:span><text:reference-mark-end text:name="Example 7.2.4-2"/></text:p></draw:text-box></draw:frame></text:p>
      <text:p text:style-name="P251">Example 7.2.4.1-1 illustrates several points:</text:p>
      <text:list xml:id="list2825192003085113417" text:style-name="L33">
        <text:list-item>
          <text:p text:style-name="P372"><text:span text:style-name="T54">dList1 &lt; {list1&gt; {list1}</text:span><text:span text:style-name="T47"> &gt; have two different uses of </text:span><text:span text:style-name="T54">{list1}</text:span><text:span text:style-name="T47"> which are not shared. The instance of </text:span><text:span text:style-name="T54">{list1}</text:span><text:span text:style-name="T47"> inside the Description List is a copy of list1. The </text:span><text:span text:style-name="T54">{list1}</text:span><text:span text:style-name="T47"> outside of the Description List is a sublist reference to list1. Any changes made in this sublist are reflected to all other sublists referencing the same list.</text:span></text:p>
        </text:list-item>
        <text:list-item>
          <text:p text:style-name="P372"><text:span text:style-name="T54">dList2 ( &lt; {dlist1} &gt; {list1} )</text:span><text:span text:style-name="T47"> uses the definition of </text:span><text:span text:style-name="T54">{dlist1}</text:span><text:span text:style-name="T47"> as the definition of the Description List for </text:span><text:span text:style-name="T54">dList2</text:span><text:span text:style-name="T47">. This means that the entire definition for </text:span><text:span text:style-name="T54">{dlist1} </text:span><text:span text:style-name="T47">is copied into the Description List for </text:span><text:span text:style-name="T54">dList2</text:span><text:span text:style-name="T47">. </text:span><text:span text:style-name="T54">dlist1</text:span><text:span text:style-name="T47"> loses its identity as being referenceable list and becomes a stand-alone Description List embedded in a Description List. </text:span><text:span text:style-name="T54">List1</text:span><text:span text:style-name="T47"> contained in </text:span><text:span text:style-name="T54">dlist1</text:span><text:span text:style-name="T47"> is copied <text:s/>into the Description List for </text:span><text:span text:style-name="T54">dList2</text:span><text:span text:style-name="T47"> and becomes its &lt;</text:span><text:span text:style-name="T48">key</text:span><text:span text:style-name="T47">, </text:span><text:span text:style-name="T48">value</text:span><text:span text:style-name="T47">&gt; pair. The reference to </text:span><text:span text:style-name="T54">{list1}</text:span><text:span text:style-name="T47"> in the list body becomes a reference to </text:span><text:span text:style-name="T54">list1</text:span><text:span text:style-name="T47"> in its </text:span><text:soft-page-break/><text:span text:style-name="T47">definition. This reference is shared. Any change made to the sublist will cause a simultaneous change to, for example, the same sublist reference in </text:span><text:span text:style-name="T54">dlist1</text:span><text:span text:style-name="T47">.</text:span></text:p>
        </text:list-item>
        <text:list-item>
          <text:p text:style-name="P372"><text:span text:style-name="T54">Dlist3</text:span><text:span text:style-name="T47"> has a simple Description List and two list items.</text:span></text:p>
        </text:list-item>
        <text:list-item>
          <text:p text:style-name="P346"><text:span text:style-name="T54">defList</text:span><text:span text:style-name="T47"> has no Description list but references </text:span><text:span text:style-name="T54">{dList2}</text:span><text:span text:style-name="T47"> and </text:span><text:span text:style-name="T54">{dList3}</text:span><text:span text:style-name="T47">, each of which has a Description List. The references to <text:s/>in </text:span><text:span text:style-name="T54">{dList2}</text:span><text:span text:style-name="T47"> and </text:span><text:span text:style-name="T54">{dList2}</text:span><text:span text:style-name="T47"> preserve their references </text:span><text:span text:style-name="T47">to <text:s/></text:span><text:span text:style-name="T54">{list1}</text:span><text:span text:style-name="T47">. Any change in </text:span><text:span text:style-name="T54">{list1}</text:span><text:span text:style-name="T47"> on either path will affect both references. Any change to either Description List will be local to the containing list.</text:span></text:p>
        </text:list-item>
      </text:list>
      <text:h text:style-name="P337" text:outline-level="3"><text:bookmark-start text:name="__RefHeading__21031_897442368"/>Parser Syntax Equations<text:bookmark-end text:name="__RefHeading__21031_897442368"/></text:h>
      <text:p text:style-name="P15">Grammar<text:line-break/><text:line-break/> <text:s text:c="3"/>0 $accept: sublistDeclarations_Definition $end<text:line-break/><text:line-break/> <text:s text:c="3"/>1 sublistDeclarations_Definition: declarations listDefinition END<text:line-break/> <text:s text:c="3"/>2 <text:s text:c="30"/>| declarations namedList END<text:line-break/> <text:s text:c="3"/>3 <text:s text:c="30"/>| declarations<text:line-break/> <text:s text:c="3"/>4 <text:s text:c="30"/>| listDefinition END<text:line-break/> <text:s text:c="3"/>5 <text:s text:c="30"/>| namedList END<text:line-break/><text:line-break/> <text:s text:c="3"/>6 declarations: declarations declarationItem<text:line-break/> <text:s text:c="3"/>7 <text:s text:c="12"/>| declarationItem<text:line-break/> <text:s text:c="3"/>8 <text:s text:c="12"/>| END<text:line-break/><text:line-break/> <text:s text:c="3"/>9 declarationItem: LIST forwardReferenceList ';'<text:line-break/> <text:s text:c="2"/>10 <text:s text:c="15"/>| name listDefinition ';'<text:line-break/> <text:s text:c="2"/>11 <text:s text:c="15"/>| USER userDataList ';'<text:line-break/> <text:s text:c="2"/>12 <text:s text:c="15"/>| include<text:line-break/><text:line-break/> <text:s text:c="2"/>13 forwardReferenceList: forwardReferenceList ',' name<text:line-break/> <text:s text:c="2"/>14 <text:s text:c="20"/>| name<text:line-break/><text:line-break/> <text:s text:c="2"/>15 listDefinition: '(' mark description list ')'<text:line-break/> <text:s text:c="2"/>16 <text:s text:c="14"/>| '(' mark description ')'<text:line-break/> <text:s text:c="2"/>17 <text:s text:c="14"/>| '(' description list ')'<text:line-break/> <text:s text:c="2"/>18 <text:s text:c="14"/>| '(' description ')'<text:line-break/> <text:s text:c="2"/>19 <text:s text:c="14"/>| '(' mark list ')'<text:line-break/> <text:s text:c="2"/>20 <text:s text:c="14"/>| '(' mark ')'<text:line-break/> <text:s text:c="2"/>21 <text:s text:c="14"/>| '(' list ')'<text:line-break/> <text:s text:c="2"/>22 <text:s text:c="14"/>| '(' ')'<text:line-break/><text:line-break/> <text:s text:c="2"/>23 description: '&lt;' description descriptionList '&gt;'<text:line-break/> <text:s text:c="2"/>24 <text:s text:c="11"/>| '&lt;' descriptionList '&gt;'<text:line-break/> <text:s text:c="2"/>25 <text:s text:c="11"/>| '&lt;' description '&gt;'<text:line-break/> <text:s text:c="2"/>26 <text:s text:c="11"/>| '&lt;' mark '&gt;'<text:line-break/> <text:s text:c="2"/>27 <text:s text:c="11"/>| '&lt;' '&gt;'<text:line-break/><text:line-break/> <text:s text:c="2"/>28 descriptionList: descriptionItemlist<text:line-break/><text:soft-page-break/> <text:s text:c="2"/>29 <text:s text:c="15"/>| mark descriptionItemlist<text:line-break/> <text:s text:c="2"/>30 <text:s text:c="15"/>| namedList<text:line-break/><text:line-break/> <text:s text:c="2"/>31 descriptionItemlist: <text:line-break/><text:tab/><text:tab/> <text:s text:c="3"/>descriptionItemlist descriptionElement descriptionElement<text:line-break/> <text:s text:c="2"/>32 <text:s text:c="15"/>| descriptionElement descriptionElement<text:line-break/><text:line-break/> <text:s text:c="2"/>33 descriptionElement: namedList<text:line-break/> <text:s text:c="2"/>34 <text:s text:c="18"/>| datum<text:line-break/> <text:s text:c="2"/>35 <text:s text:c="18"/>| '(' listItemList ')'<text:line-break/><text:line-break/> <text:s text:c="2"/>36 include: '#' INCLUDE datum<text:line-break/><text:line-break/> <text:s text:c="2"/>37 userDataList: userDataList ',' name<text:line-break/> <text:s text:c="2"/>38 <text:s text:c="12"/>| name<text:line-break/><text:line-break/> <text:s text:c="2"/>39 list: listItemList<text:line-break/><text:line-break/> <text:s text:c="2"/>40 listItemList: listItemList listItem<text:line-break/> <text:s text:c="2"/>41 <text:s text:c="12"/>| listItem<text:line-break/><text:line-break/> <text:s text:c="2"/>42 listItem: datum<text:line-break/> <text:s text:c="2"/>43 <text:s text:c="8"/>| namedList<text:line-break/> <text:s text:c="2"/>44 <text:s text:c="8"/>| userData<text:line-break/> <text:s text:c="2"/>45 <text:s text:c="8"/>| listDefinition<text:line-break/><text:line-break/> <text:s text:c="2"/>46 mark: '{' number '}'<text:line-break/><text:line-break/> <text:s text:c="2"/>47 namedList: '{' name '}'<text:line-break/><text:line-break/> <text:s text:c="2"/>48 userData: name listDefinition<text:line-break/><text:line-break/> <text:s text:c="2"/>49 datum: BOOL<text:line-break/> <text:s text:c="2"/>50 <text:s text:c="5"/>| CHAR<text:line-break/> <text:s text:c="2"/>51 <text:s text:c="5"/>| UCHAR<text:line-break/> <text:s text:c="2"/>52 <text:s text:c="5"/>| number<text:line-break/> <text:s text:c="2"/>53 <text:s text:c="5"/>| FLOAT<text:line-break/> <text:s text:c="2"/>54 <text:s text:c="5"/>| STRING<text:line-break/><text:line-break/> <text:s text:c="2"/>55 number: INTEGER<text:line-break/> <text:s text:c="2"/>56 <text:s text:c="6"/>| UINTEGER<text:line-break/> <text:s text:c="2"/>57 <text:s text:c="6"/>| CHARS<text:line-break/> <text:s text:c="2"/>58 <text:s text:c="6"/>| CHARU<text:line-break/><text:line-break/> <text:s text:c="2"/>59 name: NAME</text:p>
      <text:h text:style-name="Heading_20_2" text:outline-level="2"><text:bookmark-start text:name="__RefHeading__17225_1188877695"/>Output<text:bookmark-end text:name="__RefHeading__17225_1188877695"/></text:h>
      <text:p text:style-name="SLIPParagraph">Output methods are recursive, with recursive depth directly proportional to the nesting depth of the output list.</text:p>
      <text:p text:style-name="SLIPParagraph"><text:soft-page-break/>Round-trip and non-round-trip output are supported. Round trip output makes use of all the language features described. Non-round-trip output does not support list sharing, named lists, or Application Data lists. It is primarily a means to pretty-print a list.</text:p>
      <text:p text:style-name="SLIPParagraph">The output of non-round-trip output can be to either a file or a string. Round-trip output must be to a file. </text:p>
      <text:p text:style-name="P14">Examples of use are given in <text:reference-ref text:reference-format="text" text:ref-name="Example 7.3-1">Example 8.3-1: Output</text:reference-ref>.</text:p>
      <text:p text:style-name="P11"><text:soft-page-break/></text:p>
      <text:p text:style-name="P13"><draw:frame draw:style-name="fr20" draw:name="Frame29" text:anchor-type="paragraph" svg:width="5.7047in" draw:z-index="35"><draw:text-box fo:min-height="7.002in"><text:p text:style-name="P294">string fileame = "Test";</text:p><text:p text:style-name="P293">ofstream out;</text:p><text:p text:style-name="P293">out.open("Test", std::fstream::out);</text:p><text:p text:style-name="P293"/><text:p text:style-name="P293">SlipHeader* list = new SlipHeader();</text:p><text:p text:style-name="P293">SlipDatum* <text:s/>listKey <text:s text:c="2"/>= new SlipDatum((CHAR)'a');</text:p><text:p text:style-name="P293">SlipDatum* <text:s/>listValue = new SlipDatum((LONG) 1);</text:p><text:p text:style-name="P293"/><text:p text:style-name="P293">list-&gt;create_dList();</text:p><text:p text:style-name="P293">list-&gt;put(*listKey, *listValue);</text:p><text:p text:style-name="P293"/><text:p text:style-name="P293">SlipHeader* sublist = new SlipHeader();</text:p><text:p text:style-name="P293">SlipDatum* <text:s/>sublistKey <text:s text:c="2"/>= new SlipDatum((CHAR)'b');</text:p><text:p text:style-name="P293">SlipDatum* <text:s/>sublistValue = new SlipDatum((LONG)2);</text:p><text:p text:style-name="P293"/><text:p text:style-name="P293">sublist-&gt;enqueue((LONG) 5);</text:p><text:p text:style-name="P293">sublist-&gt;create_dList();</text:p><text:p text:style-name="P293">sublist-&gt;put(*sublistKey, *sublistValue);</text:p><text:p text:style-name="P293"/><text:p text:style-name="P293">list-&gt;enqueue((LONG) 3).enqueue(*sublist).enqueue(*sublist);</text:p><text:p text:style-name="P293"/><text:p text:style-name="P293">/*</text:p><text:p text:style-name="P293"><text:s/>* OUTPUT</text:p><text:p text:style-name="P293"><text:s/>* ( &lt; 'a' 1 &gt; 3 ( &lt; 'b' 2 &gt; 5 ) ( &lt; 'b' 2 &gt; 5 ) )</text:p><text:p text:style-name="P293"><text:s/>* </text:p><text:p text:style-name="P293"><text:s/>*/</text:p><text:p text:style-name="P293"/><text:p text:style-name="P293">list-&gt;writeQuick(); <text:s text:c="23"/>// output to cout</text:p><text:p text:style-name="P293">list-&gt;writeQuick(out); <text:s text:c="20"/>// output to a stream</text:p><text:p text:style-name="P293">list-&gt;writeQuick(filename); <text:s text:c="15"/>// output to a file</text:p><text:p text:style-name="P293">string strList = list-&gt;writeToString(); <text:s text:c="3"/>// return a string</text:p><text:p text:style-name="P293"/><text:p text:style-name="P293">out &lt;&lt; endl &lt;&lt; “Round-trip output” &lt;&lt; endl;</text:p><text:p text:style-name="P293"/><text:p text:style-name="P293">/*</text:p><text:p text:style-name="P293"><text:s/>* OUTPUT</text:p><text:p text:style-name="P293"><text:s/>* list1 <text:s/>( 'a' 1 );</text:p><text:p text:style-name="P293"><text:s/>* list2 <text:s/>( &lt; {list4} &gt; 5 );</text:p><text:p text:style-name="P293"><text:s/>* list3 <text:s/>( &lt; {list1} &gt; 3 {list2} {list2} );</text:p><text:p text:style-name="P293"><text:s/>* list4 <text:s/>( 'b' 2 );</text:p><text:p text:style-name="P293"><text:s/>* {list3}</text:p><text:p text:style-name="P293"><text:s/>*/</text:p><text:p text:style-name="P293"/><text:p text:style-name="P293">list-&gt;write();</text:p><text:p text:style-name="P293">list-&gt;write(ostream&amp; out);</text:p><text:p text:style-name="P295">list-&gt;write(filename);</text:p><text:p text:style-name="P296"><text:reference-mark-start text:name="Example 7.3-1"/><text:span text:style-name="T38">Example </text:span><text:span text:style-name="T38"><text:sequence text:ref-name="refExample35" text:name="Example" text:formula="ooow:Example+1" style:num-format="1">8.3-1</text:sequence></text:span><text:span text:style-name="T38">: Output</text:span><text:reference-mark-end text:name="Example 7.3-1"/></text:p></draw:text-box></draw:frame></text:p>
      <text:p text:style-name="P292"><text:s/><text:span text:style-name="T47">Some notes on </text:span><text:span text:style-name="T47"><text:reference-ref text:reference-format="text" text:ref-name="Example 7.3-1">Example 8.3-1: Output</text:reference-ref></text:span><text:span text:style-name="T47">:</text:span></text:p>
      <text:list xml:id="list1874143038690013199" text:style-name="L34">
        <text:list-item>
          <text:p text:style-name="P338"><text:soft-page-break/>Character output ('a', and 'c') does not have a size suffix ('C'). The default size and sign is CHAR.</text:p>
        </text:list-item>
        <text:list-item>
          <text:p text:style-name="P339"><text:span text:style-name="T47">The method using a filename argument open and close the file. Streams are not opened or </text:span><text:span text:style-name="T47">closed.</text:span></text:p>
        </text:list-item>
        <text:list-item>
          <text:p text:style-name="P338">If the stream is a stringstream then the behavior is the same as for writeToString() except the return is stored in a stream and not a string.</text:p>
        </text:list-item>
        <text:list-item>
          <text:p text:style-name="P338">Non-round-trip output does not show that lists are shared. Round-trip output shows sharing.</text:p>
        </text:list-item>
        <text:list-item>
          <text:p text:style-name="P340">Round-trip output shows:</text:p>
          <text:list>
            <text:list-item>
              <text:p text:style-name="P340">list sharing (list2).</text:p>
            </text:list-item>
            <text:list-item>
              <text:p text:style-name="P341">Description Lists are named lists (list1 and list4).</text:p>
            </text:list-item>
          </text:list>
        </text:list-item>
      </text:list>
      <text:p text:style-name="P52"><text:span text:style-name="T47">Not shown is Application Data Output. Application Data is displayed as </text:span><text:span text:style-name="T49">class-name ( list )</text:span><text:span text:style-name="T50">. If instead of '3' in </text:span><text:span text:style-name="T50"><text:reference-ref text:reference-format="text" text:ref-name="Example 7.3-1">Example 8.3-1: Output</text:reference-ref></text:span><text:span text:style-name="T50"> we had a Application Data class named UDP which output the list '( “STRING” 3.7)' the output would have been:<text:line-break/><text:tab/></text:span><text:span text:style-name="T57">( &lt; 'a' 1 &gt; UDP( “STRING” 3.7 ) ( &lt; 'b' 2 &gt; 5 ) ( &lt; 'b' 2 &gt; 5 ) ) and<text:line-break/><text:line-break/><text:tab/>list1 <text:s/>( 'a' 1 );<text:line-break/><text:tab/></text:span><text:span text:style-name="T54">list2 <text:s/>( &lt; {list4} &gt; 5 );<text:line-break/><text:tab/>list3 <text:s/>( &lt; {list1} &gt; </text:span><text:span text:style-name="T57">UDP( “STRING” 3.7 )</text:span><text:span text:style-name="T54"> {list2} {list2} );<text:line-break/><text:tab/>list4 <text:s/>( 'b' 2 );<text:line-break/><text:tab/>{list3}</text:span></text:p>
      <text:h text:style-name="Heading_20_2" text:outline-level="2"><text:bookmark-start text:name="__RefHeading__17227_1188877695"/>Input from a List File<text:bookmark-end text:name="__RefHeading__17227_1188877695"/></text:h>
      <text:p text:style-name="SLIPParagraph">The reader is iterative (no recursion) but uses the heap. </text:p>
      <text:p text:style-name="P253">The reader parses and input list file and returns a list. There are three steps in reader use:</text:p>
      <text:list xml:id="list8720644132512429997" text:style-name="L35">
        <text:list-item>
          <text:p text:style-name="P393">Instantiate the class SlipRead.</text:p>
        </text:list-item>
        <text:list-item>
          <text:p text:style-name="P393">Register all Application Data classes used n the input list file.</text:p>
        </text:list-item>
        <text:list-item>
          <text:p text:style-name="P360">Parse the input list file.</text:p>
        </text:list-item>
      </text:list>
      <text:p text:style-name="SLIPParagraph">The list of Application Data classes must be known by the user. If the input list file was created by SLIP, all the required Application Data class names are provided. If the input file was created by an outside source, the the creator must provide this information procedurally or in the input list file.</text:p>
      <text:p text:style-name="P240"><text:soft-page-break/>If the debug version of SLIP is being used, the user can turn on debugging prior to parsing. There are several independent options. The options allow tracing of the parser reductions, the lexer tokens, and hash table activity. They can be used for problem isolation in the input list file (where does the problem occur and who is responsible). The legal values are:</text:p>
      <text:list xml:id="list8480821380267218687" text:style-name="L36">
        <text:list-item>
          <text:p text:style-name="P385">SlipRead::HASH Output Hash Table debug statements.</text:p>
        </text:list-item>
        <text:list-item>
          <text:p text:style-name="P385">SlipRead::INPUT</text:p>
        </text:list-item>
        <text:list-item>
          <text:p text:style-name="P385">SlipRead::LEXER Output lexer debug statements.</text:p>
        </text:list-item>
        <text:list-item>
          <text:p text:style-name="P385">SlipRead::PARSER Output Parser debug statements.</text:p>
        </text:list-item>
        <text:list-item>
          <text:p text:style-name="P361">SlipRead::ALL Output all debug statements.</text:p>
        </text:list-item>
      </text:list>
      <text:p text:style-name="P53">Debug selection is: <text:line-break/><text:tab/><text:span text:style-name="T54">SlipRead::setDebugON(SlipRead::LEXER | ...);</text:span><text:line-break/>where one or all the options can be missing. If all <text:s/>options are missing, the default is SlipRead::ALL.</text:p>
      <text:p text:style-name="SLIPParagraph">The input list file content is given in Section 7.1 and Section 7.2. </text:p>
      <text:p text:style-name="SLIPParagraph">Constructor for SlipRead are given in Table 7.4-1.</text:p>
      <table:table table:name="Table68" table:style-name="Table68">
        <table:table-column table:style-name="Table68.A"/>
        <table:table-column table:style-name="Table68.B"/>
        <table:table-header-rows>
          <table:table-row>
            <table:table-cell table:style-name="Table68.A1" table:number-columns-spanned="2" office:value-type="string">
              <text:p text:style-name="P66"><text:reference-mark-start text:name="Table 7.4-1"/>Table <text:sequence text:ref-name="refTable43" text:name="Table" text:formula="ooow:Table+1" style:num-format="1">8.4-1</text:sequence>: SlipRead Constructors<text:reference-mark-end text:name="Table 7.4-1"/></text:p>
            </table:table-cell>
            <table:covered-table-cell/>
          </table:table-row>
          <table:table-row>
            <table:table-cell table:style-name="Table68.A2" office:value-type="string">
              <text:p text:style-name="P63">Constructor</text:p>
            </table:table-cell>
            <table:table-cell table:style-name="Table68.B2" office:value-type="string">
              <text:p text:style-name="P83">Description</text:p>
            </table:table-cell>
          </table:table-row>
        </table:table-header-rows>
        <table:table-row>
          <table:table-cell table:style-name="Table68.A2" office:value-type="string">
            <text:p text:style-name="P77">SlipRead(int debugFlag)</text:p>
          </table:table-cell>
          <table:table-cell table:style-name="Table68.B2" office:value-type="string">
            <text:p text:style-name="P77">Constructor for SlipRead class.. The default is debug is off when SLIP debug compilation is used.</text:p>
          </table:table-cell>
        </table:table-row>
        <table:table-row>
          <table:table-cell table:style-name="Table68.A2" office:value-type="string">
            <text:p text:style-name="P77">SlipRead(const int size, SlipDatum const userData[], int debugFlag)</text:p>
          </table:table-cell>
          <table:table-cell table:style-name="Table68.B2" office:value-type="string">
            <text:p text:style-name="P77">Constructor for SlipRead class.. The default is debug is off when SLIP debug compilation is used. An array of Application Data class object is input and the Application Data classes registered.</text:p>
          </table:table-cell>
        </table:table-row>
        <table:table-row>
          <table:table-cell table:style-name="Table68.A2" office:value-type="string">
            <text:p text:style-name="P77">SlipRead(const int size, SlipDatum <text:s/>* const userData[], int debugFlag)</text:p>
          </table:table-cell>
          <table:table-cell table:style-name="Table68.B2" office:value-type="string">
            <text:p text:style-name="P77">Constructor for SlipRead class.. The default is debug is off when SLIP debug compilation is used. An array of pointers to Application Data class object is input and the Application Data classes registered.</text:p>
          </table:table-cell>
        </table:table-row>
      </table:table>
      <text:p text:style-name="Standard"/>
      <text:p text:style-name="Standard"/>
      <table:table table:name="Table69" table:style-name="Table69">
        <table:table-column table:style-name="Table69.A"/>
        <table:table-column table:style-name="Table69.B"/>
        <table:table-column table:style-name="Table69.C"/>
        <table:table-header-rows>
          <text:soft-page-break/>
          <table:table-row>
            <table:table-cell table:style-name="Table69.A1" table:number-columns-spanned="3" office:value-type="string">
              <text:p text:style-name="P149"><text:reference-mark-start text:name="Table 7.4-2"/>Table <text:sequence text:ref-name="refTable44" text:name="Table" text:formula="ooow:Table+1" style:num-format="1">8.4-2</text:sequence>: SlipRead Methods<text:reference-mark-end text:name="Table 7.4-2"/></text:p>
            </table:table-cell>
            <table:covered-table-cell/>
            <table:covered-table-cell/>
          </table:table-row>
          <table:table-row>
            <table:table-cell table:style-name="Table69.A2" office:value-type="string">
              <text:p text:style-name="P83">return</text:p>
            </table:table-cell>
            <table:table-cell table:style-name="Table69.A2" office:value-type="string">
              <text:p text:style-name="P63">((SlipRead&amp;)X).method()</text:p>
            </table:table-cell>
            <table:table-cell table:style-name="Table69.C2" office:value-type="string">
              <text:p text:style-name="P83">Description</text:p>
            </table:table-cell>
          </table:table-row>
        </table:table-header-rows>
        <table:table-row>
          <table:table-cell table:style-name="Table69.A2" office:value-type="string">
            <text:p text:style-name="P77">int</text:p>
          </table:table-cell>
          <table:table-cell table:style-name="Table69.A2" office:value-type="string">
            <text:p text:style-name="P77">getError()</text:p>
          </table:table-cell>
          <table:table-cell table:style-name="Table69.C2" office:value-type="string">
            <text:p text:style-name="P77">Returns the number of errors found. Zero means no errors.</text:p>
          </table:table-cell>
        </table:table-row>
        <table:table-row>
          <table:table-cell table:style-name="Table69.A2" office:value-type="string">
            <text:p text:style-name="P100">SlipHeader&amp;</text:p>
          </table:table-cell>
          <table:table-cell table:style-name="Table69.A2" office:value-type="string">
            <text:p text:style-name="P100">read(string filename)</text:p>
          </table:table-cell>
          <table:table-cell table:style-name="Table69.C2" office:value-type="string">
            <text:p text:style-name="P77">Parse an input file given by filename.</text:p>
          </table:table-cell>
        </table:table-row>
        <table:table-row>
          <table:table-cell table:style-name="Table69.A2" office:value-type="string">
            <text:p text:style-name="P77">bool</text:p>
          </table:table-cell>
          <table:table-cell table:style-name="Table69.A2" office:value-type="string">
            <text:p text:style-name="P100">registerUserData(const SlipDatum&amp;)</text:p>
          </table:table-cell>
          <table:table-cell table:style-name="Table69.C2" office:value-type="string">
            <text:p text:style-name="P77">Register a (single) Application Data class</text:p>
          </table:table-cell>
        </table:table-row>
        <table:table-row>
          <table:table-cell table:style-name="Table69.A2" office:value-type="string">
            <text:p text:style-name="P77">bool</text:p>
          </table:table-cell>
          <table:table-cell table:style-name="Table69.A2" office:value-type="string">
            <text:p text:style-name="P100">registerUserData(int size, SlipDatum* userData)</text:p>
          </table:table-cell>
          <table:table-cell table:style-name="Table69.C2" office:value-type="string">
            <text:p text:style-name="P77">Register an array of Application Data classes</text:p>
          </table:table-cell>
        </table:table-row>
        <table:table-row>
          <table:table-cell table:style-name="Table69.A2" office:value-type="string">
            <text:p text:style-name="P77">bool</text:p>
          </table:table-cell>
          <table:table-cell table:style-name="Table69.A2" office:value-type="string">
            <text:p text:style-name="P100">registerUserData(int size, SlipDatum <text:s/>userData[])</text:p>
          </table:table-cell>
          <table:table-cell table:style-name="Table69.C2" office:value-type="string">
            <text:p text:style-name="P77">Register an array of Application Data classes</text:p>
          </table:table-cell>
        </table:table-row>
        <table:table-row>
          <table:table-cell table:style-name="Table69.A2" office:value-type="string">
            <text:p text:style-name="P77">void</text:p>
          </table:table-cell>
          <table:table-cell table:style-name="Table69.A2" office:value-type="string">
            <text:p text:style-name="P100">setDebugON(int debugFlag = INPUT)</text:p>
          </table:table-cell>
          <table:table-cell table:style-name="Table69.C2" office:value-type="string">
            <text:p text:style-name="P77">Turn debug on, default SlipRead::INPUT</text:p>
          </table:table-cell>
        </table:table-row>
      </table:table>
      <text:p text:style-name="P290"/>
      <text:p text:style-name="P290">The 2-fold way to reading an input list file. Two examples are provided. The first shows how to parse an input list file containing no Application Data objects, and the second shows how to parse an input file containing a Application Data object.</text:p>
      <text:p text:style-name="P288"><draw:frame draw:style-name="fr23" draw:name="Frame30" text:anchor-type="paragraph" svg:width="4.3744in" draw:z-index="38"><draw:text-box fo:min-height="0.6953in"><text:p text:style-name="P183">SlipRead* read = new SlipRead();</text:p><text:p text:style-name="P191">SlipHeader&amp; list = read-&gt;read(“filename”);</text:p><text:p text:style-name="P289"><text:reference-mark-start text:name="Example 7.4-1"/><text:span text:style-name="T14">E</text:span><text:span text:style-name="T14">xample </text:span><text:span text:style-name="T14"><text:sequence text:ref-name="refExample36" text:name="Example" text:formula="ooow:Example+1" style:num-format="1">8.4-1</text:sequence></text:span><text:span text:style-name="T14"> Reading a File without User Data</text:span><text:reference-mark-end text:name="Example 7.4-1"/></text:p></draw:text-box></draw:frame></text:p>
      <text:p text:style-name="SLIPParagraph">The second example is a little harder.</text:p>
      <text:h text:style-name="P326" text:outline-level="1" text:is-list-header="true"><draw:frame draw:style-name="fr24" draw:name="Frame31" text:anchor-type="paragraph" svg:y="0in" svg:width="4.4693in" draw:z-index="39"><draw:text-box fo:min-height="1.6346in"><text:p text:style-name="P183">SlipDatum* UserData = new SlipDatum(UserDataClass);</text:p><text:p text:style-name="P175"/><text:p text:style-name="P176">METHOD 1:</text:p><text:p text:style-name="P175">SlipRead* read = new SlipRead(*UserData);</text:p><text:p text:style-name="P209">SlipHeader&amp; list = read-&gt;read(“filename”);</text:p><text:p text:style-name="P167"/><text:p text:style-name="P168">METHOD 2:</text:p><text:p text:style-name="P175">SlipRead* read = new SlipRead(*UserData);</text:p><text:p text:style-name="P167">read-&gt;registerUserData(*UserData);</text:p><text:p text:style-name="P209">SlipHeader&amp; list = read-&gt;read(“filename”);</text:p><text:p text:style-name="P167"/><text:p text:style-name="P191">delete UserData;</text:p><text:p text:style-name="P199"><text:reference-mark-start text:name="Example 7.4-2"/>Example <text:sequence text:ref-name="refExample37" text:name="Example" text:formula="ooow:Example+1" style:num-format="1">1</text:sequence>: Reading a File with User Data<text:reference-mark-end text:name="Example 7.4-2"/></text:p><text:p text:style-name="P208"/></draw:text-box></draw:frame><text:soft-page-break/></text:h>
      <text:h text:style-name="Heading_20_1" text:outline-level="1" text:is-list-header="true"><text:bookmark-start text:name="__RefHeading__3050_1069340112"/>References<text:bookmark-end text:name="__RefHeading__3050_1069340112"/></text:h>
      <text:list xml:id="list1611893275634986552" text:style-name="L37">
        <text:list-item>
          <text:p text:style-name="P321">An Introduction to the List Processing Language SLIP<text:line-break/>Joseph Weizenbaum<text:line-break/>Programming Systems and Languages<text:line-break/>McGraw-Hill Book Company, 1967</text:p>
        </text:list-item>
        <text:list-item>
          <text:p text:style-name="P321">Knotted Lists<text:line-break/>Joseph Weizenbaum<text:line-break/>Communications of the ACM V05N3, 1963</text:p>
        </text:list-item>
        <text:list-item>
          <text:p text:style-name="P321">Symmetric List Processor<text:line-break/>Joseph Weizenbaum<text:line-break/>Communications of the ACM V06N9, 1963</text:p>
        </text:list-item>
        <text:list-item>
          <text:p text:style-name="P321">On the Reference Counter method<text:line-break/>J. Harold McBeth<text:line-break/>Communications of the ACM V07N1, 1964</text:p>
        </text:list-item>
        <text:list-item>
          <text:p text:style-name="P321">SLIP<text:line-break/>L. D. Yarbrough<text:line-break/>Communications of the ACM V07N1, 1964</text:p>
        </text:list-item>
        <text:list-item>
          <text:p text:style-name="P321">Commenting on the Implementation Issues<text:line-break/>Joseph Weizenbaum<text:line-break/>Communications of the ACM V07N1, 1964</text:p>
        </text:list-item>
        <text:list-item>
          <text:p text:style-name="P321">More on the Reference Counter Method of Erasing Lists<text:line-break/>Joseph Weizenbaum<text:line-break/>Communications of the ACM V07N1, 1964</text:p>
        </text:list-item>
        <text:list-item>
          <text:p text:style-name="P321"><text:soft-page-break/>A Comparison of List Processing Computer Languages COMIT, IPL, LISP, SLIP<text:line-break/>Daniel G. Bobrow, Bertram Raphael<text:line-break/>Communications of the ACM V07N4, 1964</text:p>
        </text:list-item>
        <text:list-item>
          <text:p text:style-name="P321">More on SLIP<text:line-break/>Sanford Elkin<text:line-break/>Communication of the ACM V07N5, 1964</text:p>
        </text:list-item>
        <text:list-item>
          <text:p text:style-name="P321">A Note on the Formation of Free Lists<text:line-break/>William M. Waite<text:line-break/>Communications of the ACM V07N8, 1964</text:p>
        </text:list-item>
        <text:list-item>
          <text:p text:style-name="P321">The Implementation of SLIP<text:line-break/>Donald B. Russell<text:line-break/>Communications of the ACM V08N5, 1965</text:p>
        </text:list-item>
        <text:list-item>
          <text:p text:style-name="P321">The Implementation of SLIP<text:line-break/>Joseph Weizenbaum<text:line-break/>Communications of the ACM V08N5, 1965</text:p>
        </text:list-item>
        <text:list-item>
          <text:p text:style-name="P321">ELIZA – A Computer Program For the Study of Natural Language Communication Between Man And Machine<text:line-break/>Joseph Weizenbaum<text:line-break/>Communications of the ACM V09N1, 1966</text:p>
        </text:list-item>
        <text:list-item>
          <text:p text:style-name="P321">AUTOMAST: Automatic Mathematical Analysis and Symbolic Translation<text:line-break/>William E. Ball, Robert I. Berns<text:line-break/>Communications of the ACM V09N8, 1966</text:p>
        </text:list-item>
        <text:list-item>
          <text:p text:style-name="P321">An Efficient Machine-Independent Procedure for Garbage Collection of Various List Structures<text:line-break/>H. Schorr, W. M. Waite<text:line-break/>Communications of the ACM V10N8, 1967</text:p>
        </text:list-item>
        <text:list-item>
          <text:p text:style-name="P321">Recovery of Reentrant List Structures in SLIP<text:line-break/>Joseph Weizenbaum<text:line-break/>Communications of the ACM V12N7, 1971</text:p>
        </text:list-item>
        <text:list-item>
          <text:p text:style-name="P321">A List Set Generator<text:line-break/>Stuart C. Shapiro<text:line-break/>Communications of the ACM V13N12</text:p>
        </text:list-item>
        <text:list-item>
          <text:p text:style-name="P321">List Tracing in systems Allowing Multiple Cell-Types<text:line-break/>Robert R. Fenichel<text:line-break/>Communications of the ACM V14N8, 1973</text:p>
        </text:list-item>
        <text:list-item>
          <text:p text:style-name="P321">Multiprocessing Compactifying Garbage Collection<text:line-break/>Guy L. Steele Jr.<text:line-break/>Communications of the ACM V18N9, 1977</text:p>
        </text:list-item>
        <text:list-item>
          <text:p text:style-name="P321"><text:soft-page-break/>The Introduction of a Paging Technique into the Symmetric List Processor, SLIP<text:line-break/>F. H. Sage, D. V. Smith<text:line-break/>General Electric Company, Santa Barbara, CA<text:line-break/></text:p>
        </text:list-item>
      </text:list>
      <text:p text:style-name="P272"><text:s/></text:p>
      <text:p text:style-name="P275"/>
      <text:p text:style-name="P3"/>
      <text:p text:style-name="P273"/>
      <text:p text:style-name="P273"/>
      <text:p text:style-name="P273"/>
      <text:p text:style-name="P273"/>
      <text:p text:style-name="P273"/>
      <text:p text:style-name="P273"/>
      <text:p text:style-name="P273"/>
      <text:p text:style-name="P273"/>
      <text:p text:style-name="P273"/>
      <text:p text:style-name="P273"/>
      <text:h text:style-name="P323" text:outline-level="1"><text:bookmark-start text:name="__RefHeading__18835_1188877695"/>Appendix I Alphabetic Method List<text:bookmark-end text:name="__RefHeading__18835_1188877695"/></text:h>
      <text:p text:style-name="P274"/>
      <text:p text:style-name="P240">The alphabetic list below summarizes all methods within SLIP. The provides information on the method names and return values, and where it is appropriate to use the method. The interpretation of the columns is as follows:</text:p>
      <text:list xml:id="list7977683277079853385" text:style-name="L38">
        <text:list-item>
          <text:p text:style-name="P429"><text:span text:style-name="T6">return</text:span>: Return value of the method. </text:p>
          <text:list>
            <text:list-item>
              <text:p text:style-name="P429">SlipDatum&amp;: SLIP defined class</text:p>
            </text:list-item>
            <text:list-item>
              <text:p text:style-name="P429">SlipHeader&amp;: SLIP defined class</text:p>
            </text:list-item>
            <text:list-item>
              <text:p text:style-name="P429">SlipSublist&amp;: SLIP defined class</text:p>
            </text:list-item>
            <text:list-item>
              <text:p text:style-name="P436">Iterator&amp;: This represents a reference to one of the valid iterators, SlipReader or SlipSequencer. The method is called using <text:span text:style-name="T36">I.</text:span><text:span text:style-name="T41">method()</text:span> and the return value is <text:span text:style-name="T36">I&amp;</text:span>.</text:p>
              <text:list>
                <text:list-item>
                  <text:p text:style-name="P436">SlipReader&amp;: The method was called using<text:span text:style-name="T36"> (SlipReader&amp;)X</text:span>.method() and returns SlipReader&amp;. </text:p>
                </text:list-item>
                <text:list-item>
                  <text:p text:style-name="P386">SlipSequencer&amp;: The method was called using<text:span text:style-name="T36"> (SlipSequencer&amp;)X</text:span>.method() and returns SlipSequencer&amp;. </text:p>
                </text:list-item>
              </text:list>
            </text:list-item>
          </text:list>
        </text:list-item>
        <text:list-item>
          <text:p text:style-name="P386"><text:span text:style-name="T6">method</text:span>: Method name and arguments. Where and argument is followed by an '=' then the argument has a default value and the application need not specify the argument.</text:p>
        </text:list-item>
        <text:list-item>
          <text:p text:style-name="P429"><text:span text:style-name="T6">SlipCell</text:span>: An 'X' in a column means that the method can be used with the specified class, as in X.method() where X is an object of the class. The following SLIP classes are represented:</text:p>
          <text:list>
            <text:list-item>
              <text:p text:style-name="P429">S: SlipSublist class.</text:p>
            </text:list-item>
            <text:list-item>
              <text:p text:style-name="P429">H: SlipHeader class.</text:p>
            </text:list-item>
            <text:list-item>
              <text:p text:style-name="P386">D: SlipDatum class.</text:p>
            </text:list-item>
          </text:list>
        </text:list-item>
        <text:list-item>
          <text:p text:style-name="P429"><text:span text:style-name="T6">Iterator</text:span>: An 'X' in a column means that the method can be used with the specified iterator as in X.method() where X is an object of one of the following iterators. Note that where the method can apply to either a SlipDatum, SlipHeader, or SlipDatum cell the interpretation is that the method applies to a SlipDatum object. This corresponds to the reference returned from the iterator by coding currentCell(), as in currentCell().method().</text:p>
          <text:list>
            <text:list-item>
              <text:p text:style-name="P429">SlipReader class.</text:p>
            </text:list-item>
            <text:list-item>
              <text:p text:style-name="P386">SlipSequencer class.</text:p>
            </text:list-item>
          </text:list>
        </text:list-item>
        <text:list-item>
          <text:p text:style-name="P386"><text:span text:style-name="T6">Static</text:span>: The method is static, an object is not required to invoke the method. It can be called using a class specification, as in SlipDatum::method(), or with an object, as in X.method() where X is one of SlipDatum, SlipHeader, or SlipSublist. The table identifies which classes apply to the static method.</text:p>
        </text:list-item>
      </text:list>
      <text:p text:style-name="SLIPParagraph"/>
      <text:p text:style-name="P272"><text:soft-page-break/></text:p>
      <text:p text:style-name="P269"/>
      <table:table table:name="Table58" table:style-name="Table58">
        <table:table-column table:style-name="Table58.A"/>
        <table:table-column table:style-name="Table58.B"/>
        <table:table-column table:style-name="Table58.C" table:number-columns-repeated="3"/>
        <table:table-column table:style-name="Table58.F"/>
        <table:table-column table:style-name="Table58.G"/>
        <table:table-column table:style-name="Table58.H"/>
        <table:table-header-rows>
          <table:table-row>
            <table:table-cell table:style-name="Table58.A1" table:number-columns-spanned="8" office:value-type="string">
              <text:p text:style-name="P144">Table A.I-<text:sequence text:ref-name="refTable45" text:name="Table" text:formula="ooow:Table+1" style:num-format="1">1</text:sequence>: Alphabetic Method List</text:p>
            </table:table-cell>
            <table:covered-table-cell/>
            <table:covered-table-cell/>
            <table:covered-table-cell/>
            <table:covered-table-cell/>
            <table:covered-table-cell/>
            <table:covered-table-cell/>
            <table:covered-table-cell/>
          </table:table-row>
          <table:table-row>
            <table:table-cell table:style-name="Table58.A1" office:value-type="string">
              <text:p text:style-name="P94"/>
            </table:table-cell>
            <table:table-cell table:style-name="Table58.A1" office:value-type="string">
              <text:p text:style-name="P94"/>
            </table:table-cell>
            <table:table-cell table:style-name="Table58.C2" table:number-columns-spanned="3" office:value-type="string">
              <text:p text:style-name="P98">SlipCell</text:p>
            </table:table-cell>
            <table:covered-table-cell/>
            <table:covered-table-cell/>
            <table:table-cell table:style-name="Table58.C2" table:number-columns-spanned="2" office:value-type="string">
              <text:p text:style-name="P95">Iterator</text:p>
            </table:table-cell>
            <table:covered-table-cell/>
            <table:table-cell table:style-name="Table58.H2" office:value-type="string">
              <text:p text:style-name="P95">static</text:p>
            </table:table-cell>
          </table:table-row>
          <table:table-row>
            <table:table-cell table:style-name="Table58.A1" office:value-type="string">
              <text:p text:style-name="P77"/>
            </table:table-cell>
            <table:table-cell table:style-name="Table58.A1" office:value-type="string">
              <text:p text:style-name="P77"/>
            </table:table-cell>
            <table:table-cell table:style-name="Table58.C3" office:value-type="string">
              <text:p text:style-name="P83">S</text:p>
            </table:table-cell>
            <table:table-cell table:style-name="Table58.C3" office:value-type="string">
              <text:p text:style-name="P83">H</text:p>
            </table:table-cell>
            <table:table-cell table:style-name="Table58.C3" office:value-type="string">
              <text:p text:style-name="P83">D</text:p>
            </table:table-cell>
            <table:table-cell table:style-name="Table58.C3" office:value-type="string">
              <text:p text:style-name="P83">R</text:p>
            </table:table-cell>
            <table:table-cell table:style-name="Table58.C3" office:value-type="string">
              <text:p text:style-name="P83">S</text:p>
            </table:table-cell>
            <table:table-cell table:style-name="Table58.H3" office:value-type="string">
              <text:p text:style-name="P83"/>
            </table:table-cell>
          </table:table-row>
          <table:table-row>
            <table:table-cell table:style-name="Table58.C2" office:value-type="string">
              <text:p text:style-name="P83">return</text:p>
            </table:table-cell>
            <table:table-cell table:style-name="Table58.C2" office:value-type="string">
              <text:p text:style-name="P83">method()</text:p>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
            </table:table-cell>
            <table:table-cell table:style-name="Table58.H3" office:value-type="string">
              <text:p text:style-name="P83"/>
            </table:table-cell>
          </table:table-row>
        </table:table-header-rows>
        <table:table-row>
          <table:table-cell table:style-name="Table58.C3" office:value-type="string">
            <text:p text:style-name="P77">Iterator&amp;</text:p>
          </table:table-cell>
          <table:table-cell table:style-name="Table58.C3" office:value-type="string">
            <text:p text:style-name="P77">advanceLEL()</text:p>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Iterator&amp;</text:p>
          </table:table-cell>
          <table:table-cell table:style-name="Table58.C3" office:value-type="string">
            <text:p text:style-name="P77">advanceLER()</text:p>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Iterator&amp;</text:p>
          </table:table-cell>
          <table:table-cell table:style-name="Table58.C3" office:value-type="string">
            <text:p text:style-name="P77">advanceLNL()</text:p>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Iterator&amp;</text:p>
          </table:table-cell>
          <table:table-cell table:style-name="Table58.C3" office:value-type="string">
            <text:p text:style-name="P77">advanceLNR()</text:p>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Iterator&amp;</text:p>
          </table:table-cell>
          <table:table-cell table:style-name="Table58.C3" office:value-type="string">
            <text:p text:style-name="P77">advanceLWL()</text:p>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Iterator&amp;</text:p>
          </table:table-cell>
          <table:table-cell table:style-name="Table58.C3" office:value-type="string">
            <text:p text:style-name="P77">advanceLWR()</text:p>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Iterator&amp;</text:p>
          </table:table-cell>
          <table:table-cell table:style-name="Table58.C3" office:value-type="string">
            <text:p text:style-name="P77">advanceSEL()</text:p>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Iterator&amp;</text:p>
          </table:table-cell>
          <table:table-cell table:style-name="Table58.C3" office:value-type="string">
            <text:p text:style-name="P77">advanceSER()</text:p>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Iterator&amp;</text:p>
          </table:table-cell>
          <table:table-cell table:style-name="Table58.C3" office:value-type="string">
            <text:p text:style-name="P77">advanceSNL()</text:p>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Iterator&amp;</text:p>
          </table:table-cell>
          <table:table-cell table:style-name="Table58.C3" office:value-type="string">
            <text:p text:style-name="P77">advanceSNR()</text:p>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Iterator&amp;</text:p>
          </table:table-cell>
          <table:table-cell table:style-name="Table58.C3" office:value-type="string">
            <text:p text:style-name="P77">advanceSWL()</text:p>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Iterator&amp;</text:p>
          </table:table-cell>
          <table:table-cell table:style-name="Table58.C3" office:value-type="string">
            <text:p text:style-name="P77">advanceSWR()</text:p>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88">void</text:p>
          </table:table-cell>
          <table:table-cell table:style-name="Table58.C3" office:value-type="string">
            <text:p text:style-name="P77">avslHistory(bool)</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
          </table:table-cell>
          <table:table-cell table:style-name="Table58.H3" office:value-type="string">
            <text:p text:style-name="P83">X</text:p>
          </table:table-cell>
        </table:table-row>
        <table:table-row>
          <table:table-cell table:style-name="Table58.C3" office:value-type="string">
            <text:p text:style-name="P88">bool</text:p>
          </table:table-cell>
          <table:table-cell table:style-name="Table58.C3" office:value-type="string">
            <text:p text:style-name="P77">containsKey(SlipCell&amp;)</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88">bool</text:p>
          </table:table-cell>
          <table:table-cell table:style-name="Table58.C3" office:value-type="string">
            <text:p text:style-name="P77">contains(SlipCell&amp;)</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Header&amp;</text:p>
          </table:table-cell>
          <table:table-cell table:style-name="Table58.C3" office:value-type="string">
            <text:p text:style-name="P77">create_dList()</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currentCell()</text:p>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Header&amp;</text:p>
          </table:table-cell>
          <table:table-cell table:style-name="Table58.C3" office:value-type="string">
            <text:p text:style-name="P77">currentList()</text:p>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Header&amp;</text:p>
          </table:table-cell>
          <table:table-cell table:style-name="Table58.C3" office:value-type="string">
            <text:p text:style-name="P77">delete_dList()</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88">bool</text:p>
          </table:table-cell>
          <table:table-cell table:style-name="Table58.C3" office:value-type="string">
            <text:p text:style-name="P77">deleteAttributes(SlipCell&amp;)</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Iterator&amp;</text:p>
          </table:table-cell>
          <table:table-cell table:style-name="Table58.C3" office:value-type="string">
            <text:p text:style-name="P77">deleteCell()</text:p>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dequeue()</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88">string</text:p>
          </table:table-cell>
          <table:table-cell table:style-name="Table58.C3" office:value-type="string">
            <text:p text:style-name="P77">dump()</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ext:soft-page-break/>
        <table:table-row>
          <table:table-cell table:style-name="Table58.C3" office:value-type="string">
            <text:p text:style-name="P88">void</text:p>
          </table:table-cell>
          <table:table-cell table:style-name="Table58.C3" office:value-type="string">
            <text:p text:style-name="P77">deleteSlip()</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
          </table:table-cell>
          <table:table-cell table:style-name="Table58.H3" office:value-type="string">
            <text:p text:style-name="P83">X</text:p>
          </table:table-cell>
        </table:table-row>
        <table:table-row>
          <table:table-cell table:style-name="Table58.C3" office:value-type="string">
            <text:p text:style-name="P88">void</text:p>
          </table:table-cell>
          <table:table-cell table:style-name="Table58.C3" office:value-type="string">
            <text:p text:style-name="P77">dumpDList()</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88">string</text:p>
          </table:table-cell>
          <table:table-cell table:style-name="Table58.C3" office:value-type="string">
            <text:p text:style-name="P77">dumpLink()</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X</text:p>
          </table:table-cell>
        </table:table-row>
        <table:table-row>
          <table:table-cell table:style-name="Table58.C3" office:value-type="string">
            <text:p text:style-name="P88">void</text:p>
          </table:table-cell>
          <table:table-cell table:style-name="Table58.C3" office:value-type="string">
            <text:p text:style-name="P77">dumpList()</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enqueue(<text:span text:style-name="T32">bool</text:span>)</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enqueue(<text:span text:style-name="T32">char</text:span>)</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enqueue(<text:span text:style-name="T32">double</text:span>)</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enqueue(<text:span text:style-name="T32">long</text:span>)</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enqueue(PTR, const <text:span text:style-name="T32">void</text:span>* operation=default))</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enqueue(SlipDatum&amp;)</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Sublist&amp;</text:p>
          </table:table-cell>
          <table:table-cell table:style-name="Table58.C3" office:value-type="string">
            <text:p text:style-name="P77">enqueue(SlipHeader&amp;)</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Sublist&amp;</text:p>
          </table:table-cell>
          <table:table-cell table:style-name="Table58.C3" office:value-type="string">
            <text:p text:style-name="P77">enqueue(SlipSublist&amp;)</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enqueue(<text:span text:style-name="T32">string</text:span>*, <text:span text:style-name="T32">bool</text:span> constFlag=false)</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enqueue(<text:span text:style-name="T32">string</text:span>&amp;, <text:span text:style-name="T32">bool</text:span> constFlag=false)</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enqueue(<text:span text:style-name="T32">unsigned char</text:span>)</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enqueue(<text:span text:style-name="T32">unsigned long</text:span>)</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Header&amp;</text:p>
          </table:table-cell>
          <table:table-cell table:style-name="Table58.C3" office:value-type="string">
            <text:p text:style-name="P77">flush_dList()</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Header&amp;</text:p>
          </table:table-cell>
          <table:table-cell table:style-name="Table58.C3" office:value-type="string">
            <text:p text:style-name="P77">flush()</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get(SlipCell&amp;)</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getBot()</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ClassType</text:p>
          </table:table-cell>
          <table:table-cell table:style-name="Table58.C3" office:value-type="string">
            <text:p text:style-name="P77">getClassType()</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Cell*</text:p>
          </table:table-cell>
          <table:table-cell table:style-name="Table58.C3" office:value-type="string">
            <text:p text:style-name="P77">getLeftLink()</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93">uShort</text:p>
          </table:table-cell>
          <table:table-cell table:style-name="Table58.C3" office:value-type="string">
            <text:p text:style-name="P77">getMark()</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88">string*</text:p>
          </table:table-cell>
          <table:table-cell table:style-name="Table58.C3" office:value-type="string">
            <text:p text:style-name="P77">getName()</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88">uShort</text:p>
          </table:table-cell>
          <table:table-cell table:style-name="Table58.C3" office:value-type="string">
            <text:p text:style-name="P77">getRefCount()</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ext:soft-page-break/>
        <table:table-row>
          <table:table-cell table:style-name="Table58.C3" office:value-type="string">
            <text:p text:style-name="P77">SlipCell*</text:p>
          </table:table-cell>
          <table:table-cell table:style-name="Table58.C3" office:value-type="string">
            <text:p text:style-name="P77">getRightLink()</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State</text:p>
          </table:table-cell>
          <table:table-cell table:style-name="Table58.C3" office:value-type="string">
            <text:p text:style-name="P77">getSlipState()</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
          </table:table-cell>
          <table:table-cell table:style-name="Table58.H3" office:value-type="string">
            <text:p text:style-name="P83">X</text:p>
          </table:table-cell>
        </table:table-row>
        <table:table-row>
          <table:table-cell table:style-name="Table58.C3" office:value-type="string">
            <text:p text:style-name="P77">SlipCell&amp;</text:p>
          </table:table-cell>
          <table:table-cell table:style-name="Table58.C3" office:value-type="string">
            <text:p text:style-name="P77">getTop()</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insLeft(bool)</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insLeft(char)</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insLeft(const PTR, const <text:span text:style-name="T32">void</text:span>* operation=default)</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insLeft(const <text:span text:style-name="T32">string</text:span>*, <text:span text:style-name="T32">bool</text:span> constFlag=false)</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insLeft(const <text:span text:style-name="T32">string</text:span>&amp;, <text:span text:style-name="T32">bool</text:span> constFlag=false)</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insLeft(double)</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insLeft(long)</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insLeft(SlipDatum&amp;)</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Sublist&amp;</text:p>
          </table:table-cell>
          <table:table-cell table:style-name="Table58.C3" office:value-type="string">
            <text:p text:style-name="P77">insLeft(SlipHeader&amp;)</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insLeft(SlipReader&amp;)</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insLeft(SlipSequencer&amp;)</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Sublist&amp;</text:p>
          </table:table-cell>
          <table:table-cell table:style-name="Table58.C3" office:value-type="string">
            <text:p text:style-name="P77">insLeft(SlipSublist&amp;)</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insLeft(<text:span text:style-name="T32">unsigned char</text:span>)</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insLeft(<text:span text:style-name="T32">unsigned long</text:span>)</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insRight(<text:span text:style-name="T32">bool</text:span>)</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insRight(<text:span text:style-name="T32">char</text:span>)</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insRight(const PTR, const <text:span text:style-name="T32">void</text:span>* operation=default)</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insRight(const <text:span text:style-name="T32">string</text:span>*, <text:span text:style-name="T32">bool</text:span> constFlag=false)</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insRight(const <text:span text:style-name="T32">string</text:span>&amp;, <text:span text:style-name="T32">bool</text:span> constFlag=false)</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insRight(<text:span text:style-name="T32">double</text:span> )</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ext:soft-page-break/>
        <table:table-row>
          <table:table-cell table:style-name="Table58.C3" office:value-type="string">
            <text:p text:style-name="P77">SlipDatum&amp;</text:p>
          </table:table-cell>
          <table:table-cell table:style-name="Table58.C3" office:value-type="string">
            <text:p text:style-name="P77">insRight(<text:span text:style-name="T32">long</text:span>)</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insRight(SlipDatum&amp;)</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Sublist&amp;</text:p>
          </table:table-cell>
          <table:table-cell table:style-name="Table58.C3" office:value-type="string">
            <text:p text:style-name="P77">insRight(SlipHeader&amp;)</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insRight(SlipReader&amp;)</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insRight(SlipSequencer&amp;)</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Sublist&amp;</text:p>
          </table:table-cell>
          <table:table-cell table:style-name="Table58.C3" office:value-type="string">
            <text:p text:style-name="P77">insRight(SlipSublist&amp;)</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insRight(<text:span text:style-name="T32">unsigned char</text:span>)</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insRight<text:span text:style-name="T32">(unsigned long</text:span>)</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88">bool</text:p>
          </table:table-cell>
          <table:table-cell table:style-name="Table58.C3" office:value-type="string">
            <text:p text:style-name="P77">isAVSL(const SlipCellBase*)</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
          </table:table-cell>
          <table:table-cell table:style-name="Table58.H3" office:value-type="string">
            <text:p text:style-name="P83">X</text:p>
          </table:table-cell>
        </table:table-row>
        <table:table-row>
          <table:table-cell table:style-name="Table58.C3" office:value-type="string">
            <text:p text:style-name="P91">bool</text:p>
          </table:table-cell>
          <table:table-cell table:style-name="Table58.C3" office:value-type="string">
            <text:p text:style-name="P77">isData()</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91">bool</text:p>
          </table:table-cell>
          <table:table-cell table:style-name="Table58.C3" office:value-type="string">
            <text:p text:style-name="P77">isDeleted()</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91">bool</text:p>
          </table:table-cell>
          <table:table-cell table:style-name="Table58.C3" office:value-type="string">
            <text:p text:style-name="P77">isDiscrete()</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91">bool</text:p>
          </table:table-cell>
          <table:table-cell table:style-name="Table58.C3" office:value-type="string">
            <text:p text:style-name="P77">isEmpty()</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91">bool</text:p>
          </table:table-cell>
          <table:table-cell table:style-name="Table58.C3" office:value-type="string">
            <text:p text:style-name="P77">isEqual(SlipHeader&amp;)</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91">bool</text:p>
          </table:table-cell>
          <table:table-cell table:style-name="Table58.C3" office:value-type="string">
            <text:p text:style-name="P77">isHeader()</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91">bool</text:p>
          </table:table-cell>
          <table:table-cell table:style-name="Table58.C3" office:value-type="string">
            <text:p text:style-name="P77">isName()</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91">bool</text:p>
          </table:table-cell>
          <table:table-cell table:style-name="Table58.C3" office:value-type="string">
            <text:p text:style-name="P77">isNumber()</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91">bool</text:p>
          </table:table-cell>
          <table:table-cell table:style-name="Table58.C3" office:value-type="string">
            <text:p text:style-name="P77">isPtr()</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91">bool</text:p>
          </table:table-cell>
          <table:table-cell table:style-name="Table58.C3" office:value-type="string">
            <text:p text:style-name="P77">isReal()</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91">bool</text:p>
          </table:table-cell>
          <table:table-cell table:style-name="Table58.C3" office:value-type="string">
            <text:p text:style-name="P77">isString()</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88">bool</text:p>
          </table:table-cell>
          <table:table-cell table:style-name="Table58.C3" office:value-type="string">
            <text:p text:style-name="P77">isSublist()</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88">bool</text:p>
          </table:table-cell>
          <table:table-cell table:style-name="Table58.C3" office:value-type="string">
            <text:p text:style-name="P77">isTemp()</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88">bool</text:p>
          </table:table-cell>
          <table:table-cell table:style-name="Table58.C3" office:value-type="string">
            <text:p text:style-name="P77">isUnlinked()</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88">short</text:p>
          </table:table-cell>
          <table:table-cell table:style-name="Table58.C3" office:value-type="string">
            <text:p text:style-name="P77">listDepth()</text:p>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moveLeft(SlipCell&amp;)</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ext:soft-page-break/>
        <table:table-row>
          <table:table-cell table:style-name="Table58.C3" office:value-type="string">
            <text:p text:style-name="P77">SlipCell&amp;</text:p>
          </table:table-cell>
          <table:table-cell table:style-name="Table58.C3" office:value-type="string">
            <text:p text:style-name="P77">moveLeft(SlipReader&amp;)</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moveLeft(SlipSequencer&amp;)</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moveListLeft(SlipHeader&amp;)</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moveListLeft(SlipReader&amp;)</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moveListLeft(SlipSequencer&amp;)</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moveListLeft(SlipSublist&amp;)</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moveListRight(SlipHeader&amp;)</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moveListRight(SlipReader&amp;)</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moveListRight(SlipSequencer&amp;)</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moveListRight(SlipSublist&amp;)</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moveRight(SlipCell&amp;)</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moveRight(SlipReader&amp;)</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moveRight(SlipSequencer&amp;)</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pop()</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88">void</text:p>
          </table:table-cell>
          <table:table-cell table:style-name="Table58.C3" office:value-type="string">
            <text:p text:style-name="P77">printAVSL(<text:span text:style-name="T32">string</text:span>)</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
          </table:table-cell>
          <table:table-cell table:style-name="Table58.H3" office:value-type="string">
            <text:p text:style-name="P83">X</text:p>
          </table:table-cell>
        </table:table-row>
        <table:table-row>
          <table:table-cell table:style-name="Table58.C3" office:value-type="string">
            <text:p text:style-name="P88">void</text:p>
          </table:table-cell>
          <table:table-cell table:style-name="Table58.C3" office:value-type="string">
            <text:p text:style-name="P77">printClassSizes()</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
          </table:table-cell>
          <table:table-cell table:style-name="Table58.H3" office:value-type="string">
            <text:p text:style-name="P83">X</text:p>
          </table:table-cell>
        </table:table-row>
        <table:table-row>
          <table:table-cell table:style-name="Table58.C3" office:value-type="string">
            <text:p text:style-name="P88">void</text:p>
          </table:table-cell>
          <table:table-cell table:style-name="Table58.C3" office:value-type="string">
            <text:p text:style-name="P77">printDList()</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88">void</text:p>
          </table:table-cell>
          <table:table-cell table:style-name="Table58.C3" office:value-type="string">
            <text:p text:style-name="P77">printFragmentList(<text:span text:style-name="T32">string</text:span>)</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
          </table:table-cell>
          <table:table-cell table:style-name="Table58.H3" office:value-type="string">
            <text:p text:style-name="P83">X</text:p>
          </table:table-cell>
        </table:table-row>
        <table:table-row>
          <table:table-cell table:style-name="Table58.C3" office:value-type="string">
            <text:p text:style-name="P88">void</text:p>
          </table:table-cell>
          <table:table-cell table:style-name="Table58.C3" office:value-type="string">
            <text:p text:style-name="P77">printList()</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88">void</text:p>
          </table:table-cell>
          <table:table-cell table:style-name="Table58.C3" office:value-type="string">
            <text:p text:style-name="P77">printList(ostream&amp;)</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88">void</text:p>
          </table:table-cell>
          <table:table-cell table:style-name="Table58.C3" office:value-type="string">
            <text:p text:style-name="P77">printMemory(<text:span text:style-name="T32">string</text:span>)</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
          </table:table-cell>
          <table:table-cell table:style-name="Table58.H3" office:value-type="string">
            <text:p text:style-name="P83">X</text:p>
          </table:table-cell>
        </table:table-row>
        <table:table-row>
          <table:table-cell table:style-name="Table58.C3" office:value-type="string">
            <text:p text:style-name="P88">void</text:p>
          </table:table-cell>
          <table:table-cell table:style-name="Table58.C3" office:value-type="string">
            <text:p text:style-name="P77">printState(<text:span text:style-name="T32">string</text:span>)</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
          </table:table-cell>
          <table:table-cell table:style-name="Table58.H3" office:value-type="string">
            <text:p text:style-name="P83">X</text:p>
          </table:table-cell>
        </table:table-row>
        <table:table-row>
          <table:table-cell table:style-name="Table58.C3" office:value-type="string">
            <text:p text:style-name="P77">SlipCell&amp;</text:p>
          </table:table-cell>
          <table:table-cell table:style-name="Table58.C3" office:value-type="string">
            <text:p text:style-name="P77">push(bool)</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push(<text:span text:style-name="T32">char</text:span>)</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push(<text:span text:style-name="T32">double</text:span>)</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ext:soft-page-break/>
        <table:table-row>
          <table:table-cell table:style-name="Table58.C3" office:value-type="string">
            <text:p text:style-name="P77">SlipCell&amp;</text:p>
          </table:table-cell>
          <table:table-cell table:style-name="Table58.C3" office:value-type="string">
            <text:p text:style-name="P77">push(<text:span text:style-name="T32">long</text:span>)</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push(PTR, const <text:span text:style-name="T32">void</text:span>* operation=default))</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push(SlipDatum&amp;)</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Sublist&amp;</text:p>
          </table:table-cell>
          <table:table-cell table:style-name="Table58.C3" office:value-type="string">
            <text:p text:style-name="P77">push(SlipHeader&amp;)</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Sublist&amp;</text:p>
          </table:table-cell>
          <table:table-cell table:style-name="Table58.C3" office:value-type="string">
            <text:p text:style-name="P77">push(SlipSublist&amp;)</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push(<text:span text:style-name="T32">string</text:span>*, <text:span text:style-name="T32">bool</text:span> constFlag=false)</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push(<text:span text:style-name="T32">string</text:span>&amp;, <text:span text:style-name="T32">bool</text:span> constFlag=false)</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push(<text:span text:style-name="T32">unsigned char</text:span>)</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push(<text:span text:style-name="T32">unsigned long)</text:span></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put(SlipCell&amp;,SlipCell&amp;)</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88">uShort</text:p>
          </table:table-cell>
          <table:table-cell table:style-name="Table58.C3" office:value-type="string">
            <text:p text:style-name="P77">putMark()</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replace(<text:span text:style-name="T32">bool</text:span>) </text:p>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replace(<text:span text:style-name="T32">char</text:span>) </text:p>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replace(const PTR, const <text:span text:style-name="T32">void</text:span>* operation=null)</text:p>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replace(const SlipDatum&amp;)</text:p>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Sublist&amp;</text:p>
          </table:table-cell>
          <table:table-cell table:style-name="Table58.C3" office:value-type="string">
            <text:p text:style-name="P77">replace(const SlipHeader&amp;)</text:p>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Sublist&amp;</text:p>
          </table:table-cell>
          <table:table-cell table:style-name="Table58.C3" office:value-type="string">
            <text:p text:style-name="P77">replace(const SlipSublist&amp;)</text:p>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replace(const <text:span text:style-name="T32">string</text:span>*, <text:span text:style-name="T32">bool</text:span> constFlag=false)</text:p>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replace(const <text:span text:style-name="T32">string</text:span>&amp;, <text:span text:style-name="T32">bool</text:span> constFlag=false)</text:p>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replace(<text:span text:style-name="T32">double</text:span>) </text:p>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replace(<text:span text:style-name="T32">long</text:span>)</text:p>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replace(SlipReader&amp;)</text:p>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Cell&amp;</text:p>
          </table:table-cell>
          <table:table-cell table:style-name="Table58.C3" office:value-type="string">
            <text:p text:style-name="P77">replace(SlipSequencer&amp;)</text:p>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replace(<text:span text:style-name="T32">unsigned char</text:span>)</text:p>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replace(<text:span text:style-name="T32">unsigned long</text:span>) </text:p>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ext:soft-page-break/>
        <table:table-row>
          <table:table-cell table:style-name="Table58.C3" office:value-type="string">
            <text:p text:style-name="P77">SlipDatum&amp;</text:p>
          </table:table-cell>
          <table:table-cell table:style-name="Table58.C3" office:value-type="string">
            <text:p text:style-name="P77">replaceBot(<text:span text:style-name="T32">bool</text:span>) </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replaceBot(<text:span text:style-name="T32">char</text:span>) </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replaceBot(const PTR, const <text:span text:style-name="T32">void</text:span>* operation=null)</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replaceBot(const SlipDatum&amp;)</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Sublist&amp;</text:p>
          </table:table-cell>
          <table:table-cell table:style-name="Table58.C3" office:value-type="string">
            <text:p text:style-name="P77">replaceBot(const SlipHeader&amp;)</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Sublist&amp;</text:p>
          </table:table-cell>
          <table:table-cell table:style-name="Table58.C3" office:value-type="string">
            <text:p text:style-name="P77">replaceBot(const SlipSublist&amp;)</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replaceBot(const <text:span text:style-name="T32">string</text:span>*, <text:span text:style-name="T32">bool</text:span> constFlag=false)</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replaceBot(const <text:span text:style-name="T32">string</text:span>&amp;, <text:span text:style-name="T32">bool</text:span> constFlag=false)</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replaceBot(<text:span text:style-name="T32">double</text:span>) </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replaceBot(<text:span text:style-name="T32">long</text:span>)</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replaceBot<text:span text:style-name="T32">(unsigned char</text:span>)</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replaceBot(<text:span text:style-name="T32">unsigned long</text:span>) </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replaceTop(<text:span text:style-name="T32">bool</text:span>) </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replaceTop(<text:span text:style-name="T32">char</text:span>) </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replaceTop(const PTR, const <text:span text:style-name="T32">void</text:span>* operation=null)</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replaceTop(const SlipDatum&amp;)</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Sublist&amp;</text:p>
          </table:table-cell>
          <table:table-cell table:style-name="Table58.C3" office:value-type="string">
            <text:p text:style-name="P77">replaceTop(const SlipHeader&amp;)</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Sublist&amp;</text:p>
          </table:table-cell>
          <table:table-cell table:style-name="Table58.C3" office:value-type="string">
            <text:p text:style-name="P77">replaceTop(const SlipSublist&amp;)</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replaceTop(const <text:span text:style-name="T32">string</text:span>*, <text:span text:style-name="T32">bool</text:span> constFlag=false)</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replaceTop(const <text:span text:style-name="T32">string</text:span>&amp;, <text:span text:style-name="T32">bool</text:span> constFlag=false)</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replaceTop(<text:span text:style-name="T32">double</text:span>) </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replaceTop(<text:span text:style-name="T32">long</text:span>)</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Datum&amp;</text:p>
          </table:table-cell>
          <table:table-cell table:style-name="Table58.C3" office:value-type="string">
            <text:p text:style-name="P77">replaceTop(<text:span text:style-name="T32">unsigned char</text:span>)</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ext:soft-page-break/>
        <table:table-row>
          <table:table-cell table:style-name="Table58.C3" office:value-type="string">
            <text:p text:style-name="P77">SlipDatum&amp;</text:p>
          </table:table-cell>
          <table:table-cell table:style-name="Table58.C3" office:value-type="string">
            <text:p text:style-name="P77">replaceTop(<text:span text:style-name="T32">unsigned long</text:span>) </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Header&amp;</text:p>
          </table:table-cell>
          <table:table-cell table:style-name="Table58.C3" office:value-type="string">
            <text:p text:style-name="P77">reset()</text:p>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Sequencer&amp;</text:p>
          </table:table-cell>
          <table:table-cell table:style-name="Table58.C3" office:value-type="string">
            <text:p text:style-name="P77">reset(SlipCell&amp;)</text:p>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Sequencer&amp;</text:p>
          </table:table-cell>
          <table:table-cell table:style-name="Table58.C3" office:value-type="string">
            <text:p text:style-name="P77">reset(SlipHeader&amp;)</text:p>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Sequencer&amp;</text:p>
          </table:table-cell>
          <table:table-cell table:style-name="Table58.C3" office:value-type="string">
            <text:p text:style-name="P77">reset(SlipReader&amp;)</text:p>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Sequencer&amp;</text:p>
          </table:table-cell>
          <table:table-cell table:style-name="Table58.C3" office:value-type="string">
            <text:p text:style-name="P77">reset(SlipSequencer&amp;)</text:p>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Reader&amp;</text:p>
          </table:table-cell>
          <table:table-cell table:style-name="Table58.C3" office:value-type="string">
            <text:p text:style-name="P77">resetTop()</text:p>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88">unsigned</text:p>
          </table:table-cell>
          <table:table-cell table:style-name="Table58.C3" office:value-type="string">
            <text:p text:style-name="P77">size_dList()</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88">unsigned</text:p>
          </table:table-cell>
          <table:table-cell table:style-name="Table58.C3" office:value-type="string">
            <text:p text:style-name="P77">size()</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88">void</text:p>
          </table:table-cell>
          <table:table-cell table:style-name="Table58.C3" office:value-type="string">
            <text:p text:style-name="P77">slipInit(<text:span text:style-name="T32">long</text:span>, <text:span text:style-name="T32">long</text:span>)</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
          </table:table-cell>
          <table:table-cell table:style-name="Table58.H3" office:value-type="string">
            <text:p text:style-name="P83">X</text:p>
          </table:table-cell>
        </table:table-row>
        <table:table-row>
          <table:table-cell table:style-name="Table58.C3" office:value-type="string">
            <text:p text:style-name="P77">SlipHeader&amp;</text:p>
          </table:table-cell>
          <table:table-cell table:style-name="Table58.C3" office:value-type="string">
            <text:p text:style-name="P77">splitLeft(SlipCell&amp;)</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77">SlipHeader&amp;</text:p>
          </table:table-cell>
          <table:table-cell table:style-name="Table58.C3" office:value-type="string">
            <text:p text:style-name="P77">splitRight(SlipCell&amp;)</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88">void</text:p>
          </table:table-cell>
          <table:table-cell table:style-name="Table58.C3" office:value-type="string">
            <text:p text:style-name="P77">sysInfo(ostream&amp;)</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
          </table:table-cell>
          <table:table-cell table:style-name="Table58.H3" office:value-type="string">
            <text:p text:style-name="P83">X</text:p>
          </table:table-cell>
        </table:table-row>
        <table:table-row>
          <table:table-cell table:style-name="Table58.C3" office:value-type="string">
            <text:p text:style-name="P88">string</text:p>
          </table:table-cell>
          <table:table-cell table:style-name="Table58.C3" office:value-type="string">
            <text:p text:style-name="P77">toString()</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X</text:p>
          </table:table-cell>
        </table:table-row>
        <table:table-row>
          <table:table-cell table:style-name="Table58.C3" office:value-type="string">
            <text:p text:style-name="P77">SlipCell&amp;</text:p>
          </table:table-cell>
          <table:table-cell table:style-name="Table58.C3" office:value-type="string">
            <text:p text:style-name="P77">unlink()</text:p>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X</text:p>
          </table:table-cell>
          <table:table-cell table:style-name="Table58.C3" office:value-type="string">
            <text:p text:style-name="P83">X</text:p>
          </table:table-cell>
          <table:table-cell table:style-name="Table58.H3" office:value-type="string">
            <text:p text:style-name="P83"/>
          </table:table-cell>
        </table:table-row>
        <table:table-row>
          <table:table-cell table:style-name="Table58.C3" office:value-type="string">
            <text:p text:style-name="P77">SlipReader&amp;</text:p>
          </table:table-cell>
          <table:table-cell table:style-name="Table58.C3" office:value-type="string">
            <text:p text:style-name="P77">upLevel()</text:p>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88">void</text:p>
          </table:table-cell>
          <table:table-cell table:style-name="Table58.C3" office:value-type="string">
            <text:p text:style-name="P77">write()</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88">void</text:p>
          </table:table-cell>
          <table:table-cell table:style-name="Table58.C3" office:value-type="string">
            <text:p text:style-name="P77">write(<text:span text:style-name="T32">string</text:span>&amp;)</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88">void</text:p>
          </table:table-cell>
          <table:table-cell table:style-name="Table58.C3" office:value-type="string">
            <text:p text:style-name="P77">write(<text:span text:style-name="T32">ostream</text:span>&amp;)</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88">void</text:p>
          </table:table-cell>
          <table:table-cell table:style-name="Table58.C3" office:value-type="string">
            <text:p text:style-name="P77">writeQuick()</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88">void</text:p>
          </table:table-cell>
          <table:table-cell table:style-name="Table58.C3" office:value-type="string">
            <text:p text:style-name="P77">writeQuick(<text:span text:style-name="T32">string</text:span>&amp;)</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88">void</text:p>
          </table:table-cell>
          <table:table-cell table:style-name="Table58.C3" office:value-type="string">
            <text:p text:style-name="P77">writeQuick(<text:span text:style-name="T32">ostream</text:span>&amp;)</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row>
          <table:table-cell table:style-name="Table58.C3" office:value-type="string">
            <text:p text:style-name="P88">string</text:p>
          </table:table-cell>
          <table:table-cell table:style-name="Table58.C3" office:value-type="string">
            <text:p text:style-name="P77">writeToString()</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C3" office:value-type="string">
            <text:p text:style-name="P83">X</text:p>
          </table:table-cell>
          <table:table-cell table:style-name="Table58.C3" office:value-type="string">
            <text:p text:style-name="P83"/>
          </table:table-cell>
          <table:table-cell table:style-name="Table58.H3" office:value-type="string">
            <text:p text:style-name="P83"/>
          </table:table-cell>
        </table:table-row>
      </table:table>
      <text:p text:style-name="Preformatted_20_Text"/>
      <text:p text:style-name="P55"/>
      <table:table table:name="Table72" table:style-name="Table72">
        <table:table-column table:style-name="Table72.A"/>
        <table:table-column table:style-name="Table72.B"/>
        <table:table-column table:style-name="Table72.C"/>
        <table:table-header-rows>
          <text:soft-page-break/>
          <table:table-row>
            <table:table-cell table:style-name="Table72.A1" table:number-columns-spanned="3" office:value-type="string">
              <text:p text:style-name="P211"/>
            </table:table-cell>
            <table:covered-table-cell/>
            <table:covered-table-cell/>
          </table:table-row>
        </table:table-header-rows>
        <table:table-row>
          <table:table-cell table:style-name="Table72.A2" table:number-columns-spanned="3" office:value-type="string">
            <text:p text:style-name="P211">Table A.I-<text:sequence text:ref-name="refTable46" text:name="Table" text:formula="ooow:Table+1" style:num-format="1">2</text:sequence>: SlipReader Alphabetic Method List</text:p>
          </table:table-cell>
          <table:covered-table-cell/>
          <table:covered-table-cell/>
        </table:table-row>
        <table:table-row>
          <table:table-cell table:style-name="Table72.A3" office:value-type="string">
            <text:p text:style-name="P83">return</text:p>
          </table:table-cell>
          <table:table-cell table:style-name="Table72.A3" office:value-type="string">
            <text:p text:style-name="P63">((SlipRead&amp;)X).method()</text:p>
          </table:table-cell>
          <table:table-cell table:style-name="Table72.C3" office:value-type="string">
            <text:p text:style-name="P83">Description</text:p>
          </table:table-cell>
        </table:table-row>
        <table:table-row>
          <table:table-cell table:style-name="Table72.A3" office:value-type="string">
            <text:p text:style-name="P88">int</text:p>
          </table:table-cell>
          <table:table-cell table:style-name="Table72.A3" office:value-type="string">
            <text:p text:style-name="P77">getError()</text:p>
          </table:table-cell>
          <table:table-cell table:style-name="Table72.C3" office:value-type="string">
            <text:p text:style-name="P77"/>
          </table:table-cell>
        </table:table-row>
        <table:table-row>
          <table:table-cell table:style-name="Table72.A3" office:value-type="string">
            <text:p text:style-name="P100">SlipHeader&amp;</text:p>
          </table:table-cell>
          <table:table-cell table:style-name="Table72.A3" office:value-type="string">
            <text:p text:style-name="P100">read(string filename)</text:p>
          </table:table-cell>
          <table:table-cell table:style-name="Table72.C3" office:value-type="string">
            <text:p text:style-name="P77">Parse and input file given by filename.</text:p>
          </table:table-cell>
        </table:table-row>
        <table:table-row>
          <table:table-cell table:style-name="Table72.A3" office:value-type="string">
            <text:p text:style-name="P88">bool</text:p>
          </table:table-cell>
          <table:table-cell table:style-name="Table72.A3" office:value-type="string">
            <text:p text:style-name="P100">registerUserData(const SlipDatum&amp;)</text:p>
          </table:table-cell>
          <table:table-cell table:style-name="Table72.C3" office:value-type="string">
            <text:p text:style-name="P77">Register a (single) Application Data class</text:p>
          </table:table-cell>
        </table:table-row>
        <table:table-row>
          <table:table-cell table:style-name="Table72.A3" office:value-type="string">
            <text:p text:style-name="P88">bool</text:p>
          </table:table-cell>
          <table:table-cell table:style-name="Table72.A3" office:value-type="string">
            <text:p text:style-name="P100">registerUserData(int size, SlipDatum* userData[])</text:p>
          </table:table-cell>
          <table:table-cell table:style-name="Table72.C3" office:value-type="string">
            <text:p text:style-name="P77">Register an array of Application Data classes</text:p>
          </table:table-cell>
        </table:table-row>
        <table:table-row>
          <table:table-cell table:style-name="Table72.A3" office:value-type="string">
            <text:p text:style-name="P88">bool</text:p>
          </table:table-cell>
          <table:table-cell table:style-name="Table72.A3" office:value-type="string">
            <text:p text:style-name="P100">registerUserData(int size, SlipDatum <text:s/>userData[])</text:p>
          </table:table-cell>
          <table:table-cell table:style-name="Table72.C3" office:value-type="string">
            <text:p text:style-name="P77">Register an array of Application Data classes</text:p>
          </table:table-cell>
        </table:table-row>
        <table:table-row>
          <table:table-cell table:style-name="Table72.A3" office:value-type="string">
            <text:p text:style-name="P88">void</text:p>
          </table:table-cell>
          <table:table-cell table:style-name="Table72.A3" office:value-type="string">
            <text:p text:style-name="P100">setDebugON(int debugFlag = INPUT)</text:p>
          </table:table-cell>
          <table:table-cell table:style-name="Table72.C3" office:value-type="string">
            <text:p text:style-name="P77">Turn debug on, default SlipRead::INPUT</text:p>
          </table:table-cell>
        </table:table-row>
      </table:table>
      <text:p text:style-name="P235"/>
      <text:p text:style-name="P235"/>
      <text:p text:style-name="P68"/>
      <text:p text:style-name="P329"/>
      <text:p text:style-name="P3"/>
      <text:p text:style-name="P273"/>
      <text:p text:style-name="P273"/>
      <text:p text:style-name="P273"/>
      <text:p text:style-name="P273"/>
      <text:p text:style-name="P273"/>
      <text:p text:style-name="P273"/>
      <text:p text:style-name="P273"/>
      <text:p text:style-name="P273"/>
      <text:p text:style-name="P273"/>
      <text:p text:style-name="P273"/>
      <text:h text:style-name="P327" text:outline-level="1"><text:bookmark-start text:name="__RefHeading__18835_11888776951"/>Appendix II SlipCell Dump Styles<text:bookmark-end text:name="__RefHeading__18835_11888776951"/></text:h>
      <text:p text:style-name="P57"/>
      <text:p text:style-name="P276">Dumps are formatted versions of specific information contained in a SlipCell. They consist of a common prefix, generated by <text:reference-ref text:reference-format="text" text:ref-name="dumpLink">dumpLink()</text:reference-ref>. The remainder of the dump format is generated by dumps for given SlipCells, SlipHeader.dump() on page <text:reference-ref text:reference-format="page" text:ref-name="SlipHeaderDump">57</text:reference-ref>, SlipSublist.dump() on page <text:reference-ref text:reference-format="page" text:ref-name="SlipSublistDump">66</text:reference-ref>, and SlipDatum.dump() on page <text:reference-ref text:reference-format="page" text:ref-name="SlipDatumDump">67</text:reference-ref>. The SlipDatum dumps are granulated into dumps for bool, CHAR, UCHAR, LONG, ULONG, DOUBLE, string and PTR. Each of these granulated dumps have outputs characteristic of the individual types with the notation that the PTR dump is defined by the application and not SLIP.</text:p>
      <text:p text:style-name="SLIPParagraph">SLIP operational information is included in the output and contains specific pointer values and representation of internal operating data. Access to this information is restricted with limited access through method calls.</text:p>
      <text:p text:style-name="P240">SlipCell link pointers can have the following values:</text:p>
      <text:list xml:id="list1058904548062599855" text:style-name="L39">
        <text:list-item>
          <text:p text:style-name="P387">hexadecimal value: The location of the cell in memory. All locations are designated by “0x” with the number of hexadecimal determined by the operating system SLIP was compiled for (32-bit of 64-bit).</text:p>
        </text:list-item>
        <text:list-item>
          <text:p text:style-name="P387">NULL: The SlipSublist cell is not on a list. Both SlipCell pointers will be <text:span text:style-name="T6">null</text:span>.</text:p>
        </text:list-item>
        <text:list-item>
          <text:p text:style-name="P387">TEMPORARY: The SlipDatum cell is on the runtime stack. <text:s/>Both SlipCell pointers will be TEMPORARY.</text:p>
        </text:list-item>
        <text:list-item>
          <text:p text:style-name="P362">DEADBEEF: The SlipDatum cell is on the AVSL. The left link will be 0xDEADBEEF and the right link will be a hexadecimal value – a pointer to another SlipCell on the AVSL – or NULL, indicated that the current cell is the last one in the AVSL.</text:p>
        </text:list-item>
      </text:list>
      <text:p text:style-name="SLIPParagraph"><draw:frame draw:style-name="fr25" draw:name="Frame32" text:anchor-type="paragraph" svg:y="0.4335in" svg:width="5.2874in" draw:z-index="43"><draw:text-box fo:min-height="0.6846in"><text:p text:style-name="P313">[ type ] address::&lt;pointer pointer&gt; [operator pointer]</text:p><text:p text:style-name="P314">[ bool ] <text:span text:style-name="T15">0x22a820::</text:span><text:span text:style-name="T16">&lt;TEMPORARY TEMPORARY&gt; [operator pointer]</text:span></text:p></draw:text-box></draw:frame>A description of each format is given below along with examples.</text:p>
      <text:p text:style-name="P72">Figure A.II-1: Common Dump Prefix</text:p>
      <text:p text:style-name="SLIPParagraph">The operator pointer points to a static class object which performs type specific operations. Each SlipCell participates with the same set of operations but in a type specific way, and has the same properties by the values are specific to the type. The SlipCell characteristics tailored to the type is given in the static object pointed to by the operator pointer. This is an internal SLIP interface not available to the application, except for PTR types, see <text:reference-ref text:reference-format="text" text:ref-name="SlipDatumPTRConstructor">SlipDatum(const PTR, void* operation=null)</text:reference-ref>.</text:p>
      <text:p text:style-name="SLIPParagraph">The address field will always contain a valid memory address. </text:p>
      <text:p text:style-name="SLIPParagraph"><text:soft-page-break/>The valid type fields are:</text:p>
      <table:table table:name="Table80" table:style-name="Table80">
        <table:table-column table:style-name="Table80.A"/>
        <table:table-column table:style-name="Table80.B"/>
        <table:table-row>
          <table:table-cell table:style-name="Table80.A1" office:value-type="string">
            <text:p text:style-name="P99">SlipHeader</text:p>
          </table:table-cell>
          <table:table-cell table:style-name="Table80.A1" office:value-type="string">
            <text:p text:style-name="P99">SlipHeader()</text:p>
          </table:table-cell>
        </table:table-row>
        <table:table-row>
          <table:table-cell table:style-name="Table80.A1" office:value-type="string">
            <text:p text:style-name="P81">SlipSublist</text:p>
          </table:table-cell>
          <table:table-cell table:style-name="Table80.A1" office:value-type="string">
            <text:p text:style-name="P81">SlipSublist(new SlipHeader())</text:p>
          </table:table-cell>
        </table:table-row>
        <table:table-row>
          <table:table-cell table:style-name="Table80.A1" office:value-type="string">
            <text:p text:style-name="P81">bool</text:p>
          </table:table-cell>
          <table:table-cell table:style-name="Table80.A1" office:value-type="string">
            <text:p text:style-name="P81">SlipDatum((bool)X)</text:p>
          </table:table-cell>
        </table:table-row>
        <table:table-row>
          <table:table-cell table:style-name="Table80.A1" office:value-type="string">
            <text:p text:style-name="P81">char</text:p>
          </table:table-cell>
          <table:table-cell table:style-name="Table80.A1" office:value-type="string">
            <text:p text:style-name="P81">SlipDatum((CHAR)X)</text:p>
          </table:table-cell>
        </table:table-row>
        <table:table-row>
          <table:table-cell table:style-name="Table80.A1" office:value-type="string">
            <text:p text:style-name="P81">uchar</text:p>
          </table:table-cell>
          <table:table-cell table:style-name="Table80.A1" office:value-type="string">
            <text:p text:style-name="P81">SlipDatum((UCHAR)X)</text:p>
          </table:table-cell>
        </table:table-row>
        <table:table-row>
          <table:table-cell table:style-name="Table80.A1" office:value-type="string">
            <text:p text:style-name="P81">long</text:p>
          </table:table-cell>
          <table:table-cell table:style-name="Table80.A1" office:value-type="string">
            <text:p text:style-name="P81">SlipDatum((LONG)X)</text:p>
          </table:table-cell>
        </table:table-row>
        <table:table-row>
          <table:table-cell table:style-name="Table80.A1" office:value-type="string">
            <text:p text:style-name="P81">ulong</text:p>
          </table:table-cell>
          <table:table-cell table:style-name="Table80.A1" office:value-type="string">
            <text:p text:style-name="P81">SlipDatum((ULONG)X)</text:p>
          </table:table-cell>
        </table:table-row>
        <table:table-row>
          <table:table-cell table:style-name="Table80.A1" office:value-type="string">
            <text:p text:style-name="P81">double</text:p>
          </table:table-cell>
          <table:table-cell table:style-name="Table80.A1" office:value-type="string">
            <text:p text:style-name="P81">SlipDatum((DOUBLE)X)</text:p>
          </table:table-cell>
        </table:table-row>
        <table:table-row>
          <table:table-cell table:style-name="Table80.A1" office:value-type="string">
            <text:p text:style-name="P81"/>
          </table:table-cell>
          <table:table-cell table:style-name="Table80.A1" office:value-type="string">
            <text:p text:style-name="P81">SlipDatum((PTR)X) value determined by the application</text:p>
          </table:table-cell>
        </table:table-row>
      </table:table>
      <text:p text:style-name="SLIPParagraph"><text:s/>A SlipHeader dumps internal information on the number of SlipSublists referencing the current list (RefCnt), the value of an application data mark (mrk:), and a pointer to a descriptor list or <text:span text:style-name="T6">null</text:span>. </text:p>
      <text:p text:style-name="SLIPParagraph">A full dump for a SlipHeader object on a 64 bit system is shown in <text:reference-ref text:reference-format="text" text:ref-name="SlipHeaderDumpFormat">Figure A.II-2: SlipHeader Dump Format</text:reference-ref>. The common prefix is shown followed by the specific SlipHeader field values for the reference count, the mark and and the descriptor pointer. The list is empty (the left and right link pointers point to the SlipHeader object) and the list is referenced in one other list (RefCnt is 1). The application has not applied a application specific data value (mrk is 0) and there is not descriptor object.</text:p>
      <text:p text:style-name="P29"><draw:frame draw:style-name="fr26" draw:name="Frame33" text:anchor-type="as-char" svg:width="6.4598in" draw:z-index="44"><draw:text-box fo:min-height="0.4453in"><text:p text:style-name="P217">[header <text:s text:c="2"/>] 0x600060cf0::&lt;0x600060cf0 0x600060cf0&gt; [0x600010dd0] <text:s/>RefCnt: 1 mrk: 0 Descriptor NULL</text:p></draw:text-box></draw:frame><text:reference-mark-start text:name="SlipHeaderDumpFormat"/><text:span text:style-name="T38">Figure A.II-2: SlipHeader Dump Format</text:span><text:reference-mark-end text:name="SlipHeaderDumpFormat"/></text:p>
      <text:p text:style-name="P31"><text:span text:style-name="T37">The SlipSublist dumps the common dump prefix followed by a pointer (</text:span><text:span text:style-name="T38">→</text:span><text:span text:style-name="T37">) to the SlipHeader dump of the referenced list. A SlipSublist object must be associated with a SlipHeader. </text:span></text:p>
      <text:p text:style-name="P72"><draw:frame draw:style-name="fr27" draw:name="Frame34" text:anchor-type="paragraph" svg:x="0.0063in" svg:y="0.0091in" svg:width="6.7102in" draw:z-index="45"><draw:text-box fo:min-height="0.5272in"><text:p text:style-name="P213">[sublist <text:s/>] 0x600060e70::&lt;NULL <text:s text:c="7"/>NULL <text:s text:c="6"/>&gt; [0x600010fb0] </text:p><text:p text:style-name="P213">-&gt; [header <text:s text:c="2"/>] 0x600060cf0::&lt;0x600060cf0 0x600060cf0&gt; [0x600010dd0] <text:s/>RefCnt: 1 mrk: 0 Descriptor NULL</text:p></draw:text-box></draw:frame><text:reference-mark-start text:name="SlipSublistDumpFormat"/><text:span text:style-name="T37">Figure </text:span>A.II-3: <text:span text:style-name="T37">SlipSublist Dump Format</text:span><text:reference-mark-end text:name="SlipSublistDumpFormat"/></text:p>
      <text:p text:style-name="P31"><text:span text:style-name="T37"><text:reference-ref text:reference-format="text" text:ref-name="SlipSublistDumpFormat">Figure A.II-3: SlipSublist Dump Format</text:reference-ref></text:span><text:span text:style-name="T37"> shows that the object is not on a list (the left and right link pointers in the common prefix are null) and that the list pointed to is empty (the left and right link pointers point to the address of the SlipHeader object). By comparing the list object </text:span><text:soft-page-break/><text:span text:style-name="T37">address we see that the list pointed to is the same one shown in </text:span><text:span text:style-name="T37"><text:reference-ref text:reference-format="text" text:ref-name="SlipHeaderDumpFormat">Figure A.II-2: SlipHeader Dump Format</text:reference-ref></text:span><text:span text:style-name="T37">.</text:span></text:p>
      <text:p text:style-name="P39">The format for SlipDatum cells are the same, but the output value depends on the type of cell being dumped. Each type has a different output. See <text:reference-ref text:reference-format="text" text:ref-name="SlipDatumDumpFormat">Figure A.II-4: SlipDatum Dump Format </text:reference-ref>.</text:p>
      <text:p text:style-name="P41"><draw:frame draw:style-name="fr28" draw:name="Frame35" text:anchor-type="paragraph" svg:y="-0.1402in" svg:width="6.6256in" draw:z-index="46"><draw:text-box fo:min-height="0.9472in"><text:p text:style-name="P214">[bool <text:s text:c="4"/>] 0x22a820::&lt;TEMPORARY TEMPORARY&gt; &gt; [0x600010ca0] <text:s/>= true</text:p><text:p text:style-name="P214">[char <text:s text:c="4"/>] 0x22a850::&lt;TEMPORARY TEMPORARY&gt; &gt; [0x600010d00] <text:s/>= 'A'</text:p><text:p text:style-name="P214">[uchar <text:s text:c="3"/>] 0x22a880::&lt;TEMPORARY TEMPORARY&gt; &gt; [0x600011060] <text:s/>= 'B'</text:p><text:p text:style-name="P214">[long <text:s text:c="4"/>] 0x22a8b0::&lt;TEMPORARY TEMPORARY&gt; &gt; [0x600010e20] <text:s/>= 4660</text:p><text:p text:style-name="P214">[ulong <text:s text:c="3"/>] 0x22a8e0::&lt;TEMPORARY TEMPORARY&gt; &gt; [0x6000110c0] <text:s/>= 9320</text:p><text:p text:style-name="P214">[double <text:s text:c="2"/>] 0x22a910::&lt;TEMPORARY TEMPORARY&gt; &gt; [0x600010d60] <text:s/>= 1.2340000</text:p><text:p text:style-name="P71"/></draw:text-box></draw:frame><text:reference-mark-start text:name="SlipDatumDumpFormat"/>Figure A.II-4: SlipDatum Dump Format <text:reference-mark-end text:name="SlipDatumDumpFormat"/></text:p>
      <text:p text:style-name="P39">We see that all the SlipDatum cells are on the runtime stack (the SlipDatum address is very different from the operation pointer address – which comes from the heap) and that the common dump prefix is suffixed by a '='. The type/values are given in <text:reference-ref text:reference-format="text" text:ref-name="SlipDatumValues">Table A.II-1: SlipDatum Dump Values</text:reference-ref>.</text:p>
      <table:table table:name="Table81" table:style-name="Table81">
        <table:table-column table:style-name="Table81.A"/>
        <table:table-column table:style-name="Table81.B"/>
        <table:table-header-rows>
          <table:table-row>
            <table:table-cell table:style-name="Table81.A1" table:number-columns-spanned="2" office:value-type="string">
              <text:p text:style-name="P161"><text:reference-mark-start text:name="SlipDatumValues"/>Table A.II-<text:sequence text:ref-name="refTable47" text:name="Table" text:formula="ooow:Table+1" style:num-format="1">1</text:sequence>: SlipDatum Dump Values<text:reference-mark-end text:name="SlipDatumValues"/> <text:s/></text:p>
            </table:table-cell>
            <table:covered-table-cell/>
          </table:table-row>
          <table:table-row>
            <table:table-cell table:style-name="Table81.A2" office:value-type="string">
              <text:p text:style-name="P84">type</text:p>
            </table:table-cell>
            <table:table-cell table:style-name="Table81.B2" office:value-type="string">
              <text:p text:style-name="P83">value</text:p>
            </table:table-cell>
          </table:table-row>
        </table:table-header-rows>
        <table:table-row>
          <table:table-cell table:style-name="Table81.A2" office:value-type="string">
            <text:p text:style-name="P79">bool</text:p>
          </table:table-cell>
          <table:table-cell table:style-name="Table81.B2" office:value-type="string">
            <text:p text:style-name="P79"><text:span text:style-name="T6">true</text:span> or <text:span text:style-name="T6">false</text:span></text:p>
          </table:table-cell>
        </table:table-row>
        <table:table-row table:style-name="Table81.4">
          <table:table-cell table:style-name="Table81.A2" office:value-type="string">
            <text:p text:style-name="P79">CHAR</text:p>
          </table:table-cell>
          <table:table-cell table:style-name="Table81.B2" office:value-type="string">
            <text:p text:style-name="P79">Hex for non-graphic ASCII, otherwise the graphic character</text:p>
          </table:table-cell>
        </table:table-row>
        <table:table-row>
          <table:table-cell table:style-name="Table81.A2" office:value-type="string">
            <text:p text:style-name="P79">UCHAR</text:p>
          </table:table-cell>
          <table:table-cell table:style-name="Table81.B2" office:value-type="string">
            <text:p text:style-name="P79">Hex for non-graphic ASCII, otherwise the graphic character</text:p>
          </table:table-cell>
        </table:table-row>
        <table:table-row>
          <table:table-cell table:style-name="Table81.A2" office:value-type="string">
            <text:p text:style-name="P79">LONG</text:p>
          </table:table-cell>
          <table:table-cell table:style-name="Table81.B2" office:value-type="string">
            <text:p text:style-name="P79">Integer</text:p>
          </table:table-cell>
        </table:table-row>
        <table:table-row>
          <table:table-cell table:style-name="Table81.A2" office:value-type="string">
            <text:p text:style-name="P79">ULONG</text:p>
          </table:table-cell>
          <table:table-cell table:style-name="Table81.B2" office:value-type="string">
            <text:p text:style-name="P79">Integer</text:p>
          </table:table-cell>
        </table:table-row>
        <table:table-row>
          <table:table-cell table:style-name="Table81.A2" office:value-type="string">
            <text:p text:style-name="P79">DOUBLE</text:p>
          </table:table-cell>
          <table:table-cell table:style-name="Table81.B2" office:value-type="string">
            <text:p text:style-name="P79">Formatted floating point</text:p>
          </table:table-cell>
        </table:table-row>
        <table:table-row>
          <table:table-cell table:style-name="Table81.A2" office:value-type="string">
            <text:p text:style-name="P79">PTR</text:p>
          </table:table-cell>
          <table:table-cell table:style-name="Table81.B2" office:value-type="string">
            <text:p text:style-name="P79">Application dependent</text:p>
          </table:table-cell>
        </table:table-row>
      </table:table>
      <text:p text:style-name="P235"/>
      <text:p text:style-name="P444"/>
      <text:p text:style-name="P71"/>
      <text:h text:style-name="P328" text:outline-level="1"/>
      <text:h text:style-name="P328" text:outline-level="1"/>
      <text:h text:style-name="P328" text:outline-level="1"/>
      <text:h text:style-name="P328" text:outline-level="1"/>
      <text:h text:style-name="P328" text:outline-level="1"/>
      <text:h text:style-name="P328" text:outline-level="1"><text:bookmark-start text:name="__RefHeading__43071_1745656895"/>Copying<text:line-break/><text:span text:style-name="T75">FDL 1.3</text:span><text:bookmark-end text:name="__RefHeading__43071_1745656895"/></text:h>
      <text:p text:style-name="P58"/>
      <text:list xml:id="list5451532745968880078" text:style-name="L40">
        <text:list-item>
          <text:p text:style-name="P437"><text:bookmark-start text:name="__RefHeading__43073_1745656895"/>GNU Free Documentation License (FDL 1.3) <text:bookmark-end text:name="__RefHeading__43073_1745656895"/></text:p>
          <text:p text:style-name="P363">The license applies to FDL 1.3 and its successor versions.</text:p>
          <text:list>
            <text:list-item>
              <text:p text:style-name="P364"><text:bookmark-start text:name="__RefHeading__24317_269251848"/>PREAMBLE<text:bookmark-end text:name="__RefHeading__24317_269251848"/></text:p>
            </text:list-item>
          </text:list>
        </text:list-item>
      </text:list>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25296166" text:continue-numbering="true" text:style-name="L40">
        <text:list-item>
          <text:list>
            <text:list-item>
              <text:p text:style-name="P364"><text:bookmark-start text:name="__RefHeading__24319_269251848"/>APPLICABILITY AND DEFINITIONS<text:bookmark-end text:name="__RefHeading__24319_269251848"/></text:p>
            </text:list-item>
          </text:list>
        </text:list-item>
      </text:list>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P17">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ext:soft-page-break/>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P18">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text:soft-page-break/>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25286710" text:continue-numbering="true" text:style-name="L40">
        <text:list-item>
          <text:list>
            <text:list-item>
              <text:p text:style-name="P363"><text:bookmark-start text:name="__RefHeading__24321_269251848"/><text:s/><text:span text:style-name="T6">VERBATIM COPYING</text:span><text:bookmark-end text:name="__RefHeading__24321_269251848"/></text:p>
            </text:list-item>
          </text:list>
        </text:list-item>
      </text:list>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list xml:id="list25301660" text:continue-numbering="true" text:style-name="L40">
        <text:list-item>
          <text:list>
            <text:list-item>
              <text:p text:style-name="P364"><text:bookmark-start text:name="__RefHeading__24323_269251848"/>COPYING IN QUANTITY<text:bookmark-end text:name="__RefHeading__24323_269251848"/></text:p>
            </text:list-item>
          </text:list>
        </text:list-item>
      </text:list>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P1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list xml:id="list25291482" text:continue-numbering="true" text:style-name="L40">
        <text:list-item>
          <text:list>
            <text:list-item>
              <text:p text:style-name="P435"><text:bookmark-start text:name="__RefHeading__24325_269251848"/><text:soft-page-break/>MODIFICATIONS<text:bookmark-end text:name="__RefHeading__24325_269251848"/></text:p>
            </text:list-item>
          </text:list>
        </text:list-item>
      </text:list>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1907314394573470408" text:style-name="L41">
        <text:list-item>
          <text:p text:style-name="P441">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441">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441">C. State on the Title page the name of the publisher of the Modified Version, as the publisher. </text:p>
        </text:list-item>
        <text:list-item>
          <text:p text:style-name="P441">D. Preserve all the copyright notices of the Document. </text:p>
        </text:list-item>
        <text:list-item>
          <text:p text:style-name="P441">E. Add an appropriate copyright notice for your modifications adjacent to the other copyright notices. </text:p>
        </text:list-item>
        <text:list-item>
          <text:p text:style-name="P441">F. Include, immediately after the copyright notices, a license notice giving the public permission to use the Modified Version under the terms of this License, in the form shown in the Addendum below. </text:p>
        </text:list-item>
        <text:list-item>
          <text:p text:style-name="P441">G. Preserve in that license notice the full lists of Invariant Sections and required Cover Texts given in the Document's license notice. </text:p>
        </text:list-item>
        <text:list-item>
          <text:p text:style-name="P441">H. Include an unaltered copy of this License. </text:p>
        </text:list-item>
        <text:list-item>
          <text:p text:style-name="P441">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442">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441">K. For any section Entitled "Acknowledgements" or "Dedications", Preserve the Title of the section, and preserve in the section all the substance and tone of each of the contributor acknowledgements and/or dedications given therein. </text:p>
        </text:list-item>
        <text:list-item>
          <text:p text:style-name="P441">L. Preserve all the Invariant Sections of the Document, unaltered in their text and in their titles. Section numbers or the equivalent are not considered part of the section titles. </text:p>
        </text:list-item>
        <text:list-item>
          <text:p text:style-name="P441"><text:soft-page-break/>M. Delete any section Entitled "Endorsements". Such a section may not be included in the Modified Version. </text:p>
        </text:list-item>
        <text:list-item>
          <text:p text:style-name="P441">N. Do not retitle any existing section to be Entitled "Endorsements" or to conflict in title with any Invariant Section. </text:p>
        </text:list-item>
        <text:list-item>
          <text:p text:style-name="P439">O.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list xml:id="list3280892915172378105" text:style-name="L42">
        <text:list-item>
          <text:list>
            <text:list-item>
              <text:p text:style-name="P365">COMBINING DOCUMENTS</text:p>
            </text:list-item>
          </text:list>
        </text:list-item>
      </text:list>
      <text:p text:style-name="P22">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text:soft-page-break/>documents, forming one section Entitled "History"; likewise combine any sections Entitled "Acknowledgements", and any sections Entitled "Dedications". You must delete all sections Entitled "Endorsements".</text:p>
      <text:list xml:id="list25283902" text:continue-numbering="true" text:style-name="L42">
        <text:list-item>
          <text:list>
            <text:list-item>
              <text:p text:style-name="P365"><text:bookmark-start text:name="__RefHeading__24329_269251848"/>COLLECTIONS OF DOCUMENTS<text:bookmark-end text:name="__RefHeading__24329_269251848"/></text:p>
            </text:list-item>
          </text:list>
        </text:list-item>
      </text:list>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25305207" text:continue-numbering="true" text:style-name="L42">
        <text:list-item>
          <text:list>
            <text:list-item>
              <text:p text:style-name="P365"><text:bookmark-start text:name="__RefHeading__24331_269251848"/>AGGREGATION WITH INDEPENDENT WORKS<text:bookmark-end text:name="__RefHeading__24331_269251848"/></text:p>
            </text:list-item>
          </text:list>
        </text:list-item>
      </text:list>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25314463" text:continue-numbering="true" text:style-name="L42">
        <text:list-item>
          <text:list>
            <text:list-item>
              <text:p text:style-name="P365"><text:bookmark-start text:name="__RefHeading__24333_269251848"/>TRANSLATION<text:bookmark-end text:name="__RefHeading__24333_269251848"/></text:p>
            </text:list-item>
          </text:list>
        </text:list-item>
      </text:list>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text:soft-page-break/>requirement (section 4) to Preserve its Title (section 1) will typically require changing the actual title.</text:p>
      <text:list xml:id="list25303001" text:continue-numbering="true" text:style-name="L42">
        <text:list-item>
          <text:list>
            <text:list-item>
              <text:p text:style-name="P365"><text:bookmark-start text:name="__RefHeading__24335_269251848"/>TERMINATION<text:bookmark-end text:name="__RefHeading__24335_269251848"/></text:p>
            </text:list-item>
          </text:list>
        </text:list-item>
      </text:list>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25285509" text:continue-numbering="true" text:style-name="L42">
        <text:list-item>
          <text:list>
            <text:list-item>
              <text:p text:style-name="P365"><text:bookmark-start text:name="__RefHeading__24337_269251848"/>FUTURE REVISIONS OF THIS LICENSE<text:bookmark-end text:name="__RefHeading__24337_269251848"/></text:p>
            </text:list-item>
          </text:list>
        </text:list-item>
      </text:list>
      <text:p text:style-name="P18">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text:style-name="Internet_20_link" text:visited-style-name="Visited_20_Internet_20_Link">http://www.gnu.org/copyleft/</text:a>.</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25289511" text:continue-numbering="true" text:style-name="L42">
        <text:list-item>
          <text:list>
            <text:list-item>
              <text:p text:style-name="P365"><text:bookmark-start text:name="__RefHeading__24339_269251848"/>RELICENSING<text:bookmark-end text:name="__RefHeading__24339_269251848"/></text:p>
            </text:list-item>
          </text:list>
        </text:list-item>
      </text:list>
      <text:p text:style-name="Text_20_body">"Massive Multiauthor Collaboration Site" (or "MMC Site") means any World Wide Web server that publishes copyrightable works and also provides prominent facilities for anybody to edit those works. A <text:soft-page-break/>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69">The operator of an MMC Site may republish an MMC contained in the site under CC-BY-SA on the same site at any time before August 1, 2009, provided the MMC is eligible for relicen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Arial"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Cordia New" svg:font-family="'Cordia New'" style:font-family-generic="swiss" style:font-pitch="variable"/>
    <style:font-face style:name="Courier New2" svg:font-family="'Courier New'" style:font-family-generic="swiss" style:font-pitch="variable"/>
    <style:font-face style:name="DejaVu Sans Mono" svg:font-family="'DejaVu Sans Mon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1362in" draw:dots2="10" draw:distance="0.045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2" draw:display-name="Dash 2" draw:style="rect" draw:dots1="1" draw:dots1-length="0.2154in" draw:dots2="3" draw:distance="0.0339in"/>
    <draw:stroke-dash draw:name="Dash_20_3" draw:display-name="Dash 3" draw:style="rect" draw:dots1="1" draw:dots1-length="0.1362in" draw:dots2="10" draw:distance="0.0453in"/>
    <draw:stroke-dash draw:name="Dash_20_5" draw:display-name="Dash 5" draw:style="rect" draw:dots1="1" draw:dots1-length="0.102in" draw:dots2="10" draw:distance="0.0795in"/>
    <draw:stroke-dash draw:name="Dash_20_8" draw:display-name="Dash 8" draw:style="rect" draw:dots1="1" draw:dots1-length="0.2154in" draw:dots2="3" draw:distance="0.0339in"/>
    <draw:stroke-dash draw:name="Dash_20_9" draw:display-name="Dash 9" draw:style="rect" draw:dots1="1" draw:dots1-length="0.0339in" draw:dots2="10" draw:distance="0.0114in"/>
    <draw:stroke-dash draw:name="Fine_20_Dashed" draw:display-name="Fine Dashed" draw:style="rect" draw:dots1="1" draw:dots1-length="0.1134in" draw:dots2="1" draw:dots2-length="0.1134in" draw:distance="0.1134in"/>
    <draw:stroke-dash draw:name="Fine_20_Dashed_20__28_var_29_" draw:display-name="Fine Dashed (var)" draw:style="rect" draw:dots1="1" draw:dots1-length="112%" draw:distance="112%"/>
    <draw:stroke-dash draw:name="ReaderBackPointer" draw:style="rect" draw:dots1="1" draw:dots1-length="0.0339in" draw:dots2="10" draw:distance="0.0114in"/>
    <draw:stroke-dash draw:name="Ultrafine_20_Dashed" draw:display-name="Ultrafine Dashed" draw:style="rect" draw:dots1="1" draw:dots1-length="0.0114in" draw:dots2="1" draw:dots2-length="0.0114in" draw:distance="0.0114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Text_20_body" style:display-name="Text body" style:family="paragraph" style:parent-style-name="Standard" style:class="text">
      <style:paragraph-properties fo:margin-top="0in" fo:margin-bottom="0.1965in"/>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SLIPParagraph" style:class="text">
      <style:paragraph-properties fo:margin-left="0.2in" fo:margin-right="0in" fo:margin-top="0.1665in" fo:margin-bottom="0.1965in" fo:text-indent="-0.2in" style:auto-text-indent="true" fo:keep-with-next="always">
        <style:tab-stops/>
      </style:paragraph-properties>
      <style:text-properties style:font-name="Times New Roman1" fo:font-size="12pt" style:font-name-asian="HG Mincho Light J" style:font-size-asian="14pt" style:font-name-complex="Arial Unicode MS" style:font-size-complex="14pt"/>
    </style:style>
    <style:style style:name="Heading_20_1" style:display-name="Heading 1" style:family="paragraph" style:parent-style-name="Heading" style:next-style-name="SLIPParagraph" style:default-outline-level="1" style:class="text">
      <style:paragraph-properties fo:margin-left="0in" fo:margin-right="0in" fo:margin-top="0.1701in" fo:margin-bottom="0.2in" fo:text-indent="0in" style:auto-text-indent="false">
        <style:tab-stops>
          <style:tab-stop style:position="0.5in"/>
        </style:tab-stops>
      </style:paragraph-properties>
      <style:text-properties style:font-name="Times New Roman2" fo:font-size="12pt" fo:language="en" fo:country="US" fo:font-weight="bold" fo:background-color="#ffffff" style:font-name-asian="HG Mincho Light J" style:font-size-asian="24pt" style:font-weight-asian="bold" style:font-name-complex="Arial Unicode MS" style:font-size-complex="24pt" style:font-weight-complex="bold"/>
    </style:style>
    <style:style style:name="Index" style:family="paragraph" style:parent-style-name="Standard" style:class="index">
      <style:paragraph-properties text:number-lines="false" text:line-number="0"/>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List" style:family="paragraph" style:parent-style-name="Text_20_body" style:class="list">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SLIPParagraph" style:default-outline-level="2" style:class="text" style:master-page-name="">
      <style:paragraph-properties fo:margin-left="0.2in" fo:margin-right="0in" fo:margin-top="0.1701in" fo:margin-bottom="0.2in" fo:text-indent="-0.2in" style:auto-text-indent="false" style:page-number="auto" fo:background-color="transparent" style:shadow="none">
        <style:tab-stops>
          <style:tab-stop style:position="0.7in"/>
        </style:tab-stops>
        <style:background-image/>
      </style:paragraph-properties>
      <style:text-properties style:font-name="Times New Roman2" fo:font-size="12pt" fo:font-style="normal" fo:font-weight="bold" style:font-size-asian="14pt" style:font-style-asian="italic" style:font-weight-asian="bold" style:font-size-complex="14pt" style:font-style-complex="italic" style:font-weight-complex="bold"/>
    </style:style>
    <style:style style:name="Numbering_20_2" style:display-name="Numbering 2" style:family="paragraph" style:parent-style-name="List" style:list-style-name="Numbering_20_2" style:class="list">
      <style:paragraph-properties fo:margin-top="0in" fo:margin-bottom="0.0835in"/>
      <style:text-properties fo:font-weight="bold"/>
    </style:style>
    <style:style style:name="Heading_20_3" style:display-name="Heading 3" style:family="paragraph" style:parent-style-name="Heading" style:next-style-name="SLIPParagraph" style:default-outline-level="3" style:class="text" style:master-page-name="">
      <style:paragraph-properties fo:margin-left="0.3in" fo:margin-right="0in" fo:margin-top="0.1701in" fo:margin-bottom="0.2in" fo:text-indent="-0.3in" style:auto-text-indent="false" style:page-number="auto">
        <style:tab-stops>
          <style:tab-stop style:position="0.4in"/>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style:shadow="none">
        <style:tab-stops>
          <style:tab-stop style:position="0.4in"/>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fo:line-height="150%" fo:text-indent="0in" style:auto-text-indent="false">
        <style:tab-stops>
          <style:tab-stop style:position="0.75in" style:type="right" style:leader-style="dotted" style:leader-text="."/>
          <style:tab-stop style:position="6.7283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line-height="150%" fo:text-indent="0in" style:auto-text-indent="false">
        <style:tab-stops>
          <style:tab-stop style:position="0.75in" style:leader-style="dotted" style:leader-text="."/>
          <style:tab-stop style:position="6.929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tab-stops>
          <style:tab-stop style:position="0.7in"/>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SLIPParagraph" style:family="paragraph" style:parent-style-name="Text_20_body" style:class="text" style:master-page-name="">
      <style:paragraph-properties fo:margin-left="0.2in" fo:margin-right="0in" fo:margin-top="0in" fo:margin-bottom="0.2in" fo:orphans="2" fo:widows="2" fo:text-indent="0in" style:auto-text-indent="false" style:page-number="auto">
        <style:tab-stops/>
      </style:paragraph-properties>
      <style:text-properties fo:language="en" fo:country="US" fo:background-color="#ffffff"/>
    </style:style>
    <style:style style:name="Hanging_20_indent" style:display-name="Hanging indent" style:family="paragraph" style:parent-style-name="Text_20_body" style:class="text">
      <style:paragraph-properties fo:margin-left="0.3937in" fo:margin-right="0in" fo:margin-top="0in" fo:margin-bottom="0in" fo:text-indent="-0.1965in" style:auto-text-indent="false">
        <style:tab-stops>
          <style:tab-stop style:position="0in"/>
        </style:tab-stops>
      </style:paragraph-properties>
    </style:style>
    <style:style style:name="Figure" style:family="paragraph" style:parent-style-name="Caption"/>
    <style:style style:name="SlipFigure" style:family="paragraph" style:parent-style-name="Caption" style:next-style-name="SLIPParagraph" style:auto-update="true" style:class="extra">
      <style:paragraph-properties fo:margin-top="0in" fo:margin-bottom="0in" fo:text-align="center" style:justify-single-word="false"/>
      <style:text-properties style:font-name="Times New Roman" fo:font-size="12pt" fo:font-style="normal" fo:font-weight="bold" style:font-size-asian="12pt" style:font-size-complex="12pt"/>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Table" style:family="paragraph" style:parent-style-name="Caption" style:class="extra" style:master-page-name="">
      <style:paragraph-properties fo:text-align="center" style:justify-single-word="false" style:page-number="auto">
        <style:tab-stops/>
      </style:paragraph-properties>
    </style:style>
    <style:style style:name="Text" style:family="paragraph" style:parent-style-name="Caption" style:class="extra"/>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39in" style:type="right" style:leader-style="dotted" style:leader-text="."/>
        </style:tab-stops>
      </style:paragraph-properties>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74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margin-top="0in" fo:margin-bottom="0in" fo:text-indent="0in" style:auto-text-indent="false">
        <style:tab-stops>
          <style:tab-stop style:position="6.9272in" style:type="right" style:leader-style="dotted" style:leader-text="."/>
        </style:tab-stops>
      </style:paragraph-properties>
    </style:style>
    <style:style style:name="Example" style:family="paragraph" style:parent-style-name="Caption"/>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margin-top="0in" fo:margin-bottom="0in" fo:text-indent="0in" style:auto-text-indent="false">
        <style:tab-stops>
          <style:tab-stop style:position="6.9272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sian="HG Mincho Light J" style:font-name-complex="Arial Unicode MS"/>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style:font-name-asian="NSimSun" style:font-name-complex="Courier New"/>
    </style:style>
    <style:style style:name="Vertical_20_Numbering_20_Symbols" style:display-name="Vertical Numbering Symbols" style:family="text">
      <style:text-properties style:text-rotation-angle="90" style:text-rotation-scale="line-height"/>
    </style:style>
    <style:style style:name="Footnote_20_anchor" style:display-name="Footnote anchor" style:family="text">
      <style:text-properties style:text-position="super 58%"/>
    </style:style>
    <style:style style:name="Example"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SlipFrame" style:family="graphic" style:parent-style-name="Frame">
      <style:graphic-properties svg:width="4in" fo:min-height="1in" text:anchor-type="as-char" svg:y="0in" style:vertical-pos="middle" style:vertical-rel="line" fo:background-color="transparent" style:background-transparency="100%" fo:padding="0.0201in" fo:border="0.0008in solid #000000" style:shadow="none">
        <style:background-image/>
        <style:columns fo:column-count="1" fo:column-gap="0in"/>
      </style:graphic-properties>
    </style:style>
    <text:outline-style style:name="Outline">
      <text:outline-level-style text:level="1" text:style-name="Numbering_20_Symbols" style:num-prefix=" " style:num-suffix=" .0" style:num-format="1">
        <style:list-level-properties text:list-level-position-and-space-mode="label-alignment">
          <style:list-level-label-alignment text:label-followed-by="listtab" text:list-tab-stop-position="0.7902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7902in" fo:text-indent="-0.3in" fo:margin-left="0.3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7902in" fo:text-indent="-0.3in" fo:margin-left="0.3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7902in" fo:text-indent="-0.3in" fo:margin-left="0.3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902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75in" fo:text-indent="-0.35in" fo:margin-left="0.8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in" fo:text-indent="-0.3937in" fo:margin-left="0.8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0902in" fo:text-indent="-0.1965in" fo:margin-left="1.0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874in" fo:text-indent="-0.1965in" fo:margin-left="1.2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4839in" fo:text-indent="-0.1965in" fo:margin-left="1.4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6811in" fo:text-indent="-0.1965in" fo:margin-left="1.6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878in" fo:text-indent="-0.1965in" fo:margin-left="1.8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0752in" fo:text-indent="-0.1965in" fo:margin-left="2.0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2717in" fo:text-indent="-0.1965in" fo:margin-left="2.2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4689in" fo:text-indent="-0.1965in" fo:margin-left="2.4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shadow="none"/>
    </style:style>
    <style:style style:name="MP2" style:family="paragraph" style:parent-style-name="Header">
      <style:paragraph-properties fo:text-align="start" style:justify-single-word="false" style:shadow="none"/>
    </style:style>
    <style:style style:name="MP3" style:family="paragraph" style:parent-style-name="Footer">
      <style:paragraph-properties fo:text-align="center" style:justify-single-word="false"/>
    </style:style>
    <style:style style:name="MT1" style:family="text">
      <style:text-properties fo:font-size="10pt" fo:font-weight="bold" style:font-size-asian="10pt" style:font-weight-asian="bold" style:font-size-complex="10pt" style:font-weight-complex="bold"/>
    </style:style>
    <style:style style:name="MT2" style:family="text">
      <style:text-properties fo:font-size="8pt" fo:font-weight="bold"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5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0.9in" fo:margin-right="0.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7">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5in" fo:page-height="11in" style:num-format="1" style:print-orientation="portrait" fo:margin-top="1in" fo:margin-bottom="1in" fo:margin-left="0.9in" fo:margin-right="0.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Slip User's Manual</text:span></text:p>
        <text:p text:style-name="MP2"><text:span text:style-name="MT1"><text:tab/></text:span><text:span text:style-name="MT1"><text:chapter text:display="name" text:outline-level="1">CopyingFDL 1.3</text:chapter></text:span><text:span text:style-name="MT1"><text:tab/></text:span></text:p>
      </style:header>
      <style:footer>
        <text:p text:style-name="Footer"><text:tab/><text:span text:style-name="MT2"><text:page-number text:select-page="current">151</text:page-number></text:span><text:span text:style-name="MT2"> of </text:span><text:span text:style-name="MT2"><text:page-count>151</text:page-count></text:span></text:p>
      </style:footer>
    </style:master-page>
    <style:master-page style:name="Endnote" style:page-layout-name="Mpm2"/>
    <style:master-page style:name="HTML" style:page-layout-name="Mpm3"/>
    <style:master-page style:name="First_20_Page" style:display-name="First Page" style:page-layout-name="Mpm4" style:next-style-name="TOC">
      <style:footer>
        <text:p text:style-name="Footer"/>
      </style:footer>
    </style:master-page>
    <style:master-page style:name="Landscape" style:page-layout-name="Mpm5" style:next-style-name="TOC"/>
    <style:master-page style:name="TOC" style:page-layout-name="Mpm6">
      <style:header>
        <text:p text:style-name="Header"><text:tab/><text:span text:style-name="MT1">Slip User's Manual<text:line-break/><text:tab/></text:span><text:span text:style-name="MT1"><text:chapter text:display="name" text:outline-level="1">Appendix II SlipCell Dump Styles</text:chapter></text:span></text:p>
      </style:header>
      <style:footer>
        <text:p text:style-name="MP3"><text:page-number text:select-page="current">142</text:page-number></text:p>
      </style:footer>
    </style:master-page>
    <style:master-page style:name="Untitled1" style:page-layout-name="Mpm7"/>
    <style:master-page style:name="Appendix" style:page-layout-name="Mpm8" style:next-style-name="TOC"/>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editing-duration>P12DT3H20M43S</meta:editing-duration>
    <meta:editing-cycles>1406</meta:editing-cycles>
    <meta:keyword>graph language</meta:keyword>
    <dc:subject>User API to SLIP functionality</dc:subject>
    <dc:title>SLIP User Manual</dc:title>
    <meta:creation-date>2013-07-10T13:34:53.22</meta:creation-date>
    <dc:date>2015-07-16T05:13:18.27</dc:date>
    <dc:creator>many lostbits</dc:creator>
    <meta:document-statistic meta:table-count="81" meta:image-count="0" meta:object-count="0" meta:page-count="151" meta:paragraph-count="4848" meta:word-count="39087" meta:character-count="238516"/>
  </office:meta>
</office:document-meta>
</file>